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9957in"/>
    </style:style>
    <style:style style:name="co15" style:family="table-column">
      <style:table-column-properties fo:break-before="auto" style:column-width="5.4689in"/>
    </style:style>
    <style:style style:name="co2" style:family="table-column">
      <style:table-column-properties fo:break-before="auto" style:column-width="1.3429in"/>
    </style:style>
    <style:style style:name="co17" style:family="table-column">
      <style:table-column-properties fo:break-before="auto" style:column-width="3.7189in"/>
    </style:style>
    <style:style style:name="co18" style:family="table-column">
      <style:table-column-properties fo:break-before="auto" style:column-width="0.3744in"/>
    </style:style>
    <style:style style:name="co19" style:family="table-column">
      <style:table-column-properties fo:break-before="auto" style:column-width="0.628in"/>
    </style:style>
    <style:style style:name="co20" style:family="table-column">
      <style:table-column-properties fo:break-before="auto" style:column-width="0.6937in"/>
    </style:style>
    <style:style style:name="co21" style:family="table-column">
      <style:table-column-properties fo:break-before="auto" style:column-width="0.6602in"/>
    </style:style>
    <style:style style:name="co8" style:family="table-column">
      <style:table-column-properties fo:break-before="auto" style:column-width="0.6984in"/>
    </style:style>
    <style:style style:name="co9" style:family="table-column">
      <style:table-column-properties fo:break-before="auto" style:column-width="0.5398in"/>
    </style:style>
    <style:style style:name="co22" style:family="table-column">
      <style:table-column-properties fo:break-before="auto" style:column-width="0.5173in"/>
    </style:style>
    <style:style style:name="co23" style:family="table-column">
      <style:table-column-properties fo:break-before="auto" style:column-width="0.4402in"/>
    </style:style>
    <style:style style:name="co24" style:family="table-column">
      <style:table-column-properties fo:break-before="auto" style:column-width="0.4516in"/>
    </style:style>
    <style:style style:name="co61" style:family="table-column">
      <style:table-column-properties fo:break-before="auto" style:column-width="3.3583in"/>
    </style:style>
    <style:style style:name="co25" style:family="table-column">
      <style:table-column-properties fo:break-before="auto" style:column-width="1.3673in"/>
    </style:style>
    <style:style style:name="co26" style:family="table-column">
      <style:table-column-properties fo:break-before="auto" style:column-width="0.5075in"/>
    </style:style>
    <style:style style:name="co27" style:family="table-column">
      <style:table-column-properties fo:break-before="auto" style:column-width="0.752in"/>
    </style:style>
    <style:style style:name="co28" style:family="table-column">
      <style:table-column-properties fo:break-before="auto" style:column-width="0.5898in"/>
    </style:style>
    <style:style style:name="co29" style:family="table-column">
      <style:table-column-properties fo:break-before="auto" style:column-width="0.4618in"/>
    </style:style>
    <style:style style:name="co30" style:family="table-column">
      <style:table-column-properties fo:break-before="auto" style:column-width="1.0425in"/>
    </style:style>
    <style:style style:name="co31" style:family="table-column">
      <style:table-column-properties fo:break-before="auto" style:column-width="0.6244in"/>
    </style:style>
    <style:style style:name="co32" style:family="table-column">
      <style:table-column-properties fo:break-before="auto" style:column-width="0.6709in"/>
    </style:style>
    <style:style style:name="co33" style:family="table-column">
      <style:table-column-properties fo:break-before="auto" style:column-width="0.2665in"/>
    </style:style>
    <style:style style:name="co34" style:family="table-column">
      <style:table-column-properties fo:break-before="auto" style:column-width="1.3445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7626in"/>
    </style:style>
    <style:style style:name="co37" style:family="table-column">
      <style:table-column-properties fo:break-before="auto" style:column-width="0.6008in"/>
    </style:style>
    <style:style style:name="co38" style:family="table-column">
      <style:table-column-properties fo:break-before="auto" style:column-width="0.2972in"/>
    </style:style>
    <style:style style:name="co39" style:family="table-column">
      <style:table-column-properties fo:break-before="auto" style:column-width="0.6165in"/>
    </style:style>
    <style:style style:name="co40" style:family="table-column">
      <style:table-column-properties fo:break-before="auto" style:column-width="0.7484in"/>
    </style:style>
    <style:style style:name="co41" style:family="table-column">
      <style:table-column-properties fo:break-before="auto" style:column-width="1.5193in"/>
    </style:style>
    <style:style style:name="co42" style:family="table-column">
      <style:table-column-properties fo:break-before="auto" style:column-width="0.572in"/>
    </style:style>
    <style:style style:name="co43" style:family="table-column">
      <style:table-column-properties fo:break-before="auto" style:column-width="0.7161in"/>
    </style:style>
    <style:style style:name="co44" style:family="table-column">
      <style:table-column-properties fo:break-before="auto" style:column-width="0.9799in"/>
    </style:style>
    <style:style style:name="co45" style:family="table-column">
      <style:table-column-properties fo:break-before="auto" style:column-width="0.4846in"/>
    </style:style>
    <style:style style:name="co46" style:family="table-column">
      <style:table-column-properties fo:break-before="auto" style:column-width="0.5283in"/>
    </style:style>
    <style:style style:name="co47" style:family="table-column">
      <style:table-column-properties fo:break-before="auto" style:column-width="0.3193in"/>
    </style:style>
    <style:style style:name="co48" style:family="table-column">
      <style:table-column-properties fo:break-before="auto" style:column-width="0.8366in"/>
    </style:style>
    <style:style style:name="co49" style:family="table-column">
      <style:table-column-properties fo:break-before="auto" style:column-width="0.8256in"/>
    </style:style>
    <style:style style:name="co50" style:family="table-column">
      <style:table-column-properties fo:break-before="auto" style:column-width="0.6717in"/>
    </style:style>
    <style:style style:name="co51" style:family="table-column">
      <style:table-column-properties fo:break-before="auto" style:column-width="1.1453in"/>
    </style:style>
    <style:style style:name="co52" style:family="table-column">
      <style:table-column-properties fo:break-before="auto" style:column-width="0.8146in"/>
    </style:style>
    <style:style style:name="co53" style:family="table-column">
      <style:table-column-properties fo:break-before="auto" style:column-width="0.6492in"/>
    </style:style>
    <style:style style:name="co54" style:family="table-column">
      <style:table-column-properties fo:break-before="auto" style:column-width="3.7in"/>
    </style:style>
    <style:style style:name="co55" style:family="table-column">
      <style:table-column-properties fo:break-before="auto" style:column-width="1.3102in"/>
    </style:style>
    <style:style style:name="co56" style:family="table-column">
      <style:table-column-properties fo:break-before="auto" style:column-width="0.3083in"/>
    </style:style>
    <style:style style:name="co57" style:family="table-column">
      <style:table-column-properties fo:break-before="auto" style:column-width="0.7374in"/>
    </style:style>
    <style:style style:name="co58" style:family="table-column">
      <style:table-column-properties fo:break-before="auto" style:column-width="1.211in"/>
    </style:style>
    <style:style style:name="co59" style:family="table-column">
      <style:table-column-properties fo:break-before="auto" style:column-width="0.352in"/>
    </style:style>
    <style:style style:name="co60" style:family="table-column">
      <style:table-column-properties fo:break-before="auto" style:column-width="0.8701in"/>
    </style:style>
    <style:style style:name="co62" style:family="table-column">
      <style:table-column-properties fo:break-before="auto" style:column-width="0.8807in"/>
    </style:style>
    <style:style style:name="co63" style:family="table-column">
      <style:table-column-properties fo:break-before="auto" style:column-width="0.4075in"/>
    </style:style>
    <style:style style:name="co64" style:family="table-column">
      <style:table-column-properties fo:break-before="auto" style:column-width="0.4291in"/>
    </style:style>
    <style:style style:name="co65" style:family="table-column">
      <style:table-column-properties fo:break-before="auto" style:column-width="0.4626in"/>
    </style:style>
    <style:style style:name="co66" style:family="table-column">
      <style:table-column-properties fo:break-before="auto" style:column-width="0.4736in"/>
    </style:style>
    <style:style style:name="co67" style:family="table-column">
      <style:table-column-properties fo:break-before="auto" style:column-width="0.5508in"/>
    </style:style>
    <style:style style:name="co68" style:family="table-column">
      <style:table-column-properties fo:break-before="auto" style:column-width="0.5618in"/>
    </style:style>
    <style:style style:name="co69" style:family="table-column">
      <style:table-column-properties fo:break-before="auto" style:column-width="1.0346in"/>
    </style:style>
    <style:style style:name="co70" style:family="table-column">
      <style:table-column-properties fo:break-before="auto" style:column-width="0.9362in"/>
    </style:style>
    <style:style style:name="ro1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563in" fo:break-before="auto" style:use-optimal-row-height="false"/>
    </style:style>
    <style:style style:name="ro6" style:family="table-row">
      <style:table-row-properties style:row-height="0.1827in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kill_20__26__20_Tech">
      <style:table-properties table:display="true" style:writing-mode="lr-tb"/>
    </style:style>
    <style:style style:name="ta12" style:family="table" style:master-page-name="PageStyle_5f_Notes">
      <style:table-properties table:display="true" style:writing-mode="lr-tb"/>
    </style:style>
    <style:style style:name="ta6" style:family="table" style:master-page-name="PageStyle_5f_Techs">
      <style:table-properties table:display="true" style:writing-mode="lr-tb"/>
    </style:style>
    <style:style style:name="ta7" style:family="table" style:master-page-name="PageStyle_5f_Gnome">
      <style:table-properties table:display="true" style:writing-mode="lr-tb"/>
    </style:style>
    <style:style style:name="ta8" style:family="table" style:master-page-name="PageStyle_5f_Undine">
      <style:table-properties table:display="true" style:writing-mode="lr-tb"/>
    </style:style>
    <style:style style:name="ta9" style:family="table" style:master-page-name="PageStyle_5f_Elemental">
      <style:table-properties table:display="true" style:writing-mode="lr-tb"/>
    </style:style>
    <style:style style:name="ta10" style:family="table" style:master-page-name="PageStyle_5f_Sylph">
      <style:table-properties table:display="true" style:writing-mode="lr-tb"/>
    </style:style>
    <style:style style:name="ta11" style:family="table" style:master-page-name="PageStyle_5f_Salamander">
      <style:table-properties table:display="true" style:writing-mode="lr-tb"/>
    </style:style>
    <style:style style:name="ta13" style:family="table" style:master-page-name="PageStyle_5f_Mounts">
      <style:table-properties table:display="true" style:writing-mode="lr-tb"/>
    </style:style>
    <style:style style:name="ta14" style:family="table" style:master-page-name="PageStyle_5f_Numbers">
      <style:table-properties table:display="true" style:writing-mode="lr-tb"/>
    </style:style>
    <style:style style:name="ta15" style:family="table" style:master-page-name="PageStyle_5f_Stat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79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 style:data-style-name="N146">
      <style:text-properties fo:font-weight="bold" style:font-weight-asian="bold" style:font-weight-complex="bold"/>
    </style:style>
    <style:style style:name="ce2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"/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71" style:family="table-cell" style:parent-style-name="Default">
      <style:text-properties fo:color="#00ff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" style:family="table-cell" style:parent-style-name="Default">
      <style:text-properties fo:color="#008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3" style:family="table-cell" style:parent-style-name="Default">
      <style:text-properties fo:color="#808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" style:family="table-cell" style:parent-style-name="Default">
      <style:text-properties fo:color="#ffff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5" style:family="table-cell" style:parent-style-name="Default">
      <style:table-cell-properties fo:background-color="transparent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Default"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3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5f_BuiltIn_5f_Comma" style:data-style-name="N146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Excel_5f_BuiltIn_5f_Comma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Comma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/>
    </style:style>
    <style:style style:name="ce4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/>
    </style:style>
    <style:style style:name="ce4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fo:background-color="transparent"/>
      <style:text-properties style:use-window-font-color="true"/>
    </style:style>
    <style:style style:name="ce49" style:family="table-cell" style:parent-style-name="Default">
      <style:table-cell-properties fo:background-color="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000000"/>
      <style:text-properties fo:color="#ffffff"/>
    </style:style>
    <style:style style:name="ce51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/>
    </style:style>
    <style:style style:name="ce5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58" style:family="table-cell" style:parent-style-name="Excel_5f_BuiltIn_5f_Comma" style:data-style-name="N146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fo:background-color="transparent"/>
      <style:text-properties style:use-window-font-color="true"/>
    </style:style>
    <style:style style:name="ce60" style:family="table-cell" style:parent-style-name="Default" style:data-style-name="N3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1" style:family="table-cell" style:parent-style-name="Default" style:data-style-name="N3"/>
    <style:style style:name="ce62" style:family="table-cell" style:parent-style-name="Default" style:data-style-name="N3">
      <style:table-cell-properties fo:background-color="transparent"/>
    </style:style>
    <style:style style:name="ce63" style:family="table-cell" style:parent-style-name="Default" style:data-style-name="N3">
      <style:table-cell-properties fo:background-color="#000000"/>
    </style:style>
    <style:style style:name="ce64" style:family="table-cell" style:parent-style-name="Excel_5f_BuiltIn_5f_Comma" style:data-style-name="N146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6" style:family="table-cell" style:parent-style-name="Default" style:data-style-name="N3">
      <style:table-cell-properties fo:background-color="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0" style:family="table-cell" style:parent-style-name="Default">
      <style:table-cell-properties fo:background-color="#000000" style:diagonal-bl-tr="none" style:diagonal-tl-br="none" fo:border="none" style:rotation-align="non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8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82" style:family="table-cell" style:parent-style-name="Default" style:data-style-name="N3">
      <style:table-cell-properties style:diagonal-bl-tr="none" style:diagonal-tl-br="none" fo:background-color="transparent" fo:border="none" style:rotation-align="none"/>
    </style:style>
    <style:style style:name="ce83" style:family="table-cell" style:parent-style-name="Default" style:data-style-name="N3">
      <style:table-cell-properties fo:background-color="#000000"/>
      <style:text-properties fo:color="#ffffff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Excel_5f_BuiltIn_5f_Comma" style:data-style-name="N146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none"/>
    </style:style>
    <style:style style:name="ce87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88" style:family="table-cell" style:parent-style-name="Excel_5f_BuiltIn_5f_Comma" style:data-style-name="N15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#ccffcc"/>
    </style:style>
    <style:style style:name="ce90" style:family="table-cell" style:parent-style-name="Default">
      <style:table-cell-properties fo:background-color="#ccffff"/>
    </style:style>
    <style:style style:name="ce91" style:family="table-cell" style:parent-style-name="Excel_5f_BuiltIn_5f_Comma" style:data-style-name="N146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5f_BuiltIn_5f_Comma" style:data-style-name="N146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150"/>
  </office:automatic-styles>
  <office:body>
    <office:spreadsheet>
      <table:calculation-settings table:case-sensitive="false" table:use-regular-expressions="false"/>
      <table:table table:name="Summary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9" office:value-type="string">
            <text:p>Powers</text:p>
          </table:table-cell>
          <table:table-cell/>
        </table:table-row>
        <table:table-row table:style-name="ro1">
          <table:table-cell office:value-type="string">
            <text:p>Trucks</text:p>
          </table:table-cell>
          <table:table-cell office:value-type="string">
            <text:p>Great servant/summon, can store healing and do damage when maxed</text:p>
          </table:table-cell>
        </table:table-row>
        <table:table-row table:style-name="ro3">
          <table:table-cell office:value-type="string">
            <text:p>Missile</text:p>
          </table:table-cell>
          <table:table-cell office:value-type="string">
            <text:p>Longrange target or room damage</text:p>
          </table:table-cell>
        </table:table-row>
        <table:table-row table:style-name="ro3">
          <table:table-cell office:value-type="string">
            <text:p>Clann Powers</text:p>
          </table:table-cell>
          <table:table-cell office:value-type="string">
            <text:p>airdrop: remote stim heal, support: remote assist summon, frenzy: remove ac/wc boost</text:p>
          </table:table-cell>
        </table:table-row>
      </table:table>
      <table:table table:name="Skill &amp; Tech" table:style-name="ta4" table:print="false">
        <office:forms form:automatic-focus="false" form:apply-design-mode="false"/>
        <table:table-column table:style-name="co2" table:default-cell-style-name="ce18"/>
        <table:table-column table:style-name="co17" table:default-cell-style-name="Default"/>
        <table:table-column table:style-name="co18" table:default-cell-style-name="ce18"/>
        <table:table-column table:style-name="co19" table:default-cell-style-name="ce19"/>
        <table:table-column table:style-name="co20" table:default-cell-style-name="ce19"/>
        <table:table-column table:style-name="co21" table:default-cell-style-name="ce22"/>
        <table:table-column table:style-name="co8" table:default-cell-style-name="ce19"/>
        <table:table-column table:style-name="co9" table:default-cell-style-name="ce19"/>
        <table:table-column table:style-name="co9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" table:default-cell-style-name="Default"/>
        <table:table-column table:style-name="co8" table:number-columns-repeated="241" table:default-cell-style-name="Default"/>
        <table:table-row table:style-name="ro2">
          <table:table-cell table:style-name="ce17" office:value-type="string">
            <text:p>Skill</text:p>
          </table:table-cell>
          <table:table-cell/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Default" office:value-type="string">
            <text:p>Spent</text:p>
          </table:table-cell>
          <table:table-cell table:style-name="ce17" office:value-type="string">
            <text:p>%</text:p>
          </table:table-cell>
          <table:table-cell table:style-name="Default"/>
          <table:table-cell table:style-name="ce17" office:value-type="string">
            <text:p>Suit</text:p>
          </table:table-cell>
          <table:table-cell table:style-name="ce17" office:value-type="string">
            <text:p>Glvl</text:p>
          </table:table-cell>
          <table:table-cell table:number-columns-repeated="6"/>
          <table:table-cell office:value-type="string">
            <text:p>Chart Data</text:p>
          </table:table-cell>
          <table:table-cell table:number-columns-repeated="240"/>
        </table:table-row>
        <table:table-row table:style-name="ro2">
          <table:table-cell office:value-type="string">
            <text:p>Critical hit </text:p>
          </table:table-cell>
          <table:table-cell office:value-type="string">
            <text:p>crit attack with mounts</text:p>
          </table:table-cell>
          <table:table-cell table:style-name="Default" office:value-type="float" office:value="7">
            <text:p>7</text:p>
          </table:table-cell>
          <table:table-cell table:style-name="ce5" office:value-type="float" office:value="80">
            <text:p>80</text:p>
          </table:table-cell>
          <table:table-cell table:style-name="ce6" table:formula="of:=VLOOKUP([.C2];[$Numbers.$D$1:.$H$42];3)" office:value-type="float" office:value="7511">
            <text:p>7,511 </text:p>
          </table:table-cell>
          <table:table-cell table:formula="of:=[.C2]/[.D2]" office:value-type="percentage" office:value="0.0875">
            <text:p>9%</text:p>
          </table:table-cell>
          <table:table-cell table:style-name="Default"/>
          <table:table-cell table:style-name="ce18" office:value-type="string">
            <text:p>Gnome</text:p>
          </table:table-cell>
          <table:table-cell table:formula="of:=[$Gnome.B1]" office:value-type="float" office:value="1">
            <text:p>1</text:p>
          </table:table-cell>
          <table:table-cell table:number-columns-repeated="6"/>
          <table:table-cell table:style-name="ce18" office:value-type="string">
            <text:p>Gnome</text:p>
          </table:table-cell>
          <table:table-cell table:style-name="ce18" office:value-type="string">
            <text:p>Undine</text:p>
          </table:table-cell>
          <table:table-cell table:style-name="ce18" office:value-type="string">
            <text:p>Ele</text:p>
          </table:table-cell>
          <table:table-cell table:style-name="ce18" office:value-type="string">
            <text:p>Sylph</text:p>
          </table:table-cell>
          <table:table-cell table:style-name="ce18" office:value-type="string">
            <text:p>Sally</text:p>
          </table:table-cell>
          <table:table-cell table:number-columns-repeated="236"/>
        </table:table-row>
        <table:table-row table:style-name="ro1">
          <table:table-cell office:value-type="string">
            <text:p>Death from Above</text:p>
          </table:table-cell>
          <table:table-cell office:value-type="string">
            <text:p>strong crush attack</text:p>
          </table:table-cell>
          <table:table-cell table:style-name="Default" office:value-type="float" office:value="3">
            <text:p>3</text:p>
          </table:table-cell>
          <table:table-cell table:style-name="ce5" office:value-type="float" office:value="40">
            <text:p>40</text:p>
          </table:table-cell>
          <table:table-cell table:style-name="ce6" table:formula="of:=VLOOKUP([.C3];[$Numbers.$D$1:.$H$42];3)" office:value-type="float" office:value="875">
            <text:p>875 </text:p>
          </table:table-cell>
          <table:table-cell table:formula="of:=[.C3]/[.D3]" office:value-type="percentage" office:value="0.075">
            <text:p>8%</text:p>
          </table:table-cell>
          <table:table-cell table:style-name="Default"/>
          <table:table-cell table:style-name="ce18" office:value-type="string">
            <text:p>Undine</text:p>
          </table:table-cell>
          <table:table-cell table:formula="of:=[$Undine.B1]" office:value-type="float" office:value="1">
            <text:p>1</text:p>
          </table:table-cell>
          <table:table-cell table:number-columns-repeated="5"/>
          <table:table-cell table:style-name="ce18" office:value-type="string">
            <text:p>Blow Absorption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number-columns-repeated="236"/>
        </table:table-row>
        <table:table-row table:style-name="ro2">
          <table:table-cell office:value-type="string">
            <text:p>Defend</text:p>
          </table:table-cell>
          <table:table-cell office:value-type="string">
            <text:p>lets you defend other players (lose stim if fail sometimes)</text:p>
          </table:table-cell>
          <table:table-cell table:style-name="Default" office:value-type="float" office:value="3">
            <text:p>3</text:p>
          </table:table-cell>
          <table:table-cell table:style-name="ce5" office:value-type="float" office:value="40">
            <text:p>40</text:p>
          </table:table-cell>
          <table:table-cell table:style-name="ce6" table:formula="of:=VLOOKUP([.C4];[$Numbers.$D$1:.$H$42];3)" office:value-type="float" office:value="875">
            <text:p>875 </text:p>
          </table:table-cell>
          <table:table-cell table:formula="of:=[.C4]/[.D4]" office:value-type="percentage" office:value="0.075">
            <text:p>8%</text:p>
          </table:table-cell>
          <table:table-cell table:style-name="Default"/>
          <table:table-cell table:style-name="ce18" office:value-type="string">
            <text:p>Ele</text:p>
          </table:table-cell>
          <table:table-cell table:formula="of:=[$Elemental.B1]" office:value-type="float" office:value="20">
            <text:p>20</text:p>
          </table:table-cell>
          <table:table-cell table:number-columns-repeated="5"/>
          <table:table-cell table:style-name="ce18" office:value-type="string">
            <text:p>Internal Structure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7">
            <text:p>7</text:p>
          </table:table-cell>
          <table:table-cell table:number-columns-repeated="236"/>
        </table:table-row>
        <table:table-row table:style-name="ro1">
          <table:table-cell office:value-type="string">
            <text:p>Punch</text:p>
          </table:table-cell>
          <table:table-cell office:value-type="string">
            <text:p>strong crush attack</text:p>
          </table:table-cell>
          <table:table-cell table:style-name="Default" office:value-type="float" office:value="3">
            <text:p>3</text:p>
          </table:table-cell>
          <table:table-cell table:style-name="ce5" office:value-type="float" office:value="80">
            <text:p>80</text:p>
          </table:table-cell>
          <table:table-cell table:style-name="ce6" table:formula="of:=VLOOKUP([.C5];[$Numbers.$D$1:.$H$42];3)" office:value-type="float" office:value="875">
            <text:p>875 </text:p>
          </table:table-cell>
          <table:table-cell table:formula="of:=[.C5]/[.D5]" office:value-type="percentage" office:value="0.0375">
            <text:p>4%</text:p>
          </table:table-cell>
          <table:table-cell table:style-name="Default"/>
          <table:table-cell table:style-name="ce18" office:value-type="string">
            <text:p>Sylph</text:p>
          </table:table-cell>
          <table:table-cell table:formula="of:=[$Sylph.B1]" office:value-type="float" office:value="1">
            <text:p>1</text:p>
          </table:table-cell>
          <table:table-cell table:number-columns-repeated="5"/>
          <table:table-cell table:style-name="ce18" office:value-type="string">
            <text:p>Salvage Efficiency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Jump Jet</text:p>
          </table:table-cell>
          <table:table-cell office:value-type="string">
            <text:p>dodge and levitate ability</text:p>
          </table:table-cell>
          <table:table-cell table:style-name="Default" office:value-type="float" office:value="7">
            <text:p>7</text:p>
          </table:table-cell>
          <table:table-cell table:style-name="ce5" office:value-type="float" office:value="40">
            <text:p>40</text:p>
          </table:table-cell>
          <table:table-cell table:style-name="ce6" table:formula="of:=VLOOKUP([.C6];[$Numbers.$D$1:.$H$42];3)" office:value-type="float" office:value="7511">
            <text:p>7,511 </text:p>
          </table:table-cell>
          <table:table-cell table:formula="of:=[.C6]/[.D6]" office:value-type="percentage" office:value="0.175">
            <text:p>18%</text:p>
          </table:table-cell>
          <table:table-cell table:style-name="Default"/>
          <table:table-cell table:style-name="ce18" office:value-type="string">
            <text:p>Sally</text:p>
          </table:table-cell>
          <table:table-cell table:formula="of:=[$Salamander.B1]" office:value-type="float" office:value="1">
            <text:p>1</text:p>
          </table:table-cell>
          <table:table-cell table:number-columns-repeated="5"/>
          <table:table-cell office:value-type="string">
            <text:p>Stim Efficiency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Kick</text:p>
          </table:table-cell>
          <table:table-cell office:value-type="string">
            <text:p>strong crush attack</text:p>
          </table:table-cell>
          <table:table-cell table:style-name="Default" office:value-type="float" office:value="3">
            <text:p>3</text:p>
          </table:table-cell>
          <table:table-cell table:style-name="ce5" office:value-type="float" office:value="80">
            <text:p>80</text:p>
          </table:table-cell>
          <table:table-cell table:style-name="ce6" table:formula="of:=VLOOKUP([.C7];[$Numbers.$D$1:.$H$42];3)" office:value-type="float" office:value="875">
            <text:p>875 </text:p>
          </table:table-cell>
          <table:table-cell table:formula="of:=[.C7]/[.D7]" office:value-type="percentage" office:value="0.0375">
            <text:p>4%</text:p>
          </table:table-cell>
          <table:table-cell table:style-name="Default" table:number-columns-repeated="2"/>
          <table:table-cell table:number-columns-repeated="6"/>
          <table:table-cell office:value-type="string">
            <text:p>Stim Regen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Default" office:value-type="string">
            <text:p>Heat Management</text:p>
          </table:table-cell>
          <table:table-cell office:value-type="string">
            <text:p>how well you 'dissipate'</text:p>
          </table:table-cell>
          <table:table-cell table:style-name="Default" office:value-type="float" office:value="7">
            <text:p>7</text:p>
          </table:table-cell>
          <table:table-cell table:style-name="ce5" office:value-type="float" office:value="40">
            <text:p>40</text:p>
          </table:table-cell>
          <table:table-cell table:style-name="ce6" table:formula="of:=VLOOKUP([.C8];[$Numbers.$D$1:.$H$42];3)" office:value-type="float" office:value="7511">
            <text:p>7,511 </text:p>
          </table:table-cell>
          <table:table-cell table:formula="of:=[.C8]/[.D8]" office:value-type="percentage" office:value="0.175">
            <text:p>18%</text:p>
          </table:table-cell>
          <table:table-cell table:style-name="ce18"/>
          <table:table-cell table:style-name="Default"/>
          <table:table-cell table:number-columns-repeated="6"/>
          <table:table-cell table:style-name="ce18" office:value-type="string">
            <text:p>Ammo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Transpose</text:p>
          </table:table-cell>
          <table:table-cell office:value-type="string">
            <text:p>converts sps to stim</text:p>
          </table:table-cell>
          <table:table-cell table:style-name="Default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6" table:formula="of:=VLOOKUP([.C9];[$Numbers.$D$1:.$H$42];3)" office:value-type="float" office:value="0">
            <text:p><text:s/>- </text:p>
          </table:table-cell>
          <table:table-cell table:formula="of:=[.C9]/[.D9]" office:value-type="percentage" office:value="0">
            <text:p>0%</text:p>
          </table:table-cell>
          <table:table-cell table:style-name="ce18"/>
          <table:table-cell table:style-name="Default"/>
          <table:table-cell table:number-columns-repeated="6"/>
          <table:table-cell office:value-type="string">
            <text:p>Point Defense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number-columns-repeated="236"/>
        </table:table-row>
        <table:table-row table:style-name="ro1">
          <table:table-cell table:style-name="Default" office:value-type="string">
            <text:p>Gunnery</text:p>
          </table:table-cell>
          <table:table-cell office:value-type="string">
            <text:p>how well you shoot?</text:p>
          </table:table-cell>
          <table:table-cell table:style-name="ce19"/>
          <table:table-cell table:style-name="Default"/>
          <table:table-cell table:style-name="ce21" table:formula="of:=SUM([.E2:.E9])" office:value-type="float" office:value="26033">
            <text:p>26,033 </text:p>
          </table:table-cell>
          <table:table-cell table:style-name="ce18" table:number-columns-repeated="2"/>
          <table:table-cell table:style-name="Default"/>
          <table:table-cell table:number-columns-repeated="248"/>
        </table:table-row>
        <table:table-row table:style-name="ro1">
          <table:table-cell table:style-name="Default" office:value-type="string">
            <text:p>Piloting</text:p>
          </table:table-cell>
          <table:table-cell office:value-type="string">
            <text:p>how well you dodge/defend</text:p>
          </table:table-cell>
          <table:table-cell table:style-name="ce19"/>
          <table:table-cell table:style-name="Default" table:number-columns-repeated="2"/>
          <table:table-cell table:style-name="ce18" table:number-columns-repeated="2"/>
          <table:table-cell table:style-name="Default"/>
          <table:table-cell table:style-name="ce17" office:value-type="string">
            <text:p>Defense Spectrum</text:p>
          </table:table-cell>
          <table:table-cell table:number-columns-repeated="247"/>
        </table:table-row>
        <table:table-row table:style-name="ro1">
          <table:table-cell table:style-name="Default"/>
          <table:table-cell table:number-columns-repeated="2"/>
          <table:table-cell table:style-name="ce18" table:number-columns-repeated="4"/>
          <table:table-cell table:style-name="Default"/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17" office:value-type="string">
            <text:p>Tech</text:p>
          </table:table-cell>
          <table:table-cell/>
          <table:table-cell table:style-name="ce20" office:value-type="string">
            <text:p>Max</text:p>
          </table:table-cell>
          <table:table-cell table:style-name="ce18" office:value-type="string">
            <text:p>Gnome</text:p>
          </table:table-cell>
          <table:table-cell table:style-name="ce18" office:value-type="string">
            <text:p>Undine</text:p>
          </table:table-cell>
          <table:table-cell table:style-name="ce18" office:value-type="string">
            <text:p>Ele</text:p>
          </table:table-cell>
          <table:table-cell table:style-name="ce18" office:value-type="string">
            <text:p>Sylph</text:p>
          </table:table-cell>
          <table:table-cell table:style-name="ce18" office:value-type="string">
            <text:p>Sally</text:p>
          </table:table-cell>
          <table:table-cell table:style-name="ce25" office:value-type="string">
            <text:p>Gnome</text:p>
          </table:table-cell>
          <table:table-cell table:style-name="ce25" office:value-type="string">
            <text:p>Undine</text:p>
          </table:table-cell>
          <table:table-cell table:style-name="ce25" office:value-type="string">
            <text:p>Ele</text:p>
          </table:table-cell>
          <table:table-cell table:style-name="ce25" office:value-type="string">
            <text:p>Sylph</text:p>
          </table:table-cell>
          <table:table-cell table:style-name="ce25" office:value-type="string">
            <text:p>Sally</text:p>
          </table:table-cell>
          <table:table-cell table:number-columns-repeated="243"/>
        </table:table-row>
        <table:table-row table:style-name="ro1">
          <table:table-cell office:value-type="string">
            <text:p>Blow Absorption</text:p>
          </table:table-cell>
          <table:table-cell office:value-type="string">
            <text:p>unlocks a dmg type to dissipate (not mind, energy)</text:p>
          </table:table-cell>
          <table:table-cell table:formula="of:=MAX([.D14:.H14])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2" table:formula="of:=[.D14]/8" office:value-type="percentage" office:value="1">
            <text:p>100%</text:p>
          </table:table-cell>
          <table:table-cell table:style-name="ce22" table:formula="of:=[.E14]/8" office:value-type="percentage" office:value="0.875">
            <text:p>88%</text:p>
          </table:table-cell>
          <table:table-cell table:style-name="ce22" table:formula="of:=[.F14]/8" office:value-type="percentage" office:value="0.625">
            <text:p>63%</text:p>
          </table:table-cell>
          <table:table-cell table:style-name="ce22" table:formula="of:=[.G14]/8" office:value-type="percentage" office:value="0.375">
            <text:p>38%</text:p>
          </table:table-cell>
          <table:table-cell table:style-name="ce22" table:formula="of:=[.H14]/8" office:value-type="percentage" office:value="0.25">
            <text:p>25%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Cargo Truck</text:p>
          </table:table-cell>
          <table:table-cell office:value-type="string">
            <text:p>servant - holds crap, each lvl can do more (like scouting)</text:p>
          </table:table-cell>
          <table:table-cell table:formula="of:=MAX([.D15:.H15])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table:number-columns-repeated="248"/>
        </table:table-row>
        <table:table-row table:style-name="ro1">
          <table:table-cell office:value-type="string">
            <text:p>Energy Weapons</text:p>
          </table:table-cell>
          <table:table-cell office:value-type="string">
            <text:p>unlocks more weapons</text:p>
          </table:table-cell>
          <table:table-cell table:formula="of:=MAX([.D16:.H16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9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number-columns-repeated="248"/>
        </table:table-row>
        <table:table-row table:style-name="ro1">
          <table:table-cell office:value-type="string">
            <text:p>Heat Capacity</text:p>
          </table:table-cell>
          <table:table-cell office:value-type="string">
            <text:p>total heat you can sustain before shutting down (100%)</text:p>
          </table:table-cell>
          <table:table-cell table:formula="of:=MAX([.D17:.H17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9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22" table:formula="of:=[.D17]/12" office:value-type="percentage" office:value="0.166666666666667">
            <text:p>17%</text:p>
          </table:table-cell>
          <table:table-cell table:style-name="ce22" table:formula="of:=[.E17]/12" office:value-type="percentage" office:value="0.333333333333333">
            <text:p>33%</text:p>
          </table:table-cell>
          <table:table-cell table:style-name="ce22" table:formula="of:=[.F17]/12" office:value-type="percentage" office:value="0.583333333333333">
            <text:p>58%</text:p>
          </table:table-cell>
          <table:table-cell table:style-name="ce22" table:formula="of:=[.G17]/12" office:value-type="percentage" office:value="0.75">
            <text:p>75%</text:p>
          </table:table-cell>
          <table:table-cell table:style-name="ce22" table:formula="of:=[.H17]/12" office:value-type="percentage" office:value="1">
            <text:p>100%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Heat Sinks</text:p>
          </table:table-cell>
          <table:table-cell office:value-type="string">
            <text:p>helps lower heat per round</text:p>
          </table:table-cell>
          <table:table-cell table:formula="of:=MAX([.D18:.H18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2" table:formula="of:=[.D18]/10" office:value-type="percentage" office:value="0.2">
            <text:p>20%</text:p>
          </table:table-cell>
          <table:table-cell table:style-name="ce22" table:formula="of:=[.E18]/10" office:value-type="percentage" office:value="0.4">
            <text:p>40%</text:p>
          </table:table-cell>
          <table:table-cell table:style-name="ce22" table:formula="of:=[.F18]/10" office:value-type="percentage" office:value="0.6">
            <text:p>60%</text:p>
          </table:table-cell>
          <table:table-cell table:style-name="ce22" table:formula="of:=[.G18]/10" office:value-type="percentage" office:value="0.8">
            <text:p>80%</text:p>
          </table:table-cell>
          <table:table-cell table:style-name="ce22" table:formula="of:=[.H18]/10" office:value-type="percentage" office:value="1">
            <text:p>100%</text:p>
          </table:table-cell>
          <table:table-cell table:number-columns-repeated="243"/>
        </table:table-row>
        <table:table-row table:style-name="ro1">
          <table:table-cell office:value-type="string">
            <text:p>Internal Structure</text:p>
          </table:table-cell>
          <table:table-cell office:value-type="string">
            <text:p>reduces dmg against ALMOST all dmg types</text:p>
          </table:table-cell>
          <table:table-cell table:formula="of:=MAX([.D19:.H19])"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style-name="ce19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2" table:formula="of:=[.D19]/22" office:value-type="percentage" office:value="1">
            <text:p>100%</text:p>
          </table:table-cell>
          <table:table-cell table:style-name="ce22" table:formula="of:=[.E19]/22" office:value-type="percentage" office:value="0.909090909090909">
            <text:p>91%</text:p>
          </table:table-cell>
          <table:table-cell table:style-name="ce22" table:formula="of:=[.F19]/22" office:value-type="percentage" office:value="0.681818181818182">
            <text:p>68%</text:p>
          </table:table-cell>
          <table:table-cell table:style-name="ce22" table:formula="of:=[.G19]/22" office:value-type="percentage" office:value="0.409090909090909">
            <text:p>41%</text:p>
          </table:table-cell>
          <table:table-cell table:style-name="ce22" table:formula="of:=[.H19]/22" office:value-type="percentage" office:value="0.318181818181818">
            <text:p>32%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Missile Ammo</text:p>
          </table:table-cell>
          <table:table-cell office:value-type="string">
            <text:p>unlocks different ammo types</text:p>
          </table:table-cell>
          <table:table-cell table:formula="of:=MAX([.D20:.H20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2" table:formula="of:=[.D20]/4" office:value-type="percentage" office:value="0">
            <text:p>0%</text:p>
          </table:table-cell>
          <table:table-cell table:style-name="ce22" table:formula="of:=[.E20]/4" office:value-type="percentage" office:value="0.25">
            <text:p>25%</text:p>
          </table:table-cell>
          <table:table-cell table:style-name="ce22" table:formula="of:=[.F20]/4" office:value-type="percentage" office:value="0.5">
            <text:p>50%</text:p>
          </table:table-cell>
          <table:table-cell table:style-name="ce22" table:formula="of:=[.G20]/4" office:value-type="percentage" office:value="0.75">
            <text:p>75%</text:p>
          </table:table-cell>
          <table:table-cell table:style-name="ce22" table:formula="of:=[.H20]/4" office:value-type="percentage" office:value="1">
            <text:p>100%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Missile Guidance</text:p>
          </table:table-cell>
          <table:table-cell office:value-type="string">
            <text:p>how well your missile mounts hit (like targeting computer)</text:p>
          </table:table-cell>
          <table:table-cell table:formula="of:=MAX([.D21:.H21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style-name="ce22"/>
          <table:table-cell table:number-columns-repeated="247"/>
        </table:table-row>
        <table:table-row table:style-name="ro1">
          <table:table-cell table:style-name="Default" office:value-type="string">
            <text:p>Missile Weapons</text:p>
          </table:table-cell>
          <table:table-cell office:value-type="string">
            <text:p>unlocks more weapons</text:p>
          </table:table-cell>
          <table:table-cell table:formula="of:=MAX([.D22:.H22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9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2"/>
          <table:table-cell table:number-columns-repeated="247"/>
        </table:table-row>
        <table:table-row table:style-name="ro1">
          <table:table-cell office:value-type="string">
            <text:p>Plasma Focusing</text:p>
          </table:table-cell>
          <table:table-cell office:value-type="string">
            <text:p>do lightning dmg, must = energy weapons</text:p>
          </table:table-cell>
          <table:table-cell table:formula="of:=MAX([.D23:.H2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9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2"/>
          <table:table-cell table:number-columns-repeated="247"/>
        </table:table-row>
        <table:table-row table:style-name="ro2">
          <table:table-cell table:style-name="Default" office:value-type="string">
            <text:p>Point Defense</text:p>
          </table:table-cell>
          <table:table-cell office:value-type="string">
            <text:p>rarmour - you auto hit every round with armour (weak)</text:p>
          </table:table-cell>
          <table:table-cell table:formula="of:=MAX([.D24:.H2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2" table:formula="of:=[.D24]/5" office:value-type="percentage" office:value="0.2">
            <text:p>20%</text:p>
          </table:table-cell>
          <table:table-cell table:style-name="ce22" table:formula="of:=[.E24]/5" office:value-type="percentage" office:value="0.4">
            <text:p>40%</text:p>
          </table:table-cell>
          <table:table-cell table:style-name="ce22" table:formula="of:=[.F24]/5" office:value-type="percentage" office:value="0.6">
            <text:p>60%</text:p>
          </table:table-cell>
          <table:table-cell table:style-name="ce22" table:formula="of:=[.G24]/5" office:value-type="percentage" office:value="0.8">
            <text:p>80%</text:p>
          </table:table-cell>
          <table:table-cell table:style-name="ce22" table:formula="of:=[.H24]/5" office:value-type="percentage" office:value="1">
            <text:p>100%</text:p>
          </table:table-cell>
          <table:table-cell table:number-columns-repeated="243"/>
        </table:table-row>
        <table:table-row table:style-name="ro1">
          <table:table-cell office:value-type="string">
            <text:p>Projectile Ammo</text:p>
          </table:table-cell>
          <table:table-cell office:value-type="string">
            <text:p>unlocks different ammo types</text:p>
          </table:table-cell>
          <table:table-cell table:formula="of:=MAX([.D25:.H25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2" table:formula="of:=[.D25]/4" office:value-type="percentage" office:value="0">
            <text:p>0%</text:p>
          </table:table-cell>
          <table:table-cell table:style-name="ce22" table:formula="of:=[.E25]/4" office:value-type="percentage" office:value="0.25">
            <text:p>25%</text:p>
          </table:table-cell>
          <table:table-cell table:style-name="ce22" table:formula="of:=[.F25]/4" office:value-type="percentage" office:value="0.5">
            <text:p>50%</text:p>
          </table:table-cell>
          <table:table-cell table:style-name="ce22" table:formula="of:=[.G25]/4" office:value-type="percentage" office:value="0.75">
            <text:p>75%</text:p>
          </table:table-cell>
          <table:table-cell table:style-name="ce22" table:formula="of:=[.H25]/4" office:value-type="percentage" office:value="1">
            <text:p>100%</text:p>
          </table:table-cell>
          <table:table-cell table:number-columns-repeated="243"/>
        </table:table-row>
        <table:table-row table:style-name="ro1">
          <table:table-cell office:value-type="string">
            <text:p>Projectile Weapons</text:p>
          </table:table-cell>
          <table:table-cell office:value-type="string">
            <text:p>unlocks more weapons</text:p>
          </table:table-cell>
          <table:table-cell table:formula="of:=MAX([.D26:.H26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9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22"/>
          <table:table-cell table:number-columns-repeated="247"/>
        </table:table-row>
        <table:table-row table:style-name="ro1">
          <table:table-cell office:value-type="string">
            <text:p>Salvage Efficiency</text:p>
          </table:table-cell>
          <table:table-cell office:value-type="string">
            <text:p>more benefit you get from reinforcing items</text:p>
          </table:table-cell>
          <table:table-cell table:formula="of:=MAX([.D27:.H27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2" table:formula="of:=[.D27]/5" office:value-type="percentage" office:value="1">
            <text:p>100%</text:p>
          </table:table-cell>
          <table:table-cell table:style-name="ce22" table:formula="of:=[.E27]/5" office:value-type="percentage" office:value="0.8">
            <text:p>80%</text:p>
          </table:table-cell>
          <table:table-cell table:style-name="ce22" table:formula="of:=[.F27]/5" office:value-type="percentage" office:value="0.6">
            <text:p>60%</text:p>
          </table:table-cell>
          <table:table-cell table:style-name="ce22" table:formula="of:=[.G27]/5" office:value-type="percentage" office:value="0.4">
            <text:p>40%</text:p>
          </table:table-cell>
          <table:table-cell table:style-name="ce22" table:formula="of:=[.H27]/5" office:value-type="percentage" office:value="0">
            <text:p>0%</text:p>
          </table:table-cell>
          <table:table-cell table:number-columns-repeated="243"/>
        </table:table-row>
        <table:table-row table:style-name="ro2">
          <table:table-cell table:style-name="Default" office:value-type="string">
            <text:p>Stim Efficiency</text:p>
          </table:table-cell>
          <table:table-cell office:value-type="string">
            <text:p>how much you heal per stim %</text:p>
          </table:table-cell>
          <table:table-cell table:formula="of:=MAX([.D28:.H28])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19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2" table:formula="of:=[.D28]/8" office:value-type="percentage" office:value="1">
            <text:p>100%</text:p>
          </table:table-cell>
          <table:table-cell table:style-name="ce22" table:formula="of:=[.E28]/8" office:value-type="percentage" office:value="0.875">
            <text:p>88%</text:p>
          </table:table-cell>
          <table:table-cell table:style-name="ce22" table:formula="of:=[.F28]/8" office:value-type="percentage" office:value="0.5">
            <text:p>50%</text:p>
          </table:table-cell>
          <table:table-cell table:style-name="ce22" table:formula="of:=[.G28]/8" office:value-type="percentage" office:value="0.25">
            <text:p>25%</text:p>
          </table:table-cell>
          <table:table-cell table:style-name="ce22" table:formula="of:=[.H28]/8" office:value-type="percentage" office:value="0.125">
            <text:p>13%</text:p>
          </table:table-cell>
          <table:table-cell table:number-columns-repeated="243"/>
        </table:table-row>
        <table:table-row table:style-name="ro2">
          <table:table-cell table:style-name="Default" office:value-type="string">
            <text:p>Stim Regen</text:p>
          </table:table-cell>
          <table:table-cell office:value-type="string">
            <text:p>how fast you regen stim</text:p>
          </table:table-cell>
          <table:table-cell table:formula="of:=MAX([.D29:.H29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22" table:formula="of:=[.D29]/5" office:value-type="percentage" office:value="1">
            <text:p>100%</text:p>
          </table:table-cell>
          <table:table-cell table:style-name="ce22" table:formula="of:=[.E29]/5" office:value-type="percentage" office:value="0.8">
            <text:p>80%</text:p>
          </table:table-cell>
          <table:table-cell table:style-name="ce22" table:formula="of:=[.F29]/5" office:value-type="percentage" office:value="0.6">
            <text:p>60%</text:p>
          </table:table-cell>
          <table:table-cell table:style-name="ce22" table:formula="of:=[.G29]/5" office:value-type="percentage" office:value="0.2">
            <text:p>20%</text:p>
          </table:table-cell>
          <table:table-cell table:style-name="ce22" table:formula="of:=[.H29]/5" office:value-type="percentage" office:value="0.2">
            <text:p>20%</text:p>
          </table:table-cell>
          <table:table-cell table:number-columns-repeated="243"/>
        </table:table-row>
        <table:table-row table:style-name="ro2">
          <table:table-cell office:value-type="string">
            <text:p>Targeting Computer</text:p>
          </table:table-cell>
          <table:table-cell office:value-type="string">
            <text:p>helps you hit with nrg/proj. weapons more often</text:p>
          </table:table-cell>
          <table:table-cell table:formula="of:=MAX([.D30:.H30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style-name="ce22"/>
          <table:table-cell table:number-columns-repeated="247"/>
        </table:table-row>
        <table:table-row table:style-name="ro1">
          <table:table-cell table:number-columns-repeated="5"/>
          <table:table-cell table:style-name="ce19"/>
          <table:table-cell table:number-columns-repeated="2"/>
          <table:table-cell table:style-name="ce22" office:value-type="percentage" office:value="0">
            <text:p>0%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number-columns-repeated="24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17" office:value-type="string">
            <text:p>Offense Spectrum</text:p>
          </table:table-cell>
          <table:table-cell table:number-columns-repeated="247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17"/>
          <table:table-cell table:number-columns-repeated="247"/>
        </table:table-row>
        <table:table-row table:style-name="ro1">
          <table:table-cell office:value-type="string">
            <text:p>Blow Absorption</text:p>
          </table:table-cell>
          <table:table-cell/>
          <table:table-cell office:value-type="float" office:value="8">
            <text:p>8</text:p>
          </table:table-cell>
          <table:table-cell table:style-name="ce18" office:value-type="string">
            <text:p>Gnome</text:p>
          </table:table-cell>
          <table:table-cell office:value-type="float" office:value="8">
            <text:p>8</text:p>
          </table:table-cell>
          <table:table-cell table:formula="of:=[.E34]/[.C34]" office:value-type="percentage" office:value="1">
            <text:p>100%</text:p>
          </table:table-cell>
          <table:table-cell table:number-columns-repeated="2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Blow Absorption</text:p>
          </table:table-cell>
          <table:table-cell/>
          <table:table-cell office:value-type="float" office:value="8">
            <text:p>8</text:p>
          </table:table-cell>
          <table:table-cell table:style-name="ce18" office:value-type="string">
            <text:p>Undine</text:p>
          </table:table-cell>
          <table:table-cell office:value-type="float" office:value="7">
            <text:p>7</text:p>
          </table:table-cell>
          <table:table-cell table:formula="of:=[.E35]/[.C35]" office:value-type="percentage" office:value="0.875">
            <text:p>88%</text:p>
          </table:table-cell>
          <table:table-cell table:style-name="ce23" table:formula="of:=[.F35]-[.F34]" office:value-type="percentage" office:value="-0.125">
            <text:p>-13%</text:p>
          </table:table-cell>
          <table:table-cell table:style-name="ce23" table:formula="of:=[.F35]-[.F$34]" office:value-type="percentage" office:value="-0.125">
            <text:p>-13%</text:p>
          </table:table-cell>
          <table:table-cell table:number-columns-repeated="248"/>
        </table:table-row>
        <table:table-row table:style-name="ro2">
          <table:table-cell office:value-type="string">
            <text:p>Blow Absorption</text:p>
          </table:table-cell>
          <table:table-cell/>
          <table:table-cell office:value-type="float" office:value="8">
            <text:p>8</text:p>
          </table:table-cell>
          <table:table-cell table:style-name="ce18" office:value-type="string">
            <text:p>Ele</text:p>
          </table:table-cell>
          <table:table-cell office:value-type="float" office:value="5">
            <text:p>5</text:p>
          </table:table-cell>
          <table:table-cell table:formula="of:=[.E36]/[.C36]" office:value-type="percentage" office:value="0.625">
            <text:p>63%</text:p>
          </table:table-cell>
          <table:table-cell table:style-name="ce23" table:formula="of:=[.F36]-[.F35]" office:value-type="percentage" office:value="-0.25">
            <text:p>-25%</text:p>
          </table:table-cell>
          <table:table-cell table:style-name="ce23" table:formula="of:=[.F36]-[.F$34]" office:value-type="percentage" office:value="-0.375">
            <text:p>-38%</text:p>
          </table:table-cell>
          <table:table-cell table:number-columns-repeated="248"/>
        </table:table-row>
        <table:table-row table:style-name="ro1">
          <table:table-cell office:value-type="string">
            <text:p>Blow Absorption</text:p>
          </table:table-cell>
          <table:table-cell/>
          <table:table-cell office:value-type="float" office:value="8">
            <text:p>8</text:p>
          </table:table-cell>
          <table:table-cell table:style-name="ce18" office:value-type="string">
            <text:p>Sylph</text:p>
          </table:table-cell>
          <table:table-cell office:value-type="float" office:value="3">
            <text:p>3</text:p>
          </table:table-cell>
          <table:table-cell table:formula="of:=[.E37]/[.C37]" office:value-type="percentage" office:value="0.375">
            <text:p>38%</text:p>
          </table:table-cell>
          <table:table-cell table:style-name="ce23" table:formula="of:=[.F37]-[.F36]" office:value-type="percentage" office:value="-0.25">
            <text:p>-25%</text:p>
          </table:table-cell>
          <table:table-cell table:style-name="ce23" table:formula="of:=[.F37]-[.F$34]" office:value-type="percentage" office:value="-0.625">
            <text:p>-63%</text:p>
          </table:table-cell>
          <table:table-cell table:number-columns-repeated="248"/>
        </table:table-row>
        <table:table-row table:style-name="ro1">
          <table:table-cell office:value-type="string">
            <text:p>Blow Absorption</text:p>
          </table:table-cell>
          <table:table-cell/>
          <table:table-cell office:value-type="float" office:value="8">
            <text:p>8</text:p>
          </table:table-cell>
          <table:table-cell table:style-name="ce18" office:value-type="string">
            <text:p>Sally</text:p>
          </table:table-cell>
          <table:table-cell office:value-type="float" office:value="2">
            <text:p>2</text:p>
          </table:table-cell>
          <table:table-cell table:formula="of:=[.E38]/[.C38]" office:value-type="percentage" office:value="0.25">
            <text:p>25%</text:p>
          </table:table-cell>
          <table:table-cell table:style-name="ce23" table:formula="of:=[.F38]-[.F37]" office:value-type="percentage" office:value="-0.125">
            <text:p>-13%</text:p>
          </table:table-cell>
          <table:table-cell table:style-name="ce23" table:formula="of:=[.F38]-[.F$34]" office:value-type="percentage" office:value="-0.75">
            <text:p>-75%</text:p>
          </table:table-cell>
          <table:table-cell table:number-columns-repeated="248"/>
        </table:table-row>
        <table:table-row table:style-name="ro1">
          <table:table-cell office:value-type="string">
            <text:p>Internal Structure</text:p>
          </table:table-cell>
          <table:table-cell/>
          <table:table-cell office:value-type="float" office:value="22">
            <text:p>22</text:p>
          </table:table-cell>
          <table:table-cell table:style-name="ce18" office:value-type="string">
            <text:p>Gnome</text:p>
          </table:table-cell>
          <table:table-cell office:value-type="float" office:value="22">
            <text:p>22</text:p>
          </table:table-cell>
          <table:table-cell table:formula="of:=[.E39]/[.C39]" office:value-type="percentage" office:value="1">
            <text:p>100%</text:p>
          </table:table-cell>
          <table:table-cell table:style-name="ce23" office:value-type="percentage" office:value="0">
            <text:p>0%</text:p>
          </table:table-cell>
          <table:table-cell table:style-name="ce23" table:formula="of:=[.F39]-[.F$34]" office:value-type="percentage" office:value="0">
            <text:p>0%</text:p>
          </table:table-cell>
          <table:table-cell table:number-columns-repeated="248"/>
        </table:table-row>
        <table:table-row table:style-name="ro1">
          <table:table-cell office:value-type="string">
            <text:p>Internal Structure</text:p>
          </table:table-cell>
          <table:table-cell/>
          <table:table-cell office:value-type="float" office:value="22">
            <text:p>22</text:p>
          </table:table-cell>
          <table:table-cell table:style-name="ce18" office:value-type="string">
            <text:p>Undine</text:p>
          </table:table-cell>
          <table:table-cell office:value-type="float" office:value="20">
            <text:p>20</text:p>
          </table:table-cell>
          <table:table-cell table:formula="of:=[.E40]/[.C40]" office:value-type="percentage" office:value="0.909090909090909">
            <text:p>91%</text:p>
          </table:table-cell>
          <table:table-cell table:style-name="ce23" table:formula="of:=[.F40]-[.F39]" office:value-type="percentage" office:value="-0.0909090909090909">
            <text:p>-9%</text:p>
          </table:table-cell>
          <table:table-cell table:style-name="ce23" table:formula="of:=[.F40]-[.F$39]" office:value-type="percentage" office:value="-0.0909090909090909">
            <text:p>-9%</text:p>
          </table:table-cell>
          <table:table-cell table:number-columns-repeated="248"/>
        </table:table-row>
        <table:table-row table:style-name="ro2">
          <table:table-cell office:value-type="string">
            <text:p>Internal Structure</text:p>
          </table:table-cell>
          <table:table-cell/>
          <table:table-cell office:value-type="float" office:value="22">
            <text:p>22</text:p>
          </table:table-cell>
          <table:table-cell table:style-name="ce18" office:value-type="string">
            <text:p>Ele</text:p>
          </table:table-cell>
          <table:table-cell office:value-type="float" office:value="15">
            <text:p>15</text:p>
          </table:table-cell>
          <table:table-cell table:formula="of:=[.E41]/[.C41]" office:value-type="percentage" office:value="0.681818181818182">
            <text:p>68%</text:p>
          </table:table-cell>
          <table:table-cell table:style-name="ce23" table:formula="of:=[.F41]-[.F40]" office:value-type="percentage" office:value="-0.227272727272727">
            <text:p>-23%</text:p>
          </table:table-cell>
          <table:table-cell table:style-name="ce23" table:formula="of:=[.F41]-[.F$39]" office:value-type="percentage" office:value="-0.318181818181818">
            <text:p>-32%</text:p>
          </table:table-cell>
          <table:table-cell table:number-columns-repeated="248"/>
        </table:table-row>
        <table:table-row table:style-name="ro1">
          <table:table-cell office:value-type="string">
            <text:p>Internal Structure</text:p>
          </table:table-cell>
          <table:table-cell/>
          <table:table-cell office:value-type="float" office:value="22">
            <text:p>22</text:p>
          </table:table-cell>
          <table:table-cell table:style-name="ce18" office:value-type="string">
            <text:p>Sylph</text:p>
          </table:table-cell>
          <table:table-cell office:value-type="float" office:value="9">
            <text:p>9</text:p>
          </table:table-cell>
          <table:table-cell table:formula="of:=[.E42]/[.C42]" office:value-type="percentage" office:value="0.409090909090909">
            <text:p>41%</text:p>
          </table:table-cell>
          <table:table-cell table:style-name="ce23" table:formula="of:=[.F42]-[.F41]" office:value-type="percentage" office:value="-0.272727272727273">
            <text:p>-27%</text:p>
          </table:table-cell>
          <table:table-cell table:style-name="ce23" table:formula="of:=[.F42]-[.F$39]" office:value-type="percentage" office:value="-0.590909090909091">
            <text:p>-59%</text:p>
          </table:table-cell>
          <table:table-cell table:number-columns-repeated="248"/>
        </table:table-row>
        <table:table-row table:style-name="ro1">
          <table:table-cell office:value-type="string">
            <text:p>Internal Structure</text:p>
          </table:table-cell>
          <table:table-cell/>
          <table:table-cell office:value-type="float" office:value="22">
            <text:p>22</text:p>
          </table:table-cell>
          <table:table-cell table:style-name="ce18" office:value-type="string">
            <text:p>Sally</text:p>
          </table:table-cell>
          <table:table-cell office:value-type="float" office:value="7">
            <text:p>7</text:p>
          </table:table-cell>
          <table:table-cell table:formula="of:=[.E43]/[.C43]" office:value-type="percentage" office:value="0.318181818181818">
            <text:p>32%</text:p>
          </table:table-cell>
          <table:table-cell table:style-name="ce23" table:formula="of:=[.F43]-[.F42]" office:value-type="percentage" office:value="-0.0909090909090909">
            <text:p>-9%</text:p>
          </table:table-cell>
          <table:table-cell table:style-name="ce23" table:formula="of:=[.F43]-[.F$39]" office:value-type="percentage" office:value="-0.681818181818182">
            <text:p>-68%</text:p>
          </table:table-cell>
          <table:table-cell table:number-columns-repeated="248"/>
        </table:table-row>
      </table:table>
      <table:table table:name="Techs" table:style-name="ta6" table:print="false">
        <table:table-column table:style-name="co25" table:default-cell-style-name="ce32"/>
        <table:table-column table:style-name="co26" table:number-columns-repeated="2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18"/>
        <table:table-column table:style-name="co30" table:default-cell-style-name="ce35"/>
        <table:table-column table:style-name="co28" table:default-cell-style-name="ce35"/>
        <table:table-column table:style-name="co31" table:default-cell-style-name="ce35"/>
        <table:table-column table:style-name="co32" table:default-cell-style-name="ce35"/>
        <table:table-column table:style-name="co26" table:default-cell-style-name="ce18"/>
        <table:table-column table:style-name="co33" table:default-cell-style-name="ce18"/>
        <table:table-column table:style-name="co34" table:default-cell-style-name="ce35"/>
        <table:table-column table:style-name="co26" table:number-columns-repeated="2" table:default-cell-style-name="ce35"/>
        <table:table-column table:style-name="co32" table:default-cell-style-name="ce35"/>
        <table:table-column table:style-name="co28" table:default-cell-style-name="ce18"/>
        <table:table-column table:style-name="co35" table:default-cell-style-name="ce18"/>
        <table:table-column table:style-name="co36" table:default-cell-style-name="ce35"/>
        <table:table-column table:style-name="co26" table:number-columns-repeated="2" table:default-cell-style-name="ce35"/>
        <table:table-column table:style-name="co37" table:default-cell-style-name="ce35"/>
        <table:table-column table:style-name="co26" table:default-cell-style-name="ce18"/>
        <table:table-column table:style-name="co35" table:number-columns-repeated="2" table:default-cell-style-name="ce18"/>
        <table:table-column table:style-name="co35" table:number-columns-repeated="2" table:default-cell-style-name="ce35"/>
        <table:table-column table:style-name="co35" table:number-columns-repeated="2" table:default-cell-style-name="ce18"/>
        <table:table-column table:style-name="co35" table:number-columns-repeated="2" table:default-cell-style-name="ce35"/>
        <table:table-column table:style-name="co35" table:number-columns-repeated="228" table:default-cell-style-name="ce18"/>
        <table:table-column table:style-name="co35" table:default-cell-style-name="Default"/>
        <table:table-row table:style-name="ro1">
          <table:table-cell table:style-name="ce30" office:value-type="string">
            <text:p>Blow Absorption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office:value-type="string">
            <text:p>Cume</text:p>
          </table:table-cell>
          <table:table-cell table:style-name="ce35"/>
          <table:table-cell table:style-name="ce20" office:value-type="string">
            <text:p>Heat Capacity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table:style-name="ce35" office:value-type="string">
            <text:p>Cume</text:p>
          </table:table-cell>
          <table:table-cell/>
          <table:table-cell table:style-name="ce20" office:value-type="string">
            <text:p>Internal Structure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table:style-name="ce35" office:value-type="string">
            <text:p>Cume</text:p>
          </table:table-cell>
          <table:table-cell/>
          <table:table-cell table:style-name="ce20" office:value-type="string">
            <text:p>Nrg/Miss/Proj Weapons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table:style-name="ce35" office:value-type="string">
            <text:p>Cume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style-name="ce31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B3]" office:value-type="float" office:value="50">
            <text:p>50 </text:p>
          </table:table-cell>
          <table:table-cell table:style-name="ce38" office:value-type="string">
            <text:p>N/A</text:p>
          </table:table-cell>
          <table:table-cell office:value-type="float" office:value="0">
            <text:p><text:s/>- </text:p>
          </table:table-cell>
          <table:table-cell table:style-name="ce35"/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H3]" office:value-type="float" office:value="50">
            <text:p>50 </text:p>
          </table:table-cell>
          <table:table-cell table:style-name="ce38" office:value-type="string">
            <text:p>N/A</text:p>
          </table:table-cell>
          <table:table-cell table:style-name="ce35" office:value-type="float" office:value="0">
            <text:p><text:s/>- 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N3]" office:value-type="float" office:value="80">
            <text:p>80 </text:p>
          </table:table-cell>
          <table:table-cell table:style-name="ce38" office:value-type="string">
            <text:p>N/A</text:p>
          </table:table-cell>
          <table:table-cell table:style-name="ce35" office:value-type="float" office:value="0">
            <text:p><text:s/>- 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T3]" office:value-type="float" office:value="0">
            <text:p><text:s/>- </text:p>
          </table:table-cell>
          <table:table-cell table:style-name="ce38" office:value-type="string">
            <text:p>N/A</text:p>
          </table:table-cell>
          <table:table-cell table:style-name="ce35" office:value-type="float" office:value="0">
            <text:p><text:s/>-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 </text:p>
          </table:table-cell>
          <table:table-cell table:style-name="ce37" office:value-type="float" office:value="200">
            <text:p>200 </text:p>
          </table:table-cell>
          <table:table-cell table:style-name="ce39" office:value-type="string">
            <text:p>N/A</text:p>
          </table:table-cell>
          <table:table-cell office:value-type="float" office:value="50">
            <text:p>50 </text:p>
          </table:table-cell>
          <table:table-cell table:style-name="ce35"/>
          <table:table-cell table:style-name="ce18" office:value-type="float" office:value="1">
            <text:p>1</text:p>
          </table:table-cell>
          <table:table-cell office:value-type="float" office:value="50">
            <text:p>50 </text:p>
          </table:table-cell>
          <table:table-cell table:style-name="ce37" office:value-type="float" office:value="200">
            <text:p>200 </text:p>
          </table:table-cell>
          <table:table-cell table:style-name="ce39" office:value-type="string">
            <text:p>N/A</text:p>
          </table:table-cell>
          <table:table-cell table:style-name="ce35" office:value-type="float" office:value="50">
            <text:p>50 </text:p>
          </table:table-cell>
          <table:table-cell/>
          <table:table-cell table:style-name="ce18" office:value-type="float" office:value="1">
            <text:p>1</text:p>
          </table:table-cell>
          <table:table-cell office:value-type="float" office:value="80">
            <text:p>80 </text:p>
          </table:table-cell>
          <table:table-cell table:style-name="ce37" office:value-type="float" office:value="160">
            <text:p>160 </text:p>
          </table:table-cell>
          <table:table-cell table:style-name="ce39" office:value-type="string">
            <text:p>N/A</text:p>
          </table:table-cell>
          <table:table-cell table:style-name="ce35" table:formula="of:=[.Q2]+[.O2]" office:value-type="float" office:value="80">
            <text:p>80 </text:p>
          </table:table-cell>
          <table:table-cell/>
          <table:table-cell table:style-name="ce18" office:value-type="float" office:value="1">
            <text:p>1</text:p>
          </table:table-cell>
          <table:table-cell office:value-type="float" office:value="0">
            <text:p><text:s/>- </text:p>
          </table:table-cell>
          <table:table-cell table:style-name="ce37" office:value-type="float" office:value="500">
            <text:p>500 </text:p>
          </table:table-cell>
          <table:table-cell table:style-name="ce39" office:value-type="string">
            <text:p>N/A</text:p>
          </table:table-cell>
          <table:table-cell table:style-name="ce35" office:value-type="float" office:value="0">
            <text:p><text:s/>-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 </text:p>
          </table:table-cell>
          <table:table-cell table:style-name="ce37" office:value-type="float" office:value="300">
            <text:p>300 </text:p>
          </table:table-cell>
          <table:table-cell table:style-name="ce39" table:formula="of:=([.B4]-[.B3])/[.B3]" office:value-type="percentage" office:value="3">
            <text:p>300.00%</text:p>
          </table:table-cell>
          <table:table-cell office:value-type="float" office:value="250">
            <text:p>250 </text:p>
          </table:table-cell>
          <table:table-cell table:style-name="ce35"/>
          <table:table-cell table:style-name="ce18" office:value-type="float" office:value="2">
            <text:p>2</text:p>
          </table:table-cell>
          <table:table-cell office:value-type="float" office:value="200">
            <text:p>200 </text:p>
          </table:table-cell>
          <table:table-cell table:style-name="ce37" office:value-type="float" office:value="300">
            <text:p>300 </text:p>
          </table:table-cell>
          <table:table-cell table:style-name="ce39" table:formula="of:=([.H4]-[.H3])/[.H3]" office:value-type="percentage" office:value="3">
            <text:p>300.00%</text:p>
          </table:table-cell>
          <table:table-cell table:style-name="ce35" office:value-type="float" office:value="250">
            <text:p>250 </text:p>
          </table:table-cell>
          <table:table-cell/>
          <table:table-cell table:style-name="ce18" office:value-type="float" office:value="2">
            <text:p>2</text:p>
          </table:table-cell>
          <table:table-cell office:value-type="float" office:value="160">
            <text:p>160 </text:p>
          </table:table-cell>
          <table:table-cell table:style-name="ce37" office:value-type="float" office:value="240">
            <text:p>240 </text:p>
          </table:table-cell>
          <table:table-cell table:style-name="ce39" table:formula="of:=([.N4]-[.N3])/[.N3]" office:value-type="percentage" office:value="1">
            <text:p>100.00%</text:p>
          </table:table-cell>
          <table:table-cell table:style-name="ce35" table:formula="of:=[.Q3]+[.O3]" office:value-type="float" office:value="240">
            <text:p>240 </text:p>
          </table:table-cell>
          <table:table-cell/>
          <table:table-cell table:style-name="ce18" office:value-type="float" office:value="2">
            <text:p>2</text:p>
          </table:table-cell>
          <table:table-cell office:value-type="float" office:value="500">
            <text:p>500 </text:p>
          </table:table-cell>
          <table:table-cell table:style-name="ce37" office:value-type="float" office:value="750">
            <text:p>750 </text:p>
          </table:table-cell>
          <table:table-cell table:style-name="ce39" office:value-type="string">
            <text:p>N/A</text:p>
          </table:table-cell>
          <table:table-cell table:style-name="ce35" office:value-type="float" office:value="500">
            <text:p>50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">
            <text:p>300 </text:p>
          </table:table-cell>
          <table:table-cell table:style-name="ce37" office:value-type="float" office:value="400">
            <text:p>400 </text:p>
          </table:table-cell>
          <table:table-cell table:style-name="ce39" table:formula="of:=([.B5]-[.B4])/[.B4]" office:value-type="percentage" office:value="0.5">
            <text:p>50.00%</text:p>
          </table:table-cell>
          <table:table-cell office:value-type="float" office:value="550">
            <text:p>550 </text:p>
          </table:table-cell>
          <table:table-cell table:style-name="ce35"/>
          <table:table-cell table:style-name="ce18" office:value-type="float" office:value="3">
            <text:p>3</text:p>
          </table:table-cell>
          <table:table-cell office:value-type="float" office:value="300">
            <text:p>300 </text:p>
          </table:table-cell>
          <table:table-cell table:style-name="ce37" office:value-type="float" office:value="400">
            <text:p>400 </text:p>
          </table:table-cell>
          <table:table-cell table:style-name="ce39" table:formula="of:=([.H5]-[.H4])/[.H4]" office:value-type="percentage" office:value="0.5">
            <text:p>50.00%</text:p>
          </table:table-cell>
          <table:table-cell table:style-name="ce35" office:value-type="float" office:value="550">
            <text:p>550 </text:p>
          </table:table-cell>
          <table:table-cell/>
          <table:table-cell table:style-name="ce18" office:value-type="float" office:value="3">
            <text:p>3</text:p>
          </table:table-cell>
          <table:table-cell office:value-type="float" office:value="240">
            <text:p>240 </text:p>
          </table:table-cell>
          <table:table-cell table:style-name="ce37" office:value-type="float" office:value="320">
            <text:p>320 </text:p>
          </table:table-cell>
          <table:table-cell table:style-name="ce39" table:formula="of:=([.N5]-[.N4])/[.N4]" office:value-type="percentage" office:value="0.5">
            <text:p>50.00%</text:p>
          </table:table-cell>
          <table:table-cell table:style-name="ce35" table:formula="of:=[.Q4]+[.O4]" office:value-type="float" office:value="480">
            <text:p>480 </text:p>
          </table:table-cell>
          <table:table-cell/>
          <table:table-cell table:style-name="ce18" office:value-type="float" office:value="3">
            <text:p>3</text:p>
          </table:table-cell>
          <table:table-cell office:value-type="float" office:value="750">
            <text:p>750 </text:p>
          </table:table-cell>
          <table:table-cell table:style-name="ce37" office:value-type="float" office:value="1000">
            <text:p>1,000 </text:p>
          </table:table-cell>
          <table:table-cell table:style-name="ce39" table:formula="of:=([.T5]-[.T4])/[.T4]" office:value-type="percentage" office:value="0.5">
            <text:p>50.00%</text:p>
          </table:table-cell>
          <table:table-cell table:style-name="ce35" office:value-type="float" office:value="1250">
            <text:p>1,25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 </text:p>
          </table:table-cell>
          <table:table-cell table:style-name="ce37" office:value-type="float" office:value="500">
            <text:p>500 </text:p>
          </table:table-cell>
          <table:table-cell table:style-name="ce39" table:formula="of:=([.B6]-[.B5])/[.B5]" office:value-type="percentage" office:value="0.333333333333333">
            <text:p>33.33%</text:p>
          </table:table-cell>
          <table:table-cell office:value-type="float" office:value="950">
            <text:p>950 </text:p>
          </table:table-cell>
          <table:table-cell table:style-name="ce35"/>
          <table:table-cell table:style-name="ce18" office:value-type="float" office:value="4">
            <text:p>4</text:p>
          </table:table-cell>
          <table:table-cell office:value-type="float" office:value="400">
            <text:p>400 </text:p>
          </table:table-cell>
          <table:table-cell table:style-name="ce37" office:value-type="float" office:value="500">
            <text:p>500 </text:p>
          </table:table-cell>
          <table:table-cell table:style-name="ce39" table:formula="of:=([.H6]-[.H5])/[.H5]" office:value-type="percentage" office:value="0.333333333333333">
            <text:p>33.33%</text:p>
          </table:table-cell>
          <table:table-cell table:style-name="ce35" office:value-type="float" office:value="950">
            <text:p>950 </text:p>
          </table:table-cell>
          <table:table-cell/>
          <table:table-cell table:style-name="ce18" office:value-type="float" office:value="4">
            <text:p>4</text:p>
          </table:table-cell>
          <table:table-cell office:value-type="float" office:value="320">
            <text:p>320 </text:p>
          </table:table-cell>
          <table:table-cell table:style-name="ce37" office:value-type="float" office:value="400">
            <text:p>400 </text:p>
          </table:table-cell>
          <table:table-cell table:style-name="ce39" table:formula="of:=([.N6]-[.N5])/[.N5]" office:value-type="percentage" office:value="0.333333333333333">
            <text:p>33.33%</text:p>
          </table:table-cell>
          <table:table-cell table:style-name="ce35" table:formula="of:=[.Q5]+[.O5]" office:value-type="float" office:value="800">
            <text:p>800 </text:p>
          </table:table-cell>
          <table:table-cell/>
          <table:table-cell table:style-name="ce18" office:value-type="float" office:value="4">
            <text:p>4</text:p>
          </table:table-cell>
          <table:table-cell office:value-type="float" office:value="1000">
            <text:p>1,000 </text:p>
          </table:table-cell>
          <table:table-cell table:style-name="ce37" office:value-type="float" office:value="1250">
            <text:p>1,250 </text:p>
          </table:table-cell>
          <table:table-cell table:style-name="ce39" table:formula="of:=([.T6]-[.T5])/[.T5]" office:value-type="percentage" office:value="0.333333333333333">
            <text:p>33.33%</text:p>
          </table:table-cell>
          <table:table-cell table:style-name="ce35" office:value-type="float" office:value="2250">
            <text:p>2,25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 </text:p>
          </table:table-cell>
          <table:table-cell table:style-name="ce37" office:value-type="float" office:value="600">
            <text:p>600 </text:p>
          </table:table-cell>
          <table:table-cell table:style-name="ce39" table:formula="of:=([.B7]-[.B6])/[.B6]" office:value-type="percentage" office:value="0.25">
            <text:p>25.00%</text:p>
          </table:table-cell>
          <table:table-cell office:value-type="float" office:value="1450">
            <text:p>1,450 </text:p>
          </table:table-cell>
          <table:table-cell table:style-name="ce35"/>
          <table:table-cell table:style-name="ce18" office:value-type="float" office:value="5">
            <text:p>5</text:p>
          </table:table-cell>
          <table:table-cell office:value-type="float" office:value="500">
            <text:p>500 </text:p>
          </table:table-cell>
          <table:table-cell table:style-name="ce37" office:value-type="float" office:value="600">
            <text:p>600 </text:p>
          </table:table-cell>
          <table:table-cell table:style-name="ce39" table:formula="of:=([.H7]-[.H6])/[.H6]" office:value-type="percentage" office:value="0.25">
            <text:p>25.00%</text:p>
          </table:table-cell>
          <table:table-cell table:style-name="ce35" office:value-type="float" office:value="1450">
            <text:p>1,450 </text:p>
          </table:table-cell>
          <table:table-cell/>
          <table:table-cell table:style-name="ce18" office:value-type="float" office:value="5">
            <text:p>5</text:p>
          </table:table-cell>
          <table:table-cell office:value-type="float" office:value="400">
            <text:p>400 </text:p>
          </table:table-cell>
          <table:table-cell table:style-name="ce37" office:value-type="float" office:value="480">
            <text:p>480 </text:p>
          </table:table-cell>
          <table:table-cell table:style-name="ce39" table:formula="of:=([.N7]-[.N6])/[.N6]" office:value-type="percentage" office:value="0.25">
            <text:p>25.00%</text:p>
          </table:table-cell>
          <table:table-cell table:style-name="ce35" table:formula="of:=[.Q6]+[.O6]" office:value-type="float" office:value="1200">
            <text:p>1,200 </text:p>
          </table:table-cell>
          <table:table-cell/>
          <table:table-cell table:style-name="ce18" office:value-type="float" office:value="5">
            <text:p>5</text:p>
          </table:table-cell>
          <table:table-cell office:value-type="float" office:value="1250">
            <text:p>1,250 </text:p>
          </table:table-cell>
          <table:table-cell table:style-name="ce37" office:value-type="float" office:value="1500">
            <text:p>1,500 </text:p>
          </table:table-cell>
          <table:table-cell table:style-name="ce39" table:formula="of:=([.T7]-[.T6])/[.T6]" office:value-type="percentage" office:value="0.25">
            <text:p>25.00%</text:p>
          </table:table-cell>
          <table:table-cell table:style-name="ce35" office:value-type="float" office:value="3500">
            <text:p>3,50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0">
            <text:p>600 </text:p>
          </table:table-cell>
          <table:table-cell table:style-name="ce37" office:value-type="float" office:value="700">
            <text:p>700 </text:p>
          </table:table-cell>
          <table:table-cell table:style-name="ce39" table:formula="of:=([.B8]-[.B7])/[.B7]" office:value-type="percentage" office:value="0.2">
            <text:p>20.00%</text:p>
          </table:table-cell>
          <table:table-cell office:value-type="float" office:value="2050">
            <text:p>2,050 </text:p>
          </table:table-cell>
          <table:table-cell table:style-name="ce35"/>
          <table:table-cell table:style-name="ce18" office:value-type="float" office:value="6">
            <text:p>6</text:p>
          </table:table-cell>
          <table:table-cell office:value-type="float" office:value="600">
            <text:p>600 </text:p>
          </table:table-cell>
          <table:table-cell table:style-name="ce37" office:value-type="float" office:value="700">
            <text:p>700 </text:p>
          </table:table-cell>
          <table:table-cell table:style-name="ce39" table:formula="of:=([.H8]-[.H7])/[.H7]" office:value-type="percentage" office:value="0.2">
            <text:p>20.00%</text:p>
          </table:table-cell>
          <table:table-cell table:style-name="ce35" office:value-type="float" office:value="2050">
            <text:p>2,050 </text:p>
          </table:table-cell>
          <table:table-cell/>
          <table:table-cell table:style-name="ce18" office:value-type="float" office:value="6">
            <text:p>6</text:p>
          </table:table-cell>
          <table:table-cell office:value-type="float" office:value="480">
            <text:p>480 </text:p>
          </table:table-cell>
          <table:table-cell table:style-name="ce37" office:value-type="float" office:value="560">
            <text:p>560 </text:p>
          </table:table-cell>
          <table:table-cell table:style-name="ce39" table:formula="of:=([.N8]-[.N7])/[.N7]" office:value-type="percentage" office:value="0.2">
            <text:p>20.00%</text:p>
          </table:table-cell>
          <table:table-cell table:style-name="ce35" table:formula="of:=[.Q7]+[.O7]" office:value-type="float" office:value="1680">
            <text:p>1,680 </text:p>
          </table:table-cell>
          <table:table-cell/>
          <table:table-cell table:style-name="ce18" office:value-type="float" office:value="6">
            <text:p>6</text:p>
          </table:table-cell>
          <table:table-cell office:value-type="float" office:value="1500">
            <text:p>1,500 </text:p>
          </table:table-cell>
          <table:table-cell table:style-name="ce37" office:value-type="float" office:value="1750">
            <text:p>1,750 </text:p>
          </table:table-cell>
          <table:table-cell table:style-name="ce39" table:formula="of:=([.T8]-[.T7])/[.T7]" office:value-type="percentage" office:value="0.2">
            <text:p>20.00%</text:p>
          </table:table-cell>
          <table:table-cell table:style-name="ce35" office:value-type="float" office:value="5000">
            <text:p>5,00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0">
            <text:p>700 </text:p>
          </table:table-cell>
          <table:table-cell table:style-name="ce37" office:value-type="float" office:value="800">
            <text:p>800 </text:p>
          </table:table-cell>
          <table:table-cell table:style-name="ce39" table:formula="of:=([.B9]-[.B8])/[.B8]" office:value-type="percentage" office:value="0.166666666666667">
            <text:p>16.67%</text:p>
          </table:table-cell>
          <table:table-cell office:value-type="float" office:value="2750">
            <text:p>2,750 </text:p>
          </table:table-cell>
          <table:table-cell table:style-name="ce35"/>
          <table:table-cell table:style-name="ce18" office:value-type="float" office:value="7">
            <text:p>7</text:p>
          </table:table-cell>
          <table:table-cell office:value-type="float" office:value="700">
            <text:p>700 </text:p>
          </table:table-cell>
          <table:table-cell table:style-name="ce37" office:value-type="float" office:value="800">
            <text:p>800 </text:p>
          </table:table-cell>
          <table:table-cell table:style-name="ce39" table:formula="of:=([.H9]-[.H8])/[.H8]" office:value-type="percentage" office:value="0.166666666666667">
            <text:p>16.67%</text:p>
          </table:table-cell>
          <table:table-cell table:style-name="ce35" office:value-type="float" office:value="2750">
            <text:p>2,750 </text:p>
          </table:table-cell>
          <table:table-cell/>
          <table:table-cell table:style-name="ce18" office:value-type="float" office:value="7">
            <text:p>7</text:p>
          </table:table-cell>
          <table:table-cell office:value-type="float" office:value="560">
            <text:p>560 </text:p>
          </table:table-cell>
          <table:table-cell table:style-name="ce37" office:value-type="float" office:value="640">
            <text:p>640 </text:p>
          </table:table-cell>
          <table:table-cell table:style-name="ce39" table:formula="of:=([.N9]-[.N8])/[.N8]" office:value-type="percentage" office:value="0.166666666666667">
            <text:p>16.67%</text:p>
          </table:table-cell>
          <table:table-cell table:style-name="ce35" table:formula="of:=[.Q8]+[.O8]" office:value-type="float" office:value="2240">
            <text:p>2,240 </text:p>
          </table:table-cell>
          <table:table-cell/>
          <table:table-cell table:style-name="ce18" office:value-type="float" office:value="7">
            <text:p>7</text:p>
          </table:table-cell>
          <table:table-cell office:value-type="float" office:value="1750">
            <text:p>1,75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T9]-[.T8])/[.T8]" office:value-type="percentage" office:value="0.166666666666667">
            <text:p>16.67%</text:p>
          </table:table-cell>
          <table:table-cell table:style-name="ce35" office:value-type="float" office:value="6750">
            <text:p>6,75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0">
            <text:p>80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B10]-[.B9])/[.B9]" office:value-type="percentage" office:value="0.142857142857143">
            <text:p>14.29%</text:p>
          </table:table-cell>
          <table:table-cell office:value-type="float" office:value="3550">
            <text:p>3,550 </text:p>
          </table:table-cell>
          <table:table-cell table:style-name="ce35"/>
          <table:table-cell table:style-name="ce18" office:value-type="float" office:value="8">
            <text:p>8</text:p>
          </table:table-cell>
          <table:table-cell office:value-type="float" office:value="800">
            <text:p>800 </text:p>
          </table:table-cell>
          <table:table-cell table:style-name="ce37" office:value-type="float" office:value="900">
            <text:p>900 </text:p>
          </table:table-cell>
          <table:table-cell table:style-name="ce39" table:formula="of:=([.H10]-[.H9])/[.H9]" office:value-type="percentage" office:value="0.142857142857143">
            <text:p>14.29%</text:p>
          </table:table-cell>
          <table:table-cell table:style-name="ce35" office:value-type="float" office:value="3550">
            <text:p>3,550 </text:p>
          </table:table-cell>
          <table:table-cell/>
          <table:table-cell table:style-name="ce18" office:value-type="float" office:value="8">
            <text:p>8</text:p>
          </table:table-cell>
          <table:table-cell office:value-type="float" office:value="640">
            <text:p>640 </text:p>
          </table:table-cell>
          <table:table-cell table:style-name="ce37" office:value-type="float" office:value="720">
            <text:p>720 </text:p>
          </table:table-cell>
          <table:table-cell table:style-name="ce39" table:formula="of:=([.N10]-[.N9])/[.N9]" office:value-type="percentage" office:value="0.142857142857143">
            <text:p>14.29%</text:p>
          </table:table-cell>
          <table:table-cell table:style-name="ce35" table:formula="of:=[.Q9]+[.O9]" office:value-type="float" office:value="2880">
            <text:p>2,880 </text:p>
          </table:table-cell>
          <table:table-cell/>
          <table:table-cell table:style-name="ce18"/>
          <table:table-cell/>
          <table:table-cell table:style-name="ce37" table:number-columns-repeated="2"/>
          <table:table-cell table:style-name="ce35"/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number-columns-repeated="5"/>
          <table:table-cell table:style-name="ce35"/>
          <table:table-cell table:style-name="ce18" office:value-type="float" office:value="9">
            <text:p>9</text:p>
          </table:table-cell>
          <table:table-cell office:value-type="float" office:value="900">
            <text:p>900 </text:p>
          </table:table-cell>
          <table:table-cell table:style-name="ce37" office:value-type="float" office:value="1000">
            <text:p>1,000 </text:p>
          </table:table-cell>
          <table:table-cell table:style-name="ce39" table:formula="of:=([.H11]-[.H10])/[.H10]" office:value-type="percentage" office:value="0.125">
            <text:p>12.50%</text:p>
          </table:table-cell>
          <table:table-cell table:style-name="ce35" office:value-type="float" office:value="4450">
            <text:p>4,450 </text:p>
          </table:table-cell>
          <table:table-cell/>
          <table:table-cell table:style-name="ce18" office:value-type="float" office:value="9">
            <text:p>9</text:p>
          </table:table-cell>
          <table:table-cell office:value-type="float" office:value="720">
            <text:p>720 </text:p>
          </table:table-cell>
          <table:table-cell table:style-name="ce37" office:value-type="float" office:value="800">
            <text:p>800 </text:p>
          </table:table-cell>
          <table:table-cell table:style-name="ce39" table:formula="of:=([.N11]-[.N10])/[.N10]" office:value-type="percentage" office:value="0.125">
            <text:p>12.50%</text:p>
          </table:table-cell>
          <table:table-cell table:style-name="ce35" table:formula="of:=[.Q10]+[.O10]" office:value-type="float" office:value="3600">
            <text:p>3,600 </text:p>
          </table:table-cell>
          <table:table-cell/>
          <table:table-cell table:style-name="ce20" office:value-type="string">
            <text:p>Targ. Comp/Miss Guid.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table:style-name="ce35" office:value-type="string">
            <text:p>Cume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style-name="ce30" office:value-type="string">
            <text:p>Point Defense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office:value-type="string">
            <text:p>Cume</text:p>
          </table:table-cell>
          <table:table-cell table:style-name="ce35"/>
          <table:table-cell table:style-name="ce18" office:value-type="float" office:value="10">
            <text:p>10</text:p>
          </table:table-cell>
          <table:table-cell office:value-type="float" office:value="1000">
            <text:p>1,000 </text:p>
          </table:table-cell>
          <table:table-cell table:style-name="ce37" office:value-type="float" office:value="1100">
            <text:p>1,100 </text:p>
          </table:table-cell>
          <table:table-cell table:style-name="ce39" table:formula="of:=([.H12]-[.H11])/[.H11]" office:value-type="percentage" office:value="0.111111111111111">
            <text:p>11.11%</text:p>
          </table:table-cell>
          <table:table-cell table:style-name="ce35" office:value-type="float" office:value="5450">
            <text:p>5,450 </text:p>
          </table:table-cell>
          <table:table-cell/>
          <table:table-cell table:style-name="ce18" office:value-type="float" office:value="10">
            <text:p>10</text:p>
          </table:table-cell>
          <table:table-cell office:value-type="float" office:value="800">
            <text:p>800 </text:p>
          </table:table-cell>
          <table:table-cell table:style-name="ce37" office:value-type="float" office:value="880">
            <text:p>880 </text:p>
          </table:table-cell>
          <table:table-cell table:style-name="ce39" table:formula="of:=([.N12]-[.N11])/[.N11]" office:value-type="percentage" office:value="0.111111111111111">
            <text:p>11.11%</text:p>
          </table:table-cell>
          <table:table-cell table:style-name="ce35" table:formula="of:=[.Q11]+[.O11]" office:value-type="float" office:value="4400">
            <text:p>4,400 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T13]" office:value-type="float" office:value="70">
            <text:p>70 </text:p>
          </table:table-cell>
          <table:table-cell table:style-name="ce38" office:value-type="string">
            <text:p>N/A</text:p>
          </table:table-cell>
          <table:table-cell table:style-name="ce35" office:value-type="float" office:value="0">
            <text:p><text:s/>-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style-name="ce31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B14]" office:value-type="float" office:value="50">
            <text:p>50 </text:p>
          </table:table-cell>
          <table:table-cell table:style-name="ce38" office:value-type="string">
            <text:p>N/A</text:p>
          </table:table-cell>
          <table:table-cell office:value-type="float" office:value="0">
            <text:p><text:s/>- </text:p>
          </table:table-cell>
          <table:table-cell table:style-name="ce35"/>
          <table:table-cell table:style-name="ce18" office:value-type="float" office:value="11">
            <text:p>11</text:p>
          </table:table-cell>
          <table:table-cell office:value-type="float" office:value="1100">
            <text:p>1,100 </text:p>
          </table:table-cell>
          <table:table-cell table:style-name="ce37" office:value-type="float" office:value="1200">
            <text:p>1,200 </text:p>
          </table:table-cell>
          <table:table-cell table:style-name="ce39" table:formula="of:=([.H13]-[.H12])/[.H12]" office:value-type="percentage" office:value="0.1">
            <text:p>10.00%</text:p>
          </table:table-cell>
          <table:table-cell table:style-name="ce35" office:value-type="float" office:value="6550">
            <text:p>6,550 </text:p>
          </table:table-cell>
          <table:table-cell/>
          <table:table-cell table:style-name="ce18" office:value-type="float" office:value="11">
            <text:p>11</text:p>
          </table:table-cell>
          <table:table-cell office:value-type="float" office:value="880">
            <text:p>880 </text:p>
          </table:table-cell>
          <table:table-cell table:style-name="ce37" office:value-type="float" office:value="960">
            <text:p>960 </text:p>
          </table:table-cell>
          <table:table-cell table:style-name="ce39" table:formula="of:=([.N13]-[.N12])/[.N12]" office:value-type="percentage" office:value="0.1">
            <text:p>10.00%</text:p>
          </table:table-cell>
          <table:table-cell table:style-name="ce35" table:formula="of:=[.Q12]+[.O12]" office:value-type="float" office:value="5280">
            <text:p>5,280 </text:p>
          </table:table-cell>
          <table:table-cell/>
          <table:table-cell table:style-name="ce18" office:value-type="float" office:value="1">
            <text:p>1</text:p>
          </table:table-cell>
          <table:table-cell office:value-type="float" office:value="70">
            <text:p>70 </text:p>
          </table:table-cell>
          <table:table-cell table:style-name="ce37" office:value-type="float" office:value="600">
            <text:p>600 </text:p>
          </table:table-cell>
          <table:table-cell table:style-name="ce39" office:value-type="string">
            <text:p>N/A</text:p>
          </table:table-cell>
          <table:table-cell table:style-name="ce35" office:value-type="float" office:value="70">
            <text:p>7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 </text:p>
          </table:table-cell>
          <table:table-cell table:style-name="ce37" office:value-type="float" office:value="150">
            <text:p>150 </text:p>
          </table:table-cell>
          <table:table-cell table:style-name="ce39" office:value-type="string">
            <text:p>N/A</text:p>
          </table:table-cell>
          <table:table-cell office:value-type="float" office:value="50">
            <text:p>50 </text:p>
          </table:table-cell>
          <table:table-cell table:style-name="ce35"/>
          <table:table-cell table:style-name="ce18" office:value-type="float" office:value="12">
            <text:p>12</text:p>
          </table:table-cell>
          <table:table-cell office:value-type="float" office:value="1200">
            <text:p>1,20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H14]-[.H13])/[.H13]" office:value-type="percentage" office:value="0.0909090909090909">
            <text:p>9.09%</text:p>
          </table:table-cell>
          <table:table-cell table:style-name="ce35" office:value-type="float" office:value="7750">
            <text:p>7,750 </text:p>
          </table:table-cell>
          <table:table-cell/>
          <table:table-cell table:style-name="ce18" office:value-type="float" office:value="12">
            <text:p>12</text:p>
          </table:table-cell>
          <table:table-cell office:value-type="float" office:value="960">
            <text:p>960 </text:p>
          </table:table-cell>
          <table:table-cell table:style-name="ce37" office:value-type="float" office:value="1040">
            <text:p>1,040 </text:p>
          </table:table-cell>
          <table:table-cell table:style-name="ce39" table:formula="of:=([.N14]-[.N13])/[.N13]" office:value-type="percentage" office:value="0.0909090909090909">
            <text:p>9.09%</text:p>
          </table:table-cell>
          <table:table-cell table:style-name="ce35" table:formula="of:=[.Q13]+[.O13]" office:value-type="float" office:value="6240">
            <text:p>6,240 </text:p>
          </table:table-cell>
          <table:table-cell/>
          <table:table-cell table:style-name="ce18" office:value-type="float" office:value="2">
            <text:p>2</text:p>
          </table:table-cell>
          <table:table-cell office:value-type="float" office:value="600">
            <text:p>600 </text:p>
          </table:table-cell>
          <table:table-cell table:style-name="ce37" office:value-type="float" office:value="900">
            <text:p>900 </text:p>
          </table:table-cell>
          <table:table-cell table:style-name="ce39" table:formula="of:=([.T14]-[.T13])/[.T13]" office:value-type="percentage" office:value="7.57142857142857">
            <text:p>757.14%</text:p>
          </table:table-cell>
          <table:table-cell table:style-name="ce35" office:value-type="float" office:value="670">
            <text:p>67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">
            <text:p>150 </text:p>
          </table:table-cell>
          <table:table-cell table:style-name="ce37" office:value-type="float" office:value="225">
            <text:p>225 </text:p>
          </table:table-cell>
          <table:table-cell table:style-name="ce39" table:formula="of:=([.B15]-[.B14])/[.B14]" office:value-type="percentage" office:value="2">
            <text:p>200.00%</text:p>
          </table:table-cell>
          <table:table-cell office:value-type="float" office:value="200">
            <text:p>200 </text:p>
          </table:table-cell>
          <table:table-cell table:style-name="ce35"/>
          <table:table-cell table:style-name="ce18"/>
          <table:table-cell table:number-columns-repeated="3"/>
          <table:table-cell table:style-name="ce35"/>
          <table:table-cell/>
          <table:table-cell table:style-name="ce18" office:value-type="float" office:value="13">
            <text:p>13</text:p>
          </table:table-cell>
          <table:table-cell office:value-type="float" office:value="1040">
            <text:p>1,040 </text:p>
          </table:table-cell>
          <table:table-cell office:value-type="float" office:value="1120">
            <text:p>1,120 </text:p>
          </table:table-cell>
          <table:table-cell table:style-name="ce39" table:formula="of:=([.N15]-[.N14])/[.N14]" office:value-type="percentage" office:value="0.0833333333333333">
            <text:p>8.33%</text:p>
          </table:table-cell>
          <table:table-cell table:style-name="ce35" table:formula="of:=[.Q14]+[.O14]" office:value-type="float" office:value="7280">
            <text:p>7,280 </text:p>
          </table:table-cell>
          <table:table-cell/>
          <table:table-cell table:style-name="ce18" office:value-type="float" office:value="3">
            <text:p>3</text:p>
          </table:table-cell>
          <table:table-cell office:value-type="float" office:value="900">
            <text:p>900 </text:p>
          </table:table-cell>
          <table:table-cell table:style-name="ce37" office:value-type="float" office:value="1200">
            <text:p>1,200 </text:p>
          </table:table-cell>
          <table:table-cell table:style-name="ce39" table:formula="of:=([.T15]-[.T14])/[.T14]" office:value-type="percentage" office:value="0.5">
            <text:p>50.00%</text:p>
          </table:table-cell>
          <table:table-cell table:style-name="ce35" office:value-type="float" office:value="1570">
            <text:p>1,57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">
            <text:p>225 </text:p>
          </table:table-cell>
          <table:table-cell table:style-name="ce37" office:value-type="float" office:value="300">
            <text:p>300 </text:p>
          </table:table-cell>
          <table:table-cell table:style-name="ce39" table:formula="of:=([.B16]-[.B15])/[.B15]" office:value-type="percentage" office:value="0.5">
            <text:p>50.00%</text:p>
          </table:table-cell>
          <table:table-cell office:value-type="float" office:value="425">
            <text:p>425 </text:p>
          </table:table-cell>
          <table:table-cell table:style-name="ce35"/>
          <table:table-cell table:style-name="ce20" office:value-type="string">
            <text:p>Heat Sinks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table:style-name="ce35" office:value-type="string">
            <text:p>Cume</text:p>
          </table:table-cell>
          <table:table-cell/>
          <table:table-cell table:style-name="ce18" office:value-type="float" office:value="14">
            <text:p>14</text:p>
          </table:table-cell>
          <table:table-cell office:value-type="float" office:value="1120">
            <text:p>1,120 </text:p>
          </table:table-cell>
          <table:table-cell table:style-name="ce37" office:value-type="float" office:value="1200">
            <text:p>1,200 </text:p>
          </table:table-cell>
          <table:table-cell table:style-name="ce39" table:formula="of:=([.N16]-[.N15])/[.N15]" office:value-type="percentage" office:value="0.0769230769230769">
            <text:p>7.69%</text:p>
          </table:table-cell>
          <table:table-cell table:style-name="ce35" table:formula="of:=[.Q15]+[.O15]" office:value-type="float" office:value="8400">
            <text:p>8,400 </text:p>
          </table:table-cell>
          <table:table-cell/>
          <table:table-cell table:style-name="ce18" office:value-type="float" office:value="4">
            <text:p>4</text:p>
          </table:table-cell>
          <table:table-cell office:value-type="float" office:value="1200">
            <text:p>1,200 </text:p>
          </table:table-cell>
          <table:table-cell table:style-name="ce37" office:value-type="float" office:value="1500">
            <text:p>1,500 </text:p>
          </table:table-cell>
          <table:table-cell table:style-name="ce39" table:formula="of:=([.T16]-[.T15])/[.T15]" office:value-type="percentage" office:value="0.333333333333333">
            <text:p>33.33%</text:p>
          </table:table-cell>
          <table:table-cell table:style-name="ce35" office:value-type="float" office:value="2770">
            <text:p>2,77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">
            <text:p>300 </text:p>
          </table:table-cell>
          <table:table-cell table:style-name="ce37" office:value-type="float" office:value="375">
            <text:p>375 </text:p>
          </table:table-cell>
          <table:table-cell table:style-name="ce39" table:formula="of:=([.B17]-[.B16])/[.B16]" office:value-type="percentage" office:value="0.333333333333333">
            <text:p>33.33%</text:p>
          </table:table-cell>
          <table:table-cell office:value-type="float" office:value="725">
            <text:p>725 </text:p>
          </table:table-cell>
          <table:table-cell table:style-name="ce35"/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H18]" office:value-type="float" office:value="50">
            <text:p>50 </text:p>
          </table:table-cell>
          <table:table-cell table:style-name="ce38" office:value-type="string">
            <text:p>N/A</text:p>
          </table:table-cell>
          <table:table-cell table:style-name="ce35" office:value-type="float" office:value="0">
            <text:p><text:s/>- </text:p>
          </table:table-cell>
          <table:table-cell/>
          <table:table-cell table:style-name="ce18" office:value-type="float" office:value="15">
            <text:p>15</text:p>
          </table:table-cell>
          <table:table-cell office:value-type="float" office:value="1200">
            <text:p>1,200 </text:p>
          </table:table-cell>
          <table:table-cell table:style-name="ce37" office:value-type="float" office:value="1280">
            <text:p>1,280 </text:p>
          </table:table-cell>
          <table:table-cell table:style-name="ce39" table:formula="of:=([.N17]-[.N16])/[.N16]" office:value-type="percentage" office:value="0.0714285714285714">
            <text:p>7.14%</text:p>
          </table:table-cell>
          <table:table-cell table:style-name="ce35" table:formula="of:=[.Q16]+[.O16]" office:value-type="float" office:value="9600">
            <text:p>9,600 </text:p>
          </table:table-cell>
          <table:table-cell/>
          <table:table-cell table:style-name="ce18" office:value-type="float" office:value="5">
            <text:p>5</text:p>
          </table:table-cell>
          <table:table-cell office:value-type="float" office:value="1500">
            <text:p>1,500 </text:p>
          </table:table-cell>
          <table:table-cell table:style-name="ce37" office:value-type="float" office:value="1800">
            <text:p>1,800 </text:p>
          </table:table-cell>
          <table:table-cell table:style-name="ce39" table:formula="of:=([.T17]-[.T16])/[.T16]" office:value-type="percentage" office:value="0.25">
            <text:p>25.00%</text:p>
          </table:table-cell>
          <table:table-cell table:style-name="ce35" office:value-type="float" office:value="4270">
            <text:p>4,27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5">
            <text:p>375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B18]-[.B17])/[.B17]" office:value-type="percentage" office:value="0.25">
            <text:p>25.00%</text:p>
          </table:table-cell>
          <table:table-cell office:value-type="float" office:value="1100">
            <text:p>1,100 </text:p>
          </table:table-cell>
          <table:table-cell table:style-name="ce35"/>
          <table:table-cell table:style-name="ce18" office:value-type="float" office:value="1">
            <text:p>1</text:p>
          </table:table-cell>
          <table:table-cell office:value-type="float" office:value="50">
            <text:p>50 </text:p>
          </table:table-cell>
          <table:table-cell table:style-name="ce37" office:value-type="float" office:value="200">
            <text:p>200 </text:p>
          </table:table-cell>
          <table:table-cell table:style-name="ce39" office:value-type="string">
            <text:p>N/A</text:p>
          </table:table-cell>
          <table:table-cell table:style-name="ce35" office:value-type="float" office:value="50">
            <text:p>50 </text:p>
          </table:table-cell>
          <table:table-cell/>
          <table:table-cell table:style-name="ce18" office:value-type="float" office:value="16">
            <text:p>16</text:p>
          </table:table-cell>
          <table:table-cell office:value-type="float" office:value="1280">
            <text:p>1,280 </text:p>
          </table:table-cell>
          <table:table-cell table:style-name="ce37" office:value-type="float" office:value="1360">
            <text:p>1,360 </text:p>
          </table:table-cell>
          <table:table-cell table:style-name="ce39" table:formula="of:=([.N18]-[.N17])/[.N17]" office:value-type="percentage" office:value="0.0666666666666667">
            <text:p>6.67%</text:p>
          </table:table-cell>
          <table:table-cell table:style-name="ce35" table:formula="of:=[.Q17]+[.O17]" office:value-type="float" office:value="10880">
            <text:p>10,880 </text:p>
          </table:table-cell>
          <table:table-cell/>
          <table:table-cell table:style-name="ce18" office:value-type="float" office:value="6">
            <text:p>6</text:p>
          </table:table-cell>
          <table:table-cell office:value-type="float" office:value="1800">
            <text:p>1,80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T18]-[.T17])/[.T17]" office:value-type="percentage" office:value="0.2">
            <text:p>20.00%</text:p>
          </table:table-cell>
          <table:table-cell table:style-name="ce35" office:value-type="float" office:value="6070">
            <text:p>6,07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number-columns-repeated="2"/>
          <table:table-cell table:style-name="ce37" table:number-columns-repeated="2"/>
          <table:table-cell/>
          <table:table-cell table:style-name="ce35"/>
          <table:table-cell table:style-name="ce18" office:value-type="float" office:value="2">
            <text:p>2</text:p>
          </table:table-cell>
          <table:table-cell office:value-type="float" office:value="200">
            <text:p>200 </text:p>
          </table:table-cell>
          <table:table-cell table:style-name="ce37" office:value-type="float" office:value="300">
            <text:p>300 </text:p>
          </table:table-cell>
          <table:table-cell table:style-name="ce39" table:formula="of:=([.H19]-[.H18])/[.H18]" office:value-type="percentage" office:value="3">
            <text:p>300.00%</text:p>
          </table:table-cell>
          <table:table-cell table:style-name="ce35" office:value-type="float" office:value="250">
            <text:p>250 </text:p>
          </table:table-cell>
          <table:table-cell/>
          <table:table-cell table:style-name="ce18" office:value-type="float" office:value="17">
            <text:p>17</text:p>
          </table:table-cell>
          <table:table-cell office:value-type="float" office:value="1360">
            <text:p>1,360 </text:p>
          </table:table-cell>
          <table:table-cell table:style-name="ce37" office:value-type="float" office:value="1440">
            <text:p>1,440 </text:p>
          </table:table-cell>
          <table:table-cell table:style-name="ce39" table:formula="of:=([.N19]-[.N18])/[.N18]" office:value-type="percentage" office:value="0.0625">
            <text:p>6.25%</text:p>
          </table:table-cell>
          <table:table-cell table:style-name="ce35" table:formula="of:=[.Q18]+[.O18]" office:value-type="float" office:value="12240">
            <text:p>12,240 </text:p>
          </table:table-cell>
          <table:table-cell/>
          <table:table-cell table:style-name="ce18"/>
          <table:table-cell/>
          <table:table-cell table:style-name="ce37" table:number-columns-repeated="2"/>
          <table:table-cell table:style-name="ce35"/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style-name="ce30" office:value-type="string">
            <text:p>Stim Regen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office:value-type="string">
            <text:p>Cume</text:p>
          </table:table-cell>
          <table:table-cell table:style-name="ce35"/>
          <table:table-cell table:style-name="ce18" office:value-type="float" office:value="3">
            <text:p>3</text:p>
          </table:table-cell>
          <table:table-cell office:value-type="float" office:value="300">
            <text:p>300 </text:p>
          </table:table-cell>
          <table:table-cell table:style-name="ce37" office:value-type="float" office:value="400">
            <text:p>400 </text:p>
          </table:table-cell>
          <table:table-cell table:style-name="ce39" table:formula="of:=([.H20]-[.H19])/[.H19]" office:value-type="percentage" office:value="0.5">
            <text:p>50.00%</text:p>
          </table:table-cell>
          <table:table-cell table:style-name="ce35" office:value-type="float" office:value="550">
            <text:p>550 </text:p>
          </table:table-cell>
          <table:table-cell/>
          <table:table-cell table:style-name="ce18" office:value-type="float" office:value="18">
            <text:p>18</text:p>
          </table:table-cell>
          <table:table-cell office:value-type="float" office:value="1440">
            <text:p>1,440 </text:p>
          </table:table-cell>
          <table:table-cell table:style-name="ce37" office:value-type="float" office:value="1520">
            <text:p>1,520 </text:p>
          </table:table-cell>
          <table:table-cell table:style-name="ce39" table:formula="of:=([.N20]-[.N19])/[.N19]" office:value-type="percentage" office:value="0.0588235294117647">
            <text:p>5.88%</text:p>
          </table:table-cell>
          <table:table-cell table:style-name="ce35" table:formula="of:=[.Q19]+[.O19]" office:value-type="float" office:value="13680">
            <text:p>13,680 </text:p>
          </table:table-cell>
          <table:table-cell/>
          <table:table-cell table:style-name="ce18"/>
          <table:table-cell table:number-columns-repeated="3"/>
          <table:table-cell table:style-name="ce35"/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style-name="ce31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B22]" office:value-type="float" office:value="60">
            <text:p>60 </text:p>
          </table:table-cell>
          <table:table-cell table:style-name="ce38" office:value-type="string">
            <text:p>N/A</text:p>
          </table:table-cell>
          <table:table-cell office:value-type="float" office:value="0">
            <text:p><text:s/>- </text:p>
          </table:table-cell>
          <table:table-cell table:style-name="ce35"/>
          <table:table-cell table:style-name="ce18" office:value-type="float" office:value="4">
            <text:p>4</text:p>
          </table:table-cell>
          <table:table-cell office:value-type="float" office:value="400">
            <text:p>400 </text:p>
          </table:table-cell>
          <table:table-cell table:style-name="ce37" office:value-type="float" office:value="500">
            <text:p>500 </text:p>
          </table:table-cell>
          <table:table-cell table:style-name="ce39" table:formula="of:=([.H21]-[.H20])/[.H20]" office:value-type="percentage" office:value="0.333333333333333">
            <text:p>33.33%</text:p>
          </table:table-cell>
          <table:table-cell table:style-name="ce35" office:value-type="float" office:value="950">
            <text:p>950 </text:p>
          </table:table-cell>
          <table:table-cell/>
          <table:table-cell table:style-name="ce18" office:value-type="float" office:value="19">
            <text:p>19</text:p>
          </table:table-cell>
          <table:table-cell office:value-type="float" office:value="1520">
            <text:p>1,520 </text:p>
          </table:table-cell>
          <table:table-cell table:style-name="ce37" office:value-type="float" office:value="1600">
            <text:p>1,600 </text:p>
          </table:table-cell>
          <table:table-cell table:style-name="ce39" table:formula="of:=([.N21]-[.N20])/[.N20]" office:value-type="percentage" office:value="0.0555555555555556">
            <text:p>5.56%</text:p>
          </table:table-cell>
          <table:table-cell table:style-name="ce35" table:formula="of:=[.Q20]+[.O20]" office:value-type="float" office:value="15200">
            <text:p>15,200 </text:p>
          </table:table-cell>
          <table:table-cell/>
          <table:table-cell table:style-name="ce20" office:value-type="string">
            <text:p>Miss. Ammo/Proj. Ammo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table:style-name="ce35" office:value-type="string">
            <text:p>Cume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 </text:p>
          </table:table-cell>
          <table:table-cell table:style-name="ce37" office:value-type="float" office:value="1000">
            <text:p>1,000 </text:p>
          </table:table-cell>
          <table:table-cell table:style-name="ce39" office:value-type="string">
            <text:p>N/A</text:p>
          </table:table-cell>
          <table:table-cell office:value-type="float" office:value="60">
            <text:p>60 </text:p>
          </table:table-cell>
          <table:table-cell table:style-name="ce35"/>
          <table:table-cell table:style-name="ce18" office:value-type="float" office:value="5">
            <text:p>5</text:p>
          </table:table-cell>
          <table:table-cell office:value-type="float" office:value="500">
            <text:p>500 </text:p>
          </table:table-cell>
          <table:table-cell table:style-name="ce37" office:value-type="float" office:value="600">
            <text:p>600 </text:p>
          </table:table-cell>
          <table:table-cell table:style-name="ce39" table:formula="of:=([.H22]-[.H21])/[.H21]" office:value-type="percentage" office:value="0.25">
            <text:p>25.00%</text:p>
          </table:table-cell>
          <table:table-cell table:style-name="ce35" office:value-type="float" office:value="1450">
            <text:p>1,450 </text:p>
          </table:table-cell>
          <table:table-cell/>
          <table:table-cell table:style-name="ce18" office:value-type="float" office:value="20">
            <text:p>20</text:p>
          </table:table-cell>
          <table:table-cell office:value-type="float" office:value="1600">
            <text:p>1,600 </text:p>
          </table:table-cell>
          <table:table-cell table:style-name="ce37" office:value-type="float" office:value="1680">
            <text:p>1,680 </text:p>
          </table:table-cell>
          <table:table-cell table:style-name="ce39" table:formula="of:=([.N22]-[.N21])/[.N21]" office:value-type="percentage" office:value="0.0526315789473684">
            <text:p>5.26%</text:p>
          </table:table-cell>
          <table:table-cell table:style-name="ce35" table:formula="of:=[.Q21]+[.O21]" office:value-type="float" office:value="16800">
            <text:p>16,800 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T23]" office:value-type="float" office:value="200">
            <text:p>200 </text:p>
          </table:table-cell>
          <table:table-cell table:style-name="ce38" office:value-type="string">
            <text:p>N/A</text:p>
          </table:table-cell>
          <table:table-cell table:style-name="ce35" office:value-type="float" office:value="0">
            <text:p><text:s/>-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,000 </text:p>
          </table:table-cell>
          <table:table-cell table:style-name="ce37" office:value-type="float" office:value="1500">
            <text:p>1,500 </text:p>
          </table:table-cell>
          <table:table-cell table:style-name="ce39" table:formula="of:=([.B23]-[.B22])/[.B22]" office:value-type="percentage" office:value="15.6666666666667">
            <text:p>1566.67%</text:p>
          </table:table-cell>
          <table:table-cell office:value-type="float" office:value="1060">
            <text:p>1,060 </text:p>
          </table:table-cell>
          <table:table-cell table:style-name="ce35"/>
          <table:table-cell table:style-name="ce18" office:value-type="float" office:value="6">
            <text:p>6</text:p>
          </table:table-cell>
          <table:table-cell office:value-type="float" office:value="600">
            <text:p>600 </text:p>
          </table:table-cell>
          <table:table-cell table:style-name="ce37" office:value-type="float" office:value="700">
            <text:p>700 </text:p>
          </table:table-cell>
          <table:table-cell table:style-name="ce39" table:formula="of:=([.H23]-[.H22])/[.H22]" office:value-type="percentage" office:value="0.2">
            <text:p>20.00%</text:p>
          </table:table-cell>
          <table:table-cell table:style-name="ce35" office:value-type="float" office:value="2050">
            <text:p>2,050 </text:p>
          </table:table-cell>
          <table:table-cell/>
          <table:table-cell table:style-name="ce18" office:value-type="float" office:value="21">
            <text:p>21</text:p>
          </table:table-cell>
          <table:table-cell office:value-type="float" office:value="1680">
            <text:p>1,680 </text:p>
          </table:table-cell>
          <table:table-cell table:style-name="ce37" office:value-type="float" office:value="1760">
            <text:p>1,760 </text:p>
          </table:table-cell>
          <table:table-cell table:style-name="ce39" table:formula="of:=([.N23]-[.N22])/[.N22]" office:value-type="percentage" office:value="0.05">
            <text:p>5.00%</text:p>
          </table:table-cell>
          <table:table-cell table:style-name="ce35" table:formula="of:=[.Q22]+[.O22]" office:value-type="float" office:value="18480">
            <text:p>18,480 </text:p>
          </table:table-cell>
          <table:table-cell/>
          <table:table-cell table:style-name="ce18" office:value-type="float" office:value="1">
            <text:p>1</text:p>
          </table:table-cell>
          <table:table-cell office:value-type="float" office:value="200">
            <text:p>200 </text:p>
          </table:table-cell>
          <table:table-cell table:style-name="ce37" office:value-type="float" office:value="500">
            <text:p>500 </text:p>
          </table:table-cell>
          <table:table-cell table:style-name="ce39" office:value-type="string">
            <text:p>N/A</text:p>
          </table:table-cell>
          <table:table-cell table:style-name="ce35" office:value-type="float" office:value="200">
            <text:p>20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00">
            <text:p>1,500 </text:p>
          </table:table-cell>
          <table:table-cell table:style-name="ce37" office:value-type="float" office:value="2000">
            <text:p>2,000 </text:p>
          </table:table-cell>
          <table:table-cell table:style-name="ce39" table:formula="of:=([.B24]-[.B23])/[.B23]" office:value-type="percentage" office:value="0.5">
            <text:p>50.00%</text:p>
          </table:table-cell>
          <table:table-cell office:value-type="float" office:value="2560">
            <text:p>2,560 </text:p>
          </table:table-cell>
          <table:table-cell table:style-name="ce35"/>
          <table:table-cell table:style-name="ce18" office:value-type="float" office:value="7">
            <text:p>7</text:p>
          </table:table-cell>
          <table:table-cell office:value-type="float" office:value="700">
            <text:p>700 </text:p>
          </table:table-cell>
          <table:table-cell table:style-name="ce37" office:value-type="float" office:value="800">
            <text:p>800 </text:p>
          </table:table-cell>
          <table:table-cell table:style-name="ce39" table:formula="of:=([.H24]-[.H23])/[.H23]" office:value-type="percentage" office:value="0.166666666666667">
            <text:p>16.67%</text:p>
          </table:table-cell>
          <table:table-cell table:style-name="ce35" office:value-type="float" office:value="2750">
            <text:p>2,750 </text:p>
          </table:table-cell>
          <table:table-cell/>
          <table:table-cell table:style-name="ce18" office:value-type="float" office:value="22">
            <text:p>22</text:p>
          </table:table-cell>
          <table:table-cell office:value-type="float" office:value="1760">
            <text:p>1,76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N24]-[.N23])/[.N23]" office:value-type="percentage" office:value="0.0476190476190476">
            <text:p>4.76%</text:p>
          </table:table-cell>
          <table:table-cell table:style-name="ce35" table:formula="of:=[.Q23]+[.O23]" office:value-type="float" office:value="20240">
            <text:p>20,240 </text:p>
          </table:table-cell>
          <table:table-cell/>
          <table:table-cell table:style-name="ce18" office:value-type="float" office:value="2">
            <text:p>2</text:p>
          </table:table-cell>
          <table:table-cell office:value-type="float" office:value="500">
            <text:p>500 </text:p>
          </table:table-cell>
          <table:table-cell table:style-name="ce37" office:value-type="float" office:value="900">
            <text:p>900 </text:p>
          </table:table-cell>
          <table:table-cell table:style-name="ce39" table:formula="of:=([.T24]-[.T23])/[.T23]" office:value-type="percentage" office:value="1.5">
            <text:p>150.00%</text:p>
          </table:table-cell>
          <table:table-cell table:style-name="ce35" office:value-type="float" office:value="700">
            <text:p>70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">
            <text:p>2,000 </text:p>
          </table:table-cell>
          <table:table-cell table:style-name="ce37" office:value-type="float" office:value="2500">
            <text:p>2,500 </text:p>
          </table:table-cell>
          <table:table-cell table:style-name="ce39" table:formula="of:=([.B25]-[.B24])/[.B24]" office:value-type="percentage" office:value="0.333333333333333">
            <text:p>33.33%</text:p>
          </table:table-cell>
          <table:table-cell office:value-type="float" office:value="4560">
            <text:p>4,560 </text:p>
          </table:table-cell>
          <table:table-cell table:style-name="ce35"/>
          <table:table-cell table:style-name="ce18" office:value-type="float" office:value="8">
            <text:p>8</text:p>
          </table:table-cell>
          <table:table-cell office:value-type="float" office:value="800">
            <text:p>800 </text:p>
          </table:table-cell>
          <table:table-cell table:style-name="ce37" office:value-type="float" office:value="900">
            <text:p>900 </text:p>
          </table:table-cell>
          <table:table-cell table:style-name="ce39" table:formula="of:=([.H25]-[.H24])/[.H24]" office:value-type="percentage" office:value="0.142857142857143">
            <text:p>14.29%</text:p>
          </table:table-cell>
          <table:table-cell table:style-name="ce35" office:value-type="float" office:value="3550">
            <text:p>3,550 </text:p>
          </table:table-cell>
          <table:table-cell/>
          <table:table-cell table:style-name="ce18"/>
          <table:table-cell table:number-columns-repeated="3"/>
          <table:table-cell table:style-name="ce35"/>
          <table:table-cell/>
          <table:table-cell table:style-name="ce18" office:value-type="float" office:value="3">
            <text:p>3</text:p>
          </table:table-cell>
          <table:table-cell office:value-type="float" office:value="900">
            <text:p>900 </text:p>
          </table:table-cell>
          <table:table-cell table:style-name="ce37" office:value-type="float" office:value="1350">
            <text:p>1,350 </text:p>
          </table:table-cell>
          <table:table-cell table:style-name="ce39" table:formula="of:=([.T25]-[.T24])/[.T24]" office:value-type="percentage" office:value="0.8">
            <text:p>80.00%</text:p>
          </table:table-cell>
          <table:table-cell table:style-name="ce35" office:value-type="float" office:value="1600">
            <text:p>1,60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0">
            <text:p>2,50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B26]-[.B25])/[.B25]" office:value-type="percentage" office:value="0.25">
            <text:p>25.00%</text:p>
          </table:table-cell>
          <table:table-cell office:value-type="float" office:value="7060">
            <text:p>7,060 </text:p>
          </table:table-cell>
          <table:table-cell table:style-name="ce35"/>
          <table:table-cell table:style-name="ce18" office:value-type="float" office:value="9">
            <text:p>9</text:p>
          </table:table-cell>
          <table:table-cell office:value-type="float" office:value="900">
            <text:p>900 </text:p>
          </table:table-cell>
          <table:table-cell table:style-name="ce37" office:value-type="float" office:value="1000">
            <text:p>1,000 </text:p>
          </table:table-cell>
          <table:table-cell table:style-name="ce39" table:formula="of:=([.H26]-[.H25])/[.H25]" office:value-type="percentage" office:value="0.125">
            <text:p>12.50%</text:p>
          </table:table-cell>
          <table:table-cell table:style-name="ce35" office:value-type="float" office:value="4450">
            <text:p>4,450 </text:p>
          </table:table-cell>
          <table:table-cell/>
          <table:table-cell table:style-name="ce20" office:value-type="string">
            <text:p>Salvage Efficiency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table:style-name="ce35" office:value-type="string">
            <text:p>Cume</text:p>
          </table:table-cell>
          <table:table-cell/>
          <table:table-cell table:style-name="ce18" office:value-type="float" office:value="4">
            <text:p>4</text:p>
          </table:table-cell>
          <table:table-cell office:value-type="float" office:value="1350">
            <text:p>1,35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T26]-[.T25])/[.T25]" office:value-type="percentage" office:value="0.5">
            <text:p>50.00%</text:p>
          </table:table-cell>
          <table:table-cell table:style-name="ce35" office:value-type="float" office:value="2950">
            <text:p>2,950 </text:p>
          </table:table-cell>
          <table:table-cell table:number-columns-repeated="2"/>
          <table:table-cell table:style-name="ce18" table:number-columns-repeated="2"/>
          <table:table-cell table:number-columns-repeated="2"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number-columns-repeated="2"/>
          <table:table-cell table:style-name="ce37" table:number-columns-repeated="2"/>
          <table:table-cell/>
          <table:table-cell table:style-name="ce35"/>
          <table:table-cell table:style-name="ce18" office:value-type="float" office:value="10">
            <text:p>10</text:p>
          </table:table-cell>
          <table:table-cell office:value-type="float" office:value="1000">
            <text:p>1,00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H27]-[.H26])/[.H26]" office:value-type="percentage" office:value="0.111111111111111">
            <text:p>11.11%</text:p>
          </table:table-cell>
          <table:table-cell table:style-name="ce35" office:value-type="float" office:value="5450">
            <text:p>5,450 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N28]" office:value-type="float" office:value="80">
            <text:p>80 </text:p>
          </table:table-cell>
          <table:table-cell table:style-name="ce38" office:value-type="string">
            <text:p>N/A</text:p>
          </table:table-cell>
          <table:table-cell table:style-name="ce35" office:value-type="float" office:value="0">
            <text:p><text:s/>- </text:p>
          </table:table-cell>
          <table:table-cell/>
          <table:table-cell table:style-name="ce18"/>
          <table:table-cell/>
          <table:table-cell table:style-name="ce37" table:number-columns-repeated="2"/>
          <table:table-cell table:style-name="ce35"/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style-name="ce30" office:value-type="string">
            <text:p>Stim Efficiency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office:value-type="string">
            <text:p>Cume</text:p>
          </table:table-cell>
          <table:table-cell table:style-name="ce35"/>
          <table:table-cell table:style-name="ce18"/>
          <table:table-cell table:number-columns-repeated="3"/>
          <table:table-cell table:style-name="ce35"/>
          <table:table-cell/>
          <table:table-cell table:style-name="ce18" office:value-type="float" office:value="1">
            <text:p>1</text:p>
          </table:table-cell>
          <table:table-cell office:value-type="float" office:value="80">
            <text:p>80 </text:p>
          </table:table-cell>
          <table:table-cell table:style-name="ce37" office:value-type="float" office:value="600">
            <text:p>600 </text:p>
          </table:table-cell>
          <table:table-cell table:style-name="ce39" office:value-type="string">
            <text:p>N/A</text:p>
          </table:table-cell>
          <table:table-cell table:style-name="ce35" office:value-type="float" office:value="80">
            <text:p>80 </text:p>
          </table:table-cell>
          <table:table-cell/>
          <table:table-cell table:style-name="ce20" office:value-type="string">
            <text:p>Plasma Focusing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table:style-name="ce35" office:value-type="string">
            <text:p>Cume</text:p>
          </table:table-cell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style-name="ce31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B30]" office:value-type="float" office:value="80">
            <text:p>80 </text:p>
          </table:table-cell>
          <table:table-cell table:style-name="ce38" office:value-type="string">
            <text:p>N/A</text:p>
          </table:table-cell>
          <table:table-cell office:value-type="float" office:value="0">
            <text:p><text:s/>- </text:p>
          </table:table-cell>
          <table:table-cell table:style-name="ce35"/>
          <table:table-cell table:style-name="ce20" office:value-type="string">
            <text:p>Cargo Truck</text:p>
          </table:table-cell>
          <table:table-cell office:value-type="string" office:string-value="Cost:">
            <text:p>Cost: </text:p>
          </table:table-cell>
          <table:table-cell office:value-type="string" office:string-value="Next">
            <text:p>Next </text:p>
          </table:table-cell>
          <table:table-cell office:value-type="string" office:string-value="% Inc.">
            <text:p>% Inc. </text:p>
          </table:table-cell>
          <table:table-cell table:style-name="ce35" office:value-type="string">
            <text:p>Cume</text:p>
          </table:table-cell>
          <table:table-cell/>
          <table:table-cell table:style-name="ce18" office:value-type="float" office:value="2">
            <text:p>2</text:p>
          </table:table-cell>
          <table:table-cell office:value-type="float" office:value="600">
            <text:p>600 </text:p>
          </table:table-cell>
          <table:table-cell table:style-name="ce37" office:value-type="float" office:value="900">
            <text:p>900 </text:p>
          </table:table-cell>
          <table:table-cell table:style-name="ce39" table:formula="of:=([.N29]-[.N28])/[.N28]" office:value-type="percentage" office:value="6.5">
            <text:p>650.00%</text:p>
          </table:table-cell>
          <table:table-cell table:style-name="ce35" office:value-type="float" office:value="650">
            <text:p>650 </text:p>
          </table:table-cell>
          <table:table-cell/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T30]" office:value-type="float" office:value="75">
            <text:p>75 </text:p>
          </table:table-cell>
          <table:table-cell table:style-name="ce38" office:value-type="string">
            <text:p>N/A</text:p>
          </table:table-cell>
          <table:table-cell table:style-name="ce35" office:value-type="float" office:value="0">
            <text:p><text:s/>- </text:p>
          </table:table-cell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 </text:p>
          </table:table-cell>
          <table:table-cell table:style-name="ce37" office:value-type="float" office:value="600">
            <text:p>600 </text:p>
          </table:table-cell>
          <table:table-cell table:style-name="ce39" office:value-type="string">
            <text:p>N/A</text:p>
          </table:table-cell>
          <table:table-cell office:value-type="float" office:value="80">
            <text:p>80 </text:p>
          </table:table-cell>
          <table:table-cell table:style-name="ce35"/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H31]" office:value-type="float" office:value="100">
            <text:p>100 </text:p>
          </table:table-cell>
          <table:table-cell table:style-name="ce38" office:value-type="string">
            <text:p>N/A</text:p>
          </table:table-cell>
          <table:table-cell table:style-name="ce35" office:value-type="float" office:value="0">
            <text:p><text:s/>- </text:p>
          </table:table-cell>
          <table:table-cell/>
          <table:table-cell table:style-name="ce18" office:value-type="float" office:value="3">
            <text:p>3</text:p>
          </table:table-cell>
          <table:table-cell office:value-type="float" office:value="900">
            <text:p>900 </text:p>
          </table:table-cell>
          <table:table-cell table:style-name="ce37" office:value-type="float" office:value="1200">
            <text:p>1,200 </text:p>
          </table:table-cell>
          <table:table-cell table:style-name="ce39" table:formula="of:=([.N30]-[.N29])/[.N29]" office:value-type="percentage" office:value="0.5">
            <text:p>50.00%</text:p>
          </table:table-cell>
          <table:table-cell table:style-name="ce35" office:value-type="float" office:value="1550">
            <text:p>1,550 </text:p>
          </table:table-cell>
          <table:table-cell/>
          <table:table-cell table:style-name="ce18" office:value-type="float" office:value="1">
            <text:p>1</text:p>
          </table:table-cell>
          <table:table-cell office:value-type="float" office:value="75">
            <text:p>75 </text:p>
          </table:table-cell>
          <table:table-cell table:style-name="ce37" office:value-type="float" office:value="170">
            <text:p>170 </text:p>
          </table:table-cell>
          <table:table-cell table:style-name="ce39" office:value-type="string">
            <text:p>N/A</text:p>
          </table:table-cell>
          <table:table-cell table:style-name="ce35" table:formula="of:=[.W29]+[.U29]" office:value-type="float" office:value="75">
            <text:p>75 </text:p>
          </table:table-cell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0">
            <text:p>600 </text:p>
          </table:table-cell>
          <table:table-cell table:style-name="ce37" office:value-type="float" office:value="900">
            <text:p>900 </text:p>
          </table:table-cell>
          <table:table-cell table:style-name="ce39" table:formula="of:=([.B31]-[.B30])/[.B30]" office:value-type="percentage" office:value="6.5">
            <text:p>650.00%</text:p>
          </table:table-cell>
          <table:table-cell office:value-type="float" office:value="680">
            <text:p>680 </text:p>
          </table:table-cell>
          <table:table-cell table:style-name="ce35"/>
          <table:table-cell table:style-name="ce18" office:value-type="float" office:value="1">
            <text:p>1</text:p>
          </table:table-cell>
          <table:table-cell office:value-type="float" office:value="100">
            <text:p>100 </text:p>
          </table:table-cell>
          <table:table-cell table:style-name="ce37" office:value-type="float" office:value="800">
            <text:p>800 </text:p>
          </table:table-cell>
          <table:table-cell table:style-name="ce39" office:value-type="string">
            <text:p>N/A</text:p>
          </table:table-cell>
          <table:table-cell table:style-name="ce35" office:value-type="float" office:value="100">
            <text:p>100 </text:p>
          </table:table-cell>
          <table:table-cell/>
          <table:table-cell table:style-name="ce18" office:value-type="float" office:value="4">
            <text:p>4</text:p>
          </table:table-cell>
          <table:table-cell office:value-type="float" office:value="1200">
            <text:p>1,200 </text:p>
          </table:table-cell>
          <table:table-cell table:style-name="ce37" office:value-type="float" office:value="1500">
            <text:p>1,500 </text:p>
          </table:table-cell>
          <table:table-cell table:style-name="ce39" table:formula="of:=([.N31]-[.N30])/[.N30]" office:value-type="percentage" office:value="0.333333333333333">
            <text:p>33.33%</text:p>
          </table:table-cell>
          <table:table-cell table:style-name="ce35" office:value-type="float" office:value="2750">
            <text:p>2,750 </text:p>
          </table:table-cell>
          <table:table-cell/>
          <table:table-cell table:style-name="ce18" office:value-type="float" office:value="2">
            <text:p>2</text:p>
          </table:table-cell>
          <table:table-cell office:value-type="float" office:value="170">
            <text:p>170 </text:p>
          </table:table-cell>
          <table:table-cell table:style-name="ce37" office:value-type="float" office:value="340">
            <text:p>340 </text:p>
          </table:table-cell>
          <table:table-cell table:style-name="ce39" table:formula="of:=([.T31]-[.T30])/[.T30]" office:value-type="percentage" office:value="1.26666666666667">
            <text:p>126.67%</text:p>
          </table:table-cell>
          <table:table-cell table:style-name="ce35" table:formula="of:=[.W30]+[.U30]" office:value-type="float" office:value="245">
            <text:p>245 </text:p>
          </table:table-cell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0">
            <text:p>900 </text:p>
          </table:table-cell>
          <table:table-cell table:style-name="ce37" office:value-type="float" office:value="1200">
            <text:p>1,200 </text:p>
          </table:table-cell>
          <table:table-cell table:style-name="ce39" table:formula="of:=([.B32]-[.B31])/[.B31]" office:value-type="percentage" office:value="0.5">
            <text:p>50.00%</text:p>
          </table:table-cell>
          <table:table-cell office:value-type="float" office:value="1580">
            <text:p>1,580 </text:p>
          </table:table-cell>
          <table:table-cell table:style-name="ce35"/>
          <table:table-cell table:style-name="ce18" office:value-type="float" office:value="2">
            <text:p>2</text:p>
          </table:table-cell>
          <table:table-cell office:value-type="float" office:value="800">
            <text:p>800 </text:p>
          </table:table-cell>
          <table:table-cell table:style-name="ce37" office:value-type="float" office:value="1200">
            <text:p>1,200 </text:p>
          </table:table-cell>
          <table:table-cell table:style-name="ce39" table:formula="of:=([.H32]-[.H31])/[.H31]" office:value-type="percentage" office:value="7">
            <text:p>700.00%</text:p>
          </table:table-cell>
          <table:table-cell table:style-name="ce35" office:value-type="float" office:value="900">
            <text:p>900 </text:p>
          </table:table-cell>
          <table:table-cell/>
          <table:table-cell table:style-name="ce18" office:value-type="float" office:value="5">
            <text:p>5</text:p>
          </table:table-cell>
          <table:table-cell office:value-type="float" office:value="1500">
            <text:p>1,50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N32]-[.N31])/[.N31]" office:value-type="percentage" office:value="0.25">
            <text:p>25.00%</text:p>
          </table:table-cell>
          <table:table-cell table:style-name="ce35" office:value-type="float" office:value="4250">
            <text:p>4,250 </text:p>
          </table:table-cell>
          <table:table-cell/>
          <table:table-cell table:style-name="ce18" office:value-type="float" office:value="3">
            <text:p>3</text:p>
          </table:table-cell>
          <table:table-cell office:value-type="float" office:value="340">
            <text:p>340 </text:p>
          </table:table-cell>
          <table:table-cell table:style-name="ce37" office:value-type="float" office:value="400">
            <text:p>400 </text:p>
          </table:table-cell>
          <table:table-cell table:style-name="ce39" table:formula="of:=([.T32]-[.T31])/[.T31]" office:value-type="percentage" office:value="1">
            <text:p>100.00%</text:p>
          </table:table-cell>
          <table:table-cell table:style-name="ce35" table:formula="of:=[.W31]+[.U31]" office:value-type="float" office:value="585">
            <text:p>585 </text:p>
          </table:table-cell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00">
            <text:p>1,200 </text:p>
          </table:table-cell>
          <table:table-cell table:style-name="ce37" office:value-type="float" office:value="1500">
            <text:p>1,500 </text:p>
          </table:table-cell>
          <table:table-cell table:style-name="ce39" table:formula="of:=([.B33]-[.B32])/[.B32]" office:value-type="percentage" office:value="0.333333333333333">
            <text:p>33.33%</text:p>
          </table:table-cell>
          <table:table-cell office:value-type="float" office:value="2780">
            <text:p>2,780 </text:p>
          </table:table-cell>
          <table:table-cell table:style-name="ce35"/>
          <table:table-cell table:style-name="ce18" office:value-type="float" office:value="3">
            <text:p>3</text:p>
          </table:table-cell>
          <table:table-cell office:value-type="float" office:value="1200">
            <text:p>1,200 </text:p>
          </table:table-cell>
          <table:table-cell table:style-name="ce37" office:value-type="float" office:value="1600">
            <text:p>1,600 </text:p>
          </table:table-cell>
          <table:table-cell table:style-name="ce39" table:formula="of:=([.H33]-[.H32])/[.H32]" office:value-type="percentage" office:value="0.5">
            <text:p>50.00%</text:p>
          </table:table-cell>
          <table:table-cell table:style-name="ce35" office:value-type="float" office:value="2100">
            <text:p>2,100 </text:p>
          </table:table-cell>
          <table:table-cell/>
          <table:table-cell table:style-name="ce18"/>
          <table:table-cell/>
          <table:table-cell table:style-name="ce37" table:number-columns-repeated="2"/>
          <table:table-cell table:style-name="ce35"/>
          <table:table-cell/>
          <table:table-cell table:style-name="ce18" office:value-type="float" office:value="4">
            <text:p>4</text:p>
          </table:table-cell>
          <table:table-cell office:value-type="float" office:value="400">
            <text:p>400 </text:p>
          </table:table-cell>
          <table:table-cell table:style-name="ce37" office:value-type="float" office:value="530">
            <text:p>530 </text:p>
          </table:table-cell>
          <table:table-cell table:style-name="ce39" table:formula="of:=([.T33]-[.T32])/[.T32]" office:value-type="percentage" office:value="0.176470588235294">
            <text:p>17.65%</text:p>
          </table:table-cell>
          <table:table-cell table:style-name="ce35" table:formula="of:=[.W32]+[.U32]" office:value-type="float" office:value="985">
            <text:p>985 </text:p>
          </table:table-cell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00">
            <text:p>1,500 </text:p>
          </table:table-cell>
          <table:table-cell table:style-name="ce37" office:value-type="float" office:value="1800">
            <text:p>1,800 </text:p>
          </table:table-cell>
          <table:table-cell table:style-name="ce39" table:formula="of:=([.B34]-[.B33])/[.B33]" office:value-type="percentage" office:value="0.25">
            <text:p>25.00%</text:p>
          </table:table-cell>
          <table:table-cell office:value-type="float" office:value="4280">
            <text:p>4,280 </text:p>
          </table:table-cell>
          <table:table-cell table:style-name="ce35"/>
          <table:table-cell table:style-name="ce18" office:value-type="float" office:value="4">
            <text:p>4</text:p>
          </table:table-cell>
          <table:table-cell office:value-type="float" office:value="1600">
            <text:p>1,600 </text:p>
          </table:table-cell>
          <table:table-cell table:style-name="ce37" office:value-type="float" office:value="2000">
            <text:p>2,000 </text:p>
          </table:table-cell>
          <table:table-cell table:style-name="ce39" table:formula="of:=([.H34]-[.H33])/[.H33]" office:value-type="percentage" office:value="0.333333333333333">
            <text:p>33.33%</text:p>
          </table:table-cell>
          <table:table-cell table:style-name="ce35" office:value-type="float" office:value="3700">
            <text:p>3,700 </text:p>
          </table:table-cell>
          <table:table-cell/>
          <table:table-cell table:style-name="ce18"/>
          <table:table-cell/>
          <table:table-cell table:style-name="ce37" table:number-columns-repeated="2"/>
          <table:table-cell table:style-name="ce35"/>
          <table:table-cell/>
          <table:table-cell table:style-name="ce18" office:value-type="float" office:value="5">
            <text:p>5</text:p>
          </table:table-cell>
          <table:table-cell office:value-type="float" office:value="530">
            <text:p>530 </text:p>
          </table:table-cell>
          <table:table-cell table:style-name="ce37" office:value-type="float" office:value="660">
            <text:p>660 </text:p>
          </table:table-cell>
          <table:table-cell table:style-name="ce39" table:formula="of:=([.T34]-[.T33])/[.T33]" office:value-type="percentage" office:value="0.325">
            <text:p>32.50%</text:p>
          </table:table-cell>
          <table:table-cell table:style-name="ce35" table:formula="of:=[.W33]+[.U33]" office:value-type="float" office:value="1515">
            <text:p>1,515 </text:p>
          </table:table-cell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0">
            <text:p>1,800 </text:p>
          </table:table-cell>
          <table:table-cell table:style-name="ce37" office:value-type="float" office:value="2100">
            <text:p>2,100 </text:p>
          </table:table-cell>
          <table:table-cell table:style-name="ce39" table:formula="of:=([.B35]-[.B34])/[.B34]" office:value-type="percentage" office:value="0.2">
            <text:p>20.00%</text:p>
          </table:table-cell>
          <table:table-cell office:value-type="float" office:value="6080">
            <text:p>6,080 </text:p>
          </table:table-cell>
          <table:table-cell table:style-name="ce35"/>
          <table:table-cell table:style-name="ce18" office:value-type="float" office:value="5">
            <text:p>5</text:p>
          </table:table-cell>
          <table:table-cell office:value-type="float" office:value="2000">
            <text:p>2,00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H35]-[.H34])/[.H34]" office:value-type="percentage" office:value="0.25">
            <text:p>25.00%</text:p>
          </table:table-cell>
          <table:table-cell table:style-name="ce35" office:value-type="float" office:value="5700">
            <text:p>5,700 </text:p>
          </table:table-cell>
          <table:table-cell/>
          <table:table-cell table:style-name="ce18"/>
          <table:table-cell/>
          <table:table-cell table:style-name="ce37" table:number-columns-repeated="2"/>
          <table:table-cell table:style-name="ce35"/>
          <table:table-cell/>
          <table:table-cell table:style-name="ce18" office:value-type="float" office:value="6">
            <text:p>6</text:p>
          </table:table-cell>
          <table:table-cell office:value-type="float" office:value="660">
            <text:p>660 </text:p>
          </table:table-cell>
          <table:table-cell table:style-name="ce37" office:value-type="float" office:value="800">
            <text:p>800 </text:p>
          </table:table-cell>
          <table:table-cell table:style-name="ce39" table:formula="of:=([.T35]-[.T34])/[.T34]" office:value-type="percentage" office:value="0.245283018867925">
            <text:p>24.53%</text:p>
          </table:table-cell>
          <table:table-cell table:style-name="ce35" table:formula="of:=[.W34]+[.U34]" office:value-type="float" office:value="2175">
            <text:p>2,175 </text:p>
          </table:table-cell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00">
            <text:p>2,100 </text:p>
          </table:table-cell>
          <table:table-cell table:style-name="ce37" office:value-type="float" office:value="2400">
            <text:p>2,400 </text:p>
          </table:table-cell>
          <table:table-cell table:style-name="ce39" table:formula="of:=([.B36]-[.B35])/[.B35]" office:value-type="percentage" office:value="0.166666666666667">
            <text:p>16.67%</text:p>
          </table:table-cell>
          <table:table-cell office:value-type="float" office:value="8180">
            <text:p>8,180 </text:p>
          </table:table-cell>
          <table:table-cell table:style-name="ce35"/>
          <table:table-cell table:style-name="ce18"/>
          <table:table-cell/>
          <table:table-cell table:style-name="ce37" table:number-columns-repeated="2"/>
          <table:table-cell table:style-name="ce35"/>
          <table:table-cell/>
          <table:table-cell table:style-name="ce18"/>
          <table:table-cell/>
          <table:table-cell table:style-name="ce37" table:number-columns-repeated="2"/>
          <table:table-cell table:style-name="ce35"/>
          <table:table-cell/>
          <table:table-cell table:style-name="ce18" office:value-type="float" office:value="7">
            <text:p>7</text:p>
          </table:table-cell>
          <table:table-cell office:value-type="float" office:value="800">
            <text:p>80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T36]-[.T35])/[.T35]" office:value-type="percentage" office:value="0.212121212121212">
            <text:p>21.21%</text:p>
          </table:table-cell>
          <table:table-cell table:style-name="ce35" table:formula="of:=[.W35]+[.U35]" office:value-type="float" office:value="2975">
            <text:p>2,975 </text:p>
          </table:table-cell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0">
            <text:p>2,400 </text:p>
          </table:table-cell>
          <table:table-cell table:style-name="ce37" office:value-type="float" office:value="0">
            <text:p><text:s/>- </text:p>
          </table:table-cell>
          <table:table-cell table:style-name="ce39" table:formula="of:=([.B37]-[.B36])/[.B36]" office:value-type="percentage" office:value="0.142857142857143">
            <text:p>14.29%</text:p>
          </table:table-cell>
          <table:table-cell office:value-type="float" office:value="10580">
            <text:p>10,580 </text:p>
          </table:table-cell>
          <table:table-cell table:style-name="ce35"/>
          <table:table-cell table:style-name="ce18"/>
          <table:table-cell/>
          <table:table-cell table:style-name="ce37" table:number-columns-repeated="2"/>
          <table:table-cell table:style-name="ce35"/>
          <table:table-cell/>
          <table:table-cell table:style-name="ce18"/>
          <table:table-cell/>
          <table:table-cell table:style-name="ce37" table:number-columns-repeated="2"/>
          <table:table-cell table:style-name="ce35"/>
          <table:table-cell/>
          <table:table-cell table:style-name="ce18"/>
          <table:table-cell table:number-columns-repeated="3"/>
          <table:table-cell table:style-name="ce35"/>
          <table:table-cell table:number-columns-repeated="2"/>
          <table:table-cell table:style-name="ce18"/>
          <table:table-cell/>
          <table:table-cell table:style-name="ce35"/>
          <table:table-cell/>
          <table:table-cell table:style-name="ce18"/>
          <table:table-cell/>
          <table:table-cell table:style-name="ce35"/>
          <table:table-cell table:number-columns-repeated="227"/>
          <table:table-cell table:style-name="ce18"/>
        </table:table-row>
        <table:table-row table:style-name="ro1">
          <table:table-cell table:number-columns-repeated="7"/>
          <table:table-cell table:style-name="ce37"/>
          <table:table-cell table:number-columns-repeated="5"/>
          <table:table-cell table:style-name="ce37"/>
          <table:table-cell table:number-columns-repeated="3"/>
          <table:table-cell table:style-name="ce20"/>
          <table:table-cell table:style-name="ce42" table:number-columns-repeated="2"/>
          <table:table-cell table:number-columns-repeated="240"/>
        </table:table-row>
        <table:table-row table:style-name="ro1">
          <table:table-cell table:style-name="ce33" office:value-type="string">
            <text:p>tech</text:p>
          </table:table-cell>
          <table:table-cell table:style-name="ce36" office:value-type="string" office:string-value="level">
            <text:p>level </text:p>
          </table:table-cell>
          <table:table-cell table:style-name="ce36" office:value-type="string" office:string-value="cost">
            <text:p>cost </text:p>
          </table:table-cell>
          <table:table-cell table:style-name="ce36" office:value-type="string" office:string-value="next">
            <text:p>next </text:p>
          </table:table-cell>
          <table:table-cell table:style-name="ce36" office:value-type="string">
            <text:p>cume</text:p>
          </table:table-cell>
          <table:table-cell table:style-name="ce35" office:value-type="string" office:string-value="delta">
            <text:p>delta </text:p>
          </table:table-cell>
          <table:table-cell office:value-type="string" office:string-value="%delta">
            <text:p>%delta </text:p>
          </table:table-cell>
          <table:table-cell table:style-name="ce37" office:value-type="string" office:string-value="% total">
            <text:p>% total </text:p>
          </table:table-cell>
          <table:table-cell office:value-type="string">
            <text:p>% cume</text:p>
          </table:table-cell>
          <table:table-cell table:number-columns-repeated="251"/>
        </table:table-row>
        <table:table-row table:style-name="ro1">
          <table:table-cell table:style-name="ce31" office:value-type="string">
            <text:p>Blow Absorption</text:p>
          </table:table-cell>
          <table:table-cell table:style-name="ce37" office:value-type="float" office:value="0">
            <text:p><text:s/>- </text:p>
          </table:table-cell>
          <table:table-cell office:value-type="float" office:value="0">
            <text:p><text:s/>- </text:p>
          </table:table-cell>
          <table:table-cell table:formula="of:=[.C41]" office:value-type="float" office:value="50">
            <text:p>50 </text:p>
          </table:table-cell>
          <table:table-cell table:formula="of:=IF([.A40]=[.A39];[.C40]+[.E39];0)" office:value-type="float" office:value="0">
            <text:p><text:s/>- </text:p>
          </table:table-cell>
          <table:table-cell table:style-name="ce35" office:value-type="float" office:value="0">
            <text:p><text:s/>- </text:p>
          </table:table-cell>
          <table:table-cell table:style-name="ce40" office:value-type="float" office:value="0">
            <text:p><text:s/>- </text:p>
          </table:table-cell>
          <table:table-cell table:number-columns-repeated="2" office:value-type="float" office:value="0">
            <text:p><text:s/>- </text:p>
          </table:table-cell>
          <table:table-cell table:number-columns-repeated="4"/>
          <table:table-cell table:style-name="ce37"/>
          <table:table-cell table:number-columns-repeated="246"/>
        </table:table-row>
        <table:table-row table:style-name="ro1">
          <table:table-cell table:style-name="ce31" office:value-type="string">
            <text:p>Blow Absorption</text:p>
          </table:table-cell>
          <table:table-cell office:value-type="float" office:value="1">
            <text:p>1 </text:p>
          </table:table-cell>
          <table:table-cell office:value-type="float" office:value="50">
            <text:p>50 </text:p>
          </table:table-cell>
          <table:table-cell table:formula="of:=[.C42]" office:value-type="float" office:value="200">
            <text:p>200 </text:p>
          </table:table-cell>
          <table:table-cell table:formula="of:=IF([.A41]=[.A40];[.C41]+[.E40];0)" office:value-type="float" office:value="50">
            <text:p>50 </text:p>
          </table:table-cell>
          <table:table-cell table:style-name="ce35" table:formula="of:=IF([.C41]=0;0;[.C41]-[.C40])" office:value-type="float" office:value="50">
            <text:p>50 </text:p>
          </table:table-cell>
          <table:table-cell table:style-name="ce41" table:formula="of:=IF([.C41]=0;0;IF([.C40]=0;0;([.C41]-[.C40])/[.C40]))" office:value-type="percentage" office:value="0">
            <text:p>0%</text:p>
          </table:table-cell>
          <table:table-cell table:style-name="ce41" table:formula="of:=[.C41]/[.$E$48]" office:value-type="percentage" office:value="0.0140845070422535">
            <text:p>1%</text:p>
          </table:table-cell>
          <table:table-cell table:style-name="ce41" table:formula="of:=IF([.H41]=0;0;[.H41]+[.I40])" office:value-type="percentage" office:value="0.0140845070422535">
            <text:p>1%</text:p>
          </table:table-cell>
          <table:table-cell table:style-name="ce41"/>
          <table:table-cell table:number-columns-repeated="3"/>
          <table:table-cell table:style-name="ce37"/>
          <table:table-cell table:number-columns-repeated="3"/>
          <table:table-cell table:style-name="ce20"/>
          <table:table-cell table:style-name="ce42" table:number-columns-repeated="2"/>
          <table:table-cell table:number-columns-repeated="240"/>
        </table:table-row>
        <table:table-row table:style-name="ro1">
          <table:table-cell table:style-name="ce31" office:value-type="string">
            <text:p>Blow Absorption</text:p>
          </table:table-cell>
          <table:table-cell office:value-type="float" office:value="2">
            <text:p>2 </text:p>
          </table:table-cell>
          <table:table-cell office:value-type="float" office:value="200">
            <text:p>200 </text:p>
          </table:table-cell>
          <table:table-cell table:formula="of:=[.C43]" office:value-type="float" office:value="300">
            <text:p>300 </text:p>
          </table:table-cell>
          <table:table-cell table:formula="of:=IF([.A42]=[.A41];[.C42]+[.E41];0)" office:value-type="float" office:value="250">
            <text:p>250 </text:p>
          </table:table-cell>
          <table:table-cell table:style-name="ce35" table:formula="of:=IF([.C42]=0;0;[.C42]-[.C41])" office:value-type="float" office:value="150">
            <text:p>150 </text:p>
          </table:table-cell>
          <table:table-cell table:style-name="ce41" table:formula="of:=IF([.C42]=0;0;IF([.C41]=0;0;([.C42]-[.C41])/[.C41]))" office:value-type="percentage" office:value="3">
            <text:p>300%</text:p>
          </table:table-cell>
          <table:table-cell table:style-name="ce41" table:formula="of:=[.C42]/[.$E$48]" office:value-type="percentage" office:value="0.0563380281690141">
            <text:p>6%</text:p>
          </table:table-cell>
          <table:table-cell table:style-name="ce41" table:formula="of:=IF([.H42]=0;0;[.H42]+[.I41])" office:value-type="percentage" office:value="0.0704225352112676">
            <text:p>7%</text:p>
          </table:table-cell>
          <table:table-cell table:style-name="ce41"/>
          <table:table-cell table:number-columns-repeated="3"/>
          <table:table-cell table:style-name="ce37"/>
          <table:table-cell table:number-columns-repeated="246"/>
        </table:table-row>
        <table:table-row table:style-name="ro1">
          <table:table-cell table:style-name="ce31" office:value-type="string">
            <text:p>Blow Absorption</text:p>
          </table:table-cell>
          <table:table-cell office:value-type="float" office:value="3">
            <text:p>3 </text:p>
          </table:table-cell>
          <table:table-cell office:value-type="float" office:value="300">
            <text:p>300 </text:p>
          </table:table-cell>
          <table:table-cell table:formula="of:=[.C44]" office:value-type="float" office:value="400">
            <text:p>400 </text:p>
          </table:table-cell>
          <table:table-cell table:formula="of:=IF([.A43]=[.A42];[.C43]+[.E42];0)" office:value-type="float" office:value="550">
            <text:p>550 </text:p>
          </table:table-cell>
          <table:table-cell table:style-name="ce35" table:formula="of:=IF([.C43]=0;0;[.C43]-[.C42])" office:value-type="float" office:value="100">
            <text:p>100 </text:p>
          </table:table-cell>
          <table:table-cell table:style-name="ce41" table:formula="of:=IF([.C43]=0;0;IF([.C42]=0;0;([.C43]-[.C42])/[.C42]))" office:value-type="percentage" office:value="0.5">
            <text:p>50%</text:p>
          </table:table-cell>
          <table:table-cell table:style-name="ce41" table:formula="of:=[.C43]/[.$E$48]" office:value-type="percentage" office:value="0.0845070422535211">
            <text:p>8%</text:p>
          </table:table-cell>
          <table:table-cell table:style-name="ce41" table:formula="of:=IF([.H43]=0;0;[.H43]+[.I42])" office:value-type="percentage" office:value="0.154929577464789">
            <text:p>15%</text:p>
          </table:table-cell>
          <table:table-cell table:style-name="ce41"/>
          <table:table-cell table:number-columns-repeated="3"/>
          <table:table-cell table:style-name="ce37"/>
          <table:table-cell table:number-columns-repeated="246"/>
        </table:table-row>
        <table:table-row table:style-name="ro1">
          <table:table-cell table:style-name="ce31" office:value-type="string">
            <text:p>Blow Absorption</text:p>
          </table:table-cell>
          <table:table-cell office:value-type="float" office:value="4">
            <text:p>4 </text:p>
          </table:table-cell>
          <table:table-cell office:value-type="float" office:value="400">
            <text:p>400 </text:p>
          </table:table-cell>
          <table:table-cell table:formula="of:=[.C45]" office:value-type="float" office:value="500">
            <text:p>500 </text:p>
          </table:table-cell>
          <table:table-cell table:formula="of:=IF([.A44]=[.A43];[.C44]+[.E43];0)" office:value-type="float" office:value="950">
            <text:p>950 </text:p>
          </table:table-cell>
          <table:table-cell table:style-name="ce35" table:formula="of:=IF([.C44]=0;0;[.C44]-[.C43])" office:value-type="float" office:value="100">
            <text:p>100 </text:p>
          </table:table-cell>
          <table:table-cell table:style-name="ce41" table:formula="of:=IF([.C44]=0;0;IF([.C43]=0;0;([.C44]-[.C43])/[.C43]))" office:value-type="percentage" office:value="0.333333333333333">
            <text:p>33%</text:p>
          </table:table-cell>
          <table:table-cell table:style-name="ce41" table:formula="of:=[.C44]/[.$E$48]" office:value-type="percentage" office:value="0.112676056338028">
            <text:p>11%</text:p>
          </table:table-cell>
          <table:table-cell table:style-name="ce41" table:formula="of:=IF([.H44]=0;0;[.H44]+[.I43])" office:value-type="percentage" office:value="0.267605633802817">
            <text:p>27%</text:p>
          </table:table-cell>
          <table:table-cell table:style-name="ce41"/>
          <table:table-cell table:number-columns-repeated="3"/>
          <table:table-cell table:style-name="ce37"/>
          <table:table-cell table:number-columns-repeated="246"/>
        </table:table-row>
        <table:table-row table:style-name="ro1">
          <table:table-cell table:style-name="ce31" office:value-type="string">
            <text:p>Blow Absorption</text:p>
          </table:table-cell>
          <table:table-cell office:value-type="float" office:value="5">
            <text:p>5 </text:p>
          </table:table-cell>
          <table:table-cell office:value-type="float" office:value="500">
            <text:p>500 </text:p>
          </table:table-cell>
          <table:table-cell table:formula="of:=[.C46]" office:value-type="float" office:value="600">
            <text:p>600 </text:p>
          </table:table-cell>
          <table:table-cell table:formula="of:=IF([.A45]=[.A44];[.C45]+[.E44];0)" office:value-type="float" office:value="1450">
            <text:p>1,450 </text:p>
          </table:table-cell>
          <table:table-cell table:style-name="ce35" table:formula="of:=IF([.C45]=0;0;[.C45]-[.C44])" office:value-type="float" office:value="100">
            <text:p>100 </text:p>
          </table:table-cell>
          <table:table-cell table:style-name="ce41" table:formula="of:=IF([.C45]=0;0;IF([.C44]=0;0;([.C45]-[.C44])/[.C44]))" office:value-type="percentage" office:value="0.25">
            <text:p>25%</text:p>
          </table:table-cell>
          <table:table-cell table:style-name="ce41" table:formula="of:=[.C45]/[.$E$48]" office:value-type="percentage" office:value="0.140845070422535">
            <text:p>14%</text:p>
          </table:table-cell>
          <table:table-cell table:style-name="ce41" table:formula="of:=IF([.H45]=0;0;[.H45]+[.I44])" office:value-type="percentage" office:value="0.408450704225352">
            <text:p>41%</text:p>
          </table:table-cell>
          <table:table-cell table:style-name="ce41"/>
          <table:table-cell table:number-columns-repeated="3"/>
          <table:table-cell table:style-name="ce37"/>
          <table:table-cell table:number-columns-repeated="3"/>
          <table:table-cell table:style-name="ce20"/>
          <table:table-cell table:style-name="ce42" table:number-columns-repeated="2"/>
          <table:table-cell table:number-columns-repeated="240"/>
        </table:table-row>
        <table:table-row table:style-name="ro1">
          <table:table-cell table:style-name="ce31" office:value-type="string">
            <text:p>Blow Absorption</text:p>
          </table:table-cell>
          <table:table-cell office:value-type="float" office:value="6">
            <text:p>6 </text:p>
          </table:table-cell>
          <table:table-cell office:value-type="float" office:value="600">
            <text:p>600 </text:p>
          </table:table-cell>
          <table:table-cell table:formula="of:=[.C47]" office:value-type="float" office:value="700">
            <text:p>700 </text:p>
          </table:table-cell>
          <table:table-cell table:formula="of:=IF([.A46]=[.A45];[.C46]+[.E45];0)" office:value-type="float" office:value="2050">
            <text:p>2,050 </text:p>
          </table:table-cell>
          <table:table-cell table:style-name="ce35" table:formula="of:=IF([.C46]=0;0;[.C46]-[.C45])" office:value-type="float" office:value="100">
            <text:p>100 </text:p>
          </table:table-cell>
          <table:table-cell table:style-name="ce41" table:formula="of:=IF([.C46]=0;0;IF([.C45]=0;0;([.C46]-[.C45])/[.C45]))" office:value-type="percentage" office:value="0.2">
            <text:p>20%</text:p>
          </table:table-cell>
          <table:table-cell table:style-name="ce41" table:formula="of:=[.C46]/[.$E$48]" office:value-type="percentage" office:value="0.169014084507042">
            <text:p>17%</text:p>
          </table:table-cell>
          <table:table-cell table:style-name="ce41" table:formula="of:=IF([.H46]=0;0;[.H46]+[.I45])" office:value-type="percentage" office:value="0.577464788732394">
            <text:p>58%</text:p>
          </table:table-cell>
          <table:table-cell table:style-name="ce41"/>
          <table:table-cell table:number-columns-repeated="3"/>
          <table:table-cell table:style-name="ce37"/>
          <table:table-cell table:number-columns-repeated="246"/>
        </table:table-row>
        <table:table-row table:style-name="ro1">
          <table:table-cell table:style-name="ce31" office:value-type="string">
            <text:p>Blow Absorption</text:p>
          </table:table-cell>
          <table:table-cell office:value-type="float" office:value="7">
            <text:p>7 </text:p>
          </table:table-cell>
          <table:table-cell office:value-type="float" office:value="700">
            <text:p>700 </text:p>
          </table:table-cell>
          <table:table-cell table:formula="of:=[.C48]" office:value-type="float" office:value="800">
            <text:p>800 </text:p>
          </table:table-cell>
          <table:table-cell table:formula="of:=IF([.A47]=[.A46];[.C47]+[.E46];0)" office:value-type="float" office:value="2750">
            <text:p>2,750 </text:p>
          </table:table-cell>
          <table:table-cell table:style-name="ce35" table:formula="of:=IF([.C47]=0;0;[.C47]-[.C46])" office:value-type="float" office:value="100">
            <text:p>100 </text:p>
          </table:table-cell>
          <table:table-cell table:style-name="ce41" table:formula="of:=IF([.C47]=0;0;IF([.C46]=0;0;([.C47]-[.C46])/[.C46]))" office:value-type="percentage" office:value="0.166666666666667">
            <text:p>17%</text:p>
          </table:table-cell>
          <table:table-cell table:style-name="ce41" table:formula="of:=[.C47]/[.$E$48]" office:value-type="percentage" office:value="0.197183098591549">
            <text:p>20%</text:p>
          </table:table-cell>
          <table:table-cell table:style-name="ce41" table:formula="of:=IF([.H47]=0;0;[.H47]+[.I46])" office:value-type="percentage" office:value="0.774647887323944">
            <text:p>77%</text:p>
          </table:table-cell>
          <table:table-cell table:style-name="ce41"/>
          <table:table-cell table:number-columns-repeated="3"/>
          <table:table-cell table:style-name="ce37"/>
          <table:table-cell table:number-columns-repeated="246"/>
        </table:table-row>
        <table:table-row table:style-name="ro1">
          <table:table-cell table:style-name="ce31" office:value-type="string">
            <text:p>Blow Absorption</text:p>
          </table:table-cell>
          <table:table-cell office:value-type="float" office:value="8">
            <text:p>8 </text:p>
          </table:table-cell>
          <table:table-cell office:value-type="float" office:value="800">
            <text:p>800 </text:p>
          </table:table-cell>
          <table:table-cell table:formula="of:=[.C49]" office:value-type="float" office:value="0">
            <text:p><text:s/>- </text:p>
          </table:table-cell>
          <table:table-cell table:formula="of:=IF([.A48]=[.A47];[.C48]+[.E47];0)" office:value-type="float" office:value="3550">
            <text:p>3,550 </text:p>
          </table:table-cell>
          <table:table-cell table:style-name="ce35" table:formula="of:=IF([.C48]=0;0;[.C48]-[.C47])" office:value-type="float" office:value="100">
            <text:p>100 </text:p>
          </table:table-cell>
          <table:table-cell table:style-name="ce41" table:formula="of:=IF([.C48]=0;0;IF([.C47]=0;0;([.C48]-[.C47])/[.C47]))" office:value-type="percentage" office:value="0.142857142857143">
            <text:p>14%</text:p>
          </table:table-cell>
          <table:table-cell table:style-name="ce41" table:formula="of:=[.C48]/[.$E$48]" office:value-type="percentage" office:value="0.225352112676056">
            <text:p>23%</text:p>
          </table:table-cell>
          <table:table-cell table:style-name="ce41" table:formula="of:=IF([.H48]=0;0;[.H48]+[.I47])" office:value-type="percentage" office:value="1">
            <text:p>100%</text:p>
          </table:table-cell>
          <table:table-cell table:style-name="ce41"/>
          <table:table-cell table:number-columns-repeated="3"/>
          <table:table-cell table:style-name="ce37"/>
          <table:table-cell table:number-columns-repeated="246"/>
        </table:table-row>
        <table:table-row table:style-name="ro1">
          <table:table-cell table:style-name="ce31" office:value-type="string">
            <text:p>Point Defense</text:p>
          </table:table-cell>
          <table:table-cell table:style-name="ce37" office:value-type="float" office:value="0">
            <text:p><text:s/>- </text:p>
          </table:table-cell>
          <table:table-cell office:value-type="float" office:value="0">
            <text:p><text:s/>- </text:p>
          </table:table-cell>
          <table:table-cell table:formula="of:=[.C50]" office:value-type="float" office:value="50">
            <text:p>50 </text:p>
          </table:table-cell>
          <table:table-cell table:formula="of:=IF([.A49]=[.A48];[.C49]+[.E48];0)" office:value-type="float" office:value="0">
            <text:p><text:s/>- </text:p>
          </table:table-cell>
          <table:table-cell table:style-name="ce35" table:formula="of:=IF([.C49]=0;0;[.C49]-[.C48])" office:value-type="float" office:value="0">
            <text:p><text:s/>- </text:p>
          </table:table-cell>
          <table:table-cell table:style-name="ce41" table:formula="of:=IF([.C49]=0;0;IF([.C48]=0;0;([.C49]-[.C48])/[.C48]))" office:value-type="percentage" office:value="0">
            <text:p>0%</text:p>
          </table:table-cell>
          <table:table-cell table:style-name="ce41" table:formula="of:=[.C49]/[.$E$54]" office:value-type="percentage" office:value="0">
            <text:p>0%</text:p>
          </table:table-cell>
          <table:table-cell table:style-name="ce41" table:formula="of:=IF([.H49]=0;0;[.H49]+[.I48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Point Defense</text:p>
          </table:table-cell>
          <table:table-cell office:value-type="float" office:value="1">
            <text:p>1 </text:p>
          </table:table-cell>
          <table:table-cell office:value-type="float" office:value="50">
            <text:p>50 </text:p>
          </table:table-cell>
          <table:table-cell table:formula="of:=[.C51]" office:value-type="float" office:value="150">
            <text:p>150 </text:p>
          </table:table-cell>
          <table:table-cell table:formula="of:=IF([.A50]=[.A49];[.C50]+[.E49];0)" office:value-type="float" office:value="50">
            <text:p>50 </text:p>
          </table:table-cell>
          <table:table-cell table:style-name="ce35" table:formula="of:=IF([.C50]=0;0;[.C50]-[.C49])" office:value-type="float" office:value="50">
            <text:p>50 </text:p>
          </table:table-cell>
          <table:table-cell table:style-name="ce41" table:formula="of:=IF([.C50]=0;0;IF([.C49]=0;0;([.C50]-[.C49])/[.C49]))" office:value-type="percentage" office:value="0">
            <text:p>0%</text:p>
          </table:table-cell>
          <table:table-cell table:style-name="ce41" table:formula="of:=[.C50]/[.$E$54]" office:value-type="percentage" office:value="0.0454545454545455">
            <text:p>5%</text:p>
          </table:table-cell>
          <table:table-cell table:style-name="ce41" table:formula="of:=IF([.H50]=0;0;[.H50]+[.I49])" office:value-type="percentage" office:value="0.0454545454545455">
            <text:p>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Point Defense</text:p>
          </table:table-cell>
          <table:table-cell office:value-type="float" office:value="2">
            <text:p>2 </text:p>
          </table:table-cell>
          <table:table-cell office:value-type="float" office:value="150">
            <text:p>150 </text:p>
          </table:table-cell>
          <table:table-cell table:formula="of:=[.C52]" office:value-type="float" office:value="225">
            <text:p>225 </text:p>
          </table:table-cell>
          <table:table-cell table:formula="of:=IF([.A51]=[.A50];[.C51]+[.E50];0)" office:value-type="float" office:value="200">
            <text:p>200 </text:p>
          </table:table-cell>
          <table:table-cell table:style-name="ce35" table:formula="of:=IF([.C51]=0;0;[.C51]-[.C50])" office:value-type="float" office:value="100">
            <text:p>100 </text:p>
          </table:table-cell>
          <table:table-cell table:style-name="ce41" table:formula="of:=IF([.C51]=0;0;IF([.C50]=0;0;([.C51]-[.C50])/[.C50]))" office:value-type="percentage" office:value="2">
            <text:p>200%</text:p>
          </table:table-cell>
          <table:table-cell table:style-name="ce41" table:formula="of:=[.C51]/[.$E$54]" office:value-type="percentage" office:value="0.136363636363636">
            <text:p>14%</text:p>
          </table:table-cell>
          <table:table-cell table:style-name="ce41" table:formula="of:=IF([.H51]=0;0;[.H51]+[.I50])" office:value-type="percentage" office:value="0.181818181818182">
            <text:p>18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Point Defense</text:p>
          </table:table-cell>
          <table:table-cell office:value-type="float" office:value="3">
            <text:p>3 </text:p>
          </table:table-cell>
          <table:table-cell office:value-type="float" office:value="225">
            <text:p>225 </text:p>
          </table:table-cell>
          <table:table-cell table:formula="of:=[.C53]" office:value-type="float" office:value="300">
            <text:p>300 </text:p>
          </table:table-cell>
          <table:table-cell table:formula="of:=IF([.A52]=[.A51];[.C52]+[.E51];0)" office:value-type="float" office:value="425">
            <text:p>425 </text:p>
          </table:table-cell>
          <table:table-cell table:style-name="ce35" table:formula="of:=IF([.C52]=0;0;[.C52]-[.C51])" office:value-type="float" office:value="75">
            <text:p>75 </text:p>
          </table:table-cell>
          <table:table-cell table:style-name="ce41" table:formula="of:=IF([.C52]=0;0;IF([.C51]=0;0;([.C52]-[.C51])/[.C51]))" office:value-type="percentage" office:value="0.5">
            <text:p>50%</text:p>
          </table:table-cell>
          <table:table-cell table:style-name="ce41" table:formula="of:=[.C52]/[.$E$54]" office:value-type="percentage" office:value="0.204545454545455">
            <text:p>20%</text:p>
          </table:table-cell>
          <table:table-cell table:style-name="ce41" table:formula="of:=IF([.H52]=0;0;[.H52]+[.I51])" office:value-type="percentage" office:value="0.386363636363636">
            <text:p>39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Point Defense</text:p>
          </table:table-cell>
          <table:table-cell office:value-type="float" office:value="4">
            <text:p>4 </text:p>
          </table:table-cell>
          <table:table-cell office:value-type="float" office:value="300">
            <text:p>300 </text:p>
          </table:table-cell>
          <table:table-cell table:formula="of:=[.C54]" office:value-type="float" office:value="375">
            <text:p>375 </text:p>
          </table:table-cell>
          <table:table-cell table:formula="of:=IF([.A53]=[.A52];[.C53]+[.E52];0)" office:value-type="float" office:value="725">
            <text:p>725 </text:p>
          </table:table-cell>
          <table:table-cell table:style-name="ce35" table:formula="of:=IF([.C53]=0;0;[.C53]-[.C52])" office:value-type="float" office:value="75">
            <text:p>75 </text:p>
          </table:table-cell>
          <table:table-cell table:style-name="ce41" table:formula="of:=IF([.C53]=0;0;IF([.C52]=0;0;([.C53]-[.C52])/[.C52]))" office:value-type="percentage" office:value="0.333333333333333">
            <text:p>33%</text:p>
          </table:table-cell>
          <table:table-cell table:style-name="ce41" table:formula="of:=[.C53]/[.$E$54]" office:value-type="percentage" office:value="0.272727272727273">
            <text:p>27%</text:p>
          </table:table-cell>
          <table:table-cell table:style-name="ce41" table:formula="of:=IF([.H53]=0;0;[.H53]+[.I52])" office:value-type="percentage" office:value="0.659090909090909">
            <text:p>6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Point Defense</text:p>
          </table:table-cell>
          <table:table-cell office:value-type="float" office:value="5">
            <text:p>5 </text:p>
          </table:table-cell>
          <table:table-cell office:value-type="float" office:value="375">
            <text:p>375 </text:p>
          </table:table-cell>
          <table:table-cell table:formula="of:=[.C55]" office:value-type="float" office:value="0">
            <text:p><text:s/>- </text:p>
          </table:table-cell>
          <table:table-cell table:formula="of:=IF([.A54]=[.A53];[.C54]+[.E53];0)" office:value-type="float" office:value="1100">
            <text:p>1,100 </text:p>
          </table:table-cell>
          <table:table-cell table:style-name="ce35" table:formula="of:=IF([.C54]=0;0;[.C54]-[.C53])" office:value-type="float" office:value="75">
            <text:p>75 </text:p>
          </table:table-cell>
          <table:table-cell table:style-name="ce41" table:formula="of:=IF([.C54]=0;0;IF([.C53]=0;0;([.C54]-[.C53])/[.C53]))" office:value-type="percentage" office:value="0.25">
            <text:p>25%</text:p>
          </table:table-cell>
          <table:table-cell table:style-name="ce41" table:formula="of:=[.C54]/[.$E$54]" office:value-type="percentage" office:value="0.340909090909091">
            <text:p>34%</text:p>
          </table:table-cell>
          <table:table-cell table:style-name="ce41" table:formula="of:=IF([.H54]=0;0;[.H54]+[.I53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Regen</text:p>
          </table:table-cell>
          <table:table-cell table:style-name="ce37" office:value-type="float" office:value="0">
            <text:p><text:s/>- </text:p>
          </table:table-cell>
          <table:table-cell office:value-type="float" office:value="0">
            <text:p><text:s/>- </text:p>
          </table:table-cell>
          <table:table-cell table:formula="of:=[.C56]" office:value-type="float" office:value="60">
            <text:p>60 </text:p>
          </table:table-cell>
          <table:table-cell table:formula="of:=IF([.A55]=[.A54];[.C55]+[.E54];0)" office:value-type="float" office:value="0">
            <text:p><text:s/>- </text:p>
          </table:table-cell>
          <table:table-cell table:style-name="ce35" table:formula="of:=IF([.C55]=0;0;[.C55]-[.C54])" office:value-type="float" office:value="0">
            <text:p><text:s/>- </text:p>
          </table:table-cell>
          <table:table-cell table:style-name="ce41" table:formula="of:=IF([.C55]=0;0;IF([.C54]=0;0;([.C55]-[.C54])/[.C54]))" office:value-type="percentage" office:value="0">
            <text:p>0%</text:p>
          </table:table-cell>
          <table:table-cell table:style-name="ce41" table:formula="of:=[.C55]/[.$E$60]" office:value-type="percentage" office:value="0">
            <text:p>0%</text:p>
          </table:table-cell>
          <table:table-cell table:style-name="ce41" table:formula="of:=IF([.H55]=0;0;[.H55]+[.I54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Regen</text:p>
          </table:table-cell>
          <table:table-cell office:value-type="float" office:value="1">
            <text:p>1 </text:p>
          </table:table-cell>
          <table:table-cell office:value-type="float" office:value="60">
            <text:p>60 </text:p>
          </table:table-cell>
          <table:table-cell table:formula="of:=[.C57]" office:value-type="float" office:value="1000">
            <text:p>1,000 </text:p>
          </table:table-cell>
          <table:table-cell table:formula="of:=IF([.A56]=[.A55];[.C56]+[.E55];0)" office:value-type="float" office:value="60">
            <text:p>60 </text:p>
          </table:table-cell>
          <table:table-cell table:style-name="ce35" table:formula="of:=IF([.C56]=0;0;[.C56]-[.C55])" office:value-type="float" office:value="60">
            <text:p>60 </text:p>
          </table:table-cell>
          <table:table-cell table:style-name="ce41" table:formula="of:=IF([.C56]=0;0;IF([.C55]=0;0;([.C56]-[.C55])/[.C55]))" office:value-type="percentage" office:value="0">
            <text:p>0%</text:p>
          </table:table-cell>
          <table:table-cell table:style-name="ce41" table:formula="of:=[.C56]/[.$E$60]" office:value-type="percentage" office:value="0.0084985835694051">
            <text:p>1%</text:p>
          </table:table-cell>
          <table:table-cell table:style-name="ce41" table:formula="of:=IF([.H56]=0;0;[.H56]+[.I55])" office:value-type="percentage" office:value="0.0084985835694051">
            <text:p>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Regen</text:p>
          </table:table-cell>
          <table:table-cell office:value-type="float" office:value="2">
            <text:p>2 </text:p>
          </table:table-cell>
          <table:table-cell office:value-type="float" office:value="1000">
            <text:p>1,000 </text:p>
          </table:table-cell>
          <table:table-cell table:formula="of:=[.C58]" office:value-type="float" office:value="1500">
            <text:p>1,500 </text:p>
          </table:table-cell>
          <table:table-cell table:formula="of:=IF([.A57]=[.A56];[.C57]+[.E56];0)" office:value-type="float" office:value="1060">
            <text:p>1,060 </text:p>
          </table:table-cell>
          <table:table-cell table:style-name="ce35" table:formula="of:=IF([.C57]=0;0;[.C57]-[.C56])" office:value-type="float" office:value="940">
            <text:p>940 </text:p>
          </table:table-cell>
          <table:table-cell table:style-name="ce41" table:formula="of:=IF([.C57]=0;0;IF([.C56]=0;0;([.C57]-[.C56])/[.C56]))" office:value-type="percentage" office:value="15.6666666666667">
            <text:p>1567%</text:p>
          </table:table-cell>
          <table:table-cell table:style-name="ce41" table:formula="of:=[.C57]/[.$E$60]" office:value-type="percentage" office:value="0.141643059490085">
            <text:p>14%</text:p>
          </table:table-cell>
          <table:table-cell table:style-name="ce41" table:formula="of:=IF([.H57]=0;0;[.H57]+[.I56])" office:value-type="percentage" office:value="0.15014164305949">
            <text:p>1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Regen</text:p>
          </table:table-cell>
          <table:table-cell office:value-type="float" office:value="3">
            <text:p>3 </text:p>
          </table:table-cell>
          <table:table-cell office:value-type="float" office:value="1500">
            <text:p>1,500 </text:p>
          </table:table-cell>
          <table:table-cell table:formula="of:=[.C59]" office:value-type="float" office:value="2000">
            <text:p>2,000 </text:p>
          </table:table-cell>
          <table:table-cell table:formula="of:=IF([.A58]=[.A57];[.C58]+[.E57];0)" office:value-type="float" office:value="2560">
            <text:p>2,560 </text:p>
          </table:table-cell>
          <table:table-cell table:style-name="ce35" table:formula="of:=IF([.C58]=0;0;[.C58]-[.C57])" office:value-type="float" office:value="500">
            <text:p>500 </text:p>
          </table:table-cell>
          <table:table-cell table:style-name="ce41" table:formula="of:=IF([.C58]=0;0;IF([.C57]=0;0;([.C58]-[.C57])/[.C57]))" office:value-type="percentage" office:value="0.5">
            <text:p>50%</text:p>
          </table:table-cell>
          <table:table-cell table:style-name="ce41" table:formula="of:=[.C58]/[.$E$60]" office:value-type="percentage" office:value="0.212464589235127">
            <text:p>21%</text:p>
          </table:table-cell>
          <table:table-cell table:style-name="ce41" table:formula="of:=IF([.H58]=0;0;[.H58]+[.I57])" office:value-type="percentage" office:value="0.362606232294618">
            <text:p>3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Regen</text:p>
          </table:table-cell>
          <table:table-cell office:value-type="float" office:value="4">
            <text:p>4 </text:p>
          </table:table-cell>
          <table:table-cell office:value-type="float" office:value="2000">
            <text:p>2,000 </text:p>
          </table:table-cell>
          <table:table-cell table:formula="of:=[.C60]" office:value-type="float" office:value="2500">
            <text:p>2,500 </text:p>
          </table:table-cell>
          <table:table-cell table:formula="of:=IF([.A59]=[.A58];[.C59]+[.E58];0)" office:value-type="float" office:value="4560">
            <text:p>4,560 </text:p>
          </table:table-cell>
          <table:table-cell table:style-name="ce35" table:formula="of:=IF([.C59]=0;0;[.C59]-[.C58])" office:value-type="float" office:value="500">
            <text:p>500 </text:p>
          </table:table-cell>
          <table:table-cell table:style-name="ce41" table:formula="of:=IF([.C59]=0;0;IF([.C58]=0;0;([.C59]-[.C58])/[.C58]))" office:value-type="percentage" office:value="0.333333333333333">
            <text:p>33%</text:p>
          </table:table-cell>
          <table:table-cell table:style-name="ce41" table:formula="of:=[.C59]/[.$E$60]" office:value-type="percentage" office:value="0.28328611898017">
            <text:p>28%</text:p>
          </table:table-cell>
          <table:table-cell table:style-name="ce41" table:formula="of:=IF([.H59]=0;0;[.H59]+[.I58])" office:value-type="percentage" office:value="0.645892351274788">
            <text:p>6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Regen</text:p>
          </table:table-cell>
          <table:table-cell office:value-type="float" office:value="5">
            <text:p>5 </text:p>
          </table:table-cell>
          <table:table-cell office:value-type="float" office:value="2500">
            <text:p>2,500 </text:p>
          </table:table-cell>
          <table:table-cell table:formula="of:=[.C61]" office:value-type="float" office:value="0">
            <text:p><text:s/>- </text:p>
          </table:table-cell>
          <table:table-cell table:formula="of:=IF([.A60]=[.A59];[.C60]+[.E59];0)" office:value-type="float" office:value="7060">
            <text:p>7,060 </text:p>
          </table:table-cell>
          <table:table-cell table:style-name="ce35" table:formula="of:=IF([.C60]=0;0;[.C60]-[.C59])" office:value-type="float" office:value="500">
            <text:p>500 </text:p>
          </table:table-cell>
          <table:table-cell table:style-name="ce41" table:formula="of:=IF([.C60]=0;0;IF([.C59]=0;0;([.C60]-[.C59])/[.C59]))" office:value-type="percentage" office:value="0.25">
            <text:p>25%</text:p>
          </table:table-cell>
          <table:table-cell table:style-name="ce41" table:formula="of:=[.C60]/[.$E$60]" office:value-type="percentage" office:value="0.354107648725212">
            <text:p>35%</text:p>
          </table:table-cell>
          <table:table-cell table:style-name="ce41" table:formula="of:=IF([.H60]=0;0;[.H60]+[.I59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Efficiency</text:p>
          </table:table-cell>
          <table:table-cell table:style-name="ce37" office:value-type="float" office:value="0">
            <text:p><text:s/>- </text:p>
          </table:table-cell>
          <table:table-cell office:value-type="float" office:value="0">
            <text:p><text:s/>- </text:p>
          </table:table-cell>
          <table:table-cell table:formula="of:=[.C62]" office:value-type="float" office:value="80">
            <text:p>80 </text:p>
          </table:table-cell>
          <table:table-cell table:formula="of:=IF([.A61]=[.A60];[.C61]+[.E60];0)" office:value-type="float" office:value="0">
            <text:p><text:s/>- </text:p>
          </table:table-cell>
          <table:table-cell table:style-name="ce35" table:formula="of:=IF([.C61]=0;0;[.C61]-[.C60])" office:value-type="float" office:value="0">
            <text:p><text:s/>- </text:p>
          </table:table-cell>
          <table:table-cell table:style-name="ce41" table:formula="of:=IF([.C61]=0;0;IF([.C60]=0;0;([.C61]-[.C60])/[.C60]))" office:value-type="percentage" office:value="0">
            <text:p>0%</text:p>
          </table:table-cell>
          <table:table-cell table:style-name="ce41" table:formula="of:=[.C61]/[.$E$69]" office:value-type="percentage" office:value="0">
            <text:p>0%</text:p>
          </table:table-cell>
          <table:table-cell table:style-name="ce41" table:formula="of:=IF([.H61]=0;0;[.H61]+[.I60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Efficiency</text:p>
          </table:table-cell>
          <table:table-cell office:value-type="float" office:value="1">
            <text:p>1 </text:p>
          </table:table-cell>
          <table:table-cell office:value-type="float" office:value="80">
            <text:p>80 </text:p>
          </table:table-cell>
          <table:table-cell table:formula="of:=[.C63]" office:value-type="float" office:value="600">
            <text:p>600 </text:p>
          </table:table-cell>
          <table:table-cell table:formula="of:=IF([.A62]=[.A61];[.C62]+[.E61];0)" office:value-type="float" office:value="80">
            <text:p>80 </text:p>
          </table:table-cell>
          <table:table-cell table:style-name="ce35" table:formula="of:=IF([.C62]=0;0;[.C62]-[.C61])" office:value-type="float" office:value="80">
            <text:p>80 </text:p>
          </table:table-cell>
          <table:table-cell table:style-name="ce41" table:formula="of:=IF([.C62]=0;0;IF([.C61]=0;0;([.C62]-[.C61])/[.C61]))" office:value-type="percentage" office:value="0">
            <text:p>0%</text:p>
          </table:table-cell>
          <table:table-cell table:style-name="ce41" table:formula="of:=[.C62]/[.$E$69]" office:value-type="percentage" office:value="0.00756143667296786">
            <text:p>1%</text:p>
          </table:table-cell>
          <table:table-cell table:style-name="ce41" table:formula="of:=IF([.H62]=0;0;[.H62]+[.I61])" office:value-type="percentage" office:value="0.00756143667296786">
            <text:p>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Efficiency</text:p>
          </table:table-cell>
          <table:table-cell office:value-type="float" office:value="2">
            <text:p>2 </text:p>
          </table:table-cell>
          <table:table-cell office:value-type="float" office:value="600">
            <text:p>600 </text:p>
          </table:table-cell>
          <table:table-cell table:formula="of:=[.C64]" office:value-type="float" office:value="900">
            <text:p>900 </text:p>
          </table:table-cell>
          <table:table-cell table:formula="of:=IF([.A63]=[.A62];[.C63]+[.E62];0)" office:value-type="float" office:value="680">
            <text:p>680 </text:p>
          </table:table-cell>
          <table:table-cell table:style-name="ce35" table:formula="of:=IF([.C63]=0;0;[.C63]-[.C62])" office:value-type="float" office:value="520">
            <text:p>520 </text:p>
          </table:table-cell>
          <table:table-cell table:style-name="ce41" table:formula="of:=IF([.C63]=0;0;IF([.C62]=0;0;([.C63]-[.C62])/[.C62]))" office:value-type="percentage" office:value="6.5">
            <text:p>650%</text:p>
          </table:table-cell>
          <table:table-cell table:style-name="ce41" table:formula="of:=[.C63]/[.$E$69]" office:value-type="percentage" office:value="0.056710775047259">
            <text:p>6%</text:p>
          </table:table-cell>
          <table:table-cell table:style-name="ce41" table:formula="of:=IF([.H63]=0;0;[.H63]+[.I62])" office:value-type="percentage" office:value="0.0642722117202268">
            <text:p>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Efficiency</text:p>
          </table:table-cell>
          <table:table-cell office:value-type="float" office:value="3">
            <text:p>3 </text:p>
          </table:table-cell>
          <table:table-cell office:value-type="float" office:value="900">
            <text:p>900 </text:p>
          </table:table-cell>
          <table:table-cell table:formula="of:=[.C65]" office:value-type="float" office:value="1200">
            <text:p>1,200 </text:p>
          </table:table-cell>
          <table:table-cell table:formula="of:=IF([.A64]=[.A63];[.C64]+[.E63];0)" office:value-type="float" office:value="1580">
            <text:p>1,580 </text:p>
          </table:table-cell>
          <table:table-cell table:style-name="ce35" table:formula="of:=IF([.C64]=0;0;[.C64]-[.C63])" office:value-type="float" office:value="300">
            <text:p>300 </text:p>
          </table:table-cell>
          <table:table-cell table:style-name="ce41" table:formula="of:=IF([.C64]=0;0;IF([.C63]=0;0;([.C64]-[.C63])/[.C63]))" office:value-type="percentage" office:value="0.5">
            <text:p>50%</text:p>
          </table:table-cell>
          <table:table-cell table:style-name="ce41" table:formula="of:=[.C64]/[.$E$69]" office:value-type="percentage" office:value="0.0850661625708885">
            <text:p>9%</text:p>
          </table:table-cell>
          <table:table-cell table:style-name="ce41" table:formula="of:=IF([.H64]=0;0;[.H64]+[.I63])" office:value-type="percentage" office:value="0.149338374291115">
            <text:p>1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Efficiency</text:p>
          </table:table-cell>
          <table:table-cell office:value-type="float" office:value="4">
            <text:p>4 </text:p>
          </table:table-cell>
          <table:table-cell office:value-type="float" office:value="1200">
            <text:p>1,200 </text:p>
          </table:table-cell>
          <table:table-cell table:formula="of:=[.C66]" office:value-type="float" office:value="1500">
            <text:p>1,500 </text:p>
          </table:table-cell>
          <table:table-cell table:formula="of:=IF([.A65]=[.A64];[.C65]+[.E64];0)" office:value-type="float" office:value="2780">
            <text:p>2,780 </text:p>
          </table:table-cell>
          <table:table-cell table:style-name="ce35" table:formula="of:=IF([.C65]=0;0;[.C65]-[.C64])" office:value-type="float" office:value="300">
            <text:p>300 </text:p>
          </table:table-cell>
          <table:table-cell table:style-name="ce41" table:formula="of:=IF([.C65]=0;0;IF([.C64]=0;0;([.C65]-[.C64])/[.C64]))" office:value-type="percentage" office:value="0.333333333333333">
            <text:p>33%</text:p>
          </table:table-cell>
          <table:table-cell table:style-name="ce41" table:formula="of:=[.C65]/[.$E$69]" office:value-type="percentage" office:value="0.113421550094518">
            <text:p>11%</text:p>
          </table:table-cell>
          <table:table-cell table:style-name="ce41" table:formula="of:=IF([.H65]=0;0;[.H65]+[.I64])" office:value-type="percentage" office:value="0.262759924385633">
            <text:p>2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Efficiency</text:p>
          </table:table-cell>
          <table:table-cell office:value-type="float" office:value="5">
            <text:p>5 </text:p>
          </table:table-cell>
          <table:table-cell office:value-type="float" office:value="1500">
            <text:p>1,500 </text:p>
          </table:table-cell>
          <table:table-cell table:formula="of:=[.C67]" office:value-type="float" office:value="1800">
            <text:p>1,800 </text:p>
          </table:table-cell>
          <table:table-cell table:formula="of:=IF([.A66]=[.A65];[.C66]+[.E65];0)" office:value-type="float" office:value="4280">
            <text:p>4,280 </text:p>
          </table:table-cell>
          <table:table-cell table:style-name="ce35" table:formula="of:=IF([.C66]=0;0;[.C66]-[.C65])" office:value-type="float" office:value="300">
            <text:p>300 </text:p>
          </table:table-cell>
          <table:table-cell table:style-name="ce41" table:formula="of:=IF([.C66]=0;0;IF([.C65]=0;0;([.C66]-[.C65])/[.C65]))" office:value-type="percentage" office:value="0.25">
            <text:p>25%</text:p>
          </table:table-cell>
          <table:table-cell table:style-name="ce41" table:formula="of:=[.C66]/[.$E$69]" office:value-type="percentage" office:value="0.141776937618147">
            <text:p>14%</text:p>
          </table:table-cell>
          <table:table-cell table:style-name="ce41" table:formula="of:=IF([.H66]=0;0;[.H66]+[.I65])" office:value-type="percentage" office:value="0.404536862003781">
            <text:p>4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Efficiency</text:p>
          </table:table-cell>
          <table:table-cell office:value-type="float" office:value="6">
            <text:p>6 </text:p>
          </table:table-cell>
          <table:table-cell office:value-type="float" office:value="1800">
            <text:p>1,800 </text:p>
          </table:table-cell>
          <table:table-cell table:formula="of:=[.C68]" office:value-type="float" office:value="2100">
            <text:p>2,100 </text:p>
          </table:table-cell>
          <table:table-cell table:formula="of:=IF([.A67]=[.A66];[.C67]+[.E66];0)" office:value-type="float" office:value="6080">
            <text:p>6,080 </text:p>
          </table:table-cell>
          <table:table-cell table:style-name="ce35" table:formula="of:=IF([.C67]=0;0;[.C67]-[.C66])" office:value-type="float" office:value="300">
            <text:p>300 </text:p>
          </table:table-cell>
          <table:table-cell table:style-name="ce41" table:formula="of:=IF([.C67]=0;0;IF([.C66]=0;0;([.C67]-[.C66])/[.C66]))" office:value-type="percentage" office:value="0.2">
            <text:p>20%</text:p>
          </table:table-cell>
          <table:table-cell table:style-name="ce41" table:formula="of:=[.C67]/[.$E$69]" office:value-type="percentage" office:value="0.170132325141777">
            <text:p>17%</text:p>
          </table:table-cell>
          <table:table-cell table:style-name="ce41" table:formula="of:=IF([.H67]=0;0;[.H67]+[.I66])" office:value-type="percentage" office:value="0.574669187145558">
            <text:p>5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Efficiency</text:p>
          </table:table-cell>
          <table:table-cell office:value-type="float" office:value="7">
            <text:p>7 </text:p>
          </table:table-cell>
          <table:table-cell office:value-type="float" office:value="2100">
            <text:p>2,100 </text:p>
          </table:table-cell>
          <table:table-cell table:formula="of:=[.C69]" office:value-type="float" office:value="2400">
            <text:p>2,400 </text:p>
          </table:table-cell>
          <table:table-cell table:formula="of:=IF([.A68]=[.A67];[.C68]+[.E67];0)" office:value-type="float" office:value="8180">
            <text:p>8,180 </text:p>
          </table:table-cell>
          <table:table-cell table:style-name="ce35" table:formula="of:=IF([.C68]=0;0;[.C68]-[.C67])" office:value-type="float" office:value="300">
            <text:p>300 </text:p>
          </table:table-cell>
          <table:table-cell table:style-name="ce41" table:formula="of:=IF([.C68]=0;0;IF([.C67]=0;0;([.C68]-[.C67])/[.C67]))" office:value-type="percentage" office:value="0.166666666666667">
            <text:p>17%</text:p>
          </table:table-cell>
          <table:table-cell table:style-name="ce41" table:formula="of:=[.C68]/[.$E$69]" office:value-type="percentage" office:value="0.198487712665406">
            <text:p>20%</text:p>
          </table:table-cell>
          <table:table-cell table:style-name="ce41" table:formula="of:=IF([.H68]=0;0;[.H68]+[.I67])" office:value-type="percentage" office:value="0.773156899810964">
            <text:p>7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1" office:value-type="string">
            <text:p>Stim Efficiency</text:p>
          </table:table-cell>
          <table:table-cell office:value-type="float" office:value="8">
            <text:p>8 </text:p>
          </table:table-cell>
          <table:table-cell office:value-type="float" office:value="2400">
            <text:p>2,400 </text:p>
          </table:table-cell>
          <table:table-cell table:formula="of:=[.C70]" office:value-type="float" office:value="0">
            <text:p><text:s/>- </text:p>
          </table:table-cell>
          <table:table-cell table:formula="of:=IF([.A69]=[.A68];[.C69]+[.E68];0)" office:value-type="float" office:value="10580">
            <text:p>10,580 </text:p>
          </table:table-cell>
          <table:table-cell table:style-name="ce35" table:formula="of:=IF([.C69]=0;0;[.C69]-[.C68])" office:value-type="float" office:value="300">
            <text:p>300 </text:p>
          </table:table-cell>
          <table:table-cell table:style-name="ce41" table:formula="of:=IF([.C69]=0;0;IF([.C68]=0;0;([.C69]-[.C68])/[.C68]))" office:value-type="percentage" office:value="0.142857142857143">
            <text:p>14%</text:p>
          </table:table-cell>
          <table:table-cell table:style-name="ce41" table:formula="of:=[.C69]/[.$E$69]" office:value-type="percentage" office:value="0.226843100189036">
            <text:p>23%</text:p>
          </table:table-cell>
          <table:table-cell table:style-name="ce41" table:formula="of:=IF([.H69]=0;0;[.H69]+[.I68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71]" office:value-type="float" office:value="50">
            <text:p>50 </text:p>
          </table:table-cell>
          <table:table-cell table:formula="of:=IF([.A70]=[.A69];[.C70]+[.E69];0)" office:value-type="float" office:value="0">
            <text:p><text:s/>- </text:p>
          </table:table-cell>
          <table:table-cell table:style-name="ce35" table:formula="of:=IF([.C70]=0;0;[.C70]-[.C69])" office:value-type="float" office:value="0">
            <text:p><text:s/>- </text:p>
          </table:table-cell>
          <table:table-cell table:style-name="ce41" table:formula="of:=IF([.C70]=0;0;IF([.C69]=0;0;([.C70]-[.C69])/[.C69]))" office:value-type="percentage" office:value="0">
            <text:p>0%</text:p>
          </table:table-cell>
          <table:table-cell table:style-name="ce41" table:formula="of:=[.C70]/[.$E$82]" office:value-type="percentage" office:value="0">
            <text:p>0%</text:p>
          </table:table-cell>
          <table:table-cell table:style-name="ce41" table:formula="of:=IF([.H70]=0;0;[.H70]+[.I69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1">
            <text:p>1</text:p>
          </table:table-cell>
          <table:table-cell office:value-type="float" office:value="50">
            <text:p>50 </text:p>
          </table:table-cell>
          <table:table-cell table:formula="of:=[.C72]" office:value-type="float" office:value="200">
            <text:p>200 </text:p>
          </table:table-cell>
          <table:table-cell table:formula="of:=IF([.A71]=[.A70];[.C71]+[.E70];0)" office:value-type="float" office:value="50">
            <text:p>50 </text:p>
          </table:table-cell>
          <table:table-cell table:style-name="ce35" table:formula="of:=IF([.C71]=0;0;[.C71]-[.C70])" office:value-type="float" office:value="50">
            <text:p>50 </text:p>
          </table:table-cell>
          <table:table-cell table:style-name="ce41" table:formula="of:=IF([.C71]=0;0;IF([.C70]=0;0;([.C71]-[.C70])/[.C70]))" office:value-type="percentage" office:value="0">
            <text:p>0%</text:p>
          </table:table-cell>
          <table:table-cell table:style-name="ce41" table:formula="of:=[.C71]/[.$E$82]" office:value-type="percentage" office:value="0.00645161290322581">
            <text:p>1%</text:p>
          </table:table-cell>
          <table:table-cell table:style-name="ce41" table:formula="of:=IF([.H71]=0;0;[.H71]+[.I70])" office:value-type="percentage" office:value="0.00645161290322581">
            <text:p>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2">
            <text:p>2</text:p>
          </table:table-cell>
          <table:table-cell office:value-type="float" office:value="200">
            <text:p>200 </text:p>
          </table:table-cell>
          <table:table-cell table:formula="of:=[.C73]" office:value-type="float" office:value="300">
            <text:p>300 </text:p>
          </table:table-cell>
          <table:table-cell table:formula="of:=IF([.A72]=[.A71];[.C72]+[.E71];0)" office:value-type="float" office:value="250">
            <text:p>250 </text:p>
          </table:table-cell>
          <table:table-cell table:style-name="ce35" table:formula="of:=IF([.C72]=0;0;[.C72]-[.C71])" office:value-type="float" office:value="150">
            <text:p>150 </text:p>
          </table:table-cell>
          <table:table-cell table:style-name="ce41" table:formula="of:=IF([.C72]=0;0;IF([.C71]=0;0;([.C72]-[.C71])/[.C71]))" office:value-type="percentage" office:value="3">
            <text:p>300%</text:p>
          </table:table-cell>
          <table:table-cell table:style-name="ce41" table:formula="of:=[.C72]/[.$E$82]" office:value-type="percentage" office:value="0.0258064516129032">
            <text:p>3%</text:p>
          </table:table-cell>
          <table:table-cell table:style-name="ce41" table:formula="of:=IF([.H72]=0;0;[.H72]+[.I71])" office:value-type="percentage" office:value="0.032258064516129">
            <text:p>3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3">
            <text:p>3</text:p>
          </table:table-cell>
          <table:table-cell office:value-type="float" office:value="300">
            <text:p>300 </text:p>
          </table:table-cell>
          <table:table-cell table:formula="of:=[.C74]" office:value-type="float" office:value="400">
            <text:p>400 </text:p>
          </table:table-cell>
          <table:table-cell table:formula="of:=IF([.A73]=[.A72];[.C73]+[.E72];0)" office:value-type="float" office:value="550">
            <text:p>550 </text:p>
          </table:table-cell>
          <table:table-cell table:style-name="ce35" table:formula="of:=IF([.C73]=0;0;[.C73]-[.C72])" office:value-type="float" office:value="100">
            <text:p>100 </text:p>
          </table:table-cell>
          <table:table-cell table:style-name="ce41" table:formula="of:=IF([.C73]=0;0;IF([.C72]=0;0;([.C73]-[.C72])/[.C72]))" office:value-type="percentage" office:value="0.5">
            <text:p>50%</text:p>
          </table:table-cell>
          <table:table-cell table:style-name="ce41" table:formula="of:=[.C73]/[.$E$82]" office:value-type="percentage" office:value="0.0387096774193548">
            <text:p>4%</text:p>
          </table:table-cell>
          <table:table-cell table:style-name="ce41" table:formula="of:=IF([.H73]=0;0;[.H73]+[.I72])" office:value-type="percentage" office:value="0.0709677419354839">
            <text:p>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4">
            <text:p>4</text:p>
          </table:table-cell>
          <table:table-cell office:value-type="float" office:value="400">
            <text:p>400 </text:p>
          </table:table-cell>
          <table:table-cell table:formula="of:=[.C75]" office:value-type="float" office:value="500">
            <text:p>500 </text:p>
          </table:table-cell>
          <table:table-cell table:formula="of:=IF([.A74]=[.A73];[.C74]+[.E73];0)" office:value-type="float" office:value="950">
            <text:p>950 </text:p>
          </table:table-cell>
          <table:table-cell table:style-name="ce35" table:formula="of:=IF([.C74]=0;0;[.C74]-[.C73])" office:value-type="float" office:value="100">
            <text:p>100 </text:p>
          </table:table-cell>
          <table:table-cell table:style-name="ce41" table:formula="of:=IF([.C74]=0;0;IF([.C73]=0;0;([.C74]-[.C73])/[.C73]))" office:value-type="percentage" office:value="0.333333333333333">
            <text:p>33%</text:p>
          </table:table-cell>
          <table:table-cell table:style-name="ce41" table:formula="of:=[.C74]/[.$E$82]" office:value-type="percentage" office:value="0.0516129032258065">
            <text:p>5%</text:p>
          </table:table-cell>
          <table:table-cell table:style-name="ce41" table:formula="of:=IF([.H74]=0;0;[.H74]+[.I73])" office:value-type="percentage" office:value="0.12258064516129">
            <text:p>12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5">
            <text:p>5</text:p>
          </table:table-cell>
          <table:table-cell office:value-type="float" office:value="500">
            <text:p>500 </text:p>
          </table:table-cell>
          <table:table-cell table:formula="of:=[.C76]" office:value-type="float" office:value="600">
            <text:p>600 </text:p>
          </table:table-cell>
          <table:table-cell table:formula="of:=IF([.A75]=[.A74];[.C75]+[.E74];0)" office:value-type="float" office:value="1450">
            <text:p>1,450 </text:p>
          </table:table-cell>
          <table:table-cell table:style-name="ce35" table:formula="of:=IF([.C75]=0;0;[.C75]-[.C74])" office:value-type="float" office:value="100">
            <text:p>100 </text:p>
          </table:table-cell>
          <table:table-cell table:style-name="ce41" table:formula="of:=IF([.C75]=0;0;IF([.C74]=0;0;([.C75]-[.C74])/[.C74]))" office:value-type="percentage" office:value="0.25">
            <text:p>25%</text:p>
          </table:table-cell>
          <table:table-cell table:style-name="ce41" table:formula="of:=[.C75]/[.$E$82]" office:value-type="percentage" office:value="0.0645161290322581">
            <text:p>6%</text:p>
          </table:table-cell>
          <table:table-cell table:style-name="ce41" table:formula="of:=IF([.H75]=0;0;[.H75]+[.I74])" office:value-type="percentage" office:value="0.187096774193548">
            <text:p>19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6">
            <text:p>6</text:p>
          </table:table-cell>
          <table:table-cell office:value-type="float" office:value="600">
            <text:p>600 </text:p>
          </table:table-cell>
          <table:table-cell table:formula="of:=[.C77]" office:value-type="float" office:value="700">
            <text:p>700 </text:p>
          </table:table-cell>
          <table:table-cell table:formula="of:=IF([.A76]=[.A75];[.C76]+[.E75];0)" office:value-type="float" office:value="2050">
            <text:p>2,050 </text:p>
          </table:table-cell>
          <table:table-cell table:style-name="ce35" table:formula="of:=IF([.C76]=0;0;[.C76]-[.C75])" office:value-type="float" office:value="100">
            <text:p>100 </text:p>
          </table:table-cell>
          <table:table-cell table:style-name="ce41" table:formula="of:=IF([.C76]=0;0;IF([.C75]=0;0;([.C76]-[.C75])/[.C75]))" office:value-type="percentage" office:value="0.2">
            <text:p>20%</text:p>
          </table:table-cell>
          <table:table-cell table:style-name="ce41" table:formula="of:=[.C76]/[.$E$82]" office:value-type="percentage" office:value="0.0774193548387097">
            <text:p>8%</text:p>
          </table:table-cell>
          <table:table-cell table:style-name="ce41" table:formula="of:=IF([.H76]=0;0;[.H76]+[.I75])" office:value-type="percentage" office:value="0.264516129032258">
            <text:p>2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7">
            <text:p>7</text:p>
          </table:table-cell>
          <table:table-cell office:value-type="float" office:value="700">
            <text:p>700 </text:p>
          </table:table-cell>
          <table:table-cell table:formula="of:=[.C78]" office:value-type="float" office:value="800">
            <text:p>800 </text:p>
          </table:table-cell>
          <table:table-cell table:formula="of:=IF([.A77]=[.A76];[.C77]+[.E76];0)" office:value-type="float" office:value="2750">
            <text:p>2,750 </text:p>
          </table:table-cell>
          <table:table-cell table:style-name="ce35" table:formula="of:=IF([.C77]=0;0;[.C77]-[.C76])" office:value-type="float" office:value="100">
            <text:p>100 </text:p>
          </table:table-cell>
          <table:table-cell table:style-name="ce41" table:formula="of:=IF([.C77]=0;0;IF([.C76]=0;0;([.C77]-[.C76])/[.C76]))" office:value-type="percentage" office:value="0.166666666666667">
            <text:p>17%</text:p>
          </table:table-cell>
          <table:table-cell table:style-name="ce41" table:formula="of:=[.C77]/[.$E$82]" office:value-type="percentage" office:value="0.0903225806451613">
            <text:p>9%</text:p>
          </table:table-cell>
          <table:table-cell table:style-name="ce41" table:formula="of:=IF([.H77]=0;0;[.H77]+[.I76])" office:value-type="percentage" office:value="0.354838709677419">
            <text:p>3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8">
            <text:p>8</text:p>
          </table:table-cell>
          <table:table-cell office:value-type="float" office:value="800">
            <text:p>800 </text:p>
          </table:table-cell>
          <table:table-cell table:formula="of:=[.C79]" office:value-type="float" office:value="900">
            <text:p>900 </text:p>
          </table:table-cell>
          <table:table-cell table:formula="of:=IF([.A78]=[.A77];[.C78]+[.E77];0)" office:value-type="float" office:value="3550">
            <text:p>3,550 </text:p>
          </table:table-cell>
          <table:table-cell table:style-name="ce35" table:formula="of:=IF([.C78]=0;0;[.C78]-[.C77])" office:value-type="float" office:value="100">
            <text:p>100 </text:p>
          </table:table-cell>
          <table:table-cell table:style-name="ce41" table:formula="of:=IF([.C78]=0;0;IF([.C77]=0;0;([.C78]-[.C77])/[.C77]))" office:value-type="percentage" office:value="0.142857142857143">
            <text:p>14%</text:p>
          </table:table-cell>
          <table:table-cell table:style-name="ce41" table:formula="of:=[.C78]/[.$E$82]" office:value-type="percentage" office:value="0.103225806451613">
            <text:p>10%</text:p>
          </table:table-cell>
          <table:table-cell table:style-name="ce41" table:formula="of:=IF([.H78]=0;0;[.H78]+[.I77])" office:value-type="percentage" office:value="0.458064516129032">
            <text:p>4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9">
            <text:p>9</text:p>
          </table:table-cell>
          <table:table-cell office:value-type="float" office:value="900">
            <text:p>900 </text:p>
          </table:table-cell>
          <table:table-cell table:formula="of:=[.C80]" office:value-type="float" office:value="1000">
            <text:p>1,000 </text:p>
          </table:table-cell>
          <table:table-cell table:formula="of:=IF([.A79]=[.A78];[.C79]+[.E78];0)" office:value-type="float" office:value="4450">
            <text:p>4,450 </text:p>
          </table:table-cell>
          <table:table-cell table:style-name="ce35" table:formula="of:=IF([.C79]=0;0;[.C79]-[.C78])" office:value-type="float" office:value="100">
            <text:p>100 </text:p>
          </table:table-cell>
          <table:table-cell table:style-name="ce41" table:formula="of:=IF([.C79]=0;0;IF([.C78]=0;0;([.C79]-[.C78])/[.C78]))" office:value-type="percentage" office:value="0.125">
            <text:p>13%</text:p>
          </table:table-cell>
          <table:table-cell table:style-name="ce41" table:formula="of:=[.C79]/[.$E$82]" office:value-type="percentage" office:value="0.116129032258065">
            <text:p>12%</text:p>
          </table:table-cell>
          <table:table-cell table:style-name="ce41" table:formula="of:=IF([.H79]=0;0;[.H79]+[.I78])" office:value-type="percentage" office:value="0.574193548387097">
            <text:p>5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10">
            <text:p>10</text:p>
          </table:table-cell>
          <table:table-cell office:value-type="float" office:value="1000">
            <text:p>1,000 </text:p>
          </table:table-cell>
          <table:table-cell table:formula="of:=[.C81]" office:value-type="float" office:value="1100">
            <text:p>1,100 </text:p>
          </table:table-cell>
          <table:table-cell table:formula="of:=IF([.A80]=[.A79];[.C80]+[.E79];0)" office:value-type="float" office:value="5450">
            <text:p>5,450 </text:p>
          </table:table-cell>
          <table:table-cell table:style-name="ce35" table:formula="of:=IF([.C80]=0;0;[.C80]-[.C79])" office:value-type="float" office:value="100">
            <text:p>100 </text:p>
          </table:table-cell>
          <table:table-cell table:style-name="ce41" table:formula="of:=IF([.C80]=0;0;IF([.C79]=0;0;([.C80]-[.C79])/[.C79]))" office:value-type="percentage" office:value="0.111111111111111">
            <text:p>11%</text:p>
          </table:table-cell>
          <table:table-cell table:style-name="ce41" table:formula="of:=[.C80]/[.$E$82]" office:value-type="percentage" office:value="0.129032258064516">
            <text:p>13%</text:p>
          </table:table-cell>
          <table:table-cell table:style-name="ce41" table:formula="of:=IF([.H80]=0;0;[.H80]+[.I79])" office:value-type="percentage" office:value="0.703225806451613">
            <text:p>7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11">
            <text:p>11</text:p>
          </table:table-cell>
          <table:table-cell office:value-type="float" office:value="1100">
            <text:p>1,100 </text:p>
          </table:table-cell>
          <table:table-cell table:formula="of:=[.C82]" office:value-type="float" office:value="1200">
            <text:p>1,200 </text:p>
          </table:table-cell>
          <table:table-cell table:formula="of:=IF([.A81]=[.A80];[.C81]+[.E80];0)" office:value-type="float" office:value="6550">
            <text:p>6,550 </text:p>
          </table:table-cell>
          <table:table-cell table:style-name="ce35" table:formula="of:=IF([.C81]=0;0;[.C81]-[.C80])" office:value-type="float" office:value="100">
            <text:p>100 </text:p>
          </table:table-cell>
          <table:table-cell table:style-name="ce41" table:formula="of:=IF([.C81]=0;0;IF([.C80]=0;0;([.C81]-[.C80])/[.C80]))" office:value-type="percentage" office:value="0.1">
            <text:p>10%</text:p>
          </table:table-cell>
          <table:table-cell table:style-name="ce41" table:formula="of:=[.C81]/[.$E$82]" office:value-type="percentage" office:value="0.141935483870968">
            <text:p>14%</text:p>
          </table:table-cell>
          <table:table-cell table:style-name="ce41" table:formula="of:=IF([.H81]=0;0;[.H81]+[.I80])" office:value-type="percentage" office:value="0.845161290322581">
            <text:p>8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Capacity</text:p>
          </table:table-cell>
          <table:table-cell table:style-name="ce18" office:value-type="float" office:value="12">
            <text:p>12</text:p>
          </table:table-cell>
          <table:table-cell office:value-type="float" office:value="1200">
            <text:p>1,200 </text:p>
          </table:table-cell>
          <table:table-cell table:formula="of:=[.C83]" office:value-type="float" office:value="0">
            <text:p><text:s/>- </text:p>
          </table:table-cell>
          <table:table-cell table:formula="of:=IF([.A82]=[.A81];[.C82]+[.E81];0)" office:value-type="float" office:value="7750">
            <text:p>7,750 </text:p>
          </table:table-cell>
          <table:table-cell table:style-name="ce35" table:formula="of:=IF([.C82]=0;0;[.C82]-[.C81])" office:value-type="float" office:value="100">
            <text:p>100 </text:p>
          </table:table-cell>
          <table:table-cell table:style-name="ce41" table:formula="of:=IF([.C82]=0;0;IF([.C81]=0;0;([.C82]-[.C81])/[.C81]))" office:value-type="percentage" office:value="0.0909090909090909">
            <text:p>9%</text:p>
          </table:table-cell>
          <table:table-cell table:style-name="ce41" table:formula="of:=[.C82]/[.$E$82]" office:value-type="percentage" office:value="0.154838709677419">
            <text:p>15%</text:p>
          </table:table-cell>
          <table:table-cell table:style-name="ce41" table:formula="of:=IF([.H82]=0;0;[.H82]+[.I81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84]" office:value-type="float" office:value="50">
            <text:p>50 </text:p>
          </table:table-cell>
          <table:table-cell table:formula="of:=IF([.A83]=[.A82];[.C83]+[.E82];0)" office:value-type="float" office:value="0">
            <text:p><text:s/>- </text:p>
          </table:table-cell>
          <table:table-cell table:style-name="ce35" table:formula="of:=IF([.C83]=0;0;[.C83]-[.C82])" office:value-type="float" office:value="0">
            <text:p><text:s/>- </text:p>
          </table:table-cell>
          <table:table-cell table:style-name="ce41" table:formula="of:=IF([.C83]=0;0;IF([.C82]=0;0;([.C83]-[.C82])/[.C82]))" office:value-type="percentage" office:value="0">
            <text:p>0%</text:p>
          </table:table-cell>
          <table:table-cell table:style-name="ce41" table:formula="of:=[.C83]/[.$E$93]" office:value-type="percentage" office:value="0">
            <text:p>0%</text:p>
          </table:table-cell>
          <table:table-cell table:style-name="ce41" table:formula="of:=IF([.H83]=0;0;[.H83]+[.I82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18" office:value-type="float" office:value="1">
            <text:p>1</text:p>
          </table:table-cell>
          <table:table-cell office:value-type="float" office:value="50">
            <text:p>50 </text:p>
          </table:table-cell>
          <table:table-cell table:formula="of:=[.C85]" office:value-type="float" office:value="200">
            <text:p>200 </text:p>
          </table:table-cell>
          <table:table-cell table:formula="of:=IF([.A84]=[.A83];[.C84]+[.E83];0)" office:value-type="float" office:value="50">
            <text:p>50 </text:p>
          </table:table-cell>
          <table:table-cell table:style-name="ce35" table:formula="of:=IF([.C84]=0;0;[.C84]-[.C83])" office:value-type="float" office:value="50">
            <text:p>50 </text:p>
          </table:table-cell>
          <table:table-cell table:style-name="ce41" table:formula="of:=IF([.C84]=0;0;IF([.C83]=0;0;([.C84]-[.C83])/[.C83]))" office:value-type="percentage" office:value="0">
            <text:p>0%</text:p>
          </table:table-cell>
          <table:table-cell table:style-name="ce41" table:formula="of:=[.C84]/[.$E$93]" office:value-type="percentage" office:value="0.0091743119266055">
            <text:p>1%</text:p>
          </table:table-cell>
          <table:table-cell table:style-name="ce41" table:formula="of:=IF([.H84]=0;0;[.H84]+[.I83])" office:value-type="percentage" office:value="0.0091743119266055">
            <text:p>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18" office:value-type="float" office:value="2">
            <text:p>2</text:p>
          </table:table-cell>
          <table:table-cell office:value-type="float" office:value="200">
            <text:p>200 </text:p>
          </table:table-cell>
          <table:table-cell table:formula="of:=[.C86]" office:value-type="float" office:value="300">
            <text:p>300 </text:p>
          </table:table-cell>
          <table:table-cell table:formula="of:=IF([.A85]=[.A84];[.C85]+[.E84];0)" office:value-type="float" office:value="250">
            <text:p>250 </text:p>
          </table:table-cell>
          <table:table-cell table:style-name="ce35" table:formula="of:=IF([.C85]=0;0;[.C85]-[.C84])" office:value-type="float" office:value="150">
            <text:p>150 </text:p>
          </table:table-cell>
          <table:table-cell table:style-name="ce41" table:formula="of:=IF([.C85]=0;0;IF([.C84]=0;0;([.C85]-[.C84])/[.C84]))" office:value-type="percentage" office:value="3">
            <text:p>300%</text:p>
          </table:table-cell>
          <table:table-cell table:style-name="ce41" table:formula="of:=[.C85]/[.$E$93]" office:value-type="percentage" office:value="0.036697247706422">
            <text:p>4%</text:p>
          </table:table-cell>
          <table:table-cell table:style-name="ce41" table:formula="of:=IF([.H85]=0;0;[.H85]+[.I84])" office:value-type="percentage" office:value="0.0458715596330275">
            <text:p>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18" office:value-type="float" office:value="3">
            <text:p>3</text:p>
          </table:table-cell>
          <table:table-cell office:value-type="float" office:value="300">
            <text:p>300 </text:p>
          </table:table-cell>
          <table:table-cell table:formula="of:=[.C87]" office:value-type="float" office:value="400">
            <text:p>400 </text:p>
          </table:table-cell>
          <table:table-cell table:formula="of:=IF([.A86]=[.A85];[.C86]+[.E85];0)" office:value-type="float" office:value="550">
            <text:p>550 </text:p>
          </table:table-cell>
          <table:table-cell table:style-name="ce35" table:formula="of:=IF([.C86]=0;0;[.C86]-[.C85])" office:value-type="float" office:value="100">
            <text:p>100 </text:p>
          </table:table-cell>
          <table:table-cell table:style-name="ce41" table:formula="of:=IF([.C86]=0;0;IF([.C85]=0;0;([.C86]-[.C85])/[.C85]))" office:value-type="percentage" office:value="0.5">
            <text:p>50%</text:p>
          </table:table-cell>
          <table:table-cell table:style-name="ce41" table:formula="of:=[.C86]/[.$E$93]" office:value-type="percentage" office:value="0.055045871559633">
            <text:p>6%</text:p>
          </table:table-cell>
          <table:table-cell table:style-name="ce41" table:formula="of:=IF([.H86]=0;0;[.H86]+[.I85])" office:value-type="percentage" office:value="0.100917431192661">
            <text:p>1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18" office:value-type="float" office:value="4">
            <text:p>4</text:p>
          </table:table-cell>
          <table:table-cell office:value-type="float" office:value="400">
            <text:p>400 </text:p>
          </table:table-cell>
          <table:table-cell table:formula="of:=[.C88]" office:value-type="float" office:value="500">
            <text:p>500 </text:p>
          </table:table-cell>
          <table:table-cell table:formula="of:=IF([.A87]=[.A86];[.C87]+[.E86];0)" office:value-type="float" office:value="950">
            <text:p>950 </text:p>
          </table:table-cell>
          <table:table-cell table:style-name="ce35" table:formula="of:=IF([.C87]=0;0;[.C87]-[.C86])" office:value-type="float" office:value="100">
            <text:p>100 </text:p>
          </table:table-cell>
          <table:table-cell table:style-name="ce41" table:formula="of:=IF([.C87]=0;0;IF([.C86]=0;0;([.C87]-[.C86])/[.C86]))" office:value-type="percentage" office:value="0.333333333333333">
            <text:p>33%</text:p>
          </table:table-cell>
          <table:table-cell table:style-name="ce41" table:formula="of:=[.C87]/[.$E$93]" office:value-type="percentage" office:value="0.073394495412844">
            <text:p>7%</text:p>
          </table:table-cell>
          <table:table-cell table:style-name="ce41" table:formula="of:=IF([.H87]=0;0;[.H87]+[.I86])" office:value-type="percentage" office:value="0.174311926605505">
            <text:p>1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18" office:value-type="float" office:value="5">
            <text:p>5</text:p>
          </table:table-cell>
          <table:table-cell office:value-type="float" office:value="500">
            <text:p>500 </text:p>
          </table:table-cell>
          <table:table-cell table:formula="of:=[.C89]" office:value-type="float" office:value="600">
            <text:p>600 </text:p>
          </table:table-cell>
          <table:table-cell table:formula="of:=IF([.A88]=[.A87];[.C88]+[.E87];0)" office:value-type="float" office:value="1450">
            <text:p>1,450 </text:p>
          </table:table-cell>
          <table:table-cell table:style-name="ce35" table:formula="of:=IF([.C88]=0;0;[.C88]-[.C87])" office:value-type="float" office:value="100">
            <text:p>100 </text:p>
          </table:table-cell>
          <table:table-cell table:style-name="ce41" table:formula="of:=IF([.C88]=0;0;IF([.C87]=0;0;([.C88]-[.C87])/[.C87]))" office:value-type="percentage" office:value="0.25">
            <text:p>25%</text:p>
          </table:table-cell>
          <table:table-cell table:style-name="ce41" table:formula="of:=[.C88]/[.$E$93]" office:value-type="percentage" office:value="0.091743119266055">
            <text:p>9%</text:p>
          </table:table-cell>
          <table:table-cell table:style-name="ce41" table:formula="of:=IF([.H88]=0;0;[.H88]+[.I87])" office:value-type="percentage" office:value="0.26605504587156">
            <text:p>2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18" office:value-type="float" office:value="6">
            <text:p>6</text:p>
          </table:table-cell>
          <table:table-cell office:value-type="float" office:value="600">
            <text:p>600 </text:p>
          </table:table-cell>
          <table:table-cell table:formula="of:=[.C90]" office:value-type="float" office:value="700">
            <text:p>700 </text:p>
          </table:table-cell>
          <table:table-cell table:formula="of:=IF([.A89]=[.A88];[.C89]+[.E88];0)" office:value-type="float" office:value="2050">
            <text:p>2,050 </text:p>
          </table:table-cell>
          <table:table-cell table:style-name="ce35" table:formula="of:=IF([.C89]=0;0;[.C89]-[.C88])" office:value-type="float" office:value="100">
            <text:p>100 </text:p>
          </table:table-cell>
          <table:table-cell table:style-name="ce41" table:formula="of:=IF([.C89]=0;0;IF([.C88]=0;0;([.C89]-[.C88])/[.C88]))" office:value-type="percentage" office:value="0.2">
            <text:p>20%</text:p>
          </table:table-cell>
          <table:table-cell table:style-name="ce41" table:formula="of:=[.C89]/[.$E$93]" office:value-type="percentage" office:value="0.110091743119266">
            <text:p>11%</text:p>
          </table:table-cell>
          <table:table-cell table:style-name="ce41" table:formula="of:=IF([.H89]=0;0;[.H89]+[.I88])" office:value-type="percentage" office:value="0.376146788990826">
            <text:p>38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18" office:value-type="float" office:value="7">
            <text:p>7</text:p>
          </table:table-cell>
          <table:table-cell office:value-type="float" office:value="700">
            <text:p>700 </text:p>
          </table:table-cell>
          <table:table-cell table:formula="of:=[.C91]" office:value-type="float" office:value="800">
            <text:p>800 </text:p>
          </table:table-cell>
          <table:table-cell table:formula="of:=IF([.A90]=[.A89];[.C90]+[.E89];0)" office:value-type="float" office:value="2750">
            <text:p>2,750 </text:p>
          </table:table-cell>
          <table:table-cell table:style-name="ce35" table:formula="of:=IF([.C90]=0;0;[.C90]-[.C89])" office:value-type="float" office:value="100">
            <text:p>100 </text:p>
          </table:table-cell>
          <table:table-cell table:style-name="ce41" table:formula="of:=IF([.C90]=0;0;IF([.C89]=0;0;([.C90]-[.C89])/[.C89]))" office:value-type="percentage" office:value="0.166666666666667">
            <text:p>17%</text:p>
          </table:table-cell>
          <table:table-cell table:style-name="ce41" table:formula="of:=[.C90]/[.$E$93]" office:value-type="percentage" office:value="0.128440366972477">
            <text:p>13%</text:p>
          </table:table-cell>
          <table:table-cell table:style-name="ce41" table:formula="of:=IF([.H90]=0;0;[.H90]+[.I89])" office:value-type="percentage" office:value="0.504587155963303">
            <text:p>5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18" office:value-type="float" office:value="8">
            <text:p>8</text:p>
          </table:table-cell>
          <table:table-cell office:value-type="float" office:value="800">
            <text:p>800 </text:p>
          </table:table-cell>
          <table:table-cell table:formula="of:=[.C92]" office:value-type="float" office:value="900">
            <text:p>900 </text:p>
          </table:table-cell>
          <table:table-cell table:formula="of:=IF([.A91]=[.A90];[.C91]+[.E90];0)" office:value-type="float" office:value="3550">
            <text:p>3,550 </text:p>
          </table:table-cell>
          <table:table-cell table:style-name="ce35" table:formula="of:=IF([.C91]=0;0;[.C91]-[.C90])" office:value-type="float" office:value="100">
            <text:p>100 </text:p>
          </table:table-cell>
          <table:table-cell table:style-name="ce41" table:formula="of:=IF([.C91]=0;0;IF([.C90]=0;0;([.C91]-[.C90])/[.C90]))" office:value-type="percentage" office:value="0.142857142857143">
            <text:p>14%</text:p>
          </table:table-cell>
          <table:table-cell table:style-name="ce41" table:formula="of:=[.C91]/[.$E$93]" office:value-type="percentage" office:value="0.146788990825688">
            <text:p>15%</text:p>
          </table:table-cell>
          <table:table-cell table:style-name="ce41" table:formula="of:=IF([.H91]=0;0;[.H91]+[.I90])" office:value-type="percentage" office:value="0.651376146788991">
            <text:p>6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18" office:value-type="float" office:value="9">
            <text:p>9</text:p>
          </table:table-cell>
          <table:table-cell office:value-type="float" office:value="900">
            <text:p>900 </text:p>
          </table:table-cell>
          <table:table-cell table:formula="of:=[.C93]" office:value-type="float" office:value="1000">
            <text:p>1,000 </text:p>
          </table:table-cell>
          <table:table-cell table:formula="of:=IF([.A92]=[.A91];[.C92]+[.E91];0)" office:value-type="float" office:value="4450">
            <text:p>4,450 </text:p>
          </table:table-cell>
          <table:table-cell table:style-name="ce35" table:formula="of:=IF([.C92]=0;0;[.C92]-[.C91])" office:value-type="float" office:value="100">
            <text:p>100 </text:p>
          </table:table-cell>
          <table:table-cell table:style-name="ce41" table:formula="of:=IF([.C92]=0;0;IF([.C91]=0;0;([.C92]-[.C91])/[.C91]))" office:value-type="percentage" office:value="0.125">
            <text:p>13%</text:p>
          </table:table-cell>
          <table:table-cell table:style-name="ce41" table:formula="of:=[.C92]/[.$E$93]" office:value-type="percentage" office:value="0.165137614678899">
            <text:p>17%</text:p>
          </table:table-cell>
          <table:table-cell table:style-name="ce41" table:formula="of:=IF([.H92]=0;0;[.H92]+[.I91])" office:value-type="percentage" office:value="0.81651376146789">
            <text:p>82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Heat Sinks</text:p>
          </table:table-cell>
          <table:table-cell table:style-name="ce18" office:value-type="float" office:value="10">
            <text:p>10</text:p>
          </table:table-cell>
          <table:table-cell office:value-type="float" office:value="1000">
            <text:p>1,000 </text:p>
          </table:table-cell>
          <table:table-cell table:formula="of:=[.C94]" office:value-type="float" office:value="0">
            <text:p><text:s/>- </text:p>
          </table:table-cell>
          <table:table-cell table:formula="of:=IF([.A93]=[.A92];[.C93]+[.E92];0)" office:value-type="float" office:value="5450">
            <text:p>5,450 </text:p>
          </table:table-cell>
          <table:table-cell table:style-name="ce35" table:formula="of:=IF([.C93]=0;0;[.C93]-[.C92])" office:value-type="float" office:value="100">
            <text:p>100 </text:p>
          </table:table-cell>
          <table:table-cell table:style-name="ce41" table:formula="of:=IF([.C93]=0;0;IF([.C92]=0;0;([.C93]-[.C92])/[.C92]))" office:value-type="percentage" office:value="0.111111111111111">
            <text:p>11%</text:p>
          </table:table-cell>
          <table:table-cell table:style-name="ce41" table:formula="of:=[.C93]/[.$E$93]" office:value-type="percentage" office:value="0.18348623853211">
            <text:p>18%</text:p>
          </table:table-cell>
          <table:table-cell table:style-name="ce41" table:formula="of:=IF([.H93]=0;0;[.H93]+[.I92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Cargo Truck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95]" office:value-type="float" office:value="100">
            <text:p>100 </text:p>
          </table:table-cell>
          <table:table-cell table:formula="of:=IF([.A94]=[.A93];[.C94]+[.E93];0)" office:value-type="float" office:value="0">
            <text:p><text:s/>- </text:p>
          </table:table-cell>
          <table:table-cell table:style-name="ce35" table:formula="of:=IF([.C94]=0;0;[.C94]-[.C93])" office:value-type="float" office:value="0">
            <text:p><text:s/>- </text:p>
          </table:table-cell>
          <table:table-cell table:style-name="ce41" table:formula="of:=IF([.C94]=0;0;IF([.C93]=0;0;([.C94]-[.C93])/[.C93]))" office:value-type="percentage" office:value="0">
            <text:p>0%</text:p>
          </table:table-cell>
          <table:table-cell table:style-name="ce41" table:formula="of:=[.C94]/[.$E$99]" office:value-type="percentage" office:value="0">
            <text:p>0%</text:p>
          </table:table-cell>
          <table:table-cell table:style-name="ce41" table:formula="of:=IF([.H94]=0;0;[.H94]+[.I93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Cargo Truck</text:p>
          </table:table-cell>
          <table:table-cell table:style-name="ce18" office:value-type="float" office:value="1">
            <text:p>1</text:p>
          </table:table-cell>
          <table:table-cell office:value-type="float" office:value="100">
            <text:p>100 </text:p>
          </table:table-cell>
          <table:table-cell table:formula="of:=[.C96]" office:value-type="float" office:value="800">
            <text:p>800 </text:p>
          </table:table-cell>
          <table:table-cell table:formula="of:=IF([.A95]=[.A94];[.C95]+[.E94];0)" office:value-type="float" office:value="100">
            <text:p>100 </text:p>
          </table:table-cell>
          <table:table-cell table:style-name="ce35" table:formula="of:=IF([.C95]=0;0;[.C95]-[.C94])" office:value-type="float" office:value="100">
            <text:p>100 </text:p>
          </table:table-cell>
          <table:table-cell table:style-name="ce41" table:formula="of:=IF([.C95]=0;0;IF([.C94]=0;0;([.C95]-[.C94])/[.C94]))" office:value-type="percentage" office:value="0">
            <text:p>0%</text:p>
          </table:table-cell>
          <table:table-cell table:style-name="ce41" table:formula="of:=[.C95]/[.$E$99]" office:value-type="percentage" office:value="0.0175438596491228">
            <text:p>2%</text:p>
          </table:table-cell>
          <table:table-cell table:style-name="ce41" table:formula="of:=IF([.H95]=0;0;[.H95]+[.I94])" office:value-type="percentage" office:value="0.0175438596491228">
            <text:p>2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Cargo Truck</text:p>
          </table:table-cell>
          <table:table-cell table:style-name="ce18" office:value-type="float" office:value="2">
            <text:p>2</text:p>
          </table:table-cell>
          <table:table-cell office:value-type="float" office:value="800">
            <text:p>800 </text:p>
          </table:table-cell>
          <table:table-cell table:formula="of:=[.C97]" office:value-type="float" office:value="1200">
            <text:p>1,200 </text:p>
          </table:table-cell>
          <table:table-cell table:formula="of:=IF([.A96]=[.A95];[.C96]+[.E95];0)" office:value-type="float" office:value="900">
            <text:p>900 </text:p>
          </table:table-cell>
          <table:table-cell table:style-name="ce35" table:formula="of:=IF([.C96]=0;0;[.C96]-[.C95])" office:value-type="float" office:value="700">
            <text:p>700 </text:p>
          </table:table-cell>
          <table:table-cell table:style-name="ce41" table:formula="of:=IF([.C96]=0;0;IF([.C95]=0;0;([.C96]-[.C95])/[.C95]))" office:value-type="percentage" office:value="7">
            <text:p>700%</text:p>
          </table:table-cell>
          <table:table-cell table:style-name="ce41" table:formula="of:=[.C96]/[.$E$99]" office:value-type="percentage" office:value="0.140350877192982">
            <text:p>14%</text:p>
          </table:table-cell>
          <table:table-cell table:style-name="ce41" table:formula="of:=IF([.H96]=0;0;[.H96]+[.I95])" office:value-type="percentage" office:value="0.157894736842105">
            <text:p>1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Cargo Truck</text:p>
          </table:table-cell>
          <table:table-cell table:style-name="ce18" office:value-type="float" office:value="3">
            <text:p>3</text:p>
          </table:table-cell>
          <table:table-cell office:value-type="float" office:value="1200">
            <text:p>1,200 </text:p>
          </table:table-cell>
          <table:table-cell table:formula="of:=[.C98]" office:value-type="float" office:value="1600">
            <text:p>1,600 </text:p>
          </table:table-cell>
          <table:table-cell table:formula="of:=IF([.A97]=[.A96];[.C97]+[.E96];0)" office:value-type="float" office:value="2100">
            <text:p>2,100 </text:p>
          </table:table-cell>
          <table:table-cell table:style-name="ce35" table:formula="of:=IF([.C97]=0;0;[.C97]-[.C96])" office:value-type="float" office:value="400">
            <text:p>400 </text:p>
          </table:table-cell>
          <table:table-cell table:style-name="ce41" table:formula="of:=IF([.C97]=0;0;IF([.C96]=0;0;([.C97]-[.C96])/[.C96]))" office:value-type="percentage" office:value="0.5">
            <text:p>50%</text:p>
          </table:table-cell>
          <table:table-cell table:style-name="ce41" table:formula="of:=[.C97]/[.$E$99]" office:value-type="percentage" office:value="0.210526315789474">
            <text:p>21%</text:p>
          </table:table-cell>
          <table:table-cell table:style-name="ce41" table:formula="of:=IF([.H97]=0;0;[.H97]+[.I96])" office:value-type="percentage" office:value="0.368421052631579">
            <text:p>3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Cargo Truck</text:p>
          </table:table-cell>
          <table:table-cell table:style-name="ce18" office:value-type="float" office:value="4">
            <text:p>4</text:p>
          </table:table-cell>
          <table:table-cell office:value-type="float" office:value="1600">
            <text:p>1,600 </text:p>
          </table:table-cell>
          <table:table-cell table:formula="of:=[.C99]" office:value-type="float" office:value="2000">
            <text:p>2,000 </text:p>
          </table:table-cell>
          <table:table-cell table:formula="of:=IF([.A98]=[.A97];[.C98]+[.E97];0)" office:value-type="float" office:value="3700">
            <text:p>3,700 </text:p>
          </table:table-cell>
          <table:table-cell table:style-name="ce35" table:formula="of:=IF([.C98]=0;0;[.C98]-[.C97])" office:value-type="float" office:value="400">
            <text:p>400 </text:p>
          </table:table-cell>
          <table:table-cell table:style-name="ce41" table:formula="of:=IF([.C98]=0;0;IF([.C97]=0;0;([.C98]-[.C97])/[.C97]))" office:value-type="percentage" office:value="0.333333333333333">
            <text:p>33%</text:p>
          </table:table-cell>
          <table:table-cell table:style-name="ce41" table:formula="of:=[.C98]/[.$E$99]" office:value-type="percentage" office:value="0.280701754385965">
            <text:p>28%</text:p>
          </table:table-cell>
          <table:table-cell table:style-name="ce41" table:formula="of:=IF([.H98]=0;0;[.H98]+[.I97])" office:value-type="percentage" office:value="0.649122807017544">
            <text:p>6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Cargo Truck</text:p>
          </table:table-cell>
          <table:table-cell table:style-name="ce18" office:value-type="float" office:value="5">
            <text:p>5</text:p>
          </table:table-cell>
          <table:table-cell office:value-type="float" office:value="2000">
            <text:p>2,000 </text:p>
          </table:table-cell>
          <table:table-cell table:formula="of:=[.C100]" office:value-type="float" office:value="0">
            <text:p><text:s/>- </text:p>
          </table:table-cell>
          <table:table-cell table:formula="of:=IF([.A99]=[.A98];[.C99]+[.E98];0)" office:value-type="float" office:value="5700">
            <text:p>5,700 </text:p>
          </table:table-cell>
          <table:table-cell table:style-name="ce35" table:formula="of:=IF([.C99]=0;0;[.C99]-[.C98])" office:value-type="float" office:value="400">
            <text:p>400 </text:p>
          </table:table-cell>
          <table:table-cell table:style-name="ce41" table:formula="of:=IF([.C99]=0;0;IF([.C98]=0;0;([.C99]-[.C98])/[.C98]))" office:value-type="percentage" office:value="0.25">
            <text:p>25%</text:p>
          </table:table-cell>
          <table:table-cell table:style-name="ce41" table:formula="of:=[.C99]/[.$E$99]" office:value-type="percentage" office:value="0.350877192982456">
            <text:p>35%</text:p>
          </table:table-cell>
          <table:table-cell table:style-name="ce41" table:formula="of:=IF([.H99]=0;0;[.H99]+[.I98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101]" office:value-type="float" office:value="80">
            <text:p>80 </text:p>
          </table:table-cell>
          <table:table-cell table:formula="of:=IF([.A100]=[.A99];[.C100]+[.E99];0)" office:value-type="float" office:value="0">
            <text:p><text:s/>- </text:p>
          </table:table-cell>
          <table:table-cell table:style-name="ce35" table:formula="of:=IF([.C100]=0;0;[.C100]-[.C99])" office:value-type="float" office:value="0">
            <text:p><text:s/>- </text:p>
          </table:table-cell>
          <table:table-cell table:style-name="ce41" table:formula="of:=IF([.C100]=0;0;IF([.C99]=0;0;([.C100]-[.C99])/[.C99]))" office:value-type="percentage" office:value="0">
            <text:p>0%</text:p>
          </table:table-cell>
          <table:table-cell table:style-name="ce41" table:formula="of:=[.C100]/[.$E$122]" office:value-type="percentage" office:value="0">
            <text:p>0%</text:p>
          </table:table-cell>
          <table:table-cell table:style-name="ce41" table:formula="of:=IF([.H100]=0;0;[.H100]+[.I99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">
            <text:p>1</text:p>
          </table:table-cell>
          <table:table-cell office:value-type="float" office:value="80">
            <text:p>80 </text:p>
          </table:table-cell>
          <table:table-cell table:formula="of:=[.C102]" office:value-type="float" office:value="160">
            <text:p>160 </text:p>
          </table:table-cell>
          <table:table-cell table:formula="of:=IF([.A101]=[.A100];[.C101]+[.E100];0)" office:value-type="float" office:value="80">
            <text:p>80 </text:p>
          </table:table-cell>
          <table:table-cell table:style-name="ce35" table:formula="of:=IF([.C101]=0;0;[.C101]-[.C100])" office:value-type="float" office:value="80">
            <text:p>80 </text:p>
          </table:table-cell>
          <table:table-cell table:style-name="ce41" table:formula="of:=IF([.C101]=0;0;IF([.C100]=0;0;([.C101]-[.C100])/[.C100]))" office:value-type="percentage" office:value="0">
            <text:p>0%</text:p>
          </table:table-cell>
          <table:table-cell table:style-name="ce41" table:formula="of:=[.C101]/[.$E$122]" office:value-type="percentage" office:value="0.00395256916996047">
            <text:p>0%</text:p>
          </table:table-cell>
          <table:table-cell table:style-name="ce41" table:formula="of:=IF([.H101]=0;0;[.H101]+[.I100])" office:value-type="percentage" office:value="0.00395256916996047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2">
            <text:p>2</text:p>
          </table:table-cell>
          <table:table-cell office:value-type="float" office:value="160">
            <text:p>160 </text:p>
          </table:table-cell>
          <table:table-cell table:formula="of:=[.C103]" office:value-type="float" office:value="240">
            <text:p>240 </text:p>
          </table:table-cell>
          <table:table-cell table:formula="of:=IF([.A102]=[.A101];[.C102]+[.E101];0)" office:value-type="float" office:value="240">
            <text:p>240 </text:p>
          </table:table-cell>
          <table:table-cell table:style-name="ce35" table:formula="of:=IF([.C102]=0;0;[.C102]-[.C101])" office:value-type="float" office:value="80">
            <text:p>80 </text:p>
          </table:table-cell>
          <table:table-cell table:style-name="ce41" table:formula="of:=IF([.C102]=0;0;IF([.C101]=0;0;([.C102]-[.C101])/[.C101]))" office:value-type="percentage" office:value="1">
            <text:p>100%</text:p>
          </table:table-cell>
          <table:table-cell table:style-name="ce41" table:formula="of:=[.C102]/[.$E$122]" office:value-type="percentage" office:value="0.00790513833992095">
            <text:p>1%</text:p>
          </table:table-cell>
          <table:table-cell table:style-name="ce41" table:formula="of:=IF([.H102]=0;0;[.H102]+[.I101])" office:value-type="percentage" office:value="0.0118577075098814">
            <text:p>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3">
            <text:p>3</text:p>
          </table:table-cell>
          <table:table-cell office:value-type="float" office:value="240">
            <text:p>240 </text:p>
          </table:table-cell>
          <table:table-cell table:formula="of:=[.C104]" office:value-type="float" office:value="320">
            <text:p>320 </text:p>
          </table:table-cell>
          <table:table-cell table:formula="of:=IF([.A103]=[.A102];[.C103]+[.E102];0)" office:value-type="float" office:value="480">
            <text:p>480 </text:p>
          </table:table-cell>
          <table:table-cell table:style-name="ce35" table:formula="of:=IF([.C103]=0;0;[.C103]-[.C102])" office:value-type="float" office:value="80">
            <text:p>80 </text:p>
          </table:table-cell>
          <table:table-cell table:style-name="ce41" table:formula="of:=IF([.C103]=0;0;IF([.C102]=0;0;([.C103]-[.C102])/[.C102]))" office:value-type="percentage" office:value="0.5">
            <text:p>50%</text:p>
          </table:table-cell>
          <table:table-cell table:style-name="ce41" table:formula="of:=[.C103]/[.$E$122]" office:value-type="percentage" office:value="0.0118577075098814">
            <text:p>1%</text:p>
          </table:table-cell>
          <table:table-cell table:style-name="ce41" table:formula="of:=IF([.H103]=0;0;[.H103]+[.I102])" office:value-type="percentage" office:value="0.0237154150197628">
            <text:p>2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4">
            <text:p>4</text:p>
          </table:table-cell>
          <table:table-cell office:value-type="float" office:value="320">
            <text:p>320 </text:p>
          </table:table-cell>
          <table:table-cell table:formula="of:=[.C105]" office:value-type="float" office:value="400">
            <text:p>400 </text:p>
          </table:table-cell>
          <table:table-cell table:formula="of:=IF([.A104]=[.A103];[.C104]+[.E103];0)" office:value-type="float" office:value="800">
            <text:p>800 </text:p>
          </table:table-cell>
          <table:table-cell table:style-name="ce35" table:formula="of:=IF([.C104]=0;0;[.C104]-[.C103])" office:value-type="float" office:value="80">
            <text:p>80 </text:p>
          </table:table-cell>
          <table:table-cell table:style-name="ce41" table:formula="of:=IF([.C104]=0;0;IF([.C103]=0;0;([.C104]-[.C103])/[.C103]))" office:value-type="percentage" office:value="0.333333333333333">
            <text:p>33%</text:p>
          </table:table-cell>
          <table:table-cell table:style-name="ce41" table:formula="of:=[.C104]/[.$E$122]" office:value-type="percentage" office:value="0.0158102766798419">
            <text:p>2%</text:p>
          </table:table-cell>
          <table:table-cell table:style-name="ce41" table:formula="of:=IF([.H104]=0;0;[.H104]+[.I103])" office:value-type="percentage" office:value="0.0395256916996047">
            <text:p>4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5">
            <text:p>5</text:p>
          </table:table-cell>
          <table:table-cell office:value-type="float" office:value="400">
            <text:p>400 </text:p>
          </table:table-cell>
          <table:table-cell table:formula="of:=[.C106]" office:value-type="float" office:value="480">
            <text:p>480 </text:p>
          </table:table-cell>
          <table:table-cell table:formula="of:=IF([.A105]=[.A104];[.C105]+[.E104];0)" office:value-type="float" office:value="1200">
            <text:p>1,200 </text:p>
          </table:table-cell>
          <table:table-cell table:style-name="ce35" table:formula="of:=IF([.C105]=0;0;[.C105]-[.C104])" office:value-type="float" office:value="80">
            <text:p>80 </text:p>
          </table:table-cell>
          <table:table-cell table:style-name="ce41" table:formula="of:=IF([.C105]=0;0;IF([.C104]=0;0;([.C105]-[.C104])/[.C104]))" office:value-type="percentage" office:value="0.25">
            <text:p>25%</text:p>
          </table:table-cell>
          <table:table-cell table:style-name="ce41" table:formula="of:=[.C105]/[.$E$122]" office:value-type="percentage" office:value="0.0197628458498024">
            <text:p>2%</text:p>
          </table:table-cell>
          <table:table-cell table:style-name="ce41" table:formula="of:=IF([.H105]=0;0;[.H105]+[.I104])" office:value-type="percentage" office:value="0.0592885375494071">
            <text:p>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6">
            <text:p>6</text:p>
          </table:table-cell>
          <table:table-cell office:value-type="float" office:value="480">
            <text:p>480 </text:p>
          </table:table-cell>
          <table:table-cell table:formula="of:=[.C107]" office:value-type="float" office:value="560">
            <text:p>560 </text:p>
          </table:table-cell>
          <table:table-cell table:formula="of:=IF([.A106]=[.A105];[.C106]+[.E105];0)" office:value-type="float" office:value="1680">
            <text:p>1,680 </text:p>
          </table:table-cell>
          <table:table-cell table:style-name="ce35" table:formula="of:=IF([.C106]=0;0;[.C106]-[.C105])" office:value-type="float" office:value="80">
            <text:p>80 </text:p>
          </table:table-cell>
          <table:table-cell table:style-name="ce41" table:formula="of:=IF([.C106]=0;0;IF([.C105]=0;0;([.C106]-[.C105])/[.C105]))" office:value-type="percentage" office:value="0.2">
            <text:p>20%</text:p>
          </table:table-cell>
          <table:table-cell table:style-name="ce41" table:formula="of:=[.C106]/[.$E$122]" office:value-type="percentage" office:value="0.0237154150197628">
            <text:p>2%</text:p>
          </table:table-cell>
          <table:table-cell table:style-name="ce41" table:formula="of:=IF([.H106]=0;0;[.H106]+[.I105])" office:value-type="percentage" office:value="0.0830039525691699">
            <text:p>8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7">
            <text:p>7</text:p>
          </table:table-cell>
          <table:table-cell office:value-type="float" office:value="560">
            <text:p>560 </text:p>
          </table:table-cell>
          <table:table-cell table:formula="of:=[.C108]" office:value-type="float" office:value="640">
            <text:p>640 </text:p>
          </table:table-cell>
          <table:table-cell table:formula="of:=IF([.A107]=[.A106];[.C107]+[.E106];0)" office:value-type="float" office:value="2240">
            <text:p>2,240 </text:p>
          </table:table-cell>
          <table:table-cell table:style-name="ce35" table:formula="of:=IF([.C107]=0;0;[.C107]-[.C106])" office:value-type="float" office:value="80">
            <text:p>80 </text:p>
          </table:table-cell>
          <table:table-cell table:style-name="ce41" table:formula="of:=IF([.C107]=0;0;IF([.C106]=0;0;([.C107]-[.C106])/[.C106]))" office:value-type="percentage" office:value="0.166666666666667">
            <text:p>17%</text:p>
          </table:table-cell>
          <table:table-cell table:style-name="ce41" table:formula="of:=[.C107]/[.$E$122]" office:value-type="percentage" office:value="0.0276679841897233">
            <text:p>3%</text:p>
          </table:table-cell>
          <table:table-cell table:style-name="ce41" table:formula="of:=IF([.H107]=0;0;[.H107]+[.I106])" office:value-type="percentage" office:value="0.110671936758893">
            <text:p>1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8">
            <text:p>8</text:p>
          </table:table-cell>
          <table:table-cell office:value-type="float" office:value="640">
            <text:p>640 </text:p>
          </table:table-cell>
          <table:table-cell table:formula="of:=[.C109]" office:value-type="float" office:value="720">
            <text:p>720 </text:p>
          </table:table-cell>
          <table:table-cell table:formula="of:=IF([.A108]=[.A107];[.C108]+[.E107];0)" office:value-type="float" office:value="2880">
            <text:p>2,880 </text:p>
          </table:table-cell>
          <table:table-cell table:style-name="ce35" table:formula="of:=IF([.C108]=0;0;[.C108]-[.C107])" office:value-type="float" office:value="80">
            <text:p>80 </text:p>
          </table:table-cell>
          <table:table-cell table:style-name="ce41" table:formula="of:=IF([.C108]=0;0;IF([.C107]=0;0;([.C108]-[.C107])/[.C107]))" office:value-type="percentage" office:value="0.142857142857143">
            <text:p>14%</text:p>
          </table:table-cell>
          <table:table-cell table:style-name="ce41" table:formula="of:=[.C108]/[.$E$122]" office:value-type="percentage" office:value="0.0316205533596838">
            <text:p>3%</text:p>
          </table:table-cell>
          <table:table-cell table:style-name="ce41" table:formula="of:=IF([.H108]=0;0;[.H108]+[.I107])" office:value-type="percentage" office:value="0.142292490118577">
            <text:p>14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9">
            <text:p>9</text:p>
          </table:table-cell>
          <table:table-cell office:value-type="float" office:value="720">
            <text:p>720 </text:p>
          </table:table-cell>
          <table:table-cell table:formula="of:=[.C110]" office:value-type="float" office:value="800">
            <text:p>800 </text:p>
          </table:table-cell>
          <table:table-cell table:formula="of:=IF([.A109]=[.A108];[.C109]+[.E108];0)" office:value-type="float" office:value="3600">
            <text:p>3,600 </text:p>
          </table:table-cell>
          <table:table-cell table:style-name="ce35" table:formula="of:=IF([.C109]=0;0;[.C109]-[.C108])" office:value-type="float" office:value="80">
            <text:p>80 </text:p>
          </table:table-cell>
          <table:table-cell table:style-name="ce41" table:formula="of:=IF([.C109]=0;0;IF([.C108]=0;0;([.C109]-[.C108])/[.C108]))" office:value-type="percentage" office:value="0.125">
            <text:p>13%</text:p>
          </table:table-cell>
          <table:table-cell table:style-name="ce41" table:formula="of:=[.C109]/[.$E$122]" office:value-type="percentage" office:value="0.0355731225296443">
            <text:p>4%</text:p>
          </table:table-cell>
          <table:table-cell table:style-name="ce41" table:formula="of:=IF([.H109]=0;0;[.H109]+[.I108])" office:value-type="percentage" office:value="0.177865612648221">
            <text:p>18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0">
            <text:p>10</text:p>
          </table:table-cell>
          <table:table-cell office:value-type="float" office:value="800">
            <text:p>800 </text:p>
          </table:table-cell>
          <table:table-cell table:formula="of:=[.C111]" office:value-type="float" office:value="880">
            <text:p>880 </text:p>
          </table:table-cell>
          <table:table-cell table:formula="of:=IF([.A110]=[.A109];[.C110]+[.E109];0)" office:value-type="float" office:value="4400">
            <text:p>4,400 </text:p>
          </table:table-cell>
          <table:table-cell table:style-name="ce35" table:formula="of:=IF([.C110]=0;0;[.C110]-[.C109])" office:value-type="float" office:value="80">
            <text:p>80 </text:p>
          </table:table-cell>
          <table:table-cell table:style-name="ce41" table:formula="of:=IF([.C110]=0;0;IF([.C109]=0;0;([.C110]-[.C109])/[.C109]))" office:value-type="percentage" office:value="0.111111111111111">
            <text:p>11%</text:p>
          </table:table-cell>
          <table:table-cell table:style-name="ce41" table:formula="of:=[.C110]/[.$E$122]" office:value-type="percentage" office:value="0.0395256916996047">
            <text:p>4%</text:p>
          </table:table-cell>
          <table:table-cell table:style-name="ce41" table:formula="of:=IF([.H110]=0;0;[.H110]+[.I109])" office:value-type="percentage" office:value="0.217391304347826">
            <text:p>22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1">
            <text:p>11</text:p>
          </table:table-cell>
          <table:table-cell office:value-type="float" office:value="880">
            <text:p>880 </text:p>
          </table:table-cell>
          <table:table-cell table:formula="of:=[.C112]" office:value-type="float" office:value="960">
            <text:p>960 </text:p>
          </table:table-cell>
          <table:table-cell table:formula="of:=IF([.A111]=[.A110];[.C111]+[.E110];0)" office:value-type="float" office:value="5280">
            <text:p>5,280 </text:p>
          </table:table-cell>
          <table:table-cell table:style-name="ce35" table:formula="of:=IF([.C111]=0;0;[.C111]-[.C110])" office:value-type="float" office:value="80">
            <text:p>80 </text:p>
          </table:table-cell>
          <table:table-cell table:style-name="ce41" table:formula="of:=IF([.C111]=0;0;IF([.C110]=0;0;([.C111]-[.C110])/[.C110]))" office:value-type="percentage" office:value="0.1">
            <text:p>10%</text:p>
          </table:table-cell>
          <table:table-cell table:style-name="ce41" table:formula="of:=[.C111]/[.$E$122]" office:value-type="percentage" office:value="0.0434782608695652">
            <text:p>4%</text:p>
          </table:table-cell>
          <table:table-cell table:style-name="ce41" table:formula="of:=IF([.H111]=0;0;[.H111]+[.I110])" office:value-type="percentage" office:value="0.260869565217391">
            <text:p>2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2">
            <text:p>12</text:p>
          </table:table-cell>
          <table:table-cell office:value-type="float" office:value="960">
            <text:p>960 </text:p>
          </table:table-cell>
          <table:table-cell table:formula="of:=[.C113]" office:value-type="float" office:value="1040">
            <text:p>1,040 </text:p>
          </table:table-cell>
          <table:table-cell table:formula="of:=IF([.A112]=[.A111];[.C112]+[.E111];0)" office:value-type="float" office:value="6240">
            <text:p>6,240 </text:p>
          </table:table-cell>
          <table:table-cell table:style-name="ce35" table:formula="of:=IF([.C112]=0;0;[.C112]-[.C111])" office:value-type="float" office:value="80">
            <text:p>80 </text:p>
          </table:table-cell>
          <table:table-cell table:style-name="ce41" table:formula="of:=IF([.C112]=0;0;IF([.C111]=0;0;([.C112]-[.C111])/[.C111]))" office:value-type="percentage" office:value="0.0909090909090909">
            <text:p>9%</text:p>
          </table:table-cell>
          <table:table-cell table:style-name="ce41" table:formula="of:=[.C112]/[.$E$122]" office:value-type="percentage" office:value="0.0474308300395257">
            <text:p>5%</text:p>
          </table:table-cell>
          <table:table-cell table:style-name="ce41" table:formula="of:=IF([.H112]=0;0;[.H112]+[.I111])" office:value-type="percentage" office:value="0.308300395256917">
            <text:p>3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3">
            <text:p>13</text:p>
          </table:table-cell>
          <table:table-cell office:value-type="float" office:value="1040">
            <text:p>1,040 </text:p>
          </table:table-cell>
          <table:table-cell table:formula="of:=[.C114]" office:value-type="float" office:value="1120">
            <text:p>1,120 </text:p>
          </table:table-cell>
          <table:table-cell table:formula="of:=IF([.A113]=[.A112];[.C113]+[.E112];0)" office:value-type="float" office:value="7280">
            <text:p>7,280 </text:p>
          </table:table-cell>
          <table:table-cell table:style-name="ce35" table:formula="of:=IF([.C113]=0;0;[.C113]-[.C112])" office:value-type="float" office:value="80">
            <text:p>80 </text:p>
          </table:table-cell>
          <table:table-cell table:style-name="ce41" table:formula="of:=IF([.C113]=0;0;IF([.C112]=0;0;([.C113]-[.C112])/[.C112]))" office:value-type="percentage" office:value="0.0833333333333333">
            <text:p>8%</text:p>
          </table:table-cell>
          <table:table-cell table:style-name="ce41" table:formula="of:=[.C113]/[.$E$122]" office:value-type="percentage" office:value="0.0513833992094862">
            <text:p>5%</text:p>
          </table:table-cell>
          <table:table-cell table:style-name="ce41" table:formula="of:=IF([.H113]=0;0;[.H113]+[.I112])" office:value-type="percentage" office:value="0.359683794466403">
            <text:p>3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4">
            <text:p>14</text:p>
          </table:table-cell>
          <table:table-cell office:value-type="float" office:value="1120">
            <text:p>1,120 </text:p>
          </table:table-cell>
          <table:table-cell table:formula="of:=[.C115]" office:value-type="float" office:value="1200">
            <text:p>1,200 </text:p>
          </table:table-cell>
          <table:table-cell table:formula="of:=IF([.A114]=[.A113];[.C114]+[.E113];0)" office:value-type="float" office:value="8400">
            <text:p>8,400 </text:p>
          </table:table-cell>
          <table:table-cell table:style-name="ce35" table:formula="of:=IF([.C114]=0;0;[.C114]-[.C113])" office:value-type="float" office:value="80">
            <text:p>80 </text:p>
          </table:table-cell>
          <table:table-cell table:style-name="ce41" table:formula="of:=IF([.C114]=0;0;IF([.C113]=0;0;([.C114]-[.C113])/[.C113]))" office:value-type="percentage" office:value="0.0769230769230769">
            <text:p>8%</text:p>
          </table:table-cell>
          <table:table-cell table:style-name="ce41" table:formula="of:=[.C114]/[.$E$122]" office:value-type="percentage" office:value="0.0553359683794466">
            <text:p>6%</text:p>
          </table:table-cell>
          <table:table-cell table:style-name="ce41" table:formula="of:=IF([.H114]=0;0;[.H114]+[.I113])" office:value-type="percentage" office:value="0.41501976284585">
            <text:p>42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5">
            <text:p>15</text:p>
          </table:table-cell>
          <table:table-cell office:value-type="float" office:value="1200">
            <text:p>1,200 </text:p>
          </table:table-cell>
          <table:table-cell table:formula="of:=[.C116]" office:value-type="float" office:value="1280">
            <text:p>1,280 </text:p>
          </table:table-cell>
          <table:table-cell table:formula="of:=IF([.A115]=[.A114];[.C115]+[.E114];0)" office:value-type="float" office:value="9600">
            <text:p>9,600 </text:p>
          </table:table-cell>
          <table:table-cell table:style-name="ce35" table:formula="of:=IF([.C115]=0;0;[.C115]-[.C114])" office:value-type="float" office:value="80">
            <text:p>80 </text:p>
          </table:table-cell>
          <table:table-cell table:style-name="ce41" table:formula="of:=IF([.C115]=0;0;IF([.C114]=0;0;([.C115]-[.C114])/[.C114]))" office:value-type="percentage" office:value="0.0714285714285714">
            <text:p>7%</text:p>
          </table:table-cell>
          <table:table-cell table:style-name="ce41" table:formula="of:=[.C115]/[.$E$122]" office:value-type="percentage" office:value="0.0592885375494071">
            <text:p>6%</text:p>
          </table:table-cell>
          <table:table-cell table:style-name="ce41" table:formula="of:=IF([.H115]=0;0;[.H115]+[.I114])" office:value-type="percentage" office:value="0.474308300395257">
            <text:p>4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6">
            <text:p>16</text:p>
          </table:table-cell>
          <table:table-cell office:value-type="float" office:value="1280">
            <text:p>1,280 </text:p>
          </table:table-cell>
          <table:table-cell table:formula="of:=[.C117]" office:value-type="float" office:value="1360">
            <text:p>1,360 </text:p>
          </table:table-cell>
          <table:table-cell table:formula="of:=IF([.A116]=[.A115];[.C116]+[.E115];0)" office:value-type="float" office:value="10880">
            <text:p>10,880 </text:p>
          </table:table-cell>
          <table:table-cell table:style-name="ce35" table:formula="of:=IF([.C116]=0;0;[.C116]-[.C115])" office:value-type="float" office:value="80">
            <text:p>80 </text:p>
          </table:table-cell>
          <table:table-cell table:style-name="ce41" table:formula="of:=IF([.C116]=0;0;IF([.C115]=0;0;([.C116]-[.C115])/[.C115]))" office:value-type="percentage" office:value="0.0666666666666667">
            <text:p>7%</text:p>
          </table:table-cell>
          <table:table-cell table:style-name="ce41" table:formula="of:=[.C116]/[.$E$122]" office:value-type="percentage" office:value="0.0632411067193676">
            <text:p>6%</text:p>
          </table:table-cell>
          <table:table-cell table:style-name="ce41" table:formula="of:=IF([.H116]=0;0;[.H116]+[.I115])" office:value-type="percentage" office:value="0.537549407114625">
            <text:p>54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7">
            <text:p>17</text:p>
          </table:table-cell>
          <table:table-cell office:value-type="float" office:value="1360">
            <text:p>1,360 </text:p>
          </table:table-cell>
          <table:table-cell table:formula="of:=[.C118]" office:value-type="float" office:value="1440">
            <text:p>1,440 </text:p>
          </table:table-cell>
          <table:table-cell table:formula="of:=IF([.A117]=[.A116];[.C117]+[.E116];0)" office:value-type="float" office:value="12240">
            <text:p>12,240 </text:p>
          </table:table-cell>
          <table:table-cell table:style-name="ce35" table:formula="of:=IF([.C117]=0;0;[.C117]-[.C116])" office:value-type="float" office:value="80">
            <text:p>80 </text:p>
          </table:table-cell>
          <table:table-cell table:style-name="ce41" table:formula="of:=IF([.C117]=0;0;IF([.C116]=0;0;([.C117]-[.C116])/[.C116]))" office:value-type="percentage" office:value="0.0625">
            <text:p>6%</text:p>
          </table:table-cell>
          <table:table-cell table:style-name="ce41" table:formula="of:=[.C117]/[.$E$122]" office:value-type="percentage" office:value="0.0671936758893281">
            <text:p>7%</text:p>
          </table:table-cell>
          <table:table-cell table:style-name="ce41" table:formula="of:=IF([.H117]=0;0;[.H117]+[.I116])" office:value-type="percentage" office:value="0.604743083003953">
            <text:p>6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8">
            <text:p>18</text:p>
          </table:table-cell>
          <table:table-cell office:value-type="float" office:value="1440">
            <text:p>1,440 </text:p>
          </table:table-cell>
          <table:table-cell table:formula="of:=[.C119]" office:value-type="float" office:value="1520">
            <text:p>1,520 </text:p>
          </table:table-cell>
          <table:table-cell table:formula="of:=IF([.A118]=[.A117];[.C118]+[.E117];0)" office:value-type="float" office:value="13680">
            <text:p>13,680 </text:p>
          </table:table-cell>
          <table:table-cell table:style-name="ce35" table:formula="of:=IF([.C118]=0;0;[.C118]-[.C117])" office:value-type="float" office:value="80">
            <text:p>80 </text:p>
          </table:table-cell>
          <table:table-cell table:style-name="ce41" table:formula="of:=IF([.C118]=0;0;IF([.C117]=0;0;([.C118]-[.C117])/[.C117]))" office:value-type="percentage" office:value="0.0588235294117647">
            <text:p>6%</text:p>
          </table:table-cell>
          <table:table-cell table:style-name="ce41" table:formula="of:=[.C118]/[.$E$122]" office:value-type="percentage" office:value="0.0711462450592885">
            <text:p>7%</text:p>
          </table:table-cell>
          <table:table-cell table:style-name="ce41" table:formula="of:=IF([.H118]=0;0;[.H118]+[.I117])" office:value-type="percentage" office:value="0.675889328063241">
            <text:p>68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19">
            <text:p>19</text:p>
          </table:table-cell>
          <table:table-cell office:value-type="float" office:value="1520">
            <text:p>1,520 </text:p>
          </table:table-cell>
          <table:table-cell table:formula="of:=[.C120]" office:value-type="float" office:value="1600">
            <text:p>1,600 </text:p>
          </table:table-cell>
          <table:table-cell table:formula="of:=IF([.A119]=[.A118];[.C119]+[.E118];0)" office:value-type="float" office:value="15200">
            <text:p>15,200 </text:p>
          </table:table-cell>
          <table:table-cell table:style-name="ce35" table:formula="of:=IF([.C119]=0;0;[.C119]-[.C118])" office:value-type="float" office:value="80">
            <text:p>80 </text:p>
          </table:table-cell>
          <table:table-cell table:style-name="ce41" table:formula="of:=IF([.C119]=0;0;IF([.C118]=0;0;([.C119]-[.C118])/[.C118]))" office:value-type="percentage" office:value="0.0555555555555556">
            <text:p>6%</text:p>
          </table:table-cell>
          <table:table-cell table:style-name="ce41" table:formula="of:=[.C119]/[.$E$122]" office:value-type="percentage" office:value="0.075098814229249">
            <text:p>8%</text:p>
          </table:table-cell>
          <table:table-cell table:style-name="ce41" table:formula="of:=IF([.H119]=0;0;[.H119]+[.I118])" office:value-type="percentage" office:value="0.75098814229249">
            <text:p>7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20">
            <text:p>20</text:p>
          </table:table-cell>
          <table:table-cell office:value-type="float" office:value="1600">
            <text:p>1,600 </text:p>
          </table:table-cell>
          <table:table-cell table:formula="of:=[.C121]" office:value-type="float" office:value="1680">
            <text:p>1,680 </text:p>
          </table:table-cell>
          <table:table-cell table:formula="of:=IF([.A120]=[.A119];[.C120]+[.E119];0)" office:value-type="float" office:value="16800">
            <text:p>16,800 </text:p>
          </table:table-cell>
          <table:table-cell table:style-name="ce35" table:formula="of:=IF([.C120]=0;0;[.C120]-[.C119])" office:value-type="float" office:value="80">
            <text:p>80 </text:p>
          </table:table-cell>
          <table:table-cell table:style-name="ce41" table:formula="of:=IF([.C120]=0;0;IF([.C119]=0;0;([.C120]-[.C119])/[.C119]))" office:value-type="percentage" office:value="0.0526315789473684">
            <text:p>5%</text:p>
          </table:table-cell>
          <table:table-cell table:style-name="ce41" table:formula="of:=[.C120]/[.$E$122]" office:value-type="percentage" office:value="0.0790513833992095">
            <text:p>8%</text:p>
          </table:table-cell>
          <table:table-cell table:style-name="ce41" table:formula="of:=IF([.H120]=0;0;[.H120]+[.I119])" office:value-type="percentage" office:value="0.8300395256917">
            <text:p>83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21">
            <text:p>21</text:p>
          </table:table-cell>
          <table:table-cell office:value-type="float" office:value="1680">
            <text:p>1,680 </text:p>
          </table:table-cell>
          <table:table-cell table:formula="of:=[.C122]" office:value-type="float" office:value="1760">
            <text:p>1,760 </text:p>
          </table:table-cell>
          <table:table-cell table:formula="of:=IF([.A121]=[.A120];[.C121]+[.E120];0)" office:value-type="float" office:value="18480">
            <text:p>18,480 </text:p>
          </table:table-cell>
          <table:table-cell table:style-name="ce35" table:formula="of:=IF([.C121]=0;0;[.C121]-[.C120])" office:value-type="float" office:value="80">
            <text:p>80 </text:p>
          </table:table-cell>
          <table:table-cell table:style-name="ce41" table:formula="of:=IF([.C121]=0;0;IF([.C120]=0;0;([.C121]-[.C120])/[.C120]))" office:value-type="percentage" office:value="0.05">
            <text:p>5%</text:p>
          </table:table-cell>
          <table:table-cell table:style-name="ce41" table:formula="of:=[.C121]/[.$E$122]" office:value-type="percentage" office:value="0.08300395256917">
            <text:p>8%</text:p>
          </table:table-cell>
          <table:table-cell table:style-name="ce41" table:formula="of:=IF([.H121]=0;0;[.H121]+[.I120])" office:value-type="percentage" office:value="0.91304347826087">
            <text:p>9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Internal Structure</text:p>
          </table:table-cell>
          <table:table-cell table:style-name="ce18" office:value-type="float" office:value="22">
            <text:p>22</text:p>
          </table:table-cell>
          <table:table-cell office:value-type="float" office:value="1760">
            <text:p>1,760 </text:p>
          </table:table-cell>
          <table:table-cell table:formula="of:=[.C123]" office:value-type="float" office:value="0">
            <text:p><text:s/>- </text:p>
          </table:table-cell>
          <table:table-cell table:formula="of:=IF([.A122]=[.A121];[.C122]+[.E121];0)" office:value-type="float" office:value="20240">
            <text:p>20,240 </text:p>
          </table:table-cell>
          <table:table-cell table:style-name="ce35" table:formula="of:=IF([.C122]=0;0;[.C122]-[.C121])" office:value-type="float" office:value="80">
            <text:p>80 </text:p>
          </table:table-cell>
          <table:table-cell table:style-name="ce41" table:formula="of:=IF([.C122]=0;0;IF([.C121]=0;0;([.C122]-[.C121])/[.C121]))" office:value-type="percentage" office:value="0.0476190476190476">
            <text:p>5%</text:p>
          </table:table-cell>
          <table:table-cell table:style-name="ce41" table:formula="of:=[.C122]/[.$E$122]" office:value-type="percentage" office:value="0.0869565217391304">
            <text:p>9%</text:p>
          </table:table-cell>
          <table:table-cell table:style-name="ce41" table:formula="of:=IF([.H122]=0;0;[.H122]+[.I121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Salvage Efficiency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124]" office:value-type="float" office:value="80">
            <text:p>80 </text:p>
          </table:table-cell>
          <table:table-cell table:formula="of:=IF([.A123]=[.A122];[.C123]+[.E122];0)" office:value-type="float" office:value="0">
            <text:p><text:s/>- </text:p>
          </table:table-cell>
          <table:table-cell table:style-name="ce35" table:formula="of:=IF([.C123]=0;0;[.C123]-[.C122])" office:value-type="float" office:value="0">
            <text:p><text:s/>- </text:p>
          </table:table-cell>
          <table:table-cell table:style-name="ce41" table:formula="of:=IF([.C123]=0;0;IF([.C122]=0;0;([.C123]-[.C122])/[.C122]))" office:value-type="percentage" office:value="0">
            <text:p>0%</text:p>
          </table:table-cell>
          <table:table-cell table:style-name="ce41" table:formula="of:=[.C123]/[.$E$128]" office:value-type="percentage" office:value="0">
            <text:p>0%</text:p>
          </table:table-cell>
          <table:table-cell table:style-name="ce41" table:formula="of:=IF([.H123]=0;0;[.H123]+[.I122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Salvage Efficiency</text:p>
          </table:table-cell>
          <table:table-cell table:style-name="ce18" office:value-type="float" office:value="1">
            <text:p>1</text:p>
          </table:table-cell>
          <table:table-cell office:value-type="float" office:value="80">
            <text:p>80 </text:p>
          </table:table-cell>
          <table:table-cell table:formula="of:=[.C125]" office:value-type="float" office:value="600">
            <text:p>600 </text:p>
          </table:table-cell>
          <table:table-cell table:formula="of:=IF([.A124]=[.A123];[.C124]+[.E123];0)" office:value-type="float" office:value="80">
            <text:p>80 </text:p>
          </table:table-cell>
          <table:table-cell table:style-name="ce35" table:formula="of:=IF([.C124]=0;0;[.C124]-[.C123])" office:value-type="float" office:value="80">
            <text:p>80 </text:p>
          </table:table-cell>
          <table:table-cell table:style-name="ce41" table:formula="of:=IF([.C124]=0;0;IF([.C123]=0;0;([.C124]-[.C123])/[.C123]))" office:value-type="percentage" office:value="0">
            <text:p>0%</text:p>
          </table:table-cell>
          <table:table-cell table:style-name="ce41" table:formula="of:=[.C124]/[.$E$128]" office:value-type="percentage" office:value="0.0186915887850467">
            <text:p>2%</text:p>
          </table:table-cell>
          <table:table-cell table:style-name="ce41" table:formula="of:=IF([.H124]=0;0;[.H124]+[.I123])" office:value-type="percentage" office:value="0.0186915887850467">
            <text:p>2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Salvage Efficiency</text:p>
          </table:table-cell>
          <table:table-cell table:style-name="ce18" office:value-type="float" office:value="2">
            <text:p>2</text:p>
          </table:table-cell>
          <table:table-cell office:value-type="float" office:value="600">
            <text:p>600 </text:p>
          </table:table-cell>
          <table:table-cell table:formula="of:=[.C126]" office:value-type="float" office:value="900">
            <text:p>900 </text:p>
          </table:table-cell>
          <table:table-cell table:formula="of:=IF([.A125]=[.A124];[.C125]+[.E124];0)" office:value-type="float" office:value="680">
            <text:p>680 </text:p>
          </table:table-cell>
          <table:table-cell table:style-name="ce35" table:formula="of:=IF([.C125]=0;0;[.C125]-[.C124])" office:value-type="float" office:value="520">
            <text:p>520 </text:p>
          </table:table-cell>
          <table:table-cell table:style-name="ce41" table:formula="of:=IF([.C125]=0;0;IF([.C124]=0;0;([.C125]-[.C124])/[.C124]))" office:value-type="percentage" office:value="6.5">
            <text:p>650%</text:p>
          </table:table-cell>
          <table:table-cell table:style-name="ce41" table:formula="of:=[.C125]/[.$E$128]" office:value-type="percentage" office:value="0.14018691588785">
            <text:p>14%</text:p>
          </table:table-cell>
          <table:table-cell table:style-name="ce41" table:formula="of:=IF([.H125]=0;0;[.H125]+[.I124])" office:value-type="percentage" office:value="0.158878504672897">
            <text:p>1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Salvage Efficiency</text:p>
          </table:table-cell>
          <table:table-cell table:style-name="ce18" office:value-type="float" office:value="3">
            <text:p>3</text:p>
          </table:table-cell>
          <table:table-cell office:value-type="float" office:value="900">
            <text:p>900 </text:p>
          </table:table-cell>
          <table:table-cell table:formula="of:=[.C127]" office:value-type="float" office:value="1200">
            <text:p>1,200 </text:p>
          </table:table-cell>
          <table:table-cell table:formula="of:=IF([.A126]=[.A125];[.C126]+[.E125];0)" office:value-type="float" office:value="1580">
            <text:p>1,580 </text:p>
          </table:table-cell>
          <table:table-cell table:style-name="ce35" table:formula="of:=IF([.C126]=0;0;[.C126]-[.C125])" office:value-type="float" office:value="300">
            <text:p>300 </text:p>
          </table:table-cell>
          <table:table-cell table:style-name="ce41" table:formula="of:=IF([.C126]=0;0;IF([.C125]=0;0;([.C126]-[.C125])/[.C125]))" office:value-type="percentage" office:value="0.5">
            <text:p>50%</text:p>
          </table:table-cell>
          <table:table-cell table:style-name="ce41" table:formula="of:=[.C126]/[.$E$128]" office:value-type="percentage" office:value="0.210280373831776">
            <text:p>21%</text:p>
          </table:table-cell>
          <table:table-cell table:style-name="ce41" table:formula="of:=IF([.H126]=0;0;[.H126]+[.I125])" office:value-type="percentage" office:value="0.369158878504673">
            <text:p>3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Salvage Efficiency</text:p>
          </table:table-cell>
          <table:table-cell table:style-name="ce18" office:value-type="float" office:value="4">
            <text:p>4</text:p>
          </table:table-cell>
          <table:table-cell office:value-type="float" office:value="1200">
            <text:p>1,200 </text:p>
          </table:table-cell>
          <table:table-cell table:formula="of:=[.C128]" office:value-type="float" office:value="1500">
            <text:p>1,500 </text:p>
          </table:table-cell>
          <table:table-cell table:formula="of:=IF([.A127]=[.A126];[.C127]+[.E126];0)" office:value-type="float" office:value="2780">
            <text:p>2,780 </text:p>
          </table:table-cell>
          <table:table-cell table:style-name="ce35" table:formula="of:=IF([.C127]=0;0;[.C127]-[.C126])" office:value-type="float" office:value="300">
            <text:p>300 </text:p>
          </table:table-cell>
          <table:table-cell table:style-name="ce41" table:formula="of:=IF([.C127]=0;0;IF([.C126]=0;0;([.C127]-[.C126])/[.C126]))" office:value-type="percentage" office:value="0.333333333333333">
            <text:p>33%</text:p>
          </table:table-cell>
          <table:table-cell table:style-name="ce41" table:formula="of:=[.C127]/[.$E$128]" office:value-type="percentage" office:value="0.280373831775701">
            <text:p>28%</text:p>
          </table:table-cell>
          <table:table-cell table:style-name="ce41" table:formula="of:=IF([.H127]=0;0;[.H127]+[.I126])" office:value-type="percentage" office:value="0.649532710280374">
            <text:p>65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Salvage Efficiency</text:p>
          </table:table-cell>
          <table:table-cell table:style-name="ce18" office:value-type="float" office:value="5">
            <text:p>5</text:p>
          </table:table-cell>
          <table:table-cell office:value-type="float" office:value="1500">
            <text:p>1,500 </text:p>
          </table:table-cell>
          <table:table-cell table:formula="of:=[.C129]" office:value-type="float" office:value="0">
            <text:p><text:s/>- </text:p>
          </table:table-cell>
          <table:table-cell table:formula="of:=IF([.A128]=[.A127];[.C128]+[.E127];0)" office:value-type="float" office:value="4280">
            <text:p>4,280 </text:p>
          </table:table-cell>
          <table:table-cell table:style-name="ce35" table:formula="of:=IF([.C128]=0;0;[.C128]-[.C127])" office:value-type="float" office:value="300">
            <text:p>300 </text:p>
          </table:table-cell>
          <table:table-cell table:style-name="ce41" table:formula="of:=IF([.C128]=0;0;IF([.C127]=0;0;([.C128]-[.C127])/[.C127]))" office:value-type="percentage" office:value="0.25">
            <text:p>25%</text:p>
          </table:table-cell>
          <table:table-cell table:style-name="ce41" table:formula="of:=[.C128]/[.$E$128]" office:value-type="percentage" office:value="0.350467289719626">
            <text:p>35%</text:p>
          </table:table-cell>
          <table:table-cell table:style-name="ce41" table:formula="of:=IF([.H128]=0;0;[.H128]+[.I127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Energy Weapons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130]" office:value-type="float" office:value="0">
            <text:p><text:s/>- </text:p>
          </table:table-cell>
          <table:table-cell table:formula="of:=IF([.A129]=[.A128];[.C129]+[.E128];0)" office:value-type="float" office:value="0">
            <text:p><text:s/>- </text:p>
          </table:table-cell>
          <table:table-cell table:style-name="ce35" table:formula="of:=IF([.C129]=0;0;[.C129]-[.C128])" office:value-type="float" office:value="0">
            <text:p><text:s/>- </text:p>
          </table:table-cell>
          <table:table-cell table:style-name="ce41" table:formula="of:=IF([.C129]=0;0;IF([.C128]=0;0;([.C129]-[.C128])/[.C128]))" office:value-type="percentage" office:value="0">
            <text:p>0%</text:p>
          </table:table-cell>
          <table:table-cell table:style-name="ce41" table:formula="of:=[.C129]/[.$E$136]" office:value-type="percentage" office:value="0">
            <text:p>0%</text:p>
          </table:table-cell>
          <table:table-cell table:style-name="ce41" table:formula="of:=IF([.H129]=0;0;[.H129]+[.I128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Energy Weapons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<text:s/>- </text:p>
          </table:table-cell>
          <table:table-cell table:formula="of:=[.C131]" office:value-type="float" office:value="500">
            <text:p>500 </text:p>
          </table:table-cell>
          <table:table-cell table:formula="of:=IF([.A130]=[.A129];[.C130]+[.E129];0)" office:value-type="float" office:value="0">
            <text:p><text:s/>- </text:p>
          </table:table-cell>
          <table:table-cell table:style-name="ce35" table:formula="of:=IF([.C130]=0;0;[.C130]-[.C129])" office:value-type="float" office:value="0">
            <text:p><text:s/>- </text:p>
          </table:table-cell>
          <table:table-cell table:style-name="ce41" table:formula="of:=IF([.C130]=0;0;IF([.C129]=0;0;([.C130]-[.C129])/[.C129]))" office:value-type="percentage" office:value="0">
            <text:p>0%</text:p>
          </table:table-cell>
          <table:table-cell table:style-name="ce41" table:formula="of:=[.C130]/[.$E$136]" office:value-type="percentage" office:value="0">
            <text:p>0%</text:p>
          </table:table-cell>
          <table:table-cell table:style-name="ce41" table:formula="of:=IF([.H130]=0;0;[.H130]+[.I129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Energy Weapons</text:p>
          </table:table-cell>
          <table:table-cell table:style-name="ce18" office:value-type="float" office:value="2">
            <text:p>2</text:p>
          </table:table-cell>
          <table:table-cell office:value-type="float" office:value="500">
            <text:p>500 </text:p>
          </table:table-cell>
          <table:table-cell table:formula="of:=[.C132]" office:value-type="float" office:value="750">
            <text:p>750 </text:p>
          </table:table-cell>
          <table:table-cell table:formula="of:=IF([.A131]=[.A130];[.C131]+[.E130];0)" office:value-type="float" office:value="500">
            <text:p>500 </text:p>
          </table:table-cell>
          <table:table-cell table:style-name="ce35" table:formula="of:=IF([.C131]=0;0;[.C131]-[.C130])" office:value-type="float" office:value="500">
            <text:p>500 </text:p>
          </table:table-cell>
          <table:table-cell table:style-name="ce41" table:formula="of:=IF([.C131]=0;0;IF([.C130]=0;0;([.C131]-[.C130])/[.C130]))" office:value-type="percentage" office:value="0">
            <text:p>0%</text:p>
          </table:table-cell>
          <table:table-cell table:style-name="ce41" table:formula="of:=[.C131]/[.$E$136]" office:value-type="percentage" office:value="0.0740740740740741">
            <text:p>7%</text:p>
          </table:table-cell>
          <table:table-cell table:style-name="ce41" table:formula="of:=IF([.H131]=0;0;[.H131]+[.I130])" office:value-type="percentage" office:value="0.0740740740740741">
            <text:p>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Energy Weapons</text:p>
          </table:table-cell>
          <table:table-cell table:style-name="ce18" office:value-type="float" office:value="3">
            <text:p>3</text:p>
          </table:table-cell>
          <table:table-cell office:value-type="float" office:value="750">
            <text:p>750 </text:p>
          </table:table-cell>
          <table:table-cell table:formula="of:=[.C133]" office:value-type="float" office:value="1000">
            <text:p>1,000 </text:p>
          </table:table-cell>
          <table:table-cell table:formula="of:=IF([.A132]=[.A131];[.C132]+[.E131];0)" office:value-type="float" office:value="1250">
            <text:p>1,250 </text:p>
          </table:table-cell>
          <table:table-cell table:style-name="ce35" table:formula="of:=IF([.C132]=0;0;[.C132]-[.C131])" office:value-type="float" office:value="250">
            <text:p>250 </text:p>
          </table:table-cell>
          <table:table-cell table:style-name="ce41" table:formula="of:=IF([.C132]=0;0;IF([.C131]=0;0;([.C132]-[.C131])/[.C131]))" office:value-type="percentage" office:value="0.5">
            <text:p>50%</text:p>
          </table:table-cell>
          <table:table-cell table:style-name="ce41" table:formula="of:=[.C132]/[.$E$136]" office:value-type="percentage" office:value="0.111111111111111">
            <text:p>11%</text:p>
          </table:table-cell>
          <table:table-cell table:style-name="ce41" table:formula="of:=IF([.H132]=0;0;[.H132]+[.I131])" office:value-type="percentage" office:value="0.185185185185185">
            <text:p>19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Energy Weapons</text:p>
          </table:table-cell>
          <table:table-cell table:style-name="ce18" office:value-type="float" office:value="4">
            <text:p>4</text:p>
          </table:table-cell>
          <table:table-cell office:value-type="float" office:value="1000">
            <text:p>1,000 </text:p>
          </table:table-cell>
          <table:table-cell table:formula="of:=[.C134]" office:value-type="float" office:value="1250">
            <text:p>1,250 </text:p>
          </table:table-cell>
          <table:table-cell table:formula="of:=IF([.A133]=[.A132];[.C133]+[.E132];0)" office:value-type="float" office:value="2250">
            <text:p>2,250 </text:p>
          </table:table-cell>
          <table:table-cell table:style-name="ce35" table:formula="of:=IF([.C133]=0;0;[.C133]-[.C132])" office:value-type="float" office:value="250">
            <text:p>250 </text:p>
          </table:table-cell>
          <table:table-cell table:style-name="ce41" table:formula="of:=IF([.C133]=0;0;IF([.C132]=0;0;([.C133]-[.C132])/[.C132]))" office:value-type="percentage" office:value="0.333333333333333">
            <text:p>33%</text:p>
          </table:table-cell>
          <table:table-cell table:style-name="ce41" table:formula="of:=[.C133]/[.$E$136]" office:value-type="percentage" office:value="0.148148148148148">
            <text:p>15%</text:p>
          </table:table-cell>
          <table:table-cell table:style-name="ce41" table:formula="of:=IF([.H133]=0;0;[.H133]+[.I132])" office:value-type="percentage" office:value="0.333333333333333">
            <text:p>33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Energy Weapons</text:p>
          </table:table-cell>
          <table:table-cell table:style-name="ce18" office:value-type="float" office:value="5">
            <text:p>5</text:p>
          </table:table-cell>
          <table:table-cell office:value-type="float" office:value="1250">
            <text:p>1,250 </text:p>
          </table:table-cell>
          <table:table-cell table:formula="of:=[.C135]" office:value-type="float" office:value="1500">
            <text:p>1,500 </text:p>
          </table:table-cell>
          <table:table-cell table:formula="of:=IF([.A134]=[.A133];[.C134]+[.E133];0)" office:value-type="float" office:value="3500">
            <text:p>3,500 </text:p>
          </table:table-cell>
          <table:table-cell table:style-name="ce35" table:formula="of:=IF([.C134]=0;0;[.C134]-[.C133])" office:value-type="float" office:value="250">
            <text:p>250 </text:p>
          </table:table-cell>
          <table:table-cell table:style-name="ce41" table:formula="of:=IF([.C134]=0;0;IF([.C133]=0;0;([.C134]-[.C133])/[.C133]))" office:value-type="percentage" office:value="0.25">
            <text:p>25%</text:p>
          </table:table-cell>
          <table:table-cell table:style-name="ce41" table:formula="of:=[.C134]/[.$E$136]" office:value-type="percentage" office:value="0.185185185185185">
            <text:p>19%</text:p>
          </table:table-cell>
          <table:table-cell table:style-name="ce41" table:formula="of:=IF([.H134]=0;0;[.H134]+[.I133])" office:value-type="percentage" office:value="0.518518518518518">
            <text:p>52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Energy Weapons</text:p>
          </table:table-cell>
          <table:table-cell table:style-name="ce18" office:value-type="float" office:value="6">
            <text:p>6</text:p>
          </table:table-cell>
          <table:table-cell office:value-type="float" office:value="1500">
            <text:p>1,500 </text:p>
          </table:table-cell>
          <table:table-cell table:formula="of:=[.C136]" office:value-type="float" office:value="1750">
            <text:p>1,750 </text:p>
          </table:table-cell>
          <table:table-cell table:formula="of:=IF([.A135]=[.A134];[.C135]+[.E134];0)" office:value-type="float" office:value="5000">
            <text:p>5,000 </text:p>
          </table:table-cell>
          <table:table-cell table:style-name="ce35" table:formula="of:=IF([.C135]=0;0;[.C135]-[.C134])" office:value-type="float" office:value="250">
            <text:p>250 </text:p>
          </table:table-cell>
          <table:table-cell table:style-name="ce41" table:formula="of:=IF([.C135]=0;0;IF([.C134]=0;0;([.C135]-[.C134])/[.C134]))" office:value-type="percentage" office:value="0.2">
            <text:p>20%</text:p>
          </table:table-cell>
          <table:table-cell table:style-name="ce41" table:formula="of:=[.C135]/[.$E$136]" office:value-type="percentage" office:value="0.222222222222222">
            <text:p>22%</text:p>
          </table:table-cell>
          <table:table-cell table:style-name="ce41" table:formula="of:=IF([.H135]=0;0;[.H135]+[.I134])" office:value-type="percentage" office:value="0.740740740740741">
            <text:p>74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Energy Weapons</text:p>
          </table:table-cell>
          <table:table-cell table:style-name="ce18" office:value-type="float" office:value="7">
            <text:p>7</text:p>
          </table:table-cell>
          <table:table-cell office:value-type="float" office:value="1750">
            <text:p>1,750 </text:p>
          </table:table-cell>
          <table:table-cell table:formula="of:=[.C137]" office:value-type="float" office:value="0">
            <text:p><text:s/>- </text:p>
          </table:table-cell>
          <table:table-cell table:formula="of:=IF([.A136]=[.A135];[.C136]+[.E135];0)" office:value-type="float" office:value="6750">
            <text:p>6,750 </text:p>
          </table:table-cell>
          <table:table-cell table:style-name="ce35" table:formula="of:=IF([.C136]=0;0;[.C136]-[.C135])" office:value-type="float" office:value="250">
            <text:p>250 </text:p>
          </table:table-cell>
          <table:table-cell table:style-name="ce41" table:formula="of:=IF([.C136]=0;0;IF([.C135]=0;0;([.C136]-[.C135])/[.C135]))" office:value-type="percentage" office:value="0.166666666666667">
            <text:p>17%</text:p>
          </table:table-cell>
          <table:table-cell table:style-name="ce41" table:formula="of:=[.C136]/[.$E$136]" office:value-type="percentage" office:value="0.259259259259259">
            <text:p>26%</text:p>
          </table:table-cell>
          <table:table-cell table:style-name="ce41" table:formula="of:=IF([.H136]=0;0;[.H136]+[.I135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Weapons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138]" office:value-type="float" office:value="0">
            <text:p><text:s/>- </text:p>
          </table:table-cell>
          <table:table-cell table:formula="of:=IF([.A137]=[.A136];[.C137]+[.E136];0)" office:value-type="float" office:value="0">
            <text:p><text:s/>- </text:p>
          </table:table-cell>
          <table:table-cell table:style-name="ce35" table:formula="of:=IF([.C137]=0;0;[.C137]-[.C136])" office:value-type="float" office:value="0">
            <text:p><text:s/>- </text:p>
          </table:table-cell>
          <table:table-cell table:style-name="ce41" table:formula="of:=IF([.C137]=0;0;IF([.C136]=0;0;([.C137]-[.C136])/[.C136]))" office:value-type="percentage" office:value="0">
            <text:p>0%</text:p>
          </table:table-cell>
          <table:table-cell table:style-name="ce41" table:formula="of:=[.C137]/[.$E$144]" office:value-type="percentage" office:value="0">
            <text:p>0%</text:p>
          </table:table-cell>
          <table:table-cell table:style-name="ce41" table:formula="of:=IF([.H137]=0;0;[.H137]+[.I136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Weapons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<text:s/>- </text:p>
          </table:table-cell>
          <table:table-cell table:formula="of:=[.C139]" office:value-type="float" office:value="500">
            <text:p>500 </text:p>
          </table:table-cell>
          <table:table-cell table:formula="of:=IF([.A138]=[.A137];[.C138]+[.E137];0)" office:value-type="float" office:value="0">
            <text:p><text:s/>- </text:p>
          </table:table-cell>
          <table:table-cell table:style-name="ce35" table:formula="of:=IF([.C138]=0;0;[.C138]-[.C137])" office:value-type="float" office:value="0">
            <text:p><text:s/>- </text:p>
          </table:table-cell>
          <table:table-cell table:style-name="ce41" table:formula="of:=IF([.C138]=0;0;IF([.C137]=0;0;([.C138]-[.C137])/[.C137]))" office:value-type="percentage" office:value="0">
            <text:p>0%</text:p>
          </table:table-cell>
          <table:table-cell table:style-name="ce41" table:formula="of:=[.C138]/[.$E$144]" office:value-type="percentage" office:value="0">
            <text:p>0%</text:p>
          </table:table-cell>
          <table:table-cell table:style-name="ce41" table:formula="of:=IF([.H138]=0;0;[.H138]+[.I137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Weapons</text:p>
          </table:table-cell>
          <table:table-cell table:style-name="ce18" office:value-type="float" office:value="2">
            <text:p>2</text:p>
          </table:table-cell>
          <table:table-cell office:value-type="float" office:value="500">
            <text:p>500 </text:p>
          </table:table-cell>
          <table:table-cell table:formula="of:=[.C140]" office:value-type="float" office:value="750">
            <text:p>750 </text:p>
          </table:table-cell>
          <table:table-cell table:formula="of:=IF([.A139]=[.A138];[.C139]+[.E138];0)" office:value-type="float" office:value="500">
            <text:p>500 </text:p>
          </table:table-cell>
          <table:table-cell table:style-name="ce35" table:formula="of:=IF([.C139]=0;0;[.C139]-[.C138])" office:value-type="float" office:value="500">
            <text:p>500 </text:p>
          </table:table-cell>
          <table:table-cell table:style-name="ce41" table:formula="of:=IF([.C139]=0;0;IF([.C138]=0;0;([.C139]-[.C138])/[.C138]))" office:value-type="percentage" office:value="0">
            <text:p>0%</text:p>
          </table:table-cell>
          <table:table-cell table:style-name="ce41" table:formula="of:=[.C139]/[.$E$144]" office:value-type="percentage" office:value="0.0740740740740741">
            <text:p>7%</text:p>
          </table:table-cell>
          <table:table-cell table:style-name="ce41" table:formula="of:=IF([.H139]=0;0;[.H139]+[.I138])" office:value-type="percentage" office:value="0.0740740740740741">
            <text:p>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Weapons</text:p>
          </table:table-cell>
          <table:table-cell table:style-name="ce18" office:value-type="float" office:value="3">
            <text:p>3</text:p>
          </table:table-cell>
          <table:table-cell office:value-type="float" office:value="750">
            <text:p>750 </text:p>
          </table:table-cell>
          <table:table-cell table:formula="of:=[.C141]" office:value-type="float" office:value="1000">
            <text:p>1,000 </text:p>
          </table:table-cell>
          <table:table-cell table:formula="of:=IF([.A140]=[.A139];[.C140]+[.E139];0)" office:value-type="float" office:value="1250">
            <text:p>1,250 </text:p>
          </table:table-cell>
          <table:table-cell table:style-name="ce35" table:formula="of:=IF([.C140]=0;0;[.C140]-[.C139])" office:value-type="float" office:value="250">
            <text:p>250 </text:p>
          </table:table-cell>
          <table:table-cell table:style-name="ce41" table:formula="of:=IF([.C140]=0;0;IF([.C139]=0;0;([.C140]-[.C139])/[.C139]))" office:value-type="percentage" office:value="0.5">
            <text:p>50%</text:p>
          </table:table-cell>
          <table:table-cell table:style-name="ce41" table:formula="of:=[.C140]/[.$E$144]" office:value-type="percentage" office:value="0.111111111111111">
            <text:p>11%</text:p>
          </table:table-cell>
          <table:table-cell table:style-name="ce41" table:formula="of:=IF([.H140]=0;0;[.H140]+[.I139])" office:value-type="percentage" office:value="0.185185185185185">
            <text:p>19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Weapons</text:p>
          </table:table-cell>
          <table:table-cell table:style-name="ce18" office:value-type="float" office:value="4">
            <text:p>4</text:p>
          </table:table-cell>
          <table:table-cell office:value-type="float" office:value="1000">
            <text:p>1,000 </text:p>
          </table:table-cell>
          <table:table-cell table:formula="of:=[.C142]" office:value-type="float" office:value="1250">
            <text:p>1,250 </text:p>
          </table:table-cell>
          <table:table-cell table:formula="of:=IF([.A141]=[.A140];[.C141]+[.E140];0)" office:value-type="float" office:value="2250">
            <text:p>2,250 </text:p>
          </table:table-cell>
          <table:table-cell table:style-name="ce35" table:formula="of:=IF([.C141]=0;0;[.C141]-[.C140])" office:value-type="float" office:value="250">
            <text:p>250 </text:p>
          </table:table-cell>
          <table:table-cell table:style-name="ce41" table:formula="of:=IF([.C141]=0;0;IF([.C140]=0;0;([.C141]-[.C140])/[.C140]))" office:value-type="percentage" office:value="0.333333333333333">
            <text:p>33%</text:p>
          </table:table-cell>
          <table:table-cell table:style-name="ce41" table:formula="of:=[.C141]/[.$E$144]" office:value-type="percentage" office:value="0.148148148148148">
            <text:p>15%</text:p>
          </table:table-cell>
          <table:table-cell table:style-name="ce41" table:formula="of:=IF([.H141]=0;0;[.H141]+[.I140])" office:value-type="percentage" office:value="0.333333333333333">
            <text:p>33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Weapons</text:p>
          </table:table-cell>
          <table:table-cell table:style-name="ce18" office:value-type="float" office:value="5">
            <text:p>5</text:p>
          </table:table-cell>
          <table:table-cell office:value-type="float" office:value="1250">
            <text:p>1,250 </text:p>
          </table:table-cell>
          <table:table-cell table:formula="of:=[.C143]" office:value-type="float" office:value="1500">
            <text:p>1,500 </text:p>
          </table:table-cell>
          <table:table-cell table:formula="of:=IF([.A142]=[.A141];[.C142]+[.E141];0)" office:value-type="float" office:value="3500">
            <text:p>3,500 </text:p>
          </table:table-cell>
          <table:table-cell table:style-name="ce35" table:formula="of:=IF([.C142]=0;0;[.C142]-[.C141])" office:value-type="float" office:value="250">
            <text:p>250 </text:p>
          </table:table-cell>
          <table:table-cell table:style-name="ce41" table:formula="of:=IF([.C142]=0;0;IF([.C141]=0;0;([.C142]-[.C141])/[.C141]))" office:value-type="percentage" office:value="0.25">
            <text:p>25%</text:p>
          </table:table-cell>
          <table:table-cell table:style-name="ce41" table:formula="of:=[.C142]/[.$E$144]" office:value-type="percentage" office:value="0.185185185185185">
            <text:p>19%</text:p>
          </table:table-cell>
          <table:table-cell table:style-name="ce41" table:formula="of:=IF([.H142]=0;0;[.H142]+[.I141])" office:value-type="percentage" office:value="0.518518518518518">
            <text:p>52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Weapons</text:p>
          </table:table-cell>
          <table:table-cell table:style-name="ce18" office:value-type="float" office:value="6">
            <text:p>6</text:p>
          </table:table-cell>
          <table:table-cell office:value-type="float" office:value="1500">
            <text:p>1,500 </text:p>
          </table:table-cell>
          <table:table-cell table:formula="of:=[.C144]" office:value-type="float" office:value="1750">
            <text:p>1,750 </text:p>
          </table:table-cell>
          <table:table-cell table:formula="of:=IF([.A143]=[.A142];[.C143]+[.E142];0)" office:value-type="float" office:value="5000">
            <text:p>5,000 </text:p>
          </table:table-cell>
          <table:table-cell table:style-name="ce35" table:formula="of:=IF([.C143]=0;0;[.C143]-[.C142])" office:value-type="float" office:value="250">
            <text:p>250 </text:p>
          </table:table-cell>
          <table:table-cell table:style-name="ce41" table:formula="of:=IF([.C143]=0;0;IF([.C142]=0;0;([.C143]-[.C142])/[.C142]))" office:value-type="percentage" office:value="0.2">
            <text:p>20%</text:p>
          </table:table-cell>
          <table:table-cell table:style-name="ce41" table:formula="of:=[.C143]/[.$E$144]" office:value-type="percentage" office:value="0.222222222222222">
            <text:p>22%</text:p>
          </table:table-cell>
          <table:table-cell table:style-name="ce41" table:formula="of:=IF([.H143]=0;0;[.H143]+[.I142])" office:value-type="percentage" office:value="0.740740740740741">
            <text:p>74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Weapons</text:p>
          </table:table-cell>
          <table:table-cell table:style-name="ce18" office:value-type="float" office:value="7">
            <text:p>7</text:p>
          </table:table-cell>
          <table:table-cell office:value-type="float" office:value="1750">
            <text:p>1,750 </text:p>
          </table:table-cell>
          <table:table-cell table:formula="of:=[.C145]" office:value-type="float" office:value="0">
            <text:p><text:s/>- </text:p>
          </table:table-cell>
          <table:table-cell table:formula="of:=IF([.A144]=[.A143];[.C144]+[.E143];0)" office:value-type="float" office:value="6750">
            <text:p>6,750 </text:p>
          </table:table-cell>
          <table:table-cell table:style-name="ce35" table:formula="of:=IF([.C144]=0;0;[.C144]-[.C143])" office:value-type="float" office:value="250">
            <text:p>250 </text:p>
          </table:table-cell>
          <table:table-cell table:style-name="ce41" table:formula="of:=IF([.C144]=0;0;IF([.C143]=0;0;([.C144]-[.C143])/[.C143]))" office:value-type="percentage" office:value="0.166666666666667">
            <text:p>17%</text:p>
          </table:table-cell>
          <table:table-cell table:style-name="ce41" table:formula="of:=[.C144]/[.$E$144]" office:value-type="percentage" office:value="0.259259259259259">
            <text:p>26%</text:p>
          </table:table-cell>
          <table:table-cell table:style-name="ce41" table:formula="of:=IF([.H144]=0;0;[.H144]+[.I143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Weapons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146]" office:value-type="float" office:value="0">
            <text:p><text:s/>- </text:p>
          </table:table-cell>
          <table:table-cell table:formula="of:=IF([.A145]=[.A144];[.C145]+[.E144];0)" office:value-type="float" office:value="0">
            <text:p><text:s/>- </text:p>
          </table:table-cell>
          <table:table-cell table:style-name="ce35" table:formula="of:=IF([.C145]=0;0;[.C145]-[.C144])" office:value-type="float" office:value="0">
            <text:p><text:s/>- </text:p>
          </table:table-cell>
          <table:table-cell table:style-name="ce41" table:formula="of:=IF([.C145]=0;0;IF([.C144]=0;0;([.C145]-[.C144])/[.C144]))" office:value-type="percentage" office:value="0">
            <text:p>0%</text:p>
          </table:table-cell>
          <table:table-cell table:style-name="ce41" table:formula="of:=[.C145]/[.$E$152]" office:value-type="percentage" office:value="0">
            <text:p>0%</text:p>
          </table:table-cell>
          <table:table-cell table:style-name="ce41" table:formula="of:=IF([.H145]=0;0;[.H145]+[.I144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Weapons</text:p>
          </table:table-cell>
          <table:table-cell table:style-name="ce18" office:value-type="float" office:value="1">
            <text:p>1</text:p>
          </table:table-cell>
          <table:table-cell office:value-type="float" office:value="0">
            <text:p><text:s/>- </text:p>
          </table:table-cell>
          <table:table-cell table:formula="of:=[.C147]" office:value-type="float" office:value="500">
            <text:p>500 </text:p>
          </table:table-cell>
          <table:table-cell table:formula="of:=IF([.A146]=[.A145];[.C146]+[.E145];0)" office:value-type="float" office:value="0">
            <text:p><text:s/>- </text:p>
          </table:table-cell>
          <table:table-cell table:style-name="ce35" table:formula="of:=IF([.C146]=0;0;[.C146]-[.C145])" office:value-type="float" office:value="0">
            <text:p><text:s/>- </text:p>
          </table:table-cell>
          <table:table-cell table:style-name="ce41" table:formula="of:=IF([.C146]=0;0;IF([.C145]=0;0;([.C146]-[.C145])/[.C145]))" office:value-type="percentage" office:value="0">
            <text:p>0%</text:p>
          </table:table-cell>
          <table:table-cell table:style-name="ce41" table:formula="of:=[.C146]/[.$E$152]" office:value-type="percentage" office:value="0">
            <text:p>0%</text:p>
          </table:table-cell>
          <table:table-cell table:style-name="ce41" table:formula="of:=IF([.H146]=0;0;[.H146]+[.I145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Weapons</text:p>
          </table:table-cell>
          <table:table-cell table:style-name="ce18" office:value-type="float" office:value="2">
            <text:p>2</text:p>
          </table:table-cell>
          <table:table-cell office:value-type="float" office:value="500">
            <text:p>500 </text:p>
          </table:table-cell>
          <table:table-cell table:formula="of:=[.C148]" office:value-type="float" office:value="750">
            <text:p>750 </text:p>
          </table:table-cell>
          <table:table-cell table:formula="of:=IF([.A147]=[.A146];[.C147]+[.E146];0)" office:value-type="float" office:value="500">
            <text:p>500 </text:p>
          </table:table-cell>
          <table:table-cell table:style-name="ce35" table:formula="of:=IF([.C147]=0;0;[.C147]-[.C146])" office:value-type="float" office:value="500">
            <text:p>500 </text:p>
          </table:table-cell>
          <table:table-cell table:style-name="ce41" table:formula="of:=IF([.C147]=0;0;IF([.C146]=0;0;([.C147]-[.C146])/[.C146]))" office:value-type="percentage" office:value="0">
            <text:p>0%</text:p>
          </table:table-cell>
          <table:table-cell table:style-name="ce41" table:formula="of:=[.C147]/[.$E$152]" office:value-type="percentage" office:value="0.0740740740740741">
            <text:p>7%</text:p>
          </table:table-cell>
          <table:table-cell table:style-name="ce41" table:formula="of:=IF([.H147]=0;0;[.H147]+[.I146])" office:value-type="percentage" office:value="0.0740740740740741">
            <text:p>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Weapons</text:p>
          </table:table-cell>
          <table:table-cell table:style-name="ce18" office:value-type="float" office:value="3">
            <text:p>3</text:p>
          </table:table-cell>
          <table:table-cell office:value-type="float" office:value="750">
            <text:p>750 </text:p>
          </table:table-cell>
          <table:table-cell table:formula="of:=[.C149]" office:value-type="float" office:value="1000">
            <text:p>1,000 </text:p>
          </table:table-cell>
          <table:table-cell table:formula="of:=IF([.A148]=[.A147];[.C148]+[.E147];0)" office:value-type="float" office:value="1250">
            <text:p>1,250 </text:p>
          </table:table-cell>
          <table:table-cell table:style-name="ce35" table:formula="of:=IF([.C148]=0;0;[.C148]-[.C147])" office:value-type="float" office:value="250">
            <text:p>250 </text:p>
          </table:table-cell>
          <table:table-cell table:style-name="ce41" table:formula="of:=IF([.C148]=0;0;IF([.C147]=0;0;([.C148]-[.C147])/[.C147]))" office:value-type="percentage" office:value="0.5">
            <text:p>50%</text:p>
          </table:table-cell>
          <table:table-cell table:style-name="ce41" table:formula="of:=[.C148]/[.$E$152]" office:value-type="percentage" office:value="0.111111111111111">
            <text:p>11%</text:p>
          </table:table-cell>
          <table:table-cell table:style-name="ce41" table:formula="of:=IF([.H148]=0;0;[.H148]+[.I147])" office:value-type="percentage" office:value="0.185185185185185">
            <text:p>19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Weapons</text:p>
          </table:table-cell>
          <table:table-cell table:style-name="ce18" office:value-type="float" office:value="4">
            <text:p>4</text:p>
          </table:table-cell>
          <table:table-cell office:value-type="float" office:value="1000">
            <text:p>1,000 </text:p>
          </table:table-cell>
          <table:table-cell table:formula="of:=[.C150]" office:value-type="float" office:value="1250">
            <text:p>1,250 </text:p>
          </table:table-cell>
          <table:table-cell table:formula="of:=IF([.A149]=[.A148];[.C149]+[.E148];0)" office:value-type="float" office:value="2250">
            <text:p>2,250 </text:p>
          </table:table-cell>
          <table:table-cell table:style-name="ce35" table:formula="of:=IF([.C149]=0;0;[.C149]-[.C148])" office:value-type="float" office:value="250">
            <text:p>250 </text:p>
          </table:table-cell>
          <table:table-cell table:style-name="ce41" table:formula="of:=IF([.C149]=0;0;IF([.C148]=0;0;([.C149]-[.C148])/[.C148]))" office:value-type="percentage" office:value="0.333333333333333">
            <text:p>33%</text:p>
          </table:table-cell>
          <table:table-cell table:style-name="ce41" table:formula="of:=[.C149]/[.$E$152]" office:value-type="percentage" office:value="0.148148148148148">
            <text:p>15%</text:p>
          </table:table-cell>
          <table:table-cell table:style-name="ce41" table:formula="of:=IF([.H149]=0;0;[.H149]+[.I148])" office:value-type="percentage" office:value="0.333333333333333">
            <text:p>33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Weapons</text:p>
          </table:table-cell>
          <table:table-cell table:style-name="ce18" office:value-type="float" office:value="5">
            <text:p>5</text:p>
          </table:table-cell>
          <table:table-cell office:value-type="float" office:value="1250">
            <text:p>1,250 </text:p>
          </table:table-cell>
          <table:table-cell table:formula="of:=[.C151]" office:value-type="float" office:value="1500">
            <text:p>1,500 </text:p>
          </table:table-cell>
          <table:table-cell table:formula="of:=IF([.A150]=[.A149];[.C150]+[.E149];0)" office:value-type="float" office:value="3500">
            <text:p>3,500 </text:p>
          </table:table-cell>
          <table:table-cell table:style-name="ce35" table:formula="of:=IF([.C150]=0;0;[.C150]-[.C149])" office:value-type="float" office:value="250">
            <text:p>250 </text:p>
          </table:table-cell>
          <table:table-cell table:style-name="ce41" table:formula="of:=IF([.C150]=0;0;IF([.C149]=0;0;([.C150]-[.C149])/[.C149]))" office:value-type="percentage" office:value="0.25">
            <text:p>25%</text:p>
          </table:table-cell>
          <table:table-cell table:style-name="ce41" table:formula="of:=[.C150]/[.$E$152]" office:value-type="percentage" office:value="0.185185185185185">
            <text:p>19%</text:p>
          </table:table-cell>
          <table:table-cell table:style-name="ce41" table:formula="of:=IF([.H150]=0;0;[.H150]+[.I149])" office:value-type="percentage" office:value="0.518518518518518">
            <text:p>52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Weapons</text:p>
          </table:table-cell>
          <table:table-cell table:style-name="ce18" office:value-type="float" office:value="6">
            <text:p>6</text:p>
          </table:table-cell>
          <table:table-cell office:value-type="float" office:value="1500">
            <text:p>1,500 </text:p>
          </table:table-cell>
          <table:table-cell table:formula="of:=[.C152]" office:value-type="float" office:value="1750">
            <text:p>1,750 </text:p>
          </table:table-cell>
          <table:table-cell table:formula="of:=IF([.A151]=[.A150];[.C151]+[.E150];0)" office:value-type="float" office:value="5000">
            <text:p>5,000 </text:p>
          </table:table-cell>
          <table:table-cell table:style-name="ce35" table:formula="of:=IF([.C151]=0;0;[.C151]-[.C150])" office:value-type="float" office:value="250">
            <text:p>250 </text:p>
          </table:table-cell>
          <table:table-cell table:style-name="ce41" table:formula="of:=IF([.C151]=0;0;IF([.C150]=0;0;([.C151]-[.C150])/[.C150]))" office:value-type="percentage" office:value="0.2">
            <text:p>20%</text:p>
          </table:table-cell>
          <table:table-cell table:style-name="ce41" table:formula="of:=[.C151]/[.$E$152]" office:value-type="percentage" office:value="0.222222222222222">
            <text:p>22%</text:p>
          </table:table-cell>
          <table:table-cell table:style-name="ce41" table:formula="of:=IF([.H151]=0;0;[.H151]+[.I150])" office:value-type="percentage" office:value="0.740740740740741">
            <text:p>74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Weapons</text:p>
          </table:table-cell>
          <table:table-cell table:style-name="ce18" office:value-type="float" office:value="7">
            <text:p>7</text:p>
          </table:table-cell>
          <table:table-cell office:value-type="float" office:value="1750">
            <text:p>1,750 </text:p>
          </table:table-cell>
          <table:table-cell table:formula="of:=[.C153]" office:value-type="float" office:value="0">
            <text:p><text:s/>- </text:p>
          </table:table-cell>
          <table:table-cell table:formula="of:=IF([.A152]=[.A151];[.C152]+[.E151];0)" office:value-type="float" office:value="6750">
            <text:p>6,750 </text:p>
          </table:table-cell>
          <table:table-cell table:style-name="ce35" table:formula="of:=IF([.C152]=0;0;[.C152]-[.C151])" office:value-type="float" office:value="250">
            <text:p>250 </text:p>
          </table:table-cell>
          <table:table-cell table:style-name="ce41" table:formula="of:=IF([.C152]=0;0;IF([.C151]=0;0;([.C152]-[.C151])/[.C151]))" office:value-type="percentage" office:value="0.166666666666667">
            <text:p>17%</text:p>
          </table:table-cell>
          <table:table-cell table:style-name="ce41" table:formula="of:=[.C152]/[.$E$152]" office:value-type="percentage" office:value="0.259259259259259">
            <text:p>26%</text:p>
          </table:table-cell>
          <table:table-cell table:style-name="ce41" table:formula="of:=IF([.H152]=0;0;[.H152]+[.I151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lasma Focusing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154]" office:value-type="float" office:value="75">
            <text:p>75 </text:p>
          </table:table-cell>
          <table:table-cell table:formula="of:=IF([.A153]=[.A152];[.C153]+[.E152];0)" office:value-type="float" office:value="0">
            <text:p><text:s/>- </text:p>
          </table:table-cell>
          <table:table-cell table:style-name="ce35" table:formula="of:=IF([.C153]=0;0;[.C153]-[.C152])" office:value-type="float" office:value="0">
            <text:p><text:s/>- </text:p>
          </table:table-cell>
          <table:table-cell table:style-name="ce41" table:formula="of:=IF([.C153]=0;0;IF([.C152]=0;0;([.C153]-[.C152])/[.C152]))" office:value-type="percentage" office:value="0">
            <text:p>0%</text:p>
          </table:table-cell>
          <table:table-cell table:style-name="ce41" table:formula="of:=[.C153]/[.$E$160]" office:value-type="percentage" office:value="0">
            <text:p>0%</text:p>
          </table:table-cell>
          <table:table-cell table:style-name="ce41" table:formula="of:=IF([.H153]=0;0;[.H153]+[.I152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lasma Focusing</text:p>
          </table:table-cell>
          <table:table-cell table:style-name="ce18" office:value-type="float" office:value="1">
            <text:p>1</text:p>
          </table:table-cell>
          <table:table-cell office:value-type="float" office:value="75">
            <text:p>75 </text:p>
          </table:table-cell>
          <table:table-cell table:formula="of:=[.C155]" office:value-type="float" office:value="170">
            <text:p>170 </text:p>
          </table:table-cell>
          <table:table-cell table:formula="of:=IF([.A154]=[.A153];[.C154]+[.E153];0)" office:value-type="float" office:value="75">
            <text:p>75 </text:p>
          </table:table-cell>
          <table:table-cell table:style-name="ce35" table:formula="of:=IF([.C154]=0;0;[.C154]-[.C153])" office:value-type="float" office:value="75">
            <text:p>75 </text:p>
          </table:table-cell>
          <table:table-cell table:style-name="ce41" table:formula="of:=IF([.C154]=0;0;IF([.C153]=0;0;([.C154]-[.C153])/[.C153]))" office:value-type="percentage" office:value="0">
            <text:p>0%</text:p>
          </table:table-cell>
          <table:table-cell table:style-name="ce41" table:formula="of:=[.C154]/[.$E$160]" office:value-type="percentage" office:value="0.0252100840336134">
            <text:p>3%</text:p>
          </table:table-cell>
          <table:table-cell table:style-name="ce41" table:formula="of:=IF([.H154]=0;0;[.H154]+[.I153])" office:value-type="percentage" office:value="0.0252100840336134">
            <text:p>3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lasma Focusing</text:p>
          </table:table-cell>
          <table:table-cell table:style-name="ce18" office:value-type="float" office:value="2">
            <text:p>2</text:p>
          </table:table-cell>
          <table:table-cell office:value-type="float" office:value="170">
            <text:p>170 </text:p>
          </table:table-cell>
          <table:table-cell table:formula="of:=[.C156]" office:value-type="float" office:value="340">
            <text:p>340 </text:p>
          </table:table-cell>
          <table:table-cell table:formula="of:=IF([.A155]=[.A154];[.C155]+[.E154];0)" office:value-type="float" office:value="245">
            <text:p>245 </text:p>
          </table:table-cell>
          <table:table-cell table:style-name="ce35" table:formula="of:=IF([.C155]=0;0;[.C155]-[.C154])" office:value-type="float" office:value="95">
            <text:p>95 </text:p>
          </table:table-cell>
          <table:table-cell table:style-name="ce41" table:formula="of:=IF([.C155]=0;0;IF([.C154]=0;0;([.C155]-[.C154])/[.C154]))" office:value-type="percentage" office:value="1.26666666666667">
            <text:p>127%</text:p>
          </table:table-cell>
          <table:table-cell table:style-name="ce41" table:formula="of:=[.C155]/[.$E$160]" office:value-type="percentage" office:value="0.0571428571428571">
            <text:p>6%</text:p>
          </table:table-cell>
          <table:table-cell table:style-name="ce41" table:formula="of:=IF([.H155]=0;0;[.H155]+[.I154])" office:value-type="percentage" office:value="0.0823529411764706">
            <text:p>8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lasma Focusing</text:p>
          </table:table-cell>
          <table:table-cell table:style-name="ce18" office:value-type="float" office:value="3">
            <text:p>3</text:p>
          </table:table-cell>
          <table:table-cell office:value-type="float" office:value="340">
            <text:p>340 </text:p>
          </table:table-cell>
          <table:table-cell table:formula="of:=[.C157]" office:value-type="float" office:value="400">
            <text:p>400 </text:p>
          </table:table-cell>
          <table:table-cell table:formula="of:=IF([.A156]=[.A155];[.C156]+[.E155];0)" office:value-type="float" office:value="585">
            <text:p>585 </text:p>
          </table:table-cell>
          <table:table-cell table:style-name="ce35" table:formula="of:=IF([.C156]=0;0;[.C156]-[.C155])" office:value-type="float" office:value="170">
            <text:p>170 </text:p>
          </table:table-cell>
          <table:table-cell table:style-name="ce41" table:formula="of:=IF([.C156]=0;0;IF([.C155]=0;0;([.C156]-[.C155])/[.C155]))" office:value-type="percentage" office:value="1">
            <text:p>100%</text:p>
          </table:table-cell>
          <table:table-cell table:style-name="ce41" table:formula="of:=[.C156]/[.$E$160]" office:value-type="percentage" office:value="0.114285714285714">
            <text:p>11%</text:p>
          </table:table-cell>
          <table:table-cell table:style-name="ce41" table:formula="of:=IF([.H156]=0;0;[.H156]+[.I155])" office:value-type="percentage" office:value="0.196638655462185">
            <text:p>2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lasma Focusing</text:p>
          </table:table-cell>
          <table:table-cell table:style-name="ce18" office:value-type="float" office:value="4">
            <text:p>4</text:p>
          </table:table-cell>
          <table:table-cell office:value-type="float" office:value="400">
            <text:p>400 </text:p>
          </table:table-cell>
          <table:table-cell table:formula="of:=[.C158]" office:value-type="float" office:value="530">
            <text:p>530 </text:p>
          </table:table-cell>
          <table:table-cell table:formula="of:=IF([.A157]=[.A156];[.C157]+[.E156];0)" office:value-type="float" office:value="985">
            <text:p>985 </text:p>
          </table:table-cell>
          <table:table-cell table:style-name="ce35" table:formula="of:=IF([.C157]=0;0;[.C157]-[.C156])" office:value-type="float" office:value="60">
            <text:p>60 </text:p>
          </table:table-cell>
          <table:table-cell table:style-name="ce41" table:formula="of:=IF([.C157]=0;0;IF([.C156]=0;0;([.C157]-[.C156])/[.C156]))" office:value-type="percentage" office:value="0.176470588235294">
            <text:p>18%</text:p>
          </table:table-cell>
          <table:table-cell table:style-name="ce41" table:formula="of:=[.C157]/[.$E$160]" office:value-type="percentage" office:value="0.134453781512605">
            <text:p>13%</text:p>
          </table:table-cell>
          <table:table-cell table:style-name="ce41" table:formula="of:=IF([.H157]=0;0;[.H157]+[.I156])" office:value-type="percentage" office:value="0.33109243697479">
            <text:p>33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lasma Focusing</text:p>
          </table:table-cell>
          <table:table-cell table:style-name="ce18" office:value-type="float" office:value="5">
            <text:p>5</text:p>
          </table:table-cell>
          <table:table-cell office:value-type="float" office:value="530">
            <text:p>530 </text:p>
          </table:table-cell>
          <table:table-cell table:formula="of:=[.C159]" office:value-type="float" office:value="660">
            <text:p>660 </text:p>
          </table:table-cell>
          <table:table-cell table:formula="of:=IF([.A158]=[.A157];[.C158]+[.E157];0)" office:value-type="float" office:value="1515">
            <text:p>1,515 </text:p>
          </table:table-cell>
          <table:table-cell table:style-name="ce35" table:formula="of:=IF([.C158]=0;0;[.C158]-[.C157])" office:value-type="float" office:value="130">
            <text:p>130 </text:p>
          </table:table-cell>
          <table:table-cell table:style-name="ce41" table:formula="of:=IF([.C158]=0;0;IF([.C157]=0;0;([.C158]-[.C157])/[.C157]))" office:value-type="percentage" office:value="0.325">
            <text:p>33%</text:p>
          </table:table-cell>
          <table:table-cell table:style-name="ce41" table:formula="of:=[.C158]/[.$E$160]" office:value-type="percentage" office:value="0.178151260504202">
            <text:p>18%</text:p>
          </table:table-cell>
          <table:table-cell table:style-name="ce41" table:formula="of:=IF([.H158]=0;0;[.H158]+[.I157])" office:value-type="percentage" office:value="0.509243697478992">
            <text:p>5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lasma Focusing</text:p>
          </table:table-cell>
          <table:table-cell table:style-name="ce18" office:value-type="float" office:value="6">
            <text:p>6</text:p>
          </table:table-cell>
          <table:table-cell office:value-type="float" office:value="660">
            <text:p>660 </text:p>
          </table:table-cell>
          <table:table-cell table:formula="of:=[.C160]" office:value-type="float" office:value="800">
            <text:p>800 </text:p>
          </table:table-cell>
          <table:table-cell table:formula="of:=IF([.A159]=[.A158];[.C159]+[.E158];0)" office:value-type="float" office:value="2175">
            <text:p>2,175 </text:p>
          </table:table-cell>
          <table:table-cell table:style-name="ce35" table:formula="of:=IF([.C159]=0;0;[.C159]-[.C158])" office:value-type="float" office:value="130">
            <text:p>130 </text:p>
          </table:table-cell>
          <table:table-cell table:style-name="ce41" table:formula="of:=IF([.C159]=0;0;IF([.C158]=0;0;([.C159]-[.C158])/[.C158]))" office:value-type="percentage" office:value="0.245283018867925">
            <text:p>25%</text:p>
          </table:table-cell>
          <table:table-cell table:style-name="ce41" table:formula="of:=[.C159]/[.$E$160]" office:value-type="percentage" office:value="0.221848739495798">
            <text:p>22%</text:p>
          </table:table-cell>
          <table:table-cell table:style-name="ce41" table:formula="of:=IF([.H159]=0;0;[.H159]+[.I158])" office:value-type="percentage" office:value="0.73109243697479">
            <text:p>73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lasma Focusing</text:p>
          </table:table-cell>
          <table:table-cell table:style-name="ce18" office:value-type="float" office:value="7">
            <text:p>7</text:p>
          </table:table-cell>
          <table:table-cell office:value-type="float" office:value="800">
            <text:p>800 </text:p>
          </table:table-cell>
          <table:table-cell table:formula="of:=[.C161]" office:value-type="float" office:value="0">
            <text:p><text:s/>- </text:p>
          </table:table-cell>
          <table:table-cell table:formula="of:=IF([.A160]=[.A159];[.C160]+[.E159];0)" office:value-type="float" office:value="2975">
            <text:p>2,975 </text:p>
          </table:table-cell>
          <table:table-cell table:style-name="ce35" table:formula="of:=IF([.C160]=0;0;[.C160]-[.C159])" office:value-type="float" office:value="140">
            <text:p>140 </text:p>
          </table:table-cell>
          <table:table-cell table:style-name="ce41" table:formula="of:=IF([.C160]=0;0;IF([.C159]=0;0;([.C160]-[.C159])/[.C159]))" office:value-type="percentage" office:value="0.212121212121212">
            <text:p>21%</text:p>
          </table:table-cell>
          <table:table-cell table:style-name="ce41" table:formula="of:=[.C160]/[.$E$160]" office:value-type="percentage" office:value="0.26890756302521">
            <text:p>27%</text:p>
          </table:table-cell>
          <table:table-cell table:style-name="ce41" table:formula="of:=IF([.H160]=0;0;[.H160]+[.I159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Guidance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162]" office:value-type="float" office:value="70">
            <text:p>70 </text:p>
          </table:table-cell>
          <table:table-cell table:formula="of:=IF([.A161]=[.A160];[.C161]+[.E160];0)" office:value-type="float" office:value="0">
            <text:p><text:s/>- </text:p>
          </table:table-cell>
          <table:table-cell table:style-name="ce35" table:formula="of:=IF([.C161]=0;0;[.C161]-[.C160])" office:value-type="float" office:value="0">
            <text:p><text:s/>- </text:p>
          </table:table-cell>
          <table:table-cell table:style-name="ce41" table:formula="of:=IF([.C161]=0;0;IF([.C160]=0;0;([.C161]-[.C160])/[.C160]))" office:value-type="percentage" office:value="0">
            <text:p>0%</text:p>
          </table:table-cell>
          <table:table-cell table:style-name="ce41" table:formula="of:=[.C161]/[.$E$167]" office:value-type="percentage" office:value="0">
            <text:p>0%</text:p>
          </table:table-cell>
          <table:table-cell table:style-name="ce41" table:formula="of:=IF([.H161]=0;0;[.H161]+[.I160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Guidance</text:p>
          </table:table-cell>
          <table:table-cell table:style-name="ce18" office:value-type="float" office:value="1">
            <text:p>1</text:p>
          </table:table-cell>
          <table:table-cell office:value-type="float" office:value="70">
            <text:p>70 </text:p>
          </table:table-cell>
          <table:table-cell table:formula="of:=[.C163]" office:value-type="float" office:value="600">
            <text:p>600 </text:p>
          </table:table-cell>
          <table:table-cell table:formula="of:=IF([.A162]=[.A161];[.C162]+[.E161];0)" office:value-type="float" office:value="70">
            <text:p>70 </text:p>
          </table:table-cell>
          <table:table-cell table:style-name="ce35" table:formula="of:=IF([.C162]=0;0;[.C162]-[.C161])" office:value-type="float" office:value="70">
            <text:p>70 </text:p>
          </table:table-cell>
          <table:table-cell table:style-name="ce41" table:formula="of:=IF([.C162]=0;0;IF([.C161]=0;0;([.C162]-[.C161])/[.C161]))" office:value-type="percentage" office:value="0">
            <text:p>0%</text:p>
          </table:table-cell>
          <table:table-cell table:style-name="ce41" table:formula="of:=[.C162]/[.$E$167]" office:value-type="percentage" office:value="0.0115321252059308">
            <text:p>1%</text:p>
          </table:table-cell>
          <table:table-cell table:style-name="ce41" table:formula="of:=IF([.H162]=0;0;[.H162]+[.I161])" office:value-type="percentage" office:value="0.0115321252059308">
            <text:p>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Guidance</text:p>
          </table:table-cell>
          <table:table-cell table:style-name="ce18" office:value-type="float" office:value="2">
            <text:p>2</text:p>
          </table:table-cell>
          <table:table-cell office:value-type="float" office:value="600">
            <text:p>600 </text:p>
          </table:table-cell>
          <table:table-cell table:formula="of:=[.C164]" office:value-type="float" office:value="900">
            <text:p>900 </text:p>
          </table:table-cell>
          <table:table-cell table:formula="of:=IF([.A163]=[.A162];[.C163]+[.E162];0)" office:value-type="float" office:value="670">
            <text:p>670 </text:p>
          </table:table-cell>
          <table:table-cell table:style-name="ce35" table:formula="of:=IF([.C163]=0;0;[.C163]-[.C162])" office:value-type="float" office:value="530">
            <text:p>530 </text:p>
          </table:table-cell>
          <table:table-cell table:style-name="ce41" table:formula="of:=IF([.C163]=0;0;IF([.C162]=0;0;([.C163]-[.C162])/[.C162]))" office:value-type="percentage" office:value="7.57142857142857">
            <text:p>757%</text:p>
          </table:table-cell>
          <table:table-cell table:style-name="ce41" table:formula="of:=[.C163]/[.$E$167]" office:value-type="percentage" office:value="0.0988467874794069">
            <text:p>10%</text:p>
          </table:table-cell>
          <table:table-cell table:style-name="ce41" table:formula="of:=IF([.H163]=0;0;[.H163]+[.I162])" office:value-type="percentage" office:value="0.110378912685338">
            <text:p>1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Guidance</text:p>
          </table:table-cell>
          <table:table-cell table:style-name="ce18" office:value-type="float" office:value="3">
            <text:p>3</text:p>
          </table:table-cell>
          <table:table-cell office:value-type="float" office:value="900">
            <text:p>900 </text:p>
          </table:table-cell>
          <table:table-cell table:formula="of:=[.C165]" office:value-type="float" office:value="1200">
            <text:p>1,200 </text:p>
          </table:table-cell>
          <table:table-cell table:formula="of:=IF([.A164]=[.A163];[.C164]+[.E163];0)" office:value-type="float" office:value="1570">
            <text:p>1,570 </text:p>
          </table:table-cell>
          <table:table-cell table:style-name="ce35" table:formula="of:=IF([.C164]=0;0;[.C164]-[.C163])" office:value-type="float" office:value="300">
            <text:p>300 </text:p>
          </table:table-cell>
          <table:table-cell table:style-name="ce41" table:formula="of:=IF([.C164]=0;0;IF([.C163]=0;0;([.C164]-[.C163])/[.C163]))" office:value-type="percentage" office:value="0.5">
            <text:p>50%</text:p>
          </table:table-cell>
          <table:table-cell table:style-name="ce41" table:formula="of:=[.C164]/[.$E$167]" office:value-type="percentage" office:value="0.14827018121911">
            <text:p>15%</text:p>
          </table:table-cell>
          <table:table-cell table:style-name="ce41" table:formula="of:=IF([.H164]=0;0;[.H164]+[.I163])" office:value-type="percentage" office:value="0.258649093904448">
            <text:p>2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Guidance</text:p>
          </table:table-cell>
          <table:table-cell table:style-name="ce18" office:value-type="float" office:value="4">
            <text:p>4</text:p>
          </table:table-cell>
          <table:table-cell office:value-type="float" office:value="1200">
            <text:p>1,200 </text:p>
          </table:table-cell>
          <table:table-cell table:formula="of:=[.C166]" office:value-type="float" office:value="1500">
            <text:p>1,500 </text:p>
          </table:table-cell>
          <table:table-cell table:formula="of:=IF([.A165]=[.A164];[.C165]+[.E164];0)" office:value-type="float" office:value="2770">
            <text:p>2,770 </text:p>
          </table:table-cell>
          <table:table-cell table:style-name="ce35" table:formula="of:=IF([.C165]=0;0;[.C165]-[.C164])" office:value-type="float" office:value="300">
            <text:p>300 </text:p>
          </table:table-cell>
          <table:table-cell table:style-name="ce41" table:formula="of:=IF([.C165]=0;0;IF([.C164]=0;0;([.C165]-[.C164])/[.C164]))" office:value-type="percentage" office:value="0.333333333333333">
            <text:p>33%</text:p>
          </table:table-cell>
          <table:table-cell table:style-name="ce41" table:formula="of:=[.C165]/[.$E$167]" office:value-type="percentage" office:value="0.197693574958814">
            <text:p>20%</text:p>
          </table:table-cell>
          <table:table-cell table:style-name="ce41" table:formula="of:=IF([.H165]=0;0;[.H165]+[.I164])" office:value-type="percentage" office:value="0.456342668863262">
            <text:p>4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Guidance</text:p>
          </table:table-cell>
          <table:table-cell table:style-name="ce18" office:value-type="float" office:value="5">
            <text:p>5</text:p>
          </table:table-cell>
          <table:table-cell office:value-type="float" office:value="1500">
            <text:p>1,500 </text:p>
          </table:table-cell>
          <table:table-cell table:formula="of:=[.C167]" office:value-type="float" office:value="1800">
            <text:p>1,800 </text:p>
          </table:table-cell>
          <table:table-cell table:formula="of:=IF([.A166]=[.A165];[.C166]+[.E165];0)" office:value-type="float" office:value="4270">
            <text:p>4,270 </text:p>
          </table:table-cell>
          <table:table-cell table:style-name="ce35" table:formula="of:=IF([.C166]=0;0;[.C166]-[.C165])" office:value-type="float" office:value="300">
            <text:p>300 </text:p>
          </table:table-cell>
          <table:table-cell table:style-name="ce41" table:formula="of:=IF([.C166]=0;0;IF([.C165]=0;0;([.C166]-[.C165])/[.C165]))" office:value-type="percentage" office:value="0.25">
            <text:p>25%</text:p>
          </table:table-cell>
          <table:table-cell table:style-name="ce41" table:formula="of:=[.C166]/[.$E$167]" office:value-type="percentage" office:value="0.247116968698517">
            <text:p>25%</text:p>
          </table:table-cell>
          <table:table-cell table:style-name="ce41" table:formula="of:=IF([.H166]=0;0;[.H166]+[.I165])" office:value-type="percentage" office:value="0.703459637561779">
            <text:p>7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Guidance</text:p>
          </table:table-cell>
          <table:table-cell table:style-name="ce18" office:value-type="float" office:value="6">
            <text:p>6</text:p>
          </table:table-cell>
          <table:table-cell office:value-type="float" office:value="1800">
            <text:p>1,800 </text:p>
          </table:table-cell>
          <table:table-cell table:formula="of:=[.C168]" office:value-type="float" office:value="0">
            <text:p><text:s/>- </text:p>
          </table:table-cell>
          <table:table-cell table:formula="of:=IF([.A167]=[.A166];[.C167]+[.E166];0)" office:value-type="float" office:value="6070">
            <text:p>6,070 </text:p>
          </table:table-cell>
          <table:table-cell table:style-name="ce35" table:formula="of:=IF([.C167]=0;0;[.C167]-[.C166])" office:value-type="float" office:value="300">
            <text:p>300 </text:p>
          </table:table-cell>
          <table:table-cell table:style-name="ce41" table:formula="of:=IF([.C167]=0;0;IF([.C166]=0;0;([.C167]-[.C166])/[.C166]))" office:value-type="percentage" office:value="0.2">
            <text:p>20%</text:p>
          </table:table-cell>
          <table:table-cell table:style-name="ce41" table:formula="of:=[.C167]/[.$E$167]" office:value-type="percentage" office:value="0.296540362438221">
            <text:p>30%</text:p>
          </table:table-cell>
          <table:table-cell table:style-name="ce41" table:formula="of:=IF([.H167]=0;0;[.H167]+[.I166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Targeting Computer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169]" office:value-type="float" office:value="70">
            <text:p>70 </text:p>
          </table:table-cell>
          <table:table-cell table:formula="of:=IF([.A168]=[.A167];[.C168]+[.E167];0)" office:value-type="float" office:value="0">
            <text:p><text:s/>- </text:p>
          </table:table-cell>
          <table:table-cell table:style-name="ce35" table:formula="of:=IF([.C168]=0;0;[.C168]-[.C167])" office:value-type="float" office:value="0">
            <text:p><text:s/>- </text:p>
          </table:table-cell>
          <table:table-cell table:style-name="ce41" table:formula="of:=IF([.C168]=0;0;IF([.C167]=0;0;([.C168]-[.C167])/[.C167]))" office:value-type="percentage" office:value="0">
            <text:p>0%</text:p>
          </table:table-cell>
          <table:table-cell table:style-name="ce41" table:formula="of:=[.C168]/[.$E$174]" office:value-type="percentage" office:value="0">
            <text:p>0%</text:p>
          </table:table-cell>
          <table:table-cell table:style-name="ce41" table:formula="of:=IF([.H168]=0;0;[.H168]+[.I167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Targeting Computer</text:p>
          </table:table-cell>
          <table:table-cell table:style-name="ce18" office:value-type="float" office:value="1">
            <text:p>1</text:p>
          </table:table-cell>
          <table:table-cell office:value-type="float" office:value="70">
            <text:p>70 </text:p>
          </table:table-cell>
          <table:table-cell table:formula="of:=[.C170]" office:value-type="float" office:value="600">
            <text:p>600 </text:p>
          </table:table-cell>
          <table:table-cell table:formula="of:=IF([.A169]=[.A168];[.C169]+[.E168];0)" office:value-type="float" office:value="70">
            <text:p>70 </text:p>
          </table:table-cell>
          <table:table-cell table:style-name="ce35" table:formula="of:=IF([.C169]=0;0;[.C169]-[.C168])" office:value-type="float" office:value="70">
            <text:p>70 </text:p>
          </table:table-cell>
          <table:table-cell table:style-name="ce41" table:formula="of:=IF([.C169]=0;0;IF([.C168]=0;0;([.C169]-[.C168])/[.C168]))" office:value-type="percentage" office:value="0">
            <text:p>0%</text:p>
          </table:table-cell>
          <table:table-cell table:style-name="ce41" table:formula="of:=[.C169]/[.$E$174]" office:value-type="percentage" office:value="0.0115321252059308">
            <text:p>1%</text:p>
          </table:table-cell>
          <table:table-cell table:style-name="ce41" table:formula="of:=IF([.H169]=0;0;[.H169]+[.I168])" office:value-type="percentage" office:value="0.0115321252059308">
            <text:p>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Targeting Computer</text:p>
          </table:table-cell>
          <table:table-cell table:style-name="ce18" office:value-type="float" office:value="2">
            <text:p>2</text:p>
          </table:table-cell>
          <table:table-cell office:value-type="float" office:value="600">
            <text:p>600 </text:p>
          </table:table-cell>
          <table:table-cell table:formula="of:=[.C171]" office:value-type="float" office:value="900">
            <text:p>900 </text:p>
          </table:table-cell>
          <table:table-cell table:formula="of:=IF([.A170]=[.A169];[.C170]+[.E169];0)" office:value-type="float" office:value="670">
            <text:p>670 </text:p>
          </table:table-cell>
          <table:table-cell table:style-name="ce35" table:formula="of:=IF([.C170]=0;0;[.C170]-[.C169])" office:value-type="float" office:value="530">
            <text:p>530 </text:p>
          </table:table-cell>
          <table:table-cell table:style-name="ce41" table:formula="of:=IF([.C170]=0;0;IF([.C169]=0;0;([.C170]-[.C169])/[.C169]))" office:value-type="percentage" office:value="7.57142857142857">
            <text:p>757%</text:p>
          </table:table-cell>
          <table:table-cell table:style-name="ce41" table:formula="of:=[.C170]/[.$E$174]" office:value-type="percentage" office:value="0.0988467874794069">
            <text:p>10%</text:p>
          </table:table-cell>
          <table:table-cell table:style-name="ce41" table:formula="of:=IF([.H170]=0;0;[.H170]+[.I169])" office:value-type="percentage" office:value="0.110378912685338">
            <text:p>11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Targeting Computer</text:p>
          </table:table-cell>
          <table:table-cell table:style-name="ce18" office:value-type="float" office:value="3">
            <text:p>3</text:p>
          </table:table-cell>
          <table:table-cell office:value-type="float" office:value="900">
            <text:p>900 </text:p>
          </table:table-cell>
          <table:table-cell table:formula="of:=[.C172]" office:value-type="float" office:value="1200">
            <text:p>1,200 </text:p>
          </table:table-cell>
          <table:table-cell table:formula="of:=IF([.A171]=[.A170];[.C171]+[.E170];0)" office:value-type="float" office:value="1570">
            <text:p>1,570 </text:p>
          </table:table-cell>
          <table:table-cell table:style-name="ce35" table:formula="of:=IF([.C171]=0;0;[.C171]-[.C170])" office:value-type="float" office:value="300">
            <text:p>300 </text:p>
          </table:table-cell>
          <table:table-cell table:style-name="ce41" table:formula="of:=IF([.C171]=0;0;IF([.C170]=0;0;([.C171]-[.C170])/[.C170]))" office:value-type="percentage" office:value="0.5">
            <text:p>50%</text:p>
          </table:table-cell>
          <table:table-cell table:style-name="ce41" table:formula="of:=[.C171]/[.$E$174]" office:value-type="percentage" office:value="0.14827018121911">
            <text:p>15%</text:p>
          </table:table-cell>
          <table:table-cell table:style-name="ce41" table:formula="of:=IF([.H171]=0;0;[.H171]+[.I170])" office:value-type="percentage" office:value="0.258649093904448">
            <text:p>2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Targeting Computer</text:p>
          </table:table-cell>
          <table:table-cell table:style-name="ce18" office:value-type="float" office:value="4">
            <text:p>4</text:p>
          </table:table-cell>
          <table:table-cell office:value-type="float" office:value="1200">
            <text:p>1,200 </text:p>
          </table:table-cell>
          <table:table-cell table:formula="of:=[.C173]" office:value-type="float" office:value="1500">
            <text:p>1,500 </text:p>
          </table:table-cell>
          <table:table-cell table:formula="of:=IF([.A172]=[.A171];[.C172]+[.E171];0)" office:value-type="float" office:value="2770">
            <text:p>2,770 </text:p>
          </table:table-cell>
          <table:table-cell table:style-name="ce35" table:formula="of:=IF([.C172]=0;0;[.C172]-[.C171])" office:value-type="float" office:value="300">
            <text:p>300 </text:p>
          </table:table-cell>
          <table:table-cell table:style-name="ce41" table:formula="of:=IF([.C172]=0;0;IF([.C171]=0;0;([.C172]-[.C171])/[.C171]))" office:value-type="percentage" office:value="0.333333333333333">
            <text:p>33%</text:p>
          </table:table-cell>
          <table:table-cell table:style-name="ce41" table:formula="of:=[.C172]/[.$E$174]" office:value-type="percentage" office:value="0.197693574958814">
            <text:p>20%</text:p>
          </table:table-cell>
          <table:table-cell table:style-name="ce41" table:formula="of:=IF([.H172]=0;0;[.H172]+[.I171])" office:value-type="percentage" office:value="0.456342668863262">
            <text:p>46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Targeting Computer</text:p>
          </table:table-cell>
          <table:table-cell table:style-name="ce18" office:value-type="float" office:value="5">
            <text:p>5</text:p>
          </table:table-cell>
          <table:table-cell office:value-type="float" office:value="1500">
            <text:p>1,500 </text:p>
          </table:table-cell>
          <table:table-cell table:formula="of:=[.C174]" office:value-type="float" office:value="1800">
            <text:p>1,800 </text:p>
          </table:table-cell>
          <table:table-cell table:formula="of:=IF([.A173]=[.A172];[.C173]+[.E172];0)" office:value-type="float" office:value="4270">
            <text:p>4,270 </text:p>
          </table:table-cell>
          <table:table-cell table:style-name="ce35" table:formula="of:=IF([.C173]=0;0;[.C173]-[.C172])" office:value-type="float" office:value="300">
            <text:p>300 </text:p>
          </table:table-cell>
          <table:table-cell table:style-name="ce41" table:formula="of:=IF([.C173]=0;0;IF([.C172]=0;0;([.C173]-[.C172])/[.C172]))" office:value-type="percentage" office:value="0.25">
            <text:p>25%</text:p>
          </table:table-cell>
          <table:table-cell table:style-name="ce41" table:formula="of:=[.C173]/[.$E$174]" office:value-type="percentage" office:value="0.247116968698517">
            <text:p>25%</text:p>
          </table:table-cell>
          <table:table-cell table:style-name="ce41" table:formula="of:=IF([.H173]=0;0;[.H173]+[.I172])" office:value-type="percentage" office:value="0.703459637561779">
            <text:p>7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Targeting Computer</text:p>
          </table:table-cell>
          <table:table-cell table:style-name="ce18" office:value-type="float" office:value="6">
            <text:p>6</text:p>
          </table:table-cell>
          <table:table-cell office:value-type="float" office:value="1800">
            <text:p>1,800 </text:p>
          </table:table-cell>
          <table:table-cell table:formula="of:=[.C175]" office:value-type="float" office:value="0">
            <text:p><text:s/>- </text:p>
          </table:table-cell>
          <table:table-cell table:formula="of:=IF([.A174]=[.A173];[.C174]+[.E173];0)" office:value-type="float" office:value="6070">
            <text:p>6,070 </text:p>
          </table:table-cell>
          <table:table-cell table:style-name="ce35" table:formula="of:=IF([.C174]=0;0;[.C174]-[.C173])" office:value-type="float" office:value="300">
            <text:p>300 </text:p>
          </table:table-cell>
          <table:table-cell table:style-name="ce41" table:formula="of:=IF([.C174]=0;0;IF([.C173]=0;0;([.C174]-[.C173])/[.C173]))" office:value-type="percentage" office:value="0.2">
            <text:p>20%</text:p>
          </table:table-cell>
          <table:table-cell table:style-name="ce41" table:formula="of:=[.C174]/[.$E$174]" office:value-type="percentage" office:value="0.296540362438221">
            <text:p>30%</text:p>
          </table:table-cell>
          <table:table-cell table:style-name="ce41" table:formula="of:=IF([.H174]=0;0;[.H174]+[.I173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Ammo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176]" office:value-type="float" office:value="200">
            <text:p>200 </text:p>
          </table:table-cell>
          <table:table-cell table:formula="of:=IF([.A175]=[.A174];[.C175]+[.E174];0)" office:value-type="float" office:value="0">
            <text:p><text:s/>- </text:p>
          </table:table-cell>
          <table:table-cell table:style-name="ce35" table:formula="of:=IF([.C175]=0;0;[.C175]-[.C174])" office:value-type="float" office:value="0">
            <text:p><text:s/>- </text:p>
          </table:table-cell>
          <table:table-cell table:style-name="ce41" table:formula="of:=IF([.C175]=0;0;IF([.C174]=0;0;([.C175]-[.C174])/[.C174]))" office:value-type="percentage" office:value="0">
            <text:p>0%</text:p>
          </table:table-cell>
          <table:table-cell table:style-name="ce41" table:formula="of:=[.C175]/[.$E$179]" office:value-type="percentage" office:value="0">
            <text:p>0%</text:p>
          </table:table-cell>
          <table:table-cell table:style-name="ce41" table:formula="of:=IF([.H175]=0;0;[.H175]+[.I174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Ammo</text:p>
          </table:table-cell>
          <table:table-cell table:style-name="ce18" office:value-type="float" office:value="1">
            <text:p>1</text:p>
          </table:table-cell>
          <table:table-cell office:value-type="float" office:value="200">
            <text:p>200 </text:p>
          </table:table-cell>
          <table:table-cell table:formula="of:=[.C177]" office:value-type="float" office:value="500">
            <text:p>500 </text:p>
          </table:table-cell>
          <table:table-cell table:formula="of:=IF([.A176]=[.A175];[.C176]+[.E175];0)" office:value-type="float" office:value="200">
            <text:p>200 </text:p>
          </table:table-cell>
          <table:table-cell table:style-name="ce35" table:formula="of:=IF([.C176]=0;0;[.C176]-[.C175])" office:value-type="float" office:value="200">
            <text:p>200 </text:p>
          </table:table-cell>
          <table:table-cell table:style-name="ce41" table:formula="of:=IF([.C176]=0;0;IF([.C175]=0;0;([.C176]-[.C175])/[.C175]))" office:value-type="percentage" office:value="0">
            <text:p>0%</text:p>
          </table:table-cell>
          <table:table-cell table:style-name="ce41" table:formula="of:=[.C176]/[.$E$179]" office:value-type="percentage" office:value="0.0677966101694915">
            <text:p>7%</text:p>
          </table:table-cell>
          <table:table-cell table:style-name="ce41" table:formula="of:=IF([.H176]=0;0;[.H176]+[.I175])" office:value-type="percentage" office:value="0.0677966101694915">
            <text:p>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Ammo</text:p>
          </table:table-cell>
          <table:table-cell table:style-name="ce18" office:value-type="float" office:value="2">
            <text:p>2</text:p>
          </table:table-cell>
          <table:table-cell office:value-type="float" office:value="500">
            <text:p>500 </text:p>
          </table:table-cell>
          <table:table-cell table:formula="of:=[.C178]" office:value-type="float" office:value="900">
            <text:p>900 </text:p>
          </table:table-cell>
          <table:table-cell table:formula="of:=IF([.A177]=[.A176];[.C177]+[.E176];0)" office:value-type="float" office:value="700">
            <text:p>700 </text:p>
          </table:table-cell>
          <table:table-cell table:style-name="ce35" table:formula="of:=IF([.C177]=0;0;[.C177]-[.C176])" office:value-type="float" office:value="300">
            <text:p>300 </text:p>
          </table:table-cell>
          <table:table-cell table:style-name="ce41" table:formula="of:=IF([.C177]=0;0;IF([.C176]=0;0;([.C177]-[.C176])/[.C176]))" office:value-type="percentage" office:value="1.5">
            <text:p>150%</text:p>
          </table:table-cell>
          <table:table-cell table:style-name="ce41" table:formula="of:=[.C177]/[.$E$179]" office:value-type="percentage" office:value="0.169491525423729">
            <text:p>17%</text:p>
          </table:table-cell>
          <table:table-cell table:style-name="ce41" table:formula="of:=IF([.H177]=0;0;[.H177]+[.I176])" office:value-type="percentage" office:value="0.23728813559322">
            <text:p>24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Ammo</text:p>
          </table:table-cell>
          <table:table-cell table:style-name="ce18" office:value-type="float" office:value="3">
            <text:p>3</text:p>
          </table:table-cell>
          <table:table-cell office:value-type="float" office:value="900">
            <text:p>900 </text:p>
          </table:table-cell>
          <table:table-cell table:formula="of:=[.C179]" office:value-type="float" office:value="1350">
            <text:p>1,350 </text:p>
          </table:table-cell>
          <table:table-cell table:formula="of:=IF([.A178]=[.A177];[.C178]+[.E177];0)" office:value-type="float" office:value="1600">
            <text:p>1,600 </text:p>
          </table:table-cell>
          <table:table-cell table:style-name="ce35" table:formula="of:=IF([.C178]=0;0;[.C178]-[.C177])" office:value-type="float" office:value="400">
            <text:p>400 </text:p>
          </table:table-cell>
          <table:table-cell table:style-name="ce41" table:formula="of:=IF([.C178]=0;0;IF([.C177]=0;0;([.C178]-[.C177])/[.C177]))" office:value-type="percentage" office:value="0.8">
            <text:p>80%</text:p>
          </table:table-cell>
          <table:table-cell table:style-name="ce41" table:formula="of:=[.C178]/[.$E$179]" office:value-type="percentage" office:value="0.305084745762712">
            <text:p>31%</text:p>
          </table:table-cell>
          <table:table-cell table:style-name="ce41" table:formula="of:=IF([.H178]=0;0;[.H178]+[.I177])" office:value-type="percentage" office:value="0.542372881355932">
            <text:p>54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Missile Ammo</text:p>
          </table:table-cell>
          <table:table-cell table:style-name="ce18" office:value-type="float" office:value="4">
            <text:p>4</text:p>
          </table:table-cell>
          <table:table-cell office:value-type="float" office:value="1350">
            <text:p>1,350 </text:p>
          </table:table-cell>
          <table:table-cell table:formula="of:=[.C180]" office:value-type="float" office:value="0">
            <text:p><text:s/>- </text:p>
          </table:table-cell>
          <table:table-cell table:formula="of:=IF([.A179]=[.A178];[.C179]+[.E178];0)" office:value-type="float" office:value="2950">
            <text:p>2,950 </text:p>
          </table:table-cell>
          <table:table-cell table:style-name="ce35" table:formula="of:=IF([.C179]=0;0;[.C179]-[.C178])" office:value-type="float" office:value="450">
            <text:p>450 </text:p>
          </table:table-cell>
          <table:table-cell table:style-name="ce41" table:formula="of:=IF([.C179]=0;0;IF([.C178]=0;0;([.C179]-[.C178])/[.C178]))" office:value-type="percentage" office:value="0.5">
            <text:p>50%</text:p>
          </table:table-cell>
          <table:table-cell table:style-name="ce41" table:formula="of:=[.C179]/[.$E$179]" office:value-type="percentage" office:value="0.457627118644068">
            <text:p>46%</text:p>
          </table:table-cell>
          <table:table-cell table:style-name="ce41" table:formula="of:=IF([.H179]=0;0;[.H179]+[.I178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Ammo</text:p>
          </table:table-cell>
          <table:table-cell table:style-name="ce34"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formula="of:=[.C181]" office:value-type="float" office:value="200">
            <text:p>200 </text:p>
          </table:table-cell>
          <table:table-cell table:formula="of:=IF([.A180]=[.A179];[.C180]+[.E179];0)" office:value-type="float" office:value="0">
            <text:p><text:s/>- </text:p>
          </table:table-cell>
          <table:table-cell table:style-name="ce35" table:formula="of:=IF([.C180]=0;0;[.C180]-[.C179])" office:value-type="float" office:value="0">
            <text:p><text:s/>- </text:p>
          </table:table-cell>
          <table:table-cell table:style-name="ce41" table:formula="of:=IF([.C180]=0;0;IF([.C179]=0;0;([.C180]-[.C179])/[.C179]))" office:value-type="percentage" office:value="0">
            <text:p>0%</text:p>
          </table:table-cell>
          <table:table-cell table:style-name="ce41" table:formula="of:=[.C180]/[.$E$184]" office:value-type="percentage" office:value="0">
            <text:p>0%</text:p>
          </table:table-cell>
          <table:table-cell table:style-name="ce41" table:formula="of:=IF([.H180]=0;0;[.H180]+[.I179])" office:value-type="percentage" office:value="0">
            <text:p>0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Ammo</text:p>
          </table:table-cell>
          <table:table-cell table:style-name="ce18" office:value-type="float" office:value="1">
            <text:p>1</text:p>
          </table:table-cell>
          <table:table-cell office:value-type="float" office:value="200">
            <text:p>200 </text:p>
          </table:table-cell>
          <table:table-cell table:formula="of:=[.C182]" office:value-type="float" office:value="500">
            <text:p>500 </text:p>
          </table:table-cell>
          <table:table-cell table:formula="of:=IF([.A181]=[.A180];[.C181]+[.E180];0)" office:value-type="float" office:value="200">
            <text:p>200 </text:p>
          </table:table-cell>
          <table:table-cell table:style-name="ce35" table:formula="of:=IF([.C181]=0;0;[.C181]-[.C180])" office:value-type="float" office:value="200">
            <text:p>200 </text:p>
          </table:table-cell>
          <table:table-cell table:style-name="ce41" table:formula="of:=IF([.C181]=0;0;IF([.C180]=0;0;([.C181]-[.C180])/[.C180]))" office:value-type="percentage" office:value="0">
            <text:p>0%</text:p>
          </table:table-cell>
          <table:table-cell table:style-name="ce41" table:formula="of:=[.C181]/[.$E$184]" office:value-type="percentage" office:value="0.0677966101694915">
            <text:p>7%</text:p>
          </table:table-cell>
          <table:table-cell table:style-name="ce41" table:formula="of:=IF([.H181]=0;0;[.H181]+[.I180])" office:value-type="percentage" office:value="0.0677966101694915">
            <text:p>7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Ammo</text:p>
          </table:table-cell>
          <table:table-cell table:style-name="ce18" office:value-type="float" office:value="2">
            <text:p>2</text:p>
          </table:table-cell>
          <table:table-cell office:value-type="float" office:value="500">
            <text:p>500 </text:p>
          </table:table-cell>
          <table:table-cell table:formula="of:=[.C183]" office:value-type="float" office:value="900">
            <text:p>900 </text:p>
          </table:table-cell>
          <table:table-cell table:formula="of:=IF([.A182]=[.A181];[.C182]+[.E181];0)" office:value-type="float" office:value="700">
            <text:p>700 </text:p>
          </table:table-cell>
          <table:table-cell table:style-name="ce35" table:formula="of:=IF([.C182]=0;0;[.C182]-[.C181])" office:value-type="float" office:value="300">
            <text:p>300 </text:p>
          </table:table-cell>
          <table:table-cell table:style-name="ce41" table:formula="of:=IF([.C182]=0;0;IF([.C181]=0;0;([.C182]-[.C181])/[.C181]))" office:value-type="percentage" office:value="1.5">
            <text:p>150%</text:p>
          </table:table-cell>
          <table:table-cell table:style-name="ce41" table:formula="of:=[.C182]/[.$E$184]" office:value-type="percentage" office:value="0.169491525423729">
            <text:p>17%</text:p>
          </table:table-cell>
          <table:table-cell table:style-name="ce41" table:formula="of:=IF([.H182]=0;0;[.H182]+[.I181])" office:value-type="percentage" office:value="0.23728813559322">
            <text:p>24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Ammo</text:p>
          </table:table-cell>
          <table:table-cell table:style-name="ce18" office:value-type="float" office:value="3">
            <text:p>3</text:p>
          </table:table-cell>
          <table:table-cell office:value-type="float" office:value="900">
            <text:p>900 </text:p>
          </table:table-cell>
          <table:table-cell table:formula="of:=[.C184]" office:value-type="float" office:value="1350">
            <text:p>1,350 </text:p>
          </table:table-cell>
          <table:table-cell table:formula="of:=IF([.A183]=[.A182];[.C183]+[.E182];0)" office:value-type="float" office:value="1600">
            <text:p>1,600 </text:p>
          </table:table-cell>
          <table:table-cell table:style-name="ce35" table:formula="of:=IF([.C183]=0;0;[.C183]-[.C182])" office:value-type="float" office:value="400">
            <text:p>400 </text:p>
          </table:table-cell>
          <table:table-cell table:style-name="ce41" table:formula="of:=IF([.C183]=0;0;IF([.C182]=0;0;([.C183]-[.C182])/[.C182]))" office:value-type="percentage" office:value="0.8">
            <text:p>80%</text:p>
          </table:table-cell>
          <table:table-cell table:style-name="ce41" table:formula="of:=[.C183]/[.$E$184]" office:value-type="percentage" office:value="0.305084745762712">
            <text:p>31%</text:p>
          </table:table-cell>
          <table:table-cell table:style-name="ce41" table:formula="of:=IF([.H183]=0;0;[.H183]+[.I182])" office:value-type="percentage" office:value="0.542372881355932">
            <text:p>54%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34" office:value-type="string">
            <text:p>Projectile Ammo</text:p>
          </table:table-cell>
          <table:table-cell table:style-name="ce18" office:value-type="float" office:value="4">
            <text:p>4</text:p>
          </table:table-cell>
          <table:table-cell office:value-type="float" office:value="1350">
            <text:p>1,350 </text:p>
          </table:table-cell>
          <table:table-cell table:formula="of:=[.C185]" office:value-type="float" office:value="0">
            <text:p><text:s/>- </text:p>
          </table:table-cell>
          <table:table-cell table:formula="of:=IF([.A184]=[.A183];[.C184]+[.E183];0)" office:value-type="float" office:value="2950">
            <text:p>2,950 </text:p>
          </table:table-cell>
          <table:table-cell table:style-name="ce35" table:formula="of:=IF([.C184]=0;0;[.C184]-[.C183])" office:value-type="float" office:value="450">
            <text:p>450 </text:p>
          </table:table-cell>
          <table:table-cell table:style-name="ce41" table:formula="of:=IF([.C184]=0;0;IF([.C183]=0;0;([.C184]-[.C183])/[.C183]))" office:value-type="percentage" office:value="0.5">
            <text:p>50%</text:p>
          </table:table-cell>
          <table:table-cell table:style-name="ce41" table:formula="of:=[.C184]/[.$E$184]" office:value-type="percentage" office:value="0.457627118644068">
            <text:p>46%</text:p>
          </table:table-cell>
          <table:table-cell table:style-name="ce41" table:formula="of:=IF([.H184]=0;0;[.H184]+[.I183])" office:value-type="percentage" office:value="1">
            <text:p>100%</text:p>
          </table:table-cell>
          <table:table-cell table:style-name="ce41"/>
          <table:table-cell table:number-columns-repeated="250"/>
        </table:table-row>
        <table:table-row table:style-name="ro1">
          <table:table-cell table:number-columns-repeated="2"/>
          <table:table-cell/>
          <table:table-cell table:number-columns-repeated="257"/>
        </table:table-row>
        <table:table-row table:style-name="ro1" table:number-rows-repeated="1048390">
          <table:table-cell table:number-columns-repeated="260"/>
        </table:table-row>
        <table:table-row table:style-name="ro1">
          <table:table-cell table:number-columns-repeated="260"/>
        </table:table-row>
      </table:table>
      <table:table table:name="Gnome" table:style-name="ta7" table:print="false">
        <table:table-column table:style-name="co2" table:default-cell-style-name="ce18"/>
        <table:table-column table:style-name="co3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1" table:number-columns-repeated="2" table:default-cell-style-name="Default"/>
        <table:table-column table:style-name="co8" table:number-columns-repeated="245" table:default-cell-style-name="Default"/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string">
            <text:p>Gnome</text:p>
          </table:table-cell>
          <table:table-cell table:number-columns-repeated="3"/>
          <table:table-cell office:value-type="string">
            <text:p>Gnome</text:p>
          </table:table-cell>
          <table:table-cell table:style-name="ce35" office:value-type="string">
            <text:p>Credit Count Per Glvl</text:p>
          </table:table-cell>
          <table:table-cell table:style-name="ce35" office:value-type="string" office:string-value="Accumulated Credits">
            <text:p>Accumulated Credits </text:p>
          </table:table-cell>
          <table:table-cell table:number-columns-repeated="245"/>
        </table:table-row>
        <table:table-row table:style-name="ro2">
          <table:table-cell table:number-columns-repeated="4"/>
          <table:table-cell office:value-type="string">
            <text:p>Reinfore</text:p>
          </table:table-cell>
          <table:table-cell office:value-type="string">
            <text:p>Moun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6" office:value-type="float" office:value="0">
            <text:p><text:s/>-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Skills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6" office:value-type="float" office:value="83">
            <text:p>83 </text:p>
          </table:table-cell>
          <table:table-cell table:style-name="ce6" table:formula="of:=[.K2]+[.J3]" office:value-type="float" office:value="83">
            <text:p>83 </text:p>
          </table:table-cell>
          <table:table-cell table:number-columns-repeated="245"/>
        </table:table-row>
        <table:table-row table:style-name="ro1">
          <table:table-cell office:value-type="string">
            <text:p>Critical hit </text:p>
          </table:table-cell>
          <table:table-cell table:formula="of:=[$'Skill &amp; Tech'.C2]"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6" office:value-type="float" office:value="92">
            <text:p>92 </text:p>
          </table:table-cell>
          <table:table-cell table:style-name="ce6" table:formula="of:=[.K3]+[.J4]" office:value-type="float" office:value="175">
            <text:p>175 </text:p>
          </table:table-cell>
          <table:table-cell table:number-columns-repeated="245"/>
        </table:table-row>
        <table:table-row table:style-name="ro1">
          <table:table-cell office:value-type="string">
            <text:p>Death from Above </text:p>
          </table:table-cell>
          <table:table-cell table:formula="of:=[$'Skill &amp; Tech'.C3]" office:value-type="float" office:value="3">
            <text:p>3</text:p>
          </table:table-cell>
          <table:table-cell office:value-type="float" office:value="40">
            <text:p>40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6" table:formula="of:=[.J4]+9" office:value-type="float" office:value="101">
            <text:p>101 </text:p>
          </table:table-cell>
          <table:table-cell table:style-name="ce6" table:formula="of:=[.K4]+[.J5]" office:value-type="float" office:value="276">
            <text:p>276 </text:p>
          </table:table-cell>
          <table:table-cell table:number-columns-repeated="245"/>
        </table:table-row>
        <table:table-row table:style-name="ro1">
          <table:table-cell office:value-type="string">
            <text:p>Defend</text:p>
          </table:table-cell>
          <table:table-cell table:formula="of:=[$'Skill &amp; Tech'.C4]" office:value-type="float" office:value="3">
            <text:p>3</text:p>
          </table:table-cell>
          <table:table-cell office:value-type="float" office:value="40">
            <text:p>40</text:p>
          </table:table-cell>
          <table:table-cell/>
          <table:table-cell office:value-type="float" office:value="75">
            <text:p>75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6" table:formula="of:=[.J5]+9" office:value-type="float" office:value="110">
            <text:p>110 </text:p>
          </table:table-cell>
          <table:table-cell table:style-name="ce6" table:formula="of:=[.K5]+[.J6]" office:value-type="float" office:value="386">
            <text:p>386 </text:p>
          </table:table-cell>
          <table:table-cell table:number-columns-repeated="245"/>
        </table:table-row>
        <table:table-row table:style-name="ro1">
          <table:table-cell office:value-type="string">
            <text:p>Punch</text:p>
          </table:table-cell>
          <table:table-cell table:formula="of:=[$'Skill &amp; Tech'.C5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6">
            <text:p>6</text:p>
          </table:table-cell>
          <table:table-cell table:style-name="ce6" table:formula="of:=[.J6]+9" office:value-type="float" office:value="119">
            <text:p>119 </text:p>
          </table:table-cell>
          <table:table-cell table:style-name="ce6" table:formula="of:=[.K6]+[.J7]" office:value-type="float" office:value="505">
            <text:p>505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Jump Jet</text:p>
          </table:table-cell>
          <table:table-cell table:formula="of:=[$'Skill &amp; Tech'.C6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7">
            <text:p>7</text:p>
          </table:table-cell>
          <table:table-cell table:style-name="ce6" table:formula="of:=[.J7]+9" office:value-type="float" office:value="128">
            <text:p>128 </text:p>
          </table:table-cell>
          <table:table-cell table:style-name="ce6" table:formula="of:=[.K7]+[.J8]" office:value-type="float" office:value="633">
            <text:p>633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Kick</text:p>
          </table:table-cell>
          <table:table-cell table:formula="of:=[$'Skill &amp; Tech'.C7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8">
            <text:p>8</text:p>
          </table:table-cell>
          <table:table-cell table:style-name="ce6" table:formula="of:=[.J8]+9" office:value-type="float" office:value="137">
            <text:p>137 </text:p>
          </table:table-cell>
          <table:table-cell table:style-name="ce6" table:formula="of:=[.K8]+[.J9]" office:value-type="float" office:value="770">
            <text:p>770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Heat Management</text:p>
          </table:table-cell>
          <table:table-cell table:formula="of:=[$'Skill &amp; Tech'.C8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9">
            <text:p>9</text:p>
          </table:table-cell>
          <table:table-cell table:style-name="ce6" table:formula="of:=[.J9]+9" office:value-type="float" office:value="146">
            <text:p>146 </text:p>
          </table:table-cell>
          <table:table-cell table:style-name="ce6" table:formula="of:=[.K9]+[.J10]" office:value-type="float" office:value="916">
            <text:p>916 </text:p>
          </table:table-cell>
          <table:table-cell table:number-columns-repeated="245"/>
        </table:table-row>
        <table:table-row table:style-name="ro1">
          <table:table-cell table:style-name="ce24" office:value-type="string">
            <text:p>Transpose</text:p>
          </table:table-cell>
          <table:table-cell table:style-name="ce24" table:formula="of:=[$'Skill &amp; Tech'.C9]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number-columns-repeated="5"/>
          <table:table-cell office:value-type="float" office:value="10">
            <text:p>10</text:p>
          </table:table-cell>
          <table:table-cell table:style-name="ce6" table:formula="of:=[.J10]+9" office:value-type="float" office:value="155">
            <text:p>155 </text:p>
          </table:table-cell>
          <table:table-cell table:style-name="ce6" table:formula="of:=[.K10]+[.J11]" office:value-type="float" office:value="1071">
            <text:p>1,071 </text:p>
          </table:table-cell>
          <table:table-cell table:number-columns-repeated="245"/>
        </table:table-row>
        <table:table-row table:style-name="ro1">
          <table:table-cell office:value-type="string">
            <text:p>Gunner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1">
            <text:p>11</text:p>
          </table:table-cell>
          <table:table-cell table:style-name="ce6" table:formula="of:=[.J11]+9" office:value-type="float" office:value="164">
            <text:p>164 </text:p>
          </table:table-cell>
          <table:table-cell table:style-name="ce6" table:formula="of:=[.K11]+[.J12]" office:value-type="float" office:value="1235">
            <text:p>1,235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Piloting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2">
            <text:p>12</text:p>
          </table:table-cell>
          <table:table-cell table:style-name="ce6" table:formula="of:=[.J12]+9" office:value-type="float" office:value="173">
            <text:p>173 </text:p>
          </table:table-cell>
          <table:table-cell table:style-name="ce6" table:formula="of:=[.K12]+[.J13]" office:value-type="float" office:value="1408">
            <text:p>1,408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table:style-name="ce6" table:formula="of:=[.J13]+9" office:value-type="float" office:value="182">
            <text:p>182 </text:p>
          </table:table-cell>
          <table:table-cell table:style-name="ce6" table:formula="of:=[.K13]+[.J14]" office:value-type="float" office:value="1590">
            <text:p>1,590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6" table:formula="of:=[.J14]+9" office:value-type="float" office:value="191">
            <text:p>191 </text:p>
          </table:table-cell>
          <table:table-cell table:style-name="ce6" table:formula="of:=[.K14]+[.J15]" office:value-type="float" office:value="1781">
            <text:p>1,781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Blow Absorptio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D14]" office:value-type="float" office:value="8">
            <text:p>8</text:p>
          </table:table-cell>
          <table:table-cell table:style-name="ce6" table:formula="of:=VLOOKUP([.B16];[$Techs.$A$1:.$E$10];5)" office:value-type="float" office:value="0">
            <text:p><text:s/>- </text:p>
          </table:table-cell>
          <table:table-cell table:style-name="ce6" table:formula="of:=IF([.B16]=[.C16];&quot;Max&quot;;VLOOKUP([.B16];[$Techs.$A$1:.$E$10];3))" office:value-type="float" office:value="50">
            <text:p>50 </text:p>
          </table:table-cell>
          <table:table-cell table:style-name="ce59" table:formula="of:=VLOOKUP([.C16];[$Techs.$A$1:.$E$10];5)" office:value-type="float" office:value="3550">
            <text:p>3,550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6" table:formula="of:=[.J15]+9" office:value-type="float" office:value="200">
            <text:p>200 </text:p>
          </table:table-cell>
          <table:table-cell table:style-name="ce6" table:formula="of:=[.K15]+[.J16]" office:value-type="float" office:value="1981">
            <text:p>1,981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Cargo Truck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D15]" office:value-type="float" office:value="5">
            <text:p>5</text:p>
          </table:table-cell>
          <table:table-cell table:style-name="ce6" table:formula="of:=VLOOKUP([.B17];[$Techs.$G$29:.$K$35];5)" office:value-type="float" office:value="0">
            <text:p><text:s/>- </text:p>
          </table:table-cell>
          <table:table-cell table:style-name="ce6" table:formula="of:=IF([.B17]=[.C17];&quot;Max&quot;;VLOOKUP([.B17];[$Techs.$G$29:.$K$35];3))" office:value-type="float" office:value="100">
            <text:p>100 </text:p>
          </table:table-cell>
          <table:table-cell table:style-name="ce59" table:formula="of:=VLOOKUP([.C17];[$Techs.$G$29:.$K$35];5)" office:value-type="float" office:value="5700">
            <text:p>5,7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6" table:formula="of:=[.J16]+9" office:value-type="float" office:value="209">
            <text:p>209 </text:p>
          </table:table-cell>
          <table:table-cell table:style-name="ce6" table:formula="of:=[.K16]+[.J17]" office:value-type="float" office:value="2190">
            <text:p>2,190 </text:p>
          </table:table-cell>
          <table:table-cell table:number-columns-repeated="245"/>
        </table:table-row>
        <table:table-row table:style-name="ro1">
          <table:table-cell table:style-name="ce44" office:value-type="string">
            <text:p>Energy Weapons</text:p>
          </table:table-cell>
          <table:table-cell table:style-name="ce49" office:value-type="float" office:value="0">
            <text:p>0</text:p>
          </table:table-cell>
          <table:table-cell table:style-name="ce54" office:value-type="float" office:value="7">
            <text:p>7</text:p>
          </table:table-cell>
          <table:table-cell table:style-name="ce58" table:formula="of:=VLOOKUP([.B18];[$Techs.$S$1:.$W$9];5)" office:value-type="float" office:value="0">
            <text:p><text:s/>- </text:p>
          </table:table-cell>
          <table:table-cell table:style-name="ce58" table:formula="of:=IF([.B18]=[.C18];&quot;Max&quot;;VLOOKUP([.B18];[$Techs.$S$1:.$W$9];3))" office:value-type="float" office:value="0">
            <text:p><text:s/>- </text:p>
          </table:table-cell>
          <table:table-cell table:style-name="ce66" table:formula="of:=VLOOKUP([.C18];[$Techs.$S$1:.$W$9];5)" office:value-type="float" office:value="6750">
            <text:p>6,750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6" table:formula="of:=[.J17]+9" office:value-type="float" office:value="218">
            <text:p>218 </text:p>
          </table:table-cell>
          <table:table-cell table:style-name="ce6" table:formula="of:=[.K17]+[.J18]" office:value-type="float" office:value="2408">
            <text:p>2,40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Capacit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D17]" office:value-type="float" office:value="2">
            <text:p>2</text:p>
          </table:table-cell>
          <table:table-cell table:style-name="ce6" table:formula="of:=VLOOKUP([.B19];[$Techs.$G$1:.$K$14];5)" office:value-type="float" office:value="0">
            <text:p><text:s/>- </text:p>
          </table:table-cell>
          <table:table-cell table:style-name="ce6" table:formula="of:=IF([.B19]=[.C19];&quot;Max&quot;;VLOOKUP([.B19];[$Techs.$G$1:.$K$14];3))" office:value-type="float" office:value="50">
            <text:p>50 </text:p>
          </table:table-cell>
          <table:table-cell table:style-name="ce59" table:formula="of:=VLOOKUP([.C19];[$Techs.$G$1:.$K$14];5)" office:value-type="float" office:value="250">
            <text:p>250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6" table:formula="of:=[.J18]+9" office:value-type="float" office:value="227">
            <text:p>227 </text:p>
          </table:table-cell>
          <table:table-cell table:style-name="ce6" table:formula="of:=[.K18]+[.J19]" office:value-type="float" office:value="2635">
            <text:p>2,63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Sinks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D18]" office:value-type="float" office:value="2">
            <text:p>2</text:p>
          </table:table-cell>
          <table:table-cell table:style-name="ce6" table:formula="of:=VLOOKUP([.B20];[$Techs.$G$16:.$K$27];5)" office:value-type="float" office:value="0">
            <text:p><text:s/>- </text:p>
          </table:table-cell>
          <table:table-cell table:style-name="ce6" table:formula="of:=IF([.B20]=[.C20];&quot;Max&quot;;VLOOKUP([.B20];[$Techs.$G$16:.$K$27];3))" office:value-type="float" office:value="50">
            <text:p>50 </text:p>
          </table:table-cell>
          <table:table-cell table:style-name="ce59" table:formula="of:=VLOOKUP([.C20];[$Techs.$G$16:.$K$27];5)" office:value-type="float" office:value="250">
            <text:p>250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6" table:formula="of:=[.J19]+9" office:value-type="float" office:value="236">
            <text:p>236 </text:p>
          </table:table-cell>
          <table:table-cell table:style-name="ce6" table:formula="of:=[.K19]+[.J20]" office:value-type="float" office:value="2871">
            <text:p>2,871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Internal Structure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D19]" office:value-type="float" office:value="22">
            <text:p>22</text:p>
          </table:table-cell>
          <table:table-cell table:style-name="ce6" table:formula="of:=VLOOKUP([.B21];[$Techs.$M$1:.$Q$24];5)" office:value-type="float" office:value="0">
            <text:p><text:s/>- </text:p>
          </table:table-cell>
          <table:table-cell table:style-name="ce6" table:formula="of:=IF([.B21]=[.C21];&quot;Max&quot;;VLOOKUP([.B21];[$Techs.$M$1:.$Q$24];3))" office:value-type="float" office:value="80">
            <text:p>80 </text:p>
          </table:table-cell>
          <table:table-cell table:style-name="ce59" table:formula="of:=VLOOKUP([.C21];[$Techs.$M$1:.$Q$24];5)" office:value-type="float" office:value="20240">
            <text:p>20,24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6" table:formula="of:=[.J20]+9" office:value-type="float" office:value="245">
            <text:p>245 </text:p>
          </table:table-cell>
          <table:table-cell table:style-name="ce6" table:formula="of:=[.K20]+[.J21]" office:value-type="float" office:value="3116">
            <text:p>3,116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Missile Ammo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59" table:formula="of:=VLOOKUP([.B22];[$Techs.$S$21:.$W$26];5)" office:value-type="float" office:value="0">
            <text:p>0</text:p>
          </table:table-cell>
          <table:table-cell table:style-name="ce6" table:formula="of:=IF([.B22]=[.C22];&quot;Max&quot;;VLOOKUP([.B22];[$Techs.$S$21:.$W$26];3))" office:value-type="string" office:string-value="Max ">
            <text:p>Max </text:p>
          </table:table-cell>
          <table:table-cell table:style-name="ce59" table:formula="of:=VLOOKUP([.C22];[$Techs.$S$21:.$W$26];5)"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6" table:formula="of:=[.J21]+9" office:value-type="float" office:value="254">
            <text:p>254 </text:p>
          </table:table-cell>
          <table:table-cell table:style-name="ce6" table:formula="of:=[.K21]+[.J22]" office:value-type="float" office:value="3370">
            <text:p>3,37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Missile Guidance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1]" office:value-type="float" office:value="6">
            <text:p>6</text:p>
          </table:table-cell>
          <table:table-cell table:style-name="ce59" table:formula="of:=VLOOKUP([.B23];[$Techs.$S$11:.$W$18];5)" office:value-type="float" office:value="0">
            <text:p>0</text:p>
          </table:table-cell>
          <table:table-cell table:style-name="ce6" table:formula="of:=IF([.B23]=[.C23];&quot;Max&quot;;VLOOKUP([.B23];[$Techs.$S$11:.$W$18];3))" office:value-type="float" office:value="70">
            <text:p>70 </text:p>
          </table:table-cell>
          <table:table-cell table:style-name="ce59" table:formula="of:=VLOOKUP([.C23];[$Techs.$S$11:.$W$18];5)" office:value-type="float" office:value="6070">
            <text:p>6,070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6" table:formula="of:=[.J22]+9" office:value-type="float" office:value="263">
            <text:p>263 </text:p>
          </table:table-cell>
          <table:table-cell table:style-name="ce6" table:formula="of:=[.K22]+[.J23]" office:value-type="float" office:value="3633">
            <text:p>3,63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Missile Weapons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2]" office:value-type="float" office:value="7">
            <text:p>7</text:p>
          </table:table-cell>
          <table:table-cell table:style-name="ce59" table:formula="of:=VLOOKUP([.B24];[$Techs.$S$1:.$W$9];5)" office:value-type="float" office:value="0">
            <text:p>0</text:p>
          </table:table-cell>
          <table:table-cell table:style-name="ce6" table:formula="of:=IF([.B24]=[.C24];&quot;Max&quot;;VLOOKUP([.B24];[$Techs.$S$1:.$W$9];3))" office:value-type="float" office:value="500">
            <text:p>500 </text:p>
          </table:table-cell>
          <table:table-cell table:style-name="ce59" table:formula="of:=VLOOKUP([.C24];[$Techs.$S$1:.$W$9];5)" office:value-type="float" office:value="6750">
            <text:p>6,750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6" table:formula="of:=[.J23]+9" office:value-type="float" office:value="272">
            <text:p>272 </text:p>
          </table:table-cell>
          <table:table-cell table:style-name="ce6" table:formula="of:=[.K23]+[.J24]" office:value-type="float" office:value="3905">
            <text:p>3,90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lasma Focusing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3]" office:value-type="float" office:value="7">
            <text:p>7</text:p>
          </table:table-cell>
          <table:table-cell table:style-name="ce6" table:formula="of:=VLOOKUP([.B25];[$Techs.$S$28:.$W$36];5)" office:value-type="float" office:value="0">
            <text:p><text:s/>- </text:p>
          </table:table-cell>
          <table:table-cell table:style-name="ce6" table:formula="of:=IF([.B25]=[.C25];&quot;Max&quot;;VLOOKUP([.B25];[$Techs.$S$28:.$W$36];3))" office:value-type="float" office:value="75">
            <text:p>75 </text:p>
          </table:table-cell>
          <table:table-cell table:style-name="ce6" table:formula="of:=VLOOKUP([.C25];[$Techs.$S$28:.$W$36];5)" office:value-type="float" office:value="2975">
            <text:p>2,975 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6" table:formula="of:=[.J24]+9" office:value-type="float" office:value="281">
            <text:p>281 </text:p>
          </table:table-cell>
          <table:table-cell table:style-name="ce6" table:formula="of:=[.K24]+[.J25]" office:value-type="float" office:value="4186">
            <text:p>4,186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oint Defense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D24]" office:value-type="float" office:value="1">
            <text:p>1</text:p>
          </table:table-cell>
          <table:table-cell table:style-name="ce6" table:formula="of:=VLOOKUP([.B26];[$Techs.$A$12:.$E$18];5)" office:value-type="float" office:value="0">
            <text:p><text:s/>- </text:p>
          </table:table-cell>
          <table:table-cell table:style-name="ce6" table:formula="of:=IF([.B26]=[.C26];&quot;Max&quot;;VLOOKUP([.B26];[$Techs.$A$12:.$E$18];3))" office:value-type="float" office:value="50">
            <text:p>50 </text:p>
          </table:table-cell>
          <table:table-cell table:style-name="ce6" table:formula="of:=VLOOKUP([.C26];[$Techs.$A$12:.$E$18];5)" office:value-type="float" office:value="50">
            <text:p>50 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6" table:formula="of:=[.J25]+9" office:value-type="float" office:value="290">
            <text:p>290 </text:p>
          </table:table-cell>
          <table:table-cell table:style-name="ce6" table:formula="of:=[.K25]+[.J26]" office:value-type="float" office:value="4476">
            <text:p>4,476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Projectile Ammo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D25]" office:value-type="float" office:value="0">
            <text:p>0</text:p>
          </table:table-cell>
          <table:table-cell table:style-name="ce58" table:formula="of:=VLOOKUP([.B27];[$Techs.$S$21:.$W$26];5)" office:value-type="float" office:value="0">
            <text:p><text:s/>- </text:p>
          </table:table-cell>
          <table:table-cell table:style-name="ce58" table:formula="of:=IF([.B27]=[.C27];&quot;Max&quot;;VLOOKUP([.B27];[$Techs.$S$21:.$W$26];3))" office:value-type="string" office:string-value="Max ">
            <text:p>Max </text:p>
          </table:table-cell>
          <table:table-cell table:style-name="ce58" table:formula="of:=IF([.C27]=[.E27];&quot;Max&quot;;VLOOKUP([.C27];[$Techs.$S$21:.$W$26];5))" office:value-type="float" office:value="0">
            <text:p><text:s/>- 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6" table:formula="of:=[.J26]+9" office:value-type="float" office:value="299">
            <text:p>299 </text:p>
          </table:table-cell>
          <table:table-cell table:style-name="ce6" table:formula="of:=[.K26]+[.J27]" office:value-type="float" office:value="4775">
            <text:p>4,775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Projectile Weapons</text:p>
          </table:table-cell>
          <table:table-cell table:style-name="ce50" office:value-type="float" office:value="0">
            <text:p>0</text:p>
          </table:table-cell>
          <table:table-cell table:style-name="ce55" office:value-type="float" office:value="7">
            <text:p>7</text:p>
          </table:table-cell>
          <table:table-cell table:style-name="ce58" table:formula="of:=VLOOKUP([.B28];[$Techs.$S$1:.$W$9];5)" office:value-type="float" office:value="0">
            <text:p><text:s/>- </text:p>
          </table:table-cell>
          <table:table-cell table:style-name="ce58" table:formula="of:=IF([.B28]=[.C28];&quot;Max&quot;;VLOOKUP([.B28];[$Techs.$S$1:.$W$9];3))" office:value-type="float" office:value="0">
            <text:p><text:s/>- </text:p>
          </table:table-cell>
          <table:table-cell table:style-name="ce58" table:formula="of:=VLOOKUP([.C28];[$Techs.$S$1:.$W$9];5)" office:value-type="float" office:value="6750">
            <text:p>6,750 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6" table:formula="of:=[.J27]+9" office:value-type="float" office:value="308">
            <text:p>308 </text:p>
          </table:table-cell>
          <table:table-cell table:style-name="ce6" table:formula="of:=[.K27]+[.J28]" office:value-type="float" office:value="5083">
            <text:p>5,08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alvage Efficienc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D27]" office:value-type="float" office:value="5">
            <text:p>5</text:p>
          </table:table-cell>
          <table:table-cell table:style-name="ce6" table:formula="of:=VLOOKUP([.B29];[$Techs.$M$26:.$Q$32];5)" office:value-type="float" office:value="0">
            <text:p><text:s/>- </text:p>
          </table:table-cell>
          <table:table-cell table:style-name="ce6" table:formula="of:=IF([.B29]=[.C29];&quot;Max&quot;;VLOOKUP([.B29];[$Techs.$M$26:.$Q$32];3))" office:value-type="float" office:value="80">
            <text:p>80 </text:p>
          </table:table-cell>
          <table:table-cell table:style-name="ce6" table:formula="of:=VLOOKUP([.C29];[$Techs.$M$26:.$Q$32];5)" office:value-type="float" office:value="4250">
            <text:p>4,250 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6" table:formula="of:=[.J28]+9" office:value-type="float" office:value="317">
            <text:p>317 </text:p>
          </table:table-cell>
          <table:table-cell table:style-name="ce6" table:formula="of:=[.K28]+[.J29]" office:value-type="float" office:value="5400">
            <text:p>5,400 </text:p>
          </table:table-cell>
          <table:table-cell table:number-columns-repeated="245"/>
        </table:table-row>
        <table:table-row table:style-name="ro2">
          <table:table-cell table:style-name="ce43" office:value-type="string">
            <text:p>Stim Efficienc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D28]" office:value-type="float" office:value="8">
            <text:p>8</text:p>
          </table:table-cell>
          <table:table-cell table:style-name="ce6" table:formula="of:=VLOOKUP([.B30];[$Techs.$A$28:.$E$37];5)" office:value-type="float" office:value="0">
            <text:p><text:s/>- </text:p>
          </table:table-cell>
          <table:table-cell table:style-name="ce6" table:formula="of:=IF([.B30]=[.C30];&quot;Max&quot;;VLOOKUP([.B30];[$Techs.$A$28:.$E$37];3))" office:value-type="float" office:value="80">
            <text:p>80 </text:p>
          </table:table-cell>
          <table:table-cell table:style-name="ce6" table:formula="of:=VLOOKUP([.C30];[$Techs.$A$28:.$E$37];5)" office:value-type="float" office:value="10580">
            <text:p>10,580 </text:p>
          </table:table-cell>
          <table:table-cell table:number-columns-repeated="2"/>
          <table:table-cell office:value-type="float" office:value="29">
            <text:p>29</text:p>
          </table:table-cell>
          <table:table-cell table:style-name="ce6" table:formula="of:=[.J29]+9" office:value-type="float" office:value="326">
            <text:p>326 </text:p>
          </table:table-cell>
          <table:table-cell table:style-name="ce6" table:formula="of:=[.K29]+[.J30]" office:value-type="float" office:value="5726">
            <text:p>5,726 </text:p>
          </table:table-cell>
          <table:table-cell table:number-columns-repeated="245"/>
        </table:table-row>
        <table:table-row table:style-name="ro2">
          <table:table-cell table:style-name="ce43" office:value-type="string">
            <text:p>Stim Rege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D29]" office:value-type="float" office:value="5">
            <text:p>5</text:p>
          </table:table-cell>
          <table:table-cell table:style-name="ce6" table:formula="of:=VLOOKUP([.B31];[$Techs.$A$20:.$E$26];5)" office:value-type="float" office:value="0">
            <text:p><text:s/>- </text:p>
          </table:table-cell>
          <table:table-cell table:style-name="ce6" table:formula="of:=IF([.B31]=[.C31];&quot;Max&quot;;VLOOKUP([.B31];[$Techs.$A$20:.$E$26];3))" office:value-type="float" office:value="60">
            <text:p>60 </text:p>
          </table:table-cell>
          <table:table-cell table:style-name="ce6" table:formula="of:=VLOOKUP([.C31];[$Techs.$A$20:.$E$26];5)" office:value-type="float" office:value="7060">
            <text:p>7,060 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6" table:formula="of:=[.J30]+9" office:value-type="float" office:value="335">
            <text:p>335 </text:p>
          </table:table-cell>
          <table:table-cell table:style-name="ce6" table:formula="of:=[.K30]+[.J31]" office:value-type="float" office:value="6061">
            <text:p>6,061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Targeting Computer</text:p>
          </table:table-cell>
          <table:table-cell table:style-name="ce50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8" table:formula="of:=VLOOKUP([.B32];[$Techs.$S$11:.$W$18];5)" office:value-type="float" office:value="0">
            <text:p><text:s/>- </text:p>
          </table:table-cell>
          <table:table-cell table:style-name="ce58" table:formula="of:=IF([.B32]=[.C32];&quot;Max&quot;;VLOOKUP([.B32];[$Techs.$S$11:.$W$18];3))" office:value-type="float" office:value="70">
            <text:p>70 </text:p>
          </table:table-cell>
          <table:table-cell table:style-name="ce58" table:formula="of:=VLOOKUP([.C32];[$Techs.$S$11:.$W$18];5)" office:value-type="float" office:value="6070">
            <text:p>6,070 </text:p>
          </table:table-cell>
          <table:table-cell table:number-columns-repeated="2"/>
          <table:table-cell office:value-type="float" office:value="31">
            <text:p>31</text:p>
          </table:table-cell>
          <table:table-cell table:style-name="ce6" table:formula="of:=[.J31]+9" office:value-type="float" office:value="344">
            <text:p>344 </text:p>
          </table:table-cell>
          <table:table-cell table:style-name="ce6" table:formula="of:=[.K31]+[.J32]" office:value-type="float" office:value="6405">
            <text:p>6,405 </text:p>
          </table:table-cell>
          <table:table-cell table:number-columns-repeated="245"/>
        </table:table-row>
        <table:table-row table:style-name="ro1">
          <table:table-cell table:number-columns-repeated="3"/>
          <table:table-cell table:style-name="ce60" table:formula="of:=SUM([.D16:.D32])" office:value-type="float" office:value="0">
            <text:p>0</text:p>
          </table:table-cell>
          <table:table-cell office:value-type="string">
            <text:p>Total</text:p>
          </table:table-cell>
          <table:table-cell table:style-name="ce60" table:formula="of:=SUM([.F16:.F32])" office:value-type="float" office:value="87295">
            <text:p>87,295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6" table:formula="of:=[.J32]+9" office:value-type="float" office:value="353">
            <text:p>353 </text:p>
          </table:table-cell>
          <table:table-cell table:style-name="ce6" table:formula="of:=[.K32]+[.J33]" office:value-type="float" office:value="6758">
            <text:p>6,758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];[.I1:.K116];3)-[.D33]" office:value-type="float" office:value="0">
            <text:p>0</text:p>
          </table:table-cell>
          <table:table-cell table:style-name="ce61"/>
          <table:table-cell table:style-name="ce61" table:formula="of:=[.F33]-f1a25:[.F258]-[.F27]-[.F28]-[.F32]-[.F25]" office:value-type="float" office:value="0">
            <text:p>#NAME?</text:p>
          </table:table-cell>
          <table:table-cell table:number-columns-repeated="2"/>
          <table:table-cell office:value-type="float" office:value="33">
            <text:p>33</text:p>
          </table:table-cell>
          <table:table-cell table:style-name="ce6" table:formula="of:=[.J33]+9" office:value-type="float" office:value="362">
            <text:p>362 </text:p>
          </table:table-cell>
          <table:table-cell table:style-name="ce6" table:formula="of:=[.K33]+[.J34]" office:value-type="float" office:value="7120">
            <text:p>7,120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34">
            <text:p>34</text:p>
          </table:table-cell>
          <table:table-cell table:style-name="ce6" table:formula="of:=[.J34]+9" office:value-type="float" office:value="371">
            <text:p>371 </text:p>
          </table:table-cell>
          <table:table-cell table:style-name="ce6" table:formula="of:=[.K34]+[.J35]" office:value-type="float" office:value="7491">
            <text:p>7,491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35">
            <text:p>35</text:p>
          </table:table-cell>
          <table:table-cell table:style-name="ce6" table:formula="of:=[.J35]+9" office:value-type="float" office:value="380">
            <text:p>380 </text:p>
          </table:table-cell>
          <table:table-cell table:style-name="ce6" table:formula="of:=[.K35]+[.J36]" office:value-type="float" office:value="7871">
            <text:p>7,871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20">
            <text:p>2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36">
            <text:p>36</text:p>
          </table:table-cell>
          <table:table-cell table:style-name="ce6" table:formula="of:=[.J36]+9" office:value-type="float" office:value="389">
            <text:p>389 </text:p>
          </table:table-cell>
          <table:table-cell table:style-name="ce6" table:formula="of:=[.K36]+[.J37]" office:value-type="float" office:value="8260">
            <text:p>8,260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6" table:formula="of:=[.J37]+9" office:value-type="float" office:value="398">
            <text:p>398 </text:p>
          </table:table-cell>
          <table:table-cell table:style-name="ce6" table:formula="of:=[.K37]+[.J38]" office:value-type="float" office:value="8658">
            <text:p>8,658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56" office:value-type="float" office:value="8">
            <text:p>8</text:p>
          </table:table-cell>
          <table:table-cell table:style-name="ce62" table:formula="of:=VLOOKUP([.B39];[$Techs.$A$1:.$E$10];5)" office:value-type="float" office:value="250">
            <text:p>250</text:p>
          </table:table-cell>
          <table:table-cell table:style-name="ce6" table:formula="of:=IF([.B39]=[.C39];&quot;Max&quot;;VLOOKUP([.B39];[$Techs.$A$1:.$E$10];3))" office:value-type="float" office:value="300">
            <text:p>300 </text:p>
          </table:table-cell>
          <table:table-cell table:style-name="ce62" table:formula="of:=VLOOKUP([.C39];[$Techs.$A$1:.$E$10];5)" office:value-type="float" office:value="3550">
            <text:p>3,550</text:p>
          </table:table-cell>
          <table:table-cell table:number-columns-repeated="2"/>
          <table:table-cell office:value-type="float" office:value="38">
            <text:p>38</text:p>
          </table:table-cell>
          <table:table-cell table:style-name="ce6" table:formula="of:=[.J38]+9" office:value-type="float" office:value="407">
            <text:p>407 </text:p>
          </table:table-cell>
          <table:table-cell table:style-name="ce6" table:formula="of:=[.K38]+[.J39]" office:value-type="float" office:value="9065">
            <text:p>9,06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62" table:formula="of:=VLOOKUP([.B40];[$Techs.$G$29:.$K$35];5)" office:value-type="float" office:value="900">
            <text:p>900</text:p>
          </table:table-cell>
          <table:table-cell table:style-name="ce6" table:formula="of:=IF([.B40]=[.C40];&quot;Max&quot;;VLOOKUP([.B40];[$Techs.$G$29:.$K$35];3))" office:value-type="float" office:value="1200">
            <text:p>1,200 </text:p>
          </table:table-cell>
          <table:table-cell table:style-name="ce62" table:formula="of:=VLOOKUP([.C40];[$Techs.$G$29:.$K$35];5)" office:value-type="float" office:value="5700">
            <text:p>5,700</text:p>
          </table:table-cell>
          <table:table-cell table:number-columns-repeated="2"/>
          <table:table-cell office:value-type="float" office:value="39">
            <text:p>39</text:p>
          </table:table-cell>
          <table:table-cell table:style-name="ce6" table:formula="of:=[.J39]+9" office:value-type="float" office:value="416">
            <text:p>416 </text:p>
          </table:table-cell>
          <table:table-cell table:style-name="ce6" table:formula="of:=[.K39]+[.J40]" office:value-type="float" office:value="9481">
            <text:p>9,481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1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41];[$Techs.$S$1:.$W$9];5)" office:value-type="float" office:value="0">
            <text:p>0</text:p>
          </table:table-cell>
          <table:table-cell table:style-name="ce64" table:formula="of:=IF([.B41]=[.C41];&quot;Max&quot;;VLOOKUP([.B41];[$Techs.$S$1:.$W$9];3))" office:value-type="string" office:string-value="Max ">
            <text:p>Max </text:p>
          </table:table-cell>
          <table:table-cell table:style-name="ce63" table:formula="of:=VLOOKUP([.C41];[$Techs.$S$1:.$W$9];5)"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6" table:formula="of:=[.J40]+9" office:value-type="float" office:value="425">
            <text:p>425 </text:p>
          </table:table-cell>
          <table:table-cell table:style-name="ce6" table:formula="of:=[.K40]+[.J41]" office:value-type="float" office:value="9906">
            <text:p>9,906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Capacity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42];[$Techs.$G$1:.$K$14];5)" office:value-type="float" office:value="0">
            <text:p>0</text:p>
          </table:table-cell>
          <table:table-cell table:style-name="ce6" table:formula="of:=IF([.B42]=[.C42];&quot;Max&quot;;VLOOKUP([.B42];[$Techs.$G$1:.$K$14];3))" office:value-type="float" office:value="50">
            <text:p>50 </text:p>
          </table:table-cell>
          <table:table-cell table:style-name="ce62" table:formula="of:=VLOOKUP([.C42];[$Techs.$G$1:.$K$14];5)" office:value-type="float" office:value="250">
            <text:p>25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6" table:formula="of:=[.J41]+9" office:value-type="float" office:value="434">
            <text:p>434 </text:p>
          </table:table-cell>
          <table:table-cell table:style-name="ce6" table:formula="of:=[.K41]+[.J42]" office:value-type="float" office:value="10340">
            <text:p>10,34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43];[$Techs.$G$16:.$K$27];5)" office:value-type="float" office:value="0">
            <text:p>0</text:p>
          </table:table-cell>
          <table:table-cell table:style-name="ce6" table:formula="of:=IF([.B43]=[.C43];&quot;Max&quot;;VLOOKUP([.B43];[$Techs.$G$16:.$K$27];3))" office:value-type="float" office:value="50">
            <text:p>50 </text:p>
          </table:table-cell>
          <table:table-cell table:style-name="ce62" table:formula="of:=VLOOKUP([.C43];[$Techs.$G$16:.$K$27];5)" office:value-type="float" office:value="250">
            <text:p>250</text:p>
          </table:table-cell>
          <table:table-cell table:number-columns-repeated="2"/>
          <table:table-cell office:value-type="float" office:value="42">
            <text:p>42</text:p>
          </table:table-cell>
          <table:table-cell table:style-name="ce6" table:formula="of:=[.J42]+9" office:value-type="float" office:value="443">
            <text:p>443 </text:p>
          </table:table-cell>
          <table:table-cell table:style-name="ce6" table:formula="of:=[.K42]+[.J43]" office:value-type="float" office:value="10783">
            <text:p>10,783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6">
            <text:p>6</text:p>
          </table:table-cell>
          <table:table-cell table:style-name="ce56" office:value-type="float" office:value="22">
            <text:p>22</text:p>
          </table:table-cell>
          <table:table-cell table:style-name="ce62" table:formula="of:=VLOOKUP([.B44];[$Techs.$M$1:.$Q$24];5)" office:value-type="float" office:value="1680">
            <text:p>1,680</text:p>
          </table:table-cell>
          <table:table-cell table:style-name="ce6" table:formula="of:=IF([.B44]=[.C44];&quot;Max&quot;;VLOOKUP([.B44];[$Techs.$M$1:.$Q$24];3))" office:value-type="float" office:value="560">
            <text:p>560 </text:p>
          </table:table-cell>
          <table:table-cell table:style-name="ce62" table:formula="of:=VLOOKUP([.C44];[$Techs.$M$1:.$Q$24];5)" office:value-type="float" office:value="20240">
            <text:p>20,240</text:p>
          </table:table-cell>
          <table:table-cell table:number-columns-repeated="2"/>
          <table:table-cell office:value-type="float" office:value="43">
            <text:p>43</text:p>
          </table:table-cell>
          <table:table-cell table:style-name="ce6" table:formula="of:=[.J43]+9" office:value-type="float" office:value="452">
            <text:p>452 </text:p>
          </table:table-cell>
          <table:table-cell table:style-name="ce6" table:formula="of:=[.K43]+[.J44]" office:value-type="float" office:value="11235">
            <text:p>11,23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45];[$Techs.$S$21:.$W$26];5)" office:value-type="float" office:value="0">
            <text:p>0</text:p>
          </table:table-cell>
          <table:table-cell table:style-name="ce64" table:formula="of:=IF([.B45]=[.C45];&quot;Max&quot;;VLOOKUP([.B45];[$Techs.$S$21:.$W$26];3))" office:value-type="string" office:string-value="Max ">
            <text:p>Max </text:p>
          </table:table-cell>
          <table:table-cell table:style-name="ce63" table:formula="of:=VLOOKUP([.C45];[$Techs.$S$21:.$W$26];5)"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6" table:formula="of:=[.J44]+9" office:value-type="float" office:value="461">
            <text:p>461 </text:p>
          </table:table-cell>
          <table:table-cell table:style-name="ce6" table:formula="of:=[.K44]+[.J45]" office:value-type="float" office:value="11696">
            <text:p>11,696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46];[$Techs.$S$11:.$W$18];5)" office:value-type="float" office:value="0">
            <text:p>0</text:p>
          </table:table-cell>
          <table:table-cell table:style-name="ce64" table:formula="of:=IF([.B46]=[.C46];&quot;Max&quot;;VLOOKUP([.B46];[$Techs.$S$11:.$W$18];3))" office:value-type="string" office:string-value="Max ">
            <text:p>Max </text:p>
          </table:table-cell>
          <table:table-cell table:style-name="ce63" table:formula="of:=VLOOKUP([.C46];[$Techs.$S$11:.$W$18];5)"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6" table:formula="of:=[.J45]+9" office:value-type="float" office:value="470">
            <text:p>470 </text:p>
          </table:table-cell>
          <table:table-cell table:style-name="ce6" table:formula="of:=[.K45]+[.J46]" office:value-type="float" office:value="12166">
            <text:p>12,166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47];[$Techs.$S$1:.$W$9];5)" office:value-type="float" office:value="0">
            <text:p>0</text:p>
          </table:table-cell>
          <table:table-cell table:style-name="ce64" table:formula="of:=IF([.B47]=[.C47];&quot;Max&quot;;VLOOKUP([.B47];[$Techs.$S$1:.$W$9];3))" office:value-type="string" office:string-value="Max ">
            <text:p>Max </text:p>
          </table:table-cell>
          <table:table-cell table:style-name="ce63" table:formula="of:=VLOOKUP([.C47];[$Techs.$S$1:.$W$9];5)"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 table:style-name="ce6" table:formula="of:=[.J46]+9" office:value-type="float" office:value="479">
            <text:p>479 </text:p>
          </table:table-cell>
          <table:table-cell table:style-name="ce6" table:formula="of:=[.K46]+[.J47]" office:value-type="float" office:value="12645">
            <text:p>12,64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6" table:formula="of:=VLOOKUP([.B48];[$Techs.$S$28:.$W$36];5)" office:value-type="float" office:value="0">
            <text:p><text:s/>- </text:p>
          </table:table-cell>
          <table:table-cell table:style-name="ce6" table:formula="of:=IF([.B48]=[.C48];&quot;Max&quot;;VLOOKUP([.B48];[$Techs.$S$28:.$W$36];3))" office:value-type="float" office:value="75">
            <text:p>75 </text:p>
          </table:table-cell>
          <table:table-cell table:style-name="ce6" table:formula="of:=VLOOKUP([.C48];[$Techs.$S$28:.$W$36];5)" office:value-type="float" office:value="75">
            <text:p>75 </text:p>
          </table:table-cell>
          <table:table-cell table:number-columns-repeated="2"/>
          <table:table-cell office:value-type="float" office:value="47">
            <text:p>47</text:p>
          </table:table-cell>
          <table:table-cell table:style-name="ce6" table:formula="of:=[.J47]+9" office:value-type="float" office:value="488">
            <text:p>488 </text:p>
          </table:table-cell>
          <table:table-cell table:style-name="ce6" table:formula="of:=[.K47]+[.J48]" office:value-type="float" office:value="13133">
            <text:p>13,133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oint Defense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49];[$Techs.$A$12:.$E$18];5)" office:value-type="float" office:value="50">
            <text:p>50 </text:p>
          </table:table-cell>
          <table:table-cell table:style-name="ce6" table:formula="of:=IF([.B49]=[.C49];&quot;Max&quot;;VLOOKUP([.B49];[$Techs.$A$12:.$E$18];3))" office:value-type="string" office:string-value="Max ">
            <text:p>Max </text:p>
          </table:table-cell>
          <table:table-cell table:style-name="ce6" table:formula="of:=VLOOKUP([.C49];[$Techs.$A$12:.$E$18];5)" office:value-type="float" office:value="50">
            <text:p>50 </text:p>
          </table:table-cell>
          <table:table-cell table:number-columns-repeated="2"/>
          <table:table-cell office:value-type="float" office:value="48">
            <text:p>48</text:p>
          </table:table-cell>
          <table:table-cell table:style-name="ce6" table:formula="of:=[.J48]+9" office:value-type="float" office:value="497">
            <text:p>497 </text:p>
          </table:table-cell>
          <table:table-cell table:style-name="ce6" table:formula="of:=[.K48]+[.J49]" office:value-type="float" office:value="13630">
            <text:p>13,63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50];[$Techs.$S$21:.$W$26];5)" office:value-type="float" office:value="0">
            <text:p><text:s/>- </text:p>
          </table:table-cell>
          <table:table-cell table:style-name="ce64" table:formula="of:=IF([.B50]=[.C50];&quot;Max&quot;;VLOOKUP([.B50];[$Techs.$S$21:.$W$26];3))" office:value-type="string" office:string-value="Max ">
            <text:p>Max </text:p>
          </table:table-cell>
          <table:table-cell table:style-name="ce64" table:formula="of:=VLOOKUP([.C50];[$Techs.$S$21:.$W$26];5)" office:value-type="float" office:value="0">
            <text:p><text:s/>- 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6" table:formula="of:=[.J49]+9" office:value-type="float" office:value="506">
            <text:p>506 </text:p>
          </table:table-cell>
          <table:table-cell table:style-name="ce6" table:formula="of:=[.K49]+[.J50]" office:value-type="float" office:value="14136">
            <text:p>14,136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51];[$Techs.$S$1:.$W$9];5)" office:value-type="float" office:value="0">
            <text:p><text:s/>- </text:p>
          </table:table-cell>
          <table:table-cell table:style-name="ce64" table:formula="of:=IF([.B51]=[.C51];&quot;Max&quot;;VLOOKUP([.B51];[$Techs.$S$1:.$W$9];3))" office:value-type="string" office:string-value="Max ">
            <text:p>Max </text:p>
          </table:table-cell>
          <table:table-cell table:style-name="ce64" table:formula="of:=VLOOKUP([.C51];[$Techs.$S$1:.$W$9];5)" office:value-type="float" office:value="0">
            <text:p><text:s/>- 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6" table:formula="of:=[.J50]+9" office:value-type="float" office:value="515">
            <text:p>515 </text:p>
          </table:table-cell>
          <table:table-cell table:style-name="ce6" table:formula="of:=[.K50]+[.J51]" office:value-type="float" office:value="14651">
            <text:p>14,651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Salvage Efficiency</text:p>
          </table:table-cell>
          <table:table-cell office:value-type="float" office:value="1">
            <text:p>1</text:p>
          </table:table-cell>
          <table:table-cell table:style-name="ce56" office:value-type="float" office:value="5">
            <text:p>5</text:p>
          </table:table-cell>
          <table:table-cell table:style-name="ce6" table:formula="of:=VLOOKUP([.B52];[$Techs.$M$26:.$Q$32];5)" office:value-type="float" office:value="80">
            <text:p>80 </text:p>
          </table:table-cell>
          <table:table-cell table:style-name="ce6" table:formula="of:=IF([.B52]=[.C52];&quot;Max&quot;;VLOOKUP([.B52];[$Techs.$M$26:.$Q$32];3))" office:value-type="float" office:value="600">
            <text:p>600 </text:p>
          </table:table-cell>
          <table:table-cell table:style-name="ce6" table:formula="of:=VLOOKUP([.C52];[$Techs.$M$26:.$Q$32];5)" office:value-type="float" office:value="4250">
            <text:p>4,250 </text:p>
          </table:table-cell>
          <table:table-cell table:number-columns-repeated="2"/>
          <table:table-cell office:value-type="float" office:value="51">
            <text:p>51</text:p>
          </table:table-cell>
          <table:table-cell table:style-name="ce6" table:formula="of:=[.J51]+9" office:value-type="float" office:value="524">
            <text:p>524 </text:p>
          </table:table-cell>
          <table:table-cell table:style-name="ce6" table:formula="of:=[.K51]+[.J52]" office:value-type="float" office:value="15175">
            <text:p>15,175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56" office:value-type="float" office:value="8">
            <text:p>8</text:p>
          </table:table-cell>
          <table:table-cell table:style-name="ce6" table:formula="of:=VLOOKUP([.B53];[$Techs.$A$28:.$E$37];5)" office:value-type="float" office:value="80">
            <text:p>80 </text:p>
          </table:table-cell>
          <table:table-cell table:style-name="ce6" table:formula="of:=IF([.B53]=[.C53];&quot;Max&quot;;VLOOKUP([.B53];[$Techs.$A$28:.$E$37];3))" office:value-type="float" office:value="600">
            <text:p>600 </text:p>
          </table:table-cell>
          <table:table-cell table:style-name="ce6" table:formula="of:=VLOOKUP([.C53];[$Techs.$A$28:.$E$37];5)" office:value-type="float" office:value="10580">
            <text:p>10,580 </text:p>
          </table:table-cell>
          <table:table-cell table:number-columns-repeated="2"/>
          <table:table-cell office:value-type="float" office:value="52">
            <text:p>52</text:p>
          </table:table-cell>
          <table:table-cell table:style-name="ce6" table:formula="of:=[.J52]+9" office:value-type="float" office:value="533">
            <text:p>533 </text:p>
          </table:table-cell>
          <table:table-cell table:style-name="ce6" table:formula="of:=[.K52]+[.J53]" office:value-type="float" office:value="15708">
            <text:p>15,708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56" office:value-type="float" office:value="5">
            <text:p>5</text:p>
          </table:table-cell>
          <table:table-cell table:style-name="ce6" table:formula="of:=VLOOKUP([.B54];[$Techs.$A$20:.$E$26];5)" office:value-type="float" office:value="0">
            <text:p><text:s/>- </text:p>
          </table:table-cell>
          <table:table-cell table:style-name="ce6" table:formula="of:=IF([.B54]=[.C54];&quot;Max&quot;;VLOOKUP([.B54];[$Techs.$A$20:.$E$26];3))" office:value-type="float" office:value="60">
            <text:p>60 </text:p>
          </table:table-cell>
          <table:table-cell table:style-name="ce6" table:formula="of:=VLOOKUP([.C54];[$Techs.$A$20:.$E$26];5)" office:value-type="float" office:value="7060">
            <text:p>7,060 </text:p>
          </table:table-cell>
          <table:table-cell table:number-columns-repeated="2"/>
          <table:table-cell office:value-type="float" office:value="53">
            <text:p>53</text:p>
          </table:table-cell>
          <table:table-cell table:style-name="ce6" table:formula="of:=[.J53]+9" office:value-type="float" office:value="542">
            <text:p>542 </text:p>
          </table:table-cell>
          <table:table-cell table:style-name="ce6" table:formula="of:=[.K53]+[.J54]" office:value-type="float" office:value="16250">
            <text:p>16,25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55];[$Techs.$S$11:.$W$18];5)" office:value-type="float" office:value="0">
            <text:p><text:s/>- </text:p>
          </table:table-cell>
          <table:table-cell table:style-name="ce64" table:formula="of:=IF([.B55]=[.C55];&quot;Max&quot;;VLOOKUP([.B55];[$Techs.$S$11:.$W$18];3))" office:value-type="string" office:string-value="Max ">
            <text:p>Max </text:p>
          </table:table-cell>
          <table:table-cell table:style-name="ce64" table:formula="of:=VLOOKUP([.C55];[$Techs.$S$11:.$W$18];5)" office:value-type="float" office:value="0">
            <text:p><text:s/>- </text:p>
          </table:table-cell>
          <table:table-cell table:number-columns-repeated="2"/>
          <table:table-cell office:value-type="float" office:value="54">
            <text:p>54</text:p>
          </table:table-cell>
          <table:table-cell table:style-name="ce6" table:formula="of:=[.J54]+9" office:value-type="float" office:value="551">
            <text:p>551 </text:p>
          </table:table-cell>
          <table:table-cell table:style-name="ce6" table:formula="of:=[.K54]+[.J55]" office:value-type="float" office:value="16801">
            <text:p>16,801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39:.D55])" office:value-type="float" office:value="3040">
            <text:p>3,040</text:p>
          </table:table-cell>
          <table:table-cell table:style-name="ce5" office:value-type="string">
            <text:p>Total</text:p>
          </table:table-cell>
          <table:table-cell table:style-name="ce65" table:formula="of:=SUM([.F39:.F55])" office:value-type="float" office:value="52005">
            <text:p>52,005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6" table:formula="of:=[.J55]+9" office:value-type="float" office:value="560">
            <text:p>560 </text:p>
          </table:table-cell>
          <table:table-cell table:style-name="ce6" table:formula="of:=[.K55]+[.J56]" office:value-type="float" office:value="17361">
            <text:p>17,361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37];[.I$1:.K$1048576];3)-[.D56]" office:value-type="float" office:value="76">
            <text:p>76</text:p>
          </table:table-cell>
          <table:table-cell/>
          <table:table-cell table:style-name="ce61" table:formula="of:=[.F56]-[.F51]-[.F50]-[.F55]-[.F41]-[.F48]" office:value-type="float" office:value="51930">
            <text:p>51,930</text:p>
          </table:table-cell>
          <table:table-cell table:number-columns-repeated="2"/>
          <table:table-cell office:value-type="float" office:value="56">
            <text:p>56</text:p>
          </table:table-cell>
          <table:table-cell table:style-name="ce6" table:formula="of:=[.J56]+9" office:value-type="float" office:value="569">
            <text:p>569 </text:p>
          </table:table-cell>
          <table:table-cell table:style-name="ce6" table:formula="of:=[.K56]+[.J57]" office:value-type="float" office:value="17930">
            <text:p>17,930 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61"/>
          <table:table-cell table:number-columns-repeated="2"/>
          <table:table-cell office:value-type="float" office:value="57">
            <text:p>57</text:p>
          </table:table-cell>
          <table:table-cell table:style-name="ce6" table:formula="of:=[.J57]+9" office:value-type="float" office:value="578">
            <text:p>578 </text:p>
          </table:table-cell>
          <table:table-cell table:style-name="ce6" table:formula="of:=[.K57]+[.J58]" office:value-type="float" office:value="18508">
            <text:p>18,508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58">
            <text:p>58</text:p>
          </table:table-cell>
          <table:table-cell table:style-name="ce6" table:formula="of:=[.J58]+9" office:value-type="float" office:value="587">
            <text:p>587 </text:p>
          </table:table-cell>
          <table:table-cell table:style-name="ce6" table:formula="of:=[.K58]+[.J59]" office:value-type="float" office:value="19095">
            <text:p>19,095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30">
            <text:p>3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59">
            <text:p>59</text:p>
          </table:table-cell>
          <table:table-cell table:style-name="ce6" table:formula="of:=[.J59]+9" office:value-type="float" office:value="596">
            <text:p>596 </text:p>
          </table:table-cell>
          <table:table-cell table:style-name="ce6" table:formula="of:=[.K59]+[.J60]" office:value-type="float" office:value="19691">
            <text:p>19,691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6" table:formula="of:=[.J60]+9" office:value-type="float" office:value="605">
            <text:p>605 </text:p>
          </table:table-cell>
          <table:table-cell table:style-name="ce6" table:formula="of:=[.K60]+[.J61]" office:value-type="float" office:value="20296">
            <text:p>20,296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3">
            <text:p>3</text:p>
          </table:table-cell>
          <table:table-cell table:style-name="ce56" office:value-type="float" office:value="8">
            <text:p>8</text:p>
          </table:table-cell>
          <table:table-cell table:style-name="ce62" table:formula="of:=VLOOKUP([.B62];[$Techs.$A$1:.$E$10];5)" office:value-type="float" office:value="550">
            <text:p>550</text:p>
          </table:table-cell>
          <table:table-cell table:style-name="ce6" table:formula="of:=IF([.B62]=[.C62];&quot;Max&quot;;VLOOKUP([.B62];[$Techs.$A$1:.$E$10];3))" office:value-type="float" office:value="400">
            <text:p>400 </text:p>
          </table:table-cell>
          <table:table-cell table:style-name="ce62" table:formula="of:=VLOOKUP([.C62];[$Techs.$A$1:.$E$10];5)" office:value-type="float" office:value="3550">
            <text:p>3,550</text:p>
          </table:table-cell>
          <table:table-cell table:number-columns-repeated="2"/>
          <table:table-cell office:value-type="float" office:value="61">
            <text:p>61</text:p>
          </table:table-cell>
          <table:table-cell table:style-name="ce6" table:formula="of:=[.J61]+9" office:value-type="float" office:value="614">
            <text:p>614 </text:p>
          </table:table-cell>
          <table:table-cell table:style-name="ce6" table:formula="of:=[.K61]+[.J62]" office:value-type="float" office:value="20910">
            <text:p>20,91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3">
            <text:p>3</text:p>
          </table:table-cell>
          <table:table-cell table:style-name="ce56" office:value-type="float" office:value="5">
            <text:p>5</text:p>
          </table:table-cell>
          <table:table-cell table:style-name="ce62" table:formula="of:=VLOOKUP([.B63];[$Techs.$G$29:.$K$35];5)" office:value-type="float" office:value="2100">
            <text:p>2,100</text:p>
          </table:table-cell>
          <table:table-cell table:style-name="ce6" table:formula="of:=IF([.B63]=[.C63];&quot;Max&quot;;VLOOKUP([.B63];[$Techs.$G$29:.$K$35];3))" office:value-type="float" office:value="1600">
            <text:p>1,600 </text:p>
          </table:table-cell>
          <table:table-cell table:style-name="ce62" table:formula="of:=VLOOKUP([.C63];[$Techs.$G$29:.$K$35];5)" office:value-type="float" office:value="5700">
            <text:p>5,700</text:p>
          </table:table-cell>
          <table:table-cell table:number-columns-repeated="2"/>
          <table:table-cell office:value-type="float" office:value="62">
            <text:p>62</text:p>
          </table:table-cell>
          <table:table-cell table:style-name="ce6" table:formula="of:=[.J62]+9" office:value-type="float" office:value="623">
            <text:p>623 </text:p>
          </table:table-cell>
          <table:table-cell table:style-name="ce6" table:formula="of:=[.K62]+[.J63]" office:value-type="float" office:value="21533">
            <text:p>21,533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1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64];[$Techs.$S$1:.$W$9];5)" office:value-type="float" office:value="0">
            <text:p>0</text:p>
          </table:table-cell>
          <table:table-cell table:style-name="ce64" table:formula="of:=IF([.B64]=[.C64];&quot;Max&quot;;VLOOKUP([.B64];[$Techs.$S$1:.$W$9];3))" office:value-type="string" office:string-value="Max ">
            <text:p>Max </text:p>
          </table:table-cell>
          <table:table-cell table:style-name="ce63" table:formula="of:=VLOOKUP([.C64];[$Techs.$S$1:.$W$9];5)" office:value-type="float" office:value="0">
            <text:p>0</text:p>
          </table:table-cell>
          <table:table-cell table:number-columns-repeated="2"/>
          <table:table-cell office:value-type="float" office:value="63">
            <text:p>63</text:p>
          </table:table-cell>
          <table:table-cell table:style-name="ce6" table:formula="of:=[.J63]+9" office:value-type="float" office:value="632">
            <text:p>632 </text:p>
          </table:table-cell>
          <table:table-cell table:style-name="ce6" table:formula="of:=[.K63]+[.J64]" office:value-type="float" office:value="22165">
            <text:p>22,16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Capacity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65];[$Techs.$G$1:.$K$14];5)" office:value-type="float" office:value="0">
            <text:p>0</text:p>
          </table:table-cell>
          <table:table-cell table:style-name="ce6" table:formula="of:=IF([.B65]=[.C65];&quot;Max&quot;;VLOOKUP([.B65];[$Techs.$G$1:.$K$14];3))" office:value-type="float" office:value="50">
            <text:p>50 </text:p>
          </table:table-cell>
          <table:table-cell table:style-name="ce62" table:formula="of:=VLOOKUP([.C65];[$Techs.$G$1:.$K$14];5)" office:value-type="float" office:value="250">
            <text:p>250</text:p>
          </table:table-cell>
          <table:table-cell table:number-columns-repeated="2"/>
          <table:table-cell office:value-type="float" office:value="64">
            <text:p>64</text:p>
          </table:table-cell>
          <table:table-cell table:style-name="ce6" table:formula="of:=[.J64]+9" office:value-type="float" office:value="641">
            <text:p>641 </text:p>
          </table:table-cell>
          <table:table-cell table:style-name="ce6" table:formula="of:=[.K64]+[.J65]" office:value-type="float" office:value="22806">
            <text:p>22,806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66];[$Techs.$G$16:.$K$27];5)" office:value-type="float" office:value="0">
            <text:p>0</text:p>
          </table:table-cell>
          <table:table-cell table:style-name="ce6" table:formula="of:=IF([.B66]=[.C66];&quot;Max&quot;;VLOOKUP([.B66];[$Techs.$G$16:.$K$27];3))" office:value-type="float" office:value="50">
            <text:p>50 </text:p>
          </table:table-cell>
          <table:table-cell table:style-name="ce62" table:formula="of:=VLOOKUP([.C66];[$Techs.$G$16:.$K$27];5)" office:value-type="float" office:value="250">
            <text:p>250</text:p>
          </table:table-cell>
          <table:table-cell table:number-columns-repeated="2"/>
          <table:table-cell office:value-type="float" office:value="65">
            <text:p>65</text:p>
          </table:table-cell>
          <table:table-cell table:style-name="ce6" table:formula="of:=[.J65]+9" office:value-type="float" office:value="650">
            <text:p>650 </text:p>
          </table:table-cell>
          <table:table-cell table:style-name="ce6" table:formula="of:=[.K65]+[.J66]" office:value-type="float" office:value="23456">
            <text:p>23,456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6">
            <text:p>6</text:p>
          </table:table-cell>
          <table:table-cell table:style-name="ce56" office:value-type="float" office:value="22">
            <text:p>22</text:p>
          </table:table-cell>
          <table:table-cell table:style-name="ce62" table:formula="of:=VLOOKUP([.B67];[$Techs.$M$1:.$Q$24];5)" office:value-type="float" office:value="1680">
            <text:p>1,680</text:p>
          </table:table-cell>
          <table:table-cell table:style-name="ce6" table:formula="of:=IF([.B67]=[.C67];&quot;Max&quot;;VLOOKUP([.B67];[$Techs.$M$1:.$Q$24];3))" office:value-type="float" office:value="560">
            <text:p>560 </text:p>
          </table:table-cell>
          <table:table-cell table:style-name="ce62" table:formula="of:=VLOOKUP([.C67];[$Techs.$M$1:.$Q$24];5)" office:value-type="float" office:value="20240">
            <text:p>20,240</text:p>
          </table:table-cell>
          <table:table-cell table:number-columns-repeated="2"/>
          <table:table-cell office:value-type="float" office:value="66">
            <text:p>66</text:p>
          </table:table-cell>
          <table:table-cell table:style-name="ce6" table:formula="of:=[.J66]+9" office:value-type="float" office:value="659">
            <text:p>659 </text:p>
          </table:table-cell>
          <table:table-cell table:style-name="ce6" table:formula="of:=[.K66]+[.J67]" office:value-type="float" office:value="24115">
            <text:p>24,11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68];[$Techs.$S$21:.$W$26];5)" office:value-type="float" office:value="0">
            <text:p>0</text:p>
          </table:table-cell>
          <table:table-cell table:style-name="ce64" table:formula="of:=IF([.B68]=[.C68];&quot;Max&quot;;VLOOKUP([.B68];[$Techs.$S$21:.$W$26];3))" office:value-type="string" office:string-value="Max ">
            <text:p>Max </text:p>
          </table:table-cell>
          <table:table-cell table:style-name="ce63" table:formula="of:=VLOOKUP([.C68];[$Techs.$S$21:.$W$26];5)" office:value-type="float" office:value="0">
            <text:p>0</text:p>
          </table:table-cell>
          <table:table-cell table:number-columns-repeated="2"/>
          <table:table-cell office:value-type="float" office:value="67">
            <text:p>67</text:p>
          </table:table-cell>
          <table:table-cell table:style-name="ce6" table:formula="of:=[.J67]+9" office:value-type="float" office:value="668">
            <text:p>668 </text:p>
          </table:table-cell>
          <table:table-cell table:style-name="ce6" table:formula="of:=[.K67]+[.J68]" office:value-type="float" office:value="24783">
            <text:p>24,783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69];[$Techs.$S$11:.$W$18];5)" office:value-type="float" office:value="0">
            <text:p>0</text:p>
          </table:table-cell>
          <table:table-cell table:style-name="ce64" table:formula="of:=IF([.B69]=[.C69];&quot;Max&quot;;VLOOKUP([.B69];[$Techs.$S$11:.$W$18];3))" office:value-type="string" office:string-value="Max ">
            <text:p>Max </text:p>
          </table:table-cell>
          <table:table-cell table:style-name="ce63" table:formula="of:=VLOOKUP([.C69];[$Techs.$S$11:.$W$18];5)" office:value-type="float" office:value="0">
            <text:p>0</text:p>
          </table:table-cell>
          <table:table-cell table:number-columns-repeated="2"/>
          <table:table-cell office:value-type="float" office:value="68">
            <text:p>68</text:p>
          </table:table-cell>
          <table:table-cell table:style-name="ce6" table:formula="of:=[.J68]+9" office:value-type="float" office:value="677">
            <text:p>677 </text:p>
          </table:table-cell>
          <table:table-cell table:style-name="ce6" table:formula="of:=[.K68]+[.J69]" office:value-type="float" office:value="25460">
            <text:p>25,46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70];[$Techs.$S$1:.$W$9];5)" office:value-type="float" office:value="0">
            <text:p>0</text:p>
          </table:table-cell>
          <table:table-cell table:style-name="ce64" table:formula="of:=IF([.B70]=[.C70];&quot;Max&quot;;VLOOKUP([.B70];[$Techs.$S$1:.$W$9];3))" office:value-type="string" office:string-value="Max ">
            <text:p>Max </text:p>
          </table:table-cell>
          <table:table-cell table:style-name="ce63" table:formula="of:=VLOOKUP([.C70];[$Techs.$S$1:.$W$9];5)" office:value-type="float" office:value="0">
            <text:p>0</text:p>
          </table:table-cell>
          <table:table-cell table:number-columns-repeated="2"/>
          <table:table-cell office:value-type="float" office:value="69">
            <text:p>69</text:p>
          </table:table-cell>
          <table:table-cell table:style-name="ce6" table:formula="of:=[.J69]+9" office:value-type="float" office:value="686">
            <text:p>686 </text:p>
          </table:table-cell>
          <table:table-cell table:style-name="ce6" table:formula="of:=[.K69]+[.J70]" office:value-type="float" office:value="26146">
            <text:p>26,146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6" table:formula="of:=VLOOKUP([.B71];[$Techs.$S$28:.$W$36];5)" office:value-type="float" office:value="0">
            <text:p><text:s/>- </text:p>
          </table:table-cell>
          <table:table-cell table:style-name="ce6" table:formula="of:=IF([.B71]=[.C71];&quot;Max&quot;;VLOOKUP([.B71];[$Techs.$S$28:.$W$36];3))" office:value-type="float" office:value="75">
            <text:p>75 </text:p>
          </table:table-cell>
          <table:table-cell table:style-name="ce6" table:formula="of:=VLOOKUP([.C71];[$Techs.$S$28:.$W$36];5)" office:value-type="float" office:value="75">
            <text:p>75 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6" table:formula="of:=[.J70]+9" office:value-type="float" office:value="695">
            <text:p>695 </text:p>
          </table:table-cell>
          <table:table-cell table:style-name="ce6" table:formula="of:=[.K70]+[.J71]" office:value-type="float" office:value="26841">
            <text:p>26,841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oint Defense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72];[$Techs.$A$12:.$E$18];5)" office:value-type="float" office:value="50">
            <text:p>50 </text:p>
          </table:table-cell>
          <table:table-cell table:style-name="ce6" table:formula="of:=IF([.B72]=[.C72];&quot;Max&quot;;VLOOKUP([.B72];[$Techs.$A$12:.$E$18];3))" office:value-type="string" office:string-value="Max ">
            <text:p>Max </text:p>
          </table:table-cell>
          <table:table-cell table:style-name="ce6" table:formula="of:=VLOOKUP([.C72];[$Techs.$A$12:.$E$18];5)" office:value-type="float" office:value="50">
            <text:p>50 </text:p>
          </table:table-cell>
          <table:table-cell table:number-columns-repeated="2"/>
          <table:table-cell office:value-type="float" office:value="71">
            <text:p>71</text:p>
          </table:table-cell>
          <table:table-cell table:style-name="ce6" table:formula="of:=[.J71]+9" office:value-type="float" office:value="704">
            <text:p>704 </text:p>
          </table:table-cell>
          <table:table-cell table:style-name="ce6" table:formula="of:=[.K71]+[.J72]" office:value-type="float" office:value="27545">
            <text:p>27,54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73];[$Techs.$S$21:.$W$26];5)" office:value-type="float" office:value="0">
            <text:p><text:s/>- </text:p>
          </table:table-cell>
          <table:table-cell table:style-name="ce64" table:formula="of:=IF([.B73]=[.C73];&quot;Max&quot;;VLOOKUP([.B73];[$Techs.$S$21:.$W$26];3))" office:value-type="string" office:string-value="Max ">
            <text:p>Max </text:p>
          </table:table-cell>
          <table:table-cell table:style-name="ce64" table:formula="of:=VLOOKUP([.C73];[$Techs.$S$21:.$W$26];5)" office:value-type="float" office:value="0">
            <text:p><text:s/>- </text:p>
          </table:table-cell>
          <table:table-cell table:number-columns-repeated="2"/>
          <table:table-cell office:value-type="float" office:value="72">
            <text:p>72</text:p>
          </table:table-cell>
          <table:table-cell table:style-name="ce6" table:formula="of:=[.J72]+9" office:value-type="float" office:value="713">
            <text:p>713 </text:p>
          </table:table-cell>
          <table:table-cell table:style-name="ce6" table:formula="of:=[.K72]+[.J73]" office:value-type="float" office:value="28258">
            <text:p>28,258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74];[$Techs.$S$1:.$W$9];5)" office:value-type="float" office:value="0">
            <text:p><text:s/>- </text:p>
          </table:table-cell>
          <table:table-cell table:style-name="ce64" table:formula="of:=IF([.B74]=[.C74];&quot;Max&quot;;VLOOKUP([.B74];[$Techs.$S$1:.$W$9];3))" office:value-type="string" office:string-value="Max ">
            <text:p>Max </text:p>
          </table:table-cell>
          <table:table-cell table:style-name="ce64" table:formula="of:=VLOOKUP([.C74];[$Techs.$S$1:.$W$9];5)" office:value-type="float" office:value="0">
            <text:p><text:s/>- </text:p>
          </table:table-cell>
          <table:table-cell table:number-columns-repeated="2"/>
          <table:table-cell office:value-type="float" office:value="73">
            <text:p>73</text:p>
          </table:table-cell>
          <table:table-cell table:style-name="ce6" table:formula="of:=[.J73]+9" office:value-type="float" office:value="722">
            <text:p>722 </text:p>
          </table:table-cell>
          <table:table-cell table:style-name="ce6" table:formula="of:=[.K73]+[.J74]" office:value-type="float" office:value="28980">
            <text:p>28,98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Salvage Efficiency</text:p>
          </table:table-cell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6" table:formula="of:=VLOOKUP([.B75];[$Techs.$M$26:.$Q$32];5)" office:value-type="float" office:value="650">
            <text:p>650 </text:p>
          </table:table-cell>
          <table:table-cell table:style-name="ce6" table:formula="of:=IF([.B75]=[.C75];&quot;Max&quot;;VLOOKUP([.B75];[$Techs.$M$26:.$Q$32];3))" office:value-type="float" office:value="900">
            <text:p>900 </text:p>
          </table:table-cell>
          <table:table-cell table:style-name="ce6" table:formula="of:=VLOOKUP([.C75];[$Techs.$M$26:.$Q$32];5)" office:value-type="float" office:value="4250">
            <text:p>4,250 </text:p>
          </table:table-cell>
          <table:table-cell table:number-columns-repeated="2"/>
          <table:table-cell office:value-type="float" office:value="74">
            <text:p>74</text:p>
          </table:table-cell>
          <table:table-cell table:style-name="ce6" table:formula="of:=[.J74]+9" office:value-type="float" office:value="731">
            <text:p>731 </text:p>
          </table:table-cell>
          <table:table-cell table:style-name="ce6" table:formula="of:=[.K74]+[.J75]" office:value-type="float" office:value="29711">
            <text:p>29,711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2">
            <text:p>2</text:p>
          </table:table-cell>
          <table:table-cell table:style-name="ce56" office:value-type="float" office:value="8">
            <text:p>8</text:p>
          </table:table-cell>
          <table:table-cell table:style-name="ce6" table:formula="of:=VLOOKUP([.B76];[$Techs.$A$28:.$E$37];5)" office:value-type="float" office:value="680">
            <text:p>680 </text:p>
          </table:table-cell>
          <table:table-cell table:style-name="ce6" table:formula="of:=IF([.B76]=[.C76];&quot;Max&quot;;VLOOKUP([.B76];[$Techs.$A$28:.$E$37];3))" office:value-type="float" office:value="900">
            <text:p>900 </text:p>
          </table:table-cell>
          <table:table-cell table:style-name="ce6" table:formula="of:=VLOOKUP([.C76];[$Techs.$A$28:.$E$37];5)" office:value-type="float" office:value="10580">
            <text:p>10,580 </text:p>
          </table:table-cell>
          <table:table-cell table:number-columns-repeated="2"/>
          <table:table-cell office:value-type="float" office:value="75">
            <text:p>75</text:p>
          </table:table-cell>
          <table:table-cell table:style-name="ce6" table:formula="of:=[.J75]+9" office:value-type="float" office:value="740">
            <text:p>740 </text:p>
          </table:table-cell>
          <table:table-cell table:style-name="ce6" table:formula="of:=[.K75]+[.J76]" office:value-type="float" office:value="30451">
            <text:p>30,451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56" office:value-type="float" office:value="5">
            <text:p>5</text:p>
          </table:table-cell>
          <table:table-cell table:style-name="ce6" table:formula="of:=VLOOKUP([.B77];[$Techs.$A$20:.$E$26];5)" office:value-type="float" office:value="0">
            <text:p><text:s/>- </text:p>
          </table:table-cell>
          <table:table-cell table:style-name="ce6" table:formula="of:=IF([.B77]=[.C77];&quot;Max&quot;;VLOOKUP([.B77];[$Techs.$A$20:.$E$26];3))" office:value-type="float" office:value="60">
            <text:p>60 </text:p>
          </table:table-cell>
          <table:table-cell table:style-name="ce6" table:formula="of:=VLOOKUP([.C77];[$Techs.$A$20:.$E$26];5)" office:value-type="float" office:value="7060">
            <text:p>7,060 </text:p>
          </table:table-cell>
          <table:table-cell table:number-columns-repeated="2"/>
          <table:table-cell office:value-type="float" office:value="76">
            <text:p>76</text:p>
          </table:table-cell>
          <table:table-cell table:style-name="ce6" table:formula="of:=[.J76]+9" office:value-type="float" office:value="749">
            <text:p>749 </text:p>
          </table:table-cell>
          <table:table-cell table:style-name="ce6" table:formula="of:=[.K76]+[.J77]" office:value-type="float" office:value="31200">
            <text:p>31,20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78];[$Techs.$S$11:.$W$18];5)" office:value-type="float" office:value="0">
            <text:p><text:s/>- </text:p>
          </table:table-cell>
          <table:table-cell table:style-name="ce64" table:formula="of:=IF([.B78]=[.C78];&quot;Max&quot;;VLOOKUP([.B78];[$Techs.$S$11:.$W$18];3))" office:value-type="string" office:string-value="Max ">
            <text:p>Max </text:p>
          </table:table-cell>
          <table:table-cell table:style-name="ce64" table:formula="of:=VLOOKUP([.C78];[$Techs.$S$11:.$W$18];5)" office:value-type="float" office:value="0">
            <text:p><text:s/>- </text:p>
          </table:table-cell>
          <table:table-cell table:number-columns-repeated="2"/>
          <table:table-cell office:value-type="float" office:value="77">
            <text:p>77</text:p>
          </table:table-cell>
          <table:table-cell table:style-name="ce6" table:formula="of:=[.J77]+9" office:value-type="float" office:value="758">
            <text:p>758 </text:p>
          </table:table-cell>
          <table:table-cell table:style-name="ce6" table:formula="of:=[.K77]+[.J78]" office:value-type="float" office:value="31958">
            <text:p>31,958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62:.D78])" office:value-type="float" office:value="5710">
            <text:p>5,710</text:p>
          </table:table-cell>
          <table:table-cell table:style-name="ce5" office:value-type="string">
            <text:p>Total</text:p>
          </table:table-cell>
          <table:table-cell table:style-name="ce65" table:formula="of:=SUM([.F62:.F78])" office:value-type="float" office:value="52005">
            <text:p>52,005</text:p>
          </table:table-cell>
          <table:table-cell table:number-columns-repeated="2"/>
          <table:table-cell office:value-type="float" office:value="78">
            <text:p>78</text:p>
          </table:table-cell>
          <table:table-cell table:style-name="ce6" table:formula="of:=[.J78]+9" office:value-type="float" office:value="767">
            <text:p>767 </text:p>
          </table:table-cell>
          <table:table-cell table:style-name="ce6" table:formula="of:=[.K78]+[.J79]" office:value-type="float" office:value="32725">
            <text:p>32,725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60];[.I$1:.K$1048576];3)-[.D79]" office:value-type="float" office:value="351">
            <text:p>351</text:p>
          </table:table-cell>
          <table:table-cell/>
          <table:table-cell table:style-name="ce61" table:formula="of:=[.F79]-[.F74]-[.F73]-[.F78]-[.F64]-[.F71]" office:value-type="float" office:value="51930">
            <text:p>51,930</text:p>
          </table:table-cell>
          <table:table-cell table:number-columns-repeated="2"/>
          <table:table-cell office:value-type="float" office:value="79">
            <text:p>79</text:p>
          </table:table-cell>
          <table:table-cell table:style-name="ce6" table:formula="of:=[.J79]+9" office:value-type="float" office:value="776">
            <text:p>776 </text:p>
          </table:table-cell>
          <table:table-cell table:style-name="ce6" table:formula="of:=[.K79]+[.J80]" office:value-type="float" office:value="33501">
            <text:p>33,501 </text:p>
          </table:table-cell>
          <table:table-cell table:number-columns-repeated="245"/>
        </table:table-row>
        <table:table-row table:style-name="ro1">
          <table:table-cell table:style-name="ce25"/>
          <table:table-cell table:style-name="ce5" table:number-columns-repeated="5"/>
          <table:table-cell table:number-columns-repeated="2"/>
          <table:table-cell office:value-type="float" office:value="80">
            <text:p>80</text:p>
          </table:table-cell>
          <table:table-cell table:style-name="ce6" table:formula="of:=[.J80]+9" office:value-type="float" office:value="785">
            <text:p>785 </text:p>
          </table:table-cell>
          <table:table-cell table:style-name="ce6" table:formula="of:=[.K80]+[.J81]" office:value-type="float" office:value="34286">
            <text:p>34,286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81">
            <text:p>81</text:p>
          </table:table-cell>
          <table:table-cell table:style-name="ce6" table:formula="of:=[.J81]+9" office:value-type="float" office:value="794">
            <text:p>794 </text:p>
          </table:table-cell>
          <table:table-cell table:style-name="ce6" table:formula="of:=[.K81]+[.J82]" office:value-type="float" office:value="35080">
            <text:p>35,080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40">
            <text:p>4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82">
            <text:p>82</text:p>
          </table:table-cell>
          <table:table-cell table:style-name="ce6" table:formula="of:=[.J82]+9" office:value-type="float" office:value="803">
            <text:p>803 </text:p>
          </table:table-cell>
          <table:table-cell table:style-name="ce6" table:formula="of:=[.K82]+[.J83]" office:value-type="float" office:value="35883">
            <text:p>35,883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6" table:formula="of:=[.J83]+9" office:value-type="float" office:value="812">
            <text:p>812 </text:p>
          </table:table-cell>
          <table:table-cell table:style-name="ce6" table:formula="of:=[.K83]+[.J84]" office:value-type="float" office:value="36695">
            <text:p>36,69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3">
            <text:p>3</text:p>
          </table:table-cell>
          <table:table-cell table:style-name="ce56" office:value-type="float" office:value="8">
            <text:p>8</text:p>
          </table:table-cell>
          <table:table-cell table:style-name="ce62" table:formula="of:=VLOOKUP([.B85];[$Techs.$A$1:.$E$10];5)" office:value-type="float" office:value="550">
            <text:p>550</text:p>
          </table:table-cell>
          <table:table-cell table:style-name="ce6" table:formula="of:=IF([.B85]=[.C85];&quot;Max&quot;;VLOOKUP([.B85];[$Techs.$A$1:.$E$10];3))" office:value-type="float" office:value="400">
            <text:p>400 </text:p>
          </table:table-cell>
          <table:table-cell table:style-name="ce62" table:formula="of:=VLOOKUP([.C85];[$Techs.$A$1:.$E$10];5)" office:value-type="float" office:value="3550">
            <text:p>3,550</text:p>
          </table:table-cell>
          <table:table-cell table:number-columns-repeated="2"/>
          <table:table-cell office:value-type="float" office:value="84">
            <text:p>84</text:p>
          </table:table-cell>
          <table:table-cell table:style-name="ce6" table:formula="of:=[.J84]+9" office:value-type="float" office:value="821">
            <text:p>821 </text:p>
          </table:table-cell>
          <table:table-cell table:style-name="ce6" table:formula="of:=[.K84]+[.J85]" office:value-type="float" office:value="37516">
            <text:p>37,516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62" table:formula="of:=VLOOKUP([.B86];[$Techs.$G$29:.$K$35];5)" office:value-type="float" office:value="3700">
            <text:p>3,700</text:p>
          </table:table-cell>
          <table:table-cell table:style-name="ce6" table:formula="of:=IF([.B86]=[.C86];&quot;Max&quot;;VLOOKUP([.B86];[$Techs.$G$29:.$K$35];3))" office:value-type="float" office:value="2000">
            <text:p>2,000 </text:p>
          </table:table-cell>
          <table:table-cell table:style-name="ce62" table:formula="of:=VLOOKUP([.C86];[$Techs.$G$29:.$K$35];5)" office:value-type="float" office:value="5700">
            <text:p>5,700</text:p>
          </table:table-cell>
          <table:table-cell table:number-columns-repeated="2"/>
          <table:table-cell office:value-type="float" office:value="85">
            <text:p>85</text:p>
          </table:table-cell>
          <table:table-cell table:style-name="ce6" table:formula="of:=[.J85]+9" office:value-type="float" office:value="830">
            <text:p>830 </text:p>
          </table:table-cell>
          <table:table-cell table:style-name="ce6" table:formula="of:=[.K85]+[.J86]" office:value-type="float" office:value="38346">
            <text:p>38,346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1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87];[$Techs.$S$1:.$W$9];5)" office:value-type="float" office:value="0">
            <text:p>0</text:p>
          </table:table-cell>
          <table:table-cell table:style-name="ce64" table:formula="of:=IF([.B87]=[.C87];&quot;Max&quot;;VLOOKUP([.B87];[$Techs.$S$1:.$W$9];3))" office:value-type="string" office:string-value="Max ">
            <text:p>Max </text:p>
          </table:table-cell>
          <table:table-cell table:style-name="ce63" table:formula="of:=VLOOKUP([.C87];[$Techs.$S$1:.$W$9];5)" office:value-type="float" office:value="0">
            <text:p>0</text:p>
          </table:table-cell>
          <table:table-cell table:number-columns-repeated="2"/>
          <table:table-cell office:value-type="float" office:value="86">
            <text:p>86</text:p>
          </table:table-cell>
          <table:table-cell table:style-name="ce6" table:formula="of:=[.J86]+9" office:value-type="float" office:value="839">
            <text:p>839 </text:p>
          </table:table-cell>
          <table:table-cell table:style-name="ce6" table:formula="of:=[.K86]+[.J87]" office:value-type="float" office:value="39185">
            <text:p>39,18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Capacity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88];[$Techs.$G$1:.$K$14];5)" office:value-type="float" office:value="0">
            <text:p>0</text:p>
          </table:table-cell>
          <table:table-cell table:style-name="ce6" table:formula="of:=IF([.B88]=[.C88];&quot;Max&quot;;VLOOKUP([.B88];[$Techs.$G$1:.$K$14];3))" office:value-type="float" office:value="50">
            <text:p>50 </text:p>
          </table:table-cell>
          <table:table-cell table:style-name="ce62" table:formula="of:=VLOOKUP([.C88];[$Techs.$G$1:.$K$14];5)" office:value-type="float" office:value="250">
            <text:p>250</text:p>
          </table:table-cell>
          <table:table-cell table:number-columns-repeated="2"/>
          <table:table-cell office:value-type="float" office:value="87">
            <text:p>87</text:p>
          </table:table-cell>
          <table:table-cell table:style-name="ce6" table:formula="of:=[.J87]+9" office:value-type="float" office:value="848">
            <text:p>848 </text:p>
          </table:table-cell>
          <table:table-cell table:style-name="ce6" table:formula="of:=[.K87]+[.J88]" office:value-type="float" office:value="40033">
            <text:p>40,033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89];[$Techs.$G$16:.$K$27];5)" office:value-type="float" office:value="0">
            <text:p>0</text:p>
          </table:table-cell>
          <table:table-cell table:style-name="ce6" table:formula="of:=IF([.B89]=[.C89];&quot;Max&quot;;VLOOKUP([.B89];[$Techs.$G$16:.$K$27];3))" office:value-type="float" office:value="50">
            <text:p>50 </text:p>
          </table:table-cell>
          <table:table-cell table:style-name="ce62" table:formula="of:=VLOOKUP([.C89];[$Techs.$G$16:.$K$27];5)" office:value-type="float" office:value="250">
            <text:p>250</text:p>
          </table:table-cell>
          <table:table-cell table:number-columns-repeated="2"/>
          <table:table-cell office:value-type="float" office:value="88">
            <text:p>88</text:p>
          </table:table-cell>
          <table:table-cell table:style-name="ce6" table:formula="of:=[.J88]+9" office:value-type="float" office:value="857">
            <text:p>857 </text:p>
          </table:table-cell>
          <table:table-cell table:style-name="ce6" table:formula="of:=[.K88]+[.J89]" office:value-type="float" office:value="40890">
            <text:p>40,89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7">
            <text:p>7</text:p>
          </table:table-cell>
          <table:table-cell table:style-name="ce56" office:value-type="float" office:value="22">
            <text:p>22</text:p>
          </table:table-cell>
          <table:table-cell table:style-name="ce62" table:formula="of:=VLOOKUP([.B90];[$Techs.$M$1:.$Q$24];5)" office:value-type="float" office:value="2240">
            <text:p>2,240</text:p>
          </table:table-cell>
          <table:table-cell table:style-name="ce6" table:formula="of:=IF([.B90]=[.C90];&quot;Max&quot;;VLOOKUP([.B90];[$Techs.$M$1:.$Q$24];3))" office:value-type="float" office:value="640">
            <text:p>640 </text:p>
          </table:table-cell>
          <table:table-cell table:style-name="ce62" table:formula="of:=VLOOKUP([.C90];[$Techs.$M$1:.$Q$24];5)" office:value-type="float" office:value="20240">
            <text:p>20,240</text:p>
          </table:table-cell>
          <table:table-cell table:number-columns-repeated="2"/>
          <table:table-cell office:value-type="float" office:value="89">
            <text:p>89</text:p>
          </table:table-cell>
          <table:table-cell table:style-name="ce6" table:formula="of:=[.J89]+9" office:value-type="float" office:value="866">
            <text:p>866 </text:p>
          </table:table-cell>
          <table:table-cell table:style-name="ce6" table:formula="of:=[.K89]+[.J90]" office:value-type="float" office:value="41756">
            <text:p>41,756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91];[$Techs.$S$21:.$W$26];5)" office:value-type="float" office:value="0">
            <text:p>0</text:p>
          </table:table-cell>
          <table:table-cell table:style-name="ce64" table:formula="of:=IF([.B91]=[.C91];&quot;Max&quot;;VLOOKUP([.B91];[$Techs.$S$21:.$W$26];3))" office:value-type="string" office:string-value="Max ">
            <text:p>Max </text:p>
          </table:table-cell>
          <table:table-cell table:style-name="ce63" table:formula="of:=VLOOKUP([.C91];[$Techs.$S$21:.$W$26];5)" office:value-type="float" office:value="0">
            <text:p>0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6" table:formula="of:=[.J90]+9" office:value-type="float" office:value="875">
            <text:p>875 </text:p>
          </table:table-cell>
          <table:table-cell table:style-name="ce6" table:formula="of:=[.K90]+[.J91]" office:value-type="float" office:value="42631">
            <text:p>42,631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92];[$Techs.$S$11:.$W$18];5)" office:value-type="float" office:value="0">
            <text:p>0</text:p>
          </table:table-cell>
          <table:table-cell table:style-name="ce64" table:formula="of:=IF([.B92]=[.C92];&quot;Max&quot;;VLOOKUP([.B92];[$Techs.$S$11:.$W$18];3))" office:value-type="string" office:string-value="Max ">
            <text:p>Max </text:p>
          </table:table-cell>
          <table:table-cell table:style-name="ce63" table:formula="of:=VLOOKUP([.C92];[$Techs.$S$11:.$W$18];5)" office:value-type="float" office:value="0">
            <text:p>0</text:p>
          </table:table-cell>
          <table:table-cell table:number-columns-repeated="2"/>
          <table:table-cell office:value-type="float" office:value="91">
            <text:p>91</text:p>
          </table:table-cell>
          <table:table-cell table:style-name="ce6" table:formula="of:=[.J91]+9" office:value-type="float" office:value="884">
            <text:p>884 </text:p>
          </table:table-cell>
          <table:table-cell table:style-name="ce6" table:formula="of:=[.K91]+[.J92]" office:value-type="float" office:value="43515">
            <text:p>43,51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93];[$Techs.$S$1:.$W$9];5)" office:value-type="float" office:value="0">
            <text:p>0</text:p>
          </table:table-cell>
          <table:table-cell table:style-name="ce64" table:formula="of:=IF([.B93]=[.C93];&quot;Max&quot;;VLOOKUP([.B93];[$Techs.$S$1:.$W$9];3))" office:value-type="string" office:string-value="Max ">
            <text:p>Max </text:p>
          </table:table-cell>
          <table:table-cell table:style-name="ce63" table:formula="of:=VLOOKUP([.C93];[$Techs.$S$1:.$W$9];5)" office:value-type="float" office:value="0">
            <text:p>0</text:p>
          </table:table-cell>
          <table:table-cell table:number-columns-repeated="2"/>
          <table:table-cell office:value-type="float" office:value="92">
            <text:p>92</text:p>
          </table:table-cell>
          <table:table-cell table:style-name="ce6" table:formula="of:=[.J92]+9" office:value-type="float" office:value="893">
            <text:p>893 </text:p>
          </table:table-cell>
          <table:table-cell table:style-name="ce6" table:formula="of:=[.K92]+[.J93]" office:value-type="float" office:value="44408">
            <text:p>44,408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6" table:formula="of:=VLOOKUP([.B94];[$Techs.$S$28:.$W$36];5)" office:value-type="float" office:value="0">
            <text:p><text:s/>- </text:p>
          </table:table-cell>
          <table:table-cell table:style-name="ce6" table:formula="of:=IF([.B94]=[.C94];&quot;Max&quot;;VLOOKUP([.B94];[$Techs.$S$28:.$W$36];3))" office:value-type="float" office:value="75">
            <text:p>75 </text:p>
          </table:table-cell>
          <table:table-cell table:style-name="ce6" table:formula="of:=VLOOKUP([.C94];[$Techs.$S$28:.$W$36];5)" office:value-type="float" office:value="75">
            <text:p>75 </text:p>
          </table:table-cell>
          <table:table-cell table:number-columns-repeated="2"/>
          <table:table-cell office:value-type="float" office:value="93">
            <text:p>93</text:p>
          </table:table-cell>
          <table:table-cell table:style-name="ce6" table:formula="of:=[.J93]+9" office:value-type="float" office:value="902">
            <text:p>902 </text:p>
          </table:table-cell>
          <table:table-cell table:style-name="ce6" table:formula="of:=[.K93]+[.J94]" office:value-type="float" office:value="45310">
            <text:p>45,31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oint Defense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95];[$Techs.$A$12:.$E$18];5)" office:value-type="float" office:value="50">
            <text:p>50 </text:p>
          </table:table-cell>
          <table:table-cell table:style-name="ce6" table:formula="of:=IF([.B95]=[.C95];&quot;Max&quot;;VLOOKUP([.B95];[$Techs.$A$12:.$E$18];3))" office:value-type="string" office:string-value="Max ">
            <text:p>Max </text:p>
          </table:table-cell>
          <table:table-cell table:style-name="ce6" table:formula="of:=VLOOKUP([.C95];[$Techs.$A$12:.$E$18];5)" office:value-type="float" office:value="50">
            <text:p>50 </text:p>
          </table:table-cell>
          <table:table-cell table:number-columns-repeated="2"/>
          <table:table-cell office:value-type="float" office:value="94">
            <text:p>94</text:p>
          </table:table-cell>
          <table:table-cell table:style-name="ce6" table:formula="of:=[.J94]+9" office:value-type="float" office:value="911">
            <text:p>911 </text:p>
          </table:table-cell>
          <table:table-cell table:style-name="ce6" table:formula="of:=[.K94]+[.J95]" office:value-type="float" office:value="46221">
            <text:p>46,221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96];[$Techs.$S$21:.$W$26];5)" office:value-type="float" office:value="0">
            <text:p><text:s/>- </text:p>
          </table:table-cell>
          <table:table-cell table:style-name="ce64" table:formula="of:=IF([.B96]=[.C96];&quot;Max&quot;;VLOOKUP([.B96];[$Techs.$S$21:.$W$26];3))" office:value-type="string" office:string-value="Max ">
            <text:p>Max </text:p>
          </table:table-cell>
          <table:table-cell table:style-name="ce64" table:formula="of:=VLOOKUP([.C96];[$Techs.$S$21:.$W$26];5)" office:value-type="float" office:value="0">
            <text:p><text:s/>- </text:p>
          </table:table-cell>
          <table:table-cell table:number-columns-repeated="2"/>
          <table:table-cell office:value-type="float" office:value="95">
            <text:p>95</text:p>
          </table:table-cell>
          <table:table-cell table:style-name="ce6" table:formula="of:=[.J95]+9" office:value-type="float" office:value="920">
            <text:p>920 </text:p>
          </table:table-cell>
          <table:table-cell table:style-name="ce6" table:formula="of:=[.K95]+[.J96]" office:value-type="float" office:value="47141">
            <text:p>47,141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97];[$Techs.$S$1:.$W$9];5)" office:value-type="float" office:value="0">
            <text:p><text:s/>- </text:p>
          </table:table-cell>
          <table:table-cell table:style-name="ce64" table:formula="of:=IF([.B97]=[.C97];&quot;Max&quot;;VLOOKUP([.B97];[$Techs.$S$1:.$W$9];3))" office:value-type="string" office:string-value="Max ">
            <text:p>Max </text:p>
          </table:table-cell>
          <table:table-cell table:style-name="ce64" table:formula="of:=VLOOKUP([.C97];[$Techs.$S$1:.$W$9];5)" office:value-type="float" office:value="0">
            <text:p><text:s/>- </text:p>
          </table:table-cell>
          <table:table-cell table:number-columns-repeated="2"/>
          <table:table-cell office:value-type="float" office:value="96">
            <text:p>96</text:p>
          </table:table-cell>
          <table:table-cell table:style-name="ce6" table:formula="of:=[.J96]+9" office:value-type="float" office:value="929">
            <text:p>929 </text:p>
          </table:table-cell>
          <table:table-cell table:style-name="ce6" table:formula="of:=[.K96]+[.J97]" office:value-type="float" office:value="48070">
            <text:p>48,07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Salvage Efficiency</text:p>
          </table:table-cell>
          <table:table-cell office:value-type="float" office:value="3">
            <text:p>3</text:p>
          </table:table-cell>
          <table:table-cell table:style-name="ce56" office:value-type="float" office:value="5">
            <text:p>5</text:p>
          </table:table-cell>
          <table:table-cell table:style-name="ce6" table:formula="of:=VLOOKUP([.B98];[$Techs.$M$26:.$Q$32];5)" office:value-type="float" office:value="1550">
            <text:p>1,550 </text:p>
          </table:table-cell>
          <table:table-cell table:style-name="ce6" table:formula="of:=IF([.B98]=[.C98];&quot;Max&quot;;VLOOKUP([.B98];[$Techs.$M$26:.$Q$32];3))" office:value-type="float" office:value="1200">
            <text:p>1,200 </text:p>
          </table:table-cell>
          <table:table-cell table:style-name="ce6" table:formula="of:=VLOOKUP([.C98];[$Techs.$M$26:.$Q$32];5)" office:value-type="float" office:value="4250">
            <text:p>4,250 </text:p>
          </table:table-cell>
          <table:table-cell table:number-columns-repeated="2"/>
          <table:table-cell office:value-type="float" office:value="97">
            <text:p>97</text:p>
          </table:table-cell>
          <table:table-cell table:style-name="ce6" table:formula="of:=[.J97]+9" office:value-type="float" office:value="938">
            <text:p>938 </text:p>
          </table:table-cell>
          <table:table-cell table:style-name="ce6" table:formula="of:=[.K97]+[.J98]" office:value-type="float" office:value="49008">
            <text:p>49,008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3">
            <text:p>3</text:p>
          </table:table-cell>
          <table:table-cell table:style-name="ce56" office:value-type="float" office:value="8">
            <text:p>8</text:p>
          </table:table-cell>
          <table:table-cell table:style-name="ce6" table:formula="of:=VLOOKUP([.B99];[$Techs.$A$28:.$E$37];5)" office:value-type="float" office:value="1580">
            <text:p>1,580 </text:p>
          </table:table-cell>
          <table:table-cell table:style-name="ce6" table:formula="of:=IF([.B99]=[.C99];&quot;Max&quot;;VLOOKUP([.B99];[$Techs.$A$28:.$E$37];3))" office:value-type="float" office:value="1200">
            <text:p>1,200 </text:p>
          </table:table-cell>
          <table:table-cell table:style-name="ce6" table:formula="of:=VLOOKUP([.C99];[$Techs.$A$28:.$E$37];5)" office:value-type="float" office:value="10580">
            <text:p>10,580 </text:p>
          </table:table-cell>
          <table:table-cell table:number-columns-repeated="2"/>
          <table:table-cell office:value-type="float" office:value="98">
            <text:p>98</text:p>
          </table:table-cell>
          <table:table-cell table:style-name="ce6" table:formula="of:=[.J98]+9" office:value-type="float" office:value="947">
            <text:p>947 </text:p>
          </table:table-cell>
          <table:table-cell table:style-name="ce6" table:formula="of:=[.K98]+[.J99]" office:value-type="float" office:value="49955">
            <text:p>49,955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56" office:value-type="float" office:value="5">
            <text:p>5</text:p>
          </table:table-cell>
          <table:table-cell table:style-name="ce6" table:formula="of:=VLOOKUP([.B100];[$Techs.$A$20:.$E$26];5)" office:value-type="float" office:value="0">
            <text:p><text:s/>- </text:p>
          </table:table-cell>
          <table:table-cell table:style-name="ce6" table:formula="of:=IF([.B100]=[.C100];&quot;Max&quot;;VLOOKUP([.B100];[$Techs.$A$20:.$E$26];3))" office:value-type="float" office:value="60">
            <text:p>60 </text:p>
          </table:table-cell>
          <table:table-cell table:style-name="ce6" table:formula="of:=VLOOKUP([.C100];[$Techs.$A$20:.$E$26];5)" office:value-type="float" office:value="7060">
            <text:p>7,060 </text:p>
          </table:table-cell>
          <table:table-cell table:number-columns-repeated="2"/>
          <table:table-cell office:value-type="float" office:value="99">
            <text:p>99</text:p>
          </table:table-cell>
          <table:table-cell table:style-name="ce6" table:formula="of:=[.J99]+9" office:value-type="float" office:value="956">
            <text:p>956 </text:p>
          </table:table-cell>
          <table:table-cell table:style-name="ce6" table:formula="of:=[.K99]+[.J100]" office:value-type="float" office:value="50911">
            <text:p>50,911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01];[$Techs.$S$11:.$W$18];5)" office:value-type="float" office:value="0">
            <text:p><text:s/>- </text:p>
          </table:table-cell>
          <table:table-cell table:style-name="ce64" table:formula="of:=IF([.B101]=[.C101];&quot;Max&quot;;VLOOKUP([.B101];[$Techs.$S$11:.$W$18];3))" office:value-type="string" office:string-value="Max ">
            <text:p>Max </text:p>
          </table:table-cell>
          <table:table-cell table:style-name="ce64" table:formula="of:=VLOOKUP([.C101];[$Techs.$S$11:.$W$18];5)" office:value-type="float" office:value="0">
            <text:p><text:s/>- </text:p>
          </table:table-cell>
          <table:table-cell table:number-columns-repeated="2"/>
          <table:table-cell office:value-type="float" office:value="100">
            <text:p>100</text:p>
          </table:table-cell>
          <table:table-cell table:style-name="ce6" table:formula="of:=[.J100]+9" office:value-type="float" office:value="965">
            <text:p>965 </text:p>
          </table:table-cell>
          <table:table-cell table:style-name="ce6" table:formula="of:=[.K100]+[.J101]" office:value-type="float" office:value="51876">
            <text:p>51,876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85:.D101])" office:value-type="float" office:value="9670">
            <text:p>9,670</text:p>
          </table:table-cell>
          <table:table-cell table:style-name="ce5" office:value-type="string">
            <text:p>Total</text:p>
          </table:table-cell>
          <table:table-cell table:style-name="ce65" table:formula="of:=SUM([.F85:.F101])" office:value-type="float" office:value="52005">
            <text:p>52,005</text:p>
          </table:table-cell>
          <table:table-cell table:number-columns-repeated="2"/>
          <table:table-cell office:value-type="float" office:value="101">
            <text:p>101</text:p>
          </table:table-cell>
          <table:table-cell table:style-name="ce6" table:formula="of:=[.J101]+9" office:value-type="float" office:value="974">
            <text:p>974 </text:p>
          </table:table-cell>
          <table:table-cell table:style-name="ce6" table:formula="of:=[.K101]+[.J102]" office:value-type="float" office:value="52850">
            <text:p>52,850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83];[.I$1:.K$1048576];3)-[.D102]" office:value-type="float" office:value="236">
            <text:p>236</text:p>
          </table:table-cell>
          <table:table-cell/>
          <table:table-cell table:style-name="ce61" table:formula="of:=[.F102]-[.F97]-[.F96]-[.F101]-[.F87]-[.F94]" office:value-type="float" office:value="51930">
            <text:p>51,930</text:p>
          </table:table-cell>
          <table:table-cell table:number-columns-repeated="2"/>
          <table:table-cell office:value-type="float" office:value="102">
            <text:p>102</text:p>
          </table:table-cell>
          <table:table-cell table:style-name="ce6" table:formula="of:=[.J102]+9" office:value-type="float" office:value="983">
            <text:p>983 </text:p>
          </table:table-cell>
          <table:table-cell table:style-name="ce6" table:formula="of:=[.K102]+[.J103]" office:value-type="float" office:value="53833">
            <text:p>53,833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103">
            <text:p>103</text:p>
          </table:table-cell>
          <table:table-cell table:style-name="ce6" table:formula="of:=[.J103]+9" office:value-type="float" office:value="992">
            <text:p>992 </text:p>
          </table:table-cell>
          <table:table-cell table:style-name="ce6" table:formula="of:=[.K103]+[.J104]" office:value-type="float" office:value="54825">
            <text:p>54,825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104">
            <text:p>104</text:p>
          </table:table-cell>
          <table:table-cell table:style-name="ce6" table:formula="of:=[.J104]+9" office:value-type="float" office:value="1001">
            <text:p>1,001 </text:p>
          </table:table-cell>
          <table:table-cell table:style-name="ce6" table:formula="of:=[.K104]+[.J105]" office:value-type="float" office:value="55826">
            <text:p>55,826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50">
            <text:p>5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105">
            <text:p>105</text:p>
          </table:table-cell>
          <table:table-cell table:style-name="ce6" table:formula="of:=[.J105]+9" office:value-type="float" office:value="1010">
            <text:p>1,010 </text:p>
          </table:table-cell>
          <table:table-cell table:style-name="ce6" table:formula="of:=[.K105]+[.J106]" office:value-type="float" office:value="56836">
            <text:p>56,836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106">
            <text:p>106</text:p>
          </table:table-cell>
          <table:table-cell table:style-name="ce6" table:formula="of:=[.J106]+9" office:value-type="float" office:value="1019">
            <text:p>1,019 </text:p>
          </table:table-cell>
          <table:table-cell table:style-name="ce6" table:formula="of:=[.K106]+[.J107]" office:value-type="float" office:value="57855">
            <text:p>57,85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4">
            <text:p>4</text:p>
          </table:table-cell>
          <table:table-cell table:style-name="ce56" office:value-type="float" office:value="8">
            <text:p>8</text:p>
          </table:table-cell>
          <table:table-cell table:style-name="ce62" table:formula="of:=VLOOKUP([.B108];[$Techs.$A$1:.$E$10];5)" office:value-type="float" office:value="950">
            <text:p>950</text:p>
          </table:table-cell>
          <table:table-cell table:style-name="ce6" table:formula="of:=IF([.B108]=[.C108];&quot;Max&quot;;VLOOKUP([.B108];[$Techs.$A$1:.$E$10];3))" office:value-type="float" office:value="500">
            <text:p>500 </text:p>
          </table:table-cell>
          <table:table-cell table:style-name="ce62" table:formula="of:=VLOOKUP([.C108];[$Techs.$A$1:.$E$10];5)" office:value-type="float" office:value="3550">
            <text:p>3,550</text:p>
          </table:table-cell>
          <table:table-cell table:number-columns-repeated="2"/>
          <table:table-cell office:value-type="float" office:value="107">
            <text:p>107</text:p>
          </table:table-cell>
          <table:table-cell table:style-name="ce6" table:formula="of:=[.J107]+9" office:value-type="float" office:value="1028">
            <text:p>1,028 </text:p>
          </table:table-cell>
          <table:table-cell table:style-name="ce6" table:formula="of:=[.K107]+[.J108]" office:value-type="float" office:value="58883">
            <text:p>58,883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2" table:formula="of:=VLOOKUP([.B109];[$Techs.$G$29:.$K$35];5)" office:value-type="float" office:value="5700">
            <text:p>5,700</text:p>
          </table:table-cell>
          <table:table-cell table:style-name="ce6" table:formula="of:=IF([.B109]=[.C109];&quot;Max&quot;;VLOOKUP([.B109];[$Techs.$G$29:.$K$35];3))" office:value-type="string" office:string-value="Max ">
            <text:p>Max </text:p>
          </table:table-cell>
          <table:table-cell table:style-name="ce62" table:formula="of:=VLOOKUP([.C109];[$Techs.$G$29:.$K$35];5)" office:value-type="float" office:value="5700">
            <text:p>5,700</text:p>
          </table:table-cell>
          <table:table-cell table:number-columns-repeated="2"/>
          <table:table-cell office:value-type="float" office:value="108">
            <text:p>108</text:p>
          </table:table-cell>
          <table:table-cell table:style-name="ce6" table:formula="of:=[.J108]+9" office:value-type="float" office:value="1037">
            <text:p>1,037 </text:p>
          </table:table-cell>
          <table:table-cell table:style-name="ce6" table:formula="of:=[.K108]+[.J109]" office:value-type="float" office:value="59920">
            <text:p>59,92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1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10];[$Techs.$S$1:.$W$9];5)" office:value-type="float" office:value="0">
            <text:p>0</text:p>
          </table:table-cell>
          <table:table-cell table:style-name="ce64" table:formula="of:=IF([.B110]=[.C110];&quot;Max&quot;;VLOOKUP([.B110];[$Techs.$S$1:.$W$9];3))" office:value-type="string" office:string-value="Max ">
            <text:p>Max </text:p>
          </table:table-cell>
          <table:table-cell table:style-name="ce63" table:formula="of:=VLOOKUP([.C110];[$Techs.$S$1:.$W$9];5)" office:value-type="float" office:value="0">
            <text:p>0</text:p>
          </table:table-cell>
          <table:table-cell table:number-columns-repeated="2"/>
          <table:table-cell office:value-type="float" office:value="109">
            <text:p>109</text:p>
          </table:table-cell>
          <table:table-cell table:style-name="ce6" table:formula="of:=[.J109]+9" office:value-type="float" office:value="1046">
            <text:p>1,046 </text:p>
          </table:table-cell>
          <table:table-cell table:style-name="ce6" table:formula="of:=[.K109]+[.J110]" office:value-type="float" office:value="60966">
            <text:p>60,966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Capacity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111];[$Techs.$G$1:.$K$14];5)" office:value-type="float" office:value="0">
            <text:p>0</text:p>
          </table:table-cell>
          <table:table-cell table:style-name="ce6" table:formula="of:=IF([.B111]=[.C111];&quot;Max&quot;;VLOOKUP([.B111];[$Techs.$G$1:.$K$14];3))" office:value-type="float" office:value="50">
            <text:p>50 </text:p>
          </table:table-cell>
          <table:table-cell table:style-name="ce62" table:formula="of:=VLOOKUP([.C111];[$Techs.$G$1:.$K$14];5)" office:value-type="float" office:value="250">
            <text:p>250</text:p>
          </table:table-cell>
          <table:table-cell table:number-columns-repeated="2"/>
          <table:table-cell office:value-type="float" office:value="110">
            <text:p>110</text:p>
          </table:table-cell>
          <table:table-cell table:style-name="ce6" table:formula="of:=[.J110]+9" office:value-type="float" office:value="1055">
            <text:p>1,055 </text:p>
          </table:table-cell>
          <table:table-cell table:style-name="ce6" table:formula="of:=[.K110]+[.J111]" office:value-type="float" office:value="62021">
            <text:p>62,021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112];[$Techs.$G$16:.$K$27];5)" office:value-type="float" office:value="0">
            <text:p>0</text:p>
          </table:table-cell>
          <table:table-cell table:style-name="ce6" table:formula="of:=IF([.B112]=[.C112];&quot;Max&quot;;VLOOKUP([.B112];[$Techs.$G$16:.$K$27];3))" office:value-type="float" office:value="50">
            <text:p>50 </text:p>
          </table:table-cell>
          <table:table-cell table:style-name="ce62" table:formula="of:=VLOOKUP([.C112];[$Techs.$G$16:.$K$27];5)" office:value-type="float" office:value="250">
            <text:p>250</text:p>
          </table:table-cell>
          <table:table-cell table:number-columns-repeated="2"/>
          <table:table-cell office:value-type="float" office:value="111">
            <text:p>111</text:p>
          </table:table-cell>
          <table:table-cell table:style-name="ce6" table:formula="of:=[.J111]+9" office:value-type="float" office:value="1064">
            <text:p>1,064 </text:p>
          </table:table-cell>
          <table:table-cell table:style-name="ce6" table:formula="of:=[.K111]+[.J112]" office:value-type="float" office:value="63085">
            <text:p>63,08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9">
            <text:p>9</text:p>
          </table:table-cell>
          <table:table-cell table:style-name="ce56" office:value-type="float" office:value="22">
            <text:p>22</text:p>
          </table:table-cell>
          <table:table-cell table:style-name="ce62" table:formula="of:=VLOOKUP([.B113];[$Techs.$M$1:.$Q$24];5)" office:value-type="float" office:value="3600">
            <text:p>3,600</text:p>
          </table:table-cell>
          <table:table-cell table:style-name="ce6" table:formula="of:=IF([.B113]=[.C113];&quot;Max&quot;;VLOOKUP([.B113];[$Techs.$M$1:.$Q$24];3))" office:value-type="float" office:value="800">
            <text:p>800 </text:p>
          </table:table-cell>
          <table:table-cell table:style-name="ce62" table:formula="of:=VLOOKUP([.C113];[$Techs.$M$1:.$Q$24];5)" office:value-type="float" office:value="20240">
            <text:p>20,240</text:p>
          </table:table-cell>
          <table:table-cell table:number-columns-repeated="2"/>
          <table:table-cell office:value-type="float" office:value="112">
            <text:p>112</text:p>
          </table:table-cell>
          <table:table-cell table:style-name="ce6" table:formula="of:=[.J112]+9" office:value-type="float" office:value="1073">
            <text:p>1,073 </text:p>
          </table:table-cell>
          <table:table-cell table:style-name="ce6" table:formula="of:=[.K112]+[.J113]" office:value-type="float" office:value="64158">
            <text:p>64,158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14];[$Techs.$S$21:.$W$26];5)" office:value-type="float" office:value="0">
            <text:p>0</text:p>
          </table:table-cell>
          <table:table-cell table:style-name="ce64" table:formula="of:=IF([.B114]=[.C114];&quot;Max&quot;;VLOOKUP([.B114];[$Techs.$S$21:.$W$26];3))" office:value-type="string" office:string-value="Max ">
            <text:p>Max </text:p>
          </table:table-cell>
          <table:table-cell table:style-name="ce63" table:formula="of:=VLOOKUP([.C114];[$Techs.$S$21:.$W$26];5)" office:value-type="float" office:value="0">
            <text:p>0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6" table:formula="of:=[.J113]+9" office:value-type="float" office:value="1082">
            <text:p>1,082 </text:p>
          </table:table-cell>
          <table:table-cell table:style-name="ce6" table:formula="of:=[.K113]+[.J114]" office:value-type="float" office:value="65240">
            <text:p>65,24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15];[$Techs.$S$11:.$W$18];5)" office:value-type="float" office:value="0">
            <text:p>0</text:p>
          </table:table-cell>
          <table:table-cell table:style-name="ce64" table:formula="of:=IF([.B115]=[.C115];&quot;Max&quot;;VLOOKUP([.B115];[$Techs.$S$11:.$W$18];3))" office:value-type="string" office:string-value="Max ">
            <text:p>Max </text:p>
          </table:table-cell>
          <table:table-cell table:style-name="ce63" table:formula="of:=VLOOKUP([.C115];[$Techs.$S$11:.$W$18];5)" office:value-type="float" office:value="0">
            <text:p>0</text:p>
          </table:table-cell>
          <table:table-cell table:number-columns-repeated="2"/>
          <table:table-cell office:value-type="float" office:value="114">
            <text:p>114</text:p>
          </table:table-cell>
          <table:table-cell table:style-name="ce6" table:formula="of:=[.J114]+9" office:value-type="float" office:value="1091">
            <text:p>1,091 </text:p>
          </table:table-cell>
          <table:table-cell table:style-name="ce6" table:formula="of:=[.K114]+[.J115]" office:value-type="float" office:value="66331">
            <text:p>66,331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16];[$Techs.$S$1:.$W$9];5)" office:value-type="float" office:value="0">
            <text:p>0</text:p>
          </table:table-cell>
          <table:table-cell table:style-name="ce64" table:formula="of:=IF([.B116]=[.C116];&quot;Max&quot;;VLOOKUP([.B116];[$Techs.$S$1:.$W$9];3))" office:value-type="string" office:string-value="Max ">
            <text:p>Max </text:p>
          </table:table-cell>
          <table:table-cell table:style-name="ce63" table:formula="of:=VLOOKUP([.C116];[$Techs.$S$1:.$W$9];5)" office:value-type="float" office:value="0">
            <text:p>0</text:p>
          </table:table-cell>
          <table:table-cell table:number-columns-repeated="2"/>
          <table:table-cell office:value-type="float" office:value="115">
            <text:p>115</text:p>
          </table:table-cell>
          <table:table-cell table:style-name="ce6" table:formula="of:=[.J115]+9" office:value-type="float" office:value="1100">
            <text:p>1,100 </text:p>
          </table:table-cell>
          <table:table-cell table:style-name="ce6" table:formula="of:=[.K115]+[.J116]" office:value-type="float" office:value="67431">
            <text:p>67,431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6" table:formula="of:=VLOOKUP([.B117];[$Techs.$S$28:.$W$36];5)" office:value-type="float" office:value="0">
            <text:p><text:s/>- </text:p>
          </table:table-cell>
          <table:table-cell table:style-name="ce6" table:formula="of:=IF([.B117]=[.C117];&quot;Max&quot;;VLOOKUP([.B117];[$Techs.$S$28:.$W$36];3))" office:value-type="float" office:value="75">
            <text:p>75 </text:p>
          </table:table-cell>
          <table:table-cell table:style-name="ce6" table:formula="of:=VLOOKUP([.C117];[$Techs.$S$28:.$W$36];5)" office:value-type="float" office:value="75">
            <text:p>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18];[$Techs.$A$12:.$E$18];5)" office:value-type="float" office:value="50">
            <text:p>50 </text:p>
          </table:table-cell>
          <table:table-cell table:style-name="ce6" table:formula="of:=IF([.B118]=[.C118];&quot;Max&quot;;VLOOKUP([.B118];[$Techs.$A$12:.$E$18];3))" office:value-type="string" office:string-value="Max ">
            <text:p>Max </text:p>
          </table:table-cell>
          <table:table-cell table:style-name="ce6" table:formula="of:=VLOOKUP([.C118];[$Techs.$A$12:.$E$18];5)" office:value-type="float" office:value="50">
            <text:p>5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19];[$Techs.$S$21:.$W$26];5)" office:value-type="float" office:value="0">
            <text:p><text:s/>- </text:p>
          </table:table-cell>
          <table:table-cell table:style-name="ce64" table:formula="of:=IF([.B119]=[.C119];&quot;Max&quot;;VLOOKUP([.B119];[$Techs.$S$21:.$W$26];3))" office:value-type="string" office:string-value="Max ">
            <text:p>Max </text:p>
          </table:table-cell>
          <table:table-cell table:style-name="ce64" table:formula="of:=VLOOKUP([.C119];[$Techs.$S$21:.$W$26];5)" office:value-type="float" office:value="0">
            <text:p><text:s/>-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20];[$Techs.$S$1:.$W$9];5)" office:value-type="float" office:value="0">
            <text:p><text:s/>- </text:p>
          </table:table-cell>
          <table:table-cell table:style-name="ce64" table:formula="of:=IF([.B120]=[.C120];&quot;Max&quot;;VLOOKUP([.B120];[$Techs.$S$1:.$W$9];3))" office:value-type="string" office:string-value="Max ">
            <text:p>Max </text:p>
          </table:table-cell>
          <table:table-cell table:style-name="ce64" table:formula="of:=VLOOKUP([.C120];[$Techs.$S$1:.$W$9];5)" office:value-type="float" office:value="0">
            <text:p><text:s/>-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office:value-type="float" office:value="3">
            <text:p>3</text:p>
          </table:table-cell>
          <table:table-cell table:style-name="ce56" office:value-type="float" office:value="5">
            <text:p>5</text:p>
          </table:table-cell>
          <table:table-cell table:style-name="ce6" table:formula="of:=VLOOKUP([.B121];[$Techs.$M$26:.$Q$32];5)" office:value-type="float" office:value="1550">
            <text:p>1,550 </text:p>
          </table:table-cell>
          <table:table-cell table:style-name="ce6" table:formula="of:=IF([.B121]=[.C121];&quot;Max&quot;;VLOOKUP([.B121];[$Techs.$M$26:.$Q$32];3))" office:value-type="float" office:value="1200">
            <text:p>1,200 </text:p>
          </table:table-cell>
          <table:table-cell table:style-name="ce6" table:formula="of:=VLOOKUP([.C121];[$Techs.$M$26:.$Q$32];5)" office:value-type="float" office:value="4250">
            <text:p>4,2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4">
            <text:p>4</text:p>
          </table:table-cell>
          <table:table-cell table:style-name="ce56" office:value-type="float" office:value="8">
            <text:p>8</text:p>
          </table:table-cell>
          <table:table-cell table:style-name="ce6" table:formula="of:=VLOOKUP([.B122];[$Techs.$A$28:.$E$37];5)" office:value-type="float" office:value="2780">
            <text:p>2,780 </text:p>
          </table:table-cell>
          <table:table-cell table:style-name="ce6" table:formula="of:=IF([.B122]=[.C122];&quot;Max&quot;;VLOOKUP([.B122];[$Techs.$A$28:.$E$37];3))" office:value-type="float" office:value="1500">
            <text:p>1,500 </text:p>
          </table:table-cell>
          <table:table-cell table:style-name="ce6" table:formula="of:=VLOOKUP([.C122];[$Techs.$A$28:.$E$37];5)" office:value-type="float" office:value="10580">
            <text:p>10,5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56" office:value-type="float" office:value="5">
            <text:p>5</text:p>
          </table:table-cell>
          <table:table-cell table:style-name="ce6" table:formula="of:=VLOOKUP([.B123];[$Techs.$A$20:.$E$26];5)" office:value-type="float" office:value="0">
            <text:p><text:s/>- </text:p>
          </table:table-cell>
          <table:table-cell table:style-name="ce6" table:formula="of:=IF([.B123]=[.C123];&quot;Max&quot;;VLOOKUP([.B123];[$Techs.$A$20:.$E$26];3))" office:value-type="float" office:value="60">
            <text:p>60 </text:p>
          </table:table-cell>
          <table:table-cell table:style-name="ce6" table:formula="of:=VLOOKUP([.C123];[$Techs.$A$20:.$E$26];5)" office:value-type="float" office:value="7060">
            <text:p>7,0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24];[$Techs.$S$11:.$W$18];5)" office:value-type="float" office:value="0">
            <text:p><text:s/>- </text:p>
          </table:table-cell>
          <table:table-cell table:style-name="ce64" table:formula="of:=IF([.B124]=[.C124];&quot;Max&quot;;VLOOKUP([.B124];[$Techs.$S$11:.$W$18];3))" office:value-type="string" office:string-value="Max ">
            <text:p>Max </text:p>
          </table:table-cell>
          <table:table-cell table:style-name="ce64" table:formula="of:=VLOOKUP([.C124];[$Techs.$S$11:.$W$18];5)" office:value-type="float" office:value="0">
            <text:p><text:s/>-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08:.D124])" office:value-type="float" office:value="14630">
            <text:p>14,630</text:p>
          </table:table-cell>
          <table:table-cell table:style-name="ce5" office:value-type="string">
            <text:p>Total</text:p>
          </table:table-cell>
          <table:table-cell table:style-name="ce65" table:formula="of:=SUM([.F108:.F124])" office:value-type="float" office:value="52005">
            <text:p>52,00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06];[.I$1:.K$1048576];3)-[.D125]" office:value-type="float" office:value="21">
            <text:p>21</text:p>
          </table:table-cell>
          <table:table-cell/>
          <table:table-cell table:style-name="ce61" table:formula="of:=[.F125]-[.F120]-[.F119]-[.F124]-[.F110]-[.F117]" office:value-type="float" office:value="51930">
            <text:p>51,93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60">
            <text:p>6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8">
            <text:p>8</text:p>
          </table:table-cell>
          <table:table-cell table:style-name="ce56" office:value-type="float" office:value="8">
            <text:p>8</text:p>
          </table:table-cell>
          <table:table-cell table:style-name="ce62" table:formula="of:=VLOOKUP([.B131];[$Techs.$A$1:.$E$10];5)" office:value-type="float" office:value="3550">
            <text:p>3,550</text:p>
          </table:table-cell>
          <table:table-cell table:style-name="ce6" table:formula="of:=IF([.B131]=[.C131];&quot;Max&quot;;VLOOKUP([.B131];[$Techs.$A$1:.$E$10];3))" office:value-type="string" office:string-value="Max ">
            <text:p>Max </text:p>
          </table:table-cell>
          <table:table-cell table:style-name="ce62" table:formula="of:=VLOOKUP([.C131];[$Techs.$A$1:.$E$10];5)" office:value-type="float" office:value="3550">
            <text:p>3,5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2" table:formula="of:=VLOOKUP([.B132];[$Techs.$G$29:.$K$35];5)" office:value-type="float" office:value="5700">
            <text:p>5,700</text:p>
          </table:table-cell>
          <table:table-cell table:style-name="ce6" table:formula="of:=IF([.B132]=[.C132];&quot;Max&quot;;VLOOKUP([.B132];[$Techs.$G$29:.$K$35];3))" office:value-type="string" office:string-value="Max ">
            <text:p>Max </text:p>
          </table:table-cell>
          <table:table-cell table:style-name="ce62" table:formula="of:=VLOOKUP([.C132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1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33];[$Techs.$S$1:.$W$9];5)" office:value-type="float" office:value="0">
            <text:p>0</text:p>
          </table:table-cell>
          <table:table-cell table:style-name="ce64" table:formula="of:=IF([.B133]=[.C133];&quot;Max&quot;;VLOOKUP([.B133];[$Techs.$S$1:.$W$9];3))" office:value-type="string" office:string-value="Max ">
            <text:p>Max </text:p>
          </table:table-cell>
          <table:table-cell table:style-name="ce63" table:formula="of:=VLOOKUP([.C133];[$Techs.$S$1:.$W$9];5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Capacity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134];[$Techs.$G$1:.$K$14];5)" office:value-type="float" office:value="0">
            <text:p>0</text:p>
          </table:table-cell>
          <table:table-cell table:style-name="ce6" table:formula="of:=IF([.B134]=[.C134];&quot;Max&quot;;VLOOKUP([.B134];[$Techs.$G$1:.$K$14];3))" office:value-type="float" office:value="50">
            <text:p>50 </text:p>
          </table:table-cell>
          <table:table-cell table:style-name="ce62" table:formula="of:=VLOOKUP([.C134];[$Techs.$G$1:.$K$14];5)" office:value-type="float" office:value="250">
            <text:p>2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135];[$Techs.$G$16:.$K$27];5)" office:value-type="float" office:value="0">
            <text:p>0</text:p>
          </table:table-cell>
          <table:table-cell table:style-name="ce6" table:formula="of:=IF([.B135]=[.C135];&quot;Max&quot;;VLOOKUP([.B135];[$Techs.$G$16:.$K$27];3))" office:value-type="float" office:value="50">
            <text:p>50 </text:p>
          </table:table-cell>
          <table:table-cell table:style-name="ce62" table:formula="of:=VLOOKUP([.C135];[$Techs.$G$16:.$K$27];5)" office:value-type="float" office:value="250">
            <text:p>2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11">
            <text:p>11</text:p>
          </table:table-cell>
          <table:table-cell table:style-name="ce56" office:value-type="float" office:value="22">
            <text:p>22</text:p>
          </table:table-cell>
          <table:table-cell table:style-name="ce62" table:formula="of:=VLOOKUP([.B136];[$Techs.$M$1:.$Q$24];5)" office:value-type="float" office:value="5280">
            <text:p>5,280</text:p>
          </table:table-cell>
          <table:table-cell table:style-name="ce6" table:formula="of:=IF([.B136]=[.C136];&quot;Max&quot;;VLOOKUP([.B136];[$Techs.$M$1:.$Q$24];3))" office:value-type="float" office:value="960">
            <text:p>960 </text:p>
          </table:table-cell>
          <table:table-cell table:style-name="ce62" table:formula="of:=VLOOKUP([.C136];[$Techs.$M$1:.$Q$24];5)" office:value-type="float" office:value="20240">
            <text:p>20,24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37];[$Techs.$S$21:.$W$26];5)" office:value-type="float" office:value="0">
            <text:p>0</text:p>
          </table:table-cell>
          <table:table-cell table:style-name="ce64" table:formula="of:=IF([.B137]=[.C137];&quot;Max&quot;;VLOOKUP([.B137];[$Techs.$S$21:.$W$26];3))" office:value-type="string" office:string-value="Max ">
            <text:p>Max </text:p>
          </table:table-cell>
          <table:table-cell table:style-name="ce63" table:formula="of:=VLOOKUP([.C137];[$Techs.$S$21:.$W$26];5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38];[$Techs.$S$11:.$W$18];5)" office:value-type="float" office:value="0">
            <text:p>0</text:p>
          </table:table-cell>
          <table:table-cell table:style-name="ce64" table:formula="of:=IF([.B138]=[.C138];&quot;Max&quot;;VLOOKUP([.B138];[$Techs.$S$11:.$W$18];3))" office:value-type="string" office:string-value="Max ">
            <text:p>Max </text:p>
          </table:table-cell>
          <table:table-cell table:style-name="ce63" table:formula="of:=VLOOKUP([.C138];[$Techs.$S$11:.$W$18];5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39];[$Techs.$S$1:.$W$9];5)" office:value-type="float" office:value="0">
            <text:p>0</text:p>
          </table:table-cell>
          <table:table-cell table:style-name="ce64" table:formula="of:=IF([.B139]=[.C139];&quot;Max&quot;;VLOOKUP([.B139];[$Techs.$S$1:.$W$9];3))" office:value-type="string" office:string-value="Max ">
            <text:p>Max </text:p>
          </table:table-cell>
          <table:table-cell table:style-name="ce63" table:formula="of:=VLOOKUP([.C139];[$Techs.$S$1:.$W$9];5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6" table:formula="of:=VLOOKUP([.B140];[$Techs.$S$28:.$W$36];5)" office:value-type="float" office:value="0">
            <text:p><text:s/>- </text:p>
          </table:table-cell>
          <table:table-cell table:style-name="ce6" table:formula="of:=IF([.B140]=[.C140];&quot;Max&quot;;VLOOKUP([.B140];[$Techs.$S$28:.$W$36];3))" office:value-type="float" office:value="75">
            <text:p>75 </text:p>
          </table:table-cell>
          <table:table-cell table:style-name="ce6" table:formula="of:=VLOOKUP([.C140];[$Techs.$S$28:.$W$36];5)" office:value-type="float" office:value="75">
            <text:p>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41];[$Techs.$A$12:.$E$18];5)" office:value-type="float" office:value="50">
            <text:p>50 </text:p>
          </table:table-cell>
          <table:table-cell table:style-name="ce6" table:formula="of:=IF([.B141]=[.C141];&quot;Max&quot;;VLOOKUP([.B141];[$Techs.$A$12:.$E$18];3))" office:value-type="string" office:string-value="Max ">
            <text:p>Max </text:p>
          </table:table-cell>
          <table:table-cell table:style-name="ce6" table:formula="of:=VLOOKUP([.C141];[$Techs.$A$12:.$E$18];5)" office:value-type="float" office:value="50">
            <text:p>5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42];[$Techs.$S$21:.$W$26];5)" office:value-type="float" office:value="0">
            <text:p><text:s/>- </text:p>
          </table:table-cell>
          <table:table-cell table:style-name="ce64" table:formula="of:=IF([.B142]=[.C142];&quot;Max&quot;;VLOOKUP([.B142];[$Techs.$S$21:.$W$26];3))" office:value-type="string" office:string-value="Max ">
            <text:p>Max </text:p>
          </table:table-cell>
          <table:table-cell table:style-name="ce64" table:formula="of:=VLOOKUP([.C142];[$Techs.$S$21:.$W$26];5)" office:value-type="float" office:value="0">
            <text:p><text:s/>-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43];[$Techs.$S$1:.$W$9];5)" office:value-type="float" office:value="0">
            <text:p><text:s/>- </text:p>
          </table:table-cell>
          <table:table-cell table:style-name="ce64" table:formula="of:=IF([.B143]=[.C143];&quot;Max&quot;;VLOOKUP([.B143];[$Techs.$S$1:.$W$9];3))" office:value-type="string" office:string-value="Max ">
            <text:p>Max </text:p>
          </table:table-cell>
          <table:table-cell table:style-name="ce64" table:formula="of:=VLOOKUP([.C143];[$Techs.$S$1:.$W$9];5)" office:value-type="float" office:value="0">
            <text:p><text:s/>-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6" table:formula="of:=VLOOKUP([.B144];[$Techs.$M$26:.$Q$32];5)" office:value-type="float" office:value="2750">
            <text:p>2,750 </text:p>
          </table:table-cell>
          <table:table-cell table:style-name="ce6" table:formula="of:=IF([.B144]=[.C144];&quot;Max&quot;;VLOOKUP([.B144];[$Techs.$M$26:.$Q$32];3))" office:value-type="float" office:value="1500">
            <text:p>1,500 </text:p>
          </table:table-cell>
          <table:table-cell table:style-name="ce6" table:formula="of:=VLOOKUP([.C144];[$Techs.$M$26:.$Q$32];5)" office:value-type="float" office:value="4250">
            <text:p>4,2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4">
            <text:p>4</text:p>
          </table:table-cell>
          <table:table-cell table:style-name="ce56" office:value-type="float" office:value="8">
            <text:p>8</text:p>
          </table:table-cell>
          <table:table-cell table:style-name="ce6" table:formula="of:=VLOOKUP([.B145];[$Techs.$A$28:.$E$37];5)" office:value-type="float" office:value="2780">
            <text:p>2,780 </text:p>
          </table:table-cell>
          <table:table-cell table:style-name="ce6" table:formula="of:=IF([.B145]=[.C145];&quot;Max&quot;;VLOOKUP([.B145];[$Techs.$A$28:.$E$37];3))" office:value-type="float" office:value="1500">
            <text:p>1,500 </text:p>
          </table:table-cell>
          <table:table-cell table:style-name="ce6" table:formula="of:=VLOOKUP([.C145];[$Techs.$A$28:.$E$37];5)" office:value-type="float" office:value="10580">
            <text:p>10,5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56" office:value-type="float" office:value="5">
            <text:p>5</text:p>
          </table:table-cell>
          <table:table-cell table:style-name="ce6" table:formula="of:=VLOOKUP([.B146];[$Techs.$A$20:.$E$26];5)" office:value-type="float" office:value="0">
            <text:p><text:s/>- </text:p>
          </table:table-cell>
          <table:table-cell table:style-name="ce6" table:formula="of:=IF([.B146]=[.C146];&quot;Max&quot;;VLOOKUP([.B146];[$Techs.$A$20:.$E$26];3))" office:value-type="float" office:value="60">
            <text:p>60 </text:p>
          </table:table-cell>
          <table:table-cell table:style-name="ce6" table:formula="of:=VLOOKUP([.C146];[$Techs.$A$20:.$E$26];5)" office:value-type="float" office:value="7060">
            <text:p>7,0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47];[$Techs.$S$11:.$W$18];5)" office:value-type="float" office:value="0">
            <text:p><text:s/>- </text:p>
          </table:table-cell>
          <table:table-cell table:style-name="ce64" table:formula="of:=IF([.B147]=[.C147];&quot;Max&quot;;VLOOKUP([.B147];[$Techs.$S$11:.$W$18];3))" office:value-type="string" office:string-value="Max ">
            <text:p>Max </text:p>
          </table:table-cell>
          <table:table-cell table:style-name="ce64" table:formula="of:=VLOOKUP([.C147];[$Techs.$S$11:.$W$18];5)" office:value-type="float" office:value="0">
            <text:p><text:s/>-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31:.D147])" office:value-type="float" office:value="20110">
            <text:p>20,110</text:p>
          </table:table-cell>
          <table:table-cell table:style-name="ce5" office:value-type="string">
            <text:p>Total</text:p>
          </table:table-cell>
          <table:table-cell table:style-name="ce65" table:formula="of:=SUM([.F131:.F147])" office:value-type="float" office:value="52005">
            <text:p>52,00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29];[.I$1:.K$1048576];3)-[.D148]" office:value-type="float" office:value="186">
            <text:p>186</text:p>
          </table:table-cell>
          <table:table-cell/>
          <table:table-cell table:style-name="ce61" table:formula="of:=[.F148]-[.F143]-[.F142]-[.F147]-[.F133]-[.F140]" office:value-type="float" office:value="51930">
            <text:p>51,93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70">
            <text:p>7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8">
            <text:p>8</text:p>
          </table:table-cell>
          <table:table-cell table:style-name="ce56" office:value-type="float" office:value="8">
            <text:p>8</text:p>
          </table:table-cell>
          <table:table-cell table:style-name="ce62" table:formula="of:=VLOOKUP([.B154];[$Techs.$A$1:.$E$10];5)" office:value-type="float" office:value="3550">
            <text:p>3,550</text:p>
          </table:table-cell>
          <table:table-cell table:style-name="ce6" table:formula="of:=IF([.B154]=[.C154];&quot;Max&quot;;VLOOKUP([.B154];[$Techs.$A$1:.$E$10];3))" office:value-type="string" office:string-value="Max ">
            <text:p>Max </text:p>
          </table:table-cell>
          <table:table-cell table:style-name="ce62" table:formula="of:=VLOOKUP([.C154];[$Techs.$A$1:.$E$10];5)" office:value-type="float" office:value="3550">
            <text:p>3,5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2" table:formula="of:=VLOOKUP([.B155];[$Techs.$G$29:.$K$35];5)" office:value-type="float" office:value="5700">
            <text:p>5,700</text:p>
          </table:table-cell>
          <table:table-cell table:style-name="ce6" table:formula="of:=IF([.B155]=[.C155];&quot;Max&quot;;VLOOKUP([.B155];[$Techs.$G$29:.$K$35];3))" office:value-type="string" office:string-value="Max ">
            <text:p>Max </text:p>
          </table:table-cell>
          <table:table-cell table:style-name="ce62" table:formula="of:=VLOOKUP([.C155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1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56];[$Techs.$S$1:.$W$9];5)" office:value-type="float" office:value="0">
            <text:p>0</text:p>
          </table:table-cell>
          <table:table-cell table:style-name="ce64" table:formula="of:=IF([.B156]=[.C156];&quot;Max&quot;;VLOOKUP([.B156];[$Techs.$S$1:.$W$9];3))" office:value-type="string" office:string-value="Max ">
            <text:p>Max </text:p>
          </table:table-cell>
          <table:table-cell table:style-name="ce63" table:formula="of:=VLOOKUP([.C156];[$Techs.$S$1:.$W$9];5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Capacity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157];[$Techs.$G$1:.$K$14];5)" office:value-type="float" office:value="0">
            <text:p>0</text:p>
          </table:table-cell>
          <table:table-cell table:style-name="ce6" table:formula="of:=IF([.B157]=[.C157];&quot;Max&quot;;VLOOKUP([.B157];[$Techs.$G$1:.$K$14];3))" office:value-type="float" office:value="50">
            <text:p>50 </text:p>
          </table:table-cell>
          <table:table-cell table:style-name="ce62" table:formula="of:=VLOOKUP([.C157];[$Techs.$G$1:.$K$14];5)" office:value-type="float" office:value="250">
            <text:p>2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2" table:formula="of:=VLOOKUP([.B158];[$Techs.$G$16:.$K$27];5)" office:value-type="float" office:value="0">
            <text:p>0</text:p>
          </table:table-cell>
          <table:table-cell table:style-name="ce6" table:formula="of:=IF([.B158]=[.C158];&quot;Max&quot;;VLOOKUP([.B158];[$Techs.$G$16:.$K$27];3))" office:value-type="float" office:value="50">
            <text:p>50 </text:p>
          </table:table-cell>
          <table:table-cell table:style-name="ce62" table:formula="of:=VLOOKUP([.C158];[$Techs.$G$16:.$K$27];5)" office:value-type="float" office:value="250">
            <text:p>2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14">
            <text:p>14</text:p>
          </table:table-cell>
          <table:table-cell table:style-name="ce56" office:value-type="float" office:value="22">
            <text:p>22</text:p>
          </table:table-cell>
          <table:table-cell table:style-name="ce62" table:formula="of:=VLOOKUP([.B159];[$Techs.$M$1:.$Q$24];5)" office:value-type="float" office:value="8400">
            <text:p>8,400</text:p>
          </table:table-cell>
          <table:table-cell table:style-name="ce6" table:formula="of:=IF([.B159]=[.C159];&quot;Max&quot;;VLOOKUP([.B159];[$Techs.$M$1:.$Q$24];3))" office:value-type="float" office:value="1200">
            <text:p>1,200 </text:p>
          </table:table-cell>
          <table:table-cell table:style-name="ce62" table:formula="of:=VLOOKUP([.C159];[$Techs.$M$1:.$Q$24];5)" office:value-type="float" office:value="20240">
            <text:p>20,24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60];[$Techs.$S$21:.$W$26];5)" office:value-type="float" office:value="0">
            <text:p>0</text:p>
          </table:table-cell>
          <table:table-cell table:style-name="ce64" table:formula="of:=IF([.B160]=[.C160];&quot;Max&quot;;VLOOKUP([.B160];[$Techs.$S$21:.$W$26];3))" office:value-type="string" office:string-value="Max ">
            <text:p>Max </text:p>
          </table:table-cell>
          <table:table-cell table:style-name="ce63" table:formula="of:=VLOOKUP([.C160];[$Techs.$S$21:.$W$26];5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61];[$Techs.$S$11:.$W$18];5)" office:value-type="float" office:value="0">
            <text:p>0</text:p>
          </table:table-cell>
          <table:table-cell table:style-name="ce64" table:formula="of:=IF([.B161]=[.C161];&quot;Max&quot;;VLOOKUP([.B161];[$Techs.$S$11:.$W$18];3))" office:value-type="string" office:string-value="Max ">
            <text:p>Max </text:p>
          </table:table-cell>
          <table:table-cell table:style-name="ce63" table:formula="of:=VLOOKUP([.C161];[$Techs.$S$11:.$W$18];5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3" table:formula="of:=VLOOKUP([.B162];[$Techs.$S$1:.$W$9];5)" office:value-type="float" office:value="0">
            <text:p>0</text:p>
          </table:table-cell>
          <table:table-cell table:style-name="ce64" table:formula="of:=IF([.B162]=[.C162];&quot;Max&quot;;VLOOKUP([.B162];[$Techs.$S$1:.$W$9];3))" office:value-type="string" office:string-value="Max ">
            <text:p>Max </text:p>
          </table:table-cell>
          <table:table-cell table:style-name="ce63" table:formula="of:=VLOOKUP([.C162];[$Techs.$S$1:.$W$9];5)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6" table:formula="of:=VLOOKUP([.B163];[$Techs.$S$28:.$W$36];5)" office:value-type="float" office:value="0">
            <text:p><text:s/>- </text:p>
          </table:table-cell>
          <table:table-cell table:style-name="ce6" table:formula="of:=IF([.B163]=[.C163];&quot;Max&quot;;VLOOKUP([.B163];[$Techs.$S$28:.$W$36];3))" office:value-type="float" office:value="75">
            <text:p>75 </text:p>
          </table:table-cell>
          <table:table-cell table:style-name="ce6" table:formula="of:=VLOOKUP([.C163];[$Techs.$S$28:.$W$36];5)" office:value-type="float" office:value="75">
            <text:p>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64];[$Techs.$A$12:.$E$18];5)" office:value-type="float" office:value="50">
            <text:p>50 </text:p>
          </table:table-cell>
          <table:table-cell table:style-name="ce6" table:formula="of:=IF([.B164]=[.C164];&quot;Max&quot;;VLOOKUP([.B164];[$Techs.$A$12:.$E$18];3))" office:value-type="string" office:string-value="Max ">
            <text:p>Max </text:p>
          </table:table-cell>
          <table:table-cell table:style-name="ce6" table:formula="of:=VLOOKUP([.C164];[$Techs.$A$12:.$E$18];5)" office:value-type="float" office:value="50">
            <text:p>5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65];[$Techs.$S$21:.$W$26];5)" office:value-type="float" office:value="0">
            <text:p><text:s/>- </text:p>
          </table:table-cell>
          <table:table-cell table:style-name="ce64" table:formula="of:=IF([.B165]=[.C165];&quot;Max&quot;;VLOOKUP([.B165];[$Techs.$S$21:.$W$26];3))" office:value-type="string" office:string-value="Max ">
            <text:p>Max </text:p>
          </table:table-cell>
          <table:table-cell table:style-name="ce64" table:formula="of:=VLOOKUP([.C165];[$Techs.$S$21:.$W$26];5)" office:value-type="float" office:value="0">
            <text:p><text:s/>-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66];[$Techs.$S$1:.$W$9];5)" office:value-type="float" office:value="0">
            <text:p><text:s/>- </text:p>
          </table:table-cell>
          <table:table-cell table:style-name="ce64" table:formula="of:=IF([.B166]=[.C166];&quot;Max&quot;;VLOOKUP([.B166];[$Techs.$S$1:.$W$9];3))" office:value-type="string" office:string-value="Max ">
            <text:p>Max </text:p>
          </table:table-cell>
          <table:table-cell table:style-name="ce64" table:formula="of:=VLOOKUP([.C166];[$Techs.$S$1:.$W$9];5)" office:value-type="float" office:value="0">
            <text:p><text:s/>-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" table:formula="of:=VLOOKUP([.B167];[$Techs.$M$26:.$Q$32];5)" office:value-type="float" office:value="4250">
            <text:p>4,250 </text:p>
          </table:table-cell>
          <table:table-cell table:style-name="ce6" table:formula="of:=IF([.B167]=[.C167];&quot;Max&quot;;VLOOKUP([.B167];[$Techs.$M$26:.$Q$32];3))" office:value-type="string" office:string-value="Max ">
            <text:p>Max </text:p>
          </table:table-cell>
          <table:table-cell table:style-name="ce6" table:formula="of:=VLOOKUP([.C167];[$Techs.$M$26:.$Q$32];5)" office:value-type="float" office:value="4250">
            <text:p>4,2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5">
            <text:p>5</text:p>
          </table:table-cell>
          <table:table-cell table:style-name="ce56" office:value-type="float" office:value="8">
            <text:p>8</text:p>
          </table:table-cell>
          <table:table-cell table:style-name="ce6" table:formula="of:=VLOOKUP([.B168];[$Techs.$A$28:.$E$37];5)" office:value-type="float" office:value="4280">
            <text:p>4,280 </text:p>
          </table:table-cell>
          <table:table-cell table:style-name="ce6" table:formula="of:=IF([.B168]=[.C168];&quot;Max&quot;;VLOOKUP([.B168];[$Techs.$A$28:.$E$37];3))" office:value-type="float" office:value="1800">
            <text:p>1,800 </text:p>
          </table:table-cell>
          <table:table-cell table:style-name="ce6" table:formula="of:=VLOOKUP([.C168];[$Techs.$A$28:.$E$37];5)" office:value-type="float" office:value="10580">
            <text:p>10,5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56" office:value-type="float" office:value="5">
            <text:p>5</text:p>
          </table:table-cell>
          <table:table-cell table:style-name="ce6" table:formula="of:=VLOOKUP([.B169];[$Techs.$A$20:.$E$26];5)" office:value-type="float" office:value="0">
            <text:p><text:s/>- </text:p>
          </table:table-cell>
          <table:table-cell table:style-name="ce6" table:formula="of:=IF([.B169]=[.C169];&quot;Max&quot;;VLOOKUP([.B169];[$Techs.$A$20:.$E$26];3))" office:value-type="float" office:value="60">
            <text:p>60 </text:p>
          </table:table-cell>
          <table:table-cell table:style-name="ce6" table:formula="of:=VLOOKUP([.C169];[$Techs.$A$20:.$E$26];5)" office:value-type="float" office:value="7060">
            <text:p>7,0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70];[$Techs.$S$11:.$W$18];5)" office:value-type="float" office:value="0">
            <text:p><text:s/>- </text:p>
          </table:table-cell>
          <table:table-cell table:style-name="ce64" table:formula="of:=IF([.B170]=[.C170];&quot;Max&quot;;VLOOKUP([.B170];[$Techs.$S$11:.$W$18];3))" office:value-type="string" office:string-value="Max ">
            <text:p>Max </text:p>
          </table:table-cell>
          <table:table-cell table:style-name="ce64" table:formula="of:=VLOOKUP([.C170];[$Techs.$S$11:.$W$18];5)" office:value-type="float" office:value="0">
            <text:p><text:s/>-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54:.D170])" office:value-type="float" office:value="26230">
            <text:p>26,230</text:p>
          </table:table-cell>
          <table:table-cell table:style-name="ce5" office:value-type="string">
            <text:p>Total</text:p>
          </table:table-cell>
          <table:table-cell table:style-name="ce65" table:formula="of:=SUM([.F154:.F170])" office:value-type="float" office:value="52005">
            <text:p>52,00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52];[.I$1:.K$1048576];3)-[.D171]" office:value-type="float" office:value="611">
            <text:p>611</text:p>
          </table:table-cell>
          <table:table-cell/>
          <table:table-cell table:style-name="ce61" table:formula="of:=[.F171]-[.F166]-[.F165]-[.F170]-[.F156]-[.F163]" office:value-type="float" office:value="51930">
            <text:p>51,930</text:p>
          </table:table-cell>
          <table:table-cell table:number-columns-repeated="250"/>
        </table:table-row>
        <table:table-row table:style-name="ro1" table:number-rows-repeated="85">
          <table:table-cell table:number-columns-repeated="256"/>
        </table:table-row>
        <table:table-row table:style-name="ro1">
          <table:table-cell table:number-columns-repeated="5"/>
          <table:table-cell/>
          <table:table-cell table:number-columns-repeated="250"/>
        </table:table-row>
        <table:table-row table:style-name="ro1" table:number-rows-repeated="10483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ndine" table:style-name="ta8" table:print="false">
        <table:table-column table:style-name="co2" table:default-cell-style-name="ce18"/>
        <table:table-column table:style-name="co3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40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41" table:number-columns-repeated="2" table:default-cell-style-name="Default"/>
        <table:table-column table:style-name="co8" table:number-columns-repeated="245" table:default-cell-style-name="Default"/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office:value-type="string">
            <text:p>Undine</text:p>
          </table:table-cell>
          <table:table-cell table:number-columns-repeated="3"/>
          <table:table-cell office:value-type="string">
            <text:p>Undine</text:p>
          </table:table-cell>
          <table:table-cell table:style-name="ce35" office:value-type="string">
            <text:p>Credit Count Per Glvl</text:p>
          </table:table-cell>
          <table:table-cell table:style-name="ce35" office:value-type="string" office:string-value="Accumulated Credits">
            <text:p>Accumulated Credits </text:p>
          </table:table-cell>
          <table:table-cell table:number-columns-repeated="245"/>
        </table:table-row>
        <table:table-row table:style-name="ro1">
          <table:table-cell table:number-columns-repeated="4"/>
          <table:table-cell office:value-type="string">
            <text:p>Reinforce</text:p>
          </table:table-cell>
          <table:table-cell office:value-type="string">
            <text:p>Moun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6" office:value-type="float" office:value="0">
            <text:p><text:s/>-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Skills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6" office:value-type="float" office:value="125">
            <text:p>125 </text:p>
          </table:table-cell>
          <table:table-cell table:style-name="ce6" table:formula="of:=[.K2]+[.J3]" office:value-type="float" office:value="125">
            <text:p>125 </text:p>
          </table:table-cell>
          <table:table-cell table:number-columns-repeated="245"/>
        </table:table-row>
        <table:table-row table:style-name="ro1">
          <table:table-cell office:value-type="string">
            <text:p>Critical hit </text:p>
          </table:table-cell>
          <table:table-cell table:formula="of:=[$'Skill &amp; Tech'.C2]"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6" table:formula="of:=[.J3]+9" office:value-type="float" office:value="134">
            <text:p>134 </text:p>
          </table:table-cell>
          <table:table-cell table:style-name="ce6" table:formula="of:=[.K3]+[.J4]" office:value-type="float" office:value="259">
            <text:p>259 </text:p>
          </table:table-cell>
          <table:table-cell table:number-columns-repeated="245"/>
        </table:table-row>
        <table:table-row table:style-name="ro1">
          <table:table-cell office:value-type="string">
            <text:p>Death from Above </text:p>
          </table:table-cell>
          <table:table-cell table:formula="of:=[$'Skill &amp; Tech'.C3]" office:value-type="float" office:value="3">
            <text:p>3</text:p>
          </table:table-cell>
          <table:table-cell office:value-type="float" office:value="40">
            <text:p>40</text:p>
          </table:table-cell>
          <table:table-cell/>
          <table:table-cell office:value-type="float" office:value="66">
            <text:p>66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6" table:formula="of:=[.J4]+9" office:value-type="float" office:value="143">
            <text:p>143 </text:p>
          </table:table-cell>
          <table:table-cell table:style-name="ce6" table:formula="of:=[.K4]+[.J5]" office:value-type="float" office:value="402">
            <text:p>402 </text:p>
          </table:table-cell>
          <table:table-cell table:number-columns-repeated="245"/>
        </table:table-row>
        <table:table-row table:style-name="ro1">
          <table:table-cell office:value-type="string">
            <text:p>Defend</text:p>
          </table:table-cell>
          <table:table-cell table:formula="of:=[$'Skill &amp; Tech'.C4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5">
            <text:p>5</text:p>
          </table:table-cell>
          <table:table-cell table:style-name="ce6" table:formula="of:=[.J5]+9" office:value-type="float" office:value="152">
            <text:p>152 </text:p>
          </table:table-cell>
          <table:table-cell table:style-name="ce6" table:formula="of:=[.K5]+[.J6]" office:value-type="float" office:value="554">
            <text:p>554 </text:p>
          </table:table-cell>
          <table:table-cell table:number-columns-repeated="245"/>
        </table:table-row>
        <table:table-row table:style-name="ro1">
          <table:table-cell office:value-type="string">
            <text:p>Punch</text:p>
          </table:table-cell>
          <table:table-cell table:formula="of:=[$'Skill &amp; Tech'.C5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6">
            <text:p>6</text:p>
          </table:table-cell>
          <table:table-cell table:style-name="ce6" table:formula="of:=[.J6]+9" office:value-type="float" office:value="161">
            <text:p>161 </text:p>
          </table:table-cell>
          <table:table-cell table:style-name="ce6" table:formula="of:=[.K6]+[.J7]" office:value-type="float" office:value="715">
            <text:p>715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Jump Jet</text:p>
          </table:table-cell>
          <table:table-cell table:formula="of:=[$'Skill &amp; Tech'.C6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7">
            <text:p>7</text:p>
          </table:table-cell>
          <table:table-cell table:style-name="ce6" table:formula="of:=[.J7]+9" office:value-type="float" office:value="170">
            <text:p>170 </text:p>
          </table:table-cell>
          <table:table-cell table:style-name="ce6" table:formula="of:=[.K7]+[.J8]" office:value-type="float" office:value="885">
            <text:p>885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Kick</text:p>
          </table:table-cell>
          <table:table-cell table:formula="of:=[$'Skill &amp; Tech'.C7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8">
            <text:p>8</text:p>
          </table:table-cell>
          <table:table-cell table:style-name="ce6" table:formula="of:=[.J8]+9" office:value-type="float" office:value="179">
            <text:p>179 </text:p>
          </table:table-cell>
          <table:table-cell table:style-name="ce6" table:formula="of:=[.K8]+[.J9]" office:value-type="float" office:value="1064">
            <text:p>1,064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Heat Management</text:p>
          </table:table-cell>
          <table:table-cell table:formula="of:=[$'Skill &amp; Tech'.C8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9">
            <text:p>9</text:p>
          </table:table-cell>
          <table:table-cell table:style-name="ce6" table:formula="of:=[.J9]+9" office:value-type="float" office:value="188">
            <text:p>188 </text:p>
          </table:table-cell>
          <table:table-cell table:style-name="ce6" table:formula="of:=[.K9]+[.J10]" office:value-type="float" office:value="1252">
            <text:p>1,252 </text:p>
          </table:table-cell>
          <table:table-cell table:number-columns-repeated="245"/>
        </table:table-row>
        <table:table-row table:style-name="ro1">
          <table:table-cell table:style-name="ce24" office:value-type="string">
            <text:p>Transpose</text:p>
          </table:table-cell>
          <table:table-cell table:style-name="ce24" table:formula="of:=[$'Skill &amp; Tech'.C9]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number-columns-repeated="5"/>
          <table:table-cell office:value-type="float" office:value="10">
            <text:p>10</text:p>
          </table:table-cell>
          <table:table-cell table:style-name="ce6" table:formula="of:=[.J10]+9" office:value-type="float" office:value="197">
            <text:p>197 </text:p>
          </table:table-cell>
          <table:table-cell table:style-name="ce6" table:formula="of:=[.K10]+[.J11]" office:value-type="float" office:value="1449">
            <text:p>1,449 </text:p>
          </table:table-cell>
          <table:table-cell table:number-columns-repeated="245"/>
        </table:table-row>
        <table:table-row table:style-name="ro1">
          <table:table-cell office:value-type="string">
            <text:p>Gunner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1">
            <text:p>11</text:p>
          </table:table-cell>
          <table:table-cell table:style-name="ce6" table:formula="of:=[.J11]+9" office:value-type="float" office:value="206">
            <text:p>206 </text:p>
          </table:table-cell>
          <table:table-cell table:style-name="ce6" table:formula="of:=[.K11]+[.J12]" office:value-type="float" office:value="1655">
            <text:p>1,655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Pilotin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2">
            <text:p>12</text:p>
          </table:table-cell>
          <table:table-cell table:style-name="ce6" table:formula="of:=[.J12]+9" office:value-type="float" office:value="215">
            <text:p>215 </text:p>
          </table:table-cell>
          <table:table-cell table:style-name="ce6" table:formula="of:=[.K12]+[.J13]" office:value-type="float" office:value="1870">
            <text:p>1,870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table:style-name="ce6" table:formula="of:=[.J13]+9" office:value-type="float" office:value="224">
            <text:p>224 </text:p>
          </table:table-cell>
          <table:table-cell table:style-name="ce6" table:formula="of:=[.K13]+[.J14]" office:value-type="float" office:value="2094">
            <text:p>2,094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style-name="ce6"/>
          <table:table-cell/>
          <table:table-cell office:value-type="float" office:value="14">
            <text:p>14</text:p>
          </table:table-cell>
          <table:table-cell table:style-name="ce6" table:formula="of:=[.J14]+9" office:value-type="float" office:value="233">
            <text:p>233 </text:p>
          </table:table-cell>
          <table:table-cell table:style-name="ce6" table:formula="of:=[.K14]+[.J15]" office:value-type="float" office:value="2327">
            <text:p>2,327 </text:p>
          </table:table-cell>
          <table:table-cell table:number-columns-repeated="245"/>
        </table:table-row>
        <table:table-row table:style-name="ro1">
          <table:table-cell office:value-type="string">
            <text:p>Blow Absorption</text:p>
          </table:table-cell>
          <table:table-cell office:value-type="float" office:value="0">
            <text:p>0</text:p>
          </table:table-cell>
          <table:table-cell table:style-name="ce19" table:formula="of:=[$'Skill &amp; Tech'.E14]" office:value-type="float" office:value="7">
            <text:p>7</text:p>
          </table:table-cell>
          <table:table-cell table:style-name="ce6" table:formula="of:=VLOOKUP([.B16];[$Techs.$A$1:.$E$10];5)" office:value-type="float" office:value="0">
            <text:p><text:s/>- </text:p>
          </table:table-cell>
          <table:table-cell table:style-name="ce6" table:formula="of:=IF([.B16]=[.C16];&quot;Max&quot;;VLOOKUP([.B16];[$Techs.$A$1:.$E$10];3))" office:value-type="float" office:value="50">
            <text:p>50 </text:p>
          </table:table-cell>
          <table:table-cell table:style-name="ce61" table:formula="of:=VLOOKUP([.C16];[$Techs.$A$1:.$E$10];5)" office:value-type="float" office:value="2750">
            <text:p>2,750</text:p>
          </table:table-cell>
          <table:table-cell table:style-name="ce6"/>
          <table:table-cell/>
          <table:table-cell office:value-type="float" office:value="15">
            <text:p>15</text:p>
          </table:table-cell>
          <table:table-cell table:style-name="ce6" table:formula="of:=[.J15]+9" office:value-type="float" office:value="242">
            <text:p>242 </text:p>
          </table:table-cell>
          <table:table-cell table:style-name="ce6" table:formula="of:=[.K15]+[.J16]" office:value-type="float" office:value="2569">
            <text:p>2,569 </text:p>
          </table:table-cell>
          <table:table-cell table:number-columns-repeated="245"/>
        </table:table-row>
        <table:table-row table:style-name="ro1">
          <table:table-cell office:value-type="string">
            <text:p>Cargo Truck</text:p>
          </table:table-cell>
          <table:table-cell office:value-type="float" office:value="0">
            <text:p>0</text:p>
          </table:table-cell>
          <table:table-cell table:style-name="ce19" table:formula="of:=[$'Skill &amp; Tech'.E15]" office:value-type="float" office:value="5">
            <text:p>5</text:p>
          </table:table-cell>
          <table:table-cell table:style-name="ce6" table:formula="of:=VLOOKUP([.B17];[$Techs.$G$29:.$K$35];5)" office:value-type="float" office:value="0">
            <text:p><text:s/>- </text:p>
          </table:table-cell>
          <table:table-cell table:style-name="ce6" table:formula="of:=IF([.B17]=[.C17];&quot;Max&quot;;VLOOKUP([.B17];[$Techs.$G$29:.$K$35];3))" office:value-type="float" office:value="100">
            <text:p>100 </text:p>
          </table:table-cell>
          <table:table-cell table:style-name="ce61" table:formula="of:=VLOOKUP([.C17];[$Techs.$G$29:.$K$35];5)" office:value-type="float" office:value="5700">
            <text:p>5,700</text:p>
          </table:table-cell>
          <table:table-cell table:style-name="ce6"/>
          <table:table-cell/>
          <table:table-cell office:value-type="float" office:value="16">
            <text:p>16</text:p>
          </table:table-cell>
          <table:table-cell table:style-name="ce6" table:formula="of:=[.J16]+9" office:value-type="float" office:value="251">
            <text:p>251 </text:p>
          </table:table-cell>
          <table:table-cell table:style-name="ce6" table:formula="of:=[.K16]+[.J17]" office:value-type="float" office:value="2820">
            <text:p>2,82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table:formula="of:=[$'Skill &amp; Tech'.E16]" office:value-type="float" office:value="7">
            <text:p>7</text:p>
          </table:table-cell>
          <table:table-cell table:style-name="ce64" table:formula="of:=VLOOKUP([.B18];[$Techs.$S$1:.$W$9];5)" office:value-type="float" office:value="0">
            <text:p><text:s/>- </text:p>
          </table:table-cell>
          <table:table-cell table:style-name="ce64" table:formula="of:=IF([.B18]=[.C18];&quot;Max&quot;;VLOOKUP([.B18];[$Techs.$S$1:.$W$9];3))" office:value-type="float" office:value="0">
            <text:p><text:s/>- </text:p>
          </table:table-cell>
          <table:table-cell table:style-name="ce63" table:formula="of:=VLOOKUP([.C18];[$Techs.$S$1:.$W$9];5)" office:value-type="float" office:value="6750">
            <text:p>6,750</text:p>
          </table:table-cell>
          <table:table-cell table:style-name="ce6"/>
          <table:table-cell/>
          <table:table-cell office:value-type="float" office:value="17">
            <text:p>17</text:p>
          </table:table-cell>
          <table:table-cell table:style-name="ce6" table:formula="of:=[.J17]+9" office:value-type="float" office:value="260">
            <text:p>260 </text:p>
          </table:table-cell>
          <table:table-cell table:style-name="ce6" table:formula="of:=[.K17]+[.J18]" office:value-type="float" office:value="3080">
            <text:p>3,08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table:formula="of:=[$'Skill &amp; Tech'.E17]" office:value-type="float" office:value="4">
            <text:p>4</text:p>
          </table:table-cell>
          <table:table-cell table:style-name="ce64" table:formula="of:=VLOOKUP([.B19];[$Techs.$G$1:.$K$14];5)" office:value-type="float" office:value="0">
            <text:p><text:s/>- </text:p>
          </table:table-cell>
          <table:table-cell table:style-name="ce64" table:formula="of:=IF([.B19]=[.C19];&quot;Max&quot;;VLOOKUP([.B19];[$Techs.$G$1:.$K$14];3))" office:value-type="float" office:value="50">
            <text:p>50 </text:p>
          </table:table-cell>
          <table:table-cell table:style-name="ce63" table:formula="of:=VLOOKUP([.C19];[$Techs.$G$1:.$K$14];5)" office:value-type="float" office:value="950">
            <text:p>950</text:p>
          </table:table-cell>
          <table:table-cell table:style-name="ce6"/>
          <table:table-cell/>
          <table:table-cell office:value-type="float" office:value="18">
            <text:p>18</text:p>
          </table:table-cell>
          <table:table-cell table:style-name="ce6" table:formula="of:=[.J18]+9" office:value-type="float" office:value="269">
            <text:p>269 </text:p>
          </table:table-cell>
          <table:table-cell table:style-name="ce6" table:formula="of:=[.K18]+[.J19]" office:value-type="float" office:value="3349">
            <text:p>3,349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table:style-name="ce5" office:value-type="float" office:value="0">
            <text:p>0</text:p>
          </table:table-cell>
          <table:table-cell table:style-name="ce56" table:formula="of:=[$'Skill &amp; Tech'.E18]" office:value-type="float" office:value="4">
            <text:p>4</text:p>
          </table:table-cell>
          <table:table-cell table:style-name="ce6" table:formula="of:=VLOOKUP([.B20];[$Techs.$G$16:.$K$27];5)" office:value-type="float" office:value="0">
            <text:p><text:s/>- </text:p>
          </table:table-cell>
          <table:table-cell table:style-name="ce6" table:formula="of:=IF([.B20]=[.C20];&quot;Max&quot;;VLOOKUP([.B20];[$Techs.$G$16:.$K$27];3))" office:value-type="float" office:value="50">
            <text:p>50 </text:p>
          </table:table-cell>
          <table:table-cell table:style-name="ce62" table:formula="of:=VLOOKUP([.C20];[$Techs.$G$16:.$K$27];5)" office:value-type="float" office:value="950">
            <text:p>950</text:p>
          </table:table-cell>
          <table:table-cell table:style-name="ce6"/>
          <table:table-cell/>
          <table:table-cell office:value-type="float" office:value="19">
            <text:p>19</text:p>
          </table:table-cell>
          <table:table-cell table:style-name="ce6" table:formula="of:=[.J19]+9" office:value-type="float" office:value="278">
            <text:p>278 </text:p>
          </table:table-cell>
          <table:table-cell table:style-name="ce6" table:formula="of:=[.K19]+[.J20]" office:value-type="float" office:value="3627">
            <text:p>3,627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table:style-name="ce5" office:value-type="float" office:value="0">
            <text:p>0</text:p>
          </table:table-cell>
          <table:table-cell table:style-name="ce56" table:formula="of:=[$'Skill &amp; Tech'.E19]" office:value-type="float" office:value="20">
            <text:p>20</text:p>
          </table:table-cell>
          <table:table-cell table:style-name="ce6" table:formula="of:=VLOOKUP([.B21];[$Techs.$M$1:.$Q$24];5)" office:value-type="float" office:value="0">
            <text:p><text:s/>- </text:p>
          </table:table-cell>
          <table:table-cell table:style-name="ce6" table:formula="of:=IF([.B21]=[.C21];&quot;Max&quot;;VLOOKUP([.B21];[$Techs.$M$1:.$Q$24];3))" office:value-type="float" office:value="80">
            <text:p>80 </text:p>
          </table:table-cell>
          <table:table-cell table:style-name="ce62" table:formula="of:=VLOOKUP([.C21];[$Techs.$M$1:.$Q$24];5)" office:value-type="float" office:value="16800">
            <text:p>16,800</text:p>
          </table:table-cell>
          <table:table-cell table:style-name="ce6"/>
          <table:table-cell/>
          <table:table-cell office:value-type="float" office:value="20">
            <text:p>20</text:p>
          </table:table-cell>
          <table:table-cell table:style-name="ce6" table:formula="of:=[.J20]+9" office:value-type="float" office:value="287">
            <text:p>287 </text:p>
          </table:table-cell>
          <table:table-cell table:style-name="ce6" table:formula="of:=[.K20]+[.J21]" office:value-type="float" office:value="3914">
            <text:p>3,914 </text:p>
          </table:table-cell>
          <table:table-cell table:number-columns-repeated="245"/>
        </table:table-row>
        <table:table-row table:style-name="ro1">
          <table:table-cell table:style-name="ce67" office:value-type="string">
            <text:p>Missile Ammo</text:p>
          </table:table-cell>
          <table:table-cell table:style-name="ce69" office:value-type="float" office:value="0">
            <text:p>0</text:p>
          </table:table-cell>
          <table:table-cell table:style-name="ce80" table:formula="of:=[$'Skill &amp; Tech'.E20]" office:value-type="float" office:value="1">
            <text:p>1</text:p>
          </table:table-cell>
          <table:table-cell table:style-name="ce6" table:formula="of:=VLOOKUP([.B22];[$Techs.$S$21:.$W$26];5)" office:value-type="float" office:value="0">
            <text:p><text:s/>- </text:p>
          </table:table-cell>
          <table:table-cell table:style-name="ce6" table:formula="of:=IF([.B22]=[.C22];&quot;Max&quot;;VLOOKUP([.B22];[$Techs.$S$21:.$W$26];3))" office:value-type="float" office:value="200">
            <text:p>200 </text:p>
          </table:table-cell>
          <table:table-cell table:style-name="ce82" table:formula="of:=VLOOKUP([.C22];[$Techs.$S$21:.$W$26];5)" office:value-type="float" office:value="200">
            <text:p>200</text:p>
          </table:table-cell>
          <table:table-cell table:style-name="ce6"/>
          <table:table-cell/>
          <table:table-cell office:value-type="float" office:value="21">
            <text:p>21</text:p>
          </table:table-cell>
          <table:table-cell table:style-name="ce6" table:formula="of:=[.J21]+9" office:value-type="float" office:value="296">
            <text:p>296 </text:p>
          </table:table-cell>
          <table:table-cell table:style-name="ce6" table:formula="of:=[.K21]+[.J22]" office:value-type="float" office:value="4210">
            <text:p>4,210 </text:p>
          </table:table-cell>
          <table:table-cell table:number-columns-repeated="245"/>
        </table:table-row>
        <table:table-row table:style-name="ro1">
          <table:table-cell table:style-name="ce67" office:value-type="string">
            <text:p>Missile Guidance</text:p>
          </table:table-cell>
          <table:table-cell table:style-name="ce69" office:value-type="float" office:value="0">
            <text:p>0</text:p>
          </table:table-cell>
          <table:table-cell table:style-name="ce80" table:formula="of:=[$'Skill &amp; Tech'.E21]" office:value-type="float" office:value="6">
            <text:p>6</text:p>
          </table:table-cell>
          <table:table-cell table:style-name="ce6" table:formula="of:=VLOOKUP([.B23];[$Techs.$S$11:.$W$18];5)" office:value-type="float" office:value="0">
            <text:p><text:s/>- </text:p>
          </table:table-cell>
          <table:table-cell table:style-name="ce6" table:formula="of:=IF([.B23]=[.C23];&quot;Max&quot;;VLOOKUP([.B23];[$Techs.$S$11:.$W$18];3))" office:value-type="float" office:value="70">
            <text:p>70 </text:p>
          </table:table-cell>
          <table:table-cell table:style-name="ce82" table:formula="of:=VLOOKUP([.C23];[$Techs.$S$11:.$W$18];5)" office:value-type="float" office:value="6070">
            <text:p>6,070</text:p>
          </table:table-cell>
          <table:table-cell table:style-name="ce6"/>
          <table:table-cell/>
          <table:table-cell office:value-type="float" office:value="22">
            <text:p>22</text:p>
          </table:table-cell>
          <table:table-cell table:style-name="ce6" table:formula="of:=[.J22]+9" office:value-type="float" office:value="305">
            <text:p>305 </text:p>
          </table:table-cell>
          <table:table-cell table:style-name="ce6" table:formula="of:=[.K22]+[.J23]" office:value-type="float" office:value="4515">
            <text:p>4,515 </text:p>
          </table:table-cell>
          <table:table-cell table:number-columns-repeated="245"/>
        </table:table-row>
        <table:table-row table:style-name="ro1">
          <table:table-cell table:style-name="ce67" office:value-type="string">
            <text:p>Missile Weapons</text:p>
          </table:table-cell>
          <table:table-cell table:style-name="ce69" office:value-type="float" office:value="0">
            <text:p>0</text:p>
          </table:table-cell>
          <table:table-cell table:style-name="ce80" table:formula="of:=[$'Skill &amp; Tech'.E22]" office:value-type="float" office:value="7">
            <text:p>7</text:p>
          </table:table-cell>
          <table:table-cell table:style-name="ce6" table:formula="of:=VLOOKUP([.B24];[$Techs.$S$1:.$W$9];5)" office:value-type="float" office:value="0">
            <text:p><text:s/>- </text:p>
          </table:table-cell>
          <table:table-cell table:style-name="ce6" table:formula="of:=IF([.B24]=[.C24];&quot;Max&quot;;VLOOKUP([.B24];[$Techs.$S$1:.$W$9];3))" office:value-type="float" office:value="0">
            <text:p><text:s/>- </text:p>
          </table:table-cell>
          <table:table-cell table:style-name="ce82" table:formula="of:=VLOOKUP([.C24];[$Techs.$S$1:.$W$9];5)" office:value-type="float" office:value="6750">
            <text:p>6,750</text:p>
          </table:table-cell>
          <table:table-cell table:style-name="ce6"/>
          <table:table-cell/>
          <table:table-cell office:value-type="float" office:value="23">
            <text:p>23</text:p>
          </table:table-cell>
          <table:table-cell table:style-name="ce6" table:formula="of:=[.J23]+9" office:value-type="float" office:value="314">
            <text:p>314 </text:p>
          </table:table-cell>
          <table:table-cell table:style-name="ce6" table:formula="of:=[.K23]+[.J24]" office:value-type="float" office:value="4829">
            <text:p>4,829 </text:p>
          </table:table-cell>
          <table:table-cell table:number-columns-repeated="245"/>
        </table:table-row>
        <table:table-row table:style-name="ro1">
          <table:table-cell table:style-name="ce68" office:value-type="string">
            <text:p>Plasma Focusing</text:p>
          </table:table-cell>
          <table:table-cell table:style-name="ce70" office:value-type="float" office:value="0">
            <text:p>0</text:p>
          </table:table-cell>
          <table:table-cell table:style-name="ce81" table:formula="of:=[$'Skill &amp; Tech'.E23]" office:value-type="float" office:value="7">
            <text:p>7</text:p>
          </table:table-cell>
          <table:table-cell table:style-name="ce64" table:formula="of:=VLOOKUP([.B25];[$Techs.$S$28:.$W$36];5)" office:value-type="float" office:value="0">
            <text:p><text:s/>- </text:p>
          </table:table-cell>
          <table:table-cell table:style-name="ce64" table:formula="of:=IF([.B25]=[.C25];&quot;Max&quot;;VLOOKUP([.B25];[$Techs.$S$28:.$W$36];3))" office:value-type="float" office:value="75">
            <text:p>75 </text:p>
          </table:table-cell>
          <table:table-cell table:style-name="ce64" table:formula="of:=VLOOKUP([.C25];[$Techs.$S$28:.$W$36];5)" office:value-type="float" office:value="2975">
            <text:p>2,975 </text:p>
          </table:table-cell>
          <table:table-cell table:style-name="ce6"/>
          <table:table-cell/>
          <table:table-cell office:value-type="float" office:value="24">
            <text:p>24</text:p>
          </table:table-cell>
          <table:table-cell table:style-name="ce6" table:formula="of:=[.J24]+9" office:value-type="float" office:value="323">
            <text:p>323 </text:p>
          </table:table-cell>
          <table:table-cell table:style-name="ce6" table:formula="of:=[.K24]+[.J25]" office:value-type="float" office:value="5152">
            <text:p>5,152 </text:p>
          </table:table-cell>
          <table:table-cell table:number-columns-repeated="245"/>
        </table:table-row>
        <table:table-row table:style-name="ro1">
          <table:table-cell table:style-name="ce67" office:value-type="string">
            <text:p>Point Defense</text:p>
          </table:table-cell>
          <table:table-cell table:style-name="ce69" office:value-type="float" office:value="0">
            <text:p>0</text:p>
          </table:table-cell>
          <table:table-cell table:style-name="ce80" table:formula="of:=[$'Skill &amp; Tech'.E24]" office:value-type="float" office:value="2">
            <text:p>2</text:p>
          </table:table-cell>
          <table:table-cell table:style-name="ce6" table:formula="of:=VLOOKUP([.B26];[$Techs.$A$12:.$E$18];5)" office:value-type="float" office:value="0">
            <text:p><text:s/>- </text:p>
          </table:table-cell>
          <table:table-cell table:style-name="ce6" table:formula="of:=IF([.B26]=[.C26];&quot;Max&quot;;VLOOKUP([.B26];[$Techs.$A$12:.$E$18];3))" office:value-type="float" office:value="50">
            <text:p>50 </text:p>
          </table:table-cell>
          <table:table-cell table:style-name="ce6" table:formula="of:=VLOOKUP([.C26];[$Techs.$A$12:.$E$18];5)" office:value-type="float" office:value="200">
            <text:p>200 </text:p>
          </table:table-cell>
          <table:table-cell table:style-name="ce6"/>
          <table:table-cell/>
          <table:table-cell office:value-type="float" office:value="25">
            <text:p>25</text:p>
          </table:table-cell>
          <table:table-cell table:style-name="ce6" table:formula="of:=[.J25]+9" office:value-type="float" office:value="332">
            <text:p>332 </text:p>
          </table:table-cell>
          <table:table-cell table:style-name="ce6" table:formula="of:=[.K25]+[.J26]" office:value-type="float" office:value="5484">
            <text:p>5,484 </text:p>
          </table:table-cell>
          <table:table-cell table:number-columns-repeated="245"/>
        </table:table-row>
        <table:table-row table:style-name="ro1">
          <table:table-cell table:style-name="ce68" office:value-type="string">
            <text:p>Projectile Ammo</text:p>
          </table:table-cell>
          <table:table-cell table:style-name="ce70" office:value-type="float" office:value="0">
            <text:p>0</text:p>
          </table:table-cell>
          <table:table-cell table:style-name="ce81" table:formula="of:=[$'Skill &amp; Tech'.E25]" office:value-type="float" office:value="1">
            <text:p>1</text:p>
          </table:table-cell>
          <table:table-cell table:style-name="ce64" table:formula="of:=VLOOKUP([.B27];[$Techs.$S$21:.$W$26];5)" office:value-type="float" office:value="0">
            <text:p><text:s/>- </text:p>
          </table:table-cell>
          <table:table-cell table:style-name="ce64" table:formula="of:=IF([.B27]=[.C27];&quot;Max&quot;;VLOOKUP([.B27];[$Techs.$S$21:.$W$26];3))" office:value-type="float" office:value="200">
            <text:p>200 </text:p>
          </table:table-cell>
          <table:table-cell table:style-name="ce64" table:formula="of:=IF([.C27]=[.E27];&quot;Max&quot;;VLOOKUP([.C27];[$Techs.$S$21:.$W$26];5))" office:value-type="float" office:value="200">
            <text:p>200 </text:p>
          </table:table-cell>
          <table:table-cell table:style-name="ce6"/>
          <table:table-cell/>
          <table:table-cell office:value-type="float" office:value="26">
            <text:p>26</text:p>
          </table:table-cell>
          <table:table-cell table:style-name="ce6" table:formula="of:=[.J26]+9" office:value-type="float" office:value="341">
            <text:p>341 </text:p>
          </table:table-cell>
          <table:table-cell table:style-name="ce6" table:formula="of:=[.K26]+[.J27]" office:value-type="float" office:value="5825">
            <text:p>5,825 </text:p>
          </table:table-cell>
          <table:table-cell table:number-columns-repeated="245"/>
        </table:table-row>
        <table:table-row table:style-name="ro1">
          <table:table-cell table:style-name="ce68" office:value-type="string">
            <text:p>Projectile Weapons</text:p>
          </table:table-cell>
          <table:table-cell table:style-name="ce70" office:value-type="float" office:value="0">
            <text:p>0</text:p>
          </table:table-cell>
          <table:table-cell table:style-name="ce81" table:formula="of:=[$'Skill &amp; Tech'.E26]" office:value-type="float" office:value="7">
            <text:p>7</text:p>
          </table:table-cell>
          <table:table-cell table:style-name="ce64" table:formula="of:=VLOOKUP([.B28];[$Techs.$S$1:.$W$9];5)" office:value-type="float" office:value="0">
            <text:p><text:s/>- </text:p>
          </table:table-cell>
          <table:table-cell table:style-name="ce64" table:formula="of:=IF([.B28]=[.C28];&quot;Max&quot;;VLOOKUP([.B28];[$Techs.$S$1:.$W$9];3))" office:value-type="float" office:value="0">
            <text:p><text:s/>- </text:p>
          </table:table-cell>
          <table:table-cell table:style-name="ce64" table:formula="of:=VLOOKUP([.C28];[$Techs.$S$1:.$W$9];5)" office:value-type="float" office:value="6750">
            <text:p>6,750 </text:p>
          </table:table-cell>
          <table:table-cell table:style-name="ce6"/>
          <table:table-cell/>
          <table:table-cell office:value-type="float" office:value="27">
            <text:p>27</text:p>
          </table:table-cell>
          <table:table-cell table:style-name="ce6" table:formula="of:=[.J27]+9" office:value-type="float" office:value="350">
            <text:p>350 </text:p>
          </table:table-cell>
          <table:table-cell table:style-name="ce6" table:formula="of:=[.K27]+[.J28]" office:value-type="float" office:value="6175">
            <text:p>6,17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0">
            <text:p>0</text:p>
          </table:table-cell>
          <table:table-cell table:style-name="ce56" table:formula="of:=[$'Skill &amp; Tech'.E27]" office:value-type="float" office:value="4">
            <text:p>4</text:p>
          </table:table-cell>
          <table:table-cell table:style-name="ce6" table:formula="of:=VLOOKUP([.B29];[$Techs.$M$26:.$Q$32];5)" office:value-type="float" office:value="0">
            <text:p><text:s/>- </text:p>
          </table:table-cell>
          <table:table-cell table:style-name="ce6" table:formula="of:=IF([.B29]=[.C29];&quot;Max&quot;;VLOOKUP([.B29];[$Techs.$M$26:.$Q$32];3))" office:value-type="float" office:value="80">
            <text:p>80 </text:p>
          </table:table-cell>
          <table:table-cell table:style-name="ce6" table:formula="of:=VLOOKUP([.C29];[$Techs.$M$26:.$Q$32];5)" office:value-type="float" office:value="2750">
            <text:p>2,750 </text:p>
          </table:table-cell>
          <table:table-cell table:style-name="ce6"/>
          <table:table-cell/>
          <table:table-cell office:value-type="float" office:value="28">
            <text:p>28</text:p>
          </table:table-cell>
          <table:table-cell table:style-name="ce6" table:formula="of:=[.J28]+9" office:value-type="float" office:value="359">
            <text:p>359 </text:p>
          </table:table-cell>
          <table:table-cell table:style-name="ce6" table:formula="of:=[.K28]+[.J29]" office:value-type="float" office:value="6534">
            <text:p>6,534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Efficiency</text:p>
          </table:table-cell>
          <table:table-cell table:style-name="ce5" office:value-type="float" office:value="0">
            <text:p>0</text:p>
          </table:table-cell>
          <table:table-cell table:style-name="ce56" table:formula="of:=[$'Skill &amp; Tech'.E28]" office:value-type="float" office:value="7">
            <text:p>7</text:p>
          </table:table-cell>
          <table:table-cell table:style-name="ce6" table:formula="of:=VLOOKUP([.B30];[$Techs.$A$28:.$E$37];5)" office:value-type="float" office:value="0">
            <text:p><text:s/>- </text:p>
          </table:table-cell>
          <table:table-cell table:style-name="ce6" table:formula="of:=IF([.B30]=[.C30];&quot;Max&quot;;VLOOKUP([.B30];[$Techs.$A$28:.$E$37];3))" office:value-type="float" office:value="80">
            <text:p>80 </text:p>
          </table:table-cell>
          <table:table-cell table:style-name="ce6" table:formula="of:=VLOOKUP([.C30];[$Techs.$A$28:.$E$37];5)" office:value-type="float" office:value="8180">
            <text:p>8,180 </text:p>
          </table:table-cell>
          <table:table-cell table:style-name="ce6"/>
          <table:table-cell/>
          <table:table-cell office:value-type="float" office:value="29">
            <text:p>29</text:p>
          </table:table-cell>
          <table:table-cell table:style-name="ce6" table:formula="of:=[.J29]+9" office:value-type="float" office:value="368">
            <text:p>368 </text:p>
          </table:table-cell>
          <table:table-cell table:style-name="ce6" table:formula="of:=[.K29]+[.J30]" office:value-type="float" office:value="6902">
            <text:p>6,902 </text:p>
          </table:table-cell>
          <table:table-cell table:number-columns-repeated="245"/>
        </table:table-row>
        <table:table-row table:style-name="ro2">
          <table:table-cell table:style-name="ce46" office:value-type="string">
            <text:p>Stim Regen</text:p>
          </table:table-cell>
          <table:table-cell table:style-name="ce52" office:value-type="float" office:value="0">
            <text:p>0</text:p>
          </table:table-cell>
          <table:table-cell table:style-name="ce57" table:formula="of:=[$'Skill &amp; Tech'.E29]" office:value-type="float" office:value="4">
            <text:p>4</text:p>
          </table:table-cell>
          <table:table-cell table:style-name="ce64" table:formula="of:=VLOOKUP([.B31];[$Techs.$A$20:.$E$26];5)" office:value-type="float" office:value="0">
            <text:p><text:s/>- </text:p>
          </table:table-cell>
          <table:table-cell table:style-name="ce64" table:formula="of:=IF([.B31]=[.C31];&quot;Max&quot;;VLOOKUP([.B31];[$Techs.$A$20:.$E$26];3))" office:value-type="float" office:value="60">
            <text:p>60 </text:p>
          </table:table-cell>
          <table:table-cell table:style-name="ce64" table:formula="of:=VLOOKUP([.C31];[$Techs.$A$20:.$E$26];5)" office:value-type="float" office:value="4560">
            <text:p>4,560 </text:p>
          </table:table-cell>
          <table:table-cell table:style-name="ce6"/>
          <table:table-cell/>
          <table:table-cell office:value-type="float" office:value="30">
            <text:p>30</text:p>
          </table:table-cell>
          <table:table-cell table:style-name="ce6" table:formula="of:=[.J30]+9" office:value-type="float" office:value="377">
            <text:p>377 </text:p>
          </table:table-cell>
          <table:table-cell table:style-name="ce6" table:formula="of:=[.K30]+[.J31]" office:value-type="float" office:value="7279">
            <text:p>7,279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table:formula="of:=[$'Skill &amp; Tech'.E30]" office:value-type="float" office:value="6">
            <text:p>6</text:p>
          </table:table-cell>
          <table:table-cell table:style-name="ce64" table:formula="of:=VLOOKUP([.B32];[$Techs.$S$11:.$W$18];5)" office:value-type="float" office:value="0">
            <text:p><text:s/>- </text:p>
          </table:table-cell>
          <table:table-cell table:style-name="ce64" table:formula="of:=IF([.B32]=[.C32];&quot;Max&quot;;VLOOKUP([.B32];[$Techs.$S$11:.$W$18];3))" office:value-type="float" office:value="70">
            <text:p>70 </text:p>
          </table:table-cell>
          <table:table-cell table:style-name="ce64" table:formula="of:=VLOOKUP([.C32];[$Techs.$S$11:.$W$18];5)" office:value-type="float" office:value="6070">
            <text:p>6,070 </text:p>
          </table:table-cell>
          <table:table-cell table:style-name="ce6"/>
          <table:table-cell/>
          <table:table-cell office:value-type="float" office:value="31">
            <text:p>31</text:p>
          </table:table-cell>
          <table:table-cell table:style-name="ce6" table:formula="of:=[.J31]+9" office:value-type="float" office:value="386">
            <text:p>386 </text:p>
          </table:table-cell>
          <table:table-cell table:style-name="ce6" table:formula="of:=[.K31]+[.J32]" office:value-type="float" office:value="7665">
            <text:p>7,665 </text:p>
          </table:table-cell>
          <table:table-cell table:number-columns-repeated="245"/>
        </table:table-row>
        <table:table-row table:style-name="ro1">
          <table:table-cell table:number-columns-repeated="3"/>
          <table:table-cell table:style-name="ce60" table:formula="of:=SUM([.D16:.D32])" office:value-type="float" office:value="0">
            <text:p>0</text:p>
          </table:table-cell>
          <table:table-cell office:value-type="string">
            <text:p>Total</text:p>
          </table:table-cell>
          <table:table-cell table:style-name="ce60" table:formula="of:=SUM([.F16:.F32])" office:value-type="float" office:value="78605">
            <text:p>78,605</text:p>
          </table:table-cell>
          <table:table-cell table:style-name="ce6"/>
          <table:table-cell/>
          <table:table-cell office:value-type="float" office:value="32">
            <text:p>32</text:p>
          </table:table-cell>
          <table:table-cell table:style-name="ce6" table:formula="of:=[.J32]+9" office:value-type="float" office:value="395">
            <text:p>395 </text:p>
          </table:table-cell>
          <table:table-cell table:style-name="ce6" table:formula="of:=[.K32]+[.J33]" office:value-type="float" office:value="8060">
            <text:p>8,060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];[.I1:.K116];3)-[.D33]" office:value-type="float" office:value="0">
            <text:p>0</text:p>
          </table:table-cell>
          <table:table-cell/>
          <table:table-cell table:style-name="ce61" table:formula="of:=[.F33]-[.F28]-[.F27]-[.F32]-[.F18]-[.F25]" office:value-type="float" office:value="55860">
            <text:p>55,860</text:p>
          </table:table-cell>
          <table:table-cell table:number-columns-repeated="2"/>
          <table:table-cell office:value-type="float" office:value="33">
            <text:p>33</text:p>
          </table:table-cell>
          <table:table-cell table:style-name="ce6" table:formula="of:=[.J33]+9" office:value-type="float" office:value="404">
            <text:p>404 </text:p>
          </table:table-cell>
          <table:table-cell table:style-name="ce6" table:formula="of:=[.K33]+[.J34]" office:value-type="float" office:value="8464">
            <text:p>8,464 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61"/>
          <table:table-cell table:number-columns-repeated="2"/>
          <table:table-cell office:value-type="float" office:value="34">
            <text:p>34</text:p>
          </table:table-cell>
          <table:table-cell table:style-name="ce6" table:formula="of:=[.J34]+9" office:value-type="float" office:value="413">
            <text:p>413 </text:p>
          </table:table-cell>
          <table:table-cell table:style-name="ce6" table:formula="of:=[.K34]+[.J35]" office:value-type="float" office:value="8877">
            <text:p>8,877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35">
            <text:p>35</text:p>
          </table:table-cell>
          <table:table-cell table:style-name="ce6" table:formula="of:=[.J35]+9" office:value-type="float" office:value="422">
            <text:p>422 </text:p>
          </table:table-cell>
          <table:table-cell table:style-name="ce6" table:formula="of:=[.K35]+[.J36]" office:value-type="float" office:value="9299">
            <text:p>9,299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30">
            <text:p>3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36">
            <text:p>36</text:p>
          </table:table-cell>
          <table:table-cell table:style-name="ce6" table:formula="of:=[.J36]+9" office:value-type="float" office:value="431">
            <text:p>431 </text:p>
          </table:table-cell>
          <table:table-cell table:style-name="ce6" table:formula="of:=[.K36]+[.J37]" office:value-type="float" office:value="9730">
            <text:p>9,730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6" table:formula="of:=[.J37]+9" office:value-type="float" office:value="440">
            <text:p>440 </text:p>
          </table:table-cell>
          <table:table-cell table:style-name="ce6" table:formula="of:=[.K37]+[.J38]" office:value-type="float" office:value="10170">
            <text:p>10,17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56" office:value-type="float" office:value="7">
            <text:p>7</text:p>
          </table:table-cell>
          <table:table-cell table:style-name="ce62" table:formula="of:=VLOOKUP([.B39];[$Techs.$A$1:.$E$10];5)" office:value-type="float" office:value="250">
            <text:p>250</text:p>
          </table:table-cell>
          <table:table-cell table:style-name="ce6" table:formula="of:=IF([.B39]=[.C39];&quot;Max&quot;;VLOOKUP([.B39];[$Techs.$A$1:.$E$10];3))" office:value-type="float" office:value="300">
            <text:p>300 </text:p>
          </table:table-cell>
          <table:table-cell table:style-name="ce62" table:formula="of:=VLOOKUP([.C39];[$Techs.$A$1:.$E$10];5)" office:value-type="float" office:value="2750">
            <text:p>2,750</text:p>
          </table:table-cell>
          <table:table-cell table:number-columns-repeated="2"/>
          <table:table-cell office:value-type="float" office:value="38">
            <text:p>38</text:p>
          </table:table-cell>
          <table:table-cell table:style-name="ce6" table:formula="of:=[.J38]+9" office:value-type="float" office:value="449">
            <text:p>449 </text:p>
          </table:table-cell>
          <table:table-cell table:style-name="ce6" table:formula="of:=[.K38]+[.J39]" office:value-type="float" office:value="10619">
            <text:p>10,619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62" table:formula="of:=VLOOKUP([.B40];[$Techs.$G$29:.$K$35];5)" office:value-type="float" office:value="900">
            <text:p>900</text:p>
          </table:table-cell>
          <table:table-cell table:style-name="ce6" table:formula="of:=IF([.B40]=[.C40];&quot;Max&quot;;VLOOKUP([.B40];[$Techs.$G$29:.$K$35];3))" office:value-type="float" office:value="1200">
            <text:p>1,200 </text:p>
          </table:table-cell>
          <table:table-cell table:style-name="ce62" table:formula="of:=VLOOKUP([.C40];[$Techs.$G$29:.$K$35];5)" office:value-type="float" office:value="5700">
            <text:p>5,700</text:p>
          </table:table-cell>
          <table:table-cell table:number-columns-repeated="2"/>
          <table:table-cell office:value-type="float" office:value="39">
            <text:p>39</text:p>
          </table:table-cell>
          <table:table-cell table:style-name="ce6" table:formula="of:=[.J39]+9" office:value-type="float" office:value="458">
            <text:p>458 </text:p>
          </table:table-cell>
          <table:table-cell table:style-name="ce6" table:formula="of:=[.K39]+[.J40]" office:value-type="float" office:value="11077">
            <text:p>11,077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41];[$Techs.$S$1:.$W$9];5)" office:value-type="float" office:value="0">
            <text:p>0</text:p>
          </table:table-cell>
          <table:table-cell table:style-name="ce64" table:formula="of:=IF([.B41]=[.C41];&quot;Max&quot;;VLOOKUP([.B41];[$Techs.$S$1:.$W$9];3))" office:value-type="float" office:value="0">
            <text:p><text:s/>- </text:p>
          </table:table-cell>
          <table:table-cell table:style-name="ce63" table:formula="of:=VLOOKUP([.C41];[$Techs.$S$1:.$W$9];5)" office:value-type="float" office:value="6750">
            <text:p>6,750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6" table:formula="of:=[.J40]+9" office:value-type="float" office:value="467">
            <text:p>467 </text:p>
          </table:table-cell>
          <table:table-cell table:style-name="ce6" table:formula="of:=[.K40]+[.J41]" office:value-type="float" office:value="11544">
            <text:p>11,544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office:value-type="float" office:value="0">
            <text:p><text:s/>- </text:p>
          </table:table-cell>
          <table:table-cell table:style-name="ce64" office:value-type="float" office:value="50">
            <text:p>50 </text:p>
          </table:table-cell>
          <table:table-cell table:style-name="ce63" office:value-type="float" office:value="950">
            <text:p>95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6" table:formula="of:=[.J41]+9" office:value-type="float" office:value="476">
            <text:p>476 </text:p>
          </table:table-cell>
          <table:table-cell table:style-name="ce6" table:formula="of:=[.K41]+[.J42]" office:value-type="float" office:value="12020">
            <text:p>12,02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1">
            <text:p>1</text:p>
          </table:table-cell>
          <table:table-cell table:style-name="ce56" office:value-type="float" office:value="4">
            <text:p>4</text:p>
          </table:table-cell>
          <table:table-cell table:style-name="ce62" table:formula="of:=VLOOKUP([.B43];[$Techs.$G$16:.$K$27];5)" office:value-type="float" office:value="50">
            <text:p>50</text:p>
          </table:table-cell>
          <table:table-cell table:style-name="ce6" table:formula="of:=IF([.B43]=[.C43];&quot;Max&quot;;VLOOKUP([.B43];[$Techs.$G$16:.$K$27];3))" office:value-type="float" office:value="200">
            <text:p>200 </text:p>
          </table:table-cell>
          <table:table-cell table:style-name="ce62" table:formula="of:=VLOOKUP([.C43];[$Techs.$G$16:.$K$27];5)" office:value-type="float" office:value="950">
            <text:p>950</text:p>
          </table:table-cell>
          <table:table-cell table:number-columns-repeated="2"/>
          <table:table-cell office:value-type="float" office:value="42">
            <text:p>42</text:p>
          </table:table-cell>
          <table:table-cell table:style-name="ce6" table:formula="of:=[.J42]+9" office:value-type="float" office:value="485">
            <text:p>485 </text:p>
          </table:table-cell>
          <table:table-cell table:style-name="ce6" table:formula="of:=[.K42]+[.J43]" office:value-type="float" office:value="12505">
            <text:p>12,50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3">
            <text:p>3</text:p>
          </table:table-cell>
          <table:table-cell table:style-name="ce56" office:value-type="float" office:value="20">
            <text:p>20</text:p>
          </table:table-cell>
          <table:table-cell table:style-name="ce62" table:formula="of:=VLOOKUP([.B44];[$Techs.$M$1:.$Q$24];5)" office:value-type="float" office:value="480">
            <text:p>480</text:p>
          </table:table-cell>
          <table:table-cell table:style-name="ce6" table:formula="of:=IF([.B44]=[.C44];&quot;Max&quot;;VLOOKUP([.B44];[$Techs.$M$1:.$Q$24];3))" office:value-type="float" office:value="320">
            <text:p>320 </text:p>
          </table:table-cell>
          <table:table-cell table:style-name="ce62" table:formula="of:=VLOOKUP([.C44];[$Techs.$M$1:.$Q$24];5)" office:value-type="float" office:value="16800">
            <text:p>16,800</text:p>
          </table:table-cell>
          <table:table-cell table:number-columns-repeated="2"/>
          <table:table-cell office:value-type="float" office:value="43">
            <text:p>43</text:p>
          </table:table-cell>
          <table:table-cell table:style-name="ce6" table:formula="of:=[.J43]+9" office:value-type="float" office:value="494">
            <text:p>494 </text:p>
          </table:table-cell>
          <table:table-cell table:style-name="ce6" table:formula="of:=[.K43]+[.J44]" office:value-type="float" office:value="12999">
            <text:p>12,999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62" table:formula="of:=VLOOKUP([.B45];[$Techs.$S$21:.$W$26];5)" office:value-type="float" office:value="0">
            <text:p>0</text:p>
          </table:table-cell>
          <table:table-cell table:style-name="ce6" table:formula="of:=IF([.B45]=[.C45];&quot;Max&quot;;VLOOKUP([.B45];[$Techs.$S$21:.$W$26];3))" office:value-type="float" office:value="200">
            <text:p>200 </text:p>
          </table:table-cell>
          <table:table-cell table:style-name="ce62" table:formula="of:=VLOOKUP([.C45];[$Techs.$S$21:.$W$26];5)" office:value-type="float" office:value="200">
            <text:p>200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6" table:formula="of:=[.J44]+9" office:value-type="float" office:value="503">
            <text:p>503 </text:p>
          </table:table-cell>
          <table:table-cell table:style-name="ce6" table:formula="of:=[.K44]+[.J45]" office:value-type="float" office:value="13502">
            <text:p>13,502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3">
            <text:p>3</text:p>
          </table:table-cell>
          <table:table-cell table:style-name="ce56" office:value-type="float" office:value="6">
            <text:p>6</text:p>
          </table:table-cell>
          <table:table-cell table:style-name="ce62" table:formula="of:=VLOOKUP([.B46];[$Techs.$S$11:.$W$18];5)" office:value-type="float" office:value="1570">
            <text:p>1,570</text:p>
          </table:table-cell>
          <table:table-cell table:style-name="ce6" table:formula="of:=IF([.B46]=[.C46];&quot;Max&quot;;VLOOKUP([.B46];[$Techs.$S$11:.$W$18];3))" office:value-type="float" office:value="1200">
            <text:p>1,200 </text:p>
          </table:table-cell>
          <table:table-cell table:style-name="ce62" table:formula="of:=VLOOKUP([.C46];[$Techs.$S$11:.$W$18];5)" office:value-type="float" office:value="6070">
            <text:p>6,070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6" table:formula="of:=[.J45]+9" office:value-type="float" office:value="512">
            <text:p>512 </text:p>
          </table:table-cell>
          <table:table-cell table:style-name="ce6" table:formula="of:=[.K45]+[.J46]" office:value-type="float" office:value="14014">
            <text:p>14,014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4">
            <text:p>4</text:p>
          </table:table-cell>
          <table:table-cell table:style-name="ce56" office:value-type="float" office:value="7">
            <text:p>7</text:p>
          </table:table-cell>
          <table:table-cell table:style-name="ce62" table:formula="of:=VLOOKUP([.B47];[$Techs.$S$1:.$W$9];5)" office:value-type="float" office:value="2250">
            <text:p>2,250</text:p>
          </table:table-cell>
          <table:table-cell table:style-name="ce6" table:formula="of:=IF([.B47]=[.C47];&quot;Max&quot;;VLOOKUP([.B47];[$Techs.$S$1:.$W$9];3))" office:value-type="float" office:value="1250">
            <text:p>1,250 </text:p>
          </table:table-cell>
          <table:table-cell table:style-name="ce62" table:formula="of:=VLOOKUP([.C47];[$Techs.$S$1:.$W$9];5)" office:value-type="float" office:value="6750">
            <text:p>6,750</text:p>
          </table:table-cell>
          <table:table-cell table:number-columns-repeated="2"/>
          <table:table-cell office:value-type="float" office:value="46">
            <text:p>46</text:p>
          </table:table-cell>
          <table:table-cell table:style-name="ce6" table:formula="of:=[.J46]+9" office:value-type="float" office:value="521">
            <text:p>521 </text:p>
          </table:table-cell>
          <table:table-cell table:style-name="ce6" table:formula="of:=[.K46]+[.J47]" office:value-type="float" office:value="14535">
            <text:p>14,53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7">
            <text:p>7</text:p>
          </table:table-cell>
          <table:table-cell table:style-name="ce6" table:formula="of:=VLOOKUP([.B48];[$Techs.$S$28:.$W$36];5)" office:value-type="float" office:value="0">
            <text:p><text:s/>- </text:p>
          </table:table-cell>
          <table:table-cell table:style-name="ce6" table:formula="of:=IF([.B48]=[.C48];&quot;Max&quot;;VLOOKUP([.B48];[$Techs.$S$28:.$W$36];3))" office:value-type="float" office:value="75">
            <text:p>75 </text:p>
          </table:table-cell>
          <table:table-cell table:style-name="ce6" table:formula="of:=VLOOKUP([.C48];[$Techs.$S$28:.$W$36];5)" office:value-type="float" office:value="2975">
            <text:p>2,975 </text:p>
          </table:table-cell>
          <table:table-cell table:number-columns-repeated="2"/>
          <table:table-cell office:value-type="float" office:value="47">
            <text:p>47</text:p>
          </table:table-cell>
          <table:table-cell table:style-name="ce6" table:formula="of:=[.J47]+9" office:value-type="float" office:value="530">
            <text:p>530 </text:p>
          </table:table-cell>
          <table:table-cell table:style-name="ce6" table:formula="of:=[.K47]+[.J48]" office:value-type="float" office:value="15065">
            <text:p>15,06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6" table:formula="of:=VLOOKUP([.B49];[$Techs.$A$12:.$E$18];5)" office:value-type="float" office:value="200">
            <text:p>200 </text:p>
          </table:table-cell>
          <table:table-cell table:style-name="ce6" table:formula="of:=IF([.B49]=[.C49];&quot;Max&quot;;VLOOKUP([.B49];[$Techs.$A$12:.$E$18];3))" office:value-type="string" office:string-value="Max ">
            <text:p>Max </text:p>
          </table:table-cell>
          <table:table-cell table:style-name="ce6" table:formula="of:=VLOOKUP([.C49];[$Techs.$A$12:.$E$18];5)" office:value-type="float" office:value="200">
            <text:p>200 </text:p>
          </table:table-cell>
          <table:table-cell table:number-columns-repeated="2"/>
          <table:table-cell office:value-type="float" office:value="48">
            <text:p>48</text:p>
          </table:table-cell>
          <table:table-cell table:style-name="ce6" table:formula="of:=[.J48]+9" office:value-type="float" office:value="539">
            <text:p>539 </text:p>
          </table:table-cell>
          <table:table-cell table:style-name="ce6" table:formula="of:=[.K48]+[.J49]" office:value-type="float" office:value="15604">
            <text:p>15,604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64" table:formula="of:=VLOOKUP([.B50];[$Techs.$S$21:.$W$26];5)" office:value-type="float" office:value="0">
            <text:p><text:s/>- </text:p>
          </table:table-cell>
          <table:table-cell table:style-name="ce64" table:formula="of:=IF([.B50]=[.C50];&quot;Max&quot;;VLOOKUP([.B50];[$Techs.$S$21:.$W$26];3))" office:value-type="float" office:value="200">
            <text:p>200 </text:p>
          </table:table-cell>
          <table:table-cell table:style-name="ce64" table:formula="of:=VLOOKUP([.C50];[$Techs.$S$21:.$W$26];5)" office:value-type="float" office:value="200">
            <text:p>200 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6" table:formula="of:=[.J49]+9" office:value-type="float" office:value="548">
            <text:p>548 </text:p>
          </table:table-cell>
          <table:table-cell table:style-name="ce6" table:formula="of:=[.K49]+[.J50]" office:value-type="float" office:value="16152">
            <text:p>16,152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51];[$Techs.$S$1:.$W$9];5)" office:value-type="float" office:value="0">
            <text:p><text:s/>- </text:p>
          </table:table-cell>
          <table:table-cell table:style-name="ce64" table:formula="of:=IF([.B51]=[.C51];&quot;Max&quot;;VLOOKUP([.B51];[$Techs.$S$1:.$W$9];3))" office:value-type="float" office:value="0">
            <text:p><text:s/>- </text:p>
          </table:table-cell>
          <table:table-cell table:style-name="ce64" table:formula="of:=VLOOKUP([.C51];[$Techs.$S$1:.$W$9];5)" office:value-type="float" office:value="6750">
            <text:p>6,750 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6" table:formula="of:=[.J50]+9" office:value-type="float" office:value="557">
            <text:p>557 </text:p>
          </table:table-cell>
          <table:table-cell table:style-name="ce6" table:formula="of:=[.K50]+[.J51]" office:value-type="float" office:value="16709">
            <text:p>16,709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6" table:formula="of:=VLOOKUP([.B52];[$Techs.$M$26:.$Q$32];5)" office:value-type="float" office:value="650">
            <text:p>650 </text:p>
          </table:table-cell>
          <table:table-cell table:style-name="ce6" table:formula="of:=IF([.B52]=[.C52];&quot;Max&quot;;VLOOKUP([.B52];[$Techs.$M$26:.$Q$32];3))" office:value-type="float" office:value="900">
            <text:p>900 </text:p>
          </table:table-cell>
          <table:table-cell table:style-name="ce6" table:formula="of:=VLOOKUP([.C52];[$Techs.$M$26:.$Q$32];5)" office:value-type="float" office:value="2750">
            <text:p>2,750 </text:p>
          </table:table-cell>
          <table:table-cell table:number-columns-repeated="2"/>
          <table:table-cell office:value-type="float" office:value="51">
            <text:p>51</text:p>
          </table:table-cell>
          <table:table-cell table:style-name="ce6" table:formula="of:=[.J51]+9" office:value-type="float" office:value="566">
            <text:p>566 </text:p>
          </table:table-cell>
          <table:table-cell table:style-name="ce6" table:formula="of:=[.K51]+[.J52]" office:value-type="float" office:value="17275">
            <text:p>17,275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2">
            <text:p>2</text:p>
          </table:table-cell>
          <table:table-cell table:style-name="ce56" office:value-type="float" office:value="7">
            <text:p>7</text:p>
          </table:table-cell>
          <table:table-cell table:style-name="ce6" table:formula="of:=VLOOKUP([.B53];[$Techs.$A$28:.$E$37];5)" office:value-type="float" office:value="680">
            <text:p>680 </text:p>
          </table:table-cell>
          <table:table-cell table:style-name="ce6" table:formula="of:=IF([.B53]=[.C53];&quot;Max&quot;;VLOOKUP([.B53];[$Techs.$A$28:.$E$37];3))" office:value-type="float" office:value="900">
            <text:p>900 </text:p>
          </table:table-cell>
          <table:table-cell table:style-name="ce6" table:formula="of:=VLOOKUP([.C53];[$Techs.$A$28:.$E$37];5)" office:value-type="float" office:value="8180">
            <text:p>8,180 </text:p>
          </table:table-cell>
          <table:table-cell table:number-columns-repeated="2"/>
          <table:table-cell office:value-type="float" office:value="52">
            <text:p>52</text:p>
          </table:table-cell>
          <table:table-cell table:style-name="ce6" table:formula="of:=[.J52]+9" office:value-type="float" office:value="575">
            <text:p>575 </text:p>
          </table:table-cell>
          <table:table-cell table:style-name="ce6" table:formula="of:=[.K52]+[.J53]" office:value-type="float" office:value="17850">
            <text:p>17,850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56" office:value-type="float" office:value="4">
            <text:p>4</text:p>
          </table:table-cell>
          <table:table-cell table:style-name="ce6" table:formula="of:=VLOOKUP([.B54];[$Techs.$A$20:.$E$26];5)" office:value-type="float" office:value="0">
            <text:p><text:s/>- </text:p>
          </table:table-cell>
          <table:table-cell table:style-name="ce6" table:formula="of:=IF([.B54]=[.C54];&quot;Max&quot;;VLOOKUP([.B54];[$Techs.$A$20:.$E$26];3))" office:value-type="float" office:value="60">
            <text:p>60 </text:p>
          </table:table-cell>
          <table:table-cell table:style-name="ce6" table:formula="of:=VLOOKUP([.C54];[$Techs.$A$20:.$E$26];5)" office:value-type="float" office:value="4560">
            <text:p>4,560 </text:p>
          </table:table-cell>
          <table:table-cell table:number-columns-repeated="2"/>
          <table:table-cell office:value-type="float" office:value="53">
            <text:p>53</text:p>
          </table:table-cell>
          <table:table-cell table:style-name="ce6" table:formula="of:=[.J53]+9" office:value-type="float" office:value="584">
            <text:p>584 </text:p>
          </table:table-cell>
          <table:table-cell table:style-name="ce6" table:formula="of:=[.K53]+[.J54]" office:value-type="float" office:value="18434">
            <text:p>18,434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55];[$Techs.$S$11:.$W$18];5)" office:value-type="float" office:value="0">
            <text:p><text:s/>- </text:p>
          </table:table-cell>
          <table:table-cell table:style-name="ce64" table:formula="of:=IF([.B55]=[.C55];&quot;Max&quot;;VLOOKUP([.B55];[$Techs.$S$11:.$W$18];3))" office:value-type="float" office:value="70">
            <text:p>70 </text:p>
          </table:table-cell>
          <table:table-cell table:style-name="ce64" table:formula="of:=VLOOKUP([.C55];[$Techs.$S$11:.$W$18];5)" office:value-type="float" office:value="6070">
            <text:p>6,070 </text:p>
          </table:table-cell>
          <table:table-cell table:number-columns-repeated="2"/>
          <table:table-cell office:value-type="float" office:value="54">
            <text:p>54</text:p>
          </table:table-cell>
          <table:table-cell table:style-name="ce6" table:formula="of:=[.J54]+9" office:value-type="float" office:value="593">
            <text:p>593 </text:p>
          </table:table-cell>
          <table:table-cell table:style-name="ce6" table:formula="of:=[.K54]+[.J55]" office:value-type="float" office:value="19027">
            <text:p>19,027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39:.D55])" office:value-type="float" office:value="7030">
            <text:p>7,030</text:p>
          </table:table-cell>
          <table:table-cell table:style-name="ce5" office:value-type="string">
            <text:p>Total</text:p>
          </table:table-cell>
          <table:table-cell table:style-name="ce65" table:formula="of:=SUM([.F39:.F55])" office:value-type="float" office:value="78605">
            <text:p>78,605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6" table:formula="of:=[.J55]+9" office:value-type="float" office:value="602">
            <text:p>602 </text:p>
          </table:table-cell>
          <table:table-cell table:style-name="ce6" table:formula="of:=[.K55]+[.J56]" office:value-type="float" office:value="19629">
            <text:p>19,629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37];[.I$1:.K$1048576];3)-[.D56]" office:value-type="float" office:value="249">
            <text:p>249</text:p>
          </table:table-cell>
          <table:table-cell/>
          <table:table-cell table:style-name="ce61" table:formula="of:=[.F56]-[.F51]-[.F50]-[.F55]-[.F41]-[.F48]" office:value-type="float" office:value="55860">
            <text:p>55,860</text:p>
          </table:table-cell>
          <table:table-cell table:number-columns-repeated="2"/>
          <table:table-cell office:value-type="float" office:value="56">
            <text:p>56</text:p>
          </table:table-cell>
          <table:table-cell table:style-name="ce6" table:formula="of:=[.J56]+9" office:value-type="float" office:value="611">
            <text:p>611 </text:p>
          </table:table-cell>
          <table:table-cell table:style-name="ce6" table:formula="of:=[.K56]+[.J57]" office:value-type="float" office:value="20240">
            <text:p>20,240 </text:p>
          </table:table-cell>
          <table:table-cell table:number-columns-repeated="245"/>
        </table:table-row>
        <table:table-row table:style-name="ro1">
          <table:table-cell table:style-name="ce25"/>
          <table:table-cell table:style-name="ce5" table:number-columns-repeated="5"/>
          <table:table-cell table:number-columns-repeated="2"/>
          <table:table-cell office:value-type="float" office:value="57">
            <text:p>57</text:p>
          </table:table-cell>
          <table:table-cell table:style-name="ce6" table:formula="of:=[.J57]+9" office:value-type="float" office:value="620">
            <text:p>620 </text:p>
          </table:table-cell>
          <table:table-cell table:style-name="ce6" table:formula="of:=[.K57]+[.J58]" office:value-type="float" office:value="20860">
            <text:p>20,860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58">
            <text:p>58</text:p>
          </table:table-cell>
          <table:table-cell table:style-name="ce6" table:formula="of:=[.J58]+9" office:value-type="float" office:value="629">
            <text:p>629 </text:p>
          </table:table-cell>
          <table:table-cell table:style-name="ce6" table:formula="of:=[.K58]+[.J59]" office:value-type="float" office:value="21489">
            <text:p>21,489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40">
            <text:p>4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59">
            <text:p>59</text:p>
          </table:table-cell>
          <table:table-cell table:style-name="ce6" table:formula="of:=[.J59]+9" office:value-type="float" office:value="638">
            <text:p>638 </text:p>
          </table:table-cell>
          <table:table-cell table:style-name="ce6" table:formula="of:=[.K59]+[.J60]" office:value-type="float" office:value="22127">
            <text:p>22,127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6" table:formula="of:=[.J60]+9" office:value-type="float" office:value="647">
            <text:p>647 </text:p>
          </table:table-cell>
          <table:table-cell table:style-name="ce6" table:formula="of:=[.K60]+[.J61]" office:value-type="float" office:value="22774">
            <text:p>22,774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3">
            <text:p>3</text:p>
          </table:table-cell>
          <table:table-cell table:style-name="ce56" office:value-type="float" office:value="7">
            <text:p>7</text:p>
          </table:table-cell>
          <table:table-cell table:style-name="ce62" table:formula="of:=VLOOKUP([.B62];[$Techs.$A$1:.$E$10];5)" office:value-type="float" office:value="550">
            <text:p>550</text:p>
          </table:table-cell>
          <table:table-cell table:style-name="ce6" table:formula="of:=IF([.B62]=[.C62];&quot;Max&quot;;VLOOKUP([.B62];[$Techs.$A$1:.$E$10];3))" office:value-type="float" office:value="400">
            <text:p>400 </text:p>
          </table:table-cell>
          <table:table-cell table:style-name="ce62" table:formula="of:=VLOOKUP([.C62];[$Techs.$A$1:.$E$10];5)" office:value-type="float" office:value="2750">
            <text:p>2,750</text:p>
          </table:table-cell>
          <table:table-cell table:number-columns-repeated="2"/>
          <table:table-cell office:value-type="float" office:value="61">
            <text:p>61</text:p>
          </table:table-cell>
          <table:table-cell table:style-name="ce6" table:formula="of:=[.J61]+9" office:value-type="float" office:value="656">
            <text:p>656 </text:p>
          </table:table-cell>
          <table:table-cell table:style-name="ce6" table:formula="of:=[.K61]+[.J62]" office:value-type="float" office:value="23430">
            <text:p>23,43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62" table:formula="of:=VLOOKUP([.B63];[$Techs.$G$29:.$K$35];5)" office:value-type="float" office:value="900">
            <text:p>900</text:p>
          </table:table-cell>
          <table:table-cell table:style-name="ce6" table:formula="of:=IF([.B63]=[.C63];&quot;Max&quot;;VLOOKUP([.B63];[$Techs.$G$29:.$K$35];3))" office:value-type="float" office:value="1200">
            <text:p>1,200 </text:p>
          </table:table-cell>
          <table:table-cell table:style-name="ce62" table:formula="of:=VLOOKUP([.C63];[$Techs.$G$29:.$K$35];5)" office:value-type="float" office:value="5700">
            <text:p>5,700</text:p>
          </table:table-cell>
          <table:table-cell table:number-columns-repeated="2"/>
          <table:table-cell office:value-type="float" office:value="62">
            <text:p>62</text:p>
          </table:table-cell>
          <table:table-cell table:style-name="ce6" table:formula="of:=[.J62]+9" office:value-type="float" office:value="665">
            <text:p>665 </text:p>
          </table:table-cell>
          <table:table-cell table:style-name="ce6" table:formula="of:=[.K62]+[.J63]" office:value-type="float" office:value="24095">
            <text:p>24,09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64];[$Techs.$S$1:.$W$9];5)" office:value-type="float" office:value="0">
            <text:p>0</text:p>
          </table:table-cell>
          <table:table-cell table:style-name="ce64" table:formula="of:=IF([.B64]=[.C64];&quot;Max&quot;;VLOOKUP([.B64];[$Techs.$S$1:.$W$9];3))" office:value-type="float" office:value="0">
            <text:p><text:s/>- </text:p>
          </table:table-cell>
          <table:table-cell table:style-name="ce63" table:formula="of:=VLOOKUP([.C64];[$Techs.$S$1:.$W$9];5)" office:value-type="float" office:value="6750">
            <text:p>6,750</text:p>
          </table:table-cell>
          <table:table-cell table:number-columns-repeated="2"/>
          <table:table-cell office:value-type="float" office:value="63">
            <text:p>63</text:p>
          </table:table-cell>
          <table:table-cell table:style-name="ce6" table:formula="of:=[.J63]+9" office:value-type="float" office:value="674">
            <text:p>674 </text:p>
          </table:table-cell>
          <table:table-cell table:style-name="ce6" table:formula="of:=[.K63]+[.J64]" office:value-type="float" office:value="24769">
            <text:p>24,769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office:value-type="float" office:value="0">
            <text:p><text:s/>- </text:p>
          </table:table-cell>
          <table:table-cell table:style-name="ce64" office:value-type="float" office:value="50">
            <text:p>50 </text:p>
          </table:table-cell>
          <table:table-cell table:style-name="ce63" office:value-type="float" office:value="950">
            <text:p>950</text:p>
          </table:table-cell>
          <table:table-cell table:number-columns-repeated="2"/>
          <table:table-cell office:value-type="float" office:value="64">
            <text:p>64</text:p>
          </table:table-cell>
          <table:table-cell table:style-name="ce6" table:formula="of:=[.J64]+9" office:value-type="float" office:value="683">
            <text:p>683 </text:p>
          </table:table-cell>
          <table:table-cell table:style-name="ce6" table:formula="of:=[.K64]+[.J65]" office:value-type="float" office:value="25452">
            <text:p>25,452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62" table:formula="of:=VLOOKUP([.B66];[$Techs.$G$16:.$K$27];5)" office:value-type="float" office:value="250">
            <text:p>250</text:p>
          </table:table-cell>
          <table:table-cell table:style-name="ce6" table:formula="of:=IF([.B66]=[.C66];&quot;Max&quot;;VLOOKUP([.B66];[$Techs.$G$16:.$K$27];3))" office:value-type="float" office:value="300">
            <text:p>300 </text:p>
          </table:table-cell>
          <table:table-cell table:style-name="ce62" table:formula="of:=VLOOKUP([.C66];[$Techs.$G$16:.$K$27];5)" office:value-type="float" office:value="950">
            <text:p>950</text:p>
          </table:table-cell>
          <table:table-cell table:number-columns-repeated="2"/>
          <table:table-cell office:value-type="float" office:value="65">
            <text:p>65</text:p>
          </table:table-cell>
          <table:table-cell table:style-name="ce6" table:formula="of:=[.J65]+9" office:value-type="float" office:value="692">
            <text:p>692 </text:p>
          </table:table-cell>
          <table:table-cell table:style-name="ce6" table:formula="of:=[.K65]+[.J66]" office:value-type="float" office:value="26144">
            <text:p>26,144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6">
            <text:p>6</text:p>
          </table:table-cell>
          <table:table-cell table:style-name="ce56" office:value-type="float" office:value="20">
            <text:p>20</text:p>
          </table:table-cell>
          <table:table-cell table:style-name="ce62" table:formula="of:=VLOOKUP([.B67];[$Techs.$M$1:.$Q$24];5)" office:value-type="float" office:value="1680">
            <text:p>1,680</text:p>
          </table:table-cell>
          <table:table-cell table:style-name="ce6" table:formula="of:=IF([.B67]=[.C67];&quot;Max&quot;;VLOOKUP([.B67];[$Techs.$M$1:.$Q$24];3))" office:value-type="float" office:value="560">
            <text:p>560 </text:p>
          </table:table-cell>
          <table:table-cell table:style-name="ce62" table:formula="of:=VLOOKUP([.C67];[$Techs.$M$1:.$Q$24];5)" office:value-type="float" office:value="16800">
            <text:p>16,800</text:p>
          </table:table-cell>
          <table:table-cell table:number-columns-repeated="2"/>
          <table:table-cell office:value-type="float" office:value="66">
            <text:p>66</text:p>
          </table:table-cell>
          <table:table-cell table:style-name="ce6" table:formula="of:=[.J66]+9" office:value-type="float" office:value="701">
            <text:p>701 </text:p>
          </table:table-cell>
          <table:table-cell table:style-name="ce6" table:formula="of:=[.K66]+[.J67]" office:value-type="float" office:value="26845">
            <text:p>26,84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62" table:formula="of:=VLOOKUP([.B68];[$Techs.$S$21:.$W$26];5)" office:value-type="float" office:value="0">
            <text:p>0</text:p>
          </table:table-cell>
          <table:table-cell table:style-name="ce6" table:formula="of:=IF([.B68]=[.C68];&quot;Max&quot;;VLOOKUP([.B68];[$Techs.$S$21:.$W$26];3))" office:value-type="float" office:value="200">
            <text:p>200 </text:p>
          </table:table-cell>
          <table:table-cell table:style-name="ce62" table:formula="of:=VLOOKUP([.C68];[$Techs.$S$21:.$W$26];5)" office:value-type="float" office:value="200">
            <text:p>200</text:p>
          </table:table-cell>
          <table:table-cell table:number-columns-repeated="2"/>
          <table:table-cell office:value-type="float" office:value="67">
            <text:p>67</text:p>
          </table:table-cell>
          <table:table-cell table:style-name="ce6" table:formula="of:=[.J67]+9" office:value-type="float" office:value="710">
            <text:p>710 </text:p>
          </table:table-cell>
          <table:table-cell table:style-name="ce6" table:formula="of:=[.K67]+[.J68]" office:value-type="float" office:value="27555">
            <text:p>27,55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table:formula="of:=VLOOKUP([.B69];[$Techs.$S$11:.$W$18];5)" office:value-type="float" office:value="2770">
            <text:p>2,770</text:p>
          </table:table-cell>
          <table:table-cell table:style-name="ce6" table:formula="of:=IF([.B69]=[.C69];&quot;Max&quot;;VLOOKUP([.B69];[$Techs.$S$11:.$W$18];3))" office:value-type="float" office:value="1500">
            <text:p>1,500 </text:p>
          </table:table-cell>
          <table:table-cell table:style-name="ce62" table:formula="of:=VLOOKUP([.C69];[$Techs.$S$11:.$W$18];5)" office:value-type="float" office:value="6070">
            <text:p>6,070</text:p>
          </table:table-cell>
          <table:table-cell table:number-columns-repeated="2"/>
          <table:table-cell office:value-type="float" office:value="68">
            <text:p>68</text:p>
          </table:table-cell>
          <table:table-cell table:style-name="ce6" table:formula="of:=[.J68]+9" office:value-type="float" office:value="719">
            <text:p>719 </text:p>
          </table:table-cell>
          <table:table-cell table:style-name="ce6" table:formula="of:=[.K68]+[.J69]" office:value-type="float" office:value="28274">
            <text:p>28,274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7">
            <text:p>7</text:p>
          </table:table-cell>
          <table:table-cell table:style-name="ce62" table:formula="of:=VLOOKUP([.B70];[$Techs.$S$1:.$W$9];5)" office:value-type="float" office:value="3500">
            <text:p>3,500</text:p>
          </table:table-cell>
          <table:table-cell table:style-name="ce6" table:formula="of:=IF([.B70]=[.C70];&quot;Max&quot;;VLOOKUP([.B70];[$Techs.$S$1:.$W$9];3))" office:value-type="float" office:value="1500">
            <text:p>1,500 </text:p>
          </table:table-cell>
          <table:table-cell table:style-name="ce62" table:formula="of:=VLOOKUP([.C70];[$Techs.$S$1:.$W$9];5)" office:value-type="float" office:value="6750">
            <text:p>6,750</text:p>
          </table:table-cell>
          <table:table-cell table:number-columns-repeated="2"/>
          <table:table-cell office:value-type="float" office:value="69">
            <text:p>69</text:p>
          </table:table-cell>
          <table:table-cell table:style-name="ce6" table:formula="of:=[.J69]+9" office:value-type="float" office:value="728">
            <text:p>728 </text:p>
          </table:table-cell>
          <table:table-cell table:style-name="ce6" table:formula="of:=[.K69]+[.J70]" office:value-type="float" office:value="29002">
            <text:p>29,002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71];[$Techs.$S$28:.$W$36];5)" office:value-type="float" office:value="0">
            <text:p><text:s/>- </text:p>
          </table:table-cell>
          <table:table-cell table:style-name="ce64" table:formula="of:=IF([.B71]=[.C71];&quot;Max&quot;;VLOOKUP([.B71];[$Techs.$S$28:.$W$36];3))" office:value-type="float" office:value="75">
            <text:p>75 </text:p>
          </table:table-cell>
          <table:table-cell table:style-name="ce64" table:formula="of:=VLOOKUP([.C71];[$Techs.$S$28:.$W$36];5)" office:value-type="float" office:value="2975">
            <text:p>2,975 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6" table:formula="of:=[.J70]+9" office:value-type="float" office:value="737">
            <text:p>737 </text:p>
          </table:table-cell>
          <table:table-cell table:style-name="ce6" table:formula="of:=[.K70]+[.J71]" office:value-type="float" office:value="29739">
            <text:p>29,739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6" table:formula="of:=VLOOKUP([.B72];[$Techs.$A$12:.$E$18];5)" office:value-type="float" office:value="200">
            <text:p>200 </text:p>
          </table:table-cell>
          <table:table-cell table:style-name="ce6" table:formula="of:=IF([.B72]=[.C72];&quot;Max&quot;;VLOOKUP([.B72];[$Techs.$A$12:.$E$18];3))" office:value-type="string" office:string-value="Max ">
            <text:p>Max </text:p>
          </table:table-cell>
          <table:table-cell table:style-name="ce6" table:formula="of:=VLOOKUP([.C72];[$Techs.$A$12:.$E$18];5)" office:value-type="float" office:value="200">
            <text:p>200 </text:p>
          </table:table-cell>
          <table:table-cell table:number-columns-repeated="2"/>
          <table:table-cell office:value-type="float" office:value="71">
            <text:p>71</text:p>
          </table:table-cell>
          <table:table-cell table:style-name="ce6" table:formula="of:=[.J71]+9" office:value-type="float" office:value="746">
            <text:p>746 </text:p>
          </table:table-cell>
          <table:table-cell table:style-name="ce6" table:formula="of:=[.K71]+[.J72]" office:value-type="float" office:value="30485">
            <text:p>30,48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64" table:formula="of:=VLOOKUP([.B73];[$Techs.$S$21:.$W$26];5)" office:value-type="float" office:value="0">
            <text:p><text:s/>- </text:p>
          </table:table-cell>
          <table:table-cell table:style-name="ce64" table:formula="of:=IF([.B73]=[.C73];&quot;Max&quot;;VLOOKUP([.B73];[$Techs.$S$21:.$W$26];3))" office:value-type="float" office:value="200">
            <text:p>200 </text:p>
          </table:table-cell>
          <table:table-cell table:style-name="ce64" table:formula="of:=VLOOKUP([.C73];[$Techs.$S$21:.$W$26];5)" office:value-type="float" office:value="200">
            <text:p>200 </text:p>
          </table:table-cell>
          <table:table-cell table:number-columns-repeated="2"/>
          <table:table-cell office:value-type="float" office:value="72">
            <text:p>72</text:p>
          </table:table-cell>
          <table:table-cell table:style-name="ce6" table:formula="of:=[.J72]+9" office:value-type="float" office:value="755">
            <text:p>755 </text:p>
          </table:table-cell>
          <table:table-cell table:style-name="ce6" table:formula="of:=[.K72]+[.J73]" office:value-type="float" office:value="31240">
            <text:p>31,24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74];[$Techs.$S$1:.$W$9];5)" office:value-type="float" office:value="0">
            <text:p><text:s/>- </text:p>
          </table:table-cell>
          <table:table-cell table:style-name="ce64" table:formula="of:=IF([.B74]=[.C74];&quot;Max&quot;;VLOOKUP([.B74];[$Techs.$S$1:.$W$9];3))" office:value-type="float" office:value="0">
            <text:p><text:s/>- </text:p>
          </table:table-cell>
          <table:table-cell table:style-name="ce64" table:formula="of:=VLOOKUP([.C74];[$Techs.$S$1:.$W$9];5)" office:value-type="float" office:value="6750">
            <text:p>6,750 </text:p>
          </table:table-cell>
          <table:table-cell table:number-columns-repeated="2"/>
          <table:table-cell office:value-type="float" office:value="73">
            <text:p>73</text:p>
          </table:table-cell>
          <table:table-cell table:style-name="ce6" table:formula="of:=[.J73]+9" office:value-type="float" office:value="764">
            <text:p>764 </text:p>
          </table:table-cell>
          <table:table-cell table:style-name="ce6" table:formula="of:=[.K73]+[.J74]" office:value-type="float" office:value="32004">
            <text:p>32,004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6" table:formula="of:=VLOOKUP([.B75];[$Techs.$M$26:.$Q$32];5)" office:value-type="float" office:value="650">
            <text:p>650 </text:p>
          </table:table-cell>
          <table:table-cell table:style-name="ce6" table:formula="of:=IF([.B75]=[.C75];&quot;Max&quot;;VLOOKUP([.B75];[$Techs.$M$26:.$Q$32];3))" office:value-type="float" office:value="900">
            <text:p>900 </text:p>
          </table:table-cell>
          <table:table-cell table:style-name="ce6" table:formula="of:=VLOOKUP([.C75];[$Techs.$M$26:.$Q$32];5)" office:value-type="float" office:value="2750">
            <text:p>2,750 </text:p>
          </table:table-cell>
          <table:table-cell table:number-columns-repeated="2"/>
          <table:table-cell office:value-type="float" office:value="74">
            <text:p>74</text:p>
          </table:table-cell>
          <table:table-cell table:style-name="ce6" table:formula="of:=[.J74]+9" office:value-type="float" office:value="773">
            <text:p>773 </text:p>
          </table:table-cell>
          <table:table-cell table:style-name="ce6" table:formula="of:=[.K74]+[.J75]" office:value-type="float" office:value="32777">
            <text:p>32,777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2">
            <text:p>2</text:p>
          </table:table-cell>
          <table:table-cell table:style-name="ce56" office:value-type="float" office:value="7">
            <text:p>7</text:p>
          </table:table-cell>
          <table:table-cell table:style-name="ce6" table:formula="of:=VLOOKUP([.B76];[$Techs.$A$28:.$E$37];5)" office:value-type="float" office:value="680">
            <text:p>680 </text:p>
          </table:table-cell>
          <table:table-cell table:style-name="ce6" table:formula="of:=IF([.B76]=[.C76];&quot;Max&quot;;VLOOKUP([.B76];[$Techs.$A$28:.$E$37];3))" office:value-type="float" office:value="900">
            <text:p>900 </text:p>
          </table:table-cell>
          <table:table-cell table:style-name="ce6" table:formula="of:=VLOOKUP([.C76];[$Techs.$A$28:.$E$37];5)" office:value-type="float" office:value="8180">
            <text:p>8,180 </text:p>
          </table:table-cell>
          <table:table-cell table:number-columns-repeated="2"/>
          <table:table-cell office:value-type="float" office:value="75">
            <text:p>75</text:p>
          </table:table-cell>
          <table:table-cell table:style-name="ce6" table:formula="of:=[.J75]+9" office:value-type="float" office:value="782">
            <text:p>782 </text:p>
          </table:table-cell>
          <table:table-cell table:style-name="ce6" table:formula="of:=[.K75]+[.J76]" office:value-type="float" office:value="33559">
            <text:p>33,559 </text:p>
          </table:table-cell>
          <table:table-cell table:number-columns-repeated="245"/>
        </table:table-row>
        <table:table-row table:style-name="ro2">
          <table:table-cell table:style-name="ce46" office:value-type="string">
            <text:p>Stim Regen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table:formula="of:=VLOOKUP([.B77];[$Techs.$A$20:.$E$26];5)" office:value-type="float" office:value="0">
            <text:p><text:s/>- </text:p>
          </table:table-cell>
          <table:table-cell table:style-name="ce64" table:formula="of:=IF([.B77]=[.C77];&quot;Max&quot;;VLOOKUP([.B77];[$Techs.$A$20:.$E$26];3))" office:value-type="float" office:value="60">
            <text:p>60 </text:p>
          </table:table-cell>
          <table:table-cell table:style-name="ce64" table:formula="of:=VLOOKUP([.C77];[$Techs.$A$20:.$E$26];5)" office:value-type="float" office:value="4560">
            <text:p>4,560 </text:p>
          </table:table-cell>
          <table:table-cell table:number-columns-repeated="2"/>
          <table:table-cell office:value-type="float" office:value="76">
            <text:p>76</text:p>
          </table:table-cell>
          <table:table-cell table:style-name="ce6" table:formula="of:=[.J76]+9" office:value-type="float" office:value="791">
            <text:p>791 </text:p>
          </table:table-cell>
          <table:table-cell table:style-name="ce6" table:formula="of:=[.K76]+[.J77]" office:value-type="float" office:value="34350">
            <text:p>34,35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78];[$Techs.$S$11:.$W$18];5)" office:value-type="float" office:value="0">
            <text:p><text:s/>- </text:p>
          </table:table-cell>
          <table:table-cell table:style-name="ce64" table:formula="of:=IF([.B78]=[.C78];&quot;Max&quot;;VLOOKUP([.B78];[$Techs.$S$11:.$W$18];3))" office:value-type="float" office:value="70">
            <text:p>70 </text:p>
          </table:table-cell>
          <table:table-cell table:style-name="ce64" table:formula="of:=VLOOKUP([.C78];[$Techs.$S$11:.$W$18];5)" office:value-type="float" office:value="6070">
            <text:p>6,070 </text:p>
          </table:table-cell>
          <table:table-cell table:number-columns-repeated="2"/>
          <table:table-cell office:value-type="float" office:value="77">
            <text:p>77</text:p>
          </table:table-cell>
          <table:table-cell table:style-name="ce6" table:formula="of:=[.J77]+9" office:value-type="float" office:value="800">
            <text:p>800 </text:p>
          </table:table-cell>
          <table:table-cell table:style-name="ce6" table:formula="of:=[.K77]+[.J78]" office:value-type="float" office:value="35150">
            <text:p>35,150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62:.D78])" office:value-type="float" office:value="11180">
            <text:p>11,180</text:p>
          </table:table-cell>
          <table:table-cell table:style-name="ce5" office:value-type="string">
            <text:p>Total</text:p>
          </table:table-cell>
          <table:table-cell table:style-name="ce65" table:formula="of:=SUM([.F62:.F78])" office:value-type="float" office:value="78605">
            <text:p>78,605</text:p>
          </table:table-cell>
          <table:table-cell table:number-columns-repeated="2"/>
          <table:table-cell office:value-type="float" office:value="78">
            <text:p>78</text:p>
          </table:table-cell>
          <table:table-cell table:style-name="ce6" table:formula="of:=[.J78]+9" office:value-type="float" office:value="809">
            <text:p>809 </text:p>
          </table:table-cell>
          <table:table-cell table:style-name="ce6" table:formula="of:=[.K78]+[.J79]" office:value-type="float" office:value="35959">
            <text:p>35,959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60];[.I$1:.K$1048576];3)-[.D79]" office:value-type="float" office:value="364">
            <text:p>364</text:p>
          </table:table-cell>
          <table:table-cell/>
          <table:table-cell table:style-name="ce61" table:formula="of:=[.F79]-[.F74]-[.F73]-[.F78]-[.F64]-[.F71]" office:value-type="float" office:value="55860">
            <text:p>55,860</text:p>
          </table:table-cell>
          <table:table-cell table:number-columns-repeated="2"/>
          <table:table-cell office:value-type="float" office:value="79">
            <text:p>79</text:p>
          </table:table-cell>
          <table:table-cell table:style-name="ce6" table:formula="of:=[.J79]+9" office:value-type="float" office:value="818">
            <text:p>818 </text:p>
          </table:table-cell>
          <table:table-cell table:style-name="ce6" table:formula="of:=[.K79]+[.J80]" office:value-type="float" office:value="36777">
            <text:p>36,777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80">
            <text:p>80</text:p>
          </table:table-cell>
          <table:table-cell table:style-name="ce6" table:formula="of:=[.J80]+9" office:value-type="float" office:value="827">
            <text:p>827 </text:p>
          </table:table-cell>
          <table:table-cell table:style-name="ce6" table:formula="of:=[.K80]+[.J81]" office:value-type="float" office:value="37604">
            <text:p>37,604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81">
            <text:p>81</text:p>
          </table:table-cell>
          <table:table-cell table:style-name="ce6" table:formula="of:=[.J81]+9" office:value-type="float" office:value="836">
            <text:p>836 </text:p>
          </table:table-cell>
          <table:table-cell table:style-name="ce6" table:formula="of:=[.K81]+[.J82]" office:value-type="float" office:value="38440">
            <text:p>38,440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50">
            <text:p>5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82">
            <text:p>82</text:p>
          </table:table-cell>
          <table:table-cell table:style-name="ce6" table:formula="of:=[.J82]+9" office:value-type="float" office:value="845">
            <text:p>845 </text:p>
          </table:table-cell>
          <table:table-cell table:style-name="ce6" table:formula="of:=[.K82]+[.J83]" office:value-type="float" office:value="39285">
            <text:p>39,285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6" table:formula="of:=[.J83]+9" office:value-type="float" office:value="854">
            <text:p>854 </text:p>
          </table:table-cell>
          <table:table-cell table:style-name="ce6" table:formula="of:=[.K83]+[.J84]" office:value-type="float" office:value="40139">
            <text:p>40,139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4">
            <text:p>4</text:p>
          </table:table-cell>
          <table:table-cell table:style-name="ce56" office:value-type="float" office:value="7">
            <text:p>7</text:p>
          </table:table-cell>
          <table:table-cell table:style-name="ce62" table:formula="of:=VLOOKUP([.B85];[$Techs.$A$1:.$E$10];5)" office:value-type="float" office:value="950">
            <text:p>950</text:p>
          </table:table-cell>
          <table:table-cell table:style-name="ce6" table:formula="of:=IF([.B85]=[.C85];&quot;Max&quot;;VLOOKUP([.B85];[$Techs.$A$1:.$E$10];3))" office:value-type="float" office:value="500">
            <text:p>500 </text:p>
          </table:table-cell>
          <table:table-cell table:style-name="ce62" table:formula="of:=VLOOKUP([.C85];[$Techs.$A$1:.$E$10];5)" office:value-type="float" office:value="2750">
            <text:p>2,750</text:p>
          </table:table-cell>
          <table:table-cell table:number-columns-repeated="2"/>
          <table:table-cell office:value-type="float" office:value="84">
            <text:p>84</text:p>
          </table:table-cell>
          <table:table-cell table:style-name="ce6" table:formula="of:=[.J84]+9" office:value-type="float" office:value="863">
            <text:p>863 </text:p>
          </table:table-cell>
          <table:table-cell table:style-name="ce6" table:formula="of:=[.K84]+[.J85]" office:value-type="float" office:value="41002">
            <text:p>41,002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62" table:formula="of:=VLOOKUP([.B86];[$Techs.$G$29:.$K$35];5)" office:value-type="float" office:value="900">
            <text:p>900</text:p>
          </table:table-cell>
          <table:table-cell table:style-name="ce6" table:formula="of:=IF([.B86]=[.C86];&quot;Max&quot;;VLOOKUP([.B86];[$Techs.$G$29:.$K$35];3))" office:value-type="float" office:value="1200">
            <text:p>1,200 </text:p>
          </table:table-cell>
          <table:table-cell table:style-name="ce62" table:formula="of:=VLOOKUP([.C86];[$Techs.$G$29:.$K$35];5)" office:value-type="float" office:value="5700">
            <text:p>5,700</text:p>
          </table:table-cell>
          <table:table-cell table:number-columns-repeated="2"/>
          <table:table-cell office:value-type="float" office:value="85">
            <text:p>85</text:p>
          </table:table-cell>
          <table:table-cell table:style-name="ce6" table:formula="of:=[.J85]+9" office:value-type="float" office:value="872">
            <text:p>872 </text:p>
          </table:table-cell>
          <table:table-cell table:style-name="ce6" table:formula="of:=[.K85]+[.J86]" office:value-type="float" office:value="41874">
            <text:p>41,874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87];[$Techs.$S$1:.$W$9];5)" office:value-type="float" office:value="0">
            <text:p>0</text:p>
          </table:table-cell>
          <table:table-cell table:style-name="ce64" table:formula="of:=IF([.B87]=[.C87];&quot;Max&quot;;VLOOKUP([.B87];[$Techs.$S$1:.$W$9];3))" office:value-type="float" office:value="0">
            <text:p><text:s/>- </text:p>
          </table:table-cell>
          <table:table-cell table:style-name="ce63" table:formula="of:=VLOOKUP([.C87];[$Techs.$S$1:.$W$9];5)" office:value-type="float" office:value="6750">
            <text:p>6,750</text:p>
          </table:table-cell>
          <table:table-cell table:number-columns-repeated="2"/>
          <table:table-cell office:value-type="float" office:value="86">
            <text:p>86</text:p>
          </table:table-cell>
          <table:table-cell table:style-name="ce6" table:formula="of:=[.J86]+9" office:value-type="float" office:value="881">
            <text:p>881 </text:p>
          </table:table-cell>
          <table:table-cell table:style-name="ce6" table:formula="of:=[.K86]+[.J87]" office:value-type="float" office:value="42755">
            <text:p>42,75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office:value-type="float" office:value="0">
            <text:p><text:s/>- </text:p>
          </table:table-cell>
          <table:table-cell table:style-name="ce64" office:value-type="float" office:value="50">
            <text:p>50 </text:p>
          </table:table-cell>
          <table:table-cell table:style-name="ce63" office:value-type="float" office:value="950">
            <text:p>950</text:p>
          </table:table-cell>
          <table:table-cell table:number-columns-repeated="2"/>
          <table:table-cell office:value-type="float" office:value="87">
            <text:p>87</text:p>
          </table:table-cell>
          <table:table-cell table:style-name="ce6" table:formula="of:=[.J87]+9" office:value-type="float" office:value="890">
            <text:p>890 </text:p>
          </table:table-cell>
          <table:table-cell table:style-name="ce6" table:formula="of:=[.K87]+[.J88]" office:value-type="float" office:value="43645">
            <text:p>43,64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62" table:formula="of:=VLOOKUP([.B89];[$Techs.$G$16:.$K$27];5)" office:value-type="float" office:value="250">
            <text:p>250</text:p>
          </table:table-cell>
          <table:table-cell table:style-name="ce6" table:formula="of:=IF([.B89]=[.C89];&quot;Max&quot;;VLOOKUP([.B89];[$Techs.$G$16:.$K$27];3))" office:value-type="float" office:value="300">
            <text:p>300 </text:p>
          </table:table-cell>
          <table:table-cell table:style-name="ce62" table:formula="of:=VLOOKUP([.C89];[$Techs.$G$16:.$K$27];5)" office:value-type="float" office:value="950">
            <text:p>950</text:p>
          </table:table-cell>
          <table:table-cell table:number-columns-repeated="2"/>
          <table:table-cell office:value-type="float" office:value="88">
            <text:p>88</text:p>
          </table:table-cell>
          <table:table-cell table:style-name="ce6" table:formula="of:=[.J88]+9" office:value-type="float" office:value="899">
            <text:p>899 </text:p>
          </table:table-cell>
          <table:table-cell table:style-name="ce6" table:formula="of:=[.K88]+[.J89]" office:value-type="float" office:value="44544">
            <text:p>44,544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8">
            <text:p>8</text:p>
          </table:table-cell>
          <table:table-cell table:style-name="ce56" office:value-type="float" office:value="20">
            <text:p>20</text:p>
          </table:table-cell>
          <table:table-cell table:style-name="ce62" table:formula="of:=VLOOKUP([.B90];[$Techs.$M$1:.$Q$24];5)" office:value-type="float" office:value="2880">
            <text:p>2,880</text:p>
          </table:table-cell>
          <table:table-cell table:style-name="ce6" table:formula="of:=IF([.B90]=[.C90];&quot;Max&quot;;VLOOKUP([.B90];[$Techs.$M$1:.$Q$24];3))" office:value-type="float" office:value="720">
            <text:p>720 </text:p>
          </table:table-cell>
          <table:table-cell table:style-name="ce62" table:formula="of:=VLOOKUP([.C90];[$Techs.$M$1:.$Q$24];5)" office:value-type="float" office:value="16800">
            <text:p>16,800</text:p>
          </table:table-cell>
          <table:table-cell table:number-columns-repeated="2"/>
          <table:table-cell office:value-type="float" office:value="89">
            <text:p>89</text:p>
          </table:table-cell>
          <table:table-cell table:style-name="ce6" table:formula="of:=[.J89]+9" office:value-type="float" office:value="908">
            <text:p>908 </text:p>
          </table:table-cell>
          <table:table-cell table:style-name="ce6" table:formula="of:=[.K89]+[.J90]" office:value-type="float" office:value="45452">
            <text:p>45,452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62" table:formula="of:=VLOOKUP([.B91];[$Techs.$S$21:.$W$26];5)" office:value-type="float" office:value="0">
            <text:p>0</text:p>
          </table:table-cell>
          <table:table-cell table:style-name="ce6" table:formula="of:=IF([.B91]=[.C91];&quot;Max&quot;;VLOOKUP([.B91];[$Techs.$S$21:.$W$26];3))" office:value-type="float" office:value="200">
            <text:p>200 </text:p>
          </table:table-cell>
          <table:table-cell table:style-name="ce62" table:formula="of:=VLOOKUP([.C91];[$Techs.$S$21:.$W$26];5)" office:value-type="float" office:value="200">
            <text:p>200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6" table:formula="of:=[.J90]+9" office:value-type="float" office:value="917">
            <text:p>917 </text:p>
          </table:table-cell>
          <table:table-cell table:style-name="ce6" table:formula="of:=[.K90]+[.J91]" office:value-type="float" office:value="46369">
            <text:p>46,369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62" table:formula="of:=VLOOKUP([.B92];[$Techs.$S$11:.$W$18];5)" office:value-type="float" office:value="4270">
            <text:p>4,270</text:p>
          </table:table-cell>
          <table:table-cell table:style-name="ce6" table:formula="of:=IF([.B92]=[.C92];&quot;Max&quot;;VLOOKUP([.B92];[$Techs.$S$11:.$W$18];3))" office:value-type="float" office:value="1800">
            <text:p>1,800 </text:p>
          </table:table-cell>
          <table:table-cell table:style-name="ce62" table:formula="of:=VLOOKUP([.C92];[$Techs.$S$11:.$W$18];5)" office:value-type="float" office:value="6070">
            <text:p>6,070</text:p>
          </table:table-cell>
          <table:table-cell table:number-columns-repeated="2"/>
          <table:table-cell office:value-type="float" office:value="91">
            <text:p>91</text:p>
          </table:table-cell>
          <table:table-cell table:style-name="ce6" table:formula="of:=[.J91]+9" office:value-type="float" office:value="926">
            <text:p>926 </text:p>
          </table:table-cell>
          <table:table-cell table:style-name="ce6" table:formula="of:=[.K91]+[.J92]" office:value-type="float" office:value="47295">
            <text:p>47,29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62" table:formula="of:=VLOOKUP([.B93];[$Techs.$S$1:.$W$9];5)" office:value-type="float" office:value="5000">
            <text:p>5,000</text:p>
          </table:table-cell>
          <table:table-cell table:style-name="ce6" table:formula="of:=IF([.B93]=[.C93];&quot;Max&quot;;VLOOKUP([.B93];[$Techs.$S$1:.$W$9];3))" office:value-type="float" office:value="1750">
            <text:p>1,750 </text:p>
          </table:table-cell>
          <table:table-cell table:style-name="ce62" table:formula="of:=VLOOKUP([.C93];[$Techs.$S$1:.$W$9];5)" office:value-type="float" office:value="6750">
            <text:p>6,750</text:p>
          </table:table-cell>
          <table:table-cell table:number-columns-repeated="2"/>
          <table:table-cell office:value-type="float" office:value="92">
            <text:p>92</text:p>
          </table:table-cell>
          <table:table-cell table:style-name="ce6" table:formula="of:=[.J92]+9" office:value-type="float" office:value="935">
            <text:p>935 </text:p>
          </table:table-cell>
          <table:table-cell table:style-name="ce6" table:formula="of:=[.K92]+[.J93]" office:value-type="float" office:value="48230">
            <text:p>48,23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94];[$Techs.$S$28:.$W$36];5)" office:value-type="float" office:value="0">
            <text:p><text:s/>- </text:p>
          </table:table-cell>
          <table:table-cell table:style-name="ce64" table:formula="of:=IF([.B94]=[.C94];&quot;Max&quot;;VLOOKUP([.B94];[$Techs.$S$28:.$W$36];3))" office:value-type="float" office:value="75">
            <text:p>75 </text:p>
          </table:table-cell>
          <table:table-cell table:style-name="ce64" table:formula="of:=VLOOKUP([.C94];[$Techs.$S$28:.$W$36];5)" office:value-type="float" office:value="2975">
            <text:p>2,975 </text:p>
          </table:table-cell>
          <table:table-cell table:number-columns-repeated="2"/>
          <table:table-cell office:value-type="float" office:value="93">
            <text:p>93</text:p>
          </table:table-cell>
          <table:table-cell table:style-name="ce6" table:formula="of:=[.J93]+9" office:value-type="float" office:value="944">
            <text:p>944 </text:p>
          </table:table-cell>
          <table:table-cell table:style-name="ce6" table:formula="of:=[.K93]+[.J94]" office:value-type="float" office:value="49174">
            <text:p>49,174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6" table:formula="of:=VLOOKUP([.B95];[$Techs.$A$12:.$E$18];5)" office:value-type="float" office:value="200">
            <text:p>200 </text:p>
          </table:table-cell>
          <table:table-cell table:style-name="ce6" table:formula="of:=IF([.B95]=[.C95];&quot;Max&quot;;VLOOKUP([.B95];[$Techs.$A$12:.$E$18];3))" office:value-type="string" office:string-value="Max ">
            <text:p>Max </text:p>
          </table:table-cell>
          <table:table-cell table:style-name="ce6" table:formula="of:=VLOOKUP([.C95];[$Techs.$A$12:.$E$18];5)" office:value-type="float" office:value="200">
            <text:p>200 </text:p>
          </table:table-cell>
          <table:table-cell table:number-columns-repeated="2"/>
          <table:table-cell office:value-type="float" office:value="94">
            <text:p>94</text:p>
          </table:table-cell>
          <table:table-cell table:style-name="ce6" table:formula="of:=[.J94]+9" office:value-type="float" office:value="953">
            <text:p>953 </text:p>
          </table:table-cell>
          <table:table-cell table:style-name="ce6" table:formula="of:=[.K94]+[.J95]" office:value-type="float" office:value="50127">
            <text:p>50,127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64" table:formula="of:=VLOOKUP([.B96];[$Techs.$S$21:.$W$26];5)" office:value-type="float" office:value="0">
            <text:p><text:s/>- </text:p>
          </table:table-cell>
          <table:table-cell table:style-name="ce64" table:formula="of:=IF([.B96]=[.C96];&quot;Max&quot;;VLOOKUP([.B96];[$Techs.$S$21:.$W$26];3))" office:value-type="float" office:value="200">
            <text:p>200 </text:p>
          </table:table-cell>
          <table:table-cell table:style-name="ce64" table:formula="of:=VLOOKUP([.C96];[$Techs.$S$21:.$W$26];5)" office:value-type="float" office:value="200">
            <text:p>200 </text:p>
          </table:table-cell>
          <table:table-cell table:number-columns-repeated="2"/>
          <table:table-cell office:value-type="float" office:value="95">
            <text:p>95</text:p>
          </table:table-cell>
          <table:table-cell table:style-name="ce6" table:formula="of:=[.J95]+9" office:value-type="float" office:value="962">
            <text:p>962 </text:p>
          </table:table-cell>
          <table:table-cell table:style-name="ce6" table:formula="of:=[.K95]+[.J96]" office:value-type="float" office:value="51089">
            <text:p>51,089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97];[$Techs.$S$1:.$W$9];5)" office:value-type="float" office:value="0">
            <text:p><text:s/>- </text:p>
          </table:table-cell>
          <table:table-cell table:style-name="ce64" table:formula="of:=IF([.B97]=[.C97];&quot;Max&quot;;VLOOKUP([.B97];[$Techs.$S$1:.$W$9];3))" office:value-type="float" office:value="0">
            <text:p><text:s/>- </text:p>
          </table:table-cell>
          <table:table-cell table:style-name="ce64" table:formula="of:=VLOOKUP([.C97];[$Techs.$S$1:.$W$9];5)" office:value-type="float" office:value="6750">
            <text:p>6,750 </text:p>
          </table:table-cell>
          <table:table-cell table:number-columns-repeated="2"/>
          <table:table-cell office:value-type="float" office:value="96">
            <text:p>96</text:p>
          </table:table-cell>
          <table:table-cell table:style-name="ce6" table:formula="of:=[.J96]+9" office:value-type="float" office:value="971">
            <text:p>971 </text:p>
          </table:table-cell>
          <table:table-cell table:style-name="ce6" table:formula="of:=[.K96]+[.J97]" office:value-type="float" office:value="52060">
            <text:p>52,06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4">
            <text:p>4</text:p>
          </table:table-cell>
          <table:table-cell table:style-name="ce6" table:formula="of:=VLOOKUP([.B98];[$Techs.$M$26:.$Q$32];5)" office:value-type="float" office:value="650">
            <text:p>650 </text:p>
          </table:table-cell>
          <table:table-cell table:style-name="ce6" table:formula="of:=IF([.B98]=[.C98];&quot;Max&quot;;VLOOKUP([.B98];[$Techs.$M$26:.$Q$32];3))" office:value-type="float" office:value="900">
            <text:p>900 </text:p>
          </table:table-cell>
          <table:table-cell table:style-name="ce6" table:formula="of:=VLOOKUP([.C98];[$Techs.$M$26:.$Q$32];5)" office:value-type="float" office:value="2750">
            <text:p>2,750 </text:p>
          </table:table-cell>
          <table:table-cell table:number-columns-repeated="2"/>
          <table:table-cell office:value-type="float" office:value="97">
            <text:p>97</text:p>
          </table:table-cell>
          <table:table-cell table:style-name="ce6" table:formula="of:=[.J97]+9" office:value-type="float" office:value="980">
            <text:p>980 </text:p>
          </table:table-cell>
          <table:table-cell table:style-name="ce6" table:formula="of:=[.K97]+[.J98]" office:value-type="float" office:value="53040">
            <text:p>53,040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3">
            <text:p>3</text:p>
          </table:table-cell>
          <table:table-cell table:style-name="ce56" office:value-type="float" office:value="7">
            <text:p>7</text:p>
          </table:table-cell>
          <table:table-cell table:style-name="ce6" table:formula="of:=VLOOKUP([.B99];[$Techs.$A$28:.$E$37];5)" office:value-type="float" office:value="1580">
            <text:p>1,580 </text:p>
          </table:table-cell>
          <table:table-cell table:style-name="ce6" table:formula="of:=IF([.B99]=[.C99];&quot;Max&quot;;VLOOKUP([.B99];[$Techs.$A$28:.$E$37];3))" office:value-type="float" office:value="1200">
            <text:p>1,200 </text:p>
          </table:table-cell>
          <table:table-cell table:style-name="ce6" table:formula="of:=VLOOKUP([.C99];[$Techs.$A$28:.$E$37];5)" office:value-type="float" office:value="8180">
            <text:p>8,180 </text:p>
          </table:table-cell>
          <table:table-cell table:number-columns-repeated="2"/>
          <table:table-cell office:value-type="float" office:value="98">
            <text:p>98</text:p>
          </table:table-cell>
          <table:table-cell table:style-name="ce6" table:formula="of:=[.J98]+9" office:value-type="float" office:value="989">
            <text:p>989 </text:p>
          </table:table-cell>
          <table:table-cell table:style-name="ce6" table:formula="of:=[.K98]+[.J99]" office:value-type="float" office:value="54029">
            <text:p>54,029 </text:p>
          </table:table-cell>
          <table:table-cell table:number-columns-repeated="245"/>
        </table:table-row>
        <table:table-row table:style-name="ro2">
          <table:table-cell table:style-name="ce46" office:value-type="string">
            <text:p>Stim Regen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table:formula="of:=VLOOKUP([.B100];[$Techs.$A$20:.$E$26];5)" office:value-type="float" office:value="0">
            <text:p><text:s/>- </text:p>
          </table:table-cell>
          <table:table-cell table:style-name="ce64" table:formula="of:=IF([.B100]=[.C100];&quot;Max&quot;;VLOOKUP([.B100];[$Techs.$A$20:.$E$26];3))" office:value-type="float" office:value="60">
            <text:p>60 </text:p>
          </table:table-cell>
          <table:table-cell table:style-name="ce64" table:formula="of:=VLOOKUP([.C100];[$Techs.$A$20:.$E$26];5)" office:value-type="float" office:value="4560">
            <text:p>4,560 </text:p>
          </table:table-cell>
          <table:table-cell table:number-columns-repeated="2"/>
          <table:table-cell office:value-type="float" office:value="99">
            <text:p>99</text:p>
          </table:table-cell>
          <table:table-cell table:style-name="ce6" table:formula="of:=[.J99]+9" office:value-type="float" office:value="998">
            <text:p>998 </text:p>
          </table:table-cell>
          <table:table-cell table:style-name="ce6" table:formula="of:=[.K99]+[.J100]" office:value-type="float" office:value="55027">
            <text:p>55,027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101];[$Techs.$S$11:.$W$18];5)" office:value-type="float" office:value="0">
            <text:p><text:s/>- </text:p>
          </table:table-cell>
          <table:table-cell table:style-name="ce64" table:formula="of:=IF([.B101]=[.C101];&quot;Max&quot;;VLOOKUP([.B101];[$Techs.$S$11:.$W$18];3))" office:value-type="float" office:value="70">
            <text:p>70 </text:p>
          </table:table-cell>
          <table:table-cell table:style-name="ce64" table:formula="of:=VLOOKUP([.C101];[$Techs.$S$11:.$W$18];5)" office:value-type="float" office:value="6070">
            <text:p>6,070 </text:p>
          </table:table-cell>
          <table:table-cell table:number-columns-repeated="2"/>
          <table:table-cell office:value-type="float" office:value="100">
            <text:p>100</text:p>
          </table:table-cell>
          <table:table-cell table:style-name="ce6" table:formula="of:=[.J100]+9" office:value-type="float" office:value="1007">
            <text:p>1,007 </text:p>
          </table:table-cell>
          <table:table-cell table:style-name="ce6" table:formula="of:=[.K100]+[.J101]" office:value-type="float" office:value="56034">
            <text:p>56,034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85:.D101])" office:value-type="float" office:value="16680">
            <text:p>16,680</text:p>
          </table:table-cell>
          <table:table-cell table:style-name="ce5" office:value-type="string">
            <text:p>Total</text:p>
          </table:table-cell>
          <table:table-cell table:style-name="ce65" table:formula="of:=SUM([.F85:.F101])" office:value-type="float" office:value="78605">
            <text:p>78,605</text:p>
          </table:table-cell>
          <table:table-cell table:number-columns-repeated="2"/>
          <table:table-cell office:value-type="float" office:value="101">
            <text:p>101</text:p>
          </table:table-cell>
          <table:table-cell table:style-name="ce6" table:formula="of:=[.J101]+9" office:value-type="float" office:value="1016">
            <text:p>1,016 </text:p>
          </table:table-cell>
          <table:table-cell table:style-name="ce6" table:formula="of:=[.K101]+[.J102]" office:value-type="float" office:value="57050">
            <text:p>57,050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83];[.I$1:.K$1048576];3)-[.D102]" office:value-type="float" office:value="29">
            <text:p>29</text:p>
          </table:table-cell>
          <table:table-cell/>
          <table:table-cell table:style-name="ce61" table:formula="of:=[.F102]-[.F97]-[.F96]-[.F101]-[.F87]-[.F94]" office:value-type="float" office:value="55860">
            <text:p>55,860</text:p>
          </table:table-cell>
          <table:table-cell table:number-columns-repeated="2"/>
          <table:table-cell office:value-type="float" office:value="102">
            <text:p>102</text:p>
          </table:table-cell>
          <table:table-cell table:style-name="ce6" table:formula="of:=[.J102]+9" office:value-type="float" office:value="1025">
            <text:p>1,025 </text:p>
          </table:table-cell>
          <table:table-cell table:style-name="ce6" table:formula="of:=[.K102]+[.J103]" office:value-type="float" office:value="58075">
            <text:p>58,075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103">
            <text:p>103</text:p>
          </table:table-cell>
          <table:table-cell table:style-name="ce6" table:formula="of:=[.J103]+9" office:value-type="float" office:value="1034">
            <text:p>1,034 </text:p>
          </table:table-cell>
          <table:table-cell table:style-name="ce6" table:formula="of:=[.K103]+[.J104]" office:value-type="float" office:value="59109">
            <text:p>59,109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104">
            <text:p>104</text:p>
          </table:table-cell>
          <table:table-cell table:style-name="ce6" table:formula="of:=[.J104]+9" office:value-type="float" office:value="1043">
            <text:p>1,043 </text:p>
          </table:table-cell>
          <table:table-cell table:style-name="ce6" table:formula="of:=[.K104]+[.J105]" office:value-type="float" office:value="60152">
            <text:p>60,152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60">
            <text:p>6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105">
            <text:p>105</text:p>
          </table:table-cell>
          <table:table-cell table:style-name="ce6" table:formula="of:=[.J105]+9" office:value-type="float" office:value="1052">
            <text:p>1,052 </text:p>
          </table:table-cell>
          <table:table-cell table:style-name="ce6" table:formula="of:=[.K105]+[.J106]" office:value-type="float" office:value="61204">
            <text:p>61,204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106">
            <text:p>106</text:p>
          </table:table-cell>
          <table:table-cell table:style-name="ce6" table:formula="of:=[.J106]+9" office:value-type="float" office:value="1061">
            <text:p>1,061 </text:p>
          </table:table-cell>
          <table:table-cell table:style-name="ce6" table:formula="of:=[.K106]+[.J107]" office:value-type="float" office:value="62265">
            <text:p>62,26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08];[$Techs.$A$1:.$E$10];5)" office:value-type="float" office:value="2050">
            <text:p>2,050</text:p>
          </table:table-cell>
          <table:table-cell table:style-name="ce6" table:formula="of:=IF([.B108]=[.C108];&quot;Max&quot;;VLOOKUP([.B108];[$Techs.$A$1:.$E$10];3))" office:value-type="float" office:value="700">
            <text:p>700 </text:p>
          </table:table-cell>
          <table:table-cell table:style-name="ce62" table:formula="of:=VLOOKUP([.C108];[$Techs.$A$1:.$E$10];5)" office:value-type="float" office:value="2750">
            <text:p>2,750</text:p>
          </table:table-cell>
          <table:table-cell table:number-columns-repeated="2"/>
          <table:table-cell office:value-type="float" office:value="107">
            <text:p>107</text:p>
          </table:table-cell>
          <table:table-cell table:style-name="ce6" table:formula="of:=[.J107]+9" office:value-type="float" office:value="1070">
            <text:p>1,070 </text:p>
          </table:table-cell>
          <table:table-cell table:style-name="ce6" table:formula="of:=[.K107]+[.J108]" office:value-type="float" office:value="63335">
            <text:p>63,33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62" table:formula="of:=VLOOKUP([.B109];[$Techs.$G$29:.$K$35];5)" office:value-type="float" office:value="900">
            <text:p>900</text:p>
          </table:table-cell>
          <table:table-cell table:style-name="ce6" table:formula="of:=IF([.B109]=[.C109];&quot;Max&quot;;VLOOKUP([.B109];[$Techs.$G$29:.$K$35];3))" office:value-type="float" office:value="1200">
            <text:p>1,200 </text:p>
          </table:table-cell>
          <table:table-cell table:style-name="ce62" table:formula="of:=VLOOKUP([.C109];[$Techs.$G$29:.$K$35];5)" office:value-type="float" office:value="5700">
            <text:p>5,700</text:p>
          </table:table-cell>
          <table:table-cell table:number-columns-repeated="2"/>
          <table:table-cell office:value-type="float" office:value="108">
            <text:p>108</text:p>
          </table:table-cell>
          <table:table-cell table:style-name="ce6" table:formula="of:=[.J108]+9" office:value-type="float" office:value="1079">
            <text:p>1,079 </text:p>
          </table:table-cell>
          <table:table-cell table:style-name="ce6" table:formula="of:=[.K108]+[.J109]" office:value-type="float" office:value="64414">
            <text:p>64,414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10];[$Techs.$S$1:.$W$9];5)" office:value-type="float" office:value="0">
            <text:p>0</text:p>
          </table:table-cell>
          <table:table-cell table:style-name="ce64" table:formula="of:=IF([.B110]=[.C110];&quot;Max&quot;;VLOOKUP([.B110];[$Techs.$S$1:.$W$9];3))" office:value-type="float" office:value="0">
            <text:p><text:s/>- </text:p>
          </table:table-cell>
          <table:table-cell table:style-name="ce63" table:formula="of:=VLOOKUP([.C110];[$Techs.$S$1:.$W$9];5)" office:value-type="float" office:value="6750">
            <text:p>6,750</text:p>
          </table:table-cell>
          <table:table-cell table:number-columns-repeated="2"/>
          <table:table-cell office:value-type="float" office:value="109">
            <text:p>109</text:p>
          </table:table-cell>
          <table:table-cell table:style-name="ce6" table:formula="of:=[.J109]+9" office:value-type="float" office:value="1088">
            <text:p>1,088 </text:p>
          </table:table-cell>
          <table:table-cell table:style-name="ce6" table:formula="of:=[.K109]+[.J110]" office:value-type="float" office:value="65502">
            <text:p>65,502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office:value-type="float" office:value="0">
            <text:p><text:s/>- </text:p>
          </table:table-cell>
          <table:table-cell table:style-name="ce64" office:value-type="float" office:value="50">
            <text:p>50 </text:p>
          </table:table-cell>
          <table:table-cell table:style-name="ce63" office:value-type="float" office:value="950">
            <text:p>950</text:p>
          </table:table-cell>
          <table:table-cell table:number-columns-repeated="2"/>
          <table:table-cell office:value-type="float" office:value="110">
            <text:p>110</text:p>
          </table:table-cell>
          <table:table-cell table:style-name="ce6" table:formula="of:=[.J110]+9" office:value-type="float" office:value="1097">
            <text:p>1,097 </text:p>
          </table:table-cell>
          <table:table-cell table:style-name="ce6" table:formula="of:=[.K110]+[.J111]" office:value-type="float" office:value="66599">
            <text:p>66,599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62" table:formula="of:=VLOOKUP([.B112];[$Techs.$G$16:.$K$27];5)" office:value-type="float" office:value="550">
            <text:p>550</text:p>
          </table:table-cell>
          <table:table-cell table:style-name="ce6" table:formula="of:=IF([.B112]=[.C112];&quot;Max&quot;;VLOOKUP([.B112];[$Techs.$G$16:.$K$27];3))" office:value-type="float" office:value="400">
            <text:p>400 </text:p>
          </table:table-cell>
          <table:table-cell table:style-name="ce62" table:formula="of:=VLOOKUP([.C112];[$Techs.$G$16:.$K$27];5)" office:value-type="float" office:value="950">
            <text:p>950</text:p>
          </table:table-cell>
          <table:table-cell table:number-columns-repeated="2"/>
          <table:table-cell office:value-type="float" office:value="111">
            <text:p>111</text:p>
          </table:table-cell>
          <table:table-cell table:style-name="ce6" table:formula="of:=[.J111]+9" office:value-type="float" office:value="1106">
            <text:p>1,106 </text:p>
          </table:table-cell>
          <table:table-cell table:style-name="ce6" table:formula="of:=[.K111]+[.J112]" office:value-type="float" office:value="67705">
            <text:p>67,70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6">
            <text:p>6</text:p>
          </table:table-cell>
          <table:table-cell table:style-name="ce56" office:value-type="float" office:value="20">
            <text:p>20</text:p>
          </table:table-cell>
          <table:table-cell table:style-name="ce62" table:formula="of:=VLOOKUP([.B113];[$Techs.$M$1:.$Q$24];5)" office:value-type="float" office:value="1680">
            <text:p>1,680</text:p>
          </table:table-cell>
          <table:table-cell table:style-name="ce6" table:formula="of:=IF([.B113]=[.C113];&quot;Max&quot;;VLOOKUP([.B113];[$Techs.$M$1:.$Q$24];3))" office:value-type="float" office:value="560">
            <text:p>560 </text:p>
          </table:table-cell>
          <table:table-cell table:style-name="ce62" table:formula="of:=VLOOKUP([.C113];[$Techs.$M$1:.$Q$24];5)" office:value-type="float" office:value="16800">
            <text:p>16,800</text:p>
          </table:table-cell>
          <table:table-cell table:number-columns-repeated="2"/>
          <table:table-cell office:value-type="float" office:value="112">
            <text:p>112</text:p>
          </table:table-cell>
          <table:table-cell table:style-name="ce6" table:formula="of:=[.J112]+9" office:value-type="float" office:value="1115">
            <text:p>1,115 </text:p>
          </table:table-cell>
          <table:table-cell table:style-name="ce6" table:formula="of:=[.K112]+[.J113]" office:value-type="float" office:value="68820">
            <text:p>68,82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table:formula="of:=VLOOKUP([.B114];[$Techs.$S$21:.$W$26];5)" office:value-type="float" office:value="200">
            <text:p>200</text:p>
          </table:table-cell>
          <table:table-cell table:style-name="ce6" table:formula="of:=IF([.B114]=[.C114];&quot;Max&quot;;VLOOKUP([.B114];[$Techs.$S$21:.$W$26];3))" office:value-type="string" office:string-value="Max ">
            <text:p>Max </text:p>
          </table:table-cell>
          <table:table-cell table:style-name="ce62" table:formula="of:=VLOOKUP([.C114];[$Techs.$S$21:.$W$26];5)" office:value-type="float" office:value="200">
            <text:p>200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6" table:formula="of:=[.J113]+9" office:value-type="float" office:value="1124">
            <text:p>1,124 </text:p>
          </table:table-cell>
          <table:table-cell table:style-name="ce6" table:formula="of:=[.K113]+[.J114]" office:value-type="float" office:value="69944">
            <text:p>69,944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62" table:formula="of:=VLOOKUP([.B115];[$Techs.$S$11:.$W$18];5)" office:value-type="float" office:value="6070">
            <text:p>6,070</text:p>
          </table:table-cell>
          <table:table-cell table:style-name="ce6" table:formula="of:=IF([.B115]=[.C115];&quot;Max&quot;;VLOOKUP([.B115];[$Techs.$S$11:.$W$18];3))" office:value-type="string" office:string-value="Max ">
            <text:p>Max </text:p>
          </table:table-cell>
          <table:table-cell table:style-name="ce62" table:formula="of:=VLOOKUP([.C115];[$Techs.$S$11:.$W$18];5)" office:value-type="float" office:value="6070">
            <text:p>6,070</text:p>
          </table:table-cell>
          <table:table-cell table:number-columns-repeated="2"/>
          <table:table-cell office:value-type="float" office:value="114">
            <text:p>114</text:p>
          </table:table-cell>
          <table:table-cell table:style-name="ce6" table:formula="of:=[.J114]+9" office:value-type="float" office:value="1133">
            <text:p>1,133 </text:p>
          </table:table-cell>
          <table:table-cell table:style-name="ce6" table:formula="of:=[.K114]+[.J115]" office:value-type="float" office:value="71077">
            <text:p>71,077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16];[$Techs.$S$1:.$W$9];5)" office:value-type="float" office:value="6750">
            <text:p>6,750</text:p>
          </table:table-cell>
          <table:table-cell table:style-name="ce6" table:formula="of:=IF([.B116]=[.C116];&quot;Max&quot;;VLOOKUP([.B116];[$Techs.$S$1:.$W$9];3))" office:value-type="string" office:string-value="Max ">
            <text:p>Max </text:p>
          </table:table-cell>
          <table:table-cell table:style-name="ce62" table:formula="of:=VLOOKUP([.C116];[$Techs.$S$1:.$W$9];5)" office:value-type="float" office:value="6750">
            <text:p>6,750</text:p>
          </table:table-cell>
          <table:table-cell table:number-columns-repeated="2"/>
          <table:table-cell office:value-type="float" office:value="115">
            <text:p>115</text:p>
          </table:table-cell>
          <table:table-cell table:style-name="ce6" table:formula="of:=[.J115]+9" office:value-type="float" office:value="1142">
            <text:p>1,142 </text:p>
          </table:table-cell>
          <table:table-cell table:style-name="ce6" table:formula="of:=[.K115]+[.J116]" office:value-type="float" office:value="72219">
            <text:p>72,219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17];[$Techs.$S$28:.$W$36];5)" office:value-type="float" office:value="0">
            <text:p><text:s/>- </text:p>
          </table:table-cell>
          <table:table-cell table:style-name="ce64" table:formula="of:=IF([.B117]=[.C117];&quot;Max&quot;;VLOOKUP([.B117];[$Techs.$S$28:.$W$36];3))" office:value-type="float" office:value="75">
            <text:p>75 </text:p>
          </table:table-cell>
          <table:table-cell table:style-name="ce64" table:formula="of:=VLOOKUP([.C117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6" table:formula="of:=VLOOKUP([.B118];[$Techs.$A$12:.$E$18];5)" office:value-type="float" office:value="200">
            <text:p>200 </text:p>
          </table:table-cell>
          <table:table-cell table:style-name="ce6" table:formula="of:=IF([.B118]=[.C118];&quot;Max&quot;;VLOOKUP([.B118];[$Techs.$A$12:.$E$18];3))" office:value-type="string" office:string-value="Max ">
            <text:p>Max </text:p>
          </table:table-cell>
          <table:table-cell table:style-name="ce6" table:formula="of:=VLOOKUP([.C118];[$Techs.$A$12:.$E$18];5)" office:value-type="float" office:value="200">
            <text:p>2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64" table:formula="of:=VLOOKUP([.B119];[$Techs.$S$21:.$W$26];5)" office:value-type="float" office:value="0">
            <text:p><text:s/>- </text:p>
          </table:table-cell>
          <table:table-cell table:style-name="ce64" table:formula="of:=IF([.B119]=[.C119];&quot;Max&quot;;VLOOKUP([.B119];[$Techs.$S$21:.$W$26];3))" office:value-type="float" office:value="200">
            <text:p>200 </text:p>
          </table:table-cell>
          <table:table-cell table:style-name="ce64" table:formula="of:=VLOOKUP([.C119];[$Techs.$S$21:.$W$26];5)" office:value-type="float" office:value="200">
            <text:p>2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20];[$Techs.$S$1:.$W$9];5)" office:value-type="float" office:value="0">
            <text:p><text:s/>- </text:p>
          </table:table-cell>
          <table:table-cell table:style-name="ce64" table:formula="of:=IF([.B120]=[.C120];&quot;Max&quot;;VLOOKUP([.B120];[$Techs.$S$1:.$W$9];3))" office:value-type="float" office:value="0">
            <text:p><text:s/>- </text:p>
          </table:table-cell>
          <table:table-cell table:style-name="ce64" table:formula="of:=VLOOKUP([.C120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6" table:formula="of:=VLOOKUP([.B121];[$Techs.$M$26:.$Q$32];5)" office:value-type="float" office:value="1550">
            <text:p>1,550 </text:p>
          </table:table-cell>
          <table:table-cell table:style-name="ce6" table:formula="of:=IF([.B121]=[.C121];&quot;Max&quot;;VLOOKUP([.B121];[$Techs.$M$26:.$Q$32];3))" office:value-type="float" office:value="1200">
            <text:p>1,200 </text:p>
          </table:table-cell>
          <table:table-cell table:style-name="ce6" table:formula="of:=VLOOKUP([.C121];[$Techs.$M$26:.$Q$32];5)" office:value-type="float" office:value="2750">
            <text:p>2,7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4">
            <text:p>4</text:p>
          </table:table-cell>
          <table:table-cell table:style-name="ce56" office:value-type="float" office:value="7">
            <text:p>7</text:p>
          </table:table-cell>
          <table:table-cell table:style-name="ce6" table:formula="of:=VLOOKUP([.B122];[$Techs.$A$28:.$E$37];5)" office:value-type="float" office:value="2780">
            <text:p>2,780 </text:p>
          </table:table-cell>
          <table:table-cell table:style-name="ce6" table:formula="of:=IF([.B122]=[.C122];&quot;Max&quot;;VLOOKUP([.B122];[$Techs.$A$28:.$E$37];3))" office:value-type="float" office:value="1500">
            <text:p>1,500 </text:p>
          </table:table-cell>
          <table:table-cell table:style-name="ce6" table:formula="of:=VLOOKUP([.C122];[$Techs.$A$28:.$E$37];5)" office:value-type="float" office:value="8180">
            <text:p>8,180 </text:p>
          </table:table-cell>
          <table:table-cell table:number-columns-repeated="250"/>
        </table:table-row>
        <table:table-row table:style-name="ro2">
          <table:table-cell table:style-name="ce46" office:value-type="string">
            <text:p>Stim Regen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table:formula="of:=VLOOKUP([.B123];[$Techs.$A$20:.$E$26];5)" office:value-type="float" office:value="0">
            <text:p><text:s/>- </text:p>
          </table:table-cell>
          <table:table-cell table:style-name="ce64" table:formula="of:=IF([.B123]=[.C123];&quot;Max&quot;;VLOOKUP([.B123];[$Techs.$A$20:.$E$26];3))" office:value-type="float" office:value="60">
            <text:p>60 </text:p>
          </table:table-cell>
          <table:table-cell table:style-name="ce64" table:formula="of:=VLOOKUP([.C123];[$Techs.$A$20:.$E$26];5)" office:value-type="float" office:value="4560">
            <text:p>4,5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124];[$Techs.$S$11:.$W$18];5)" office:value-type="float" office:value="0">
            <text:p><text:s/>- </text:p>
          </table:table-cell>
          <table:table-cell table:style-name="ce64" table:formula="of:=IF([.B124]=[.C124];&quot;Max&quot;;VLOOKUP([.B124];[$Techs.$S$11:.$W$18];3))" office:value-type="float" office:value="70">
            <text:p>70 </text:p>
          </table:table-cell>
          <table:table-cell table:style-name="ce64" table:formula="of:=VLOOKUP([.C124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08:.D124])" office:value-type="float" office:value="22730">
            <text:p>22,730</text:p>
          </table:table-cell>
          <table:table-cell table:style-name="ce5" office:value-type="string">
            <text:p>Total</text:p>
          </table:table-cell>
          <table:table-cell table:style-name="ce65" table:formula="of:=SUM([.F108:.F124])" office:value-type="float" office:value="78605">
            <text:p>78,60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06];[.I$1:.K$1048576];3)-[.D125]" office:value-type="float" office:value="44">
            <text:p>44</text:p>
          </table:table-cell>
          <table:table-cell/>
          <table:table-cell table:style-name="ce61" table:formula="of:=[.F125]-[.F120]-[.F119]-[.F124]-[.F110]-[.F117]" office:value-type="float" office:value="55860">
            <text:p>55,86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70">
            <text:p>7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31];[$Techs.$A$1:.$E$10];5)" office:value-type="float" office:value="2750">
            <text:p>2,750</text:p>
          </table:table-cell>
          <table:table-cell table:style-name="ce6" table:formula="of:=IF([.B131]=[.C131];&quot;Max&quot;;VLOOKUP([.B131];[$Techs.$A$1:.$E$10];3))" office:value-type="string" office:string-value="Max ">
            <text:p>Max </text:p>
          </table:table-cell>
          <table:table-cell table:style-name="ce62" table:formula="of:=VLOOKUP([.C131];[$Techs.$A$1:.$E$10];5)" office:value-type="float" office:value="2750">
            <text:p>2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62" table:formula="of:=VLOOKUP([.B132];[$Techs.$G$29:.$K$35];5)" office:value-type="float" office:value="900">
            <text:p>900</text:p>
          </table:table-cell>
          <table:table-cell table:style-name="ce6" table:formula="of:=IF([.B132]=[.C132];&quot;Max&quot;;VLOOKUP([.B132];[$Techs.$G$29:.$K$35];3))" office:value-type="float" office:value="1200">
            <text:p>1,200 </text:p>
          </table:table-cell>
          <table:table-cell table:style-name="ce62" table:formula="of:=VLOOKUP([.C132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33];[$Techs.$S$1:.$W$9];5)" office:value-type="float" office:value="0">
            <text:p>0</text:p>
          </table:table-cell>
          <table:table-cell table:style-name="ce64" table:formula="of:=IF([.B133]=[.C133];&quot;Max&quot;;VLOOKUP([.B133];[$Techs.$S$1:.$W$9];3))" office:value-type="float" office:value="0">
            <text:p><text:s/>- </text:p>
          </table:table-cell>
          <table:table-cell table:style-name="ce63" table:formula="of:=VLOOKUP([.C133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office:value-type="float" office:value="0">
            <text:p><text:s/>- </text:p>
          </table:table-cell>
          <table:table-cell table:style-name="ce64" office:value-type="float" office:value="50">
            <text:p>50 </text:p>
          </table:table-cell>
          <table:table-cell table:style-name="ce63" office:value-type="float" office:value="950">
            <text:p>9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62" table:formula="of:=VLOOKUP([.B135];[$Techs.$G$16:.$K$27];5)" office:value-type="float" office:value="950">
            <text:p>950</text:p>
          </table:table-cell>
          <table:table-cell table:style-name="ce6" table:formula="of:=IF([.B135]=[.C135];&quot;Max&quot;;VLOOKUP([.B135];[$Techs.$G$16:.$K$27];3))" office:value-type="string" office:string-value="Max ">
            <text:p>Max </text:p>
          </table:table-cell>
          <table:table-cell table:style-name="ce62" table:formula="of:=VLOOKUP([.C135];[$Techs.$G$16:.$K$27];5)" office:value-type="float" office:value="950">
            <text:p>9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10">
            <text:p>10</text:p>
          </table:table-cell>
          <table:table-cell table:style-name="ce56" office:value-type="float" office:value="20">
            <text:p>20</text:p>
          </table:table-cell>
          <table:table-cell table:style-name="ce62" table:formula="of:=VLOOKUP([.B136];[$Techs.$M$1:.$Q$24];5)" office:value-type="float" office:value="4400">
            <text:p>4,400</text:p>
          </table:table-cell>
          <table:table-cell table:style-name="ce6" table:formula="of:=IF([.B136]=[.C136];&quot;Max&quot;;VLOOKUP([.B136];[$Techs.$M$1:.$Q$24];3))" office:value-type="float" office:value="880">
            <text:p>880 </text:p>
          </table:table-cell>
          <table:table-cell table:style-name="ce62" table:formula="of:=VLOOKUP([.C136];[$Techs.$M$1:.$Q$24];5)" office:value-type="float" office:value="16800">
            <text:p>16,8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table:formula="of:=VLOOKUP([.B137];[$Techs.$S$21:.$W$26];5)" office:value-type="float" office:value="200">
            <text:p>200</text:p>
          </table:table-cell>
          <table:table-cell table:style-name="ce6" table:formula="of:=IF([.B137]=[.C137];&quot;Max&quot;;VLOOKUP([.B137];[$Techs.$S$21:.$W$26];3))" office:value-type="string" office:string-value="Max ">
            <text:p>Max </text:p>
          </table:table-cell>
          <table:table-cell table:style-name="ce62" table:formula="of:=VLOOKUP([.C137];[$Techs.$S$21:.$W$26];5)" office:value-type="float" office:value="200">
            <text:p>2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62" table:formula="of:=VLOOKUP([.B138];[$Techs.$S$11:.$W$18];5)" office:value-type="float" office:value="6070">
            <text:p>6,070</text:p>
          </table:table-cell>
          <table:table-cell table:style-name="ce6" table:formula="of:=IF([.B138]=[.C138];&quot;Max&quot;;VLOOKUP([.B138];[$Techs.$S$11:.$W$18];3))" office:value-type="string" office:string-value="Max ">
            <text:p>Max </text:p>
          </table:table-cell>
          <table:table-cell table:style-name="ce62" table:formula="of:=VLOOKUP([.C138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39];[$Techs.$S$1:.$W$9];5)" office:value-type="float" office:value="6750">
            <text:p>6,750</text:p>
          </table:table-cell>
          <table:table-cell table:style-name="ce6" table:formula="of:=IF([.B139]=[.C139];&quot;Max&quot;;VLOOKUP([.B139];[$Techs.$S$1:.$W$9];3))" office:value-type="string" office:string-value="Max ">
            <text:p>Max </text:p>
          </table:table-cell>
          <table:table-cell table:style-name="ce62" table:formula="of:=VLOOKUP([.C139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40];[$Techs.$S$28:.$W$36];5)" office:value-type="float" office:value="0">
            <text:p><text:s/>- </text:p>
          </table:table-cell>
          <table:table-cell table:style-name="ce64" table:formula="of:=IF([.B140]=[.C140];&quot;Max&quot;;VLOOKUP([.B140];[$Techs.$S$28:.$W$36];3))" office:value-type="float" office:value="75">
            <text:p>75 </text:p>
          </table:table-cell>
          <table:table-cell table:style-name="ce64" table:formula="of:=VLOOKUP([.C140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6" table:formula="of:=VLOOKUP([.B141];[$Techs.$A$12:.$E$18];5)" office:value-type="float" office:value="200">
            <text:p>200 </text:p>
          </table:table-cell>
          <table:table-cell table:style-name="ce6" table:formula="of:=IF([.B141]=[.C141];&quot;Max&quot;;VLOOKUP([.B141];[$Techs.$A$12:.$E$18];3))" office:value-type="string" office:string-value="Max ">
            <text:p>Max </text:p>
          </table:table-cell>
          <table:table-cell table:style-name="ce6" table:formula="of:=VLOOKUP([.C141];[$Techs.$A$12:.$E$18];5)" office:value-type="float" office:value="200">
            <text:p>2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64" table:formula="of:=VLOOKUP([.B142];[$Techs.$S$21:.$W$26];5)" office:value-type="float" office:value="0">
            <text:p><text:s/>- </text:p>
          </table:table-cell>
          <table:table-cell table:style-name="ce64" table:formula="of:=IF([.B142]=[.C142];&quot;Max&quot;;VLOOKUP([.B142];[$Techs.$S$21:.$W$26];3))" office:value-type="float" office:value="200">
            <text:p>200 </text:p>
          </table:table-cell>
          <table:table-cell table:style-name="ce64" table:formula="of:=VLOOKUP([.C142];[$Techs.$S$21:.$W$26];5)" office:value-type="float" office:value="200">
            <text:p>2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43];[$Techs.$S$1:.$W$9];5)" office:value-type="float" office:value="0">
            <text:p><text:s/>- </text:p>
          </table:table-cell>
          <table:table-cell table:style-name="ce64" table:formula="of:=IF([.B143]=[.C143];&quot;Max&quot;;VLOOKUP([.B143];[$Techs.$S$1:.$W$9];3))" office:value-type="float" office:value="0">
            <text:p><text:s/>- </text:p>
          </table:table-cell>
          <table:table-cell table:style-name="ce64" table:formula="of:=VLOOKUP([.C143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6" table:formula="of:=VLOOKUP([.B144];[$Techs.$M$26:.$Q$32];5)" office:value-type="float" office:value="2750">
            <text:p>2,750 </text:p>
          </table:table-cell>
          <table:table-cell table:style-name="ce6" table:formula="of:=IF([.B144]=[.C144];&quot;Max&quot;;VLOOKUP([.B144];[$Techs.$M$26:.$Q$32];3))" office:value-type="string" office:string-value="Max ">
            <text:p>Max </text:p>
          </table:table-cell>
          <table:table-cell table:style-name="ce6" table:formula="of:=VLOOKUP([.C144];[$Techs.$M$26:.$Q$32];5)" office:value-type="float" office:value="2750">
            <text:p>2,7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5">
            <text:p>5</text:p>
          </table:table-cell>
          <table:table-cell table:style-name="ce56" office:value-type="float" office:value="7">
            <text:p>7</text:p>
          </table:table-cell>
          <table:table-cell table:style-name="ce6" table:formula="of:=VLOOKUP([.B145];[$Techs.$A$28:.$E$37];5)" office:value-type="float" office:value="4280">
            <text:p>4,280 </text:p>
          </table:table-cell>
          <table:table-cell table:style-name="ce6" table:formula="of:=IF([.B145]=[.C145];&quot;Max&quot;;VLOOKUP([.B145];[$Techs.$A$28:.$E$37];3))" office:value-type="float" office:value="1800">
            <text:p>1,800 </text:p>
          </table:table-cell>
          <table:table-cell table:style-name="ce6" table:formula="of:=VLOOKUP([.C145];[$Techs.$A$28:.$E$37];5)" office:value-type="float" office:value="8180">
            <text:p>8,180 </text:p>
          </table:table-cell>
          <table:table-cell table:number-columns-repeated="250"/>
        </table:table-row>
        <table:table-row table:style-name="ro2">
          <table:table-cell table:style-name="ce46" office:value-type="string">
            <text:p>Stim Regen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table:formula="of:=VLOOKUP([.B146];[$Techs.$A$20:.$E$26];5)" office:value-type="float" office:value="0">
            <text:p><text:s/>- </text:p>
          </table:table-cell>
          <table:table-cell table:style-name="ce64" table:formula="of:=IF([.B146]=[.C146];&quot;Max&quot;;VLOOKUP([.B146];[$Techs.$A$20:.$E$26];3))" office:value-type="float" office:value="60">
            <text:p>60 </text:p>
          </table:table-cell>
          <table:table-cell table:style-name="ce64" table:formula="of:=VLOOKUP([.C146];[$Techs.$A$20:.$E$26];5)" office:value-type="float" office:value="4560">
            <text:p>4,5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147];[$Techs.$S$11:.$W$18];5)" office:value-type="float" office:value="0">
            <text:p><text:s/>- </text:p>
          </table:table-cell>
          <table:table-cell table:style-name="ce64" table:formula="of:=IF([.B147]=[.C147];&quot;Max&quot;;VLOOKUP([.B147];[$Techs.$S$11:.$W$18];3))" office:value-type="float" office:value="70">
            <text:p>70 </text:p>
          </table:table-cell>
          <table:table-cell table:style-name="ce64" table:formula="of:=VLOOKUP([.C147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31:.D147])" office:value-type="float" office:value="29250">
            <text:p>29,250</text:p>
          </table:table-cell>
          <table:table-cell table:style-name="ce5" office:value-type="string">
            <text:p>Total</text:p>
          </table:table-cell>
          <table:table-cell table:style-name="ce65" table:formula="of:=SUM([.F131:.F147])" office:value-type="float" office:value="78605">
            <text:p>78,60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29];[.I$1:.K$1048576];3)-[.D148]" office:value-type="float" office:value="489">
            <text:p>489</text:p>
          </table:table-cell>
          <table:table-cell/>
          <table:table-cell table:style-name="ce61" table:formula="of:=[.F148]-[.F143]-[.F142]-[.F147]-[.F133]-[.F140]" office:value-type="float" office:value="55860">
            <text:p>55,86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80">
            <text:p>8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54];[$Techs.$A$1:.$E$10];5)" office:value-type="float" office:value="2750">
            <text:p>2,750</text:p>
          </table:table-cell>
          <table:table-cell table:style-name="ce6" table:formula="of:=IF([.B154]=[.C154];&quot;Max&quot;;VLOOKUP([.B154];[$Techs.$A$1:.$E$10];3))" office:value-type="string" office:string-value="Max ">
            <text:p>Max </text:p>
          </table:table-cell>
          <table:table-cell table:style-name="ce62" table:formula="of:=VLOOKUP([.C154];[$Techs.$A$1:.$E$10];5)" office:value-type="float" office:value="2750">
            <text:p>2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2" table:formula="of:=VLOOKUP([.B155];[$Techs.$G$29:.$K$35];5)" office:value-type="float" office:value="5700">
            <text:p>5,700</text:p>
          </table:table-cell>
          <table:table-cell table:style-name="ce6" table:formula="of:=IF([.B155]=[.C155];&quot;Max&quot;;VLOOKUP([.B155];[$Techs.$G$29:.$K$35];3))" office:value-type="string" office:string-value="Max ">
            <text:p>Max </text:p>
          </table:table-cell>
          <table:table-cell table:style-name="ce62" table:formula="of:=VLOOKUP([.C155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56];[$Techs.$S$1:.$W$9];5)" office:value-type="float" office:value="0">
            <text:p>0</text:p>
          </table:table-cell>
          <table:table-cell table:style-name="ce64" table:formula="of:=IF([.B156]=[.C156];&quot;Max&quot;;VLOOKUP([.B156];[$Techs.$S$1:.$W$9];3))" office:value-type="float" office:value="0">
            <text:p><text:s/>- </text:p>
          </table:table-cell>
          <table:table-cell table:style-name="ce63" table:formula="of:=VLOOKUP([.C156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office:value-type="float" office:value="0">
            <text:p><text:s/>- </text:p>
          </table:table-cell>
          <table:table-cell table:style-name="ce64" office:value-type="float" office:value="50">
            <text:p>50 </text:p>
          </table:table-cell>
          <table:table-cell table:style-name="ce63" office:value-type="float" office:value="950">
            <text:p>9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62" table:formula="of:=VLOOKUP([.B158];[$Techs.$G$16:.$K$27];5)" office:value-type="float" office:value="950">
            <text:p>950</text:p>
          </table:table-cell>
          <table:table-cell table:style-name="ce6" table:formula="of:=IF([.B158]=[.C158];&quot;Max&quot;;VLOOKUP([.B158];[$Techs.$G$16:.$K$27];3))" office:value-type="string" office:string-value="Max ">
            <text:p>Max </text:p>
          </table:table-cell>
          <table:table-cell table:style-name="ce62" table:formula="of:=VLOOKUP([.C158];[$Techs.$G$16:.$K$27];5)" office:value-type="float" office:value="950">
            <text:p>9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13">
            <text:p>13</text:p>
          </table:table-cell>
          <table:table-cell table:style-name="ce56" office:value-type="float" office:value="20">
            <text:p>20</text:p>
          </table:table-cell>
          <table:table-cell table:style-name="ce62" table:formula="of:=VLOOKUP([.B159];[$Techs.$M$1:.$Q$24];5)" office:value-type="float" office:value="7280">
            <text:p>7,280</text:p>
          </table:table-cell>
          <table:table-cell table:style-name="ce6" table:formula="of:=IF([.B159]=[.C159];&quot;Max&quot;;VLOOKUP([.B159];[$Techs.$M$1:.$Q$24];3))" office:value-type="float" office:value="1120">
            <text:p>1,120 </text:p>
          </table:table-cell>
          <table:table-cell table:style-name="ce62" table:formula="of:=VLOOKUP([.C159];[$Techs.$M$1:.$Q$24];5)" office:value-type="float" office:value="16800">
            <text:p>16,8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table:formula="of:=VLOOKUP([.B160];[$Techs.$S$21:.$W$26];5)" office:value-type="float" office:value="200">
            <text:p>200</text:p>
          </table:table-cell>
          <table:table-cell table:style-name="ce6" table:formula="of:=IF([.B160]=[.C160];&quot;Max&quot;;VLOOKUP([.B160];[$Techs.$S$21:.$W$26];3))" office:value-type="string" office:string-value="Max ">
            <text:p>Max </text:p>
          </table:table-cell>
          <table:table-cell table:style-name="ce62" table:formula="of:=VLOOKUP([.C160];[$Techs.$S$21:.$W$26];5)" office:value-type="float" office:value="200">
            <text:p>2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62" table:formula="of:=VLOOKUP([.B161];[$Techs.$S$11:.$W$18];5)" office:value-type="float" office:value="6070">
            <text:p>6,070</text:p>
          </table:table-cell>
          <table:table-cell table:style-name="ce6" table:formula="of:=IF([.B161]=[.C161];&quot;Max&quot;;VLOOKUP([.B161];[$Techs.$S$11:.$W$18];3))" office:value-type="string" office:string-value="Max ">
            <text:p>Max </text:p>
          </table:table-cell>
          <table:table-cell table:style-name="ce62" table:formula="of:=VLOOKUP([.C161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62];[$Techs.$S$1:.$W$9];5)" office:value-type="float" office:value="6750">
            <text:p>6,750</text:p>
          </table:table-cell>
          <table:table-cell table:style-name="ce6" table:formula="of:=IF([.B162]=[.C162];&quot;Max&quot;;VLOOKUP([.B162];[$Techs.$S$1:.$W$9];3))" office:value-type="string" office:string-value="Max ">
            <text:p>Max </text:p>
          </table:table-cell>
          <table:table-cell table:style-name="ce62" table:formula="of:=VLOOKUP([.C162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63];[$Techs.$S$28:.$W$36];5)" office:value-type="float" office:value="0">
            <text:p><text:s/>- </text:p>
          </table:table-cell>
          <table:table-cell table:style-name="ce64" table:formula="of:=IF([.B163]=[.C163];&quot;Max&quot;;VLOOKUP([.B163];[$Techs.$S$28:.$W$36];3))" office:value-type="float" office:value="75">
            <text:p>75 </text:p>
          </table:table-cell>
          <table:table-cell table:style-name="ce64" table:formula="of:=VLOOKUP([.C163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6" table:formula="of:=VLOOKUP([.B164];[$Techs.$A$12:.$E$18];5)" office:value-type="float" office:value="200">
            <text:p>200 </text:p>
          </table:table-cell>
          <table:table-cell table:style-name="ce6" table:formula="of:=IF([.B164]=[.C164];&quot;Max&quot;;VLOOKUP([.B164];[$Techs.$A$12:.$E$18];3))" office:value-type="string" office:string-value="Max ">
            <text:p>Max </text:p>
          </table:table-cell>
          <table:table-cell table:style-name="ce6" table:formula="of:=VLOOKUP([.C164];[$Techs.$A$12:.$E$18];5)" office:value-type="float" office:value="200">
            <text:p>2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64" table:formula="of:=VLOOKUP([.B165];[$Techs.$S$21:.$W$26];5)" office:value-type="float" office:value="0">
            <text:p><text:s/>- </text:p>
          </table:table-cell>
          <table:table-cell table:style-name="ce64" table:formula="of:=IF([.B165]=[.C165];&quot;Max&quot;;VLOOKUP([.B165];[$Techs.$S$21:.$W$26];3))" office:value-type="float" office:value="200">
            <text:p>200 </text:p>
          </table:table-cell>
          <table:table-cell table:style-name="ce64" table:formula="of:=VLOOKUP([.C165];[$Techs.$S$21:.$W$26];5)" office:value-type="float" office:value="200">
            <text:p>2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66];[$Techs.$S$1:.$W$9];5)" office:value-type="float" office:value="0">
            <text:p><text:s/>- </text:p>
          </table:table-cell>
          <table:table-cell table:style-name="ce64" table:formula="of:=IF([.B166]=[.C166];&quot;Max&quot;;VLOOKUP([.B166];[$Techs.$S$1:.$W$9];3))" office:value-type="float" office:value="0">
            <text:p><text:s/>- </text:p>
          </table:table-cell>
          <table:table-cell table:style-name="ce64" table:formula="of:=VLOOKUP([.C166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6" table:formula="of:=VLOOKUP([.B167];[$Techs.$M$26:.$Q$32];5)" office:value-type="float" office:value="2750">
            <text:p>2,750 </text:p>
          </table:table-cell>
          <table:table-cell table:style-name="ce6" table:formula="of:=IF([.B167]=[.C167];&quot;Max&quot;;VLOOKUP([.B167];[$Techs.$M$26:.$Q$32];3))" office:value-type="string" office:string-value="Max ">
            <text:p>Max </text:p>
          </table:table-cell>
          <table:table-cell table:style-name="ce6" table:formula="of:=VLOOKUP([.C167];[$Techs.$M$26:.$Q$32];5)" office:value-type="float" office:value="2750">
            <text:p>2,7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5">
            <text:p>5</text:p>
          </table:table-cell>
          <table:table-cell table:style-name="ce56" office:value-type="float" office:value="7">
            <text:p>7</text:p>
          </table:table-cell>
          <table:table-cell table:style-name="ce6" table:formula="of:=VLOOKUP([.B168];[$Techs.$A$28:.$E$37];5)" office:value-type="float" office:value="4280">
            <text:p>4,280 </text:p>
          </table:table-cell>
          <table:table-cell table:style-name="ce6" table:formula="of:=IF([.B168]=[.C168];&quot;Max&quot;;VLOOKUP([.B168];[$Techs.$A$28:.$E$37];3))" office:value-type="float" office:value="1800">
            <text:p>1,800 </text:p>
          </table:table-cell>
          <table:table-cell table:style-name="ce6" table:formula="of:=VLOOKUP([.C168];[$Techs.$A$28:.$E$37];5)" office:value-type="float" office:value="8180">
            <text:p>8,180 </text:p>
          </table:table-cell>
          <table:table-cell table:number-columns-repeated="250"/>
        </table:table-row>
        <table:table-row table:style-name="ro2">
          <table:table-cell table:style-name="ce46" office:value-type="string">
            <text:p>Stim Regen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table:formula="of:=VLOOKUP([.B169];[$Techs.$A$20:.$E$26];5)" office:value-type="float" office:value="0">
            <text:p><text:s/>- </text:p>
          </table:table-cell>
          <table:table-cell table:style-name="ce64" table:formula="of:=IF([.B169]=[.C169];&quot;Max&quot;;VLOOKUP([.B169];[$Techs.$A$20:.$E$26];3))" office:value-type="float" office:value="60">
            <text:p>60 </text:p>
          </table:table-cell>
          <table:table-cell table:style-name="ce64" table:formula="of:=VLOOKUP([.C169];[$Techs.$A$20:.$E$26];5)" office:value-type="float" office:value="4560">
            <text:p>4,5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170];[$Techs.$S$11:.$W$18];5)" office:value-type="float" office:value="0">
            <text:p><text:s/>- </text:p>
          </table:table-cell>
          <table:table-cell table:style-name="ce64" table:formula="of:=IF([.B170]=[.C170];&quot;Max&quot;;VLOOKUP([.B170];[$Techs.$S$11:.$W$18];3))" office:value-type="float" office:value="70">
            <text:p>70 </text:p>
          </table:table-cell>
          <table:table-cell table:style-name="ce64" table:formula="of:=VLOOKUP([.C170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54:.D170])" office:value-type="float" office:value="36930">
            <text:p>36,930</text:p>
          </table:table-cell>
          <table:table-cell table:style-name="ce5" office:value-type="string">
            <text:p>Total</text:p>
          </table:table-cell>
          <table:table-cell table:style-name="ce65" table:formula="of:=SUM([.F154:.F170])" office:value-type="float" office:value="78605">
            <text:p>78,60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52];[.I$1:.K$1048576];3)-[.D171]" office:value-type="float" office:value="674">
            <text:p>674</text:p>
          </table:table-cell>
          <table:table-cell/>
          <table:table-cell table:style-name="ce61" table:formula="of:=[.F171]-[.F166]-[.F165]-[.F170]-[.F156]-[.F163]" office:value-type="float" office:value="55860">
            <text:p>55,86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90">
            <text:p>9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77];[$Techs.$A$1:.$E$10];5)" office:value-type="float" office:value="2750">
            <text:p>2,750</text:p>
          </table:table-cell>
          <table:table-cell table:style-name="ce6" table:formula="of:=IF([.B177]=[.C177];&quot;Max&quot;;VLOOKUP([.B177];[$Techs.$A$1:.$E$10];3))" office:value-type="string" office:string-value="Max ">
            <text:p>Max </text:p>
          </table:table-cell>
          <table:table-cell table:style-name="ce62" table:formula="of:=VLOOKUP([.C177];[$Techs.$A$1:.$E$10];5)" office:value-type="float" office:value="2750">
            <text:p>2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2" table:formula="of:=VLOOKUP([.B178];[$Techs.$G$29:.$K$35];5)" office:value-type="float" office:value="5700">
            <text:p>5,700</text:p>
          </table:table-cell>
          <table:table-cell table:style-name="ce6" table:formula="of:=IF([.B178]=[.C178];&quot;Max&quot;;VLOOKUP([.B178];[$Techs.$G$29:.$K$35];3))" office:value-type="string" office:string-value="Max ">
            <text:p>Max </text:p>
          </table:table-cell>
          <table:table-cell table:style-name="ce62" table:formula="of:=VLOOKUP([.C178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79];[$Techs.$S$1:.$W$9];5)" office:value-type="float" office:value="0">
            <text:p>0</text:p>
          </table:table-cell>
          <table:table-cell table:style-name="ce64" table:formula="of:=IF([.B179]=[.C179];&quot;Max&quot;;VLOOKUP([.B179];[$Techs.$S$1:.$W$9];3))" office:value-type="float" office:value="0">
            <text:p><text:s/>- </text:p>
          </table:table-cell>
          <table:table-cell table:style-name="ce63" table:formula="of:=VLOOKUP([.C179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office:value-type="float" office:value="0">
            <text:p><text:s/>- </text:p>
          </table:table-cell>
          <table:table-cell table:style-name="ce64" office:value-type="float" office:value="50">
            <text:p>50 </text:p>
          </table:table-cell>
          <table:table-cell table:style-name="ce63" office:value-type="float" office:value="950">
            <text:p>9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62" table:formula="of:=VLOOKUP([.B181];[$Techs.$G$16:.$K$27];5)" office:value-type="float" office:value="950">
            <text:p>950</text:p>
          </table:table-cell>
          <table:table-cell table:style-name="ce6" table:formula="of:=IF([.B181]=[.C181];&quot;Max&quot;;VLOOKUP([.B181];[$Techs.$G$16:.$K$27];3))" office:value-type="string" office:string-value="Max ">
            <text:p>Max </text:p>
          </table:table-cell>
          <table:table-cell table:style-name="ce62" table:formula="of:=VLOOKUP([.C181];[$Techs.$G$16:.$K$27];5)" office:value-type="float" office:value="950">
            <text:p>9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15">
            <text:p>15</text:p>
          </table:table-cell>
          <table:table-cell table:style-name="ce56" office:value-type="float" office:value="20">
            <text:p>20</text:p>
          </table:table-cell>
          <table:table-cell table:style-name="ce62" table:formula="of:=VLOOKUP([.B182];[$Techs.$M$1:.$Q$24];5)" office:value-type="float" office:value="9600">
            <text:p>9,600</text:p>
          </table:table-cell>
          <table:table-cell table:style-name="ce6" table:formula="of:=IF([.B182]=[.C182];&quot;Max&quot;;VLOOKUP([.B182];[$Techs.$M$1:.$Q$24];3))" office:value-type="float" office:value="1280">
            <text:p>1,280 </text:p>
          </table:table-cell>
          <table:table-cell table:style-name="ce62" table:formula="of:=VLOOKUP([.C182];[$Techs.$M$1:.$Q$24];5)" office:value-type="float" office:value="16800">
            <text:p>16,8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table:formula="of:=VLOOKUP([.B183];[$Techs.$S$21:.$W$26];5)" office:value-type="float" office:value="200">
            <text:p>200</text:p>
          </table:table-cell>
          <table:table-cell table:style-name="ce6" table:formula="of:=IF([.B183]=[.C183];&quot;Max&quot;;VLOOKUP([.B183];[$Techs.$S$21:.$W$26];3))" office:value-type="string" office:string-value="Max ">
            <text:p>Max </text:p>
          </table:table-cell>
          <table:table-cell table:style-name="ce62" table:formula="of:=VLOOKUP([.C183];[$Techs.$S$21:.$W$26];5)" office:value-type="float" office:value="200">
            <text:p>2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62" table:formula="of:=VLOOKUP([.B184];[$Techs.$S$11:.$W$18];5)" office:value-type="float" office:value="6070">
            <text:p>6,070</text:p>
          </table:table-cell>
          <table:table-cell table:style-name="ce6" table:formula="of:=IF([.B184]=[.C184];&quot;Max&quot;;VLOOKUP([.B184];[$Techs.$S$11:.$W$18];3))" office:value-type="string" office:string-value="Max ">
            <text:p>Max </text:p>
          </table:table-cell>
          <table:table-cell table:style-name="ce62" table:formula="of:=VLOOKUP([.C184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85];[$Techs.$S$1:.$W$9];5)" office:value-type="float" office:value="6750">
            <text:p>6,750</text:p>
          </table:table-cell>
          <table:table-cell table:style-name="ce6" table:formula="of:=IF([.B185]=[.C185];&quot;Max&quot;;VLOOKUP([.B185];[$Techs.$S$1:.$W$9];3))" office:value-type="string" office:string-value="Max ">
            <text:p>Max </text:p>
          </table:table-cell>
          <table:table-cell table:style-name="ce62" table:formula="of:=VLOOKUP([.C185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86];[$Techs.$S$28:.$W$36];5)" office:value-type="float" office:value="0">
            <text:p><text:s/>- </text:p>
          </table:table-cell>
          <table:table-cell table:style-name="ce64" table:formula="of:=IF([.B186]=[.C186];&quot;Max&quot;;VLOOKUP([.B186];[$Techs.$S$28:.$W$36];3))" office:value-type="float" office:value="75">
            <text:p>75 </text:p>
          </table:table-cell>
          <table:table-cell table:style-name="ce64" table:formula="of:=VLOOKUP([.C186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6" table:formula="of:=VLOOKUP([.B187];[$Techs.$A$12:.$E$18];5)" office:value-type="float" office:value="200">
            <text:p>200 </text:p>
          </table:table-cell>
          <table:table-cell table:style-name="ce6" table:formula="of:=IF([.B187]=[.C187];&quot;Max&quot;;VLOOKUP([.B187];[$Techs.$A$12:.$E$18];3))" office:value-type="string" office:string-value="Max ">
            <text:p>Max </text:p>
          </table:table-cell>
          <table:table-cell table:style-name="ce6" table:formula="of:=VLOOKUP([.C187];[$Techs.$A$12:.$E$18];5)" office:value-type="float" office:value="200">
            <text:p>2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64" table:formula="of:=VLOOKUP([.B188];[$Techs.$S$21:.$W$26];5)" office:value-type="float" office:value="0">
            <text:p><text:s/>- </text:p>
          </table:table-cell>
          <table:table-cell table:style-name="ce64" table:formula="of:=IF([.B188]=[.C188];&quot;Max&quot;;VLOOKUP([.B188];[$Techs.$S$21:.$W$26];3))" office:value-type="float" office:value="200">
            <text:p>200 </text:p>
          </table:table-cell>
          <table:table-cell table:style-name="ce64" table:formula="of:=VLOOKUP([.C188];[$Techs.$S$21:.$W$26];5)" office:value-type="float" office:value="200">
            <text:p>2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89];[$Techs.$S$1:.$W$9];5)" office:value-type="float" office:value="0">
            <text:p><text:s/>- </text:p>
          </table:table-cell>
          <table:table-cell table:style-name="ce64" table:formula="of:=IF([.B189]=[.C189];&quot;Max&quot;;VLOOKUP([.B189];[$Techs.$S$1:.$W$9];3))" office:value-type="float" office:value="0">
            <text:p><text:s/>- </text:p>
          </table:table-cell>
          <table:table-cell table:style-name="ce64" table:formula="of:=VLOOKUP([.C189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6" table:formula="of:=VLOOKUP([.B190];[$Techs.$M$26:.$Q$32];5)" office:value-type="float" office:value="2750">
            <text:p>2,750 </text:p>
          </table:table-cell>
          <table:table-cell table:style-name="ce6" table:formula="of:=IF([.B190]=[.C190];&quot;Max&quot;;VLOOKUP([.B190];[$Techs.$M$26:.$Q$32];3))" office:value-type="string" office:string-value="Max ">
            <text:p>Max </text:p>
          </table:table-cell>
          <table:table-cell table:style-name="ce6" table:formula="of:=VLOOKUP([.C190];[$Techs.$M$26:.$Q$32];5)" office:value-type="float" office:value="2750">
            <text:p>2,7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" table:formula="of:=VLOOKUP([.B191];[$Techs.$A$28:.$E$37];5)" office:value-type="float" office:value="8180">
            <text:p>8,180 </text:p>
          </table:table-cell>
          <table:table-cell table:style-name="ce6" table:formula="of:=IF([.B191]=[.C191];&quot;Max&quot;;VLOOKUP([.B191];[$Techs.$A$28:.$E$37];3))" office:value-type="string" office:string-value="Max ">
            <text:p>Max </text:p>
          </table:table-cell>
          <table:table-cell table:style-name="ce6" table:formula="of:=VLOOKUP([.C191];[$Techs.$A$28:.$E$37];5)" office:value-type="float" office:value="8180">
            <text:p>8,180 </text:p>
          </table:table-cell>
          <table:table-cell table:number-columns-repeated="250"/>
        </table:table-row>
        <table:table-row table:style-name="ro2">
          <table:table-cell table:style-name="ce46" office:value-type="string">
            <text:p>Stim Regen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4" table:formula="of:=VLOOKUP([.B192];[$Techs.$A$20:.$E$26];5)" office:value-type="float" office:value="0">
            <text:p><text:s/>- </text:p>
          </table:table-cell>
          <table:table-cell table:style-name="ce64" table:formula="of:=IF([.B192]=[.C192];&quot;Max&quot;;VLOOKUP([.B192];[$Techs.$A$20:.$E$26];3))" office:value-type="float" office:value="60">
            <text:p>60 </text:p>
          </table:table-cell>
          <table:table-cell table:style-name="ce64" table:formula="of:=VLOOKUP([.C192];[$Techs.$A$20:.$E$26];5)" office:value-type="float" office:value="4560">
            <text:p>4,5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193];[$Techs.$S$11:.$W$18];5)" office:value-type="float" office:value="0">
            <text:p><text:s/>- </text:p>
          </table:table-cell>
          <table:table-cell table:style-name="ce64" table:formula="of:=IF([.B193]=[.C193];&quot;Max&quot;;VLOOKUP([.B193];[$Techs.$S$11:.$W$18];3))" office:value-type="float" office:value="70">
            <text:p>70 </text:p>
          </table:table-cell>
          <table:table-cell table:style-name="ce64" table:formula="of:=VLOOKUP([.C193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77:.D193])" office:value-type="float" office:value="43150">
            <text:p>43,150</text:p>
          </table:table-cell>
          <table:table-cell table:style-name="ce5" office:value-type="string">
            <text:p>Total</text:p>
          </table:table-cell>
          <table:table-cell table:style-name="ce65" table:formula="of:=SUM([.F177:.F193])" office:value-type="float" office:value="78605">
            <text:p>78,60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75];[.I$1:.K$1048576];3)-[.D194]" office:value-type="float" office:value="3219">
            <text:p>3,219</text:p>
          </table:table-cell>
          <table:table-cell/>
          <table:table-cell table:style-name="ce61" table:formula="of:=[.F194]-[.F189]-[.F188]-[.F193]-[.F179]-[.F186]" office:value-type="float" office:value="55860">
            <text:p>55,860</text:p>
          </table:table-cell>
          <table:table-cell table:number-columns-repeated="250"/>
        </table:table-row>
        <table:table-row table:style-name="ro1" table:number-rows-repeated="104838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lemental" table:style-name="ta9" table:print="false">
        <table:table-column table:style-name="co2" table:default-cell-style-name="ce18"/>
        <table:table-column table:style-name="co38" table:default-cell-style-name="Default"/>
        <table:table-column table:style-name="co1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1" table:number-columns-repeated="2" table:default-cell-style-name="Default"/>
        <table:table-column table:style-name="co8" table:number-columns-repeated="245" table:default-cell-style-name="Default"/>
        <table:table-row table:style-name="ro1">
          <table:table-cell table:style-name="ce20" office:value-type="string">
            <text:p>Glvl</text:p>
          </table:table-cell>
          <table:table-cell table:style-name="ce18" office:value-type="float" office:value="20">
            <text:p>20</text:p>
          </table:table-cell>
          <table:table-cell table:number-columns-repeated="2"/>
          <table:table-cell office:value-type="string">
            <text:p>Elemental</text:p>
          </table:table-cell>
          <table:table-cell table:number-columns-repeated="3"/>
          <table:table-cell office:value-type="string">
            <text:p>Elemental</text:p>
          </table:table-cell>
          <table:table-cell table:style-name="ce35" office:value-type="string">
            <text:p>Credit Count Per Glvl</text:p>
          </table:table-cell>
          <table:table-cell table:style-name="ce35" office:value-type="string" office:string-value="Accumulated Credits">
            <text:p>Accumulated Credits </text:p>
          </table:table-cell>
          <table:table-cell table:number-columns-repeated="245"/>
        </table:table-row>
        <table:table-row table:style-name="ro1">
          <table:table-cell table:number-columns-repeated="4"/>
          <table:table-cell office:value-type="string">
            <text:p>Reinforce</text:p>
          </table:table-cell>
          <table:table-cell office:value-type="string">
            <text:p>Moun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" office:value-type="float" office:value="0">
            <text:p><text:s/>- </text:p>
          </table:table-cell>
          <table:table-cell table:style-name="ce6" office:value-type="float" office:value="30">
            <text:p>30 </text:p>
          </table:table-cell>
          <table:table-cell office:value-type="string">
            <text:p>**first IS only costs 50 for sally/elemental</text:p>
          </table:table-cell>
          <table:table-cell table:number-columns-repeated="244"/>
        </table:table-row>
        <table:table-row table:style-name="ro1">
          <table:table-cell table:style-name="ce20" office:value-type="string">
            <text:p>Skills</text:p>
          </table:table-cell>
          <table:table-cell table:formula="of:=[$'Skill &amp; Tech'.C1]" office:value-type="string" office:string-value="Lvl">
            <text:p>Lvl</text:p>
          </table:table-cell>
          <table:table-cell table:style-name="ce17" office:value-type="string">
            <text:p>Max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6" office:value-type="float" office:value="93">
            <text:p>93 </text:p>
          </table:table-cell>
          <table:table-cell table:style-name="ce6" table:formula="of:=[.K2]+[.J3]" office:value-type="float" office:value="123">
            <text:p>123 </text:p>
          </table:table-cell>
          <table:table-cell table:number-columns-repeated="245"/>
        </table:table-row>
        <table:table-row table:style-name="ro1">
          <table:table-cell office:value-type="string">
            <text:p>Critical hit </text:p>
          </table:table-cell>
          <table:table-cell table:formula="of:=[$'Skill &amp; Tech'.C2]" office:value-type="float" office:value="7">
            <text:p>7</text:p>
          </table:table-cell>
          <table:table-cell office:value-type="float" office:value="40">
            <text:p>40</text:p>
          </table:table-cell>
          <table:table-cell/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6" table:formula="of:=[.J3]+8" office:value-type="float" office:value="101">
            <text:p>101 </text:p>
          </table:table-cell>
          <table:table-cell table:style-name="ce6" table:formula="of:=[.K3]+[.J4]" office:value-type="float" office:value="224">
            <text:p>224 </text:p>
          </table:table-cell>
          <table:table-cell table:number-columns-repeated="245"/>
        </table:table-row>
        <table:table-row table:style-name="ro1">
          <table:table-cell office:value-type="string">
            <text:p>Death from Above </text:p>
          </table:table-cell>
          <table:table-cell table:formula="of:=[$'Skill &amp; Tech'.C3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6" table:formula="of:=[.J4]+8" office:value-type="float" office:value="109">
            <text:p>109 </text:p>
          </table:table-cell>
          <table:table-cell table:style-name="ce6" table:formula="of:=[.K4]+[.J5]" office:value-type="float" office:value="333">
            <text:p>333 </text:p>
          </table:table-cell>
          <table:table-cell table:number-columns-repeated="245"/>
        </table:table-row>
        <table:table-row table:style-name="ro1">
          <table:table-cell office:value-type="string">
            <text:p>Defend</text:p>
          </table:table-cell>
          <table:table-cell table:formula="of:=[$'Skill &amp; Tech'.C4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5">
            <text:p>5</text:p>
          </table:table-cell>
          <table:table-cell table:style-name="ce6" table:formula="of:=[.J5]+8" office:value-type="float" office:value="117">
            <text:p>117 </text:p>
          </table:table-cell>
          <table:table-cell table:style-name="ce6" table:formula="of:=[.K5]+[.J6]" office:value-type="float" office:value="450">
            <text:p>450 </text:p>
          </table:table-cell>
          <table:table-cell table:number-columns-repeated="245"/>
        </table:table-row>
        <table:table-row table:style-name="ro1">
          <table:table-cell office:value-type="string">
            <text:p>Punch</text:p>
          </table:table-cell>
          <table:table-cell table:formula="of:=[$'Skill &amp; Tech'.C5]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6">
            <text:p>6</text:p>
          </table:table-cell>
          <table:table-cell table:style-name="ce6" table:formula="of:=[.J6]+8" office:value-type="float" office:value="125">
            <text:p>125 </text:p>
          </table:table-cell>
          <table:table-cell table:style-name="ce6" table:formula="of:=[.K6]+[.J7]" office:value-type="float" office:value="575">
            <text:p>575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Jump Jet</text:p>
          </table:table-cell>
          <table:table-cell table:formula="of:=[$'Skill &amp; Tech'.C6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7">
            <text:p>7</text:p>
          </table:table-cell>
          <table:table-cell table:style-name="ce6" table:formula="of:=[.J7]+8" office:value-type="float" office:value="133">
            <text:p>133 </text:p>
          </table:table-cell>
          <table:table-cell table:style-name="ce6" table:formula="of:=[.K7]+[.J8]" office:value-type="float" office:value="708">
            <text:p>708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Kick</text:p>
          </table:table-cell>
          <table:table-cell table:formula="of:=[$'Skill &amp; Tech'.C7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8">
            <text:p>8</text:p>
          </table:table-cell>
          <table:table-cell table:style-name="ce6" table:formula="of:=[.J8]+8" office:value-type="float" office:value="141">
            <text:p>141 </text:p>
          </table:table-cell>
          <table:table-cell table:style-name="ce6" table:formula="of:=[.K8]+[.J9]" office:value-type="float" office:value="849">
            <text:p>849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Heat Management</text:p>
          </table:table-cell>
          <table:table-cell table:formula="of:=[$'Skill &amp; Tech'.C8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9">
            <text:p>9</text:p>
          </table:table-cell>
          <table:table-cell table:style-name="ce6" table:formula="of:=[.J9]+8" office:value-type="float" office:value="149">
            <text:p>149 </text:p>
          </table:table-cell>
          <table:table-cell table:style-name="ce6" table:formula="of:=[.K9]+[.J10]" office:value-type="float" office:value="998">
            <text:p>998 </text:p>
          </table:table-cell>
          <table:table-cell table:number-columns-repeated="245"/>
        </table:table-row>
        <table:table-row table:style-name="ro1">
          <table:table-cell table:style-name="ce24" office:value-type="string">
            <text:p>Transpose</text:p>
          </table:table-cell>
          <table:table-cell table:style-name="ce24" table:formula="of:=[$'Skill &amp; Tech'.C9]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number-columns-repeated="5"/>
          <table:table-cell office:value-type="float" office:value="10">
            <text:p>10</text:p>
          </table:table-cell>
          <table:table-cell table:style-name="ce6" table:formula="of:=[.J10]+8" office:value-type="float" office:value="157">
            <text:p>157 </text:p>
          </table:table-cell>
          <table:table-cell table:style-name="ce6" table:formula="of:=[.K10]+[.J11]" office:value-type="float" office:value="1155">
            <text:p>1,155 </text:p>
          </table:table-cell>
          <table:table-cell table:number-columns-repeated="245"/>
        </table:table-row>
        <table:table-row table:style-name="ro1">
          <table:table-cell office:value-type="string">
            <text:p>Gunnery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1">
            <text:p>11</text:p>
          </table:table-cell>
          <table:table-cell table:style-name="ce6" table:formula="of:=[.J11]+8" office:value-type="float" office:value="165">
            <text:p>165 </text:p>
          </table:table-cell>
          <table:table-cell table:style-name="ce6" table:formula="of:=[.K11]+[.J12]" office:value-type="float" office:value="1320">
            <text:p>1,320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Pilotin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2">
            <text:p>12</text:p>
          </table:table-cell>
          <table:table-cell table:style-name="ce6" table:formula="of:=[.J12]+8" office:value-type="float" office:value="173">
            <text:p>173 </text:p>
          </table:table-cell>
          <table:table-cell table:style-name="ce6" table:formula="of:=[.K12]+[.J13]" office:value-type="float" office:value="1493">
            <text:p>1,493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table:style-name="ce6" table:formula="of:=[.J13]+8" office:value-type="float" office:value="181">
            <text:p>181 </text:p>
          </table:table-cell>
          <table:table-cell table:style-name="ce6" table:formula="of:=[.K13]+[.J14]" office:value-type="float" office:value="1674">
            <text:p>1,674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6" table:formula="of:=[.J14]+8" office:value-type="float" office:value="189">
            <text:p>189 </text:p>
          </table:table-cell>
          <table:table-cell table:style-name="ce6" table:formula="of:=[.K14]+[.J15]" office:value-type="float" office:value="1863">
            <text:p>1,86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Blow Absorptio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4]" office:value-type="float" office:value="5">
            <text:p>5</text:p>
          </table:table-cell>
          <table:table-cell table:style-name="ce59" table:formula="of:=VLOOKUP([.B16];[$Techs.$A$1:.$E$10];5)" office:value-type="float" office:value="0">
            <text:p>0</text:p>
          </table:table-cell>
          <table:table-cell table:style-name="ce6" table:formula="of:=IF([.B16]=[.C16];&quot;Max&quot;;VLOOKUP([.B16];[$Techs.$A$1:.$E$10];3))" office:value-type="float" office:value="50">
            <text:p>50 </text:p>
          </table:table-cell>
          <table:table-cell table:style-name="ce59" table:formula="of:=VLOOKUP([.C16];[$Techs.$A$1:.$E$10];5)" office:value-type="float" office:value="1450">
            <text:p>1,450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6" table:formula="of:=[.J15]+8" office:value-type="float" office:value="197">
            <text:p>197 </text:p>
          </table:table-cell>
          <table:table-cell table:style-name="ce6" table:formula="of:=[.K15]+[.J16]" office:value-type="float" office:value="2060">
            <text:p>2,06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Cargo Truck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5]" office:value-type="float" office:value="5">
            <text:p>5</text:p>
          </table:table-cell>
          <table:table-cell table:style-name="ce59" table:formula="of:=VLOOKUP([.B17];[$Techs.$G$29:.$K$35];5)" office:value-type="float" office:value="0">
            <text:p>0</text:p>
          </table:table-cell>
          <table:table-cell table:style-name="ce6" table:formula="of:=IF([.B17]=[.C17];&quot;Max&quot;;VLOOKUP([.B17];[$Techs.$G$29:.$K$35];3))" office:value-type="float" office:value="100">
            <text:p>100 </text:p>
          </table:table-cell>
          <table:table-cell table:style-name="ce59" table:formula="of:=VLOOKUP([.C17];[$Techs.$G$29:.$K$35];5)" office:value-type="float" office:value="5700">
            <text:p>5,7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6" table:formula="of:=[.J16]+8" office:value-type="float" office:value="205">
            <text:p>205 </text:p>
          </table:table-cell>
          <table:table-cell table:style-name="ce6" table:formula="of:=[.K16]+[.J17]" office:value-type="float" office:value="2265">
            <text:p>2,265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Energy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16]" office:value-type="float" office:value="7">
            <text:p>7</text:p>
          </table:table-cell>
          <table:table-cell table:style-name="ce83" table:formula="of:=VLOOKUP([.B18];[$Techs.$S$1:.$W$9];5)" office:value-type="float" office:value="0">
            <text:p>0</text:p>
          </table:table-cell>
          <table:table-cell table:style-name="ce58" table:formula="of:=IF([.B18]=[.C18];&quot;Max&quot;;VLOOKUP([.B18];[$Techs.$S$1:.$W$9];3))" office:value-type="float" office:value="500">
            <text:p>500 </text:p>
          </table:table-cell>
          <table:table-cell table:style-name="ce83" table:formula="of:=VLOOKUP([.C18];[$Techs.$S$1:.$W$9];5)" office:value-type="float" office:value="6750">
            <text:p>6,750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6" table:formula="of:=[.J17]+8" office:value-type="float" office:value="213">
            <text:p>213 </text:p>
          </table:table-cell>
          <table:table-cell table:style-name="ce6" table:formula="of:=[.K17]+[.J18]" office:value-type="float" office:value="2478">
            <text:p>2,47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Capacit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7]" office:value-type="float" office:value="7">
            <text:p>7</text:p>
          </table:table-cell>
          <table:table-cell table:style-name="ce59" table:formula="of:=VLOOKUP([.B19];[$Techs.$G$1:.$K$14];5)" office:value-type="float" office:value="0">
            <text:p>0</text:p>
          </table:table-cell>
          <table:table-cell table:style-name="ce6" table:formula="of:=IF([.B19]=[.C19];&quot;Max&quot;;VLOOKUP([.B19];[$Techs.$G$1:.$K$14];3))" office:value-type="float" office:value="50">
            <text:p>50 </text:p>
          </table:table-cell>
          <table:table-cell table:style-name="ce59" table:formula="of:=VLOOKUP([.C19];[$Techs.$G$1:.$K$14];5)" office:value-type="float" office:value="2750">
            <text:p>2,750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6" table:formula="of:=[.J18]+8" office:value-type="float" office:value="221">
            <text:p>221 </text:p>
          </table:table-cell>
          <table:table-cell table:style-name="ce6" table:formula="of:=[.K18]+[.J19]" office:value-type="float" office:value="2699">
            <text:p>2,699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Sinks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8]" office:value-type="float" office:value="6">
            <text:p>6</text:p>
          </table:table-cell>
          <table:table-cell table:style-name="ce59" table:formula="of:=VLOOKUP([.B20];[$Techs.$G$16:.$K$27];5)" office:value-type="float" office:value="0">
            <text:p>0</text:p>
          </table:table-cell>
          <table:table-cell table:style-name="ce6" table:formula="of:=IF([.B20]=[.C20];&quot;Max&quot;;VLOOKUP([.B20];[$Techs.$G$16:.$K$27];3))" office:value-type="float" office:value="50">
            <text:p>50 </text:p>
          </table:table-cell>
          <table:table-cell table:style-name="ce59" table:formula="of:=VLOOKUP([.C20];[$Techs.$G$16:.$K$27];5)" office:value-type="float" office:value="2050">
            <text:p>2,050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6" table:formula="of:=[.J19]+8" office:value-type="float" office:value="229">
            <text:p>229 </text:p>
          </table:table-cell>
          <table:table-cell table:style-name="ce6" table:formula="of:=[.K19]+[.J20]" office:value-type="float" office:value="2928">
            <text:p>2,92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Internal Structure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9]" office:value-type="float" office:value="15">
            <text:p>15</text:p>
          </table:table-cell>
          <table:table-cell table:style-name="ce59" table:formula="of:=VLOOKUP([.B21];[$Techs.$M$1:.$Q$24];5)" office:value-type="float" office:value="0">
            <text:p>0</text:p>
          </table:table-cell>
          <table:table-cell table:style-name="ce6" table:formula="of:=IF([.B21]=[.C21];&quot;Max&quot;;VLOOKUP([.B21];[$Techs.$M$1:.$Q$24];3))" office:value-type="float" office:value="80">
            <text:p>80 </text:p>
          </table:table-cell>
          <table:table-cell table:style-name="ce59" table:formula="of:=VLOOKUP([.C21];[$Techs.$M$1:.$Q$24];5)" office:value-type="float" office:value="9600">
            <text:p>9,6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6" table:formula="of:=[.J20]+8" office:value-type="float" office:value="237">
            <text:p>237 </text:p>
          </table:table-cell>
          <table:table-cell table:style-name="ce6" table:formula="of:=[.K20]+[.J21]" office:value-type="float" office:value="3165">
            <text:p>3,165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Ammo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0]" office:value-type="float" office:value="2">
            <text:p>2</text:p>
          </table:table-cell>
          <table:table-cell table:style-name="ce83" table:formula="of:=VLOOKUP([.B22];[$Techs.$S$21:.$W$26];5)" office:value-type="float" office:value="0">
            <text:p>0</text:p>
          </table:table-cell>
          <table:table-cell table:style-name="ce58" table:formula="of:=IF([.B22]=[.C22];&quot;Max&quot;;VLOOKUP([.B22];[$Techs.$S$21:.$W$26];3))" office:value-type="float" office:value="200">
            <text:p>200 </text:p>
          </table:table-cell>
          <table:table-cell table:style-name="ce83" table:formula="of:=VLOOKUP([.C22];[$Techs.$S$21:.$W$26];5)" office:value-type="float" office:value="700">
            <text:p>700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6" table:formula="of:=[.J21]+8" office:value-type="float" office:value="245">
            <text:p>245 </text:p>
          </table:table-cell>
          <table:table-cell table:style-name="ce6" table:formula="of:=[.K21]+[.J22]" office:value-type="float" office:value="3410">
            <text:p>3,410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Guidance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1]" office:value-type="float" office:value="6">
            <text:p>6</text:p>
          </table:table-cell>
          <table:table-cell table:style-name="ce83" table:formula="of:=VLOOKUP([.B23];[$Techs.$S$11:.$W$18];5)" office:value-type="float" office:value="0">
            <text:p>0</text:p>
          </table:table-cell>
          <table:table-cell table:style-name="ce58" table:formula="of:=IF([.B23]=[.C23];&quot;Max&quot;;VLOOKUP([.B23];[$Techs.$S$11:.$W$18];3))" office:value-type="float" office:value="70">
            <text:p>70 </text:p>
          </table:table-cell>
          <table:table-cell table:style-name="ce83" table:formula="of:=VLOOKUP([.C23];[$Techs.$S$11:.$W$18];5)" office:value-type="float" office:value="6070">
            <text:p>6,070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6" table:formula="of:=[.J22]+8" office:value-type="float" office:value="253">
            <text:p>253 </text:p>
          </table:table-cell>
          <table:table-cell table:style-name="ce6" table:formula="of:=[.K22]+[.J23]" office:value-type="float" office:value="3663">
            <text:p>3,663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22]" office:value-type="float" office:value="7">
            <text:p>7</text:p>
          </table:table-cell>
          <table:table-cell table:style-name="ce83" table:formula="of:=VLOOKUP([.B24];[$Techs.$S$1:.$W$9];5)" office:value-type="float" office:value="0">
            <text:p>0</text:p>
          </table:table-cell>
          <table:table-cell table:style-name="ce58" table:formula="of:=IF([.B24]=[.C24];&quot;Max&quot;;VLOOKUP([.B24];[$Techs.$S$1:.$W$9];3))" office:value-type="float" office:value="500">
            <text:p>500 </text:p>
          </table:table-cell>
          <table:table-cell table:style-name="ce83" table:formula="of:=VLOOKUP([.C24];[$Techs.$S$1:.$W$9];5)" office:value-type="float" office:value="6750">
            <text:p>6,750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6" table:formula="of:=[.J23]+8" office:value-type="float" office:value="261">
            <text:p>261 </text:p>
          </table:table-cell>
          <table:table-cell table:style-name="ce6" table:formula="of:=[.K23]+[.J24]" office:value-type="float" office:value="3924">
            <text:p>3,924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Plasma Focusing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3]" office:value-type="float" office:value="7">
            <text:p>7</text:p>
          </table:table-cell>
          <table:table-cell table:style-name="ce58" table:formula="of:=VLOOKUP([.B25];[$Techs.$S$28:.$W$36];5)" office:value-type="float" office:value="0">
            <text:p><text:s/>- </text:p>
          </table:table-cell>
          <table:table-cell table:style-name="ce58" table:formula="of:=IF([.B25]=[.C25];&quot;Max&quot;;VLOOKUP([.B25];[$Techs.$S$28:.$W$36];3))" office:value-type="float" office:value="75">
            <text:p>75 </text:p>
          </table:table-cell>
          <table:table-cell table:style-name="ce58" table:formula="of:=VLOOKUP([.C25];[$Techs.$S$28:.$W$36];5)" office:value-type="float" office:value="2975">
            <text:p>2,975 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6" table:formula="of:=[.J24]+8" office:value-type="float" office:value="269">
            <text:p>269 </text:p>
          </table:table-cell>
          <table:table-cell table:style-name="ce6" table:formula="of:=[.K24]+[.J25]" office:value-type="float" office:value="4193">
            <text:p>4,19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oint Defense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4]" office:value-type="float" office:value="3">
            <text:p>3</text:p>
          </table:table-cell>
          <table:table-cell table:style-name="ce6" table:formula="of:=VLOOKUP([.B26];[$Techs.$A$12:.$E$18];5)" office:value-type="float" office:value="50">
            <text:p>50 </text:p>
          </table:table-cell>
          <table:table-cell table:style-name="ce6" table:formula="of:=IF([.B26]=[.C26];&quot;Max&quot;;VLOOKUP([.B26];[$Techs.$A$12:.$E$18];3))" office:value-type="float" office:value="150">
            <text:p>150 </text:p>
          </table:table-cell>
          <table:table-cell table:style-name="ce6" table:formula="of:=VLOOKUP([.C26];[$Techs.$A$12:.$E$18];5)" office:value-type="float" office:value="425">
            <text:p>425 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6" table:formula="of:=[.J25]+8" office:value-type="float" office:value="277">
            <text:p>277 </text:p>
          </table:table-cell>
          <table:table-cell table:style-name="ce6" table:formula="of:=[.K25]+[.J26]" office:value-type="float" office:value="4470">
            <text:p>4,47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rojectile Ammo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5]" office:value-type="float" office:value="2">
            <text:p>2</text:p>
          </table:table-cell>
          <table:table-cell table:style-name="ce6" table:formula="of:=VLOOKUP([.B27];[$Techs.$S$21:.$W$26];5)" office:value-type="float" office:value="0">
            <text:p><text:s/>- </text:p>
          </table:table-cell>
          <table:table-cell table:style-name="ce6" table:formula="of:=IF([.B27]=[.C27];&quot;Max&quot;;VLOOKUP([.B27];[$Techs.$S$21:.$W$26];3))" office:value-type="float" office:value="200">
            <text:p>200 </text:p>
          </table:table-cell>
          <table:table-cell table:style-name="ce6" table:formula="of:=VLOOKUP([.C27];[$Techs.$S$21:.$W$26];5)" office:value-type="float" office:value="700">
            <text:p>700 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6" table:formula="of:=[.J26]+8" office:value-type="float" office:value="285">
            <text:p>285 </text:p>
          </table:table-cell>
          <table:table-cell table:style-name="ce6" table:formula="of:=[.K26]+[.J27]" office:value-type="float" office:value="4755">
            <text:p>4,75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rojectile Weapons</text:p>
          </table:table-cell>
          <table:table-cell table:style-name="ce48" office:value-type="float" office:value="4">
            <text:p>4</text:p>
          </table:table-cell>
          <table:table-cell table:style-name="ce53" table:formula="of:=[$'Skill &amp; Tech'.$F$26]" office:value-type="float" office:value="7">
            <text:p>7</text:p>
          </table:table-cell>
          <table:table-cell table:style-name="ce6" table:formula="of:=VLOOKUP([.B28];[$Techs.$S$1:.$W$9];5)" office:value-type="float" office:value="2250">
            <text:p>2,250 </text:p>
          </table:table-cell>
          <table:table-cell table:style-name="ce6" table:formula="of:=IF([.B28]=[.C28];&quot;Max&quot;;VLOOKUP([.B28];[$Techs.$S$1:.$W$9];3))" office:value-type="float" office:value="1250">
            <text:p>1,250 </text:p>
          </table:table-cell>
          <table:table-cell table:style-name="ce6" table:formula="of:=VLOOKUP([.C28];[$Techs.$S$1:.$W$9];5)" office:value-type="float" office:value="6750">
            <text:p>6,750 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6" table:formula="of:=[.J27]+8" office:value-type="float" office:value="293">
            <text:p>293 </text:p>
          </table:table-cell>
          <table:table-cell table:style-name="ce6" table:formula="of:=[.K27]+[.J28]" office:value-type="float" office:value="5048">
            <text:p>5,04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alvage Efficienc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7]" office:value-type="float" office:value="3">
            <text:p>3</text:p>
          </table:table-cell>
          <table:table-cell table:style-name="ce6" table:formula="of:=VLOOKUP([.B29];[$Techs.$M$26:.$Q$32];5)" office:value-type="float" office:value="0">
            <text:p><text:s/>- </text:p>
          </table:table-cell>
          <table:table-cell table:style-name="ce6" table:formula="of:=IF([.B29]=[.C29];&quot;Max&quot;;VLOOKUP([.B29];[$Techs.$M$26:.$Q$32];3))" office:value-type="float" office:value="80">
            <text:p>80 </text:p>
          </table:table-cell>
          <table:table-cell table:style-name="ce6" table:formula="of:=VLOOKUP([.C29];[$Techs.$M$26:.$Q$32];5)" office:value-type="float" office:value="1550">
            <text:p>1,550 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6" table:formula="of:=[.J28]+8" office:value-type="float" office:value="301">
            <text:p>301 </text:p>
          </table:table-cell>
          <table:table-cell table:style-name="ce6" table:formula="of:=[.K28]+[.J29]" office:value-type="float" office:value="5349">
            <text:p>5,349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tim Efficienc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8]" office:value-type="float" office:value="4">
            <text:p>4</text:p>
          </table:table-cell>
          <table:table-cell table:style-name="ce6" table:formula="of:=VLOOKUP([.B30];[$Techs.$A$28:.$E$37];5)" office:value-type="float" office:value="0">
            <text:p><text:s/>- </text:p>
          </table:table-cell>
          <table:table-cell table:style-name="ce6" table:formula="of:=IF([.B30]=[.C30];&quot;Max&quot;;VLOOKUP([.B30];[$Techs.$A$28:.$E$37];3))" office:value-type="float" office:value="80">
            <text:p>80 </text:p>
          </table:table-cell>
          <table:table-cell table:style-name="ce6" table:formula="of:=VLOOKUP([.C30];[$Techs.$A$28:.$E$37];5)" office:value-type="float" office:value="2780">
            <text:p>2,780 </text:p>
          </table:table-cell>
          <table:table-cell table:number-columns-repeated="2"/>
          <table:table-cell office:value-type="float" office:value="29">
            <text:p>29</text:p>
          </table:table-cell>
          <table:table-cell table:style-name="ce6" table:formula="of:=[.J29]+8" office:value-type="float" office:value="309">
            <text:p>309 </text:p>
          </table:table-cell>
          <table:table-cell table:style-name="ce6" table:formula="of:=[.K29]+[.J30]" office:value-type="float" office:value="5658">
            <text:p>5,65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tim Rege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9]" office:value-type="float" office:value="3">
            <text:p>3</text:p>
          </table:table-cell>
          <table:table-cell table:style-name="ce6" table:formula="of:=VLOOKUP([.B31];[$Techs.$A$20:.$E$26];5)" office:value-type="float" office:value="0">
            <text:p><text:s/>- </text:p>
          </table:table-cell>
          <table:table-cell table:style-name="ce6" table:formula="of:=IF([.B31]=[.C31];&quot;Max&quot;;VLOOKUP([.B31];[$Techs.$A$20:.$E$26];3))" office:value-type="float" office:value="60">
            <text:p>60 </text:p>
          </table:table-cell>
          <table:table-cell table:style-name="ce6" table:formula="of:=VLOOKUP([.C31];[$Techs.$A$20:.$E$26];5)" office:value-type="float" office:value="2560">
            <text:p>2,560 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6" table:formula="of:=[.J30]+8" office:value-type="float" office:value="317">
            <text:p>317 </text:p>
          </table:table-cell>
          <table:table-cell table:style-name="ce6" table:formula="of:=[.K30]+[.J31]" office:value-type="float" office:value="5975">
            <text:p>5,97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Targeting Computer</text:p>
          </table:table-cell>
          <table:table-cell table:style-name="ce48" office:value-type="float" office:value="2">
            <text:p>2</text:p>
          </table:table-cell>
          <table:table-cell table:style-name="ce53" table:formula="of:=[$'Skill &amp; Tech'.$F$30]" office:value-type="float" office:value="6">
            <text:p>6</text:p>
          </table:table-cell>
          <table:table-cell table:style-name="ce6" table:formula="of:=VLOOKUP([.B32];[$Techs.$S$11:.$W$18];5)" office:value-type="float" office:value="670">
            <text:p>670 </text:p>
          </table:table-cell>
          <table:table-cell table:style-name="ce6" table:formula="of:=IF([.B32]=[.C32];&quot;Max&quot;;VLOOKUP([.B32];[$Techs.$S$11:.$W$18];3))" office:value-type="float" office:value="900">
            <text:p>900 </text:p>
          </table:table-cell>
          <table:table-cell table:style-name="ce6" table:formula="of:=VLOOKUP([.C32];[$Techs.$S$11:.$W$18];5)" office:value-type="float" office:value="6070">
            <text:p>6,070 </text:p>
          </table:table-cell>
          <table:table-cell table:number-columns-repeated="2"/>
          <table:table-cell office:value-type="float" office:value="31">
            <text:p>31</text:p>
          </table:table-cell>
          <table:table-cell table:style-name="ce6" table:formula="of:=[.J31]+8" office:value-type="float" office:value="325">
            <text:p>325 </text:p>
          </table:table-cell>
          <table:table-cell table:style-name="ce6" table:formula="of:=[.K31]+[.J32]" office:value-type="float" office:value="6300">
            <text:p>6,300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6:.D32])" office:value-type="float" office:value="2970">
            <text:p>2,970</text:p>
          </table:table-cell>
          <table:table-cell table:style-name="ce5" office:value-type="string">
            <text:p>Total</text:p>
          </table:table-cell>
          <table:table-cell table:style-name="ce65" table:formula="of:=SUM([.F16:.F32])-[.F22]-[.F23]-[.F24]-[.F25]-[.F18]" office:value-type="float" office:value="42385">
            <text:p>42,385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6" table:formula="of:=[.J32]+8" office:value-type="float" office:value="333">
            <text:p>333 </text:p>
          </table:table-cell>
          <table:table-cell table:style-name="ce6" table:formula="of:=[.K32]+[.J33]" office:value-type="float" office:value="6633">
            <text:p>6,633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];[.I$1:.K$1048576];3)-[.D33]" office:value-type="float" office:value="195">
            <text:p>195</text:p>
          </table:table-cell>
          <table:table-cell/>
          <table:table-cell table:style-name="ce61"/>
          <table:table-cell table:number-columns-repeated="2"/>
          <table:table-cell office:value-type="float" office:value="33">
            <text:p>33</text:p>
          </table:table-cell>
          <table:table-cell table:style-name="ce6" table:formula="of:=[.J33]+8" office:value-type="float" office:value="341">
            <text:p>341 </text:p>
          </table:table-cell>
          <table:table-cell table:style-name="ce6" table:formula="of:=[.K33]+[.J34]" office:value-type="float" office:value="6974">
            <text:p>6,974 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61"/>
          <table:table-cell table:number-columns-repeated="2"/>
          <table:table-cell office:value-type="float" office:value="34">
            <text:p>34</text:p>
          </table:table-cell>
          <table:table-cell table:style-name="ce6" table:formula="of:=[.J34]+8" office:value-type="float" office:value="349">
            <text:p>349 </text:p>
          </table:table-cell>
          <table:table-cell table:style-name="ce6" table:formula="of:=[.K34]+[.J35]" office:value-type="float" office:value="7323">
            <text:p>7,323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35">
            <text:p>35</text:p>
          </table:table-cell>
          <table:table-cell table:style-name="ce6" table:formula="of:=[.J35]+8" office:value-type="float" office:value="357">
            <text:p>357 </text:p>
          </table:table-cell>
          <table:table-cell table:style-name="ce6" table:formula="of:=[.K35]+[.J36]" office:value-type="float" office:value="7680">
            <text:p>7,680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Glvl</text:p>
          </table:table-cell>
          <table:table-cell table:style-name="ce18" office:value-type="float" office:value="10">
            <text:p>1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36">
            <text:p>36</text:p>
          </table:table-cell>
          <table:table-cell table:style-name="ce6" table:formula="of:=[.J36]+8" office:value-type="float" office:value="365">
            <text:p>365 </text:p>
          </table:table-cell>
          <table:table-cell table:style-name="ce6" table:formula="of:=[.K36]+[.J37]" office:value-type="float" office:value="8045">
            <text:p>8,045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6" table:formula="of:=[.J37]+8" office:value-type="float" office:value="373">
            <text:p>373 </text:p>
          </table:table-cell>
          <table:table-cell table:style-name="ce6" table:formula="of:=[.K37]+[.J38]" office:value-type="float" office:value="8418">
            <text:p>8,41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Blow Absorptio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4]" office:value-type="float" office:value="5">
            <text:p>5</text:p>
          </table:table-cell>
          <table:table-cell table:style-name="ce59" table:formula="of:=VLOOKUP([.B39];[$Techs.$A$1:.$E$10];5)" office:value-type="float" office:value="0">
            <text:p>0</text:p>
          </table:table-cell>
          <table:table-cell table:style-name="ce6" table:formula="of:=IF([.B39]=[.C39];&quot;Max&quot;;VLOOKUP([.B39];[$Techs.$A$1:.$E$10];3))" office:value-type="float" office:value="50">
            <text:p>50 </text:p>
          </table:table-cell>
          <table:table-cell table:style-name="ce59" table:formula="of:=VLOOKUP([.C39];[$Techs.$A$1:.$E$10];5)" office:value-type="float" office:value="1450">
            <text:p>1,450</text:p>
          </table:table-cell>
          <table:table-cell table:number-columns-repeated="2"/>
          <table:table-cell office:value-type="float" office:value="38">
            <text:p>38</text:p>
          </table:table-cell>
          <table:table-cell table:style-name="ce6" table:formula="of:=[.J38]+8" office:value-type="float" office:value="381">
            <text:p>381 </text:p>
          </table:table-cell>
          <table:table-cell table:style-name="ce6" table:formula="of:=[.K38]+[.J39]" office:value-type="float" office:value="8799">
            <text:p>8,799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Cargo Truck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5]" office:value-type="float" office:value="5">
            <text:p>5</text:p>
          </table:table-cell>
          <table:table-cell table:style-name="ce59" table:formula="of:=VLOOKUP([.B40];[$Techs.$G$29:.$K$35];5)" office:value-type="float" office:value="0">
            <text:p>0</text:p>
          </table:table-cell>
          <table:table-cell table:style-name="ce6" table:formula="of:=IF([.B40]=[.C40];&quot;Max&quot;;VLOOKUP([.B40];[$Techs.$G$29:.$K$35];3))" office:value-type="float" office:value="100">
            <text:p>100 </text:p>
          </table:table-cell>
          <table:table-cell table:style-name="ce59" table:formula="of:=VLOOKUP([.C40];[$Techs.$G$29:.$K$35];5)" office:value-type="float" office:value="5700">
            <text:p>5,700</text:p>
          </table:table-cell>
          <table:table-cell table:number-columns-repeated="2"/>
          <table:table-cell office:value-type="float" office:value="39">
            <text:p>39</text:p>
          </table:table-cell>
          <table:table-cell table:style-name="ce6" table:formula="of:=[.J39]+8" office:value-type="float" office:value="389">
            <text:p>389 </text:p>
          </table:table-cell>
          <table:table-cell table:style-name="ce6" table:formula="of:=[.K39]+[.J40]" office:value-type="float" office:value="9188">
            <text:p>9,188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Energy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16]" office:value-type="float" office:value="7">
            <text:p>7</text:p>
          </table:table-cell>
          <table:table-cell table:style-name="ce83" table:formula="of:=VLOOKUP([.B41];[$Techs.$S$1:.$W$9];5)" office:value-type="float" office:value="0">
            <text:p>0</text:p>
          </table:table-cell>
          <table:table-cell table:style-name="ce58" table:formula="of:=IF([.B41]=[.C41];&quot;Max&quot;;VLOOKUP([.B41];[$Techs.$S$1:.$W$9];3))" office:value-type="float" office:value="500">
            <text:p>500 </text:p>
          </table:table-cell>
          <table:table-cell table:style-name="ce83" table:formula="of:=VLOOKUP([.C41];[$Techs.$S$1:.$W$9];5)" office:value-type="float" office:value="6750">
            <text:p>6,750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6" table:formula="of:=[.J40]+8" office:value-type="float" office:value="397">
            <text:p>397 </text:p>
          </table:table-cell>
          <table:table-cell table:style-name="ce6" table:formula="of:=[.K40]+[.J41]" office:value-type="float" office:value="9585">
            <text:p>9,58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Capacit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7]" office:value-type="float" office:value="7">
            <text:p>7</text:p>
          </table:table-cell>
          <table:table-cell table:style-name="ce59" table:formula="of:=VLOOKUP([.B42];[$Techs.$G$1:.$K$14];5)" office:value-type="float" office:value="0">
            <text:p>0</text:p>
          </table:table-cell>
          <table:table-cell table:style-name="ce6" table:formula="of:=IF([.B42]=[.C42];&quot;Max&quot;;VLOOKUP([.B42];[$Techs.$G$1:.$K$14];3))" office:value-type="float" office:value="50">
            <text:p>50 </text:p>
          </table:table-cell>
          <table:table-cell table:style-name="ce59" table:formula="of:=VLOOKUP([.C42];[$Techs.$G$1:.$K$14];5)" office:value-type="float" office:value="2750">
            <text:p>2,75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6" table:formula="of:=[.J41]+8" office:value-type="float" office:value="405">
            <text:p>405 </text:p>
          </table:table-cell>
          <table:table-cell table:style-name="ce6" table:formula="of:=[.K41]+[.J42]" office:value-type="float" office:value="9990">
            <text:p>9,99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Sinks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8]" office:value-type="float" office:value="6">
            <text:p>6</text:p>
          </table:table-cell>
          <table:table-cell table:style-name="ce59" table:formula="of:=VLOOKUP([.B43];[$Techs.$G$16:.$K$27];5)" office:value-type="float" office:value="0">
            <text:p>0</text:p>
          </table:table-cell>
          <table:table-cell table:style-name="ce6" table:formula="of:=IF([.B43]=[.C43];&quot;Max&quot;;VLOOKUP([.B43];[$Techs.$G$16:.$K$27];3))" office:value-type="float" office:value="50">
            <text:p>50 </text:p>
          </table:table-cell>
          <table:table-cell table:style-name="ce59" table:formula="of:=VLOOKUP([.C43];[$Techs.$G$16:.$K$27];5)" office:value-type="float" office:value="2050">
            <text:p>2,050</text:p>
          </table:table-cell>
          <table:table-cell table:number-columns-repeated="2"/>
          <table:table-cell office:value-type="float" office:value="42">
            <text:p>42</text:p>
          </table:table-cell>
          <table:table-cell table:style-name="ce6" table:formula="of:=[.J42]+8" office:value-type="float" office:value="413">
            <text:p>413 </text:p>
          </table:table-cell>
          <table:table-cell table:style-name="ce6" table:formula="of:=[.K42]+[.J43]" office:value-type="float" office:value="10403">
            <text:p>10,40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Internal Structure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9]" office:value-type="float" office:value="15">
            <text:p>15</text:p>
          </table:table-cell>
          <table:table-cell table:style-name="ce59" table:formula="of:=VLOOKUP([.B44];[$Techs.$M$1:.$Q$24];5)" office:value-type="float" office:value="0">
            <text:p>0</text:p>
          </table:table-cell>
          <table:table-cell table:style-name="ce6" table:formula="of:=IF([.B44]=[.C44];&quot;Max&quot;;VLOOKUP([.B44];[$Techs.$M$1:.$Q$24];3))" office:value-type="float" office:value="80">
            <text:p>80 </text:p>
          </table:table-cell>
          <table:table-cell table:style-name="ce59" table:formula="of:=VLOOKUP([.C44];[$Techs.$M$1:.$Q$24];5)" office:value-type="float" office:value="9600">
            <text:p>9,600</text:p>
          </table:table-cell>
          <table:table-cell table:number-columns-repeated="2"/>
          <table:table-cell office:value-type="float" office:value="43">
            <text:p>43</text:p>
          </table:table-cell>
          <table:table-cell table:style-name="ce6" table:formula="of:=[.J43]+8" office:value-type="float" office:value="421">
            <text:p>421 </text:p>
          </table:table-cell>
          <table:table-cell table:style-name="ce6" table:formula="of:=[.K43]+[.J44]" office:value-type="float" office:value="10824">
            <text:p>10,824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Ammo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0]" office:value-type="float" office:value="2">
            <text:p>2</text:p>
          </table:table-cell>
          <table:table-cell table:style-name="ce83" table:formula="of:=VLOOKUP([.B45];[$Techs.$S$21:.$W$26];5)" office:value-type="float" office:value="0">
            <text:p>0</text:p>
          </table:table-cell>
          <table:table-cell table:style-name="ce58" table:formula="of:=IF([.B45]=[.C45];&quot;Max&quot;;VLOOKUP([.B45];[$Techs.$S$21:.$W$26];3))" office:value-type="float" office:value="200">
            <text:p>200 </text:p>
          </table:table-cell>
          <table:table-cell table:style-name="ce83" table:formula="of:=VLOOKUP([.C45];[$Techs.$S$21:.$W$26];5)" office:value-type="float" office:value="700">
            <text:p>700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6" table:formula="of:=[.J44]+8" office:value-type="float" office:value="429">
            <text:p>429 </text:p>
          </table:table-cell>
          <table:table-cell table:style-name="ce6" table:formula="of:=[.K44]+[.J45]" office:value-type="float" office:value="11253">
            <text:p>11,253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Guidance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1]" office:value-type="float" office:value="6">
            <text:p>6</text:p>
          </table:table-cell>
          <table:table-cell table:style-name="ce83" table:formula="of:=VLOOKUP([.B46];[$Techs.$S$11:.$W$18];5)" office:value-type="float" office:value="0">
            <text:p>0</text:p>
          </table:table-cell>
          <table:table-cell table:style-name="ce58" table:formula="of:=IF([.B46]=[.C46];&quot;Max&quot;;VLOOKUP([.B46];[$Techs.$S$11:.$W$18];3))" office:value-type="float" office:value="70">
            <text:p>70 </text:p>
          </table:table-cell>
          <table:table-cell table:style-name="ce83" table:formula="of:=VLOOKUP([.C46];[$Techs.$S$11:.$W$18];5)" office:value-type="float" office:value="6070">
            <text:p>6,070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6" table:formula="of:=[.J45]+8" office:value-type="float" office:value="437">
            <text:p>437 </text:p>
          </table:table-cell>
          <table:table-cell table:style-name="ce6" table:formula="of:=[.K45]+[.J46]" office:value-type="float" office:value="11690">
            <text:p>11,690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22]" office:value-type="float" office:value="7">
            <text:p>7</text:p>
          </table:table-cell>
          <table:table-cell table:style-name="ce83" table:formula="of:=VLOOKUP([.B47];[$Techs.$S$1:.$W$9];5)" office:value-type="float" office:value="0">
            <text:p>0</text:p>
          </table:table-cell>
          <table:table-cell table:style-name="ce58" table:formula="of:=IF([.B47]=[.C47];&quot;Max&quot;;VLOOKUP([.B47];[$Techs.$S$1:.$W$9];3))" office:value-type="float" office:value="500">
            <text:p>500 </text:p>
          </table:table-cell>
          <table:table-cell table:style-name="ce83" table:formula="of:=VLOOKUP([.C47];[$Techs.$S$1:.$W$9];5)" office:value-type="float" office:value="6750">
            <text:p>6,750</text:p>
          </table:table-cell>
          <table:table-cell table:number-columns-repeated="2"/>
          <table:table-cell office:value-type="float" office:value="46">
            <text:p>46</text:p>
          </table:table-cell>
          <table:table-cell table:style-name="ce6" table:formula="of:=[.J46]+8" office:value-type="float" office:value="445">
            <text:p>445 </text:p>
          </table:table-cell>
          <table:table-cell table:style-name="ce6" table:formula="of:=[.K46]+[.J47]" office:value-type="float" office:value="12135">
            <text:p>12,135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Plasma Focusing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3]" office:value-type="float" office:value="7">
            <text:p>7</text:p>
          </table:table-cell>
          <table:table-cell table:style-name="ce58" table:formula="of:=VLOOKUP([.B48];[$Techs.$S$28:.$W$36];5)" office:value-type="float" office:value="0">
            <text:p><text:s/>- </text:p>
          </table:table-cell>
          <table:table-cell table:style-name="ce58" table:formula="of:=IF([.B48]=[.C48];&quot;Max&quot;;VLOOKUP([.B48];[$Techs.$S$28:.$W$36];3))" office:value-type="float" office:value="75">
            <text:p>75 </text:p>
          </table:table-cell>
          <table:table-cell table:style-name="ce58" table:formula="of:=VLOOKUP([.C48];[$Techs.$S$28:.$W$36];5)" office:value-type="float" office:value="2975">
            <text:p>2,975 </text:p>
          </table:table-cell>
          <table:table-cell table:number-columns-repeated="2"/>
          <table:table-cell office:value-type="float" office:value="47">
            <text:p>47</text:p>
          </table:table-cell>
          <table:table-cell table:style-name="ce6" table:formula="of:=[.J47]+8" office:value-type="float" office:value="453">
            <text:p>453 </text:p>
          </table:table-cell>
          <table:table-cell table:style-name="ce6" table:formula="of:=[.K47]+[.J48]" office:value-type="float" office:value="12588">
            <text:p>12,58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oint Defense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4]" office:value-type="float" office:value="3">
            <text:p>3</text:p>
          </table:table-cell>
          <table:table-cell table:style-name="ce6" table:formula="of:=VLOOKUP([.B49];[$Techs.$A$12:.$E$18];5)" office:value-type="float" office:value="50">
            <text:p>50 </text:p>
          </table:table-cell>
          <table:table-cell table:style-name="ce6" table:formula="of:=IF([.B49]=[.C49];&quot;Max&quot;;VLOOKUP([.B49];[$Techs.$A$12:.$E$18];3))" office:value-type="float" office:value="150">
            <text:p>150 </text:p>
          </table:table-cell>
          <table:table-cell table:style-name="ce6" table:formula="of:=VLOOKUP([.C49];[$Techs.$A$12:.$E$18];5)" office:value-type="float" office:value="425">
            <text:p>425 </text:p>
          </table:table-cell>
          <table:table-cell table:number-columns-repeated="2"/>
          <table:table-cell office:value-type="float" office:value="48">
            <text:p>48</text:p>
          </table:table-cell>
          <table:table-cell table:style-name="ce6" table:formula="of:=[.J48]+8" office:value-type="float" office:value="461">
            <text:p>461 </text:p>
          </table:table-cell>
          <table:table-cell table:style-name="ce6" table:formula="of:=[.K48]+[.J49]" office:value-type="float" office:value="13049">
            <text:p>13,049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rojectile Ammo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5]" office:value-type="float" office:value="2">
            <text:p>2</text:p>
          </table:table-cell>
          <table:table-cell table:style-name="ce6" table:formula="of:=VLOOKUP([.B50];[$Techs.$S$21:.$W$26];5)" office:value-type="float" office:value="0">
            <text:p><text:s/>- </text:p>
          </table:table-cell>
          <table:table-cell table:style-name="ce6" table:formula="of:=IF([.B50]=[.C50];&quot;Max&quot;;VLOOKUP([.B50];[$Techs.$S$21:.$W$26];3))" office:value-type="float" office:value="200">
            <text:p>200 </text:p>
          </table:table-cell>
          <table:table-cell table:style-name="ce6" table:formula="of:=VLOOKUP([.C50];[$Techs.$S$21:.$W$26];5)" office:value-type="float" office:value="700">
            <text:p>700 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6" table:formula="of:=[.J49]+8" office:value-type="float" office:value="469">
            <text:p>469 </text:p>
          </table:table-cell>
          <table:table-cell table:style-name="ce6" table:formula="of:=[.K49]+[.J50]" office:value-type="float" office:value="13518">
            <text:p>13,51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rojectile Weapons</text:p>
          </table:table-cell>
          <table:table-cell table:style-name="ce48" office:value-type="float" office:value="3">
            <text:p>3</text:p>
          </table:table-cell>
          <table:table-cell table:style-name="ce53" table:formula="of:=[$'Skill &amp; Tech'.$F$26]" office:value-type="float" office:value="7">
            <text:p>7</text:p>
          </table:table-cell>
          <table:table-cell table:style-name="ce6" table:formula="of:=VLOOKUP([.B51];[$Techs.$S$1:.$W$9];5)" office:value-type="float" office:value="1250">
            <text:p>1,250 </text:p>
          </table:table-cell>
          <table:table-cell table:style-name="ce6" table:formula="of:=IF([.B51]=[.C51];&quot;Max&quot;;VLOOKUP([.B51];[$Techs.$S$1:.$W$9];3))" office:value-type="float" office:value="1000">
            <text:p>1,000 </text:p>
          </table:table-cell>
          <table:table-cell table:style-name="ce6" table:formula="of:=VLOOKUP([.C51];[$Techs.$S$1:.$W$9];5)" office:value-type="float" office:value="6750">
            <text:p>6,750 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6" table:formula="of:=[.J50]+8" office:value-type="float" office:value="477">
            <text:p>477 </text:p>
          </table:table-cell>
          <table:table-cell table:style-name="ce6" table:formula="of:=[.K50]+[.J51]" office:value-type="float" office:value="13995">
            <text:p>13,99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alvage Efficienc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7]" office:value-type="float" office:value="3">
            <text:p>3</text:p>
          </table:table-cell>
          <table:table-cell table:style-name="ce6" table:formula="of:=VLOOKUP([.B52];[$Techs.$M$26:.$Q$32];5)" office:value-type="float" office:value="0">
            <text:p><text:s/>- </text:p>
          </table:table-cell>
          <table:table-cell table:style-name="ce6" table:formula="of:=IF([.B52]=[.C52];&quot;Max&quot;;VLOOKUP([.B52];[$Techs.$M$26:.$Q$32];3))" office:value-type="float" office:value="80">
            <text:p>80 </text:p>
          </table:table-cell>
          <table:table-cell table:style-name="ce6" table:formula="of:=VLOOKUP([.C52];[$Techs.$M$26:.$Q$32];5)" office:value-type="float" office:value="1550">
            <text:p>1,550 </text:p>
          </table:table-cell>
          <table:table-cell table:number-columns-repeated="2"/>
          <table:table-cell office:value-type="float" office:value="51">
            <text:p>51</text:p>
          </table:table-cell>
          <table:table-cell table:style-name="ce6" table:formula="of:=[.J51]+8" office:value-type="float" office:value="485">
            <text:p>485 </text:p>
          </table:table-cell>
          <table:table-cell table:style-name="ce6" table:formula="of:=[.K51]+[.J52]" office:value-type="float" office:value="14480">
            <text:p>14,48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tim Efficienc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8]" office:value-type="float" office:value="4">
            <text:p>4</text:p>
          </table:table-cell>
          <table:table-cell table:style-name="ce6" table:formula="of:=VLOOKUP([.B53];[$Techs.$A$28:.$E$37];5)" office:value-type="float" office:value="0">
            <text:p><text:s/>- </text:p>
          </table:table-cell>
          <table:table-cell table:style-name="ce6" table:formula="of:=IF([.B53]=[.C53];&quot;Max&quot;;VLOOKUP([.B53];[$Techs.$A$28:.$E$37];3))" office:value-type="float" office:value="80">
            <text:p>80 </text:p>
          </table:table-cell>
          <table:table-cell table:style-name="ce6" table:formula="of:=VLOOKUP([.C53];[$Techs.$A$28:.$E$37];5)" office:value-type="float" office:value="2780">
            <text:p>2,780 </text:p>
          </table:table-cell>
          <table:table-cell table:number-columns-repeated="2"/>
          <table:table-cell office:value-type="float" office:value="52">
            <text:p>52</text:p>
          </table:table-cell>
          <table:table-cell table:style-name="ce6" table:formula="of:=[.J52]+8" office:value-type="float" office:value="493">
            <text:p>493 </text:p>
          </table:table-cell>
          <table:table-cell table:style-name="ce6" table:formula="of:=[.K52]+[.J53]" office:value-type="float" office:value="14973">
            <text:p>14,97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tim Rege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9]" office:value-type="float" office:value="3">
            <text:p>3</text:p>
          </table:table-cell>
          <table:table-cell table:style-name="ce6" table:formula="of:=VLOOKUP([.B54];[$Techs.$A$20:.$E$26];5)" office:value-type="float" office:value="0">
            <text:p><text:s/>- </text:p>
          </table:table-cell>
          <table:table-cell table:style-name="ce6" table:formula="of:=IF([.B54]=[.C54];&quot;Max&quot;;VLOOKUP([.B54];[$Techs.$A$20:.$E$26];3))" office:value-type="float" office:value="60">
            <text:p>60 </text:p>
          </table:table-cell>
          <table:table-cell table:style-name="ce6" table:formula="of:=VLOOKUP([.C54];[$Techs.$A$20:.$E$26];5)" office:value-type="float" office:value="2560">
            <text:p>2,560 </text:p>
          </table:table-cell>
          <table:table-cell table:number-columns-repeated="2"/>
          <table:table-cell office:value-type="float" office:value="53">
            <text:p>53</text:p>
          </table:table-cell>
          <table:table-cell table:style-name="ce6" table:formula="of:=[.J53]+8" office:value-type="float" office:value="501">
            <text:p>501 </text:p>
          </table:table-cell>
          <table:table-cell table:style-name="ce6" table:formula="of:=[.K53]+[.J54]" office:value-type="float" office:value="15474">
            <text:p>15,474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Targeting Computer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30]" office:value-type="float" office:value="6">
            <text:p>6</text:p>
          </table:table-cell>
          <table:table-cell table:style-name="ce6" table:formula="of:=VLOOKUP([.B55];[$Techs.$S$11:.$W$18];5)" office:value-type="float" office:value="70">
            <text:p>70 </text:p>
          </table:table-cell>
          <table:table-cell table:style-name="ce6" table:formula="of:=IF([.B55]=[.C55];&quot;Max&quot;;VLOOKUP([.B55];[$Techs.$S$11:.$W$18];3))" office:value-type="float" office:value="600">
            <text:p>600 </text:p>
          </table:table-cell>
          <table:table-cell table:style-name="ce6" table:formula="of:=VLOOKUP([.C55];[$Techs.$S$11:.$W$18];5)" office:value-type="float" office:value="6070">
            <text:p>6,070 </text:p>
          </table:table-cell>
          <table:table-cell table:number-columns-repeated="2"/>
          <table:table-cell office:value-type="float" office:value="54">
            <text:p>54</text:p>
          </table:table-cell>
          <table:table-cell table:style-name="ce6" table:formula="of:=[.J54]+8" office:value-type="float" office:value="509">
            <text:p>509 </text:p>
          </table:table-cell>
          <table:table-cell table:style-name="ce6" table:formula="of:=[.K54]+[.J55]" office:value-type="float" office:value="15983">
            <text:p>15,983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39:.D55])" office:value-type="float" office:value="1370">
            <text:p>1,370</text:p>
          </table:table-cell>
          <table:table-cell table:style-name="ce5" office:value-type="string">
            <text:p>Total</text:p>
          </table:table-cell>
          <table:table-cell table:style-name="ce65" table:formula="of:=SUM([.F39:.F55])-[.F45]-[.F46]-[.F47]-[.F48]-[.F41]" office:value-type="float" office:value="42385">
            <text:p>42,385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6" table:formula="of:=[.J55]+8" office:value-type="float" office:value="517">
            <text:p>517 </text:p>
          </table:table-cell>
          <table:table-cell table:style-name="ce6" table:formula="of:=[.K55]+[.J56]" office:value-type="float" office:value="16500">
            <text:p>16,500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37];[.I$1:.K$1048576];3)-[.D56]" office:value-type="float" office:value="-215">
            <text:p>-215</text:p>
          </table:table-cell>
          <table:table-cell/>
          <table:table-cell table:style-name="ce61"/>
          <table:table-cell table:number-columns-repeated="2"/>
          <table:table-cell office:value-type="float" office:value="56">
            <text:p>56</text:p>
          </table:table-cell>
          <table:table-cell table:style-name="ce6" table:formula="of:=[.J56]+8" office:value-type="float" office:value="525">
            <text:p>525 </text:p>
          </table:table-cell>
          <table:table-cell table:style-name="ce6" table:formula="of:=[.K56]+[.J57]" office:value-type="float" office:value="17025">
            <text:p>17,025 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61"/>
          <table:table-cell table:number-columns-repeated="2"/>
          <table:table-cell office:value-type="float" office:value="57">
            <text:p>57</text:p>
          </table:table-cell>
          <table:table-cell table:style-name="ce6" table:formula="of:=[.J57]+8" office:value-type="float" office:value="533">
            <text:p>533 </text:p>
          </table:table-cell>
          <table:table-cell table:style-name="ce6" table:formula="of:=[.K57]+[.J58]" office:value-type="float" office:value="17558">
            <text:p>17,558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58">
            <text:p>58</text:p>
          </table:table-cell>
          <table:table-cell table:style-name="ce6" table:formula="of:=[.J58]+8" office:value-type="float" office:value="541">
            <text:p>541 </text:p>
          </table:table-cell>
          <table:table-cell table:style-name="ce6" table:formula="of:=[.K58]+[.J59]" office:value-type="float" office:value="18099">
            <text:p>18,099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Glvl</text:p>
          </table:table-cell>
          <table:table-cell table:style-name="ce18" office:value-type="float" office:value="20">
            <text:p>2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59">
            <text:p>59</text:p>
          </table:table-cell>
          <table:table-cell table:style-name="ce6" table:formula="of:=[.J59]+8" office:value-type="float" office:value="549">
            <text:p>549 </text:p>
          </table:table-cell>
          <table:table-cell table:style-name="ce6" table:formula="of:=[.K59]+[.J60]" office:value-type="float" office:value="18648">
            <text:p>18,648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6" table:formula="of:=[.J60]+8" office:value-type="float" office:value="557">
            <text:p>557 </text:p>
          </table:table-cell>
          <table:table-cell table:style-name="ce6" table:formula="of:=[.K60]+[.J61]" office:value-type="float" office:value="19205">
            <text:p>19,20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Blow Absorptio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4]" office:value-type="float" office:value="5">
            <text:p>5</text:p>
          </table:table-cell>
          <table:table-cell table:style-name="ce59" table:formula="of:=VLOOKUP([.B62];[$Techs.$A$1:.$E$10];5)" office:value-type="float" office:value="0">
            <text:p>0</text:p>
          </table:table-cell>
          <table:table-cell table:style-name="ce6" table:formula="of:=IF([.B62]=[.C62];&quot;Max&quot;;VLOOKUP([.B62];[$Techs.$A$1:.$E$10];3))" office:value-type="float" office:value="50">
            <text:p>50 </text:p>
          </table:table-cell>
          <table:table-cell table:style-name="ce59" table:formula="of:=VLOOKUP([.C62];[$Techs.$A$1:.$E$10];5)" office:value-type="float" office:value="1450">
            <text:p>1,450</text:p>
          </table:table-cell>
          <table:table-cell table:number-columns-repeated="2"/>
          <table:table-cell office:value-type="float" office:value="61">
            <text:p>61</text:p>
          </table:table-cell>
          <table:table-cell table:style-name="ce6" table:formula="of:=[.J61]+8" office:value-type="float" office:value="565">
            <text:p>565 </text:p>
          </table:table-cell>
          <table:table-cell table:style-name="ce6" table:formula="of:=[.K61]+[.J62]" office:value-type="float" office:value="19770">
            <text:p>19,77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Cargo Truck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5]" office:value-type="float" office:value="5">
            <text:p>5</text:p>
          </table:table-cell>
          <table:table-cell table:style-name="ce59" table:formula="of:=VLOOKUP([.B63];[$Techs.$G$29:.$K$35];5)" office:value-type="float" office:value="0">
            <text:p>0</text:p>
          </table:table-cell>
          <table:table-cell table:style-name="ce6" table:formula="of:=IF([.B63]=[.C63];&quot;Max&quot;;VLOOKUP([.B63];[$Techs.$G$29:.$K$35];3))" office:value-type="float" office:value="100">
            <text:p>100 </text:p>
          </table:table-cell>
          <table:table-cell table:style-name="ce59" table:formula="of:=VLOOKUP([.C63];[$Techs.$G$29:.$K$35];5)" office:value-type="float" office:value="5700">
            <text:p>5,700</text:p>
          </table:table-cell>
          <table:table-cell table:number-columns-repeated="2"/>
          <table:table-cell office:value-type="float" office:value="62">
            <text:p>62</text:p>
          </table:table-cell>
          <table:table-cell table:style-name="ce6" table:formula="of:=[.J62]+8" office:value-type="float" office:value="573">
            <text:p>573 </text:p>
          </table:table-cell>
          <table:table-cell table:style-name="ce6" table:formula="of:=[.K62]+[.J63]" office:value-type="float" office:value="20343">
            <text:p>20,343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Energy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16]" office:value-type="float" office:value="7">
            <text:p>7</text:p>
          </table:table-cell>
          <table:table-cell table:style-name="ce83" table:formula="of:=VLOOKUP([.B64];[$Techs.$S$1:.$W$9];5)" office:value-type="float" office:value="0">
            <text:p>0</text:p>
          </table:table-cell>
          <table:table-cell table:style-name="ce58" table:formula="of:=IF([.B64]=[.C64];&quot;Max&quot;;VLOOKUP([.B64];[$Techs.$S$1:.$W$9];3))" office:value-type="float" office:value="500">
            <text:p>500 </text:p>
          </table:table-cell>
          <table:table-cell table:style-name="ce83" table:formula="of:=VLOOKUP([.C64];[$Techs.$S$1:.$W$9];5)" office:value-type="float" office:value="6750">
            <text:p>6,750</text:p>
          </table:table-cell>
          <table:table-cell table:number-columns-repeated="2"/>
          <table:table-cell office:value-type="float" office:value="63">
            <text:p>63</text:p>
          </table:table-cell>
          <table:table-cell table:style-name="ce6" table:formula="of:=[.J63]+8" office:value-type="float" office:value="581">
            <text:p>581 </text:p>
          </table:table-cell>
          <table:table-cell table:style-name="ce6" table:formula="of:=[.K63]+[.J64]" office:value-type="float" office:value="20924">
            <text:p>20,924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Capacit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7]" office:value-type="float" office:value="7">
            <text:p>7</text:p>
          </table:table-cell>
          <table:table-cell table:style-name="ce59" table:formula="of:=VLOOKUP([.B65];[$Techs.$G$1:.$K$14];5)" office:value-type="float" office:value="0">
            <text:p>0</text:p>
          </table:table-cell>
          <table:table-cell table:style-name="ce6" table:formula="of:=IF([.B65]=[.C65];&quot;Max&quot;;VLOOKUP([.B65];[$Techs.$G$1:.$K$14];3))" office:value-type="float" office:value="50">
            <text:p>50 </text:p>
          </table:table-cell>
          <table:table-cell table:style-name="ce59" table:formula="of:=VLOOKUP([.C65];[$Techs.$G$1:.$K$14];5)" office:value-type="float" office:value="2750">
            <text:p>2,750</text:p>
          </table:table-cell>
          <table:table-cell table:number-columns-repeated="2"/>
          <table:table-cell office:value-type="float" office:value="64">
            <text:p>64</text:p>
          </table:table-cell>
          <table:table-cell table:style-name="ce6" table:formula="of:=[.J64]+8" office:value-type="float" office:value="589">
            <text:p>589 </text:p>
          </table:table-cell>
          <table:table-cell table:style-name="ce6" table:formula="of:=[.K64]+[.J65]" office:value-type="float" office:value="21513">
            <text:p>21,51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Sinks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8]" office:value-type="float" office:value="6">
            <text:p>6</text:p>
          </table:table-cell>
          <table:table-cell table:style-name="ce59" table:formula="of:=VLOOKUP([.B66];[$Techs.$G$16:.$K$27];5)" office:value-type="float" office:value="0">
            <text:p>0</text:p>
          </table:table-cell>
          <table:table-cell table:style-name="ce6" table:formula="of:=IF([.B66]=[.C66];&quot;Max&quot;;VLOOKUP([.B66];[$Techs.$G$16:.$K$27];3))" office:value-type="float" office:value="50">
            <text:p>50 </text:p>
          </table:table-cell>
          <table:table-cell table:style-name="ce59" table:formula="of:=VLOOKUP([.C66];[$Techs.$G$16:.$K$27];5)" office:value-type="float" office:value="2050">
            <text:p>2,050</text:p>
          </table:table-cell>
          <table:table-cell table:number-columns-repeated="2"/>
          <table:table-cell office:value-type="float" office:value="65">
            <text:p>65</text:p>
          </table:table-cell>
          <table:table-cell table:style-name="ce6" table:formula="of:=[.J65]+8" office:value-type="float" office:value="597">
            <text:p>597 </text:p>
          </table:table-cell>
          <table:table-cell table:style-name="ce6" table:formula="of:=[.K65]+[.J66]" office:value-type="float" office:value="22110">
            <text:p>22,11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Internal Structure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19]" office:value-type="float" office:value="15">
            <text:p>15</text:p>
          </table:table-cell>
          <table:table-cell table:style-name="ce59" table:formula="of:=VLOOKUP([.B67];[$Techs.$M$1:.$Q$24];5)" office:value-type="float" office:value="80">
            <text:p>80</text:p>
          </table:table-cell>
          <table:table-cell table:style-name="ce6" table:formula="of:=IF([.B67]=[.C67];&quot;Max&quot;;VLOOKUP([.B67];[$Techs.$M$1:.$Q$24];3))" office:value-type="float" office:value="160">
            <text:p>160 </text:p>
          </table:table-cell>
          <table:table-cell table:style-name="ce59" table:formula="of:=VLOOKUP([.C67];[$Techs.$M$1:.$Q$24];5)" office:value-type="float" office:value="9600">
            <text:p>9,600</text:p>
          </table:table-cell>
          <table:table-cell table:number-columns-repeated="2"/>
          <table:table-cell office:value-type="float" office:value="66">
            <text:p>66</text:p>
          </table:table-cell>
          <table:table-cell table:style-name="ce6" table:formula="of:=[.J66]+8" office:value-type="float" office:value="605">
            <text:p>605 </text:p>
          </table:table-cell>
          <table:table-cell table:style-name="ce6" table:formula="of:=[.K66]+[.J67]" office:value-type="float" office:value="22715">
            <text:p>22,715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Ammo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0]" office:value-type="float" office:value="2">
            <text:p>2</text:p>
          </table:table-cell>
          <table:table-cell table:style-name="ce83" table:formula="of:=VLOOKUP([.B68];[$Techs.$S$21:.$W$26];5)" office:value-type="float" office:value="0">
            <text:p>0</text:p>
          </table:table-cell>
          <table:table-cell table:style-name="ce58" table:formula="of:=IF([.B68]=[.C68];&quot;Max&quot;;VLOOKUP([.B68];[$Techs.$S$21:.$W$26];3))" office:value-type="float" office:value="200">
            <text:p>200 </text:p>
          </table:table-cell>
          <table:table-cell table:style-name="ce83" table:formula="of:=VLOOKUP([.C68];[$Techs.$S$21:.$W$26];5)" office:value-type="float" office:value="700">
            <text:p>700</text:p>
          </table:table-cell>
          <table:table-cell table:number-columns-repeated="2"/>
          <table:table-cell office:value-type="float" office:value="67">
            <text:p>67</text:p>
          </table:table-cell>
          <table:table-cell table:style-name="ce6" table:formula="of:=[.J67]+8" office:value-type="float" office:value="613">
            <text:p>613 </text:p>
          </table:table-cell>
          <table:table-cell table:style-name="ce6" table:formula="of:=[.K67]+[.J68]" office:value-type="float" office:value="23328">
            <text:p>23,328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Guidance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1]" office:value-type="float" office:value="6">
            <text:p>6</text:p>
          </table:table-cell>
          <table:table-cell table:style-name="ce83" table:formula="of:=VLOOKUP([.B69];[$Techs.$S$11:.$W$18];5)" office:value-type="float" office:value="0">
            <text:p>0</text:p>
          </table:table-cell>
          <table:table-cell table:style-name="ce58" table:formula="of:=IF([.B69]=[.C69];&quot;Max&quot;;VLOOKUP([.B69];[$Techs.$S$11:.$W$18];3))" office:value-type="float" office:value="70">
            <text:p>70 </text:p>
          </table:table-cell>
          <table:table-cell table:style-name="ce83" table:formula="of:=VLOOKUP([.C69];[$Techs.$S$11:.$W$18];5)" office:value-type="float" office:value="6070">
            <text:p>6,070</text:p>
          </table:table-cell>
          <table:table-cell table:number-columns-repeated="2"/>
          <table:table-cell office:value-type="float" office:value="68">
            <text:p>68</text:p>
          </table:table-cell>
          <table:table-cell table:style-name="ce6" table:formula="of:=[.J68]+8" office:value-type="float" office:value="621">
            <text:p>621 </text:p>
          </table:table-cell>
          <table:table-cell table:style-name="ce6" table:formula="of:=[.K68]+[.J69]" office:value-type="float" office:value="23949">
            <text:p>23,949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22]" office:value-type="float" office:value="7">
            <text:p>7</text:p>
          </table:table-cell>
          <table:table-cell table:style-name="ce83" table:formula="of:=VLOOKUP([.B70];[$Techs.$S$1:.$W$9];5)" office:value-type="float" office:value="0">
            <text:p>0</text:p>
          </table:table-cell>
          <table:table-cell table:style-name="ce58" table:formula="of:=IF([.B70]=[.C70];&quot;Max&quot;;VLOOKUP([.B70];[$Techs.$S$1:.$W$9];3))" office:value-type="float" office:value="500">
            <text:p>500 </text:p>
          </table:table-cell>
          <table:table-cell table:style-name="ce83" table:formula="of:=VLOOKUP([.C70];[$Techs.$S$1:.$W$9];5)" office:value-type="float" office:value="6750">
            <text:p>6,750</text:p>
          </table:table-cell>
          <table:table-cell table:number-columns-repeated="2"/>
          <table:table-cell office:value-type="float" office:value="69">
            <text:p>69</text:p>
          </table:table-cell>
          <table:table-cell table:style-name="ce6" table:formula="of:=[.J69]+8" office:value-type="float" office:value="629">
            <text:p>629 </text:p>
          </table:table-cell>
          <table:table-cell table:style-name="ce6" table:formula="of:=[.K69]+[.J70]" office:value-type="float" office:value="24578">
            <text:p>24,578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Plasma Focusing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3]" office:value-type="float" office:value="7">
            <text:p>7</text:p>
          </table:table-cell>
          <table:table-cell table:style-name="ce58" table:formula="of:=VLOOKUP([.B71];[$Techs.$S$28:.$W$36];5)" office:value-type="float" office:value="0">
            <text:p><text:s/>- </text:p>
          </table:table-cell>
          <table:table-cell table:style-name="ce58" table:formula="of:=IF([.B71]=[.C71];&quot;Max&quot;;VLOOKUP([.B71];[$Techs.$S$28:.$W$36];3))" office:value-type="float" office:value="75">
            <text:p>75 </text:p>
          </table:table-cell>
          <table:table-cell table:style-name="ce58" table:formula="of:=VLOOKUP([.C71];[$Techs.$S$28:.$W$36];5)" office:value-type="float" office:value="2975">
            <text:p>2,975 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6" table:formula="of:=[.J70]+8" office:value-type="float" office:value="637">
            <text:p>637 </text:p>
          </table:table-cell>
          <table:table-cell table:style-name="ce6" table:formula="of:=[.K70]+[.J71]" office:value-type="float" office:value="25215">
            <text:p>25,21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oint Defense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4]" office:value-type="float" office:value="3">
            <text:p>3</text:p>
          </table:table-cell>
          <table:table-cell table:style-name="ce6" table:formula="of:=VLOOKUP([.B72];[$Techs.$A$12:.$E$18];5)" office:value-type="float" office:value="50">
            <text:p>50 </text:p>
          </table:table-cell>
          <table:table-cell table:style-name="ce6" table:formula="of:=IF([.B72]=[.C72];&quot;Max&quot;;VLOOKUP([.B72];[$Techs.$A$12:.$E$18];3))" office:value-type="float" office:value="150">
            <text:p>150 </text:p>
          </table:table-cell>
          <table:table-cell table:style-name="ce6" table:formula="of:=VLOOKUP([.C72];[$Techs.$A$12:.$E$18];5)" office:value-type="float" office:value="425">
            <text:p>425 </text:p>
          </table:table-cell>
          <table:table-cell table:number-columns-repeated="2"/>
          <table:table-cell office:value-type="float" office:value="71">
            <text:p>71</text:p>
          </table:table-cell>
          <table:table-cell table:style-name="ce6" table:formula="of:=[.J71]+8" office:value-type="float" office:value="645">
            <text:p>645 </text:p>
          </table:table-cell>
          <table:table-cell table:style-name="ce6" table:formula="of:=[.K71]+[.J72]" office:value-type="float" office:value="25860">
            <text:p>25,86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rojectile Ammo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5]" office:value-type="float" office:value="2">
            <text:p>2</text:p>
          </table:table-cell>
          <table:table-cell table:style-name="ce6" table:formula="of:=VLOOKUP([.B73];[$Techs.$S$21:.$W$26];5)" office:value-type="float" office:value="0">
            <text:p><text:s/>- </text:p>
          </table:table-cell>
          <table:table-cell table:style-name="ce6" table:formula="of:=IF([.B73]=[.C73];&quot;Max&quot;;VLOOKUP([.B73];[$Techs.$S$21:.$W$26];3))" office:value-type="float" office:value="200">
            <text:p>200 </text:p>
          </table:table-cell>
          <table:table-cell table:style-name="ce6" table:formula="of:=VLOOKUP([.C73];[$Techs.$S$21:.$W$26];5)" office:value-type="float" office:value="700">
            <text:p>700 </text:p>
          </table:table-cell>
          <table:table-cell table:number-columns-repeated="2"/>
          <table:table-cell office:value-type="float" office:value="72">
            <text:p>72</text:p>
          </table:table-cell>
          <table:table-cell table:style-name="ce6" table:formula="of:=[.J72]+8" office:value-type="float" office:value="653">
            <text:p>653 </text:p>
          </table:table-cell>
          <table:table-cell table:style-name="ce6" table:formula="of:=[.K72]+[.J73]" office:value-type="float" office:value="26513">
            <text:p>26,51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rojectile Weapons</text:p>
          </table:table-cell>
          <table:table-cell table:style-name="ce48" office:value-type="float" office:value="4">
            <text:p>4</text:p>
          </table:table-cell>
          <table:table-cell table:style-name="ce53" table:formula="of:=[$'Skill &amp; Tech'.$F$26]" office:value-type="float" office:value="7">
            <text:p>7</text:p>
          </table:table-cell>
          <table:table-cell table:style-name="ce6" table:formula="of:=VLOOKUP([.B74];[$Techs.$S$1:.$W$9];5)" office:value-type="float" office:value="2250">
            <text:p>2,250 </text:p>
          </table:table-cell>
          <table:table-cell table:style-name="ce6" table:formula="of:=IF([.B74]=[.C74];&quot;Max&quot;;VLOOKUP([.B74];[$Techs.$S$1:.$W$9];3))" office:value-type="float" office:value="1250">
            <text:p>1,250 </text:p>
          </table:table-cell>
          <table:table-cell table:style-name="ce6" table:formula="of:=VLOOKUP([.C74];[$Techs.$S$1:.$W$9];5)" office:value-type="float" office:value="6750">
            <text:p>6,750 </text:p>
          </table:table-cell>
          <table:table-cell table:number-columns-repeated="2"/>
          <table:table-cell office:value-type="float" office:value="73">
            <text:p>73</text:p>
          </table:table-cell>
          <table:table-cell table:style-name="ce6" table:formula="of:=[.J73]+8" office:value-type="float" office:value="661">
            <text:p>661 </text:p>
          </table:table-cell>
          <table:table-cell table:style-name="ce6" table:formula="of:=[.K73]+[.J74]" office:value-type="float" office:value="27174">
            <text:p>27,174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alvage Efficiency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7]" office:value-type="float" office:value="3">
            <text:p>3</text:p>
          </table:table-cell>
          <table:table-cell table:style-name="ce6" table:formula="of:=VLOOKUP([.B75];[$Techs.$M$26:.$Q$32];5)" office:value-type="float" office:value="80">
            <text:p>80 </text:p>
          </table:table-cell>
          <table:table-cell table:style-name="ce6" table:formula="of:=IF([.B75]=[.C75];&quot;Max&quot;;VLOOKUP([.B75];[$Techs.$M$26:.$Q$32];3))" office:value-type="float" office:value="600">
            <text:p>600 </text:p>
          </table:table-cell>
          <table:table-cell table:style-name="ce6" table:formula="of:=VLOOKUP([.C75];[$Techs.$M$26:.$Q$32];5)" office:value-type="float" office:value="1550">
            <text:p>1,550 </text:p>
          </table:table-cell>
          <table:table-cell table:number-columns-repeated="2"/>
          <table:table-cell office:value-type="float" office:value="74">
            <text:p>74</text:p>
          </table:table-cell>
          <table:table-cell table:style-name="ce6" table:formula="of:=[.J74]+8" office:value-type="float" office:value="669">
            <text:p>669 </text:p>
          </table:table-cell>
          <table:table-cell table:style-name="ce6" table:formula="of:=[.K74]+[.J75]" office:value-type="float" office:value="27843">
            <text:p>27,84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tim Efficienc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8]" office:value-type="float" office:value="4">
            <text:p>4</text:p>
          </table:table-cell>
          <table:table-cell table:style-name="ce6" table:formula="of:=VLOOKUP([.B76];[$Techs.$A$28:.$E$37];5)" office:value-type="float" office:value="0">
            <text:p><text:s/>- </text:p>
          </table:table-cell>
          <table:table-cell table:style-name="ce6" table:formula="of:=IF([.B76]=[.C76];&quot;Max&quot;;VLOOKUP([.B76];[$Techs.$A$28:.$E$37];3))" office:value-type="float" office:value="80">
            <text:p>80 </text:p>
          </table:table-cell>
          <table:table-cell table:style-name="ce6" table:formula="of:=VLOOKUP([.C76];[$Techs.$A$28:.$E$37];5)" office:value-type="float" office:value="2780">
            <text:p>2,780 </text:p>
          </table:table-cell>
          <table:table-cell table:number-columns-repeated="2"/>
          <table:table-cell office:value-type="float" office:value="75">
            <text:p>75</text:p>
          </table:table-cell>
          <table:table-cell table:style-name="ce6" table:formula="of:=[.J75]+8" office:value-type="float" office:value="677">
            <text:p>677 </text:p>
          </table:table-cell>
          <table:table-cell table:style-name="ce6" table:formula="of:=[.K75]+[.J76]" office:value-type="float" office:value="28520">
            <text:p>28,52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tim Rege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9]" office:value-type="float" office:value="3">
            <text:p>3</text:p>
          </table:table-cell>
          <table:table-cell table:style-name="ce6" table:formula="of:=VLOOKUP([.B77];[$Techs.$A$20:.$E$26];5)" office:value-type="float" office:value="0">
            <text:p><text:s/>- </text:p>
          </table:table-cell>
          <table:table-cell table:style-name="ce6" table:formula="of:=IF([.B77]=[.C77];&quot;Max&quot;;VLOOKUP([.B77];[$Techs.$A$20:.$E$26];3))" office:value-type="float" office:value="60">
            <text:p>60 </text:p>
          </table:table-cell>
          <table:table-cell table:style-name="ce6" table:formula="of:=VLOOKUP([.C77];[$Techs.$A$20:.$E$26];5)" office:value-type="float" office:value="2560">
            <text:p>2,560 </text:p>
          </table:table-cell>
          <table:table-cell table:number-columns-repeated="2"/>
          <table:table-cell office:value-type="float" office:value="76">
            <text:p>76</text:p>
          </table:table-cell>
          <table:table-cell table:style-name="ce6" table:formula="of:=[.J76]+8" office:value-type="float" office:value="685">
            <text:p>685 </text:p>
          </table:table-cell>
          <table:table-cell table:style-name="ce6" table:formula="of:=[.K76]+[.J77]" office:value-type="float" office:value="29205">
            <text:p>29,20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Targeting Computer</text:p>
          </table:table-cell>
          <table:table-cell table:style-name="ce48" office:value-type="float" office:value="2">
            <text:p>2</text:p>
          </table:table-cell>
          <table:table-cell table:style-name="ce53" table:formula="of:=[$'Skill &amp; Tech'.$F$30]" office:value-type="float" office:value="6">
            <text:p>6</text:p>
          </table:table-cell>
          <table:table-cell table:style-name="ce6" table:formula="of:=VLOOKUP([.B78];[$Techs.$S$11:.$W$18];5)" office:value-type="float" office:value="670">
            <text:p>670 </text:p>
          </table:table-cell>
          <table:table-cell table:style-name="ce6" table:formula="of:=IF([.B78]=[.C78];&quot;Max&quot;;VLOOKUP([.B78];[$Techs.$S$11:.$W$18];3))" office:value-type="float" office:value="900">
            <text:p>900 </text:p>
          </table:table-cell>
          <table:table-cell table:style-name="ce6" table:formula="of:=VLOOKUP([.C78];[$Techs.$S$11:.$W$18];5)" office:value-type="float" office:value="6070">
            <text:p>6,070 </text:p>
          </table:table-cell>
          <table:table-cell table:number-columns-repeated="2"/>
          <table:table-cell office:value-type="float" office:value="77">
            <text:p>77</text:p>
          </table:table-cell>
          <table:table-cell table:style-name="ce6" table:formula="of:=[.J77]+8" office:value-type="float" office:value="693">
            <text:p>693 </text:p>
          </table:table-cell>
          <table:table-cell table:style-name="ce6" table:formula="of:=[.K77]+[.J78]" office:value-type="float" office:value="29898">
            <text:p>29,898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62:.D78])" office:value-type="float" office:value="3130">
            <text:p>3,130</text:p>
          </table:table-cell>
          <table:table-cell table:style-name="ce5" office:value-type="string">
            <text:p>Total</text:p>
          </table:table-cell>
          <table:table-cell table:style-name="ce65" table:formula="of:=SUM([.F62:.F78])-[.F68]-[.F69]-[.F70]-[.F71]-[.F64]" office:value-type="float" office:value="42385">
            <text:p>42,385</text:p>
          </table:table-cell>
          <table:table-cell table:number-columns-repeated="2"/>
          <table:table-cell office:value-type="float" office:value="78">
            <text:p>78</text:p>
          </table:table-cell>
          <table:table-cell table:style-name="ce6" table:formula="of:=[.J78]+8" office:value-type="float" office:value="701">
            <text:p>701 </text:p>
          </table:table-cell>
          <table:table-cell table:style-name="ce6" table:formula="of:=[.K78]+[.J79]" office:value-type="float" office:value="30599">
            <text:p>30,599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60];[.I$1:.K$1048576];3)-[.D79]" office:value-type="float" office:value="35">
            <text:p>35</text:p>
          </table:table-cell>
          <table:table-cell/>
          <table:table-cell table:style-name="ce61"/>
          <table:table-cell table:number-columns-repeated="2"/>
          <table:table-cell office:value-type="float" office:value="79">
            <text:p>79</text:p>
          </table:table-cell>
          <table:table-cell table:style-name="ce6" table:formula="of:=[.J79]+8" office:value-type="float" office:value="709">
            <text:p>709 </text:p>
          </table:table-cell>
          <table:table-cell table:style-name="ce6" table:formula="of:=[.K79]+[.J80]" office:value-type="float" office:value="31308">
            <text:p>31,308 </text:p>
          </table:table-cell>
          <table:table-cell table:number-columns-repeated="245"/>
        </table:table-row>
        <table:table-row table:style-name="ro1">
          <table:table-cell table:style-name="ce25"/>
          <table:table-cell table:style-name="ce5" table:number-columns-repeated="5"/>
          <table:table-cell table:number-columns-repeated="2"/>
          <table:table-cell office:value-type="float" office:value="80">
            <text:p>80</text:p>
          </table:table-cell>
          <table:table-cell table:style-name="ce6" table:formula="of:=[.J80]+8" office:value-type="float" office:value="717">
            <text:p>717 </text:p>
          </table:table-cell>
          <table:table-cell table:style-name="ce6" table:formula="of:=[.K80]+[.J81]" office:value-type="float" office:value="32025">
            <text:p>32,025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81">
            <text:p>81</text:p>
          </table:table-cell>
          <table:table-cell table:style-name="ce6" table:formula="of:=[.J81]+8" office:value-type="float" office:value="725">
            <text:p>725 </text:p>
          </table:table-cell>
          <table:table-cell table:style-name="ce6" table:formula="of:=[.K81]+[.J82]" office:value-type="float" office:value="32750">
            <text:p>32,750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Glvl</text:p>
          </table:table-cell>
          <table:table-cell table:style-name="ce18" office:value-type="float" office:value="30">
            <text:p>3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82">
            <text:p>82</text:p>
          </table:table-cell>
          <table:table-cell table:style-name="ce6" table:formula="of:=[.J82]+8" office:value-type="float" office:value="733">
            <text:p>733 </text:p>
          </table:table-cell>
          <table:table-cell table:style-name="ce6" table:formula="of:=[.K82]+[.J83]" office:value-type="float" office:value="33483">
            <text:p>33,483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6" table:formula="of:=[.J83]+8" office:value-type="float" office:value="741">
            <text:p>741 </text:p>
          </table:table-cell>
          <table:table-cell table:style-name="ce6" table:formula="of:=[.K83]+[.J84]" office:value-type="float" office:value="34224">
            <text:p>34,224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Blow Absorptio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4]" office:value-type="float" office:value="5">
            <text:p>5</text:p>
          </table:table-cell>
          <table:table-cell table:style-name="ce59" table:formula="of:=VLOOKUP([.B85];[$Techs.$A$1:.$E$10];5)" office:value-type="float" office:value="0">
            <text:p>0</text:p>
          </table:table-cell>
          <table:table-cell table:style-name="ce6" table:formula="of:=IF([.B85]=[.C85];&quot;Max&quot;;VLOOKUP([.B85];[$Techs.$A$1:.$E$10];3))" office:value-type="float" office:value="50">
            <text:p>50 </text:p>
          </table:table-cell>
          <table:table-cell table:style-name="ce59" table:formula="of:=VLOOKUP([.C85];[$Techs.$A$1:.$E$10];5)" office:value-type="float" office:value="1450">
            <text:p>1,450</text:p>
          </table:table-cell>
          <table:table-cell table:number-columns-repeated="2"/>
          <table:table-cell office:value-type="float" office:value="84">
            <text:p>84</text:p>
          </table:table-cell>
          <table:table-cell table:style-name="ce6" table:formula="of:=[.J84]+8" office:value-type="float" office:value="749">
            <text:p>749 </text:p>
          </table:table-cell>
          <table:table-cell table:style-name="ce6" table:formula="of:=[.K84]+[.J85]" office:value-type="float" office:value="34973">
            <text:p>34,97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Cargo Truck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15]" office:value-type="float" office:value="5">
            <text:p>5</text:p>
          </table:table-cell>
          <table:table-cell table:style-name="ce59" table:formula="of:=VLOOKUP([.B86];[$Techs.$G$29:.$K$35];5)" office:value-type="float" office:value="100">
            <text:p>100</text:p>
          </table:table-cell>
          <table:table-cell table:style-name="ce6" table:formula="of:=IF([.B86]=[.C86];&quot;Max&quot;;VLOOKUP([.B86];[$Techs.$G$29:.$K$35];3))" office:value-type="float" office:value="800">
            <text:p>800 </text:p>
          </table:table-cell>
          <table:table-cell table:style-name="ce59" table:formula="of:=VLOOKUP([.C86];[$Techs.$G$29:.$K$35];5)" office:value-type="float" office:value="5700">
            <text:p>5,700</text:p>
          </table:table-cell>
          <table:table-cell table:number-columns-repeated="2"/>
          <table:table-cell office:value-type="float" office:value="85">
            <text:p>85</text:p>
          </table:table-cell>
          <table:table-cell table:style-name="ce6" table:formula="of:=[.J85]+8" office:value-type="float" office:value="757">
            <text:p>757 </text:p>
          </table:table-cell>
          <table:table-cell table:style-name="ce6" table:formula="of:=[.K85]+[.J86]" office:value-type="float" office:value="35730">
            <text:p>35,730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Energy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16]" office:value-type="float" office:value="7">
            <text:p>7</text:p>
          </table:table-cell>
          <table:table-cell table:style-name="ce83" table:formula="of:=VLOOKUP([.B87];[$Techs.$S$1:.$W$9];5)" office:value-type="float" office:value="0">
            <text:p>0</text:p>
          </table:table-cell>
          <table:table-cell table:style-name="ce58" table:formula="of:=IF([.B87]=[.C87];&quot;Max&quot;;VLOOKUP([.B87];[$Techs.$S$1:.$W$9];3))" office:value-type="float" office:value="500">
            <text:p>500 </text:p>
          </table:table-cell>
          <table:table-cell table:style-name="ce83" table:formula="of:=VLOOKUP([.C87];[$Techs.$S$1:.$W$9];5)" office:value-type="float" office:value="6750">
            <text:p>6,750</text:p>
          </table:table-cell>
          <table:table-cell table:number-columns-repeated="2"/>
          <table:table-cell office:value-type="float" office:value="86">
            <text:p>86</text:p>
          </table:table-cell>
          <table:table-cell table:style-name="ce6" table:formula="of:=[.J86]+8" office:value-type="float" office:value="765">
            <text:p>765 </text:p>
          </table:table-cell>
          <table:table-cell table:style-name="ce6" table:formula="of:=[.K86]+[.J87]" office:value-type="float" office:value="36495">
            <text:p>36,49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Capacit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7]" office:value-type="float" office:value="7">
            <text:p>7</text:p>
          </table:table-cell>
          <table:table-cell table:style-name="ce59" table:formula="of:=VLOOKUP([.B88];[$Techs.$G$1:.$K$14];5)" office:value-type="float" office:value="0">
            <text:p>0</text:p>
          </table:table-cell>
          <table:table-cell table:style-name="ce6" table:formula="of:=IF([.B88]=[.C88];&quot;Max&quot;;VLOOKUP([.B88];[$Techs.$G$1:.$K$14];3))" office:value-type="float" office:value="50">
            <text:p>50 </text:p>
          </table:table-cell>
          <table:table-cell table:style-name="ce59" table:formula="of:=VLOOKUP([.C88];[$Techs.$G$1:.$K$14];5)" office:value-type="float" office:value="2750">
            <text:p>2,750</text:p>
          </table:table-cell>
          <table:table-cell table:number-columns-repeated="2"/>
          <table:table-cell office:value-type="float" office:value="87">
            <text:p>87</text:p>
          </table:table-cell>
          <table:table-cell table:style-name="ce6" table:formula="of:=[.J87]+8" office:value-type="float" office:value="773">
            <text:p>773 </text:p>
          </table:table-cell>
          <table:table-cell table:style-name="ce6" table:formula="of:=[.K87]+[.J88]" office:value-type="float" office:value="37268">
            <text:p>37,26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Sinks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8]" office:value-type="float" office:value="6">
            <text:p>6</text:p>
          </table:table-cell>
          <table:table-cell table:style-name="ce59" table:formula="of:=VLOOKUP([.B89];[$Techs.$G$16:.$K$27];5)" office:value-type="float" office:value="0">
            <text:p>0</text:p>
          </table:table-cell>
          <table:table-cell table:style-name="ce6" table:formula="of:=IF([.B89]=[.C89];&quot;Max&quot;;VLOOKUP([.B89];[$Techs.$G$16:.$K$27];3))" office:value-type="float" office:value="50">
            <text:p>50 </text:p>
          </table:table-cell>
          <table:table-cell table:style-name="ce59" table:formula="of:=VLOOKUP([.C89];[$Techs.$G$16:.$K$27];5)" office:value-type="float" office:value="2050">
            <text:p>2,050</text:p>
          </table:table-cell>
          <table:table-cell table:number-columns-repeated="2"/>
          <table:table-cell office:value-type="float" office:value="88">
            <text:p>88</text:p>
          </table:table-cell>
          <table:table-cell table:style-name="ce6" table:formula="of:=[.J88]+8" office:value-type="float" office:value="781">
            <text:p>781 </text:p>
          </table:table-cell>
          <table:table-cell table:style-name="ce6" table:formula="of:=[.K88]+[.J89]" office:value-type="float" office:value="38049">
            <text:p>38,049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Internal Structure</text:p>
          </table:table-cell>
          <table:table-cell table:style-name="ce48" office:value-type="float" office:value="5">
            <text:p>5</text:p>
          </table:table-cell>
          <table:table-cell table:style-name="ce53" table:formula="of:=[$'Skill &amp; Tech'.$F$19]" office:value-type="float" office:value="15">
            <text:p>15</text:p>
          </table:table-cell>
          <table:table-cell table:style-name="ce59" table:formula="of:=VLOOKUP([.B90];[$Techs.$M$1:.$Q$24];5)" office:value-type="float" office:value="1200">
            <text:p>1,200</text:p>
          </table:table-cell>
          <table:table-cell table:style-name="ce6" table:formula="of:=IF([.B90]=[.C90];&quot;Max&quot;;VLOOKUP([.B90];[$Techs.$M$1:.$Q$24];3))" office:value-type="float" office:value="480">
            <text:p>480 </text:p>
          </table:table-cell>
          <table:table-cell table:style-name="ce59" table:formula="of:=VLOOKUP([.C90];[$Techs.$M$1:.$Q$24];5)" office:value-type="float" office:value="9600">
            <text:p>9,600</text:p>
          </table:table-cell>
          <table:table-cell table:number-columns-repeated="2"/>
          <table:table-cell office:value-type="float" office:value="89">
            <text:p>89</text:p>
          </table:table-cell>
          <table:table-cell table:style-name="ce6" table:formula="of:=[.J89]+8" office:value-type="float" office:value="789">
            <text:p>789 </text:p>
          </table:table-cell>
          <table:table-cell table:style-name="ce6" table:formula="of:=[.K89]+[.J90]" office:value-type="float" office:value="38838">
            <text:p>38,838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Ammo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0]" office:value-type="float" office:value="2">
            <text:p>2</text:p>
          </table:table-cell>
          <table:table-cell table:style-name="ce83" table:formula="of:=VLOOKUP([.B91];[$Techs.$S$21:.$W$26];5)" office:value-type="float" office:value="0">
            <text:p>0</text:p>
          </table:table-cell>
          <table:table-cell table:style-name="ce58" table:formula="of:=IF([.B91]=[.C91];&quot;Max&quot;;VLOOKUP([.B91];[$Techs.$S$21:.$W$26];3))" office:value-type="float" office:value="200">
            <text:p>200 </text:p>
          </table:table-cell>
          <table:table-cell table:style-name="ce83" table:formula="of:=VLOOKUP([.C91];[$Techs.$S$21:.$W$26];5)" office:value-type="float" office:value="700">
            <text:p>700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6" table:formula="of:=[.J90]+8" office:value-type="float" office:value="797">
            <text:p>797 </text:p>
          </table:table-cell>
          <table:table-cell table:style-name="ce6" table:formula="of:=[.K90]+[.J91]" office:value-type="float" office:value="39635">
            <text:p>39,635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Guidance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1]" office:value-type="float" office:value="6">
            <text:p>6</text:p>
          </table:table-cell>
          <table:table-cell table:style-name="ce83" table:formula="of:=VLOOKUP([.B92];[$Techs.$S$11:.$W$18];5)" office:value-type="float" office:value="0">
            <text:p>0</text:p>
          </table:table-cell>
          <table:table-cell table:style-name="ce58" table:formula="of:=IF([.B92]=[.C92];&quot;Max&quot;;VLOOKUP([.B92];[$Techs.$S$11:.$W$18];3))" office:value-type="float" office:value="70">
            <text:p>70 </text:p>
          </table:table-cell>
          <table:table-cell table:style-name="ce83" table:formula="of:=VLOOKUP([.C92];[$Techs.$S$11:.$W$18];5)" office:value-type="float" office:value="6070">
            <text:p>6,070</text:p>
          </table:table-cell>
          <table:table-cell table:number-columns-repeated="2"/>
          <table:table-cell office:value-type="float" office:value="91">
            <text:p>91</text:p>
          </table:table-cell>
          <table:table-cell table:style-name="ce6" table:formula="of:=[.J91]+8" office:value-type="float" office:value="805">
            <text:p>805 </text:p>
          </table:table-cell>
          <table:table-cell table:style-name="ce6" table:formula="of:=[.K91]+[.J92]" office:value-type="float" office:value="40440">
            <text:p>40,440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22]" office:value-type="float" office:value="7">
            <text:p>7</text:p>
          </table:table-cell>
          <table:table-cell table:style-name="ce83" table:formula="of:=VLOOKUP([.B93];[$Techs.$S$1:.$W$9];5)" office:value-type="float" office:value="0">
            <text:p>0</text:p>
          </table:table-cell>
          <table:table-cell table:style-name="ce58" table:formula="of:=IF([.B93]=[.C93];&quot;Max&quot;;VLOOKUP([.B93];[$Techs.$S$1:.$W$9];3))" office:value-type="float" office:value="500">
            <text:p>500 </text:p>
          </table:table-cell>
          <table:table-cell table:style-name="ce83" table:formula="of:=VLOOKUP([.C93];[$Techs.$S$1:.$W$9];5)" office:value-type="float" office:value="6750">
            <text:p>6,750</text:p>
          </table:table-cell>
          <table:table-cell table:number-columns-repeated="2"/>
          <table:table-cell office:value-type="float" office:value="92">
            <text:p>92</text:p>
          </table:table-cell>
          <table:table-cell table:style-name="ce6" table:formula="of:=[.J92]+8" office:value-type="float" office:value="813">
            <text:p>813 </text:p>
          </table:table-cell>
          <table:table-cell table:style-name="ce6" table:formula="of:=[.K92]+[.J93]" office:value-type="float" office:value="41253">
            <text:p>41,253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Plasma Focusing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3]" office:value-type="float" office:value="7">
            <text:p>7</text:p>
          </table:table-cell>
          <table:table-cell table:style-name="ce58" table:formula="of:=VLOOKUP([.B94];[$Techs.$S$28:.$W$36];5)" office:value-type="float" office:value="0">
            <text:p><text:s/>- </text:p>
          </table:table-cell>
          <table:table-cell table:style-name="ce58" table:formula="of:=IF([.B94]=[.C94];&quot;Max&quot;;VLOOKUP([.B94];[$Techs.$S$28:.$W$36];3))" office:value-type="float" office:value="75">
            <text:p>75 </text:p>
          </table:table-cell>
          <table:table-cell table:style-name="ce58" table:formula="of:=VLOOKUP([.C94];[$Techs.$S$28:.$W$36];5)" office:value-type="float" office:value="2975">
            <text:p>2,975 </text:p>
          </table:table-cell>
          <table:table-cell table:number-columns-repeated="2"/>
          <table:table-cell office:value-type="float" office:value="93">
            <text:p>93</text:p>
          </table:table-cell>
          <table:table-cell table:style-name="ce6" table:formula="of:=[.J93]+8" office:value-type="float" office:value="821">
            <text:p>821 </text:p>
          </table:table-cell>
          <table:table-cell table:style-name="ce6" table:formula="of:=[.K93]+[.J94]" office:value-type="float" office:value="42074">
            <text:p>42,074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oint Defense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4]" office:value-type="float" office:value="3">
            <text:p>3</text:p>
          </table:table-cell>
          <table:table-cell table:style-name="ce6" table:formula="of:=VLOOKUP([.B95];[$Techs.$A$12:.$E$18];5)" office:value-type="float" office:value="50">
            <text:p>50 </text:p>
          </table:table-cell>
          <table:table-cell table:style-name="ce6" table:formula="of:=IF([.B95]=[.C95];&quot;Max&quot;;VLOOKUP([.B95];[$Techs.$A$12:.$E$18];3))" office:value-type="float" office:value="150">
            <text:p>150 </text:p>
          </table:table-cell>
          <table:table-cell table:style-name="ce6" table:formula="of:=VLOOKUP([.C95];[$Techs.$A$12:.$E$18];5)" office:value-type="float" office:value="425">
            <text:p>425 </text:p>
          </table:table-cell>
          <table:table-cell table:number-columns-repeated="2"/>
          <table:table-cell office:value-type="float" office:value="94">
            <text:p>94</text:p>
          </table:table-cell>
          <table:table-cell table:style-name="ce6" table:formula="of:=[.J94]+8" office:value-type="float" office:value="829">
            <text:p>829 </text:p>
          </table:table-cell>
          <table:table-cell table:style-name="ce6" table:formula="of:=[.K94]+[.J95]" office:value-type="float" office:value="42903">
            <text:p>42,903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rojectile Ammo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5]" office:value-type="float" office:value="2">
            <text:p>2</text:p>
          </table:table-cell>
          <table:table-cell table:style-name="ce6" table:formula="of:=VLOOKUP([.B96];[$Techs.$S$21:.$W$26];5)" office:value-type="float" office:value="0">
            <text:p><text:s/>- </text:p>
          </table:table-cell>
          <table:table-cell table:style-name="ce6" table:formula="of:=IF([.B96]=[.C96];&quot;Max&quot;;VLOOKUP([.B96];[$Techs.$S$21:.$W$26];3))" office:value-type="float" office:value="200">
            <text:p>200 </text:p>
          </table:table-cell>
          <table:table-cell table:style-name="ce6" table:formula="of:=VLOOKUP([.C96];[$Techs.$S$21:.$W$26];5)" office:value-type="float" office:value="700">
            <text:p>700 </text:p>
          </table:table-cell>
          <table:table-cell table:number-columns-repeated="2"/>
          <table:table-cell office:value-type="float" office:value="95">
            <text:p>95</text:p>
          </table:table-cell>
          <table:table-cell table:style-name="ce6" table:formula="of:=[.J95]+8" office:value-type="float" office:value="837">
            <text:p>837 </text:p>
          </table:table-cell>
          <table:table-cell table:style-name="ce6" table:formula="of:=[.K95]+[.J96]" office:value-type="float" office:value="43740">
            <text:p>43,74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rojectile Weapons</text:p>
          </table:table-cell>
          <table:table-cell table:style-name="ce48" office:value-type="float" office:value="5">
            <text:p>5</text:p>
          </table:table-cell>
          <table:table-cell table:style-name="ce53" table:formula="of:=[$'Skill &amp; Tech'.$F$26]" office:value-type="float" office:value="7">
            <text:p>7</text:p>
          </table:table-cell>
          <table:table-cell table:style-name="ce6" table:formula="of:=VLOOKUP([.B97];[$Techs.$S$1:.$W$9];5)" office:value-type="float" office:value="3500">
            <text:p>3,500 </text:p>
          </table:table-cell>
          <table:table-cell table:style-name="ce6" table:formula="of:=IF([.B97]=[.C97];&quot;Max&quot;;VLOOKUP([.B97];[$Techs.$S$1:.$W$9];3))" office:value-type="float" office:value="1500">
            <text:p>1,500 </text:p>
          </table:table-cell>
          <table:table-cell table:style-name="ce6" table:formula="of:=VLOOKUP([.C97];[$Techs.$S$1:.$W$9];5)" office:value-type="float" office:value="6750">
            <text:p>6,750 </text:p>
          </table:table-cell>
          <table:table-cell table:number-columns-repeated="2"/>
          <table:table-cell office:value-type="float" office:value="96">
            <text:p>96</text:p>
          </table:table-cell>
          <table:table-cell table:style-name="ce6" table:formula="of:=[.J96]+8" office:value-type="float" office:value="845">
            <text:p>845 </text:p>
          </table:table-cell>
          <table:table-cell table:style-name="ce6" table:formula="of:=[.K96]+[.J97]" office:value-type="float" office:value="44585">
            <text:p>44,58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alvage Efficiency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7]" office:value-type="float" office:value="3">
            <text:p>3</text:p>
          </table:table-cell>
          <table:table-cell table:style-name="ce6" table:formula="of:=VLOOKUP([.B98];[$Techs.$M$26:.$Q$32];5)" office:value-type="float" office:value="80">
            <text:p>80 </text:p>
          </table:table-cell>
          <table:table-cell table:style-name="ce6" table:formula="of:=IF([.B98]=[.C98];&quot;Max&quot;;VLOOKUP([.B98];[$Techs.$M$26:.$Q$32];3))" office:value-type="float" office:value="600">
            <text:p>600 </text:p>
          </table:table-cell>
          <table:table-cell table:style-name="ce6" table:formula="of:=VLOOKUP([.C98];[$Techs.$M$26:.$Q$32];5)" office:value-type="float" office:value="1550">
            <text:p>1,550 </text:p>
          </table:table-cell>
          <table:table-cell table:number-columns-repeated="2"/>
          <table:table-cell office:value-type="float" office:value="97">
            <text:p>97</text:p>
          </table:table-cell>
          <table:table-cell table:style-name="ce6" table:formula="of:=[.J97]+8" office:value-type="float" office:value="853">
            <text:p>853 </text:p>
          </table:table-cell>
          <table:table-cell table:style-name="ce6" table:formula="of:=[.K97]+[.J98]" office:value-type="float" office:value="45438">
            <text:p>45,43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tim Efficiency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8]" office:value-type="float" office:value="4">
            <text:p>4</text:p>
          </table:table-cell>
          <table:table-cell table:style-name="ce6" table:formula="of:=VLOOKUP([.B99];[$Techs.$A$28:.$E$37];5)" office:value-type="float" office:value="80">
            <text:p>80 </text:p>
          </table:table-cell>
          <table:table-cell table:style-name="ce6" table:formula="of:=IF([.B99]=[.C99];&quot;Max&quot;;VLOOKUP([.B99];[$Techs.$A$28:.$E$37];3))" office:value-type="float" office:value="600">
            <text:p>600 </text:p>
          </table:table-cell>
          <table:table-cell table:style-name="ce6" table:formula="of:=VLOOKUP([.C99];[$Techs.$A$28:.$E$37];5)" office:value-type="float" office:value="2780">
            <text:p>2,780 </text:p>
          </table:table-cell>
          <table:table-cell table:number-columns-repeated="2"/>
          <table:table-cell office:value-type="float" office:value="98">
            <text:p>98</text:p>
          </table:table-cell>
          <table:table-cell table:style-name="ce6" table:formula="of:=[.J98]+8" office:value-type="float" office:value="861">
            <text:p>861 </text:p>
          </table:table-cell>
          <table:table-cell table:style-name="ce6" table:formula="of:=[.K98]+[.J99]" office:value-type="float" office:value="46299">
            <text:p>46,299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tim Regen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9]" office:value-type="float" office:value="3">
            <text:p>3</text:p>
          </table:table-cell>
          <table:table-cell table:style-name="ce6" table:formula="of:=VLOOKUP([.B100];[$Techs.$A$20:.$E$26];5)" office:value-type="float" office:value="60">
            <text:p>60 </text:p>
          </table:table-cell>
          <table:table-cell table:style-name="ce6" table:formula="of:=IF([.B100]=[.C100];&quot;Max&quot;;VLOOKUP([.B100];[$Techs.$A$20:.$E$26];3))" office:value-type="float" office:value="1000">
            <text:p>1,000 </text:p>
          </table:table-cell>
          <table:table-cell table:style-name="ce6" table:formula="of:=VLOOKUP([.C100];[$Techs.$A$20:.$E$26];5)" office:value-type="float" office:value="2560">
            <text:p>2,560 </text:p>
          </table:table-cell>
          <table:table-cell table:number-columns-repeated="2"/>
          <table:table-cell office:value-type="float" office:value="99">
            <text:p>99</text:p>
          </table:table-cell>
          <table:table-cell table:style-name="ce6" table:formula="of:=[.J99]+8" office:value-type="float" office:value="869">
            <text:p>869 </text:p>
          </table:table-cell>
          <table:table-cell table:style-name="ce6" table:formula="of:=[.K99]+[.J100]" office:value-type="float" office:value="47168">
            <text:p>47,16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Targeting Computer</text:p>
          </table:table-cell>
          <table:table-cell table:style-name="ce48" office:value-type="float" office:value="2">
            <text:p>2</text:p>
          </table:table-cell>
          <table:table-cell table:style-name="ce53" table:formula="of:=[$'Skill &amp; Tech'.$F$30]" office:value-type="float" office:value="6">
            <text:p>6</text:p>
          </table:table-cell>
          <table:table-cell table:style-name="ce6" table:formula="of:=VLOOKUP([.B101];[$Techs.$S$11:.$W$18];5)" office:value-type="float" office:value="670">
            <text:p>670 </text:p>
          </table:table-cell>
          <table:table-cell table:style-name="ce6" table:formula="of:=IF([.B101]=[.C101];&quot;Max&quot;;VLOOKUP([.B101];[$Techs.$S$11:.$W$18];3))" office:value-type="float" office:value="900">
            <text:p>900 </text:p>
          </table:table-cell>
          <table:table-cell table:style-name="ce6" table:formula="of:=VLOOKUP([.C101];[$Techs.$S$11:.$W$18];5)" office:value-type="float" office:value="6070">
            <text:p>6,070 </text:p>
          </table:table-cell>
          <table:table-cell table:number-columns-repeated="2"/>
          <table:table-cell office:value-type="float" office:value="100">
            <text:p>100</text:p>
          </table:table-cell>
          <table:table-cell table:style-name="ce6" table:formula="of:=[.J100]+8" office:value-type="float" office:value="877">
            <text:p>877 </text:p>
          </table:table-cell>
          <table:table-cell table:style-name="ce6" table:formula="of:=[.K100]+[.J101]" office:value-type="float" office:value="48045">
            <text:p>48,045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85:.D101])" office:value-type="float" office:value="5740">
            <text:p>5,740</text:p>
          </table:table-cell>
          <table:table-cell table:style-name="ce5" office:value-type="string">
            <text:p>Total</text:p>
          </table:table-cell>
          <table:table-cell table:style-name="ce65" table:formula="of:=SUM([.F85:.F101])-[.F91]-[.F92]-[.F93]-[.F94]-[.F87]" office:value-type="float" office:value="42385">
            <text:p>42,385</text:p>
          </table:table-cell>
          <table:table-cell table:number-columns-repeated="2"/>
          <table:table-cell office:value-type="float" office:value="101">
            <text:p>101</text:p>
          </table:table-cell>
          <table:table-cell table:style-name="ce6" table:formula="of:=[.J101]+8" office:value-type="float" office:value="885">
            <text:p>885 </text:p>
          </table:table-cell>
          <table:table-cell table:style-name="ce6" table:formula="of:=[.K101]+[.J102]" office:value-type="float" office:value="48930">
            <text:p>48,930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83];[.I$1:.K$1048576];3)-[.D102]" office:value-type="float" office:value="235">
            <text:p>235</text:p>
          </table:table-cell>
          <table:table-cell/>
          <table:table-cell table:style-name="ce61"/>
          <table:table-cell table:number-columns-repeated="2"/>
          <table:table-cell office:value-type="float" office:value="102">
            <text:p>102</text:p>
          </table:table-cell>
          <table:table-cell table:style-name="ce6" table:formula="of:=[.J102]+8" office:value-type="float" office:value="893">
            <text:p>893 </text:p>
          </table:table-cell>
          <table:table-cell table:style-name="ce6" table:formula="of:=[.K102]+[.J103]" office:value-type="float" office:value="49823">
            <text:p>49,823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103">
            <text:p>103</text:p>
          </table:table-cell>
          <table:table-cell table:style-name="ce6" table:formula="of:=[.J103]+8" office:value-type="float" office:value="901">
            <text:p>901 </text:p>
          </table:table-cell>
          <table:table-cell table:style-name="ce6" table:formula="of:=[.K103]+[.J104]" office:value-type="float" office:value="50724">
            <text:p>50,724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104">
            <text:p>104</text:p>
          </table:table-cell>
          <table:table-cell table:style-name="ce6" table:formula="of:=[.J104]+8" office:value-type="float" office:value="909">
            <text:p>909 </text:p>
          </table:table-cell>
          <table:table-cell table:style-name="ce6" table:formula="of:=[.K104]+[.J105]" office:value-type="float" office:value="51633">
            <text:p>51,633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Glvl</text:p>
          </table:table-cell>
          <table:table-cell table:style-name="ce18" office:value-type="float" office:value="40">
            <text:p>4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105">
            <text:p>105</text:p>
          </table:table-cell>
          <table:table-cell table:style-name="ce6" table:formula="of:=[.J105]+8" office:value-type="float" office:value="917">
            <text:p>917 </text:p>
          </table:table-cell>
          <table:table-cell table:style-name="ce6" table:formula="of:=[.K105]+[.J106]" office:value-type="float" office:value="52550">
            <text:p>52,550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106">
            <text:p>106</text:p>
          </table:table-cell>
          <table:table-cell table:style-name="ce6" table:formula="of:=[.J106]+8" office:value-type="float" office:value="925">
            <text:p>925 </text:p>
          </table:table-cell>
          <table:table-cell table:style-name="ce6" table:formula="of:=[.K106]+[.J107]" office:value-type="float" office:value="53475">
            <text:p>53,47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Blow Absorption</text:p>
          </table:table-cell>
          <table:table-cell table:style-name="ce48" office:value-type="float" office:value="2">
            <text:p>2</text:p>
          </table:table-cell>
          <table:table-cell table:style-name="ce53" table:formula="of:=[$'Skill &amp; Tech'.$F$14]" office:value-type="float" office:value="5">
            <text:p>5</text:p>
          </table:table-cell>
          <table:table-cell table:style-name="ce59" table:formula="of:=VLOOKUP([.B108];[$Techs.$A$1:.$E$10];5)" office:value-type="float" office:value="250">
            <text:p>250</text:p>
          </table:table-cell>
          <table:table-cell table:style-name="ce6" table:formula="of:=IF([.B108]=[.C108];&quot;Max&quot;;VLOOKUP([.B108];[$Techs.$A$1:.$E$10];3))" office:value-type="float" office:value="300">
            <text:p>300 </text:p>
          </table:table-cell>
          <table:table-cell table:style-name="ce59" table:formula="of:=VLOOKUP([.C108];[$Techs.$A$1:.$E$10];5)" office:value-type="float" office:value="1450">
            <text:p>1,450</text:p>
          </table:table-cell>
          <table:table-cell table:number-columns-repeated="2"/>
          <table:table-cell office:value-type="float" office:value="107">
            <text:p>107</text:p>
          </table:table-cell>
          <table:table-cell table:style-name="ce6" table:formula="of:=[.J107]+8" office:value-type="float" office:value="933">
            <text:p>933 </text:p>
          </table:table-cell>
          <table:table-cell table:style-name="ce6" table:formula="of:=[.K107]+[.J108]" office:value-type="float" office:value="54408">
            <text:p>54,40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Cargo Truck</text:p>
          </table:table-cell>
          <table:table-cell table:style-name="ce48" office:value-type="float" office:value="2">
            <text:p>2</text:p>
          </table:table-cell>
          <table:table-cell table:style-name="ce53" table:formula="of:=[$'Skill &amp; Tech'.$F$15]" office:value-type="float" office:value="5">
            <text:p>5</text:p>
          </table:table-cell>
          <table:table-cell table:style-name="ce59" table:formula="of:=VLOOKUP([.B109];[$Techs.$G$29:.$K$35];5)" office:value-type="float" office:value="900">
            <text:p>900</text:p>
          </table:table-cell>
          <table:table-cell table:style-name="ce6" table:formula="of:=IF([.B109]=[.C109];&quot;Max&quot;;VLOOKUP([.B109];[$Techs.$G$29:.$K$35];3))" office:value-type="float" office:value="1200">
            <text:p>1,200 </text:p>
          </table:table-cell>
          <table:table-cell table:style-name="ce59" table:formula="of:=VLOOKUP([.C109];[$Techs.$G$29:.$K$35];5)" office:value-type="float" office:value="5700">
            <text:p>5,700</text:p>
          </table:table-cell>
          <table:table-cell table:number-columns-repeated="2"/>
          <table:table-cell office:value-type="float" office:value="108">
            <text:p>108</text:p>
          </table:table-cell>
          <table:table-cell table:style-name="ce6" table:formula="of:=[.J108]+8" office:value-type="float" office:value="941">
            <text:p>941 </text:p>
          </table:table-cell>
          <table:table-cell table:style-name="ce6" table:formula="of:=[.K108]+[.J109]" office:value-type="float" office:value="55349">
            <text:p>55,349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Energy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16]" office:value-type="float" office:value="7">
            <text:p>7</text:p>
          </table:table-cell>
          <table:table-cell table:style-name="ce83" table:formula="of:=VLOOKUP([.B110];[$Techs.$S$1:.$W$9];5)" office:value-type="float" office:value="0">
            <text:p>0</text:p>
          </table:table-cell>
          <table:table-cell table:style-name="ce58" table:formula="of:=IF([.B110]=[.C110];&quot;Max&quot;;VLOOKUP([.B110];[$Techs.$S$1:.$W$9];3))" office:value-type="float" office:value="500">
            <text:p>500 </text:p>
          </table:table-cell>
          <table:table-cell table:style-name="ce83" table:formula="of:=VLOOKUP([.C110];[$Techs.$S$1:.$W$9];5)" office:value-type="float" office:value="6750">
            <text:p>6,750</text:p>
          </table:table-cell>
          <table:table-cell table:number-columns-repeated="2"/>
          <table:table-cell office:value-type="float" office:value="109">
            <text:p>109</text:p>
          </table:table-cell>
          <table:table-cell table:style-name="ce6" table:formula="of:=[.J109]+8" office:value-type="float" office:value="949">
            <text:p>949 </text:p>
          </table:table-cell>
          <table:table-cell table:style-name="ce6" table:formula="of:=[.K109]+[.J110]" office:value-type="float" office:value="56298">
            <text:p>56,298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Capacit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7]" office:value-type="float" office:value="7">
            <text:p>7</text:p>
          </table:table-cell>
          <table:table-cell table:style-name="ce59" table:formula="of:=VLOOKUP([.B111];[$Techs.$G$1:.$K$14];5)" office:value-type="float" office:value="0">
            <text:p>0</text:p>
          </table:table-cell>
          <table:table-cell table:style-name="ce6" table:formula="of:=IF([.B111]=[.C111];&quot;Max&quot;;VLOOKUP([.B111];[$Techs.$G$1:.$K$14];3))" office:value-type="float" office:value="50">
            <text:p>50 </text:p>
          </table:table-cell>
          <table:table-cell table:style-name="ce59" table:formula="of:=VLOOKUP([.C111];[$Techs.$G$1:.$K$14];5)" office:value-type="float" office:value="2750">
            <text:p>2,750</text:p>
          </table:table-cell>
          <table:table-cell table:number-columns-repeated="2"/>
          <table:table-cell office:value-type="float" office:value="110">
            <text:p>110</text:p>
          </table:table-cell>
          <table:table-cell table:style-name="ce6" table:formula="of:=[.J110]+8" office:value-type="float" office:value="957">
            <text:p>957 </text:p>
          </table:table-cell>
          <table:table-cell table:style-name="ce6" table:formula="of:=[.K110]+[.J111]" office:value-type="float" office:value="57255">
            <text:p>57,25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Sinks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8]" office:value-type="float" office:value="6">
            <text:p>6</text:p>
          </table:table-cell>
          <table:table-cell table:style-name="ce59" table:formula="of:=VLOOKUP([.B112];[$Techs.$G$16:.$K$27];5)" office:value-type="float" office:value="0">
            <text:p>0</text:p>
          </table:table-cell>
          <table:table-cell table:style-name="ce6" table:formula="of:=IF([.B112]=[.C112];&quot;Max&quot;;VLOOKUP([.B112];[$Techs.$G$16:.$K$27];3))" office:value-type="float" office:value="50">
            <text:p>50 </text:p>
          </table:table-cell>
          <table:table-cell table:style-name="ce59" table:formula="of:=VLOOKUP([.C112];[$Techs.$G$16:.$K$27];5)" office:value-type="float" office:value="2050">
            <text:p>2,050</text:p>
          </table:table-cell>
          <table:table-cell table:number-columns-repeated="2"/>
          <table:table-cell office:value-type="float" office:value="111">
            <text:p>111</text:p>
          </table:table-cell>
          <table:table-cell table:style-name="ce6" table:formula="of:=[.J111]+8" office:value-type="float" office:value="965">
            <text:p>965 </text:p>
          </table:table-cell>
          <table:table-cell table:style-name="ce6" table:formula="of:=[.K111]+[.J112]" office:value-type="float" office:value="58220">
            <text:p>58,22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Internal Structure</text:p>
          </table:table-cell>
          <table:table-cell table:style-name="ce48" office:value-type="float" office:value="5">
            <text:p>5</text:p>
          </table:table-cell>
          <table:table-cell table:style-name="ce53" table:formula="of:=[$'Skill &amp; Tech'.$F$19]" office:value-type="float" office:value="15">
            <text:p>15</text:p>
          </table:table-cell>
          <table:table-cell table:style-name="ce59" table:formula="of:=VLOOKUP([.B113];[$Techs.$M$1:.$Q$24];5)" office:value-type="float" office:value="1200">
            <text:p>1,200</text:p>
          </table:table-cell>
          <table:table-cell table:style-name="ce6" table:formula="of:=IF([.B113]=[.C113];&quot;Max&quot;;VLOOKUP([.B113];[$Techs.$M$1:.$Q$24];3))" office:value-type="float" office:value="480">
            <text:p>480 </text:p>
          </table:table-cell>
          <table:table-cell table:style-name="ce59" table:formula="of:=VLOOKUP([.C113];[$Techs.$M$1:.$Q$24];5)" office:value-type="float" office:value="9600">
            <text:p>9,600</text:p>
          </table:table-cell>
          <table:table-cell table:number-columns-repeated="2"/>
          <table:table-cell office:value-type="float" office:value="112">
            <text:p>112</text:p>
          </table:table-cell>
          <table:table-cell table:style-name="ce6" table:formula="of:=[.J112]+8" office:value-type="float" office:value="973">
            <text:p>973 </text:p>
          </table:table-cell>
          <table:table-cell table:style-name="ce6" table:formula="of:=[.K112]+[.J113]" office:value-type="float" office:value="59193">
            <text:p>59,193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Ammo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0]" office:value-type="float" office:value="2">
            <text:p>2</text:p>
          </table:table-cell>
          <table:table-cell table:style-name="ce83" table:formula="of:=VLOOKUP([.B114];[$Techs.$S$21:.$W$26];5)" office:value-type="float" office:value="0">
            <text:p>0</text:p>
          </table:table-cell>
          <table:table-cell table:style-name="ce58" table:formula="of:=IF([.B114]=[.C114];&quot;Max&quot;;VLOOKUP([.B114];[$Techs.$S$21:.$W$26];3))" office:value-type="float" office:value="200">
            <text:p>200 </text:p>
          </table:table-cell>
          <table:table-cell table:style-name="ce83" table:formula="of:=VLOOKUP([.C114];[$Techs.$S$21:.$W$26];5)" office:value-type="float" office:value="700">
            <text:p>700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6" table:formula="of:=[.J113]+8" office:value-type="float" office:value="981">
            <text:p>981 </text:p>
          </table:table-cell>
          <table:table-cell table:style-name="ce6" table:formula="of:=[.K113]+[.J114]" office:value-type="float" office:value="60174">
            <text:p>60,174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Guidance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1]" office:value-type="float" office:value="6">
            <text:p>6</text:p>
          </table:table-cell>
          <table:table-cell table:style-name="ce83" table:formula="of:=VLOOKUP([.B115];[$Techs.$S$11:.$W$18];5)" office:value-type="float" office:value="0">
            <text:p>0</text:p>
          </table:table-cell>
          <table:table-cell table:style-name="ce58" table:formula="of:=IF([.B115]=[.C115];&quot;Max&quot;;VLOOKUP([.B115];[$Techs.$S$11:.$W$18];3))" office:value-type="float" office:value="70">
            <text:p>70 </text:p>
          </table:table-cell>
          <table:table-cell table:style-name="ce83" table:formula="of:=VLOOKUP([.C115];[$Techs.$S$11:.$W$18];5)" office:value-type="float" office:value="6070">
            <text:p>6,070</text:p>
          </table:table-cell>
          <table:table-cell table:number-columns-repeated="2"/>
          <table:table-cell office:value-type="float" office:value="114">
            <text:p>114</text:p>
          </table:table-cell>
          <table:table-cell table:style-name="ce6" table:formula="of:=[.J114]+8" office:value-type="float" office:value="989">
            <text:p>989 </text:p>
          </table:table-cell>
          <table:table-cell table:style-name="ce6" table:formula="of:=[.K114]+[.J115]" office:value-type="float" office:value="61163">
            <text:p>61,163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22]" office:value-type="float" office:value="7">
            <text:p>7</text:p>
          </table:table-cell>
          <table:table-cell table:style-name="ce83" table:formula="of:=VLOOKUP([.B116];[$Techs.$S$1:.$W$9];5)" office:value-type="float" office:value="0">
            <text:p>0</text:p>
          </table:table-cell>
          <table:table-cell table:style-name="ce58" table:formula="of:=IF([.B116]=[.C116];&quot;Max&quot;;VLOOKUP([.B116];[$Techs.$S$1:.$W$9];3))" office:value-type="float" office:value="500">
            <text:p>500 </text:p>
          </table:table-cell>
          <table:table-cell table:style-name="ce83" table:formula="of:=VLOOKUP([.C116];[$Techs.$S$1:.$W$9];5)" office:value-type="float" office:value="6750">
            <text:p>6,750</text:p>
          </table:table-cell>
          <table:table-cell table:number-columns-repeated="2"/>
          <table:table-cell office:value-type="float" office:value="115">
            <text:p>115</text:p>
          </table:table-cell>
          <table:table-cell table:style-name="ce6" table:formula="of:=[.J115]+8" office:value-type="float" office:value="997">
            <text:p>997 </text:p>
          </table:table-cell>
          <table:table-cell table:style-name="ce6" table:formula="of:=[.K115]+[.J116]" office:value-type="float" office:value="62160">
            <text:p>62,160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Plasma Focusing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3]" office:value-type="float" office:value="7">
            <text:p>7</text:p>
          </table:table-cell>
          <table:table-cell table:style-name="ce58" table:formula="of:=VLOOKUP([.B117];[$Techs.$S$28:.$W$36];5)" office:value-type="float" office:value="0">
            <text:p><text:s/>- </text:p>
          </table:table-cell>
          <table:table-cell table:style-name="ce58" table:formula="of:=IF([.B117]=[.C117];&quot;Max&quot;;VLOOKUP([.B117];[$Techs.$S$28:.$W$36];3))" office:value-type="float" office:value="75">
            <text:p>75 </text:p>
          </table:table-cell>
          <table:table-cell table:style-name="ce58" table:formula="of:=VLOOKUP([.C117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Point Defense</text:p>
          </table:table-cell>
          <table:table-cell table:style-name="ce48" office:value-type="float" office:value="3">
            <text:p>3</text:p>
          </table:table-cell>
          <table:table-cell table:style-name="ce53" table:formula="of:=[$'Skill &amp; Tech'.$F$24]" office:value-type="float" office:value="3">
            <text:p>3</text:p>
          </table:table-cell>
          <table:table-cell table:style-name="ce6" table:formula="of:=VLOOKUP([.B118];[$Techs.$A$12:.$E$18];5)" office:value-type="float" office:value="425">
            <text:p>425 </text:p>
          </table:table-cell>
          <table:table-cell table:style-name="ce6" table:formula="of:=IF([.B118]=[.C118];&quot;Max&quot;;VLOOKUP([.B118];[$Techs.$A$12:.$E$18];3))" office:value-type="string" office:string-value="Max ">
            <text:p>Max </text:p>
          </table:table-cell>
          <table:table-cell table:style-name="ce6" table:formula="of:=VLOOKUP([.C118];[$Techs.$A$12:.$E$18];5)" office:value-type="float" office:value="425">
            <text:p>425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Projectile Ammo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5]" office:value-type="float" office:value="2">
            <text:p>2</text:p>
          </table:table-cell>
          <table:table-cell table:style-name="ce6" table:formula="of:=VLOOKUP([.B119];[$Techs.$S$21:.$W$26];5)" office:value-type="float" office:value="0">
            <text:p><text:s/>- </text:p>
          </table:table-cell>
          <table:table-cell table:style-name="ce6" table:formula="of:=IF([.B119]=[.C119];&quot;Max&quot;;VLOOKUP([.B119];[$Techs.$S$21:.$W$26];3))" office:value-type="float" office:value="200">
            <text:p>200 </text:p>
          </table:table-cell>
          <table:table-cell table:style-name="ce6" table:formula="of:=VLOOKUP([.C119];[$Techs.$S$21:.$W$26];5)" office:value-type="float" office:value="700">
            <text:p>70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Projectile Weapons</text:p>
          </table:table-cell>
          <table:table-cell table:style-name="ce48" office:value-type="float" office:value="6">
            <text:p>6</text:p>
          </table:table-cell>
          <table:table-cell table:style-name="ce53" table:formula="of:=[$'Skill &amp; Tech'.$F$26]" office:value-type="float" office:value="7">
            <text:p>7</text:p>
          </table:table-cell>
          <table:table-cell table:style-name="ce6" table:formula="of:=VLOOKUP([.B120];[$Techs.$S$1:.$W$9];5)" office:value-type="float" office:value="5000">
            <text:p>5,000 </text:p>
          </table:table-cell>
          <table:table-cell table:style-name="ce6" table:formula="of:=IF([.B120]=[.C120];&quot;Max&quot;;VLOOKUP([.B120];[$Techs.$S$1:.$W$9];3))" office:value-type="float" office:value="1750">
            <text:p>1,750 </text:p>
          </table:table-cell>
          <table:table-cell table:style-name="ce6" table:formula="of:=VLOOKUP([.C120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Salvage Efficiency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7]" office:value-type="float" office:value="3">
            <text:p>3</text:p>
          </table:table-cell>
          <table:table-cell table:style-name="ce6" table:formula="of:=VLOOKUP([.B121];[$Techs.$M$26:.$Q$32];5)" office:value-type="float" office:value="80">
            <text:p>80 </text:p>
          </table:table-cell>
          <table:table-cell table:style-name="ce6" table:formula="of:=IF([.B121]=[.C121];&quot;Max&quot;;VLOOKUP([.B121];[$Techs.$M$26:.$Q$32];3))" office:value-type="float" office:value="600">
            <text:p>600 </text:p>
          </table:table-cell>
          <table:table-cell table:style-name="ce6" table:formula="of:=VLOOKUP([.C121];[$Techs.$M$26:.$Q$32];5)" office:value-type="float" office:value="1550">
            <text:p>1,55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Stim Efficiency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8]" office:value-type="float" office:value="4">
            <text:p>4</text:p>
          </table:table-cell>
          <table:table-cell table:style-name="ce6" table:formula="of:=VLOOKUP([.B122];[$Techs.$A$28:.$E$37];5)" office:value-type="float" office:value="80">
            <text:p>80 </text:p>
          </table:table-cell>
          <table:table-cell table:style-name="ce6" table:formula="of:=IF([.B122]=[.C122];&quot;Max&quot;;VLOOKUP([.B122];[$Techs.$A$28:.$E$37];3))" office:value-type="float" office:value="600">
            <text:p>600 </text:p>
          </table:table-cell>
          <table:table-cell table:style-name="ce6" table:formula="of:=VLOOKUP([.C122];[$Techs.$A$28:.$E$37];5)" office:value-type="float" office:value="2780">
            <text:p>2,78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Stim Regen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9]" office:value-type="float" office:value="3">
            <text:p>3</text:p>
          </table:table-cell>
          <table:table-cell table:style-name="ce6" table:formula="of:=VLOOKUP([.B123];[$Techs.$A$20:.$E$26];5)" office:value-type="float" office:value="60">
            <text:p>60 </text:p>
          </table:table-cell>
          <table:table-cell table:style-name="ce6" table:formula="of:=IF([.B123]=[.C123];&quot;Max&quot;;VLOOKUP([.B123];[$Techs.$A$20:.$E$26];3))" office:value-type="float" office:value="1000">
            <text:p>1,000 </text:p>
          </table:table-cell>
          <table:table-cell table:style-name="ce6" table:formula="of:=VLOOKUP([.C123];[$Techs.$A$20:.$E$26];5)" office:value-type="float" office:value="2560">
            <text:p>2,56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Targeting Computer</text:p>
          </table:table-cell>
          <table:table-cell table:style-name="ce48" office:value-type="float" office:value="3">
            <text:p>3</text:p>
          </table:table-cell>
          <table:table-cell table:style-name="ce53" table:formula="of:=[$'Skill &amp; Tech'.$F$30]" office:value-type="float" office:value="6">
            <text:p>6</text:p>
          </table:table-cell>
          <table:table-cell table:style-name="ce6" table:formula="of:=VLOOKUP([.B124];[$Techs.$S$11:.$W$18];5)" office:value-type="float" office:value="1570">
            <text:p>1,570 </text:p>
          </table:table-cell>
          <table:table-cell table:style-name="ce6" table:formula="of:=IF([.B124]=[.C124];&quot;Max&quot;;VLOOKUP([.B124];[$Techs.$S$11:.$W$18];3))" office:value-type="float" office:value="1200">
            <text:p>1,200 </text:p>
          </table:table-cell>
          <table:table-cell table:style-name="ce6" table:formula="of:=VLOOKUP([.C124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08:.D124])" office:value-type="float" office:value="9565">
            <text:p>9,565</text:p>
          </table:table-cell>
          <table:table-cell table:style-name="ce5" office:value-type="string">
            <text:p>Total</text:p>
          </table:table-cell>
          <table:table-cell table:style-name="ce65" table:formula="of:=SUM([.F108:.F124])-[.F114]-[.F115]-[.F116]-[.F117]-[.F110]" office:value-type="float" office:value="42385">
            <text:p>42,38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06];[.I$1:.K$1048576];3)-[.D125]" office:value-type="float" office:value="20">
            <text:p>20</text:p>
          </table:table-cell>
          <table:table-cell/>
          <table:table-cell table:style-name="ce61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Glvl</text:p>
          </table:table-cell>
          <table:table-cell table:style-name="ce18" office:value-type="float" office:value="50">
            <text:p>5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Blow Absorptio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4]" office:value-type="float" office:value="5">
            <text:p>5</text:p>
          </table:table-cell>
          <table:table-cell table:style-name="ce59" table:formula="of:=VLOOKUP([.B131];[$Techs.$A$1:.$E$10];5)" office:value-type="float" office:value="0">
            <text:p>0</text:p>
          </table:table-cell>
          <table:table-cell table:style-name="ce6" table:formula="of:=IF([.B131]=[.C131];&quot;Max&quot;;VLOOKUP([.B131];[$Techs.$A$1:.$E$10];3))" office:value-type="float" office:value="50">
            <text:p>50 </text:p>
          </table:table-cell>
          <table:table-cell table:style-name="ce59" table:formula="of:=VLOOKUP([.C131];[$Techs.$A$1:.$E$10];5)" office:value-type="float" office:value="1450">
            <text:p>1,450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Cargo Truck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5]" office:value-type="float" office:value="5">
            <text:p>5</text:p>
          </table:table-cell>
          <table:table-cell table:style-name="ce59" table:formula="of:=VLOOKUP([.B132];[$Techs.$G$29:.$K$35];5)" office:value-type="float" office:value="0">
            <text:p>0</text:p>
          </table:table-cell>
          <table:table-cell table:style-name="ce6" table:formula="of:=IF([.B132]=[.C132];&quot;Max&quot;;VLOOKUP([.B132];[$Techs.$G$29:.$K$35];3))" office:value-type="float" office:value="100">
            <text:p>100 </text:p>
          </table:table-cell>
          <table:table-cell table:style-name="ce59" table:formula="of:=VLOOKUP([.C132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Energy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16]" office:value-type="float" office:value="7">
            <text:p>7</text:p>
          </table:table-cell>
          <table:table-cell table:style-name="ce83" table:formula="of:=VLOOKUP([.B133];[$Techs.$S$1:.$W$9];5)" office:value-type="float" office:value="0">
            <text:p>0</text:p>
          </table:table-cell>
          <table:table-cell table:style-name="ce58" table:formula="of:=IF([.B133]=[.C133];&quot;Max&quot;;VLOOKUP([.B133];[$Techs.$S$1:.$W$9];3))" office:value-type="float" office:value="500">
            <text:p>500 </text:p>
          </table:table-cell>
          <table:table-cell table:style-name="ce83" table:formula="of:=VLOOKUP([.C133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Heat Capacit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7]" office:value-type="float" office:value="7">
            <text:p>7</text:p>
          </table:table-cell>
          <table:table-cell table:style-name="ce59" table:formula="of:=VLOOKUP([.B134];[$Techs.$G$1:.$K$14];5)" office:value-type="float" office:value="0">
            <text:p>0</text:p>
          </table:table-cell>
          <table:table-cell table:style-name="ce6" table:formula="of:=IF([.B134]=[.C134];&quot;Max&quot;;VLOOKUP([.B134];[$Techs.$G$1:.$K$14];3))" office:value-type="float" office:value="50">
            <text:p>50 </text:p>
          </table:table-cell>
          <table:table-cell table:style-name="ce59" table:formula="of:=VLOOKUP([.C134];[$Techs.$G$1:.$K$14];5)" office:value-type="float" office:value="2750">
            <text:p>2,750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Heat Sinks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8]" office:value-type="float" office:value="6">
            <text:p>6</text:p>
          </table:table-cell>
          <table:table-cell table:style-name="ce59" table:formula="of:=VLOOKUP([.B135];[$Techs.$G$16:.$K$27];5)" office:value-type="float" office:value="0">
            <text:p>0</text:p>
          </table:table-cell>
          <table:table-cell table:style-name="ce6" table:formula="of:=IF([.B135]=[.C135];&quot;Max&quot;;VLOOKUP([.B135];[$Techs.$G$16:.$K$27];3))" office:value-type="float" office:value="50">
            <text:p>50 </text:p>
          </table:table-cell>
          <table:table-cell table:style-name="ce59" table:formula="of:=VLOOKUP([.C135];[$Techs.$G$16:.$K$27];5)" office:value-type="float" office:value="2050">
            <text:p>2,050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Internal Structure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9]" office:value-type="float" office:value="15">
            <text:p>15</text:p>
          </table:table-cell>
          <table:table-cell table:style-name="ce59" table:formula="of:=VLOOKUP([.B136];[$Techs.$M$1:.$Q$24];5)" office:value-type="float" office:value="0">
            <text:p>0</text:p>
          </table:table-cell>
          <table:table-cell table:style-name="ce6" table:formula="of:=IF([.B136]=[.C136];&quot;Max&quot;;VLOOKUP([.B136];[$Techs.$M$1:.$Q$24];3))" office:value-type="float" office:value="80">
            <text:p>80 </text:p>
          </table:table-cell>
          <table:table-cell table:style-name="ce59" table:formula="of:=VLOOKUP([.C136];[$Techs.$M$1:.$Q$24];5)" office:value-type="float" office:value="9600">
            <text:p>9,60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Missile Ammo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0]" office:value-type="float" office:value="2">
            <text:p>2</text:p>
          </table:table-cell>
          <table:table-cell table:style-name="ce83" table:formula="of:=VLOOKUP([.B137];[$Techs.$S$21:.$W$26];5)" office:value-type="float" office:value="0">
            <text:p>0</text:p>
          </table:table-cell>
          <table:table-cell table:style-name="ce58" table:formula="of:=IF([.B137]=[.C137];&quot;Max&quot;;VLOOKUP([.B137];[$Techs.$S$21:.$W$26];3))" office:value-type="float" office:value="200">
            <text:p>200 </text:p>
          </table:table-cell>
          <table:table-cell table:style-name="ce83" table:formula="of:=VLOOKUP([.C137];[$Techs.$S$21:.$W$26];5)" office:value-type="float" office:value="700">
            <text:p>70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Missile Guidance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1]" office:value-type="float" office:value="6">
            <text:p>6</text:p>
          </table:table-cell>
          <table:table-cell table:style-name="ce83" table:formula="of:=VLOOKUP([.B138];[$Techs.$S$11:.$W$18];5)" office:value-type="float" office:value="0">
            <text:p>0</text:p>
          </table:table-cell>
          <table:table-cell table:style-name="ce58" table:formula="of:=IF([.B138]=[.C138];&quot;Max&quot;;VLOOKUP([.B138];[$Techs.$S$11:.$W$18];3))" office:value-type="float" office:value="70">
            <text:p>70 </text:p>
          </table:table-cell>
          <table:table-cell table:style-name="ce83" table:formula="of:=VLOOKUP([.C138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Missile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22]" office:value-type="float" office:value="7">
            <text:p>7</text:p>
          </table:table-cell>
          <table:table-cell table:style-name="ce83" table:formula="of:=VLOOKUP([.B139];[$Techs.$S$1:.$W$9];5)" office:value-type="float" office:value="0">
            <text:p>0</text:p>
          </table:table-cell>
          <table:table-cell table:style-name="ce58" table:formula="of:=IF([.B139]=[.C139];&quot;Max&quot;;VLOOKUP([.B139];[$Techs.$S$1:.$W$9];3))" office:value-type="float" office:value="500">
            <text:p>500 </text:p>
          </table:table-cell>
          <table:table-cell table:style-name="ce83" table:formula="of:=VLOOKUP([.C139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Plasma Focusing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3]" office:value-type="float" office:value="7">
            <text:p>7</text:p>
          </table:table-cell>
          <table:table-cell table:style-name="ce58" table:formula="of:=VLOOKUP([.B140];[$Techs.$S$28:.$W$36];5)" office:value-type="float" office:value="0">
            <text:p><text:s/>- </text:p>
          </table:table-cell>
          <table:table-cell table:style-name="ce58" table:formula="of:=IF([.B140]=[.C140];&quot;Max&quot;;VLOOKUP([.B140];[$Techs.$S$28:.$W$36];3))" office:value-type="float" office:value="75">
            <text:p>75 </text:p>
          </table:table-cell>
          <table:table-cell table:style-name="ce58" table:formula="of:=VLOOKUP([.C140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Point Defense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4]" office:value-type="float" office:value="3">
            <text:p>3</text:p>
          </table:table-cell>
          <table:table-cell table:style-name="ce6" table:formula="of:=VLOOKUP([.B141];[$Techs.$A$12:.$E$18];5)" office:value-type="float" office:value="50">
            <text:p>50 </text:p>
          </table:table-cell>
          <table:table-cell table:style-name="ce6" table:formula="of:=IF([.B141]=[.C141];&quot;Max&quot;;VLOOKUP([.B141];[$Techs.$A$12:.$E$18];3))" office:value-type="float" office:value="150">
            <text:p>150 </text:p>
          </table:table-cell>
          <table:table-cell table:style-name="ce6" table:formula="of:=VLOOKUP([.C141];[$Techs.$A$12:.$E$18];5)" office:value-type="float" office:value="425">
            <text:p>425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Projectile Ammo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5]" office:value-type="float" office:value="2">
            <text:p>2</text:p>
          </table:table-cell>
          <table:table-cell table:style-name="ce6" table:formula="of:=VLOOKUP([.B142];[$Techs.$S$21:.$W$26];5)" office:value-type="float" office:value="0">
            <text:p><text:s/>- </text:p>
          </table:table-cell>
          <table:table-cell table:style-name="ce6" table:formula="of:=IF([.B142]=[.C142];&quot;Max&quot;;VLOOKUP([.B142];[$Techs.$S$21:.$W$26];3))" office:value-type="float" office:value="200">
            <text:p>200 </text:p>
          </table:table-cell>
          <table:table-cell table:style-name="ce6" table:formula="of:=VLOOKUP([.C142];[$Techs.$S$21:.$W$26];5)" office:value-type="float" office:value="700">
            <text:p>70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Projectile Weapons</text:p>
          </table:table-cell>
          <table:table-cell table:style-name="ce48" office:value-type="float" office:value="7">
            <text:p>7</text:p>
          </table:table-cell>
          <table:table-cell table:style-name="ce53" table:formula="of:=[$'Skill &amp; Tech'.$F$26]" office:value-type="float" office:value="7">
            <text:p>7</text:p>
          </table:table-cell>
          <table:table-cell table:style-name="ce6" table:formula="of:=VLOOKUP([.B143];[$Techs.$S$1:.$W$9];5)" office:value-type="float" office:value="6750">
            <text:p>6,750 </text:p>
          </table:table-cell>
          <table:table-cell table:style-name="ce6" table:formula="of:=IF([.B143]=[.C143];&quot;Max&quot;;VLOOKUP([.B143];[$Techs.$S$1:.$W$9];3))" office:value-type="string" office:string-value="Max ">
            <text:p>Max </text:p>
          </table:table-cell>
          <table:table-cell table:style-name="ce6" table:formula="of:=VLOOKUP([.C143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Salvage Efficienc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7]" office:value-type="float" office:value="3">
            <text:p>3</text:p>
          </table:table-cell>
          <table:table-cell table:style-name="ce6" table:formula="of:=VLOOKUP([.B144];[$Techs.$M$26:.$Q$32];5)" office:value-type="float" office:value="0">
            <text:p><text:s/>- </text:p>
          </table:table-cell>
          <table:table-cell table:style-name="ce6" table:formula="of:=IF([.B144]=[.C144];&quot;Max&quot;;VLOOKUP([.B144];[$Techs.$M$26:.$Q$32];3))" office:value-type="float" office:value="80">
            <text:p>80 </text:p>
          </table:table-cell>
          <table:table-cell table:style-name="ce6" table:formula="of:=VLOOKUP([.C144];[$Techs.$M$26:.$Q$32];5)" office:value-type="float" office:value="1550">
            <text:p>1,55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Stim Efficienc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8]" office:value-type="float" office:value="4">
            <text:p>4</text:p>
          </table:table-cell>
          <table:table-cell table:style-name="ce6" table:formula="of:=VLOOKUP([.B145];[$Techs.$A$28:.$E$37];5)" office:value-type="float" office:value="0">
            <text:p><text:s/>- </text:p>
          </table:table-cell>
          <table:table-cell table:style-name="ce6" table:formula="of:=IF([.B145]=[.C145];&quot;Max&quot;;VLOOKUP([.B145];[$Techs.$A$28:.$E$37];3))" office:value-type="float" office:value="80">
            <text:p>80 </text:p>
          </table:table-cell>
          <table:table-cell table:style-name="ce6" table:formula="of:=VLOOKUP([.C145];[$Techs.$A$28:.$E$37];5)" office:value-type="float" office:value="2780">
            <text:p>2,78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Stim Rege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9]" office:value-type="float" office:value="3">
            <text:p>3</text:p>
          </table:table-cell>
          <table:table-cell table:style-name="ce6" table:formula="of:=VLOOKUP([.B146];[$Techs.$A$20:.$E$26];5)" office:value-type="float" office:value="0">
            <text:p><text:s/>- </text:p>
          </table:table-cell>
          <table:table-cell table:style-name="ce6" table:formula="of:=IF([.B146]=[.C146];&quot;Max&quot;;VLOOKUP([.B146];[$Techs.$A$20:.$E$26];3))" office:value-type="float" office:value="60">
            <text:p>60 </text:p>
          </table:table-cell>
          <table:table-cell table:style-name="ce6" table:formula="of:=VLOOKUP([.C146];[$Techs.$A$20:.$E$26];5)" office:value-type="float" office:value="2560">
            <text:p>2,56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Targeting Computer</text:p>
          </table:table-cell>
          <table:table-cell table:style-name="ce48" office:value-type="float" office:value="5">
            <text:p>5</text:p>
          </table:table-cell>
          <table:table-cell table:style-name="ce53" table:formula="of:=[$'Skill &amp; Tech'.$F$30]" office:value-type="float" office:value="6">
            <text:p>6</text:p>
          </table:table-cell>
          <table:table-cell table:style-name="ce6" table:formula="of:=VLOOKUP([.B147];[$Techs.$S$11:.$W$18];5)" office:value-type="float" office:value="4270">
            <text:p>4,270 </text:p>
          </table:table-cell>
          <table:table-cell table:style-name="ce6" table:formula="of:=IF([.B147]=[.C147];&quot;Max&quot;;VLOOKUP([.B147];[$Techs.$S$11:.$W$18];3))" office:value-type="float" office:value="1800">
            <text:p>1,800 </text:p>
          </table:table-cell>
          <table:table-cell table:style-name="ce6" table:formula="of:=VLOOKUP([.C147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31:.D147])" office:value-type="float" office:value="11070">
            <text:p>11,070</text:p>
          </table:table-cell>
          <table:table-cell table:style-name="ce5" office:value-type="string">
            <text:p>Total</text:p>
          </table:table-cell>
          <table:table-cell table:style-name="ce65" table:formula="of:=SUM([.F131:.F147])-[.F137]-[.F138]-[.F139]-[.F140]-[.F133]" office:value-type="float" office:value="42385">
            <text:p>42,38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29];[.I$1:.K$1048576];3)-[.D148]" office:value-type="float" office:value="2925">
            <text:p>2,925</text:p>
          </table:table-cell>
          <table:table-cell/>
          <table:table-cell table:style-name="ce61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Glvl</text:p>
          </table:table-cell>
          <table:table-cell table:style-name="ce18" office:value-type="float" office:value="60">
            <text:p>6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Blow Absorption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4]" office:value-type="float" office:value="5">
            <text:p>5</text:p>
          </table:table-cell>
          <table:table-cell table:style-name="ce59" table:formula="of:=VLOOKUP([.B154];[$Techs.$A$1:.$E$10];5)" office:value-type="float" office:value="0">
            <text:p>0</text:p>
          </table:table-cell>
          <table:table-cell table:style-name="ce6" table:formula="of:=IF([.B154]=[.C154];&quot;Max&quot;;VLOOKUP([.B154];[$Techs.$A$1:.$E$10];3))" office:value-type="float" office:value="50">
            <text:p>50 </text:p>
          </table:table-cell>
          <table:table-cell table:style-name="ce59" table:formula="of:=VLOOKUP([.C154];[$Techs.$A$1:.$E$10];5)" office:value-type="float" office:value="1450">
            <text:p>1,450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Cargo Truck</text:p>
          </table:table-cell>
          <table:table-cell table:style-name="ce48" office:value-type="float" office:value="5">
            <text:p>5</text:p>
          </table:table-cell>
          <table:table-cell table:style-name="ce53" table:formula="of:=[$'Skill &amp; Tech'.$F$15]" office:value-type="float" office:value="5">
            <text:p>5</text:p>
          </table:table-cell>
          <table:table-cell table:style-name="ce59" table:formula="of:=VLOOKUP([.B155];[$Techs.$G$29:.$K$35];5)" office:value-type="float" office:value="5700">
            <text:p>5,700</text:p>
          </table:table-cell>
          <table:table-cell table:style-name="ce6" table:formula="of:=IF([.B155]=[.C155];&quot;Max&quot;;VLOOKUP([.B155];[$Techs.$G$29:.$K$35];3))" office:value-type="string" office:string-value="Max ">
            <text:p>Max </text:p>
          </table:table-cell>
          <table:table-cell table:style-name="ce59" table:formula="of:=VLOOKUP([.C155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Energy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16]" office:value-type="float" office:value="7">
            <text:p>7</text:p>
          </table:table-cell>
          <table:table-cell table:style-name="ce83" table:formula="of:=VLOOKUP([.B156];[$Techs.$S$1:.$W$9];5)" office:value-type="float" office:value="0">
            <text:p>0</text:p>
          </table:table-cell>
          <table:table-cell table:style-name="ce58" table:formula="of:=IF([.B156]=[.C156];&quot;Max&quot;;VLOOKUP([.B156];[$Techs.$S$1:.$W$9];3))" office:value-type="float" office:value="500">
            <text:p>500 </text:p>
          </table:table-cell>
          <table:table-cell table:style-name="ce83" table:formula="of:=VLOOKUP([.C156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Heat Capacity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7]" office:value-type="float" office:value="7">
            <text:p>7</text:p>
          </table:table-cell>
          <table:table-cell table:style-name="ce59" table:formula="of:=VLOOKUP([.B157];[$Techs.$G$1:.$K$14];5)" office:value-type="float" office:value="0">
            <text:p>0</text:p>
          </table:table-cell>
          <table:table-cell table:style-name="ce6" table:formula="of:=IF([.B157]=[.C157];&quot;Max&quot;;VLOOKUP([.B157];[$Techs.$G$1:.$K$14];3))" office:value-type="float" office:value="50">
            <text:p>50 </text:p>
          </table:table-cell>
          <table:table-cell table:style-name="ce59" table:formula="of:=VLOOKUP([.C157];[$Techs.$G$1:.$K$14];5)" office:value-type="float" office:value="2750">
            <text:p>2,750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Heat Sinks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18]" office:value-type="float" office:value="6">
            <text:p>6</text:p>
          </table:table-cell>
          <table:table-cell table:style-name="ce59" table:formula="of:=VLOOKUP([.B158];[$Techs.$G$16:.$K$27];5)" office:value-type="float" office:value="0">
            <text:p>0</text:p>
          </table:table-cell>
          <table:table-cell table:style-name="ce6" table:formula="of:=IF([.B158]=[.C158];&quot;Max&quot;;VLOOKUP([.B158];[$Techs.$G$16:.$K$27];3))" office:value-type="float" office:value="50">
            <text:p>50 </text:p>
          </table:table-cell>
          <table:table-cell table:style-name="ce59" table:formula="of:=VLOOKUP([.C158];[$Techs.$G$16:.$K$27];5)" office:value-type="float" office:value="2050">
            <text:p>2,050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Internal Structure</text:p>
          </table:table-cell>
          <table:table-cell table:style-name="ce48" office:value-type="float" office:value="2">
            <text:p>2</text:p>
          </table:table-cell>
          <table:table-cell table:style-name="ce53" table:formula="of:=[$'Skill &amp; Tech'.$F$19]" office:value-type="float" office:value="15">
            <text:p>15</text:p>
          </table:table-cell>
          <table:table-cell table:style-name="ce59" table:formula="of:=VLOOKUP([.B159];[$Techs.$M$1:.$Q$24];5)" office:value-type="float" office:value="240">
            <text:p>240</text:p>
          </table:table-cell>
          <table:table-cell table:style-name="ce6" table:formula="of:=IF([.B159]=[.C159];&quot;Max&quot;;VLOOKUP([.B159];[$Techs.$M$1:.$Q$24];3))" office:value-type="float" office:value="240">
            <text:p>240 </text:p>
          </table:table-cell>
          <table:table-cell table:style-name="ce59" table:formula="of:=VLOOKUP([.C159];[$Techs.$M$1:.$Q$24];5)" office:value-type="float" office:value="9600">
            <text:p>9,60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Missile Ammo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0]" office:value-type="float" office:value="2">
            <text:p>2</text:p>
          </table:table-cell>
          <table:table-cell table:style-name="ce83" table:formula="of:=VLOOKUP([.B160];[$Techs.$S$21:.$W$26];5)" office:value-type="float" office:value="0">
            <text:p>0</text:p>
          </table:table-cell>
          <table:table-cell table:style-name="ce58" table:formula="of:=IF([.B160]=[.C160];&quot;Max&quot;;VLOOKUP([.B160];[$Techs.$S$21:.$W$26];3))" office:value-type="float" office:value="200">
            <text:p>200 </text:p>
          </table:table-cell>
          <table:table-cell table:style-name="ce83" table:formula="of:=VLOOKUP([.C160];[$Techs.$S$21:.$W$26];5)" office:value-type="float" office:value="700">
            <text:p>70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Missile Guidance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1]" office:value-type="float" office:value="6">
            <text:p>6</text:p>
          </table:table-cell>
          <table:table-cell table:style-name="ce83" table:formula="of:=VLOOKUP([.B161];[$Techs.$S$11:.$W$18];5)" office:value-type="float" office:value="0">
            <text:p>0</text:p>
          </table:table-cell>
          <table:table-cell table:style-name="ce58" table:formula="of:=IF([.B161]=[.C161];&quot;Max&quot;;VLOOKUP([.B161];[$Techs.$S$11:.$W$18];3))" office:value-type="float" office:value="70">
            <text:p>70 </text:p>
          </table:table-cell>
          <table:table-cell table:style-name="ce83" table:formula="of:=VLOOKUP([.C161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Missile Weapons</text:p>
          </table:table-cell>
          <table:table-cell table:style-name="ce50" office:value-type="float" office:value="1">
            <text:p>1</text:p>
          </table:table-cell>
          <table:table-cell table:style-name="ce55" table:formula="of:=[$'Skill &amp; Tech'.$F$22]" office:value-type="float" office:value="7">
            <text:p>7</text:p>
          </table:table-cell>
          <table:table-cell table:style-name="ce83" table:formula="of:=VLOOKUP([.B162];[$Techs.$S$1:.$W$9];5)" office:value-type="float" office:value="0">
            <text:p>0</text:p>
          </table:table-cell>
          <table:table-cell table:style-name="ce58" table:formula="of:=IF([.B162]=[.C162];&quot;Max&quot;;VLOOKUP([.B162];[$Techs.$S$1:.$W$9];3))" office:value-type="float" office:value="500">
            <text:p>500 </text:p>
          </table:table-cell>
          <table:table-cell table:style-name="ce83" table:formula="of:=VLOOKUP([.C162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Plasma Focusing</text:p>
          </table:table-cell>
          <table:table-cell table:style-name="ce50" office:value-type="float" office:value="0">
            <text:p>0</text:p>
          </table:table-cell>
          <table:table-cell table:style-name="ce55" table:formula="of:=[$'Skill &amp; Tech'.$F$23]" office:value-type="float" office:value="7">
            <text:p>7</text:p>
          </table:table-cell>
          <table:table-cell table:style-name="ce58" table:formula="of:=VLOOKUP([.B163];[$Techs.$S$28:.$W$36];5)" office:value-type="float" office:value="0">
            <text:p><text:s/>- </text:p>
          </table:table-cell>
          <table:table-cell table:style-name="ce58" table:formula="of:=IF([.B163]=[.C163];&quot;Max&quot;;VLOOKUP([.B163];[$Techs.$S$28:.$W$36];3))" office:value-type="float" office:value="75">
            <text:p>75 </text:p>
          </table:table-cell>
          <table:table-cell table:style-name="ce58" table:formula="of:=VLOOKUP([.C163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Point Defense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4]" office:value-type="float" office:value="3">
            <text:p>3</text:p>
          </table:table-cell>
          <table:table-cell table:style-name="ce6" table:formula="of:=VLOOKUP([.B164];[$Techs.$A$12:.$E$18];5)" office:value-type="float" office:value="50">
            <text:p>50 </text:p>
          </table:table-cell>
          <table:table-cell table:style-name="ce6" table:formula="of:=IF([.B164]=[.C164];&quot;Max&quot;;VLOOKUP([.B164];[$Techs.$A$12:.$E$18];3))" office:value-type="float" office:value="150">
            <text:p>150 </text:p>
          </table:table-cell>
          <table:table-cell table:style-name="ce6" table:formula="of:=VLOOKUP([.C164];[$Techs.$A$12:.$E$18];5)" office:value-type="float" office:value="425">
            <text:p>425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Projectile Ammo</text:p>
          </table:table-cell>
          <table:table-cell table:style-name="ce48" office:value-type="float" office:value="0">
            <text:p>0</text:p>
          </table:table-cell>
          <table:table-cell table:style-name="ce53" table:formula="of:=[$'Skill &amp; Tech'.$F$25]" office:value-type="float" office:value="2">
            <text:p>2</text:p>
          </table:table-cell>
          <table:table-cell table:style-name="ce6" table:formula="of:=VLOOKUP([.B165];[$Techs.$S$21:.$W$26];5)" office:value-type="float" office:value="0">
            <text:p><text:s/>- </text:p>
          </table:table-cell>
          <table:table-cell table:style-name="ce6" table:formula="of:=IF([.B165]=[.C165];&quot;Max&quot;;VLOOKUP([.B165];[$Techs.$S$21:.$W$26];3))" office:value-type="float" office:value="200">
            <text:p>200 </text:p>
          </table:table-cell>
          <table:table-cell table:style-name="ce6" table:formula="of:=VLOOKUP([.C165];[$Techs.$S$21:.$W$26];5)" office:value-type="float" office:value="700">
            <text:p>70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Projectile Weapons</text:p>
          </table:table-cell>
          <table:table-cell table:style-name="ce48" office:value-type="float" office:value="7">
            <text:p>7</text:p>
          </table:table-cell>
          <table:table-cell table:style-name="ce53" table:formula="of:=[$'Skill &amp; Tech'.$F$26]" office:value-type="float" office:value="7">
            <text:p>7</text:p>
          </table:table-cell>
          <table:table-cell table:style-name="ce6" table:formula="of:=VLOOKUP([.B166];[$Techs.$S$1:.$W$9];5)" office:value-type="float" office:value="6750">
            <text:p>6,750 </text:p>
          </table:table-cell>
          <table:table-cell table:style-name="ce6" table:formula="of:=IF([.B166]=[.C166];&quot;Max&quot;;VLOOKUP([.B166];[$Techs.$S$1:.$W$9];3))" office:value-type="string" office:string-value="Max ">
            <text:p>Max </text:p>
          </table:table-cell>
          <table:table-cell table:style-name="ce6" table:formula="of:=VLOOKUP([.C166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Salvage Efficiency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7]" office:value-type="float" office:value="3">
            <text:p>3</text:p>
          </table:table-cell>
          <table:table-cell table:style-name="ce6" table:formula="of:=VLOOKUP([.B167];[$Techs.$M$26:.$Q$32];5)" office:value-type="float" office:value="80">
            <text:p>80 </text:p>
          </table:table-cell>
          <table:table-cell table:style-name="ce6" table:formula="of:=IF([.B167]=[.C167];&quot;Max&quot;;VLOOKUP([.B167];[$Techs.$M$26:.$Q$32];3))" office:value-type="float" office:value="600">
            <text:p>600 </text:p>
          </table:table-cell>
          <table:table-cell table:style-name="ce6" table:formula="of:=VLOOKUP([.C167];[$Techs.$M$26:.$Q$32];5)" office:value-type="float" office:value="1550">
            <text:p>1,55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Stim Efficiency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8]" office:value-type="float" office:value="4">
            <text:p>4</text:p>
          </table:table-cell>
          <table:table-cell table:style-name="ce6" table:formula="of:=VLOOKUP([.B168];[$Techs.$A$28:.$E$37];5)" office:value-type="float" office:value="80">
            <text:p>80 </text:p>
          </table:table-cell>
          <table:table-cell table:style-name="ce6" table:formula="of:=IF([.B168]=[.C168];&quot;Max&quot;;VLOOKUP([.B168];[$Techs.$A$28:.$E$37];3))" office:value-type="float" office:value="600">
            <text:p>600 </text:p>
          </table:table-cell>
          <table:table-cell table:style-name="ce6" table:formula="of:=VLOOKUP([.C168];[$Techs.$A$28:.$E$37];5)" office:value-type="float" office:value="2780">
            <text:p>2,78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Stim Regen</text:p>
          </table:table-cell>
          <table:table-cell table:style-name="ce48" office:value-type="float" office:value="1">
            <text:p>1</text:p>
          </table:table-cell>
          <table:table-cell table:style-name="ce53" table:formula="of:=[$'Skill &amp; Tech'.$F$29]" office:value-type="float" office:value="3">
            <text:p>3</text:p>
          </table:table-cell>
          <table:table-cell table:style-name="ce6" table:formula="of:=VLOOKUP([.B169];[$Techs.$A$20:.$E$26];5)" office:value-type="float" office:value="60">
            <text:p>60 </text:p>
          </table:table-cell>
          <table:table-cell table:style-name="ce6" table:formula="of:=IF([.B169]=[.C169];&quot;Max&quot;;VLOOKUP([.B169];[$Techs.$A$20:.$E$26];3))" office:value-type="float" office:value="1000">
            <text:p>1,000 </text:p>
          </table:table-cell>
          <table:table-cell table:style-name="ce6" table:formula="of:=VLOOKUP([.C169];[$Techs.$A$20:.$E$26];5)" office:value-type="float" office:value="2560">
            <text:p>2,560 </text:p>
          </table:table-cell>
          <table:table-cell table:number-columns-repeated="250"/>
        </table:table-row>
        <table:table-row table:style-name="ro1">
          <table:table-cell table:style-name="ce43" office:value-type="string">
            <text:p>Targeting Computer</text:p>
          </table:table-cell>
          <table:table-cell table:style-name="ce48" office:value-type="float" office:value="6">
            <text:p>6</text:p>
          </table:table-cell>
          <table:table-cell table:style-name="ce53" table:formula="of:=[$'Skill &amp; Tech'.$F$30]" office:value-type="float" office:value="6">
            <text:p>6</text:p>
          </table:table-cell>
          <table:table-cell table:style-name="ce6" table:formula="of:=VLOOKUP([.B170];[$Techs.$S$11:.$W$18];5)" office:value-type="float" office:value="6070">
            <text:p>6,070 </text:p>
          </table:table-cell>
          <table:table-cell table:style-name="ce6" table:formula="of:=IF([.B170]=[.C170];&quot;Max&quot;;VLOOKUP([.B170];[$Techs.$S$11:.$W$18];3))" office:value-type="string" office:string-value="Max ">
            <text:p>Max </text:p>
          </table:table-cell>
          <table:table-cell table:style-name="ce6" table:formula="of:=VLOOKUP([.C170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54:.D170])" office:value-type="float" office:value="19030">
            <text:p>19,030</text:p>
          </table:table-cell>
          <table:table-cell table:style-name="ce5" office:value-type="string">
            <text:p>Total</text:p>
          </table:table-cell>
          <table:table-cell table:style-name="ce65" table:formula="of:=SUM([.F154:.F170])-[.F160]-[.F161]-[.F162]-[.F163]-[.F156]" office:value-type="float" office:value="42385">
            <text:p>42,38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52];[.I$1:.K$1048576];3)-[.D171]" office:value-type="float" office:value="175">
            <text:p>175</text:p>
          </table:table-cell>
          <table:table-cell/>
          <table:table-cell table:style-name="ce61"/>
          <table:table-cell table:number-columns-repeated="250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5"/>
          <table:table-cell table:style-name="ce61"/>
          <table:table-cell table:number-columns-repeated="250"/>
        </table:table-row>
        <table:table-row table:style-name="ro1">
          <table:table-cell table:style-name="ce20"/>
          <table:table-cell table:style-name="ce18"/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/>
          <table:table-cell table:style-name="ce17" table:number-columns-repeated="5"/>
          <table:table-cell table:number-columns-repeated="250"/>
        </table:table-row>
        <table:table-row table:style-name="ro1" table:number-rows-repeated="40">
          <table:table-cell table:style-name="Default"/>
          <table:table-cell table:number-columns-repeated="255"/>
        </table:table-row>
        <table:table-row table:style-name="ro1">
          <table:table-cell table:style-name="ce47"/>
          <table:table-cell table:style-name="ce5" table:number-columns-repeated="2"/>
          <table:table-cell table:style-name="ce65"/>
          <table:table-cell table:style-name="ce5"/>
          <table:table-cell table:style-name="ce65"/>
          <table:table-cell table:number-columns-repeated="250"/>
        </table:table-row>
        <table:table-row table:style-name="ro1">
          <table:table-cell table:number-columns-repeated="3"/>
          <table:table-cell table:style-name="ce61"/>
          <table:table-cell/>
          <table:table-cell table:style-name="ce61"/>
          <table:table-cell table:number-columns-repeated="250"/>
        </table:table-row>
        <table:table-row table:style-name="ro1" table:number-rows-repeated="10483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ylph" table:style-name="ta10" table:print="false">
        <table:table-column table:style-name="co2" table:default-cell-style-name="ce18"/>
        <table:table-column table:style-name="co38" table:default-cell-style-name="Default"/>
        <table:table-column table:style-name="co18" table:default-cell-style-name="Default"/>
        <table:table-column table:style-name="co46" table:default-cell-style-name="Default"/>
        <table:table-column table:style-name="co20" table:default-cell-style-name="Default"/>
        <table:table-column table:style-name="co40" table:default-cell-style-name="Default"/>
        <table:table-column table:style-name="co8" table:number-columns-repeated="2" table:default-cell-style-name="Default"/>
        <table:table-column table:style-name="co23" table:default-cell-style-name="Default"/>
        <table:table-column table:style-name="co41" table:number-columns-repeated="2" table:default-cell-style-name="Default"/>
        <table:table-column table:style-name="co8" table:number-columns-repeated="245" table:default-cell-style-name="Default"/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office:value-type="string">
            <text:p>Sylph</text:p>
          </table:table-cell>
          <table:table-cell table:number-columns-repeated="3"/>
          <table:table-cell office:value-type="string">
            <text:p>Sylph</text:p>
          </table:table-cell>
          <table:table-cell table:style-name="ce35" office:value-type="string">
            <text:p>Credit Count Per Glvl</text:p>
          </table:table-cell>
          <table:table-cell table:style-name="ce35" office:value-type="string" office:string-value="Accumulated Credits">
            <text:p>Accumulated Credits </text:p>
          </table:table-cell>
          <table:table-cell table:number-columns-repeated="245"/>
        </table:table-row>
        <table:table-row table:style-name="ro1">
          <table:table-cell table:number-columns-repeated="4"/>
          <table:table-cell office:value-type="string">
            <text:p>Reinforce</text:p>
          </table:table-cell>
          <table:table-cell office:value-type="string">
            <text:p>Moun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6" office:value-type="float" office:value="0">
            <text:p><text:s/>- </text:p>
          </table:table-cell>
          <table:table-cell table:number-columns-repeated="245"/>
        </table:table-row>
        <table:table-row table:style-name="ro5">
          <table:table-cell table:style-name="ce20" office:value-type="string">
            <text:p>Skills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6" office:value-type="float" office:value="105">
            <text:p>105 </text:p>
          </table:table-cell>
          <table:table-cell table:style-name="ce6" table:formula="of:=[.K2]+[.J3]" office:value-type="float" office:value="105">
            <text:p>105 </text:p>
          </table:table-cell>
          <table:table-cell table:number-columns-repeated="245"/>
        </table:table-row>
        <table:table-row table:style-name="ro1">
          <table:table-cell office:value-type="string">
            <text:p>Critical hit </text:p>
          </table:table-cell>
          <table:table-cell table:formula="of:=[$'Skill &amp; Tech'.C2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6" table:formula="of:=[.J3]+5" office:value-type="float" office:value="110">
            <text:p>110 </text:p>
          </table:table-cell>
          <table:table-cell table:style-name="ce6" table:formula="of:=[.K3]+[.J4]" office:value-type="float" office:value="215">
            <text:p>215 </text:p>
          </table:table-cell>
          <table:table-cell table:number-columns-repeated="245"/>
        </table:table-row>
        <table:table-row table:style-name="ro1">
          <table:table-cell office:value-type="string">
            <text:p>Death from Above </text:p>
          </table:table-cell>
          <table:table-cell table:formula="of:=[$'Skill &amp; Tech'.C3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6" table:formula="of:=[.J4]+5" office:value-type="float" office:value="115">
            <text:p>115 </text:p>
          </table:table-cell>
          <table:table-cell table:style-name="ce6" table:formula="of:=[.K4]+[.J5]" office:value-type="float" office:value="330">
            <text:p>330 </text:p>
          </table:table-cell>
          <table:table-cell table:number-columns-repeated="245"/>
        </table:table-row>
        <table:table-row table:style-name="ro1">
          <table:table-cell office:value-type="string">
            <text:p>Defend</text:p>
          </table:table-cell>
          <table:table-cell table:formula="of:=[$'Skill &amp; Tech'.C4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6" table:formula="of:=[.J5]+5" office:value-type="float" office:value="120">
            <text:p>120 </text:p>
          </table:table-cell>
          <table:table-cell table:style-name="ce6" table:formula="of:=[.K5]+[.J6]" office:value-type="float" office:value="450">
            <text:p>450 </text:p>
          </table:table-cell>
          <table:table-cell table:number-columns-repeated="245"/>
        </table:table-row>
        <table:table-row table:style-name="ro1">
          <table:table-cell office:value-type="string">
            <text:p>Punch</text:p>
          </table:table-cell>
          <table:table-cell table:formula="of:=[$'Skill &amp; Tech'.C5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6">
            <text:p>6</text:p>
          </table:table-cell>
          <table:table-cell table:style-name="ce6" table:formula="of:=[.J6]+5" office:value-type="float" office:value="125">
            <text:p>125 </text:p>
          </table:table-cell>
          <table:table-cell table:style-name="ce6" table:formula="of:=[.K6]+[.J7]" office:value-type="float" office:value="575">
            <text:p>575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Jump Jet</text:p>
          </table:table-cell>
          <table:table-cell table:formula="of:=[$'Skill &amp; Tech'.C6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7">
            <text:p>7</text:p>
          </table:table-cell>
          <table:table-cell table:style-name="ce6" table:formula="of:=[.J7]+5" office:value-type="float" office:value="130">
            <text:p>130 </text:p>
          </table:table-cell>
          <table:table-cell table:style-name="ce6" table:formula="of:=[.K7]+[.J8]" office:value-type="float" office:value="705">
            <text:p>705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Kick</text:p>
          </table:table-cell>
          <table:table-cell table:formula="of:=[$'Skill &amp; Tech'.C7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8">
            <text:p>8</text:p>
          </table:table-cell>
          <table:table-cell table:style-name="ce6" table:formula="of:=[.J8]+5" office:value-type="float" office:value="135">
            <text:p>135 </text:p>
          </table:table-cell>
          <table:table-cell table:style-name="ce6" table:formula="of:=[.K8]+[.J9]" office:value-type="float" office:value="840">
            <text:p>840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Heat Management</text:p>
          </table:table-cell>
          <table:table-cell table:formula="of:=[$'Skill &amp; Tech'.C8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9">
            <text:p>9</text:p>
          </table:table-cell>
          <table:table-cell table:style-name="ce6" table:formula="of:=[.J9]+5" office:value-type="float" office:value="140">
            <text:p>140 </text:p>
          </table:table-cell>
          <table:table-cell table:style-name="ce6" table:formula="of:=[.K9]+[.J10]" office:value-type="float" office:value="980">
            <text:p>980 </text:p>
          </table:table-cell>
          <table:table-cell table:number-columns-repeated="245"/>
        </table:table-row>
        <table:table-row table:style-name="ro1">
          <table:table-cell table:style-name="ce24" office:value-type="string">
            <text:p>Transpose</text:p>
          </table:table-cell>
          <table:table-cell table:style-name="ce24" table:formula="of:=[$'Skill &amp; Tech'.C9]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number-columns-repeated="5"/>
          <table:table-cell office:value-type="float" office:value="10">
            <text:p>10</text:p>
          </table:table-cell>
          <table:table-cell table:style-name="ce6" table:formula="of:=[.J10]+5" office:value-type="float" office:value="145">
            <text:p>145 </text:p>
          </table:table-cell>
          <table:table-cell table:style-name="ce6" table:formula="of:=[.K10]+[.J11]" office:value-type="float" office:value="1125">
            <text:p>1,125 </text:p>
          </table:table-cell>
          <table:table-cell table:number-columns-repeated="245"/>
        </table:table-row>
        <table:table-row table:style-name="ro1">
          <table:table-cell office:value-type="string">
            <text:p>Gunner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1">
            <text:p>11</text:p>
          </table:table-cell>
          <table:table-cell table:style-name="ce6" table:formula="of:=[.J11]+5" office:value-type="float" office:value="150">
            <text:p>150 </text:p>
          </table:table-cell>
          <table:table-cell table:style-name="ce6" table:formula="of:=[.K11]+[.J12]" office:value-type="float" office:value="1275">
            <text:p>1,275 </text:p>
          </table:table-cell>
          <table:table-cell table:number-columns-repeated="245"/>
        </table:table-row>
        <table:table-row table:style-name="ro1">
          <table:table-cell table:style-name="Default" office:value-type="string">
            <text:p>Pilotin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2">
            <text:p>12</text:p>
          </table:table-cell>
          <table:table-cell table:style-name="ce6" table:formula="of:=[.J12]+5" office:value-type="float" office:value="155">
            <text:p>155 </text:p>
          </table:table-cell>
          <table:table-cell table:style-name="ce6" table:formula="of:=[.K12]+[.J13]" office:value-type="float" office:value="1430">
            <text:p>1,430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table:style-name="ce6" table:formula="of:=[.J13]+5" office:value-type="float" office:value="160">
            <text:p>160 </text:p>
          </table:table-cell>
          <table:table-cell table:style-name="ce6" table:formula="of:=[.K13]+[.J14]" office:value-type="float" office:value="1590">
            <text:p>1,590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6" table:formula="of:=[.J14]+5" office:value-type="float" office:value="165">
            <text:p>165 </text:p>
          </table:table-cell>
          <table:table-cell table:style-name="ce6" table:formula="of:=[.K14]+[.J15]" office:value-type="float" office:value="1755">
            <text:p>1,75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Blow Absorption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3">
            <text:p>3</text:p>
          </table:table-cell>
          <table:table-cell table:style-name="ce59" table:formula="of:=VLOOKUP([.B16];[$Techs.$A$1:.$E$10];5)" office:value-type="float" office:value="0">
            <text:p>0</text:p>
          </table:table-cell>
          <table:table-cell table:style-name="ce6" table:formula="of:=IF([.B16]=[.C16];&quot;Max&quot;;VLOOKUP([.B16];[$Techs.$A$1:.$E$10];3))" office:value-type="float" office:value="50">
            <text:p>50 </text:p>
          </table:table-cell>
          <table:table-cell table:style-name="ce59" table:formula="of:=VLOOKUP([.C16];[$Techs.$A$1:.$E$10];5)" office:value-type="float" office:value="550">
            <text:p>550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6" table:formula="of:=[.J15]+5" office:value-type="float" office:value="170">
            <text:p>170 </text:p>
          </table:table-cell>
          <table:table-cell table:style-name="ce6" table:formula="of:=[.K15]+[.J16]" office:value-type="float" office:value="1925">
            <text:p>1,92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Cargo Truck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5">
            <text:p>5</text:p>
          </table:table-cell>
          <table:table-cell table:style-name="ce59" table:formula="of:=VLOOKUP([.B17];[$Techs.$G$29:.$K$35];5)" office:value-type="float" office:value="0">
            <text:p>0</text:p>
          </table:table-cell>
          <table:table-cell table:style-name="ce6" table:formula="of:=IF([.B17]=[.C17];&quot;Max&quot;;VLOOKUP([.B17];[$Techs.$G$29:.$K$35];3))" office:value-type="float" office:value="100">
            <text:p>100 </text:p>
          </table:table-cell>
          <table:table-cell table:style-name="ce59" table:formula="of:=VLOOKUP([.C17];[$Techs.$G$29:.$K$35];5)" office:value-type="float" office:value="5700">
            <text:p>5,7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6" table:formula="of:=[.J16]+5" office:value-type="float" office:value="175">
            <text:p>175 </text:p>
          </table:table-cell>
          <table:table-cell table:style-name="ce6" table:formula="of:=[.K16]+[.J17]" office:value-type="float" office:value="2100">
            <text:p>2,100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Energy Weapons</text:p>
          </table:table-cell>
          <table:table-cell table:style-name="ce50" office:value-type="float" office:value="1">
            <text:p>1</text:p>
          </table:table-cell>
          <table:table-cell table:style-name="ce55" office:value-type="float" office:value="7">
            <text:p>7</text:p>
          </table:table-cell>
          <table:table-cell table:style-name="ce83" table:formula="of:=VLOOKUP([.B18];[$Techs.$S$1:.$W$9];5)" office:value-type="float" office:value="0">
            <text:p>0</text:p>
          </table:table-cell>
          <table:table-cell table:style-name="ce58" table:formula="of:=IF([.B18]=[.C18];&quot;Max&quot;;VLOOKUP([.B18];[$Techs.$S$1:.$W$9];3))" office:value-type="float" office:value="500">
            <text:p>500 </text:p>
          </table:table-cell>
          <table:table-cell table:style-name="ce83" table:formula="of:=VLOOKUP([.C18];[$Techs.$S$1:.$W$9];5)" office:value-type="float" office:value="6750">
            <text:p>6,750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6" table:formula="of:=[.J17]+5" office:value-type="float" office:value="180">
            <text:p>180 </text:p>
          </table:table-cell>
          <table:table-cell table:style-name="ce6" table:formula="of:=[.K17]+[.J18]" office:value-type="float" office:value="2280">
            <text:p>2,28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Capacity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9">
            <text:p>9</text:p>
          </table:table-cell>
          <table:table-cell table:style-name="ce59" table:formula="of:=VLOOKUP([.B19];[$Techs.$G$1:.$K$14];5)" office:value-type="float" office:value="0">
            <text:p>0</text:p>
          </table:table-cell>
          <table:table-cell table:style-name="ce6" table:formula="of:=IF([.B19]=[.C19];&quot;Max&quot;;VLOOKUP([.B19];[$Techs.$G$1:.$K$14];3))" office:value-type="float" office:value="50">
            <text:p>50 </text:p>
          </table:table-cell>
          <table:table-cell table:style-name="ce59" table:formula="of:=VLOOKUP([.C19];[$Techs.$G$1:.$K$14];5)" office:value-type="float" office:value="4450">
            <text:p>4,450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6" table:formula="of:=[.J18]+5" office:value-type="float" office:value="185">
            <text:p>185 </text:p>
          </table:table-cell>
          <table:table-cell table:style-name="ce6" table:formula="of:=[.K18]+[.J19]" office:value-type="float" office:value="2465">
            <text:p>2,46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Heat Sinks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8">
            <text:p>8</text:p>
          </table:table-cell>
          <table:table-cell table:style-name="ce59" table:formula="of:=VLOOKUP([.B20];[$Techs.$G$16:.$K$27];5)" office:value-type="float" office:value="0">
            <text:p>0</text:p>
          </table:table-cell>
          <table:table-cell table:style-name="ce6" table:formula="of:=IF([.B20]=[.C20];&quot;Max&quot;;VLOOKUP([.B20];[$Techs.$G$16:.$K$27];3))" office:value-type="float" office:value="50">
            <text:p>50 </text:p>
          </table:table-cell>
          <table:table-cell table:style-name="ce59" table:formula="of:=VLOOKUP([.C20];[$Techs.$G$16:.$K$27];5)" office:value-type="float" office:value="3550">
            <text:p>3,550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6" table:formula="of:=[.J19]+5" office:value-type="float" office:value="190">
            <text:p>190 </text:p>
          </table:table-cell>
          <table:table-cell table:style-name="ce6" table:formula="of:=[.K19]+[.J20]" office:value-type="float" office:value="2655">
            <text:p>2,65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Internal Structure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9">
            <text:p>9</text:p>
          </table:table-cell>
          <table:table-cell table:style-name="ce59" table:formula="of:=VLOOKUP([.B21];[$Techs.$M$1:.$Q$24];5)" office:value-type="float" office:value="0">
            <text:p>0</text:p>
          </table:table-cell>
          <table:table-cell table:style-name="ce6" table:formula="of:=IF([.B21]=[.C21];&quot;Max&quot;;VLOOKUP([.B21];[$Techs.$M$1:.$Q$24];3))" office:value-type="float" office:value="80">
            <text:p>80 </text:p>
          </table:table-cell>
          <table:table-cell table:style-name="ce59" table:formula="of:=VLOOKUP([.C21];[$Techs.$M$1:.$Q$24];5)" office:value-type="float" office:value="3600">
            <text:p>3,6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6" table:formula="of:=[.J20]+5" office:value-type="float" office:value="195">
            <text:p>195 </text:p>
          </table:table-cell>
          <table:table-cell table:style-name="ce6" table:formula="of:=[.K20]+[.J21]" office:value-type="float" office:value="2850">
            <text:p>2,850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Ammo</text:p>
          </table:table-cell>
          <table:table-cell table:style-name="ce50" office:value-type="float" office:value="0">
            <text:p>0</text:p>
          </table:table-cell>
          <table:table-cell table:style-name="ce55" office:value-type="float" office:value="3">
            <text:p>3</text:p>
          </table:table-cell>
          <table:table-cell table:style-name="ce83" table:formula="of:=VLOOKUP([.B22];[$Techs.$S$21:.$W$26];5)" office:value-type="float" office:value="0">
            <text:p>0</text:p>
          </table:table-cell>
          <table:table-cell table:style-name="ce58" table:formula="of:=IF([.B22]=[.C22];&quot;Max&quot;;VLOOKUP([.B22];[$Techs.$S$21:.$W$26];3))" office:value-type="float" office:value="200">
            <text:p>200 </text:p>
          </table:table-cell>
          <table:table-cell table:style-name="ce83" table:formula="of:=VLOOKUP([.C22];[$Techs.$S$21:.$W$26];5)" office:value-type="float" office:value="1600">
            <text:p>1,600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6" table:formula="of:=[.J21]+5" office:value-type="float" office:value="200">
            <text:p>200 </text:p>
          </table:table-cell>
          <table:table-cell table:style-name="ce6" table:formula="of:=[.K21]+[.J22]" office:value-type="float" office:value="3050">
            <text:p>3,050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Guidance</text:p>
          </table:table-cell>
          <table:table-cell table:style-name="ce50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83" table:formula="of:=VLOOKUP([.B23];[$Techs.$S$11:.$W$18];5)" office:value-type="float" office:value="0">
            <text:p>0</text:p>
          </table:table-cell>
          <table:table-cell table:style-name="ce58" table:formula="of:=IF([.B23]=[.C23];&quot;Max&quot;;VLOOKUP([.B23];[$Techs.$S$11:.$W$18];3))" office:value-type="float" office:value="70">
            <text:p>70 </text:p>
          </table:table-cell>
          <table:table-cell table:style-name="ce83" table:formula="of:=VLOOKUP([.C23];[$Techs.$S$11:.$W$18];5)" office:value-type="float" office:value="6070">
            <text:p>6,070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6" table:formula="of:=[.J22]+5" office:value-type="float" office:value="205">
            <text:p>205 </text:p>
          </table:table-cell>
          <table:table-cell table:style-name="ce6" table:formula="of:=[.K22]+[.J23]" office:value-type="float" office:value="3255">
            <text:p>3,255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Missile Weapons</text:p>
          </table:table-cell>
          <table:table-cell table:style-name="ce50" office:value-type="float" office:value="1">
            <text:p>1</text:p>
          </table:table-cell>
          <table:table-cell table:style-name="ce55" office:value-type="float" office:value="7">
            <text:p>7</text:p>
          </table:table-cell>
          <table:table-cell table:style-name="ce83" table:formula="of:=VLOOKUP([.B24];[$Techs.$S$1:.$W$9];5)" office:value-type="float" office:value="0">
            <text:p>0</text:p>
          </table:table-cell>
          <table:table-cell table:style-name="ce58" table:formula="of:=IF([.B24]=[.C24];&quot;Max&quot;;VLOOKUP([.B24];[$Techs.$S$1:.$W$9];3))" office:value-type="float" office:value="500">
            <text:p>500 </text:p>
          </table:table-cell>
          <table:table-cell table:style-name="ce83" table:formula="of:=VLOOKUP([.C24];[$Techs.$S$1:.$W$9];5)" office:value-type="float" office:value="6750">
            <text:p>6,750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6" table:formula="of:=[.J23]+5" office:value-type="float" office:value="210">
            <text:p>210 </text:p>
          </table:table-cell>
          <table:table-cell table:style-name="ce6" table:formula="of:=[.K23]+[.J24]" office:value-type="float" office:value="3465">
            <text:p>3,465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Plasma Focusing</text:p>
          </table:table-cell>
          <table:table-cell table:style-name="ce50" office:value-type="float" office:value="0">
            <text:p>0</text:p>
          </table:table-cell>
          <table:table-cell table:style-name="ce55" office:value-type="float" office:value="7">
            <text:p>7</text:p>
          </table:table-cell>
          <table:table-cell table:style-name="ce58" table:formula="of:=VLOOKUP([.B25];[$Techs.$S$28:.$W$36];5)" office:value-type="float" office:value="0">
            <text:p><text:s/>- </text:p>
          </table:table-cell>
          <table:table-cell table:style-name="ce58" table:formula="of:=IF([.B25]=[.C25];&quot;Max&quot;;VLOOKUP([.B25];[$Techs.$S$28:.$W$36];3))" office:value-type="float" office:value="75">
            <text:p>75 </text:p>
          </table:table-cell>
          <table:table-cell table:style-name="ce58" table:formula="of:=VLOOKUP([.C25];[$Techs.$S$28:.$W$36];5)" office:value-type="float" office:value="2975">
            <text:p>2,975 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6" table:formula="of:=[.J24]+5" office:value-type="float" office:value="215">
            <text:p>215 </text:p>
          </table:table-cell>
          <table:table-cell table:style-name="ce6" table:formula="of:=[.K24]+[.J25]" office:value-type="float" office:value="3680">
            <text:p>3,68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oint Defense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4">
            <text:p>4</text:p>
          </table:table-cell>
          <table:table-cell table:style-name="ce6" table:formula="of:=VLOOKUP([.B26];[$Techs.$A$12:.$E$18];5)" office:value-type="float" office:value="0">
            <text:p><text:s/>- </text:p>
          </table:table-cell>
          <table:table-cell table:style-name="ce6" table:formula="of:=IF([.B26]=[.C26];&quot;Max&quot;;VLOOKUP([.B26];[$Techs.$A$12:.$E$18];3))" office:value-type="float" office:value="50">
            <text:p>50 </text:p>
          </table:table-cell>
          <table:table-cell table:style-name="ce6" table:formula="of:=VLOOKUP([.C26];[$Techs.$A$12:.$E$18];5)" office:value-type="float" office:value="725">
            <text:p>725 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6" table:formula="of:=[.J25]+5" office:value-type="float" office:value="220">
            <text:p>220 </text:p>
          </table:table-cell>
          <table:table-cell table:style-name="ce6" table:formula="of:=[.K25]+[.J26]" office:value-type="float" office:value="3900">
            <text:p>3,900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rojectile Ammo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3">
            <text:p>3</text:p>
          </table:table-cell>
          <table:table-cell table:style-name="ce6" table:formula="of:=VLOOKUP([.B27];[$Techs.$S$21:.$W$26];5)" office:value-type="float" office:value="0">
            <text:p><text:s/>- </text:p>
          </table:table-cell>
          <table:table-cell table:style-name="ce6" table:formula="of:=IF([.B27]=[.C27];&quot;Max&quot;;VLOOKUP([.B27];[$Techs.$S$21:.$W$26];3))" office:value-type="float" office:value="200">
            <text:p>200 </text:p>
          </table:table-cell>
          <table:table-cell table:style-name="ce6" table:formula="of:=VLOOKUP([.C27];[$Techs.$S$21:.$W$26];5)" office:value-type="float" office:value="1600">
            <text:p>1,600 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6" table:formula="of:=[.J26]+5" office:value-type="float" office:value="225">
            <text:p>225 </text:p>
          </table:table-cell>
          <table:table-cell table:style-name="ce6" table:formula="of:=[.K26]+[.J27]" office:value-type="float" office:value="4125">
            <text:p>4,12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Projectile Weapons</text:p>
          </table:table-cell>
          <table:table-cell table:style-name="ce48" office:value-type="float" office:value="1">
            <text:p>1</text:p>
          </table:table-cell>
          <table:table-cell table:style-name="ce56" office:value-type="float" office:value="7">
            <text:p>7</text:p>
          </table:table-cell>
          <table:table-cell table:style-name="ce6" table:formula="of:=VLOOKUP([.B28];[$Techs.$S$1:.$W$9];5)" office:value-type="float" office:value="0">
            <text:p><text:s/>- </text:p>
          </table:table-cell>
          <table:table-cell table:style-name="ce6" table:formula="of:=IF([.B28]=[.C28];&quot;Max&quot;;VLOOKUP([.B28];[$Techs.$S$1:.$W$9];3))" office:value-type="float" office:value="500">
            <text:p>500 </text:p>
          </table:table-cell>
          <table:table-cell table:style-name="ce6" table:formula="of:=VLOOKUP([.C28];[$Techs.$S$1:.$W$9];5)" office:value-type="float" office:value="6750">
            <text:p>6,750 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6" table:formula="of:=[.J27]+5" office:value-type="float" office:value="230">
            <text:p>230 </text:p>
          </table:table-cell>
          <table:table-cell table:style-name="ce6" table:formula="of:=[.K27]+[.J28]" office:value-type="float" office:value="4355">
            <text:p>4,35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Salvage Efficiency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" table:formula="of:=VLOOKUP([.B29];[$Techs.$M$26:.$Q$32];5)" office:value-type="float" office:value="0">
            <text:p><text:s/>- </text:p>
          </table:table-cell>
          <table:table-cell table:style-name="ce6" table:formula="of:=IF([.B29]=[.C29];&quot;Max&quot;;VLOOKUP([.B29];[$Techs.$M$26:.$Q$32];3))" office:value-type="float" office:value="80">
            <text:p>80 </text:p>
          </table:table-cell>
          <table:table-cell table:style-name="ce6" table:formula="of:=VLOOKUP([.C29];[$Techs.$M$26:.$Q$32];5)" office:value-type="float" office:value="650">
            <text:p>650 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6" table:formula="of:=[.J28]+5" office:value-type="float" office:value="235">
            <text:p>235 </text:p>
          </table:table-cell>
          <table:table-cell table:style-name="ce6" table:formula="of:=[.K28]+[.J29]" office:value-type="float" office:value="4590">
            <text:p>4,590 </text:p>
          </table:table-cell>
          <table:table-cell table:number-columns-repeated="245"/>
        </table:table-row>
        <table:table-row table:style-name="ro2">
          <table:table-cell table:style-name="ce43" office:value-type="string">
            <text:p>Stim Efficiency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6" table:formula="of:=VLOOKUP([.B30];[$Techs.$A$28:.$E$37];5)" office:value-type="float" office:value="0">
            <text:p><text:s/>- </text:p>
          </table:table-cell>
          <table:table-cell table:style-name="ce6" table:formula="of:=IF([.B30]=[.C30];&quot;Max&quot;;VLOOKUP([.B30];[$Techs.$A$28:.$E$37];3))" office:value-type="float" office:value="80">
            <text:p>80 </text:p>
          </table:table-cell>
          <table:table-cell table:style-name="ce6" table:formula="of:=VLOOKUP([.C30];[$Techs.$A$28:.$E$37];5)" office:value-type="float" office:value="680">
            <text:p>680 </text:p>
          </table:table-cell>
          <table:table-cell table:number-columns-repeated="2"/>
          <table:table-cell office:value-type="float" office:value="29">
            <text:p>29</text:p>
          </table:table-cell>
          <table:table-cell table:style-name="ce6" table:formula="of:=[.J29]+5" office:value-type="float" office:value="240">
            <text:p>240 </text:p>
          </table:table-cell>
          <table:table-cell table:style-name="ce6" table:formula="of:=[.K29]+[.J30]" office:value-type="float" office:value="4830">
            <text:p>4,830 </text:p>
          </table:table-cell>
          <table:table-cell table:number-columns-repeated="245"/>
        </table:table-row>
        <table:table-row table:style-name="ro2">
          <table:table-cell table:style-name="ce43" office:value-type="string">
            <text:p>Stim Regen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6" table:formula="of:=VLOOKUP([.B31];[$Techs.$A$20:.$E$26];5)" office:value-type="float" office:value="0">
            <text:p><text:s/>- </text:p>
          </table:table-cell>
          <table:table-cell table:style-name="ce6" table:formula="of:=IF([.B31]=[.C31];&quot;Max&quot;;VLOOKUP([.B31];[$Techs.$A$20:.$E$26];3))" office:value-type="float" office:value="60">
            <text:p>60 </text:p>
          </table:table-cell>
          <table:table-cell table:style-name="ce6" table:formula="of:=VLOOKUP([.C31];[$Techs.$A$20:.$E$26];5)" office:value-type="float" office:value="60">
            <text:p>60 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6" table:formula="of:=[.J30]+5" office:value-type="float" office:value="245">
            <text:p>245 </text:p>
          </table:table-cell>
          <table:table-cell table:style-name="ce6" table:formula="of:=[.K30]+[.J31]" office:value-type="float" office:value="5075">
            <text:p>5,075 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Targeting Computer</text:p>
          </table:table-cell>
          <table:table-cell table:style-name="ce48" office:value-type="float" office:value="0">
            <text:p>0</text:p>
          </table:table-cell>
          <table:table-cell table:style-name="ce56" office:value-type="float" office:value="6">
            <text:p>6</text:p>
          </table:table-cell>
          <table:table-cell table:style-name="ce6" table:formula="of:=VLOOKUP([.B32];[$Techs.$S$11:.$W$18];5)" office:value-type="float" office:value="0">
            <text:p><text:s/>- </text:p>
          </table:table-cell>
          <table:table-cell table:style-name="ce6" table:formula="of:=IF([.B32]=[.C32];&quot;Max&quot;;VLOOKUP([.B32];[$Techs.$S$11:.$W$18];3))" office:value-type="float" office:value="70">
            <text:p>70 </text:p>
          </table:table-cell>
          <table:table-cell table:style-name="ce6" table:formula="of:=VLOOKUP([.C32];[$Techs.$S$11:.$W$18];5)" office:value-type="float" office:value="6070">
            <text:p>6,070 </text:p>
          </table:table-cell>
          <table:table-cell table:number-columns-repeated="2"/>
          <table:table-cell office:value-type="float" office:value="31">
            <text:p>31</text:p>
          </table:table-cell>
          <table:table-cell table:style-name="ce6" table:formula="of:=[.J31]+5" office:value-type="float" office:value="250">
            <text:p>250 </text:p>
          </table:table-cell>
          <table:table-cell table:style-name="ce6" table:formula="of:=[.K31]+[.J32]" office:value-type="float" office:value="5325">
            <text:p>5,325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6:.D32])" office:value-type="float" office:value="0">
            <text:p>0</text:p>
          </table:table-cell>
          <table:table-cell table:style-name="ce5" office:value-type="string">
            <text:p>Total</text:p>
          </table:table-cell>
          <table:table-cell table:style-name="ce65" table:formula="of:=SUM([.F16:.F32])-[.F22]-[.F23]-[.F24]-[.F25]-[.F18]" office:value-type="float" office:value="34385">
            <text:p>34,385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6" table:formula="of:=[.J32]+5" office:value-type="float" office:value="255">
            <text:p>255 </text:p>
          </table:table-cell>
          <table:table-cell table:style-name="ce6" table:formula="of:=[.K32]+[.J33]" office:value-type="float" office:value="5580">
            <text:p>5,580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];[.I$1:.K$1048576];3)-[.D33]" office:value-type="float" office:value="0">
            <text:p>0</text:p>
          </table:table-cell>
          <table:table-cell/>
          <table:table-cell table:style-name="ce61" table:formula="of:=[.F33]-[.F18]-[.F22]-[.F23]-[.F24]-[.F25]" office:value-type="float" office:value="10240">
            <text:p>10,240</text:p>
          </table:table-cell>
          <table:table-cell office:value-type="string">
            <text:p>Missile only</text:p>
          </table:table-cell>
          <table:table-cell/>
          <table:table-cell office:value-type="float" office:value="33">
            <text:p>33</text:p>
          </table:table-cell>
          <table:table-cell table:style-name="ce6" table:formula="of:=[.J33]+5" office:value-type="float" office:value="260">
            <text:p>260 </text:p>
          </table:table-cell>
          <table:table-cell table:style-name="ce6" table:formula="of:=[.K33]+[.J34]" office:value-type="float" office:value="5840">
            <text:p>5,840 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61"/>
          <table:table-cell table:number-columns-repeated="2"/>
          <table:table-cell office:value-type="float" office:value="34">
            <text:p>34</text:p>
          </table:table-cell>
          <table:table-cell table:style-name="ce6" table:formula="of:=[.J34]+5" office:value-type="float" office:value="265">
            <text:p>265 </text:p>
          </table:table-cell>
          <table:table-cell table:style-name="ce6" table:formula="of:=[.K34]+[.J35]" office:value-type="float" office:value="6105">
            <text:p>6,105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35">
            <text:p>35</text:p>
          </table:table-cell>
          <table:table-cell table:style-name="ce6" table:formula="of:=[.J35]+5" office:value-type="float" office:value="270">
            <text:p>270 </text:p>
          </table:table-cell>
          <table:table-cell table:style-name="ce6" table:formula="of:=[.K35]+[.J36]" office:value-type="float" office:value="6375">
            <text:p>6,375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20">
            <text:p>2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36">
            <text:p>36</text:p>
          </table:table-cell>
          <table:table-cell table:style-name="ce6" table:formula="of:=[.J36]+5" office:value-type="float" office:value="275">
            <text:p>275 </text:p>
          </table:table-cell>
          <table:table-cell table:style-name="ce6" table:formula="of:=[.K36]+[.J37]" office:value-type="float" office:value="6650">
            <text:p>6,650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6" table:formula="of:=[.J37]+5" office:value-type="float" office:value="280">
            <text:p>280 </text:p>
          </table:table-cell>
          <table:table-cell table:style-name="ce6" table:formula="of:=[.K37]+[.J38]" office:value-type="float" office:value="6930">
            <text:p>6,93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2" table:formula="of:=VLOOKUP([.B39];[$Techs.$A$1:.$E$10];5)" office:value-type="float" office:value="0">
            <text:p>0</text:p>
          </table:table-cell>
          <table:table-cell table:style-name="ce6" table:formula="of:=IF([.B39]=[.C39];&quot;Max&quot;;VLOOKUP([.B39];[$Techs.$A$1:.$E$10];3))" office:value-type="float" office:value="50">
            <text:p>50 </text:p>
          </table:table-cell>
          <table:table-cell table:style-name="ce62" table:formula="of:=VLOOKUP([.C39];[$Techs.$A$1:.$E$10];5)" office:value-type="float" office:value="550">
            <text:p>550</text:p>
          </table:table-cell>
          <table:table-cell table:number-columns-repeated="2"/>
          <table:table-cell office:value-type="float" office:value="38">
            <text:p>38</text:p>
          </table:table-cell>
          <table:table-cell table:style-name="ce6" table:formula="of:=[.J38]+5" office:value-type="float" office:value="285">
            <text:p>285 </text:p>
          </table:table-cell>
          <table:table-cell table:style-name="ce6" table:formula="of:=[.K38]+[.J39]" office:value-type="float" office:value="7215">
            <text:p>7,21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2" table:formula="of:=VLOOKUP([.B40];[$Techs.$G$29:.$K$35];5)" office:value-type="float" office:value="0">
            <text:p>0</text:p>
          </table:table-cell>
          <table:table-cell table:style-name="ce6" table:formula="of:=IF([.B40]=[.C40];&quot;Max&quot;;VLOOKUP([.B40];[$Techs.$G$29:.$K$35];3))" office:value-type="float" office:value="100">
            <text:p>100 </text:p>
          </table:table-cell>
          <table:table-cell table:style-name="ce62" table:formula="of:=VLOOKUP([.C40];[$Techs.$G$29:.$K$35];5)" office:value-type="float" office:value="5700">
            <text:p>5,700</text:p>
          </table:table-cell>
          <table:table-cell table:number-columns-repeated="2"/>
          <table:table-cell office:value-type="float" office:value="39">
            <text:p>39</text:p>
          </table:table-cell>
          <table:table-cell table:style-name="ce6" table:formula="of:=[.J39]+5" office:value-type="float" office:value="290">
            <text:p>290 </text:p>
          </table:table-cell>
          <table:table-cell table:style-name="ce6" table:formula="of:=[.K39]+[.J40]" office:value-type="float" office:value="7505">
            <text:p>7,50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41];[$Techs.$S$1:.$W$9];5)" office:value-type="float" office:value="0">
            <text:p>0</text:p>
          </table:table-cell>
          <table:table-cell table:style-name="ce64" table:formula="of:=IF([.B41]=[.C41];&quot;Max&quot;;VLOOKUP([.B41];[$Techs.$S$1:.$W$9];3))" office:value-type="float" office:value="0">
            <text:p><text:s/>- </text:p>
          </table:table-cell>
          <table:table-cell table:style-name="ce63" table:formula="of:=VLOOKUP([.C41];[$Techs.$S$1:.$W$9];5)" office:value-type="float" office:value="6750">
            <text:p>6,750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6" table:formula="of:=[.J40]+5" office:value-type="float" office:value="295">
            <text:p>295 </text:p>
          </table:table-cell>
          <table:table-cell table:style-name="ce6" table:formula="of:=[.K40]+[.J41]" office:value-type="float" office:value="7800">
            <text:p>7,800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Heat Capacity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83" office:value-type="float" office:value="0">
            <text:p>0</text:p>
          </table:table-cell>
          <table:table-cell table:style-name="ce58" office:value-type="float" office:value="50">
            <text:p>50 </text:p>
          </table:table-cell>
          <table:table-cell table:style-name="ce83" office:value-type="float" office:value="4450">
            <text:p>4,45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6" table:formula="of:=[.J41]+5" office:value-type="float" office:value="300">
            <text:p>300 </text:p>
          </table:table-cell>
          <table:table-cell table:style-name="ce6" table:formula="of:=[.K41]+[.J42]" office:value-type="float" office:value="8100">
            <text:p>8,10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0">
            <text:p>0</text:p>
          </table:table-cell>
          <table:table-cell table:style-name="ce19" office:value-type="float" office:value="8">
            <text:p>8</text:p>
          </table:table-cell>
          <table:table-cell table:style-name="ce62" table:formula="of:=VLOOKUP([.B43];[$Techs.$G$16:.$K$27];5)" office:value-type="float" office:value="0">
            <text:p>0</text:p>
          </table:table-cell>
          <table:table-cell table:style-name="ce6" table:formula="of:=IF([.B43]=[.C43];&quot;Max&quot;;VLOOKUP([.B43];[$Techs.$G$16:.$K$27];3))" office:value-type="float" office:value="50">
            <text:p>50 </text:p>
          </table:table-cell>
          <table:table-cell table:style-name="ce62" table:formula="of:=VLOOKUP([.C43];[$Techs.$G$16:.$K$27];5)" office:value-type="float" office:value="3550">
            <text:p>3,550</text:p>
          </table:table-cell>
          <table:table-cell table:number-columns-repeated="2"/>
          <table:table-cell office:value-type="float" office:value="42">
            <text:p>42</text:p>
          </table:table-cell>
          <table:table-cell table:style-name="ce6" table:formula="of:=[.J42]+5" office:value-type="float" office:value="305">
            <text:p>305 </text:p>
          </table:table-cell>
          <table:table-cell table:style-name="ce6" table:formula="of:=[.K42]+[.J43]" office:value-type="float" office:value="8405">
            <text:p>8,40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62" table:formula="of:=VLOOKUP([.B44];[$Techs.$M$1:.$Q$24];5)" office:value-type="float" office:value="0">
            <text:p>0</text:p>
          </table:table-cell>
          <table:table-cell table:style-name="ce6" table:formula="of:=IF([.B44]=[.C44];&quot;Max&quot;;VLOOKUP([.B44];[$Techs.$M$1:.$Q$24];3))" office:value-type="float" office:value="80">
            <text:p>80 </text:p>
          </table:table-cell>
          <table:table-cell table:style-name="ce62" table:formula="of:=VLOOKUP([.C44];[$Techs.$M$1:.$Q$24];5)" office:value-type="float" office:value="3600">
            <text:p>3,600</text:p>
          </table:table-cell>
          <table:table-cell table:number-columns-repeated="2"/>
          <table:table-cell office:value-type="float" office:value="43">
            <text:p>43</text:p>
          </table:table-cell>
          <table:table-cell table:style-name="ce6" table:formula="of:=[.J43]+5" office:value-type="float" office:value="310">
            <text:p>310 </text:p>
          </table:table-cell>
          <table:table-cell table:style-name="ce6" table:formula="of:=[.K43]+[.J44]" office:value-type="float" office:value="8715">
            <text:p>8,71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2" table:formula="of:=VLOOKUP([.B45];[$Techs.$S$21:.$W$26];5)" office:value-type="float" office:value="0">
            <text:p>0</text:p>
          </table:table-cell>
          <table:table-cell table:style-name="ce6" table:formula="of:=IF([.B45]=[.C45];&quot;Max&quot;;VLOOKUP([.B45];[$Techs.$S$21:.$W$26];3))" office:value-type="float" office:value="200">
            <text:p>200 </text:p>
          </table:table-cell>
          <table:table-cell table:style-name="ce62" table:formula="of:=VLOOKUP([.C45];[$Techs.$S$21:.$W$26];5)" office:value-type="float" office:value="1600">
            <text:p>1,600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6" table:formula="of:=[.J44]+5" office:value-type="float" office:value="315">
            <text:p>315 </text:p>
          </table:table-cell>
          <table:table-cell table:style-name="ce6" table:formula="of:=[.K44]+[.J45]" office:value-type="float" office:value="9030">
            <text:p>9,03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6">
            <text:p>6</text:p>
          </table:table-cell>
          <table:table-cell table:style-name="ce62" table:formula="of:=VLOOKUP([.B46];[$Techs.$S$11:.$W$18];5)" office:value-type="float" office:value="0">
            <text:p>0</text:p>
          </table:table-cell>
          <table:table-cell table:style-name="ce6" table:formula="of:=IF([.B46]=[.C46];&quot;Max&quot;;VLOOKUP([.B46];[$Techs.$S$11:.$W$18];3))" office:value-type="float" office:value="70">
            <text:p>70 </text:p>
          </table:table-cell>
          <table:table-cell table:style-name="ce62" table:formula="of:=VLOOKUP([.C46];[$Techs.$S$11:.$W$18];5)" office:value-type="float" office:value="6070">
            <text:p>6,070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6" table:formula="of:=[.J45]+5" office:value-type="float" office:value="320">
            <text:p>320 </text:p>
          </table:table-cell>
          <table:table-cell table:style-name="ce6" table:formula="of:=[.K45]+[.J46]" office:value-type="float" office:value="9350">
            <text:p>9,35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62" table:formula="of:=VLOOKUP([.B47];[$Techs.$S$1:.$W$9];5)" office:value-type="float" office:value="0">
            <text:p>0</text:p>
          </table:table-cell>
          <table:table-cell table:style-name="ce6" table:formula="of:=IF([.B47]=[.C47];&quot;Max&quot;;VLOOKUP([.B47];[$Techs.$S$1:.$W$9];3))" office:value-type="float" office:value="0">
            <text:p><text:s/>- </text:p>
          </table:table-cell>
          <table:table-cell table:style-name="ce62" table:formula="of:=VLOOKUP([.C47];[$Techs.$S$1:.$W$9];5)" office:value-type="float" office:value="6750">
            <text:p>6,750</text:p>
          </table:table-cell>
          <table:table-cell table:number-columns-repeated="2"/>
          <table:table-cell office:value-type="float" office:value="46">
            <text:p>46</text:p>
          </table:table-cell>
          <table:table-cell table:style-name="ce6" table:formula="of:=[.J46]+5" office:value-type="float" office:value="325">
            <text:p>325 </text:p>
          </table:table-cell>
          <table:table-cell table:style-name="ce6" table:formula="of:=[.K46]+[.J47]" office:value-type="float" office:value="9675">
            <text:p>9,67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6" table:formula="of:=VLOOKUP([.B48];[$Techs.$S$28:.$W$36];5)" office:value-type="float" office:value="0">
            <text:p><text:s/>- </text:p>
          </table:table-cell>
          <table:table-cell table:style-name="ce6" table:formula="of:=IF([.B48]=[.C48];&quot;Max&quot;;VLOOKUP([.B48];[$Techs.$S$28:.$W$36];3))" office:value-type="float" office:value="75">
            <text:p>75 </text:p>
          </table:table-cell>
          <table:table-cell table:style-name="ce6" table:formula="of:=VLOOKUP([.C48];[$Techs.$S$28:.$W$36];5)" office:value-type="float" office:value="2975">
            <text:p>2,975 </text:p>
          </table:table-cell>
          <table:table-cell table:number-columns-repeated="2"/>
          <table:table-cell office:value-type="float" office:value="47">
            <text:p>47</text:p>
          </table:table-cell>
          <table:table-cell table:style-name="ce6" table:formula="of:=[.J47]+5" office:value-type="float" office:value="330">
            <text:p>330 </text:p>
          </table:table-cell>
          <table:table-cell table:style-name="ce6" table:formula="of:=[.K47]+[.J48]" office:value-type="float" office:value="10005">
            <text:p>10,00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4">
            <text:p>4</text:p>
          </table:table-cell>
          <table:table-cell table:style-name="ce6" table:formula="of:=VLOOKUP([.B49];[$Techs.$A$12:.$E$18];5)" office:value-type="float" office:value="0">
            <text:p><text:s/>- </text:p>
          </table:table-cell>
          <table:table-cell table:style-name="ce6" table:formula="of:=IF([.B49]=[.C49];&quot;Max&quot;;VLOOKUP([.B49];[$Techs.$A$12:.$E$18];3))" office:value-type="float" office:value="50">
            <text:p>50 </text:p>
          </table:table-cell>
          <table:table-cell table:style-name="ce6" table:formula="of:=VLOOKUP([.C49];[$Techs.$A$12:.$E$18];5)" office:value-type="float" office:value="725">
            <text:p>725 </text:p>
          </table:table-cell>
          <table:table-cell table:number-columns-repeated="2"/>
          <table:table-cell office:value-type="float" office:value="48">
            <text:p>48</text:p>
          </table:table-cell>
          <table:table-cell table:style-name="ce6" table:formula="of:=[.J48]+5" office:value-type="float" office:value="335">
            <text:p>335 </text:p>
          </table:table-cell>
          <table:table-cell table:style-name="ce6" table:formula="of:=[.K48]+[.J49]" office:value-type="float" office:value="10340">
            <text:p>10,34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3">
            <text:p>3</text:p>
          </table:table-cell>
          <table:table-cell table:style-name="ce64" table:formula="of:=VLOOKUP([.B50];[$Techs.$S$21:.$W$26];5)" office:value-type="float" office:value="0">
            <text:p><text:s/>- </text:p>
          </table:table-cell>
          <table:table-cell table:style-name="ce64" table:formula="of:=IF([.B50]=[.C50];&quot;Max&quot;;VLOOKUP([.B50];[$Techs.$S$21:.$W$26];3))" office:value-type="float" office:value="200">
            <text:p>200 </text:p>
          </table:table-cell>
          <table:table-cell table:style-name="ce64" table:formula="of:=VLOOKUP([.C50];[$Techs.$S$21:.$W$26];5)" office:value-type="float" office:value="1600">
            <text:p>1,600 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6" table:formula="of:=[.J49]+5" office:value-type="float" office:value="340">
            <text:p>340 </text:p>
          </table:table-cell>
          <table:table-cell table:style-name="ce6" table:formula="of:=[.K49]+[.J50]" office:value-type="float" office:value="10680">
            <text:p>10,68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7">
            <text:p>7</text:p>
          </table:table-cell>
          <table:table-cell table:style-name="ce64" table:formula="of:=VLOOKUP([.B51];[$Techs.$S$1:.$W$9];5)" office:value-type="float" office:value="1250">
            <text:p>1,250 </text:p>
          </table:table-cell>
          <table:table-cell table:style-name="ce64" table:formula="of:=IF([.B51]=[.C51];&quot;Max&quot;;VLOOKUP([.B51];[$Techs.$S$1:.$W$9];3))" office:value-type="float" office:value="1000">
            <text:p>1,000 </text:p>
          </table:table-cell>
          <table:table-cell table:style-name="ce64" table:formula="of:=VLOOKUP([.C51];[$Techs.$S$1:.$W$9];5)" office:value-type="float" office:value="6750">
            <text:p>6,750 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6" table:formula="of:=[.J50]+5" office:value-type="float" office:value="345">
            <text:p>345 </text:p>
          </table:table-cell>
          <table:table-cell table:style-name="ce6" table:formula="of:=[.K50]+[.J51]" office:value-type="float" office:value="11025">
            <text:p>11,02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formula="of:=VLOOKUP([.B52];[$Techs.$M$26:.$Q$32];5)" office:value-type="float" office:value="80">
            <text:p>80 </text:p>
          </table:table-cell>
          <table:table-cell table:style-name="ce6" table:formula="of:=IF([.B52]=[.C52];&quot;Max&quot;;VLOOKUP([.B52];[$Techs.$M$26:.$Q$32];3))" office:value-type="float" office:value="600">
            <text:p>600 </text:p>
          </table:table-cell>
          <table:table-cell table:style-name="ce6" table:formula="of:=VLOOKUP([.C52];[$Techs.$M$26:.$Q$32];5)" office:value-type="float" office:value="650">
            <text:p>650 </text:p>
          </table:table-cell>
          <table:table-cell table:number-columns-repeated="2"/>
          <table:table-cell office:value-type="float" office:value="51">
            <text:p>51</text:p>
          </table:table-cell>
          <table:table-cell table:style-name="ce6" table:formula="of:=[.J51]+5" office:value-type="float" office:value="350">
            <text:p>350 </text:p>
          </table:table-cell>
          <table:table-cell table:style-name="ce6" table:formula="of:=[.K51]+[.J52]" office:value-type="float" office:value="11375">
            <text:p>11,375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formula="of:=VLOOKUP([.B53];[$Techs.$A$28:.$E$37];5)" office:value-type="float" office:value="80">
            <text:p>80 </text:p>
          </table:table-cell>
          <table:table-cell table:style-name="ce6" table:formula="of:=IF([.B53]=[.C53];&quot;Max&quot;;VLOOKUP([.B53];[$Techs.$A$28:.$E$37];3))" office:value-type="float" office:value="600">
            <text:p>600 </text:p>
          </table:table-cell>
          <table:table-cell table:style-name="ce6" table:formula="of:=VLOOKUP([.C53];[$Techs.$A$28:.$E$37];5)" office:value-type="float" office:value="680">
            <text:p>680 </text:p>
          </table:table-cell>
          <table:table-cell table:number-columns-repeated="2"/>
          <table:table-cell office:value-type="float" office:value="52">
            <text:p>52</text:p>
          </table:table-cell>
          <table:table-cell table:style-name="ce6" table:formula="of:=[.J52]+5" office:value-type="float" office:value="355">
            <text:p>355 </text:p>
          </table:table-cell>
          <table:table-cell table:style-name="ce6" table:formula="of:=[.K52]+[.J53]" office:value-type="float" office:value="11730">
            <text:p>11,730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6" table:formula="of:=VLOOKUP([.B54];[$Techs.$A$20:.$E$26];5)" office:value-type="float" office:value="60">
            <text:p>60 </text:p>
          </table:table-cell>
          <table:table-cell table:style-name="ce6" table:formula="of:=IF([.B54]=[.C54];&quot;Max&quot;;VLOOKUP([.B54];[$Techs.$A$20:.$E$26];3))" office:value-type="string" office:string-value="Max ">
            <text:p>Max </text:p>
          </table:table-cell>
          <table:table-cell table:style-name="ce6" table:formula="of:=VLOOKUP([.C54];[$Techs.$A$20:.$E$26];5)" office:value-type="float" office:value="60">
            <text:p>60 </text:p>
          </table:table-cell>
          <table:table-cell table:number-columns-repeated="2"/>
          <table:table-cell office:value-type="float" office:value="53">
            <text:p>53</text:p>
          </table:table-cell>
          <table:table-cell table:style-name="ce6" table:formula="of:=[.J53]+5" office:value-type="float" office:value="360">
            <text:p>360 </text:p>
          </table:table-cell>
          <table:table-cell table:style-name="ce6" table:formula="of:=[.K53]+[.J54]" office:value-type="float" office:value="12090">
            <text:p>12,09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1">
            <text:p>1</text:p>
          </table:table-cell>
          <table:table-cell table:style-name="ce57" office:value-type="float" office:value="6">
            <text:p>6</text:p>
          </table:table-cell>
          <table:table-cell table:style-name="ce64" table:formula="of:=VLOOKUP([.B55];[$Techs.$S$11:.$W$18];5)" office:value-type="float" office:value="70">
            <text:p>70 </text:p>
          </table:table-cell>
          <table:table-cell table:style-name="ce64" table:formula="of:=IF([.B55]=[.C55];&quot;Max&quot;;VLOOKUP([.B55];[$Techs.$S$11:.$W$18];3))" office:value-type="float" office:value="600">
            <text:p>600 </text:p>
          </table:table-cell>
          <table:table-cell table:style-name="ce64" table:formula="of:=VLOOKUP([.C55];[$Techs.$S$11:.$W$18];5)" office:value-type="float" office:value="6070">
            <text:p>6,070 </text:p>
          </table:table-cell>
          <table:table-cell table:number-columns-repeated="2"/>
          <table:table-cell office:value-type="float" office:value="54">
            <text:p>54</text:p>
          </table:table-cell>
          <table:table-cell table:style-name="ce6" table:formula="of:=[.J54]+5" office:value-type="float" office:value="365">
            <text:p>365 </text:p>
          </table:table-cell>
          <table:table-cell table:style-name="ce6" table:formula="of:=[.K54]+[.J55]" office:value-type="float" office:value="12455">
            <text:p>12,455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39:.D55])" office:value-type="float" office:value="1540">
            <text:p>1,540</text:p>
          </table:table-cell>
          <table:table-cell table:style-name="ce5" office:value-type="string">
            <text:p>Total</text:p>
          </table:table-cell>
          <table:table-cell table:style-name="ce65" table:formula="of:=SUM([.F39:.F55])" office:value-type="float" office:value="58530">
            <text:p>58,530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6" table:formula="of:=[.J55]+5" office:value-type="float" office:value="370">
            <text:p>370 </text:p>
          </table:table-cell>
          <table:table-cell table:style-name="ce6" table:formula="of:=[.K55]+[.J56]" office:value-type="float" office:value="12825">
            <text:p>12,825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37];[.I$1:.K$1048576];3)-[.D56]" office:value-type="float" office:value="1310">
            <text:p>1,310</text:p>
          </table:table-cell>
          <table:table-cell/>
          <table:table-cell table:style-name="ce61" table:formula="of:=[.F56]-[.F51]-[.F50]-[.F55]-[.F41]-[.F48]" office:value-type="float" office:value="34385">
            <text:p>34,385</text:p>
          </table:table-cell>
          <table:table-cell table:number-columns-repeated="2"/>
          <table:table-cell office:value-type="float" office:value="56">
            <text:p>56</text:p>
          </table:table-cell>
          <table:table-cell table:style-name="ce6" table:formula="of:=[.J56]+5" office:value-type="float" office:value="375">
            <text:p>375 </text:p>
          </table:table-cell>
          <table:table-cell table:style-name="ce6" table:formula="of:=[.K56]+[.J57]" office:value-type="float" office:value="13200">
            <text:p>13,200 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61"/>
          <table:table-cell table:number-columns-repeated="2"/>
          <table:table-cell office:value-type="float" office:value="57">
            <text:p>57</text:p>
          </table:table-cell>
          <table:table-cell table:style-name="ce6" table:formula="of:=[.J57]+5" office:value-type="float" office:value="380">
            <text:p>380 </text:p>
          </table:table-cell>
          <table:table-cell table:style-name="ce6" table:formula="of:=[.K57]+[.J58]" office:value-type="float" office:value="13580">
            <text:p>13,580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58">
            <text:p>58</text:p>
          </table:table-cell>
          <table:table-cell table:style-name="ce6" table:formula="of:=[.J58]+5" office:value-type="float" office:value="385">
            <text:p>385 </text:p>
          </table:table-cell>
          <table:table-cell table:style-name="ce6" table:formula="of:=[.K58]+[.J59]" office:value-type="float" office:value="13965">
            <text:p>13,965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30">
            <text:p>3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59">
            <text:p>59</text:p>
          </table:table-cell>
          <table:table-cell table:style-name="ce6" table:formula="of:=[.J59]+5" office:value-type="float" office:value="390">
            <text:p>390 </text:p>
          </table:table-cell>
          <table:table-cell table:style-name="ce6" table:formula="of:=[.K59]+[.J60]" office:value-type="float" office:value="14355">
            <text:p>14,355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6" table:formula="of:=[.J60]+5" office:value-type="float" office:value="395">
            <text:p>395 </text:p>
          </table:table-cell>
          <table:table-cell table:style-name="ce6" table:formula="of:=[.K60]+[.J61]" office:value-type="float" office:value="14750">
            <text:p>14,75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2" table:formula="of:=VLOOKUP([.B62];[$Techs.$A$1:.$E$10];5)" office:value-type="float" office:value="250">
            <text:p>250</text:p>
          </table:table-cell>
          <table:table-cell table:style-name="ce6" table:formula="of:=IF([.B62]=[.C62];&quot;Max&quot;;VLOOKUP([.B62];[$Techs.$A$1:.$E$10];3))" office:value-type="float" office:value="300">
            <text:p>300 </text:p>
          </table:table-cell>
          <table:table-cell table:style-name="ce62" table:formula="of:=VLOOKUP([.C62];[$Techs.$A$1:.$E$10];5)" office:value-type="float" office:value="550">
            <text:p>550</text:p>
          </table:table-cell>
          <table:table-cell table:number-columns-repeated="2"/>
          <table:table-cell office:value-type="float" office:value="61">
            <text:p>61</text:p>
          </table:table-cell>
          <table:table-cell table:style-name="ce6" table:formula="of:=[.J61]+5" office:value-type="float" office:value="400">
            <text:p>400 </text:p>
          </table:table-cell>
          <table:table-cell table:style-name="ce6" table:formula="of:=[.K61]+[.J62]" office:value-type="float" office:value="15150">
            <text:p>15,15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2" table:formula="of:=VLOOKUP([.B63];[$Techs.$G$29:.$K$35];5)" office:value-type="float" office:value="0">
            <text:p>0</text:p>
          </table:table-cell>
          <table:table-cell table:style-name="ce6" table:formula="of:=IF([.B63]=[.C63];&quot;Max&quot;;VLOOKUP([.B63];[$Techs.$G$29:.$K$35];3))" office:value-type="float" office:value="100">
            <text:p>100 </text:p>
          </table:table-cell>
          <table:table-cell table:style-name="ce62" table:formula="of:=VLOOKUP([.C63];[$Techs.$G$29:.$K$35];5)" office:value-type="float" office:value="5700">
            <text:p>5,700</text:p>
          </table:table-cell>
          <table:table-cell table:number-columns-repeated="2"/>
          <table:table-cell office:value-type="float" office:value="62">
            <text:p>62</text:p>
          </table:table-cell>
          <table:table-cell table:style-name="ce6" table:formula="of:=[.J62]+5" office:value-type="float" office:value="405">
            <text:p>405 </text:p>
          </table:table-cell>
          <table:table-cell table:style-name="ce6" table:formula="of:=[.K62]+[.J63]" office:value-type="float" office:value="15555">
            <text:p>15,55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64];[$Techs.$S$1:.$W$9];5)" office:value-type="float" office:value="0">
            <text:p>0</text:p>
          </table:table-cell>
          <table:table-cell table:style-name="ce64" table:formula="of:=IF([.B64]=[.C64];&quot;Max&quot;;VLOOKUP([.B64];[$Techs.$S$1:.$W$9];3))" office:value-type="float" office:value="0">
            <text:p><text:s/>- </text:p>
          </table:table-cell>
          <table:table-cell table:style-name="ce63" table:formula="of:=VLOOKUP([.C64];[$Techs.$S$1:.$W$9];5)" office:value-type="float" office:value="6750">
            <text:p>6,750</text:p>
          </table:table-cell>
          <table:table-cell table:number-columns-repeated="2"/>
          <table:table-cell office:value-type="float" office:value="63">
            <text:p>63</text:p>
          </table:table-cell>
          <table:table-cell table:style-name="ce6" table:formula="of:=[.J63]+5" office:value-type="float" office:value="410">
            <text:p>410 </text:p>
          </table:table-cell>
          <table:table-cell table:style-name="ce6" table:formula="of:=[.K63]+[.J64]" office:value-type="float" office:value="15965">
            <text:p>15,965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Heat Capacity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83" office:value-type="float" office:value="0">
            <text:p>0</text:p>
          </table:table-cell>
          <table:table-cell table:style-name="ce58" office:value-type="float" office:value="50">
            <text:p>50 </text:p>
          </table:table-cell>
          <table:table-cell table:style-name="ce83" office:value-type="float" office:value="4450">
            <text:p>4,450</text:p>
          </table:table-cell>
          <table:table-cell table:number-columns-repeated="2"/>
          <table:table-cell office:value-type="float" office:value="64">
            <text:p>64</text:p>
          </table:table-cell>
          <table:table-cell table:style-name="ce6" table:formula="of:=[.J64]+5" office:value-type="float" office:value="415">
            <text:p>415 </text:p>
          </table:table-cell>
          <table:table-cell table:style-name="ce6" table:formula="of:=[.K64]+[.J65]" office:value-type="float" office:value="16380">
            <text:p>16,38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style-name="ce62" table:formula="of:=VLOOKUP([.B66];[$Techs.$G$16:.$K$27];5)" office:value-type="float" office:value="250">
            <text:p>250</text:p>
          </table:table-cell>
          <table:table-cell table:style-name="ce6" table:formula="of:=IF([.B66]=[.C66];&quot;Max&quot;;VLOOKUP([.B66];[$Techs.$G$16:.$K$27];3))" office:value-type="float" office:value="300">
            <text:p>300 </text:p>
          </table:table-cell>
          <table:table-cell table:style-name="ce62" table:formula="of:=VLOOKUP([.C66];[$Techs.$G$16:.$K$27];5)" office:value-type="float" office:value="3550">
            <text:p>3,550</text:p>
          </table:table-cell>
          <table:table-cell table:number-columns-repeated="2"/>
          <table:table-cell office:value-type="float" office:value="65">
            <text:p>65</text:p>
          </table:table-cell>
          <table:table-cell table:style-name="ce6" table:formula="of:=[.J65]+5" office:value-type="float" office:value="420">
            <text:p>420 </text:p>
          </table:table-cell>
          <table:table-cell table:style-name="ce6" table:formula="of:=[.K65]+[.J66]" office:value-type="float" office:value="16800">
            <text:p>16,80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62" table:formula="of:=VLOOKUP([.B67];[$Techs.$M$1:.$Q$24];5)" office:value-type="float" office:value="0">
            <text:p>0</text:p>
          </table:table-cell>
          <table:table-cell table:style-name="ce6" table:formula="of:=IF([.B67]=[.C67];&quot;Max&quot;;VLOOKUP([.B67];[$Techs.$M$1:.$Q$24];3))" office:value-type="float" office:value="80">
            <text:p>80 </text:p>
          </table:table-cell>
          <table:table-cell table:style-name="ce62" table:formula="of:=VLOOKUP([.C67];[$Techs.$M$1:.$Q$24];5)" office:value-type="float" office:value="3600">
            <text:p>3,600</text:p>
          </table:table-cell>
          <table:table-cell table:number-columns-repeated="2"/>
          <table:table-cell office:value-type="float" office:value="66">
            <text:p>66</text:p>
          </table:table-cell>
          <table:table-cell table:style-name="ce6" table:formula="of:=[.J66]+5" office:value-type="float" office:value="425">
            <text:p>425 </text:p>
          </table:table-cell>
          <table:table-cell table:style-name="ce6" table:formula="of:=[.K66]+[.J67]" office:value-type="float" office:value="17225">
            <text:p>17,22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2" table:formula="of:=VLOOKUP([.B68];[$Techs.$S$21:.$W$26];5)" office:value-type="float" office:value="0">
            <text:p>0</text:p>
          </table:table-cell>
          <table:table-cell table:style-name="ce6" table:formula="of:=IF([.B68]=[.C68];&quot;Max&quot;;VLOOKUP([.B68];[$Techs.$S$21:.$W$26];3))" office:value-type="float" office:value="200">
            <text:p>200 </text:p>
          </table:table-cell>
          <table:table-cell table:style-name="ce62" table:formula="of:=VLOOKUP([.C68];[$Techs.$S$21:.$W$26];5)" office:value-type="float" office:value="1600">
            <text:p>1,600</text:p>
          </table:table-cell>
          <table:table-cell table:number-columns-repeated="2"/>
          <table:table-cell office:value-type="float" office:value="67">
            <text:p>67</text:p>
          </table:table-cell>
          <table:table-cell table:style-name="ce6" table:formula="of:=[.J67]+5" office:value-type="float" office:value="430">
            <text:p>430 </text:p>
          </table:table-cell>
          <table:table-cell table:style-name="ce6" table:formula="of:=[.K67]+[.J68]" office:value-type="float" office:value="17655">
            <text:p>17,65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62" table:formula="of:=VLOOKUP([.B69];[$Techs.$S$11:.$W$18];5)" office:value-type="float" office:value="1570">
            <text:p>1,570</text:p>
          </table:table-cell>
          <table:table-cell table:style-name="ce6" table:formula="of:=IF([.B69]=[.C69];&quot;Max&quot;;VLOOKUP([.B69];[$Techs.$S$11:.$W$18];3))" office:value-type="float" office:value="1200">
            <text:p>1,200 </text:p>
          </table:table-cell>
          <table:table-cell table:style-name="ce62" table:formula="of:=VLOOKUP([.C69];[$Techs.$S$11:.$W$18];5)" office:value-type="float" office:value="6070">
            <text:p>6,070</text:p>
          </table:table-cell>
          <table:table-cell table:number-columns-repeated="2"/>
          <table:table-cell office:value-type="float" office:value="68">
            <text:p>68</text:p>
          </table:table-cell>
          <table:table-cell table:style-name="ce6" table:formula="of:=[.J68]+5" office:value-type="float" office:value="435">
            <text:p>435 </text:p>
          </table:table-cell>
          <table:table-cell table:style-name="ce6" table:formula="of:=[.K68]+[.J69]" office:value-type="float" office:value="18090">
            <text:p>18,09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4">
            <text:p>4</text:p>
          </table:table-cell>
          <table:table-cell table:style-name="ce19" office:value-type="float" office:value="7">
            <text:p>7</text:p>
          </table:table-cell>
          <table:table-cell table:style-name="ce62" table:formula="of:=VLOOKUP([.B70];[$Techs.$S$1:.$W$9];5)" office:value-type="float" office:value="2250">
            <text:p>2,250</text:p>
          </table:table-cell>
          <table:table-cell table:style-name="ce6" table:formula="of:=IF([.B70]=[.C70];&quot;Max&quot;;VLOOKUP([.B70];[$Techs.$S$1:.$W$9];3))" office:value-type="float" office:value="1250">
            <text:p>1,250 </text:p>
          </table:table-cell>
          <table:table-cell table:style-name="ce62" table:formula="of:=VLOOKUP([.C70];[$Techs.$S$1:.$W$9];5)" office:value-type="float" office:value="6750">
            <text:p>6,750</text:p>
          </table:table-cell>
          <table:table-cell table:number-columns-repeated="2"/>
          <table:table-cell office:value-type="float" office:value="69">
            <text:p>69</text:p>
          </table:table-cell>
          <table:table-cell table:style-name="ce6" table:formula="of:=[.J69]+5" office:value-type="float" office:value="440">
            <text:p>440 </text:p>
          </table:table-cell>
          <table:table-cell table:style-name="ce6" table:formula="of:=[.K69]+[.J70]" office:value-type="float" office:value="18530">
            <text:p>18,53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6" table:formula="of:=VLOOKUP([.B71];[$Techs.$S$28:.$W$36];5)" office:value-type="float" office:value="0">
            <text:p><text:s/>- </text:p>
          </table:table-cell>
          <table:table-cell table:style-name="ce6" table:formula="of:=IF([.B71]=[.C71];&quot;Max&quot;;VLOOKUP([.B71];[$Techs.$S$28:.$W$36];3))" office:value-type="float" office:value="75">
            <text:p>75 </text:p>
          </table:table-cell>
          <table:table-cell table:style-name="ce6" table:formula="of:=VLOOKUP([.C71];[$Techs.$S$28:.$W$36];5)" office:value-type="float" office:value="2975">
            <text:p>2,975 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6" table:formula="of:=[.J70]+5" office:value-type="float" office:value="445">
            <text:p>445 </text:p>
          </table:table-cell>
          <table:table-cell table:style-name="ce6" table:formula="of:=[.K70]+[.J71]" office:value-type="float" office:value="18975">
            <text:p>18,97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 table:formula="of:=VLOOKUP([.B72];[$Techs.$A$12:.$E$18];5)" office:value-type="float" office:value="50">
            <text:p>50 </text:p>
          </table:table-cell>
          <table:table-cell table:style-name="ce6" table:formula="of:=IF([.B72]=[.C72];&quot;Max&quot;;VLOOKUP([.B72];[$Techs.$A$12:.$E$18];3))" office:value-type="float" office:value="150">
            <text:p>150 </text:p>
          </table:table-cell>
          <table:table-cell table:style-name="ce6" table:formula="of:=VLOOKUP([.C72];[$Techs.$A$12:.$E$18];5)" office:value-type="float" office:value="725">
            <text:p>725 </text:p>
          </table:table-cell>
          <table:table-cell table:number-columns-repeated="2"/>
          <table:table-cell office:value-type="float" office:value="71">
            <text:p>71</text:p>
          </table:table-cell>
          <table:table-cell table:style-name="ce6" table:formula="of:=[.J71]+5" office:value-type="float" office:value="450">
            <text:p>450 </text:p>
          </table:table-cell>
          <table:table-cell table:style-name="ce6" table:formula="of:=[.K71]+[.J72]" office:value-type="float" office:value="19425">
            <text:p>19,42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3">
            <text:p>3</text:p>
          </table:table-cell>
          <table:table-cell table:style-name="ce64" table:formula="of:=VLOOKUP([.B73];[$Techs.$S$21:.$W$26];5)" office:value-type="float" office:value="0">
            <text:p><text:s/>- </text:p>
          </table:table-cell>
          <table:table-cell table:style-name="ce64" table:formula="of:=IF([.B73]=[.C73];&quot;Max&quot;;VLOOKUP([.B73];[$Techs.$S$21:.$W$26];3))" office:value-type="float" office:value="200">
            <text:p>200 </text:p>
          </table:table-cell>
          <table:table-cell table:style-name="ce64" table:formula="of:=VLOOKUP([.C73];[$Techs.$S$21:.$W$26];5)" office:value-type="float" office:value="1600">
            <text:p>1,600 </text:p>
          </table:table-cell>
          <table:table-cell table:number-columns-repeated="2"/>
          <table:table-cell office:value-type="float" office:value="72">
            <text:p>72</text:p>
          </table:table-cell>
          <table:table-cell table:style-name="ce6" table:formula="of:=[.J72]+5" office:value-type="float" office:value="455">
            <text:p>455 </text:p>
          </table:table-cell>
          <table:table-cell table:style-name="ce6" table:formula="of:=[.K72]+[.J73]" office:value-type="float" office:value="19880">
            <text:p>19,88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74];[$Techs.$S$1:.$W$9];5)" office:value-type="float" office:value="0">
            <text:p><text:s/>- </text:p>
          </table:table-cell>
          <table:table-cell table:style-name="ce64" table:formula="of:=IF([.B74]=[.C74];&quot;Max&quot;;VLOOKUP([.B74];[$Techs.$S$1:.$W$9];3))" office:value-type="float" office:value="0">
            <text:p><text:s/>- </text:p>
          </table:table-cell>
          <table:table-cell table:style-name="ce64" table:formula="of:=VLOOKUP([.C74];[$Techs.$S$1:.$W$9];5)" office:value-type="float" office:value="6750">
            <text:p>6,750 </text:p>
          </table:table-cell>
          <table:table-cell table:number-columns-repeated="2"/>
          <table:table-cell office:value-type="float" office:value="73">
            <text:p>73</text:p>
          </table:table-cell>
          <table:table-cell table:style-name="ce6" table:formula="of:=[.J73]+5" office:value-type="float" office:value="460">
            <text:p>460 </text:p>
          </table:table-cell>
          <table:table-cell table:style-name="ce6" table:formula="of:=[.K73]+[.J74]" office:value-type="float" office:value="20340">
            <text:p>20,34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formula="of:=VLOOKUP([.B75];[$Techs.$M$26:.$Q$32];5)" office:value-type="float" office:value="80">
            <text:p>80 </text:p>
          </table:table-cell>
          <table:table-cell table:style-name="ce6" table:formula="of:=IF([.B75]=[.C75];&quot;Max&quot;;VLOOKUP([.B75];[$Techs.$M$26:.$Q$32];3))" office:value-type="float" office:value="600">
            <text:p>600 </text:p>
          </table:table-cell>
          <table:table-cell table:style-name="ce6" table:formula="of:=VLOOKUP([.C75];[$Techs.$M$26:.$Q$32];5)" office:value-type="float" office:value="650">
            <text:p>650 </text:p>
          </table:table-cell>
          <table:table-cell table:number-columns-repeated="2"/>
          <table:table-cell office:value-type="float" office:value="74">
            <text:p>74</text:p>
          </table:table-cell>
          <table:table-cell table:style-name="ce6" table:formula="of:=[.J74]+5" office:value-type="float" office:value="465">
            <text:p>465 </text:p>
          </table:table-cell>
          <table:table-cell table:style-name="ce6" table:formula="of:=[.K74]+[.J75]" office:value-type="float" office:value="20805">
            <text:p>20,805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formula="of:=VLOOKUP([.B76];[$Techs.$A$28:.$E$37];5)" office:value-type="float" office:value="80">
            <text:p>80 </text:p>
          </table:table-cell>
          <table:table-cell table:style-name="ce6" table:formula="of:=IF([.B76]=[.C76];&quot;Max&quot;;VLOOKUP([.B76];[$Techs.$A$28:.$E$37];3))" office:value-type="float" office:value="600">
            <text:p>600 </text:p>
          </table:table-cell>
          <table:table-cell table:style-name="ce6" table:formula="of:=VLOOKUP([.C76];[$Techs.$A$28:.$E$37];5)" office:value-type="float" office:value="680">
            <text:p>680 </text:p>
          </table:table-cell>
          <table:table-cell table:number-columns-repeated="2"/>
          <table:table-cell office:value-type="float" office:value="75">
            <text:p>75</text:p>
          </table:table-cell>
          <table:table-cell table:style-name="ce6" table:formula="of:=[.J75]+5" office:value-type="float" office:value="470">
            <text:p>470 </text:p>
          </table:table-cell>
          <table:table-cell table:style-name="ce6" table:formula="of:=[.K75]+[.J76]" office:value-type="float" office:value="21275">
            <text:p>21,275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formula="of:=VLOOKUP([.B77];[$Techs.$A$20:.$E$26];5)" office:value-type="float" office:value="0">
            <text:p><text:s/>- </text:p>
          </table:table-cell>
          <table:table-cell table:style-name="ce6" table:formula="of:=IF([.B77]=[.C77];&quot;Max&quot;;VLOOKUP([.B77];[$Techs.$A$20:.$E$26];3))" office:value-type="float" office:value="60">
            <text:p>60 </text:p>
          </table:table-cell>
          <table:table-cell table:style-name="ce6" table:formula="of:=VLOOKUP([.C77];[$Techs.$A$20:.$E$26];5)" office:value-type="float" office:value="60">
            <text:p>60 </text:p>
          </table:table-cell>
          <table:table-cell table:number-columns-repeated="2"/>
          <table:table-cell office:value-type="float" office:value="76">
            <text:p>76</text:p>
          </table:table-cell>
          <table:table-cell table:style-name="ce6" table:formula="of:=[.J76]+5" office:value-type="float" office:value="475">
            <text:p>475 </text:p>
          </table:table-cell>
          <table:table-cell table:style-name="ce6" table:formula="of:=[.K76]+[.J77]" office:value-type="float" office:value="21750">
            <text:p>21,75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78];[$Techs.$S$11:.$W$18];5)" office:value-type="float" office:value="0">
            <text:p><text:s/>- </text:p>
          </table:table-cell>
          <table:table-cell table:style-name="ce64" table:formula="of:=IF([.B78]=[.C78];&quot;Max&quot;;VLOOKUP([.B78];[$Techs.$S$11:.$W$18];3))" office:value-type="float" office:value="70">
            <text:p>70 </text:p>
          </table:table-cell>
          <table:table-cell table:style-name="ce64" table:formula="of:=VLOOKUP([.C78];[$Techs.$S$11:.$W$18];5)" office:value-type="float" office:value="6070">
            <text:p>6,070 </text:p>
          </table:table-cell>
          <table:table-cell table:number-columns-repeated="2"/>
          <table:table-cell office:value-type="float" office:value="77">
            <text:p>77</text:p>
          </table:table-cell>
          <table:table-cell table:style-name="ce6" table:formula="of:=[.J77]+5" office:value-type="float" office:value="480">
            <text:p>480 </text:p>
          </table:table-cell>
          <table:table-cell table:style-name="ce6" table:formula="of:=[.K77]+[.J78]" office:value-type="float" office:value="22230">
            <text:p>22,230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62:.D78])" office:value-type="float" office:value="4530">
            <text:p>4,530</text:p>
          </table:table-cell>
          <table:table-cell table:style-name="ce5" office:value-type="string">
            <text:p>Total</text:p>
          </table:table-cell>
          <table:table-cell table:style-name="ce65" table:formula="of:=SUM([.F62:.F78])" office:value-type="float" office:value="58530">
            <text:p>58,530</text:p>
          </table:table-cell>
          <table:table-cell table:number-columns-repeated="2"/>
          <table:table-cell office:value-type="float" office:value="78">
            <text:p>78</text:p>
          </table:table-cell>
          <table:table-cell table:style-name="ce6" table:formula="of:=[.J78]+5" office:value-type="float" office:value="485">
            <text:p>485 </text:p>
          </table:table-cell>
          <table:table-cell table:style-name="ce6" table:formula="of:=[.K78]+[.J79]" office:value-type="float" office:value="22715">
            <text:p>22,715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60];[.I$1:.K$1048576];3)-[.D79]" office:value-type="float" office:value="545">
            <text:p>545</text:p>
          </table:table-cell>
          <table:table-cell/>
          <table:table-cell table:style-name="ce61" table:formula="of:=[.F79]-[.F74]-[.F73]-[.F78]-[.F64]-[.F71]" office:value-type="float" office:value="34385">
            <text:p>34,385</text:p>
          </table:table-cell>
          <table:table-cell table:number-columns-repeated="2"/>
          <table:table-cell office:value-type="float" office:value="79">
            <text:p>79</text:p>
          </table:table-cell>
          <table:table-cell table:style-name="ce6" table:formula="of:=[.J79]+5" office:value-type="float" office:value="490">
            <text:p>490 </text:p>
          </table:table-cell>
          <table:table-cell table:style-name="ce6" table:formula="of:=[.K79]+[.J80]" office:value-type="float" office:value="23205">
            <text:p>23,205 </text:p>
          </table:table-cell>
          <table:table-cell table:number-columns-repeated="245"/>
        </table:table-row>
        <table:table-row table:style-name="ro1">
          <table:table-cell table:style-name="ce25"/>
          <table:table-cell table:style-name="ce5" table:number-columns-repeated="5"/>
          <table:table-cell table:number-columns-repeated="2"/>
          <table:table-cell office:value-type="float" office:value="80">
            <text:p>80</text:p>
          </table:table-cell>
          <table:table-cell table:style-name="ce6" table:formula="of:=[.J80]+5" office:value-type="float" office:value="495">
            <text:p>495 </text:p>
          </table:table-cell>
          <table:table-cell table:style-name="ce6" table:formula="of:=[.K80]+[.J81]" office:value-type="float" office:value="23700">
            <text:p>23,700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81">
            <text:p>81</text:p>
          </table:table-cell>
          <table:table-cell table:style-name="ce6" table:formula="of:=[.J81]+5" office:value-type="float" office:value="500">
            <text:p>500 </text:p>
          </table:table-cell>
          <table:table-cell table:style-name="ce6" table:formula="of:=[.K81]+[.J82]" office:value-type="float" office:value="24200">
            <text:p>24,200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40">
            <text:p>4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82">
            <text:p>82</text:p>
          </table:table-cell>
          <table:table-cell table:style-name="ce6" table:formula="of:=[.J82]+5" office:value-type="float" office:value="505">
            <text:p>505 </text:p>
          </table:table-cell>
          <table:table-cell table:style-name="ce6" table:formula="of:=[.K82]+[.J83]" office:value-type="float" office:value="24705">
            <text:p>24,705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6" table:formula="of:=[.J83]+5" office:value-type="float" office:value="510">
            <text:p>510 </text:p>
          </table:table-cell>
          <table:table-cell table:style-name="ce6" table:formula="of:=[.K83]+[.J84]" office:value-type="float" office:value="25215">
            <text:p>25,21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2" table:formula="of:=VLOOKUP([.B85];[$Techs.$A$1:.$E$10];5)" office:value-type="float" office:value="250">
            <text:p>250</text:p>
          </table:table-cell>
          <table:table-cell table:style-name="ce6" table:formula="of:=IF([.B85]=[.C85];&quot;Max&quot;;VLOOKUP([.B85];[$Techs.$A$1:.$E$10];3))" office:value-type="float" office:value="300">
            <text:p>300 </text:p>
          </table:table-cell>
          <table:table-cell table:style-name="ce62" table:formula="of:=VLOOKUP([.C85];[$Techs.$A$1:.$E$10];5)" office:value-type="float" office:value="550">
            <text:p>550</text:p>
          </table:table-cell>
          <table:table-cell table:number-columns-repeated="2"/>
          <table:table-cell office:value-type="float" office:value="84">
            <text:p>84</text:p>
          </table:table-cell>
          <table:table-cell table:style-name="ce6" table:formula="of:=[.J84]+5" office:value-type="float" office:value="515">
            <text:p>515 </text:p>
          </table:table-cell>
          <table:table-cell table:style-name="ce6" table:formula="of:=[.K84]+[.J85]" office:value-type="float" office:value="25730">
            <text:p>25,73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2" table:formula="of:=VLOOKUP([.B86];[$Techs.$G$29:.$K$35];5)" office:value-type="float" office:value="0">
            <text:p>0</text:p>
          </table:table-cell>
          <table:table-cell table:style-name="ce6" table:formula="of:=IF([.B86]=[.C86];&quot;Max&quot;;VLOOKUP([.B86];[$Techs.$G$29:.$K$35];3))" office:value-type="float" office:value="100">
            <text:p>100 </text:p>
          </table:table-cell>
          <table:table-cell table:style-name="ce62" table:formula="of:=VLOOKUP([.C86];[$Techs.$G$29:.$K$35];5)" office:value-type="float" office:value="5700">
            <text:p>5,700</text:p>
          </table:table-cell>
          <table:table-cell table:number-columns-repeated="2"/>
          <table:table-cell office:value-type="float" office:value="85">
            <text:p>85</text:p>
          </table:table-cell>
          <table:table-cell table:style-name="ce6" table:formula="of:=[.J85]+5" office:value-type="float" office:value="520">
            <text:p>520 </text:p>
          </table:table-cell>
          <table:table-cell table:style-name="ce6" table:formula="of:=[.K85]+[.J86]" office:value-type="float" office:value="26250">
            <text:p>26,25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87];[$Techs.$S$1:.$W$9];5)" office:value-type="float" office:value="0">
            <text:p>0</text:p>
          </table:table-cell>
          <table:table-cell table:style-name="ce64" table:formula="of:=IF([.B87]=[.C87];&quot;Max&quot;;VLOOKUP([.B87];[$Techs.$S$1:.$W$9];3))" office:value-type="float" office:value="0">
            <text:p><text:s/>- </text:p>
          </table:table-cell>
          <table:table-cell table:style-name="ce63" table:formula="of:=VLOOKUP([.C87];[$Techs.$S$1:.$W$9];5)" office:value-type="float" office:value="6750">
            <text:p>6,750</text:p>
          </table:table-cell>
          <table:table-cell table:number-columns-repeated="2"/>
          <table:table-cell office:value-type="float" office:value="86">
            <text:p>86</text:p>
          </table:table-cell>
          <table:table-cell table:style-name="ce6" table:formula="of:=[.J86]+5" office:value-type="float" office:value="525">
            <text:p>525 </text:p>
          </table:table-cell>
          <table:table-cell table:style-name="ce6" table:formula="of:=[.K86]+[.J87]" office:value-type="float" office:value="26775">
            <text:p>26,775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Heat Capacity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83" office:value-type="float" office:value="0">
            <text:p>0</text:p>
          </table:table-cell>
          <table:table-cell table:style-name="ce58" office:value-type="float" office:value="50">
            <text:p>50 </text:p>
          </table:table-cell>
          <table:table-cell table:style-name="ce83" office:value-type="float" office:value="4450">
            <text:p>4,450</text:p>
          </table:table-cell>
          <table:table-cell table:number-columns-repeated="2"/>
          <table:table-cell office:value-type="float" office:value="87">
            <text:p>87</text:p>
          </table:table-cell>
          <table:table-cell table:style-name="ce6" table:formula="of:=[.J87]+5" office:value-type="float" office:value="530">
            <text:p>530 </text:p>
          </table:table-cell>
          <table:table-cell table:style-name="ce6" table:formula="of:=[.K87]+[.J88]" office:value-type="float" office:value="27305">
            <text:p>27,30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2">
            <text:p>2</text:p>
          </table:table-cell>
          <table:table-cell table:style-name="ce19" office:value-type="float" office:value="8">
            <text:p>8</text:p>
          </table:table-cell>
          <table:table-cell table:style-name="ce62" table:formula="of:=VLOOKUP([.B89];[$Techs.$G$16:.$K$27];5)" office:value-type="float" office:value="250">
            <text:p>250</text:p>
          </table:table-cell>
          <table:table-cell table:style-name="ce6" table:formula="of:=IF([.B89]=[.C89];&quot;Max&quot;;VLOOKUP([.B89];[$Techs.$G$16:.$K$27];3))" office:value-type="float" office:value="300">
            <text:p>300 </text:p>
          </table:table-cell>
          <table:table-cell table:style-name="ce62" table:formula="of:=VLOOKUP([.C89];[$Techs.$G$16:.$K$27];5)" office:value-type="float" office:value="3550">
            <text:p>3,550</text:p>
          </table:table-cell>
          <table:table-cell table:number-columns-repeated="2"/>
          <table:table-cell office:value-type="float" office:value="88">
            <text:p>88</text:p>
          </table:table-cell>
          <table:table-cell table:style-name="ce6" table:formula="of:=[.J88]+5" office:value-type="float" office:value="535">
            <text:p>535 </text:p>
          </table:table-cell>
          <table:table-cell table:style-name="ce6" table:formula="of:=[.K88]+[.J89]" office:value-type="float" office:value="27840">
            <text:p>27,84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62" table:formula="of:=VLOOKUP([.B90];[$Techs.$M$1:.$Q$24];5)" office:value-type="float" office:value="0">
            <text:p>0</text:p>
          </table:table-cell>
          <table:table-cell table:style-name="ce6" table:formula="of:=IF([.B90]=[.C90];&quot;Max&quot;;VLOOKUP([.B90];[$Techs.$M$1:.$Q$24];3))" office:value-type="float" office:value="80">
            <text:p>80 </text:p>
          </table:table-cell>
          <table:table-cell table:style-name="ce62" table:formula="of:=VLOOKUP([.C90];[$Techs.$M$1:.$Q$24];5)" office:value-type="float" office:value="3600">
            <text:p>3,600</text:p>
          </table:table-cell>
          <table:table-cell table:number-columns-repeated="2"/>
          <table:table-cell office:value-type="float" office:value="89">
            <text:p>89</text:p>
          </table:table-cell>
          <table:table-cell table:style-name="ce6" table:formula="of:=[.J89]+5" office:value-type="float" office:value="540">
            <text:p>540 </text:p>
          </table:table-cell>
          <table:table-cell table:style-name="ce6" table:formula="of:=[.K89]+[.J90]" office:value-type="float" office:value="28380">
            <text:p>28,38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2" table:formula="of:=VLOOKUP([.B91];[$Techs.$S$21:.$W$26];5)" office:value-type="float" office:value="0">
            <text:p>0</text:p>
          </table:table-cell>
          <table:table-cell table:style-name="ce6" table:formula="of:=IF([.B91]=[.C91];&quot;Max&quot;;VLOOKUP([.B91];[$Techs.$S$21:.$W$26];3))" office:value-type="float" office:value="200">
            <text:p>200 </text:p>
          </table:table-cell>
          <table:table-cell table:style-name="ce62" table:formula="of:=VLOOKUP([.C91];[$Techs.$S$21:.$W$26];5)" office:value-type="float" office:value="1600">
            <text:p>1,600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6" table:formula="of:=[.J90]+5" office:value-type="float" office:value="545">
            <text:p>545 </text:p>
          </table:table-cell>
          <table:table-cell table:style-name="ce6" table:formula="of:=[.K90]+[.J91]" office:value-type="float" office:value="28925">
            <text:p>28,92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62" table:formula="of:=VLOOKUP([.B92];[$Techs.$S$11:.$W$18];5)" office:value-type="float" office:value="2770">
            <text:p>2,770</text:p>
          </table:table-cell>
          <table:table-cell table:style-name="ce6" table:formula="of:=IF([.B92]=[.C92];&quot;Max&quot;;VLOOKUP([.B92];[$Techs.$S$11:.$W$18];3))" office:value-type="float" office:value="1500">
            <text:p>1,500 </text:p>
          </table:table-cell>
          <table:table-cell table:style-name="ce62" table:formula="of:=VLOOKUP([.C92];[$Techs.$S$11:.$W$18];5)" office:value-type="float" office:value="6070">
            <text:p>6,070</text:p>
          </table:table-cell>
          <table:table-cell table:number-columns-repeated="2"/>
          <table:table-cell office:value-type="float" office:value="91">
            <text:p>91</text:p>
          </table:table-cell>
          <table:table-cell table:style-name="ce6" table:formula="of:=[.J91]+5" office:value-type="float" office:value="550">
            <text:p>550 </text:p>
          </table:table-cell>
          <table:table-cell table:style-name="ce6" table:formula="of:=[.K91]+[.J92]" office:value-type="float" office:value="29475">
            <text:p>29,47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62" table:formula="of:=VLOOKUP([.B93];[$Techs.$S$1:.$W$9];5)" office:value-type="float" office:value="3500">
            <text:p>3,500</text:p>
          </table:table-cell>
          <table:table-cell table:style-name="ce6" table:formula="of:=IF([.B93]=[.C93];&quot;Max&quot;;VLOOKUP([.B93];[$Techs.$S$1:.$W$9];3))" office:value-type="float" office:value="1500">
            <text:p>1,500 </text:p>
          </table:table-cell>
          <table:table-cell table:style-name="ce62" table:formula="of:=VLOOKUP([.C93];[$Techs.$S$1:.$W$9];5)" office:value-type="float" office:value="6750">
            <text:p>6,750</text:p>
          </table:table-cell>
          <table:table-cell table:number-columns-repeated="2"/>
          <table:table-cell office:value-type="float" office:value="92">
            <text:p>92</text:p>
          </table:table-cell>
          <table:table-cell table:style-name="ce6" table:formula="of:=[.J92]+5" office:value-type="float" office:value="555">
            <text:p>555 </text:p>
          </table:table-cell>
          <table:table-cell table:style-name="ce6" table:formula="of:=[.K92]+[.J93]" office:value-type="float" office:value="30030">
            <text:p>30,03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6" table:formula="of:=VLOOKUP([.B94];[$Techs.$S$28:.$W$36];5)" office:value-type="float" office:value="0">
            <text:p><text:s/>- </text:p>
          </table:table-cell>
          <table:table-cell table:style-name="ce6" table:formula="of:=IF([.B94]=[.C94];&quot;Max&quot;;VLOOKUP([.B94];[$Techs.$S$28:.$W$36];3))" office:value-type="float" office:value="75">
            <text:p>75 </text:p>
          </table:table-cell>
          <table:table-cell table:style-name="ce6" table:formula="of:=VLOOKUP([.C94];[$Techs.$S$28:.$W$36];5)" office:value-type="float" office:value="2975">
            <text:p>2,975 </text:p>
          </table:table-cell>
          <table:table-cell table:number-columns-repeated="2"/>
          <table:table-cell office:value-type="float" office:value="93">
            <text:p>93</text:p>
          </table:table-cell>
          <table:table-cell table:style-name="ce6" table:formula="of:=[.J93]+5" office:value-type="float" office:value="560">
            <text:p>560 </text:p>
          </table:table-cell>
          <table:table-cell table:style-name="ce6" table:formula="of:=[.K93]+[.J94]" office:value-type="float" office:value="30590">
            <text:p>30,59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 table:formula="of:=VLOOKUP([.B95];[$Techs.$A$12:.$E$18];5)" office:value-type="float" office:value="50">
            <text:p>50 </text:p>
          </table:table-cell>
          <table:table-cell table:style-name="ce6" table:formula="of:=IF([.B95]=[.C95];&quot;Max&quot;;VLOOKUP([.B95];[$Techs.$A$12:.$E$18];3))" office:value-type="float" office:value="150">
            <text:p>150 </text:p>
          </table:table-cell>
          <table:table-cell table:style-name="ce6" table:formula="of:=VLOOKUP([.C95];[$Techs.$A$12:.$E$18];5)" office:value-type="float" office:value="725">
            <text:p>725 </text:p>
          </table:table-cell>
          <table:table-cell table:number-columns-repeated="2"/>
          <table:table-cell office:value-type="float" office:value="94">
            <text:p>94</text:p>
          </table:table-cell>
          <table:table-cell table:style-name="ce6" table:formula="of:=[.J94]+5" office:value-type="float" office:value="565">
            <text:p>565 </text:p>
          </table:table-cell>
          <table:table-cell table:style-name="ce6" table:formula="of:=[.K94]+[.J95]" office:value-type="float" office:value="31155">
            <text:p>31,15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3">
            <text:p>3</text:p>
          </table:table-cell>
          <table:table-cell table:style-name="ce64" table:formula="of:=VLOOKUP([.B96];[$Techs.$S$21:.$W$26];5)" office:value-type="float" office:value="0">
            <text:p><text:s/>- </text:p>
          </table:table-cell>
          <table:table-cell table:style-name="ce64" table:formula="of:=IF([.B96]=[.C96];&quot;Max&quot;;VLOOKUP([.B96];[$Techs.$S$21:.$W$26];3))" office:value-type="float" office:value="200">
            <text:p>200 </text:p>
          </table:table-cell>
          <table:table-cell table:style-name="ce64" table:formula="of:=VLOOKUP([.C96];[$Techs.$S$21:.$W$26];5)" office:value-type="float" office:value="1600">
            <text:p>1,600 </text:p>
          </table:table-cell>
          <table:table-cell table:number-columns-repeated="2"/>
          <table:table-cell office:value-type="float" office:value="95">
            <text:p>95</text:p>
          </table:table-cell>
          <table:table-cell table:style-name="ce6" table:formula="of:=[.J95]+5" office:value-type="float" office:value="570">
            <text:p>570 </text:p>
          </table:table-cell>
          <table:table-cell table:style-name="ce6" table:formula="of:=[.K95]+[.J96]" office:value-type="float" office:value="31725">
            <text:p>31,72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97];[$Techs.$S$1:.$W$9];5)" office:value-type="float" office:value="0">
            <text:p><text:s/>- </text:p>
          </table:table-cell>
          <table:table-cell table:style-name="ce64" table:formula="of:=IF([.B97]=[.C97];&quot;Max&quot;;VLOOKUP([.B97];[$Techs.$S$1:.$W$9];3))" office:value-type="float" office:value="0">
            <text:p><text:s/>- </text:p>
          </table:table-cell>
          <table:table-cell table:style-name="ce64" table:formula="of:=VLOOKUP([.C97];[$Techs.$S$1:.$W$9];5)" office:value-type="float" office:value="6750">
            <text:p>6,750 </text:p>
          </table:table-cell>
          <table:table-cell table:number-columns-repeated="2"/>
          <table:table-cell office:value-type="float" office:value="96">
            <text:p>96</text:p>
          </table:table-cell>
          <table:table-cell table:style-name="ce6" table:formula="of:=[.J96]+5" office:value-type="float" office:value="575">
            <text:p>575 </text:p>
          </table:table-cell>
          <table:table-cell table:style-name="ce6" table:formula="of:=[.K96]+[.J97]" office:value-type="float" office:value="32300">
            <text:p>32,30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formula="of:=VLOOKUP([.B98];[$Techs.$M$26:.$Q$32];5)" office:value-type="float" office:value="80">
            <text:p>80 </text:p>
          </table:table-cell>
          <table:table-cell table:style-name="ce6" table:formula="of:=IF([.B98]=[.C98];&quot;Max&quot;;VLOOKUP([.B98];[$Techs.$M$26:.$Q$32];3))" office:value-type="float" office:value="600">
            <text:p>600 </text:p>
          </table:table-cell>
          <table:table-cell table:style-name="ce6" table:formula="of:=VLOOKUP([.C98];[$Techs.$M$26:.$Q$32];5)" office:value-type="float" office:value="650">
            <text:p>650 </text:p>
          </table:table-cell>
          <table:table-cell table:number-columns-repeated="2"/>
          <table:table-cell office:value-type="float" office:value="97">
            <text:p>97</text:p>
          </table:table-cell>
          <table:table-cell table:style-name="ce6" table:formula="of:=[.J97]+5" office:value-type="float" office:value="580">
            <text:p>580 </text:p>
          </table:table-cell>
          <table:table-cell table:style-name="ce6" table:formula="of:=[.K97]+[.J98]" office:value-type="float" office:value="32880">
            <text:p>32,880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formula="of:=VLOOKUP([.B99];[$Techs.$A$28:.$E$37];5)" office:value-type="float" office:value="80">
            <text:p>80 </text:p>
          </table:table-cell>
          <table:table-cell table:style-name="ce6" table:formula="of:=IF([.B99]=[.C99];&quot;Max&quot;;VLOOKUP([.B99];[$Techs.$A$28:.$E$37];3))" office:value-type="float" office:value="600">
            <text:p>600 </text:p>
          </table:table-cell>
          <table:table-cell table:style-name="ce6" table:formula="of:=VLOOKUP([.C99];[$Techs.$A$28:.$E$37];5)" office:value-type="float" office:value="680">
            <text:p>680 </text:p>
          </table:table-cell>
          <table:table-cell table:number-columns-repeated="2"/>
          <table:table-cell office:value-type="float" office:value="98">
            <text:p>98</text:p>
          </table:table-cell>
          <table:table-cell table:style-name="ce6" table:formula="of:=[.J98]+5" office:value-type="float" office:value="585">
            <text:p>585 </text:p>
          </table:table-cell>
          <table:table-cell table:style-name="ce6" table:formula="of:=[.K98]+[.J99]" office:value-type="float" office:value="33465">
            <text:p>33,465 </text:p>
          </table:table-cell>
          <table:table-cell table:number-columns-repeated="245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formula="of:=VLOOKUP([.B100];[$Techs.$A$20:.$E$26];5)" office:value-type="float" office:value="0">
            <text:p><text:s/>- </text:p>
          </table:table-cell>
          <table:table-cell table:style-name="ce6" table:formula="of:=IF([.B100]=[.C100];&quot;Max&quot;;VLOOKUP([.B100];[$Techs.$A$20:.$E$26];3))" office:value-type="float" office:value="60">
            <text:p>60 </text:p>
          </table:table-cell>
          <table:table-cell table:style-name="ce6" table:formula="of:=VLOOKUP([.C100];[$Techs.$A$20:.$E$26];5)" office:value-type="float" office:value="60">
            <text:p>60 </text:p>
          </table:table-cell>
          <table:table-cell table:number-columns-repeated="2"/>
          <table:table-cell office:value-type="float" office:value="99">
            <text:p>99</text:p>
          </table:table-cell>
          <table:table-cell table:style-name="ce6" table:formula="of:=[.J99]+5" office:value-type="float" office:value="590">
            <text:p>590 </text:p>
          </table:table-cell>
          <table:table-cell table:style-name="ce6" table:formula="of:=[.K99]+[.J100]" office:value-type="float" office:value="34055">
            <text:p>34,055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101];[$Techs.$S$11:.$W$18];5)" office:value-type="float" office:value="0">
            <text:p><text:s/>- </text:p>
          </table:table-cell>
          <table:table-cell table:style-name="ce64" table:formula="of:=IF([.B101]=[.C101];&quot;Max&quot;;VLOOKUP([.B101];[$Techs.$S$11:.$W$18];3))" office:value-type="float" office:value="70">
            <text:p>70 </text:p>
          </table:table-cell>
          <table:table-cell table:style-name="ce64" table:formula="of:=VLOOKUP([.C101];[$Techs.$S$11:.$W$18];5)" office:value-type="float" office:value="6070">
            <text:p>6,070 </text:p>
          </table:table-cell>
          <table:table-cell table:number-columns-repeated="2"/>
          <table:table-cell office:value-type="float" office:value="100">
            <text:p>100</text:p>
          </table:table-cell>
          <table:table-cell table:style-name="ce6" table:formula="of:=[.J100]+5" office:value-type="float" office:value="595">
            <text:p>595 </text:p>
          </table:table-cell>
          <table:table-cell table:style-name="ce6" table:formula="of:=[.K100]+[.J101]" office:value-type="float" office:value="34650">
            <text:p>34,650 </text:p>
          </table:table-cell>
          <table:table-cell table:number-columns-repeated="245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85:.D101])" office:value-type="float" office:value="6980">
            <text:p>6,980</text:p>
          </table:table-cell>
          <table:table-cell table:style-name="ce5" office:value-type="string">
            <text:p>Total</text:p>
          </table:table-cell>
          <table:table-cell table:style-name="ce65" table:formula="of:=SUM([.F85:.F101])" office:value-type="float" office:value="58530">
            <text:p>58,530</text:p>
          </table:table-cell>
          <table:table-cell table:number-columns-repeated="2"/>
          <table:table-cell office:value-type="float" office:value="101">
            <text:p>101</text:p>
          </table:table-cell>
          <table:table-cell table:style-name="ce6" table:formula="of:=[.J101]+5" office:value-type="float" office:value="600">
            <text:p>600 </text:p>
          </table:table-cell>
          <table:table-cell table:style-name="ce6" table:formula="of:=[.K101]+[.J102]" office:value-type="float" office:value="35250">
            <text:p>35,250 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83];[.I$1:.K$1048576];3)-[.D102]" office:value-type="float" office:value="820">
            <text:p>820</text:p>
          </table:table-cell>
          <table:table-cell/>
          <table:table-cell table:style-name="ce61" table:formula="of:=[.F102]-[.F97]-[.F96]-[.F101]-[.F87]-[.F94]" office:value-type="float" office:value="34385">
            <text:p>34,385</text:p>
          </table:table-cell>
          <table:table-cell table:number-columns-repeated="2"/>
          <table:table-cell office:value-type="float" office:value="102">
            <text:p>102</text:p>
          </table:table-cell>
          <table:table-cell table:style-name="ce6" table:formula="of:=[.J102]+5" office:value-type="float" office:value="605">
            <text:p>605 </text:p>
          </table:table-cell>
          <table:table-cell table:style-name="ce6" table:formula="of:=[.K102]+[.J103]" office:value-type="float" office:value="35855">
            <text:p>35,855 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float" office:value="103">
            <text:p>103</text:p>
          </table:table-cell>
          <table:table-cell table:style-name="ce6" table:formula="of:=[.J103]+5" office:value-type="float" office:value="610">
            <text:p>610 </text:p>
          </table:table-cell>
          <table:table-cell table:style-name="ce6" table:formula="of:=[.K103]+[.J104]" office:value-type="float" office:value="36465">
            <text:p>36,465 </text:p>
          </table:table-cell>
          <table:table-cell table:number-columns-repeated="245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"/>
          <table:table-cell office:value-type="float" office:value="104">
            <text:p>104</text:p>
          </table:table-cell>
          <table:table-cell table:style-name="ce6" table:formula="of:=[.J104]+5" office:value-type="float" office:value="615">
            <text:p>615 </text:p>
          </table:table-cell>
          <table:table-cell table:style-name="ce6" table:formula="of:=[.K104]+[.J105]" office:value-type="float" office:value="37080">
            <text:p>37,080 </text:p>
          </table:table-cell>
          <table:table-cell table:number-columns-repeated="245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50">
            <text:p>50</text:p>
          </table:table-cell>
          <table:table-cell table:number-columns-repeated="3"/>
          <table:table-cell table:style-name="ce61"/>
          <table:table-cell table:number-columns-repeated="2"/>
          <table:table-cell office:value-type="float" office:value="105">
            <text:p>105</text:p>
          </table:table-cell>
          <table:table-cell table:style-name="ce6" table:formula="of:=[.J105]+5" office:value-type="float" office:value="620">
            <text:p>620 </text:p>
          </table:table-cell>
          <table:table-cell table:style-name="ce6" table:formula="of:=[.K105]+[.J106]" office:value-type="float" office:value="37700">
            <text:p>37,700 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"/>
          <table:table-cell office:value-type="float" office:value="106">
            <text:p>106</text:p>
          </table:table-cell>
          <table:table-cell table:style-name="ce6" table:formula="of:=[.J106]+5" office:value-type="float" office:value="625">
            <text:p>625 </text:p>
          </table:table-cell>
          <table:table-cell table:style-name="ce6" table:formula="of:=[.K106]+[.J107]" office:value-type="float" office:value="38325">
            <text:p>38,32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2" table:formula="of:=VLOOKUP([.B108];[$Techs.$A$1:.$E$10];5)" office:value-type="float" office:value="250">
            <text:p>250</text:p>
          </table:table-cell>
          <table:table-cell table:style-name="ce6" table:formula="of:=IF([.B108]=[.C108];&quot;Max&quot;;VLOOKUP([.B108];[$Techs.$A$1:.$E$10];3))" office:value-type="float" office:value="300">
            <text:p>300 </text:p>
          </table:table-cell>
          <table:table-cell table:style-name="ce62" table:formula="of:=VLOOKUP([.C108];[$Techs.$A$1:.$E$10];5)" office:value-type="float" office:value="550">
            <text:p>550</text:p>
          </table:table-cell>
          <table:table-cell table:number-columns-repeated="2"/>
          <table:table-cell office:value-type="float" office:value="107">
            <text:p>107</text:p>
          </table:table-cell>
          <table:table-cell table:style-name="ce6" table:formula="of:=[.J107]+5" office:value-type="float" office:value="630">
            <text:p>630 </text:p>
          </table:table-cell>
          <table:table-cell table:style-name="ce6" table:formula="of:=[.K107]+[.J108]" office:value-type="float" office:value="38955">
            <text:p>38,95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2" table:formula="of:=VLOOKUP([.B109];[$Techs.$G$29:.$K$35];5)" office:value-type="float" office:value="0">
            <text:p>0</text:p>
          </table:table-cell>
          <table:table-cell table:style-name="ce6" table:formula="of:=IF([.B109]=[.C109];&quot;Max&quot;;VLOOKUP([.B109];[$Techs.$G$29:.$K$35];3))" office:value-type="float" office:value="100">
            <text:p>100 </text:p>
          </table:table-cell>
          <table:table-cell table:style-name="ce62" table:formula="of:=VLOOKUP([.C109];[$Techs.$G$29:.$K$35];5)" office:value-type="float" office:value="5700">
            <text:p>5,700</text:p>
          </table:table-cell>
          <table:table-cell table:number-columns-repeated="2"/>
          <table:table-cell office:value-type="float" office:value="108">
            <text:p>108</text:p>
          </table:table-cell>
          <table:table-cell table:style-name="ce6" table:formula="of:=[.J108]+5" office:value-type="float" office:value="635">
            <text:p>635 </text:p>
          </table:table-cell>
          <table:table-cell table:style-name="ce6" table:formula="of:=[.K108]+[.J109]" office:value-type="float" office:value="39590">
            <text:p>39,590 </text:p>
          </table:table-cell>
          <table:table-cell table:number-columns-repeated="245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10];[$Techs.$S$1:.$W$9];5)" office:value-type="float" office:value="0">
            <text:p>0</text:p>
          </table:table-cell>
          <table:table-cell table:style-name="ce64" table:formula="of:=IF([.B110]=[.C110];&quot;Max&quot;;VLOOKUP([.B110];[$Techs.$S$1:.$W$9];3))" office:value-type="float" office:value="0">
            <text:p><text:s/>- </text:p>
          </table:table-cell>
          <table:table-cell table:style-name="ce63" table:formula="of:=VLOOKUP([.C110];[$Techs.$S$1:.$W$9];5)" office:value-type="float" office:value="6750">
            <text:p>6,750</text:p>
          </table:table-cell>
          <table:table-cell table:number-columns-repeated="2"/>
          <table:table-cell office:value-type="float" office:value="109">
            <text:p>109</text:p>
          </table:table-cell>
          <table:table-cell table:style-name="ce6" table:formula="of:=[.J109]+5" office:value-type="float" office:value="640">
            <text:p>640 </text:p>
          </table:table-cell>
          <table:table-cell table:style-name="ce6" table:formula="of:=[.K109]+[.J110]" office:value-type="float" office:value="40230">
            <text:p>40,230 </text:p>
          </table:table-cell>
          <table:table-cell table:number-columns-repeated="245"/>
        </table:table-row>
        <table:table-row table:style-name="ro1">
          <table:table-cell table:style-name="ce45" office:value-type="string">
            <text:p>Heat Capacity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83" office:value-type="float" office:value="0">
            <text:p>0</text:p>
          </table:table-cell>
          <table:table-cell table:style-name="ce58" office:value-type="float" office:value="50">
            <text:p>50 </text:p>
          </table:table-cell>
          <table:table-cell table:style-name="ce83" office:value-type="float" office:value="4450">
            <text:p>4,450</text:p>
          </table:table-cell>
          <table:table-cell table:number-columns-repeated="2"/>
          <table:table-cell office:value-type="float" office:value="110">
            <text:p>110</text:p>
          </table:table-cell>
          <table:table-cell table:style-name="ce6" table:formula="of:=[.J110]+5" office:value-type="float" office:value="645">
            <text:p>645 </text:p>
          </table:table-cell>
          <table:table-cell table:style-name="ce6" table:formula="of:=[.K110]+[.J111]" office:value-type="float" office:value="40875">
            <text:p>40,87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3">
            <text:p>3</text:p>
          </table:table-cell>
          <table:table-cell table:style-name="ce19" office:value-type="float" office:value="8">
            <text:p>8</text:p>
          </table:table-cell>
          <table:table-cell table:style-name="ce62" table:formula="of:=VLOOKUP([.B112];[$Techs.$G$16:.$K$27];5)" office:value-type="float" office:value="550">
            <text:p>550</text:p>
          </table:table-cell>
          <table:table-cell table:style-name="ce6" table:formula="of:=IF([.B112]=[.C112];&quot;Max&quot;;VLOOKUP([.B112];[$Techs.$G$16:.$K$27];3))" office:value-type="float" office:value="400">
            <text:p>400 </text:p>
          </table:table-cell>
          <table:table-cell table:style-name="ce62" table:formula="of:=VLOOKUP([.C112];[$Techs.$G$16:.$K$27];5)" office:value-type="float" office:value="3550">
            <text:p>3,550</text:p>
          </table:table-cell>
          <table:table-cell table:number-columns-repeated="2"/>
          <table:table-cell office:value-type="float" office:value="111">
            <text:p>111</text:p>
          </table:table-cell>
          <table:table-cell table:style-name="ce6" table:formula="of:=[.J111]+5" office:value-type="float" office:value="650">
            <text:p>650 </text:p>
          </table:table-cell>
          <table:table-cell table:style-name="ce6" table:formula="of:=[.K111]+[.J112]" office:value-type="float" office:value="41525">
            <text:p>41,52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62" table:formula="of:=VLOOKUP([.B113];[$Techs.$M$1:.$Q$24];5)" office:value-type="float" office:value="0">
            <text:p>0</text:p>
          </table:table-cell>
          <table:table-cell table:style-name="ce6" table:formula="of:=IF([.B113]=[.C113];&quot;Max&quot;;VLOOKUP([.B113];[$Techs.$M$1:.$Q$24];3))" office:value-type="float" office:value="80">
            <text:p>80 </text:p>
          </table:table-cell>
          <table:table-cell table:style-name="ce62" table:formula="of:=VLOOKUP([.C113];[$Techs.$M$1:.$Q$24];5)" office:value-type="float" office:value="3600">
            <text:p>3,600</text:p>
          </table:table-cell>
          <table:table-cell table:number-columns-repeated="2"/>
          <table:table-cell office:value-type="float" office:value="112">
            <text:p>112</text:p>
          </table:table-cell>
          <table:table-cell table:style-name="ce6" table:formula="of:=[.J112]+5" office:value-type="float" office:value="655">
            <text:p>655 </text:p>
          </table:table-cell>
          <table:table-cell table:style-name="ce6" table:formula="of:=[.K112]+[.J113]" office:value-type="float" office:value="42180">
            <text:p>42,18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2" table:formula="of:=VLOOKUP([.B114];[$Techs.$S$21:.$W$26];5)" office:value-type="float" office:value="0">
            <text:p>0</text:p>
          </table:table-cell>
          <table:table-cell table:style-name="ce6" table:formula="of:=IF([.B114]=[.C114];&quot;Max&quot;;VLOOKUP([.B114];[$Techs.$S$21:.$W$26];3))" office:value-type="float" office:value="200">
            <text:p>200 </text:p>
          </table:table-cell>
          <table:table-cell table:style-name="ce62" table:formula="of:=VLOOKUP([.C114];[$Techs.$S$21:.$W$26];5)" office:value-type="float" office:value="1600">
            <text:p>1,600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6" table:formula="of:=[.J113]+5" office:value-type="float" office:value="660">
            <text:p>660 </text:p>
          </table:table-cell>
          <table:table-cell table:style-name="ce6" table:formula="of:=[.K113]+[.J114]" office:value-type="float" office:value="42840">
            <text:p>42,840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62" table:formula="of:=VLOOKUP([.B115];[$Techs.$S$11:.$W$18];5)" office:value-type="float" office:value="4270">
            <text:p>4,270</text:p>
          </table:table-cell>
          <table:table-cell table:style-name="ce6" table:formula="of:=IF([.B115]=[.C115];&quot;Max&quot;;VLOOKUP([.B115];[$Techs.$S$11:.$W$18];3))" office:value-type="float" office:value="1800">
            <text:p>1,800 </text:p>
          </table:table-cell>
          <table:table-cell table:style-name="ce62" table:formula="of:=VLOOKUP([.C115];[$Techs.$S$11:.$W$18];5)" office:value-type="float" office:value="6070">
            <text:p>6,070</text:p>
          </table:table-cell>
          <table:table-cell table:number-columns-repeated="2"/>
          <table:table-cell office:value-type="float" office:value="114">
            <text:p>114</text:p>
          </table:table-cell>
          <table:table-cell table:style-name="ce6" table:formula="of:=[.J114]+5" office:value-type="float" office:value="665">
            <text:p>665 </text:p>
          </table:table-cell>
          <table:table-cell table:style-name="ce6" table:formula="of:=[.K114]+[.J115]" office:value-type="float" office:value="43505">
            <text:p>43,50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62" table:formula="of:=VLOOKUP([.B116];[$Techs.$S$1:.$W$9];5)" office:value-type="float" office:value="5000">
            <text:p>5,000</text:p>
          </table:table-cell>
          <table:table-cell table:style-name="ce6" table:formula="of:=IF([.B116]=[.C116];&quot;Max&quot;;VLOOKUP([.B116];[$Techs.$S$1:.$W$9];3))" office:value-type="float" office:value="1750">
            <text:p>1,750 </text:p>
          </table:table-cell>
          <table:table-cell table:style-name="ce62" table:formula="of:=VLOOKUP([.C116];[$Techs.$S$1:.$W$9];5)" office:value-type="float" office:value="6750">
            <text:p>6,750</text:p>
          </table:table-cell>
          <table:table-cell table:number-columns-repeated="2"/>
          <table:table-cell office:value-type="float" office:value="115">
            <text:p>115</text:p>
          </table:table-cell>
          <table:table-cell table:style-name="ce6" table:formula="of:=[.J115]+5" office:value-type="float" office:value="670">
            <text:p>670 </text:p>
          </table:table-cell>
          <table:table-cell table:style-name="ce6" table:formula="of:=[.K115]+[.J116]" office:value-type="float" office:value="44175">
            <text:p>44,175 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6" table:formula="of:=VLOOKUP([.B117];[$Techs.$S$28:.$W$36];5)" office:value-type="float" office:value="0">
            <text:p><text:s/>- </text:p>
          </table:table-cell>
          <table:table-cell table:style-name="ce6" table:formula="of:=IF([.B117]=[.C117];&quot;Max&quot;;VLOOKUP([.B117];[$Techs.$S$28:.$W$36];3))" office:value-type="float" office:value="75">
            <text:p>75 </text:p>
          </table:table-cell>
          <table:table-cell table:style-name="ce6" table:formula="of:=VLOOKUP([.C117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 table:formula="of:=VLOOKUP([.B118];[$Techs.$A$12:.$E$18];5)" office:value-type="float" office:value="50">
            <text:p>50 </text:p>
          </table:table-cell>
          <table:table-cell table:style-name="ce6" table:formula="of:=IF([.B118]=[.C118];&quot;Max&quot;;VLOOKUP([.B118];[$Techs.$A$12:.$E$18];3))" office:value-type="float" office:value="150">
            <text:p>150 </text:p>
          </table:table-cell>
          <table:table-cell table:style-name="ce6" table:formula="of:=VLOOKUP([.C118];[$Techs.$A$12:.$E$18];5)" office:value-type="float" office:value="725">
            <text:p>725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3">
            <text:p>3</text:p>
          </table:table-cell>
          <table:table-cell table:style-name="ce64" table:formula="of:=VLOOKUP([.B119];[$Techs.$S$21:.$W$26];5)" office:value-type="float" office:value="0">
            <text:p><text:s/>- </text:p>
          </table:table-cell>
          <table:table-cell table:style-name="ce64" table:formula="of:=IF([.B119]=[.C119];&quot;Max&quot;;VLOOKUP([.B119];[$Techs.$S$21:.$W$26];3))" office:value-type="float" office:value="200">
            <text:p>200 </text:p>
          </table:table-cell>
          <table:table-cell table:style-name="ce64" table:formula="of:=VLOOKUP([.C119];[$Techs.$S$21:.$W$26];5)" office:value-type="float" office:value="1600">
            <text:p>1,6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20];[$Techs.$S$1:.$W$9];5)" office:value-type="float" office:value="0">
            <text:p><text:s/>- </text:p>
          </table:table-cell>
          <table:table-cell table:style-name="ce64" table:formula="of:=IF([.B120]=[.C120];&quot;Max&quot;;VLOOKUP([.B120];[$Techs.$S$1:.$W$9];3))" office:value-type="float" office:value="0">
            <text:p><text:s/>- </text:p>
          </table:table-cell>
          <table:table-cell table:style-name="ce64" table:formula="of:=VLOOKUP([.C120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formula="of:=VLOOKUP([.B121];[$Techs.$M$26:.$Q$32];5)" office:value-type="float" office:value="80">
            <text:p>80 </text:p>
          </table:table-cell>
          <table:table-cell table:style-name="ce6" table:formula="of:=IF([.B121]=[.C121];&quot;Max&quot;;VLOOKUP([.B121];[$Techs.$M$26:.$Q$32];3))" office:value-type="float" office:value="600">
            <text:p>600 </text:p>
          </table:table-cell>
          <table:table-cell table:style-name="ce6" table:formula="of:=VLOOKUP([.C121];[$Techs.$M$26:.$Q$32];5)" office:value-type="float" office:value="650">
            <text:p>6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formula="of:=VLOOKUP([.B122];[$Techs.$A$28:.$E$37];5)" office:value-type="float" office:value="80">
            <text:p>80 </text:p>
          </table:table-cell>
          <table:table-cell table:style-name="ce6" table:formula="of:=IF([.B122]=[.C122];&quot;Max&quot;;VLOOKUP([.B122];[$Techs.$A$28:.$E$37];3))" office:value-type="float" office:value="600">
            <text:p>600 </text:p>
          </table:table-cell>
          <table:table-cell table:style-name="ce6" table:formula="of:=VLOOKUP([.C122];[$Techs.$A$28:.$E$37];5)" office:value-type="float" office:value="680">
            <text:p>6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formula="of:=VLOOKUP([.B123];[$Techs.$A$20:.$E$26];5)" office:value-type="float" office:value="0">
            <text:p><text:s/>- </text:p>
          </table:table-cell>
          <table:table-cell table:style-name="ce6" table:formula="of:=IF([.B123]=[.C123];&quot;Max&quot;;VLOOKUP([.B123];[$Techs.$A$20:.$E$26];3))" office:value-type="float" office:value="60">
            <text:p>60 </text:p>
          </table:table-cell>
          <table:table-cell table:style-name="ce6" table:formula="of:=VLOOKUP([.C123];[$Techs.$A$20:.$E$26];5)" office:value-type="float" office:value="60">
            <text:p>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124];[$Techs.$S$11:.$W$18];5)" office:value-type="float" office:value="0">
            <text:p><text:s/>- </text:p>
          </table:table-cell>
          <table:table-cell table:style-name="ce64" table:formula="of:=IF([.B124]=[.C124];&quot;Max&quot;;VLOOKUP([.B124];[$Techs.$S$11:.$W$18];3))" office:value-type="float" office:value="70">
            <text:p>70 </text:p>
          </table:table-cell>
          <table:table-cell table:style-name="ce64" table:formula="of:=VLOOKUP([.C124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08:.D124])" office:value-type="float" office:value="10280">
            <text:p>10,280</text:p>
          </table:table-cell>
          <table:table-cell table:style-name="ce5" office:value-type="string">
            <text:p>Total</text:p>
          </table:table-cell>
          <table:table-cell table:style-name="ce65" table:formula="of:=SUM([.F108:.F124])" office:value-type="float" office:value="58530">
            <text:p>58,53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06];[.I$1:.K$1048576];3)-[.D125]" office:value-type="float" office:value="745">
            <text:p>745</text:p>
          </table:table-cell>
          <table:table-cell/>
          <table:table-cell table:style-name="ce61" table:formula="of:=[.F125]-[.F120]-[.F119]-[.F124]-[.F110]-[.F117]" office:value-type="float" office:value="34385">
            <text:p>34,385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60">
            <text:p>6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62" table:formula="of:=VLOOKUP([.B131];[$Techs.$A$1:.$E$10];5)" office:value-type="float" office:value="250">
            <text:p>250</text:p>
          </table:table-cell>
          <table:table-cell table:style-name="ce6" table:formula="of:=IF([.B131]=[.C131];&quot;Max&quot;;VLOOKUP([.B131];[$Techs.$A$1:.$E$10];3))" office:value-type="float" office:value="300">
            <text:p>300 </text:p>
          </table:table-cell>
          <table:table-cell table:style-name="ce62" table:formula="of:=VLOOKUP([.C131];[$Techs.$A$1:.$E$10];5)" office:value-type="float" office:value="550">
            <text:p>5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0">
            <text:p>0</text:p>
          </table:table-cell>
          <table:table-cell table:style-name="ce19" office:value-type="float" office:value="5">
            <text:p>5</text:p>
          </table:table-cell>
          <table:table-cell table:style-name="ce62" table:formula="of:=VLOOKUP([.B132];[$Techs.$G$29:.$K$35];5)" office:value-type="float" office:value="0">
            <text:p>0</text:p>
          </table:table-cell>
          <table:table-cell table:style-name="ce6" table:formula="of:=IF([.B132]=[.C132];&quot;Max&quot;;VLOOKUP([.B132];[$Techs.$G$29:.$K$35];3))" office:value-type="float" office:value="100">
            <text:p>100 </text:p>
          </table:table-cell>
          <table:table-cell table:style-name="ce62" table:formula="of:=VLOOKUP([.C132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33];[$Techs.$S$1:.$W$9];5)" office:value-type="float" office:value="0">
            <text:p>0</text:p>
          </table:table-cell>
          <table:table-cell table:style-name="ce64" table:formula="of:=IF([.B133]=[.C133];&quot;Max&quot;;VLOOKUP([.B133];[$Techs.$S$1:.$W$9];3))" office:value-type="float" office:value="0">
            <text:p><text:s/>- </text:p>
          </table:table-cell>
          <table:table-cell table:style-name="ce63" table:formula="of:=VLOOKUP([.C133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Heat Capacity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83" office:value-type="float" office:value="0">
            <text:p>0</text:p>
          </table:table-cell>
          <table:table-cell table:style-name="ce58" office:value-type="float" office:value="50">
            <text:p>50 </text:p>
          </table:table-cell>
          <table:table-cell table:style-name="ce83" office:value-type="float" office:value="4450">
            <text:p>4,4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4">
            <text:p>4</text:p>
          </table:table-cell>
          <table:table-cell table:style-name="ce19" office:value-type="float" office:value="8">
            <text:p>8</text:p>
          </table:table-cell>
          <table:table-cell table:style-name="ce62" table:formula="of:=VLOOKUP([.B135];[$Techs.$G$16:.$K$27];5)" office:value-type="float" office:value="950">
            <text:p>950</text:p>
          </table:table-cell>
          <table:table-cell table:style-name="ce6" table:formula="of:=IF([.B135]=[.C135];&quot;Max&quot;;VLOOKUP([.B135];[$Techs.$G$16:.$K$27];3))" office:value-type="float" office:value="500">
            <text:p>500 </text:p>
          </table:table-cell>
          <table:table-cell table:style-name="ce62" table:formula="of:=VLOOKUP([.C135];[$Techs.$G$16:.$K$27];5)" office:value-type="float" office:value="3550">
            <text:p>3,5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62" table:formula="of:=VLOOKUP([.B136];[$Techs.$M$1:.$Q$24];5)" office:value-type="float" office:value="0">
            <text:p>0</text:p>
          </table:table-cell>
          <table:table-cell table:style-name="ce6" table:formula="of:=IF([.B136]=[.C136];&quot;Max&quot;;VLOOKUP([.B136];[$Techs.$M$1:.$Q$24];3))" office:value-type="float" office:value="80">
            <text:p>80 </text:p>
          </table:table-cell>
          <table:table-cell table:style-name="ce62" table:formula="of:=VLOOKUP([.C136];[$Techs.$M$1:.$Q$24];5)" office:value-type="float" office:value="3600">
            <text:p>3,6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2" table:formula="of:=VLOOKUP([.B137];[$Techs.$S$21:.$W$26];5)" office:value-type="float" office:value="0">
            <text:p>0</text:p>
          </table:table-cell>
          <table:table-cell table:style-name="ce6" table:formula="of:=IF([.B137]=[.C137];&quot;Max&quot;;VLOOKUP([.B137];[$Techs.$S$21:.$W$26];3))" office:value-type="float" office:value="200">
            <text:p>200 </text:p>
          </table:table-cell>
          <table:table-cell table:style-name="ce62" table:formula="of:=VLOOKUP([.C137];[$Techs.$S$21:.$W$26];5)" office:value-type="float" office:value="1600">
            <text:p>1,6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62" table:formula="of:=VLOOKUP([.B138];[$Techs.$S$11:.$W$18];5)" office:value-type="float" office:value="4270">
            <text:p>4,270</text:p>
          </table:table-cell>
          <table:table-cell table:style-name="ce6" table:formula="of:=IF([.B138]=[.C138];&quot;Max&quot;;VLOOKUP([.B138];[$Techs.$S$11:.$W$18];3))" office:value-type="float" office:value="1800">
            <text:p>1,800 </text:p>
          </table:table-cell>
          <table:table-cell table:style-name="ce62" table:formula="of:=VLOOKUP([.C138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7">
            <text:p>7</text:p>
          </table:table-cell>
          <table:table-cell table:style-name="ce19" office:value-type="float" office:value="7">
            <text:p>7</text:p>
          </table:table-cell>
          <table:table-cell table:style-name="ce62" table:formula="of:=VLOOKUP([.B139];[$Techs.$S$1:.$W$9];5)" office:value-type="float" office:value="6750">
            <text:p>6,750</text:p>
          </table:table-cell>
          <table:table-cell table:style-name="ce6" table:formula="of:=IF([.B139]=[.C139];&quot;Max&quot;;VLOOKUP([.B139];[$Techs.$S$1:.$W$9];3))" office:value-type="string" office:string-value="Max ">
            <text:p>Max </text:p>
          </table:table-cell>
          <table:table-cell table:style-name="ce62" table:formula="of:=VLOOKUP([.C139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6" table:formula="of:=VLOOKUP([.B140];[$Techs.$S$28:.$W$36];5)" office:value-type="float" office:value="0">
            <text:p><text:s/>- </text:p>
          </table:table-cell>
          <table:table-cell table:style-name="ce6" table:formula="of:=IF([.B140]=[.C140];&quot;Max&quot;;VLOOKUP([.B140];[$Techs.$S$28:.$W$36];3))" office:value-type="float" office:value="75">
            <text:p>75 </text:p>
          </table:table-cell>
          <table:table-cell table:style-name="ce6" table:formula="of:=VLOOKUP([.C140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6" table:formula="of:=VLOOKUP([.B141];[$Techs.$A$12:.$E$18];5)" office:value-type="float" office:value="50">
            <text:p>50 </text:p>
          </table:table-cell>
          <table:table-cell table:style-name="ce6" table:formula="of:=IF([.B141]=[.C141];&quot;Max&quot;;VLOOKUP([.B141];[$Techs.$A$12:.$E$18];3))" office:value-type="float" office:value="150">
            <text:p>150 </text:p>
          </table:table-cell>
          <table:table-cell table:style-name="ce6" table:formula="of:=VLOOKUP([.C141];[$Techs.$A$12:.$E$18];5)" office:value-type="float" office:value="725">
            <text:p>725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3">
            <text:p>3</text:p>
          </table:table-cell>
          <table:table-cell table:style-name="ce64" table:formula="of:=VLOOKUP([.B142];[$Techs.$S$21:.$W$26];5)" office:value-type="float" office:value="0">
            <text:p><text:s/>- </text:p>
          </table:table-cell>
          <table:table-cell table:style-name="ce64" table:formula="of:=IF([.B142]=[.C142];&quot;Max&quot;;VLOOKUP([.B142];[$Techs.$S$21:.$W$26];3))" office:value-type="float" office:value="200">
            <text:p>200 </text:p>
          </table:table-cell>
          <table:table-cell table:style-name="ce64" table:formula="of:=VLOOKUP([.C142];[$Techs.$S$21:.$W$26];5)" office:value-type="float" office:value="1600">
            <text:p>1,6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43];[$Techs.$S$1:.$W$9];5)" office:value-type="float" office:value="0">
            <text:p><text:s/>- </text:p>
          </table:table-cell>
          <table:table-cell table:style-name="ce64" table:formula="of:=IF([.B143]=[.C143];&quot;Max&quot;;VLOOKUP([.B143];[$Techs.$S$1:.$W$9];3))" office:value-type="float" office:value="0">
            <text:p><text:s/>- </text:p>
          </table:table-cell>
          <table:table-cell table:style-name="ce64" table:formula="of:=VLOOKUP([.C143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formula="of:=VLOOKUP([.B144];[$Techs.$M$26:.$Q$32];5)" office:value-type="float" office:value="80">
            <text:p>80 </text:p>
          </table:table-cell>
          <table:table-cell table:style-name="ce6" table:formula="of:=IF([.B144]=[.C144];&quot;Max&quot;;VLOOKUP([.B144];[$Techs.$M$26:.$Q$32];3))" office:value-type="float" office:value="600">
            <text:p>600 </text:p>
          </table:table-cell>
          <table:table-cell table:style-name="ce6" table:formula="of:=VLOOKUP([.C144];[$Techs.$M$26:.$Q$32];5)" office:value-type="float" office:value="650">
            <text:p>6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6" table:formula="of:=VLOOKUP([.B145];[$Techs.$A$28:.$E$37];5)" office:value-type="float" office:value="80">
            <text:p>80 </text:p>
          </table:table-cell>
          <table:table-cell table:style-name="ce6" table:formula="of:=IF([.B145]=[.C145];&quot;Max&quot;;VLOOKUP([.B145];[$Techs.$A$28:.$E$37];3))" office:value-type="float" office:value="600">
            <text:p>600 </text:p>
          </table:table-cell>
          <table:table-cell table:style-name="ce6" table:formula="of:=VLOOKUP([.C145];[$Techs.$A$28:.$E$37];5)" office:value-type="float" office:value="680">
            <text:p>6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formula="of:=VLOOKUP([.B146];[$Techs.$A$20:.$E$26];5)" office:value-type="float" office:value="0">
            <text:p><text:s/>- </text:p>
          </table:table-cell>
          <table:table-cell table:style-name="ce6" table:formula="of:=IF([.B146]=[.C146];&quot;Max&quot;;VLOOKUP([.B146];[$Techs.$A$20:.$E$26];3))" office:value-type="float" office:value="60">
            <text:p>60 </text:p>
          </table:table-cell>
          <table:table-cell table:style-name="ce6" table:formula="of:=VLOOKUP([.C146];[$Techs.$A$20:.$E$26];5)" office:value-type="float" office:value="60">
            <text:p>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147];[$Techs.$S$11:.$W$18];5)" office:value-type="float" office:value="0">
            <text:p><text:s/>- </text:p>
          </table:table-cell>
          <table:table-cell table:style-name="ce64" table:formula="of:=IF([.B147]=[.C147];&quot;Max&quot;;VLOOKUP([.B147];[$Techs.$S$11:.$W$18];3))" office:value-type="float" office:value="70">
            <text:p>70 </text:p>
          </table:table-cell>
          <table:table-cell table:style-name="ce64" table:formula="of:=VLOOKUP([.C147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31:.D147])" office:value-type="float" office:value="12430">
            <text:p>12,430</text:p>
          </table:table-cell>
          <table:table-cell table:style-name="ce5" office:value-type="string">
            <text:p>Total</text:p>
          </table:table-cell>
          <table:table-cell table:style-name="ce65" table:formula="of:=SUM([.F131:.F147])" office:value-type="float" office:value="58530">
            <text:p>58,53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29];[.I$1:.K$1048576];3)-[.D148]" office:value-type="float" office:value="2320">
            <text:p>2,320</text:p>
          </table:table-cell>
          <table:table-cell/>
          <table:table-cell table:style-name="ce61" table:formula="of:=[.F148]-[.F143]-[.F142]-[.F147]-[.F133]-[.F140]" office:value-type="float" office:value="34385">
            <text:p>34,385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70">
            <text:p>7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62" table:formula="of:=VLOOKUP([.B154];[$Techs.$A$1:.$E$10];5)" office:value-type="float" office:value="550">
            <text:p>550</text:p>
          </table:table-cell>
          <table:table-cell table:style-name="ce6" table:formula="of:=IF([.B154]=[.C154];&quot;Max&quot;;VLOOKUP([.B154];[$Techs.$A$1:.$E$10];3))" office:value-type="string" office:string-value="Max ">
            <text:p>Max </text:p>
          </table:table-cell>
          <table:table-cell table:style-name="ce62" table:formula="of:=VLOOKUP([.C154];[$Techs.$A$1:.$E$10];5)" office:value-type="float" office:value="550">
            <text:p>5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62" table:formula="of:=VLOOKUP([.B155];[$Techs.$G$29:.$K$35];5)" office:value-type="float" office:value="900">
            <text:p>900</text:p>
          </table:table-cell>
          <table:table-cell table:style-name="ce6" table:formula="of:=IF([.B155]=[.C155];&quot;Max&quot;;VLOOKUP([.B155];[$Techs.$G$29:.$K$35];3))" office:value-type="float" office:value="1200">
            <text:p>1,200 </text:p>
          </table:table-cell>
          <table:table-cell table:style-name="ce62" table:formula="of:=VLOOKUP([.C155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56];[$Techs.$S$1:.$W$9];5)" office:value-type="float" office:value="0">
            <text:p>0</text:p>
          </table:table-cell>
          <table:table-cell table:style-name="ce64" table:formula="of:=IF([.B156]=[.C156];&quot;Max&quot;;VLOOKUP([.B156];[$Techs.$S$1:.$W$9];3))" office:value-type="float" office:value="0">
            <text:p><text:s/>- </text:p>
          </table:table-cell>
          <table:table-cell table:style-name="ce63" table:formula="of:=VLOOKUP([.C156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Heat Capacity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83" office:value-type="float" office:value="0">
            <text:p>0</text:p>
          </table:table-cell>
          <table:table-cell table:style-name="ce58" office:value-type="float" office:value="50">
            <text:p>50 </text:p>
          </table:table-cell>
          <table:table-cell table:style-name="ce83" office:value-type="float" office:value="4450">
            <text:p>4,4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4">
            <text:p>4</text:p>
          </table:table-cell>
          <table:table-cell table:style-name="ce19" office:value-type="float" office:value="8">
            <text:p>8</text:p>
          </table:table-cell>
          <table:table-cell table:style-name="ce62" table:formula="of:=VLOOKUP([.B158];[$Techs.$G$16:.$K$27];5)" office:value-type="float" office:value="950">
            <text:p>950</text:p>
          </table:table-cell>
          <table:table-cell table:style-name="ce6" table:formula="of:=IF([.B158]=[.C158];&quot;Max&quot;;VLOOKUP([.B158];[$Techs.$G$16:.$K$27];3))" office:value-type="float" office:value="500">
            <text:p>500 </text:p>
          </table:table-cell>
          <table:table-cell table:style-name="ce62" table:formula="of:=VLOOKUP([.C158];[$Techs.$G$16:.$K$27];5)" office:value-type="float" office:value="3550">
            <text:p>3,5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0">
            <text:p>0</text:p>
          </table:table-cell>
          <table:table-cell table:style-name="ce19" office:value-type="float" office:value="9">
            <text:p>9</text:p>
          </table:table-cell>
          <table:table-cell table:style-name="ce62" table:formula="of:=VLOOKUP([.B159];[$Techs.$M$1:.$Q$24];5)" office:value-type="float" office:value="0">
            <text:p>0</text:p>
          </table:table-cell>
          <table:table-cell table:style-name="ce6" table:formula="of:=IF([.B159]=[.C159];&quot;Max&quot;;VLOOKUP([.B159];[$Techs.$M$1:.$Q$24];3))" office:value-type="float" office:value="80">
            <text:p>80 </text:p>
          </table:table-cell>
          <table:table-cell table:style-name="ce62" table:formula="of:=VLOOKUP([.C159];[$Techs.$M$1:.$Q$24];5)" office:value-type="float" office:value="3600">
            <text:p>3,6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3">
            <text:p>3</text:p>
          </table:table-cell>
          <table:table-cell table:style-name="ce62" table:formula="of:=VLOOKUP([.B160];[$Techs.$S$21:.$W$26];5)" office:value-type="float" office:value="0">
            <text:p>0</text:p>
          </table:table-cell>
          <table:table-cell table:style-name="ce6" table:formula="of:=IF([.B160]=[.C160];&quot;Max&quot;;VLOOKUP([.B160];[$Techs.$S$21:.$W$26];3))" office:value-type="float" office:value="200">
            <text:p>200 </text:p>
          </table:table-cell>
          <table:table-cell table:style-name="ce62" table:formula="of:=VLOOKUP([.C160];[$Techs.$S$21:.$W$26];5)" office:value-type="float" office:value="1600">
            <text:p>1,6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62" table:formula="of:=VLOOKUP([.B161];[$Techs.$S$11:.$W$18];5)" office:value-type="float" office:value="6070">
            <text:p>6,070</text:p>
          </table:table-cell>
          <table:table-cell table:style-name="ce6" table:formula="of:=IF([.B161]=[.C161];&quot;Max&quot;;VLOOKUP([.B161];[$Techs.$S$11:.$W$18];3))" office:value-type="string" office:string-value="Max ">
            <text:p>Max </text:p>
          </table:table-cell>
          <table:table-cell table:style-name="ce62" table:formula="of:=VLOOKUP([.C161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7">
            <text:p>7</text:p>
          </table:table-cell>
          <table:table-cell table:style-name="ce19" office:value-type="float" office:value="7">
            <text:p>7</text:p>
          </table:table-cell>
          <table:table-cell table:style-name="ce62" table:formula="of:=VLOOKUP([.B162];[$Techs.$S$1:.$W$9];5)" office:value-type="float" office:value="6750">
            <text:p>6,750</text:p>
          </table:table-cell>
          <table:table-cell table:style-name="ce6" table:formula="of:=IF([.B162]=[.C162];&quot;Max&quot;;VLOOKUP([.B162];[$Techs.$S$1:.$W$9];3))" office:value-type="string" office:string-value="Max ">
            <text:p>Max </text:p>
          </table:table-cell>
          <table:table-cell table:style-name="ce62" table:formula="of:=VLOOKUP([.C162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6" table:formula="of:=VLOOKUP([.B163];[$Techs.$S$28:.$W$36];5)" office:value-type="float" office:value="0">
            <text:p><text:s/>- </text:p>
          </table:table-cell>
          <table:table-cell table:style-name="ce6" table:formula="of:=IF([.B163]=[.C163];&quot;Max&quot;;VLOOKUP([.B163];[$Techs.$S$28:.$W$36];3))" office:value-type="float" office:value="75">
            <text:p>75 </text:p>
          </table:table-cell>
          <table:table-cell table:style-name="ce6" table:formula="of:=VLOOKUP([.C163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6" table:formula="of:=VLOOKUP([.B164];[$Techs.$A$12:.$E$18];5)" office:value-type="float" office:value="725">
            <text:p>725 </text:p>
          </table:table-cell>
          <table:table-cell table:style-name="ce6" table:formula="of:=IF([.B164]=[.C164];&quot;Max&quot;;VLOOKUP([.B164];[$Techs.$A$12:.$E$18];3))" office:value-type="string" office:string-value="Max ">
            <text:p>Max </text:p>
          </table:table-cell>
          <table:table-cell table:style-name="ce6" table:formula="of:=VLOOKUP([.C164];[$Techs.$A$12:.$E$18];5)" office:value-type="float" office:value="725">
            <text:p>725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3">
            <text:p>3</text:p>
          </table:table-cell>
          <table:table-cell table:style-name="ce64" table:formula="of:=VLOOKUP([.B165];[$Techs.$S$21:.$W$26];5)" office:value-type="float" office:value="0">
            <text:p><text:s/>- </text:p>
          </table:table-cell>
          <table:table-cell table:style-name="ce64" table:formula="of:=IF([.B165]=[.C165];&quot;Max&quot;;VLOOKUP([.B165];[$Techs.$S$21:.$W$26];3))" office:value-type="float" office:value="200">
            <text:p>200 </text:p>
          </table:table-cell>
          <table:table-cell table:style-name="ce64" table:formula="of:=VLOOKUP([.C165];[$Techs.$S$21:.$W$26];5)" office:value-type="float" office:value="1600">
            <text:p>1,6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66];[$Techs.$S$1:.$W$9];5)" office:value-type="float" office:value="0">
            <text:p><text:s/>- </text:p>
          </table:table-cell>
          <table:table-cell table:style-name="ce64" table:formula="of:=IF([.B166]=[.C166];&quot;Max&quot;;VLOOKUP([.B166];[$Techs.$S$1:.$W$9];3))" office:value-type="float" office:value="0">
            <text:p><text:s/>- </text:p>
          </table:table-cell>
          <table:table-cell table:style-name="ce64" table:formula="of:=VLOOKUP([.C166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" table:formula="of:=VLOOKUP([.B167];[$Techs.$M$26:.$Q$32];5)" office:value-type="float" office:value="650">
            <text:p>650 </text:p>
          </table:table-cell>
          <table:table-cell table:style-name="ce6" table:formula="of:=IF([.B167]=[.C167];&quot;Max&quot;;VLOOKUP([.B167];[$Techs.$M$26:.$Q$32];3))" office:value-type="string" office:string-value="Max ">
            <text:p>Max </text:p>
          </table:table-cell>
          <table:table-cell table:style-name="ce6" table:formula="of:=VLOOKUP([.C167];[$Techs.$M$26:.$Q$32];5)" office:value-type="float" office:value="650">
            <text:p>6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" table:formula="of:=VLOOKUP([.B168];[$Techs.$A$28:.$E$37];5)" office:value-type="float" office:value="680">
            <text:p>680 </text:p>
          </table:table-cell>
          <table:table-cell table:style-name="ce6" table:formula="of:=IF([.B168]=[.C168];&quot;Max&quot;;VLOOKUP([.B168];[$Techs.$A$28:.$E$37];3))" office:value-type="string" office:string-value="Max ">
            <text:p>Max </text:p>
          </table:table-cell>
          <table:table-cell table:style-name="ce6" table:formula="of:=VLOOKUP([.C168];[$Techs.$A$28:.$E$37];5)" office:value-type="float" office:value="680">
            <text:p>6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formula="of:=VLOOKUP([.B169];[$Techs.$A$20:.$E$26];5)" office:value-type="float" office:value="0">
            <text:p><text:s/>- </text:p>
          </table:table-cell>
          <table:table-cell table:style-name="ce6" table:formula="of:=IF([.B169]=[.C169];&quot;Max&quot;;VLOOKUP([.B169];[$Techs.$A$20:.$E$26];3))" office:value-type="float" office:value="60">
            <text:p>60 </text:p>
          </table:table-cell>
          <table:table-cell table:style-name="ce6" table:formula="of:=VLOOKUP([.C169];[$Techs.$A$20:.$E$26];5)" office:value-type="float" office:value="60">
            <text:p>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170];[$Techs.$S$11:.$W$18];5)" office:value-type="float" office:value="0">
            <text:p><text:s/>- </text:p>
          </table:table-cell>
          <table:table-cell table:style-name="ce64" table:formula="of:=IF([.B170]=[.C170];&quot;Max&quot;;VLOOKUP([.B170];[$Techs.$S$11:.$W$18];3))" office:value-type="float" office:value="70">
            <text:p>70 </text:p>
          </table:table-cell>
          <table:table-cell table:style-name="ce64" table:formula="of:=VLOOKUP([.C170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54:.D170])" office:value-type="float" office:value="17275">
            <text:p>17,275</text:p>
          </table:table-cell>
          <table:table-cell table:style-name="ce5" office:value-type="string">
            <text:p>Total</text:p>
          </table:table-cell>
          <table:table-cell table:style-name="ce65" table:formula="of:=SUM([.F154:.F170])" office:value-type="float" office:value="58530">
            <text:p>58,53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52];[.I$1:.K$1048576];3)-[.D171]" office:value-type="float" office:value="1700">
            <text:p>1,700</text:p>
          </table:table-cell>
          <table:table-cell/>
          <table:table-cell table:style-name="ce61" table:formula="of:=[.F171]-[.F166]-[.F165]-[.F170]-[.F156]-[.F163]" office:value-type="float" office:value="34385">
            <text:p>34,385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80">
            <text:p>8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62" table:formula="of:=VLOOKUP([.B177];[$Techs.$A$1:.$E$10];5)" office:value-type="float" office:value="550">
            <text:p>550</text:p>
          </table:table-cell>
          <table:table-cell table:style-name="ce6" table:formula="of:=IF([.B177]=[.C177];&quot;Max&quot;;VLOOKUP([.B177];[$Techs.$A$1:.$E$10];3))" office:value-type="string" office:string-value="Max ">
            <text:p>Max </text:p>
          </table:table-cell>
          <table:table-cell table:style-name="ce62" table:formula="of:=VLOOKUP([.C177];[$Techs.$A$1:.$E$10];5)" office:value-type="float" office:value="550">
            <text:p>5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62" table:formula="of:=VLOOKUP([.B178];[$Techs.$G$29:.$K$35];5)" office:value-type="float" office:value="900">
            <text:p>900</text:p>
          </table:table-cell>
          <table:table-cell table:style-name="ce6" table:formula="of:=IF([.B178]=[.C178];&quot;Max&quot;;VLOOKUP([.B178];[$Techs.$G$29:.$K$35];3))" office:value-type="float" office:value="1200">
            <text:p>1,200 </text:p>
          </table:table-cell>
          <table:table-cell table:style-name="ce62" table:formula="of:=VLOOKUP([.C178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79];[$Techs.$S$1:.$W$9];5)" office:value-type="float" office:value="0">
            <text:p>0</text:p>
          </table:table-cell>
          <table:table-cell table:style-name="ce64" table:formula="of:=IF([.B179]=[.C179];&quot;Max&quot;;VLOOKUP([.B179];[$Techs.$S$1:.$W$9];3))" office:value-type="float" office:value="0">
            <text:p><text:s/>- </text:p>
          </table:table-cell>
          <table:table-cell table:style-name="ce63" table:formula="of:=VLOOKUP([.C179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Heat Capacity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83" office:value-type="float" office:value="0">
            <text:p>0</text:p>
          </table:table-cell>
          <table:table-cell table:style-name="ce58" office:value-type="float" office:value="50">
            <text:p>50 </text:p>
          </table:table-cell>
          <table:table-cell table:style-name="ce83" office:value-type="float" office:value="4450">
            <text:p>4,4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8">
            <text:p>8</text:p>
          </table:table-cell>
          <table:table-cell table:style-name="ce19" office:value-type="float" office:value="8">
            <text:p>8</text:p>
          </table:table-cell>
          <table:table-cell table:style-name="ce62" table:formula="of:=VLOOKUP([.B181];[$Techs.$G$16:.$K$27];5)" office:value-type="float" office:value="3550">
            <text:p>3,550</text:p>
          </table:table-cell>
          <table:table-cell table:style-name="ce6" table:formula="of:=IF([.B181]=[.C181];&quot;Max&quot;;VLOOKUP([.B181];[$Techs.$G$16:.$K$27];3))" office:value-type="string" office:string-value="Max ">
            <text:p>Max </text:p>
          </table:table-cell>
          <table:table-cell table:style-name="ce62" table:formula="of:=VLOOKUP([.C181];[$Techs.$G$16:.$K$27];5)" office:value-type="float" office:value="3550">
            <text:p>3,5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6">
            <text:p>6</text:p>
          </table:table-cell>
          <table:table-cell table:style-name="ce19" office:value-type="float" office:value="9">
            <text:p>9</text:p>
          </table:table-cell>
          <table:table-cell table:style-name="ce62" table:formula="of:=VLOOKUP([.B182];[$Techs.$M$1:.$Q$24];5)" office:value-type="float" office:value="1680">
            <text:p>1,680</text:p>
          </table:table-cell>
          <table:table-cell table:style-name="ce6" table:formula="of:=IF([.B182]=[.C182];&quot;Max&quot;;VLOOKUP([.B182];[$Techs.$M$1:.$Q$24];3))" office:value-type="float" office:value="560">
            <text:p>560 </text:p>
          </table:table-cell>
          <table:table-cell table:style-name="ce62" table:formula="of:=VLOOKUP([.C182];[$Techs.$M$1:.$Q$24];5)" office:value-type="float" office:value="3600">
            <text:p>3,6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62" table:formula="of:=VLOOKUP([.B183];[$Techs.$S$21:.$W$26];5)" office:value-type="float" office:value="1600">
            <text:p>1,600</text:p>
          </table:table-cell>
          <table:table-cell table:style-name="ce6" table:formula="of:=IF([.B183]=[.C183];&quot;Max&quot;;VLOOKUP([.B183];[$Techs.$S$21:.$W$26];3))" office:value-type="string" office:string-value="Max ">
            <text:p>Max </text:p>
          </table:table-cell>
          <table:table-cell table:style-name="ce62" table:formula="of:=VLOOKUP([.C183];[$Techs.$S$21:.$W$26];5)" office:value-type="float" office:value="1600">
            <text:p>1,6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62" table:formula="of:=VLOOKUP([.B184];[$Techs.$S$11:.$W$18];5)" office:value-type="float" office:value="6070">
            <text:p>6,070</text:p>
          </table:table-cell>
          <table:table-cell table:style-name="ce6" table:formula="of:=IF([.B184]=[.C184];&quot;Max&quot;;VLOOKUP([.B184];[$Techs.$S$11:.$W$18];3))" office:value-type="string" office:string-value="Max ">
            <text:p>Max </text:p>
          </table:table-cell>
          <table:table-cell table:style-name="ce62" table:formula="of:=VLOOKUP([.C184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7">
            <text:p>7</text:p>
          </table:table-cell>
          <table:table-cell table:style-name="ce19" office:value-type="float" office:value="7">
            <text:p>7</text:p>
          </table:table-cell>
          <table:table-cell table:style-name="ce62" table:formula="of:=VLOOKUP([.B185];[$Techs.$S$1:.$W$9];5)" office:value-type="float" office:value="6750">
            <text:p>6,750</text:p>
          </table:table-cell>
          <table:table-cell table:style-name="ce6" table:formula="of:=IF([.B185]=[.C185];&quot;Max&quot;;VLOOKUP([.B185];[$Techs.$S$1:.$W$9];3))" office:value-type="string" office:string-value="Max ">
            <text:p>Max </text:p>
          </table:table-cell>
          <table:table-cell table:style-name="ce62" table:formula="of:=VLOOKUP([.C185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6" table:formula="of:=VLOOKUP([.B186];[$Techs.$S$28:.$W$36];5)" office:value-type="float" office:value="0">
            <text:p><text:s/>- </text:p>
          </table:table-cell>
          <table:table-cell table:style-name="ce6" table:formula="of:=IF([.B186]=[.C186];&quot;Max&quot;;VLOOKUP([.B186];[$Techs.$S$28:.$W$36];3))" office:value-type="float" office:value="75">
            <text:p>75 </text:p>
          </table:table-cell>
          <table:table-cell table:style-name="ce6" table:formula="of:=VLOOKUP([.C186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6" table:formula="of:=VLOOKUP([.B187];[$Techs.$A$12:.$E$18];5)" office:value-type="float" office:value="725">
            <text:p>725 </text:p>
          </table:table-cell>
          <table:table-cell table:style-name="ce6" table:formula="of:=IF([.B187]=[.C187];&quot;Max&quot;;VLOOKUP([.B187];[$Techs.$A$12:.$E$18];3))" office:value-type="string" office:string-value="Max ">
            <text:p>Max </text:p>
          </table:table-cell>
          <table:table-cell table:style-name="ce6" table:formula="of:=VLOOKUP([.C187];[$Techs.$A$12:.$E$18];5)" office:value-type="float" office:value="725">
            <text:p>725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3">
            <text:p>3</text:p>
          </table:table-cell>
          <table:table-cell table:style-name="ce64" table:formula="of:=VLOOKUP([.B188];[$Techs.$S$21:.$W$26];5)" office:value-type="float" office:value="0">
            <text:p><text:s/>- </text:p>
          </table:table-cell>
          <table:table-cell table:style-name="ce64" table:formula="of:=IF([.B188]=[.C188];&quot;Max&quot;;VLOOKUP([.B188];[$Techs.$S$21:.$W$26];3))" office:value-type="float" office:value="200">
            <text:p>200 </text:p>
          </table:table-cell>
          <table:table-cell table:style-name="ce64" table:formula="of:=VLOOKUP([.C188];[$Techs.$S$21:.$W$26];5)" office:value-type="float" office:value="1600">
            <text:p>1,6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89];[$Techs.$S$1:.$W$9];5)" office:value-type="float" office:value="0">
            <text:p><text:s/>- </text:p>
          </table:table-cell>
          <table:table-cell table:style-name="ce64" table:formula="of:=IF([.B189]=[.C189];&quot;Max&quot;;VLOOKUP([.B189];[$Techs.$S$1:.$W$9];3))" office:value-type="float" office:value="0">
            <text:p><text:s/>- </text:p>
          </table:table-cell>
          <table:table-cell table:style-name="ce64" table:formula="of:=VLOOKUP([.C189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" table:formula="of:=VLOOKUP([.B190];[$Techs.$M$26:.$Q$32];5)" office:value-type="float" office:value="650">
            <text:p>650 </text:p>
          </table:table-cell>
          <table:table-cell table:style-name="ce6" table:formula="of:=IF([.B190]=[.C190];&quot;Max&quot;;VLOOKUP([.B190];[$Techs.$M$26:.$Q$32];3))" office:value-type="string" office:string-value="Max ">
            <text:p>Max </text:p>
          </table:table-cell>
          <table:table-cell table:style-name="ce6" table:formula="of:=VLOOKUP([.C190];[$Techs.$M$26:.$Q$32];5)" office:value-type="float" office:value="650">
            <text:p>6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" table:formula="of:=VLOOKUP([.B191];[$Techs.$A$28:.$E$37];5)" office:value-type="float" office:value="680">
            <text:p>680 </text:p>
          </table:table-cell>
          <table:table-cell table:style-name="ce6" table:formula="of:=IF([.B191]=[.C191];&quot;Max&quot;;VLOOKUP([.B191];[$Techs.$A$28:.$E$37];3))" office:value-type="string" office:string-value="Max ">
            <text:p>Max </text:p>
          </table:table-cell>
          <table:table-cell table:style-name="ce6" table:formula="of:=VLOOKUP([.C191];[$Techs.$A$28:.$E$37];5)" office:value-type="float" office:value="680">
            <text:p>6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formula="of:=VLOOKUP([.B192];[$Techs.$A$20:.$E$26];5)" office:value-type="float" office:value="0">
            <text:p><text:s/>- </text:p>
          </table:table-cell>
          <table:table-cell table:style-name="ce6" table:formula="of:=IF([.B192]=[.C192];&quot;Max&quot;;VLOOKUP([.B192];[$Techs.$A$20:.$E$26];3))" office:value-type="float" office:value="60">
            <text:p>60 </text:p>
          </table:table-cell>
          <table:table-cell table:style-name="ce6" table:formula="of:=VLOOKUP([.C192];[$Techs.$A$20:.$E$26];5)" office:value-type="float" office:value="60">
            <text:p>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193];[$Techs.$S$11:.$W$18];5)" office:value-type="float" office:value="0">
            <text:p><text:s/>- </text:p>
          </table:table-cell>
          <table:table-cell table:style-name="ce64" table:formula="of:=IF([.B193]=[.C193];&quot;Max&quot;;VLOOKUP([.B193];[$Techs.$S$11:.$W$18];3))" office:value-type="float" office:value="70">
            <text:p>70 </text:p>
          </table:table-cell>
          <table:table-cell table:style-name="ce64" table:formula="of:=VLOOKUP([.C193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77:.D193])" office:value-type="float" office:value="23155">
            <text:p>23,155</text:p>
          </table:table-cell>
          <table:table-cell table:style-name="ce5" office:value-type="string">
            <text:p>Total</text:p>
          </table:table-cell>
          <table:table-cell table:style-name="ce65" table:formula="of:=SUM([.F177:.F193])" office:value-type="float" office:value="58530">
            <text:p>58,53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75];[.I$1:.K$1048576];3)-[.D194]" office:value-type="float" office:value="545">
            <text:p>545</text:p>
          </table:table-cell>
          <table:table-cell/>
          <table:table-cell table:style-name="ce61" table:formula="of:=[.F194]-[.F189]-[.F188]-[.F193]-[.F179]-[.F186]" office:value-type="float" office:value="34385">
            <text:p>34,385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90">
            <text:p>9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62" table:formula="of:=VLOOKUP([.B200];[$Techs.$A$1:.$E$10];5)" office:value-type="float" office:value="550">
            <text:p>550</text:p>
          </table:table-cell>
          <table:table-cell table:style-name="ce6" table:formula="of:=IF([.B200]=[.C200];&quot;Max&quot;;VLOOKUP([.B200];[$Techs.$A$1:.$E$10];3))" office:value-type="string" office:string-value="Max ">
            <text:p>Max </text:p>
          </table:table-cell>
          <table:table-cell table:style-name="ce62" table:formula="of:=VLOOKUP([.C200];[$Techs.$A$1:.$E$10];5)" office:value-type="float" office:value="550">
            <text:p>5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62" table:formula="of:=VLOOKUP([.B201];[$Techs.$G$29:.$K$35];5)" office:value-type="float" office:value="5700">
            <text:p>5,700</text:p>
          </table:table-cell>
          <table:table-cell table:style-name="ce6" table:formula="of:=IF([.B201]=[.C201];&quot;Max&quot;;VLOOKUP([.B201];[$Techs.$G$29:.$K$35];3))" office:value-type="string" office:string-value="Max ">
            <text:p>Max </text:p>
          </table:table-cell>
          <table:table-cell table:style-name="ce62" table:formula="of:=VLOOKUP([.C201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202];[$Techs.$S$1:.$W$9];5)" office:value-type="float" office:value="0">
            <text:p>0</text:p>
          </table:table-cell>
          <table:table-cell table:style-name="ce64" table:formula="of:=IF([.B202]=[.C202];&quot;Max&quot;;VLOOKUP([.B202];[$Techs.$S$1:.$W$9];3))" office:value-type="float" office:value="0">
            <text:p><text:s/>- </text:p>
          </table:table-cell>
          <table:table-cell table:style-name="ce63" table:formula="of:=VLOOKUP([.C202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5" office:value-type="string">
            <text:p>Heat Capacity</text:p>
          </table:table-cell>
          <table:table-cell table:style-name="ce50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83" office:value-type="float" office:value="0">
            <text:p>0</text:p>
          </table:table-cell>
          <table:table-cell table:style-name="ce58" office:value-type="float" office:value="50">
            <text:p>50 </text:p>
          </table:table-cell>
          <table:table-cell table:style-name="ce83" office:value-type="float" office:value="4450">
            <text:p>4,4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62" table:formula="of:=VLOOKUP([.B204];[$Techs.$G$16:.$K$27];5)" office:value-type="float" office:value="2750">
            <text:p>2,750</text:p>
          </table:table-cell>
          <table:table-cell table:style-name="ce6" table:formula="of:=IF([.B204]=[.C204];&quot;Max&quot;;VLOOKUP([.B204];[$Techs.$G$16:.$K$27];3))" office:value-type="float" office:value="800">
            <text:p>800 </text:p>
          </table:table-cell>
          <table:table-cell table:style-name="ce62" table:formula="of:=VLOOKUP([.C204];[$Techs.$G$16:.$K$27];5)" office:value-type="float" office:value="3550">
            <text:p>3,5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62" table:formula="of:=VLOOKUP([.B205];[$Techs.$M$1:.$Q$24];5)" office:value-type="float" office:value="2880">
            <text:p>2,880</text:p>
          </table:table-cell>
          <table:table-cell table:style-name="ce6" table:formula="of:=IF([.B205]=[.C205];&quot;Max&quot;;VLOOKUP([.B205];[$Techs.$M$1:.$Q$24];3))" office:value-type="float" office:value="720">
            <text:p>720 </text:p>
          </table:table-cell>
          <table:table-cell table:style-name="ce62" table:formula="of:=VLOOKUP([.C205];[$Techs.$M$1:.$Q$24];5)" office:value-type="float" office:value="3600">
            <text:p>3,6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Ammo</text:p>
          </table:table-cell>
          <table:table-cell table:style-name="ce5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62" table:formula="of:=VLOOKUP([.B206];[$Techs.$S$21:.$W$26];5)" office:value-type="float" office:value="1600">
            <text:p>1,600</text:p>
          </table:table-cell>
          <table:table-cell table:style-name="ce6" table:formula="of:=IF([.B206]=[.C206];&quot;Max&quot;;VLOOKUP([.B206];[$Techs.$S$21:.$W$26];3))" office:value-type="string" office:string-value="Max ">
            <text:p>Max </text:p>
          </table:table-cell>
          <table:table-cell table:style-name="ce62" table:formula="of:=VLOOKUP([.C206];[$Techs.$S$21:.$W$26];5)" office:value-type="float" office:value="1600">
            <text:p>1,60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Guidance</text:p>
          </table:table-cell>
          <table:table-cell table:style-name="ce5" office:value-type="float" office:value="6">
            <text:p>6</text:p>
          </table:table-cell>
          <table:table-cell table:style-name="ce19" office:value-type="float" office:value="6">
            <text:p>6</text:p>
          </table:table-cell>
          <table:table-cell table:style-name="ce62" table:formula="of:=VLOOKUP([.B207];[$Techs.$S$11:.$W$18];5)" office:value-type="float" office:value="6070">
            <text:p>6,070</text:p>
          </table:table-cell>
          <table:table-cell table:style-name="ce6" table:formula="of:=IF([.B207]=[.C207];&quot;Max&quot;;VLOOKUP([.B207];[$Techs.$S$11:.$W$18];3))" office:value-type="string" office:string-value="Max ">
            <text:p>Max </text:p>
          </table:table-cell>
          <table:table-cell table:style-name="ce62" table:formula="of:=VLOOKUP([.C207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Missile Weapons</text:p>
          </table:table-cell>
          <table:table-cell table:style-name="ce5" office:value-type="float" office:value="7">
            <text:p>7</text:p>
          </table:table-cell>
          <table:table-cell table:style-name="ce19" office:value-type="float" office:value="7">
            <text:p>7</text:p>
          </table:table-cell>
          <table:table-cell table:style-name="ce62" table:formula="of:=VLOOKUP([.B208];[$Techs.$S$1:.$W$9];5)" office:value-type="float" office:value="6750">
            <text:p>6,750</text:p>
          </table:table-cell>
          <table:table-cell table:style-name="ce6" table:formula="of:=IF([.B208]=[.C208];&quot;Max&quot;;VLOOKUP([.B208];[$Techs.$S$1:.$W$9];3))" office:value-type="string" office:string-value="Max ">
            <text:p>Max </text:p>
          </table:table-cell>
          <table:table-cell table:style-name="ce62" table:formula="of:=VLOOKUP([.C208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lasma Focusing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7">
            <text:p>7</text:p>
          </table:table-cell>
          <table:table-cell table:style-name="ce6" table:formula="of:=VLOOKUP([.B209];[$Techs.$S$28:.$W$36];5)" office:value-type="float" office:value="0">
            <text:p><text:s/>- </text:p>
          </table:table-cell>
          <table:table-cell table:style-name="ce6" table:formula="of:=IF([.B209]=[.C209];&quot;Max&quot;;VLOOKUP([.B209];[$Techs.$S$28:.$W$36];3))" office:value-type="float" office:value="75">
            <text:p>75 </text:p>
          </table:table-cell>
          <table:table-cell table:style-name="ce6" table:formula="of:=VLOOKUP([.C209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6" table:formula="of:=VLOOKUP([.B210];[$Techs.$A$12:.$E$18];5)" office:value-type="float" office:value="725">
            <text:p>725 </text:p>
          </table:table-cell>
          <table:table-cell table:style-name="ce6" table:formula="of:=IF([.B210]=[.C210];&quot;Max&quot;;VLOOKUP([.B210];[$Techs.$A$12:.$E$18];3))" office:value-type="string" office:string-value="Max ">
            <text:p>Max </text:p>
          </table:table-cell>
          <table:table-cell table:style-name="ce6" table:formula="of:=VLOOKUP([.C210];[$Techs.$A$12:.$E$18];5)" office:value-type="float" office:value="725">
            <text:p>725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3">
            <text:p>3</text:p>
          </table:table-cell>
          <table:table-cell table:style-name="ce64" table:formula="of:=VLOOKUP([.B211];[$Techs.$S$21:.$W$26];5)" office:value-type="float" office:value="0">
            <text:p><text:s/>- </text:p>
          </table:table-cell>
          <table:table-cell table:style-name="ce64" table:formula="of:=IF([.B211]=[.C211];&quot;Max&quot;;VLOOKUP([.B211];[$Techs.$S$21:.$W$26];3))" office:value-type="float" office:value="200">
            <text:p>200 </text:p>
          </table:table-cell>
          <table:table-cell table:style-name="ce64" table:formula="of:=VLOOKUP([.C211];[$Techs.$S$21:.$W$26];5)" office:value-type="float" office:value="1600">
            <text:p>1,60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roject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212];[$Techs.$S$1:.$W$9];5)" office:value-type="float" office:value="0">
            <text:p><text:s/>- </text:p>
          </table:table-cell>
          <table:table-cell table:style-name="ce64" table:formula="of:=IF([.B212]=[.C212];&quot;Max&quot;;VLOOKUP([.B212];[$Techs.$S$1:.$W$9];3))" office:value-type="float" office:value="0">
            <text:p><text:s/>- </text:p>
          </table:table-cell>
          <table:table-cell table:style-name="ce64" table:formula="of:=VLOOKUP([.C212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Salvage Efficiency</text:p>
          </table:table-cell>
          <table:table-cell table:style-name="ce5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" table:formula="of:=VLOOKUP([.B213];[$Techs.$M$26:.$Q$32];5)" office:value-type="float" office:value="650">
            <text:p>650 </text:p>
          </table:table-cell>
          <table:table-cell table:style-name="ce6" table:formula="of:=IF([.B213]=[.C213];&quot;Max&quot;;VLOOKUP([.B213];[$Techs.$M$26:.$Q$32];3))" office:value-type="string" office:string-value="Max ">
            <text:p>Max </text:p>
          </table:table-cell>
          <table:table-cell table:style-name="ce6" table:formula="of:=VLOOKUP([.C213];[$Techs.$M$26:.$Q$32];5)" office:value-type="float" office:value="650">
            <text:p>65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" table:formula="of:=VLOOKUP([.B214];[$Techs.$A$28:.$E$37];5)" office:value-type="float" office:value="680">
            <text:p>680 </text:p>
          </table:table-cell>
          <table:table-cell table:style-name="ce6" table:formula="of:=IF([.B214]=[.C214];&quot;Max&quot;;VLOOKUP([.B214];[$Techs.$A$28:.$E$37];3))" office:value-type="string" office:string-value="Max ">
            <text:p>Max </text:p>
          </table:table-cell>
          <table:table-cell table:style-name="ce6" table:formula="of:=VLOOKUP([.C214];[$Techs.$A$28:.$E$37];5)" office:value-type="float" office:value="680">
            <text:p>6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6" table:formula="of:=VLOOKUP([.B215];[$Techs.$A$20:.$E$26];5)" office:value-type="float" office:value="0">
            <text:p><text:s/>- </text:p>
          </table:table-cell>
          <table:table-cell table:style-name="ce6" table:formula="of:=IF([.B215]=[.C215];&quot;Max&quot;;VLOOKUP([.B215];[$Techs.$A$20:.$E$26];3))" office:value-type="float" office:value="60">
            <text:p>60 </text:p>
          </table:table-cell>
          <table:table-cell table:style-name="ce6" table:formula="of:=VLOOKUP([.C215];[$Techs.$A$20:.$E$26];5)" office:value-type="float" office:value="60">
            <text:p>6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Targeting Computer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4" table:formula="of:=VLOOKUP([.B216];[$Techs.$S$11:.$W$18];5)" office:value-type="float" office:value="0">
            <text:p><text:s/>- </text:p>
          </table:table-cell>
          <table:table-cell table:style-name="ce64" table:formula="of:=IF([.B216]=[.C216];&quot;Max&quot;;VLOOKUP([.B216];[$Techs.$S$11:.$W$18];3))" office:value-type="float" office:value="70">
            <text:p>70 </text:p>
          </table:table-cell>
          <table:table-cell table:style-name="ce64" table:formula="of:=VLOOKUP([.C216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200:.D216])" office:value-type="float" office:value="28355">
            <text:p>28,355</text:p>
          </table:table-cell>
          <table:table-cell table:style-name="ce5" office:value-type="string">
            <text:p>Total</text:p>
          </table:table-cell>
          <table:table-cell table:style-name="ce65" table:formula="of:=SUM([.F200:.F216])" office:value-type="float" office:value="58530">
            <text:p>58,53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98];[.I$1:.K$1048576];3)-[.D217]" office:value-type="float" office:value="570">
            <text:p>570</text:p>
          </table:table-cell>
          <table:table-cell/>
          <table:table-cell table:style-name="ce61" table:formula="of:=[.F217]-[.F212]-[.F211]-[.F216]-[.F202]-[.F209]" office:value-type="float" office:value="34385">
            <text:p>34,385</text:p>
          </table:table-cell>
          <table:table-cell table:number-columns-repeated="250"/>
        </table:table-row>
        <table:table-row table:style-name="ro1" table:number-rows-repeated="10483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alamander" table:style-name="ta11" table:print="false">
        <table:table-column table:style-name="co2" table:default-cell-style-name="ce18"/>
        <table:table-column table:style-name="co4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48" table:default-cell-style-name="Default"/>
        <table:table-column table:style-name="co40" table:default-cell-style-name="Default"/>
        <table:table-column table:style-name="co46" table:default-cell-style-name="ce6"/>
        <table:table-column table:style-name="co43" table:default-cell-style-name="Default"/>
        <table:table-column table:style-name="co41" table:number-columns-repeated="2" table:default-cell-style-name="Default"/>
        <table:table-column table:style-name="co8" table:number-columns-repeated="246" table:default-cell-style-name="Default"/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office:value-type="string">
            <text:p>Salamander</text:p>
          </table:table-cell>
          <table:table-cell table:number-columns-repeated="2"/>
          <table:table-cell office:value-type="string">
            <text:p>Sally</text:p>
          </table:table-cell>
          <table:table-cell table:style-name="ce35" office:value-type="string">
            <text:p>Credit Count Per Glvl</text:p>
          </table:table-cell>
          <table:table-cell table:style-name="ce35" office:value-type="string" office:string-value="Accumulated Credits">
            <text:p>Accumulated Credits </text:p>
          </table:table-cell>
          <table:table-cell table:number-columns-repeated="246"/>
        </table:table-row>
        <table:table-row table:style-name="ro1">
          <table:table-cell table:number-columns-repeated="4"/>
          <table:table-cell office:value-type="string">
            <text:p>Reinforce</text:p>
          </table:table-cell>
          <table:table-cell office:value-type="string">
            <text:p>Mount</text:p>
          </table:table-cell>
          <table:table-cell/>
          <table:table-cell office:value-type="float" office:value="1">
            <text:p>1</text:p>
          </table:table-cell>
          <table:table-cell table:style-name="ce6" office:value-type="float" office:value="0">
            <text:p><text:s/>- </text:p>
          </table:table-cell>
          <table:table-cell table:style-name="ce6" office:value-type="float" office:value="30">
            <text:p>30 </text:p>
          </table:table-cell>
          <table:table-cell office:value-type="string">
            <text:p>**first IS only costs 50 for sally/elemental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Skills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6" office:value-type="float" office:value="141">
            <text:p>141 </text:p>
          </table:table-cell>
          <table:table-cell table:style-name="ce6" table:formula="of:=[.J2]+[.I3]" office:value-type="float" office:value="171">
            <text:p>171 </text:p>
          </table:table-cell>
          <table:table-cell table:number-columns-repeated="246"/>
        </table:table-row>
        <table:table-row table:style-name="ro1">
          <table:table-cell office:value-type="string">
            <text:p>Critical hit </text:p>
          </table:table-cell>
          <table:table-cell table:formula="of:=[$'Skill &amp; Tech'.C2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3">
            <text:p>3</text:p>
          </table:table-cell>
          <table:table-cell table:style-name="ce6" table:formula="of:=[.I3]+5" office:value-type="float" office:value="146">
            <text:p>146 </text:p>
          </table:table-cell>
          <table:table-cell table:style-name="ce6" table:formula="of:=[.J3]+[.I4]" office:value-type="float" office:value="317">
            <text:p>317 </text:p>
          </table:table-cell>
          <table:table-cell table:number-columns-repeated="246"/>
        </table:table-row>
        <table:table-row table:style-name="ro1">
          <table:table-cell office:value-type="string">
            <text:p>Death from Above </text:p>
          </table:table-cell>
          <table:table-cell table:formula="of:=[$'Skill &amp; Tech'.C3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4">
            <text:p>4</text:p>
          </table:table-cell>
          <table:table-cell table:style-name="ce6" table:formula="of:=[.I4]+5" office:value-type="float" office:value="151">
            <text:p>151 </text:p>
          </table:table-cell>
          <table:table-cell table:style-name="ce6" table:formula="of:=[.J4]+[.I5]" office:value-type="float" office:value="468">
            <text:p>468 </text:p>
          </table:table-cell>
          <table:table-cell table:number-columns-repeated="246"/>
        </table:table-row>
        <table:table-row table:style-name="ro1">
          <table:table-cell office:value-type="string">
            <text:p>Defend</text:p>
          </table:table-cell>
          <table:table-cell table:formula="of:=[$'Skill &amp; Tech'.C4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 table:style-name="ce6" table:formula="of:=[.I5]+5" office:value-type="float" office:value="156">
            <text:p>156 </text:p>
          </table:table-cell>
          <table:table-cell table:style-name="ce6" table:formula="of:=[.J5]+[.I6]" office:value-type="float" office:value="624">
            <text:p>624 </text:p>
          </table:table-cell>
          <table:table-cell table:number-columns-repeated="246"/>
        </table:table-row>
        <table:table-row table:style-name="ro1">
          <table:table-cell office:value-type="string">
            <text:p>Punch</text:p>
          </table:table-cell>
          <table:table-cell table:formula="of:=[$'Skill &amp; Tech'.C5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style-name="ce6" table:formula="of:=[.I6]+5" office:value-type="float" office:value="161">
            <text:p>161 </text:p>
          </table:table-cell>
          <table:table-cell table:style-name="ce6" table:formula="of:=[.J6]+[.I7]" office:value-type="float" office:value="785">
            <text:p>785 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Jump Jet</text:p>
          </table:table-cell>
          <table:table-cell table:formula="of:=[$'Skill &amp; Tech'.C6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float" office:value="7">
            <text:p>7</text:p>
          </table:table-cell>
          <table:table-cell table:style-name="ce6" table:formula="of:=[.I7]+5" office:value-type="float" office:value="166">
            <text:p>166 </text:p>
          </table:table-cell>
          <table:table-cell table:style-name="ce6" table:formula="of:=[.J7]+[.I8]" office:value-type="float" office:value="951">
            <text:p>951 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Kick</text:p>
          </table:table-cell>
          <table:table-cell table:formula="of:=[$'Skill &amp; Tech'.C7]"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float" office:value="8">
            <text:p>8</text:p>
          </table:table-cell>
          <table:table-cell table:style-name="ce6" table:formula="of:=[.I8]+5" office:value-type="float" office:value="171">
            <text:p>171 </text:p>
          </table:table-cell>
          <table:table-cell table:style-name="ce6" table:formula="of:=[.J8]+[.I9]" office:value-type="float" office:value="1122">
            <text:p>1,122 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Heat Management</text:p>
          </table:table-cell>
          <table:table-cell table:formula="of:=[$'Skill &amp; Tech'.C8]"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float" office:value="9">
            <text:p>9</text:p>
          </table:table-cell>
          <table:table-cell table:style-name="ce6" table:formula="of:=[.I9]+5" office:value-type="float" office:value="176">
            <text:p>176 </text:p>
          </table:table-cell>
          <table:table-cell table:style-name="ce6" table:formula="of:=[.J9]+[.I10]" office:value-type="float" office:value="1298">
            <text:p>1,298 </text:p>
          </table:table-cell>
          <table:table-cell table:number-columns-repeated="246"/>
        </table:table-row>
        <table:table-row table:style-name="ro1">
          <table:table-cell table:style-name="ce24" office:value-type="string">
            <text:p>Transpose</text:p>
          </table:table-cell>
          <table:table-cell table:style-name="ce24" table:formula="of:=[$'Skill &amp; Tech'.C9]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number-columns-repeated="4"/>
          <table:table-cell office:value-type="float" office:value="10">
            <text:p>10</text:p>
          </table:table-cell>
          <table:table-cell table:style-name="ce6" table:formula="of:=[.I10]+5" office:value-type="float" office:value="181">
            <text:p>181 </text:p>
          </table:table-cell>
          <table:table-cell table:style-name="ce6" table:formula="of:=[.J10]+[.I11]" office:value-type="float" office:value="1479">
            <text:p>1,479 </text:p>
          </table:table-cell>
          <table:table-cell table:number-columns-repeated="246"/>
        </table:table-row>
        <table:table-row table:style-name="ro1">
          <table:table-cell office:value-type="string">
            <text:p>Gunnery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1">
            <text:p>11</text:p>
          </table:table-cell>
          <table:table-cell table:style-name="ce6" table:formula="of:=[.I11]+5" office:value-type="float" office:value="186">
            <text:p>186 </text:p>
          </table:table-cell>
          <table:table-cell table:style-name="ce6" table:formula="of:=[.J11]+[.I12]" office:value-type="float" office:value="1665">
            <text:p>1,665 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Pilotin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2">
            <text:p>12</text:p>
          </table:table-cell>
          <table:table-cell table:style-name="ce6" table:formula="of:=[.I12]+5" office:value-type="float" office:value="191">
            <text:p>191 </text:p>
          </table:table-cell>
          <table:table-cell table:style-name="ce6" table:formula="of:=[.J12]+[.I13]" office:value-type="float" office:value="1856">
            <text:p>1,856 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style-name="ce6" table:formula="of:=[.I13]+5" office:value-type="float" office:value="196">
            <text:p>196 </text:p>
          </table:table-cell>
          <table:table-cell table:style-name="ce6" table:formula="of:=[.J13]+[.I14]" office:value-type="float" office:value="2052">
            <text:p>2,052 </text:p>
          </table:table-cell>
          <table:table-cell table:number-columns-repeated="246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/>
          <table:table-cell office:value-type="float" office:value="14">
            <text:p>14</text:p>
          </table:table-cell>
          <table:table-cell table:style-name="ce6" table:formula="of:=[.I14]+5" office:value-type="float" office:value="201">
            <text:p>201 </text:p>
          </table:table-cell>
          <table:table-cell table:style-name="ce6" table:formula="of:=[.J14]+[.I15]" office:value-type="float" office:value="2253">
            <text:p>2,253 </text:p>
          </table:table-cell>
          <table:table-cell table:number-columns-repeated="246"/>
        </table:table-row>
        <table:table-row table:style-name="ro1">
          <table:table-cell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table:formula="of:=[$'Skill &amp; Tech'.H14]" office:value-type="float" office:value="2">
            <text:p>2</text:p>
          </table:table-cell>
          <table:table-cell table:style-name="ce6" table:formula="of:=VLOOKUP([.B16];[$Techs.$A$1:.$E$10];5)" office:value-type="float" office:value="250">
            <text:p>250 </text:p>
          </table:table-cell>
          <table:table-cell table:style-name="ce6" table:formula="of:=IF([.B16]=[.C16];&quot;Max&quot;;VLOOKUP([.B16];[$Techs.$A$1:.$E$10];3))" office:value-type="string" office:string-value="Max ">
            <text:p>Max </text:p>
          </table:table-cell>
          <table:table-cell table:style-name="ce61" table:formula="of:=VLOOKUP([.C16];[$Techs.$A$1:.$E$10];5)" office:value-type="float" office:value="250">
            <text:p>250</text:p>
          </table:table-cell>
          <table:table-cell/>
          <table:table-cell office:value-type="float" office:value="15">
            <text:p>15</text:p>
          </table:table-cell>
          <table:table-cell table:style-name="ce6" table:formula="of:=[.I15]+5" office:value-type="float" office:value="206">
            <text:p>206 </text:p>
          </table:table-cell>
          <table:table-cell table:style-name="ce6" table:formula="of:=[.J15]+[.I16]" office:value-type="float" office:value="2459">
            <text:p>2,459 </text:p>
          </table:table-cell>
          <table:table-cell table:number-columns-repeated="246"/>
        </table:table-row>
        <table:table-row table:style-name="ro1">
          <table:table-cell office:value-type="string">
            <text:p>Cargo Truck</text:p>
          </table:table-cell>
          <table:table-cell office:value-type="float" office:value="0">
            <text:p>0</text:p>
          </table:table-cell>
          <table:table-cell table:style-name="ce19" table:formula="of:=[$'Skill &amp; Tech'.H15]" office:value-type="float" office:value="5">
            <text:p>5</text:p>
          </table:table-cell>
          <table:table-cell table:style-name="ce6" table:formula="of:=VLOOKUP([.B17];[$Techs.$G$29:.$K$35];5)" office:value-type="float" office:value="0">
            <text:p><text:s/>- </text:p>
          </table:table-cell>
          <table:table-cell table:style-name="ce6" table:formula="of:=IF([.B17]=[.C17];&quot;Max&quot;;VLOOKUP([.B17];[$Techs.$G$29:.$K$35];3))" office:value-type="float" office:value="100">
            <text:p>100 </text:p>
          </table:table-cell>
          <table:table-cell table:style-name="ce61" table:formula="of:=VLOOKUP([.C17];[$Techs.$G$29:.$K$35];5)" office:value-type="float" office:value="5700">
            <text:p>5,700</text:p>
          </table:table-cell>
          <table:table-cell/>
          <table:table-cell office:value-type="float" office:value="16">
            <text:p>16</text:p>
          </table:table-cell>
          <table:table-cell table:style-name="ce6" table:formula="of:=[.I16]+5" office:value-type="float" office:value="211">
            <text:p>211 </text:p>
          </table:table-cell>
          <table:table-cell table:style-name="ce6" table:formula="of:=[.J16]+[.I17]" office:value-type="float" office:value="2670">
            <text:p>2,670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table:formula="of:=[$'Skill &amp; Tech'.H16]" office:value-type="float" office:value="7">
            <text:p>7</text:p>
          </table:table-cell>
          <table:table-cell table:style-name="ce64" table:formula="of:=VLOOKUP([.B18];[$Techs.$S$1:.$W$9];5)" office:value-type="float" office:value="0">
            <text:p><text:s/>- </text:p>
          </table:table-cell>
          <table:table-cell table:style-name="ce64" table:formula="of:=IF([.B18]=[.C18];&quot;Max&quot;;VLOOKUP([.B18];[$Techs.$S$1:.$W$9];3))" office:value-type="float" office:value="0">
            <text:p><text:s/>- </text:p>
          </table:table-cell>
          <table:table-cell table:style-name="ce63" table:formula="of:=VLOOKUP([.C18];[$Techs.$S$1:.$W$9];5)" office:value-type="float" office:value="6750">
            <text:p>6,750</text:p>
          </table:table-cell>
          <table:table-cell/>
          <table:table-cell office:value-type="float" office:value="17">
            <text:p>17</text:p>
          </table:table-cell>
          <table:table-cell table:style-name="ce6" table:formula="of:=[.I17]+5" office:value-type="float" office:value="216">
            <text:p>216 </text:p>
          </table:table-cell>
          <table:table-cell table:style-name="ce6" table:formula="of:=[.J17]+[.I18]" office:value-type="float" office:value="2886">
            <text:p>2,886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63" table:formula="of:=VLOOKUP([.B19];[$Techs.$G$1:.$K$14];5)" office:value-type="float" office:value="0">
            <text:p>0</text:p>
          </table:table-cell>
          <table:table-cell table:style-name="ce64" table:formula="of:=IF([.B19]=[.C19];&quot;Max&quot;;VLOOKUP([.B19];[$Techs.$G$1:.$K$14];3))" office:value-type="float" office:value="50">
            <text:p>50 </text:p>
          </table:table-cell>
          <table:table-cell table:style-name="ce63" table:formula="of:=VLOOKUP([.C19];[$Techs.$G$1:.$K$14];5)" office:value-type="float" office:value="7750">
            <text:p>7,750</text:p>
          </table:table-cell>
          <table:table-cell/>
          <table:table-cell office:value-type="float" office:value="18">
            <text:p>18</text:p>
          </table:table-cell>
          <table:table-cell table:style-name="ce6" table:formula="of:=[.I18]+5" office:value-type="float" office:value="221">
            <text:p>221 </text:p>
          </table:table-cell>
          <table:table-cell table:style-name="ce6" table:formula="of:=[.J18]+[.I19]" office:value-type="float" office:value="3107">
            <text:p>3,107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Heat Sinks</text:p>
          </table:table-cell>
          <table:table-cell table:style-name="ce5" office:value-type="float" office:value="1">
            <text:p>1</text:p>
          </table:table-cell>
          <table:table-cell table:style-name="ce56" table:formula="of:=[$'Skill &amp; Tech'.H18]" office:value-type="float" office:value="10">
            <text:p>10</text:p>
          </table:table-cell>
          <table:table-cell table:style-name="ce6" table:formula="of:=VLOOKUP([.B20];[$Techs.$G$16:.$K$27];5)" office:value-type="float" office:value="50">
            <text:p>50 </text:p>
          </table:table-cell>
          <table:table-cell table:style-name="ce6" table:formula="of:=IF([.B20]=[.C20];&quot;Max&quot;;VLOOKUP([.B20];[$Techs.$G$16:.$K$27];3))" office:value-type="float" office:value="200">
            <text:p>200 </text:p>
          </table:table-cell>
          <table:table-cell table:style-name="ce62" table:formula="of:=VLOOKUP([.C20];[$Techs.$G$16:.$K$27];5)" office:value-type="float" office:value="5450">
            <text:p>5,450</text:p>
          </table:table-cell>
          <table:table-cell/>
          <table:table-cell office:value-type="float" office:value="19">
            <text:p>19</text:p>
          </table:table-cell>
          <table:table-cell table:style-name="ce6" table:formula="of:=[.I19]+5" office:value-type="float" office:value="226">
            <text:p>226 </text:p>
          </table:table-cell>
          <table:table-cell table:style-name="ce6" table:formula="of:=[.J19]+[.I20]" office:value-type="float" office:value="3333">
            <text:p>3,333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Internal Structure</text:p>
          </table:table-cell>
          <table:table-cell table:style-name="ce5" office:value-type="float" office:value="2">
            <text:p>2</text:p>
          </table:table-cell>
          <table:table-cell table:style-name="ce56" table:formula="of:=[$'Skill &amp; Tech'.H19]" office:value-type="float" office:value="7">
            <text:p>7</text:p>
          </table:table-cell>
          <table:table-cell table:style-name="ce6" table:formula="of:=VLOOKUP([.B21];[$Techs.$M$1:.$Q$24];5)" office:value-type="float" office:value="240">
            <text:p>240 </text:p>
          </table:table-cell>
          <table:table-cell table:style-name="ce6" table:formula="of:=IF([.B21]=[.C21];&quot;Max&quot;;VLOOKUP([.B21];[$Techs.$M$1:.$Q$24];3))" office:value-type="float" office:value="240">
            <text:p>240 </text:p>
          </table:table-cell>
          <table:table-cell table:style-name="ce62" table:formula="of:=VLOOKUP([.C21];[$Techs.$M$1:.$Q$24];5)" office:value-type="float" office:value="2240">
            <text:p>2,240</text:p>
          </table:table-cell>
          <table:table-cell/>
          <table:table-cell office:value-type="float" office:value="20">
            <text:p>20</text:p>
          </table:table-cell>
          <table:table-cell table:style-name="ce6" table:formula="of:=[.I20]+5" office:value-type="float" office:value="231">
            <text:p>231 </text:p>
          </table:table-cell>
          <table:table-cell table:style-name="ce6" table:formula="of:=[.J20]+[.I21]" office:value-type="float" office:value="3564">
            <text:p>3,564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table:formula="of:=[$'Skill &amp; Tech'.H20]" office:value-type="float" office:value="4">
            <text:p>4</text:p>
          </table:table-cell>
          <table:table-cell table:style-name="ce64" table:formula="of:=VLOOKUP([.B22];[$Techs.$S$21:.$W$26];5)" office:value-type="float" office:value="0">
            <text:p><text:s/>- </text:p>
          </table:table-cell>
          <table:table-cell table:style-name="ce64" table:formula="of:=IF([.B22]=[.C22];&quot;Max&quot;;VLOOKUP([.B22];[$Techs.$S$21:.$W$26];3))" office:value-type="float" office:value="200">
            <text:p>200 </text:p>
          </table:table-cell>
          <table:table-cell table:style-name="ce63" table:formula="of:=VLOOKUP([.C22];[$Techs.$S$21:.$W$26];5)" office:value-type="float" office:value="2950">
            <text:p>2,950</text:p>
          </table:table-cell>
          <table:table-cell/>
          <table:table-cell office:value-type="float" office:value="21">
            <text:p>21</text:p>
          </table:table-cell>
          <table:table-cell table:style-name="ce6" table:formula="of:=[.I21]+5" office:value-type="float" office:value="236">
            <text:p>236 </text:p>
          </table:table-cell>
          <table:table-cell table:style-name="ce6" table:formula="of:=[.J21]+[.I22]" office:value-type="float" office:value="3800">
            <text:p>3,800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table:formula="of:=[$'Skill &amp; Tech'.H21]" office:value-type="float" office:value="6">
            <text:p>6</text:p>
          </table:table-cell>
          <table:table-cell table:style-name="ce64" table:formula="of:=VLOOKUP([.B23];[$Techs.$S$11:.$W$18];5)" office:value-type="float" office:value="0">
            <text:p><text:s/>- </text:p>
          </table:table-cell>
          <table:table-cell table:style-name="ce64" table:formula="of:=IF([.B23]=[.C23];&quot;Max&quot;;VLOOKUP([.B23];[$Techs.$S$11:.$W$18];3))" office:value-type="float" office:value="70">
            <text:p>70 </text:p>
          </table:table-cell>
          <table:table-cell table:style-name="ce63" table:formula="of:=VLOOKUP([.C23];[$Techs.$S$11:.$W$18];5)" office:value-type="float" office:value="6070">
            <text:p>6,070</text:p>
          </table:table-cell>
          <table:table-cell/>
          <table:table-cell office:value-type="float" office:value="22">
            <text:p>22</text:p>
          </table:table-cell>
          <table:table-cell table:style-name="ce6" table:formula="of:=[.I22]+5" office:value-type="float" office:value="241">
            <text:p>241 </text:p>
          </table:table-cell>
          <table:table-cell table:style-name="ce6" table:formula="of:=[.J22]+[.I23]" office:value-type="float" office:value="4041">
            <text:p>4,041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table:formula="of:=[$'Skill &amp; Tech'.H22]" office:value-type="float" office:value="7">
            <text:p>7</text:p>
          </table:table-cell>
          <table:table-cell table:style-name="ce64" table:formula="of:=VLOOKUP([.B24];[$Techs.$S$1:.$W$9];5)" office:value-type="float" office:value="0">
            <text:p><text:s/>- </text:p>
          </table:table-cell>
          <table:table-cell table:style-name="ce64" table:formula="of:=IF([.B24]=[.C24];&quot;Max&quot;;VLOOKUP([.B24];[$Techs.$S$1:.$W$9];3))" office:value-type="float" office:value="0">
            <text:p><text:s/>- </text:p>
          </table:table-cell>
          <table:table-cell table:style-name="ce63" table:formula="of:=VLOOKUP([.C24];[$Techs.$S$1:.$W$9];5)" office:value-type="float" office:value="6750">
            <text:p>6,750</text:p>
          </table:table-cell>
          <table:table-cell/>
          <table:table-cell office:value-type="float" office:value="23">
            <text:p>23</text:p>
          </table:table-cell>
          <table:table-cell table:style-name="ce6" table:formula="of:=[.I23]+5" office:value-type="float" office:value="246">
            <text:p>246 </text:p>
          </table:table-cell>
          <table:table-cell table:style-name="ce6" table:formula="of:=[.J23]+[.I24]" office:value-type="float" office:value="4287">
            <text:p>4,287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25];[$Techs.$S$28:.$W$36];5)" office:value-type="float" office:value="0">
            <text:p><text:s/>- </text:p>
          </table:table-cell>
          <table:table-cell table:style-name="ce64" table:formula="of:=IF([.B25]=[.C25];&quot;Max&quot;;VLOOKUP([.B25];[$Techs.$S$28:.$W$36];3))" office:value-type="float" office:value="75">
            <text:p>75 </text:p>
          </table:table-cell>
          <table:table-cell table:style-name="ce64" table:formula="of:=VLOOKUP([.C25];[$Techs.$S$28:.$W$36];5)" office:value-type="float" office:value="2975">
            <text:p>2,975 </text:p>
          </table:table-cell>
          <table:table-cell/>
          <table:table-cell office:value-type="float" office:value="24">
            <text:p>24</text:p>
          </table:table-cell>
          <table:table-cell table:style-name="ce6" table:formula="of:=[.I24]+5" office:value-type="float" office:value="251">
            <text:p>251 </text:p>
          </table:table-cell>
          <table:table-cell table:style-name="ce6" table:formula="of:=[.J24]+[.I25]" office:value-type="float" office:value="4538">
            <text:p>4,538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2">
            <text:p>2</text:p>
          </table:table-cell>
          <table:table-cell table:style-name="ce56" table:formula="of:=[$'Skill &amp; Tech'.H24]" office:value-type="float" office:value="5">
            <text:p>5</text:p>
          </table:table-cell>
          <table:table-cell table:style-name="ce6" table:formula="of:=VLOOKUP([.B26];[$Techs.$A$12:.$E$18];5)" office:value-type="float" office:value="200">
            <text:p>200 </text:p>
          </table:table-cell>
          <table:table-cell table:style-name="ce6" table:formula="of:=IF([.B26]=[.C26];&quot;Max&quot;;VLOOKUP([.B26];[$Techs.$A$12:.$E$18];3))" office:value-type="float" office:value="225">
            <text:p>225 </text:p>
          </table:table-cell>
          <table:table-cell table:style-name="ce6" table:formula="of:=VLOOKUP([.C26];[$Techs.$A$12:.$E$18];5)" office:value-type="float" office:value="1100">
            <text:p>1,100 </text:p>
          </table:table-cell>
          <table:table-cell/>
          <table:table-cell office:value-type="float" office:value="25">
            <text:p>25</text:p>
          </table:table-cell>
          <table:table-cell table:style-name="ce6" table:formula="of:=[.I25]+5" office:value-type="float" office:value="256">
            <text:p>256 </text:p>
          </table:table-cell>
          <table:table-cell table:style-name="ce6" table:formula="of:=[.J25]+[.I26]" office:value-type="float" office:value="4794">
            <text:p>4,794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rojectile Ammo</text:p>
          </table:table-cell>
          <table:table-cell table:style-name="ce5" office:value-type="float" office:value="0">
            <text:p>0</text:p>
          </table:table-cell>
          <table:table-cell table:style-name="ce56" table:formula="of:=[$'Skill &amp; Tech'.H25]" office:value-type="float" office:value="4">
            <text:p>4</text:p>
          </table:table-cell>
          <table:table-cell table:style-name="ce6" table:formula="of:=VLOOKUP([.B27];[$Techs.$S$21:.$W$26];5)" office:value-type="float" office:value="0">
            <text:p><text:s/>- </text:p>
          </table:table-cell>
          <table:table-cell table:style-name="ce6" table:formula="of:=IF([.B27]=[.C27];&quot;Max&quot;;VLOOKUP([.B27];[$Techs.$S$21:.$W$26];3))" office:value-type="float" office:value="200">
            <text:p>200 </text:p>
          </table:table-cell>
          <table:table-cell table:style-name="ce6" table:formula="of:=IF([.C27]=[.E27];&quot;Max&quot;;VLOOKUP([.C27];[$Techs.$S$21:.$W$26];5))" office:value-type="float" office:value="2950">
            <text:p>2,950 </text:p>
          </table:table-cell>
          <table:table-cell/>
          <table:table-cell office:value-type="float" office:value="26">
            <text:p>26</text:p>
          </table:table-cell>
          <table:table-cell table:style-name="ce6" table:formula="of:=[.I26]+5" office:value-type="float" office:value="261">
            <text:p>261 </text:p>
          </table:table-cell>
          <table:table-cell table:style-name="ce6" table:formula="of:=[.J26]+[.I27]" office:value-type="float" office:value="5055">
            <text:p>5,055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rojectile Weapons</text:p>
          </table:table-cell>
          <table:table-cell table:style-name="ce5" office:value-type="float" office:value="2">
            <text:p>2</text:p>
          </table:table-cell>
          <table:table-cell table:style-name="ce56" table:formula="of:=[$'Skill &amp; Tech'.H26]" office:value-type="float" office:value="7">
            <text:p>7</text:p>
          </table:table-cell>
          <table:table-cell table:style-name="ce6" table:formula="of:=VLOOKUP([.B28];[$Techs.$S$1:.$W$9];5)" office:value-type="float" office:value="500">
            <text:p>500 </text:p>
          </table:table-cell>
          <table:table-cell table:style-name="ce6" table:formula="of:=IF([.B28]=[.C28];&quot;Max&quot;;VLOOKUP([.B28];[$Techs.$S$1:.$W$9];3))" office:value-type="float" office:value="750">
            <text:p>750 </text:p>
          </table:table-cell>
          <table:table-cell table:style-name="ce6" table:formula="of:=VLOOKUP([.C28];[$Techs.$S$1:.$W$9];5)" office:value-type="float" office:value="6750">
            <text:p>6,750 </text:p>
          </table:table-cell>
          <table:table-cell/>
          <table:table-cell office:value-type="float" office:value="27">
            <text:p>27</text:p>
          </table:table-cell>
          <table:table-cell table:style-name="ce6" table:formula="of:=[.I27]+5" office:value-type="float" office:value="266">
            <text:p>266 </text:p>
          </table:table-cell>
          <table:table-cell table:style-name="ce6" table:formula="of:=[.J27]+[.I28]" office:value-type="float" office:value="5321">
            <text:p>5,321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Salvage Efficiency</text:p>
          </table:table-cell>
          <table:table-cell table:style-name="ce52" office:value-type="float" office:value="0">
            <text:p>0</text:p>
          </table:table-cell>
          <table:table-cell table:style-name="ce57" table:formula="of:=[$'Skill &amp; Tech'.H27]" office:value-type="float" office:value="0">
            <text:p>0</text:p>
          </table:table-cell>
          <table:table-cell table:style-name="ce64" table:formula="of:=VLOOKUP([.B29];[$Techs.$M$26:.$Q$32];5)" office:value-type="float" office:value="0">
            <text:p><text:s/>- </text:p>
          </table:table-cell>
          <table:table-cell table:style-name="ce64" table:formula="of:=IF([.B29]=[.C29];&quot;Max&quot;;VLOOKUP([.B29];[$Techs.$M$26:.$Q$32];3))" office:value-type="string" office:string-value="Max ">
            <text:p>Max </text:p>
          </table:table-cell>
          <table:table-cell table:style-name="ce64" table:formula="of:=VLOOKUP([.C29];[$Techs.$M$26:.$Q$32];5)" office:value-type="float" office:value="0">
            <text:p><text:s/>- </text:p>
          </table:table-cell>
          <table:table-cell/>
          <table:table-cell office:value-type="float" office:value="28">
            <text:p>28</text:p>
          </table:table-cell>
          <table:table-cell table:style-name="ce6" table:formula="of:=[.I28]+5" office:value-type="float" office:value="271">
            <text:p>271 </text:p>
          </table:table-cell>
          <table:table-cell table:style-name="ce6" table:formula="of:=[.J28]+[.I29]" office:value-type="float" office:value="5592">
            <text:p>5,592 </text:p>
          </table:table-cell>
          <table:table-cell table:number-columns-repeated="246"/>
        </table:table-row>
        <table:table-row table:style-name="ro2">
          <table:table-cell table:style-name="ce25" office:value-type="string">
            <text:p>Stim Efficiency</text:p>
          </table:table-cell>
          <table:table-cell table:style-name="ce5" office:value-type="float" office:value="1">
            <text:p>1</text:p>
          </table:table-cell>
          <table:table-cell table:style-name="ce56" table:formula="of:=[$'Skill &amp; Tech'.H28]" office:value-type="float" office:value="1">
            <text:p>1</text:p>
          </table:table-cell>
          <table:table-cell table:style-name="ce6" table:formula="of:=VLOOKUP([.B30];[$Techs.$A$28:.$E$37];5)" office:value-type="float" office:value="80">
            <text:p>80 </text:p>
          </table:table-cell>
          <table:table-cell table:style-name="ce6" table:formula="of:=IF([.B30]=[.C30];&quot;Max&quot;;VLOOKUP([.B30];[$Techs.$A$28:.$E$37];3))" office:value-type="string" office:string-value="Max ">
            <text:p>Max </text:p>
          </table:table-cell>
          <table:table-cell table:style-name="ce6" table:formula="of:=VLOOKUP([.C30];[$Techs.$A$28:.$E$37];5)" office:value-type="float" office:value="80">
            <text:p>80 </text:p>
          </table:table-cell>
          <table:table-cell/>
          <table:table-cell office:value-type="float" office:value="29">
            <text:p>29</text:p>
          </table:table-cell>
          <table:table-cell table:style-name="ce6" table:formula="of:=[.I29]+5" office:value-type="float" office:value="276">
            <text:p>276 </text:p>
          </table:table-cell>
          <table:table-cell table:style-name="ce6" table:formula="of:=[.J29]+[.I30]" office:value-type="float" office:value="5868">
            <text:p>5,868 </text:p>
          </table:table-cell>
          <table:table-cell table:number-columns-repeated="246"/>
        </table:table-row>
        <table:table-row table:style-name="ro2">
          <table:table-cell table:style-name="ce25" office:value-type="string">
            <text:p>Stim Regen</text:p>
          </table:table-cell>
          <table:table-cell table:style-name="ce5" office:value-type="float" office:value="1">
            <text:p>1</text:p>
          </table:table-cell>
          <table:table-cell table:style-name="ce56" table:formula="of:=[$'Skill &amp; Tech'.H29]" office:value-type="float" office:value="1">
            <text:p>1</text:p>
          </table:table-cell>
          <table:table-cell table:style-name="ce6" table:formula="of:=VLOOKUP([.B31];[$Techs.$A$20:.$E$26];5)" office:value-type="float" office:value="60">
            <text:p>60 </text:p>
          </table:table-cell>
          <table:table-cell table:style-name="ce6" table:formula="of:=IF([.B31]=[.C31];&quot;Max&quot;;VLOOKUP([.B31];[$Techs.$A$20:.$E$26];3))" office:value-type="string" office:string-value="Max ">
            <text:p>Max </text:p>
          </table:table-cell>
          <table:table-cell table:style-name="ce6" table:formula="of:=VLOOKUP([.C31];[$Techs.$A$20:.$E$26];5)" office:value-type="float" office:value="60">
            <text:p>60 </text:p>
          </table:table-cell>
          <table:table-cell/>
          <table:table-cell office:value-type="float" office:value="30">
            <text:p>30</text:p>
          </table:table-cell>
          <table:table-cell table:style-name="ce6" table:formula="of:=[.I30]+5" office:value-type="float" office:value="281">
            <text:p>281 </text:p>
          </table:table-cell>
          <table:table-cell table:style-name="ce6" table:formula="of:=[.J30]+[.I31]" office:value-type="float" office:value="6149">
            <text:p>6,149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Targeting Computer</text:p>
          </table:table-cell>
          <table:table-cell table:style-name="ce5" office:value-type="float" office:value="1">
            <text:p>1</text:p>
          </table:table-cell>
          <table:table-cell table:style-name="ce56" table:formula="of:=[$'Skill &amp; Tech'.H30]" office:value-type="float" office:value="6">
            <text:p>6</text:p>
          </table:table-cell>
          <table:table-cell table:style-name="ce6" table:formula="of:=VLOOKUP([.B32];[$Techs.$S$11:.$W$18];5)" office:value-type="float" office:value="70">
            <text:p>70 </text:p>
          </table:table-cell>
          <table:table-cell table:style-name="ce6" table:formula="of:=IF([.B32]=[.C32];&quot;Max&quot;;VLOOKUP([.B32];[$Techs.$S$11:.$W$18];3))" office:value-type="float" office:value="600">
            <text:p>600 </text:p>
          </table:table-cell>
          <table:table-cell table:style-name="ce6" table:formula="of:=VLOOKUP([.C32];[$Techs.$S$11:.$W$18];5)" office:value-type="float" office:value="6070">
            <text:p>6,070 </text:p>
          </table:table-cell>
          <table:table-cell/>
          <table:table-cell office:value-type="float" office:value="31">
            <text:p>31</text:p>
          </table:table-cell>
          <table:table-cell table:style-name="ce6" table:formula="of:=[.I31]+5" office:value-type="float" office:value="286">
            <text:p>286 </text:p>
          </table:table-cell>
          <table:table-cell table:style-name="ce6" table:formula="of:=[.J31]+[.I32]" office:value-type="float" office:value="6435">
            <text:p>6,435 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60" table:formula="of:=SUM([.D16:.D32])" office:value-type="float" office:value="1450">
            <text:p>1,450</text:p>
          </table:table-cell>
          <table:table-cell office:value-type="string">
            <text:p>Total</text:p>
          </table:table-cell>
          <table:table-cell table:style-name="ce60" table:formula="of:=SUM([.F16:.F32])" office:value-type="float" office:value="63895">
            <text:p>63,895</text:p>
          </table:table-cell>
          <table:table-cell/>
          <table:table-cell office:value-type="float" office:value="32">
            <text:p>32</text:p>
          </table:table-cell>
          <table:table-cell table:style-name="ce6" table:formula="of:=[.I32]+5" office:value-type="float" office:value="291">
            <text:p>291 </text:p>
          </table:table-cell>
          <table:table-cell table:style-name="ce6" table:formula="of:=[.J32]+[.I33]" office:value-type="float" office:value="6726">
            <text:p>6,726 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];[.H$1:.J$116];3)-[.D33]" office:value-type="float" office:value="-1420">
            <text:p>-1,420</text:p>
          </table:table-cell>
          <table:table-cell/>
          <table:table-cell table:style-name="ce61" table:formula="of:=[.F33]-[.F28]-[.F27]-[.F32]-[.F18]-[.F25]" office:value-type="float" office:value="38400">
            <text:p>38,400</text:p>
          </table:table-cell>
          <table:table-cell/>
          <table:table-cell office:value-type="float" office:value="33">
            <text:p>33</text:p>
          </table:table-cell>
          <table:table-cell table:style-name="ce6" table:formula="of:=[.I33]+5" office:value-type="float" office:value="296">
            <text:p>296 </text:p>
          </table:table-cell>
          <table:table-cell table:style-name="ce6" table:formula="of:=[.J33]+[.I34]" office:value-type="float" office:value="7022">
            <text:p>7,022 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style-name="ce61"/>
          <table:table-cell/>
          <table:table-cell office:value-type="float" office:value="34">
            <text:p>34</text:p>
          </table:table-cell>
          <table:table-cell table:style-name="ce6" table:formula="of:=[.I34]+5" office:value-type="float" office:value="301">
            <text:p>301 </text:p>
          </table:table-cell>
          <table:table-cell table:style-name="ce6" table:formula="of:=[.J34]+[.I35]" office:value-type="float" office:value="7323">
            <text:p>7,323 </text:p>
          </table:table-cell>
          <table:table-cell table:number-columns-repeated="24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/>
          <table:table-cell office:value-type="float" office:value="35">
            <text:p>35</text:p>
          </table:table-cell>
          <table:table-cell table:style-name="ce6" table:formula="of:=[.I35]+5" office:value-type="float" office:value="306">
            <text:p>306 </text:p>
          </table:table-cell>
          <table:table-cell table:style-name="ce6" table:formula="of:=[.J35]+[.I36]" office:value-type="float" office:value="7629">
            <text:p>7,629 </text:p>
          </table:table-cell>
          <table:table-cell table:number-columns-repeated="246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30">
            <text:p>30</text:p>
          </table:table-cell>
          <table:table-cell table:number-columns-repeated="3"/>
          <table:table-cell table:style-name="ce61"/>
          <table:table-cell/>
          <table:table-cell office:value-type="float" office:value="36">
            <text:p>36</text:p>
          </table:table-cell>
          <table:table-cell table:style-name="ce6" table:formula="of:=[.I36]+5" office:value-type="float" office:value="311">
            <text:p>311 </text:p>
          </table:table-cell>
          <table:table-cell table:style-name="ce6" table:formula="of:=[.J36]+[.I37]" office:value-type="float" office:value="7940">
            <text:p>7,940 </text:p>
          </table:table-cell>
          <table:table-cell table:number-columns-repeated="246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/>
          <table:table-cell office:value-type="float" office:value="37">
            <text:p>37</text:p>
          </table:table-cell>
          <table:table-cell table:style-name="ce6" table:formula="of:=[.I37]+5" office:value-type="float" office:value="316">
            <text:p>316 </text:p>
          </table:table-cell>
          <table:table-cell table:style-name="ce6" table:formula="of:=[.J37]+[.I38]" office:value-type="float" office:value="8256">
            <text:p>8,256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2" table:formula="of:=VLOOKUP([.B39];[$Techs.$A$1:.$E$10];5)" office:value-type="float" office:value="250">
            <text:p>250</text:p>
          </table:table-cell>
          <table:table-cell table:style-name="ce6" table:formula="of:=IF([.B39]=[.C39];&quot;Max&quot;;VLOOKUP([.B39];[$Techs.$A$1:.$E$10];3))" office:value-type="string" office:string-value="Max ">
            <text:p>Max </text:p>
          </table:table-cell>
          <table:table-cell table:style-name="ce62" table:formula="of:=VLOOKUP([.C39];[$Techs.$A$1:.$E$10];5)" office:value-type="float" office:value="250">
            <text:p>250</text:p>
          </table:table-cell>
          <table:table-cell/>
          <table:table-cell office:value-type="float" office:value="38">
            <text:p>38</text:p>
          </table:table-cell>
          <table:table-cell table:style-name="ce6" table:formula="of:=[.I38]+5" office:value-type="float" office:value="321">
            <text:p>321 </text:p>
          </table:table-cell>
          <table:table-cell table:style-name="ce6" table:formula="of:=[.J38]+[.I39]" office:value-type="float" office:value="8577">
            <text:p>8,577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62" table:formula="of:=VLOOKUP([.B40];[$Techs.$G$29:.$K$35];5)" office:value-type="float" office:value="900">
            <text:p>900</text:p>
          </table:table-cell>
          <table:table-cell table:style-name="ce6" table:formula="of:=IF([.B40]=[.C40];&quot;Max&quot;;VLOOKUP([.B40];[$Techs.$G$29:.$K$35];3))" office:value-type="float" office:value="1200">
            <text:p>1,200 </text:p>
          </table:table-cell>
          <table:table-cell table:style-name="ce62" table:formula="of:=VLOOKUP([.C40];[$Techs.$G$29:.$K$35];5)" office:value-type="float" office:value="5700">
            <text:p>5,700</text:p>
          </table:table-cell>
          <table:table-cell/>
          <table:table-cell office:value-type="float" office:value="39">
            <text:p>39</text:p>
          </table:table-cell>
          <table:table-cell table:style-name="ce6" table:formula="of:=[.I39]+5" office:value-type="float" office:value="326">
            <text:p>326 </text:p>
          </table:table-cell>
          <table:table-cell table:style-name="ce6" table:formula="of:=[.J39]+[.I40]" office:value-type="float" office:value="8903">
            <text:p>8,903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41];[$Techs.$S$1:.$W$9];5)" office:value-type="float" office:value="0">
            <text:p>0</text:p>
          </table:table-cell>
          <table:table-cell table:style-name="ce64" table:formula="of:=IF([.B41]=[.C41];&quot;Max&quot;;VLOOKUP([.B41];[$Techs.$S$1:.$W$9];3))" office:value-type="float" office:value="0">
            <text:p><text:s/>- </text:p>
          </table:table-cell>
          <table:table-cell table:style-name="ce63" table:formula="of:=VLOOKUP([.C41];[$Techs.$S$1:.$W$9];5)" office:value-type="float" office:value="6750">
            <text:p>6,750</text:p>
          </table:table-cell>
          <table:table-cell/>
          <table:table-cell office:value-type="float" office:value="40">
            <text:p>40</text:p>
          </table:table-cell>
          <table:table-cell table:style-name="ce6" table:formula="of:=[.I40]+5" office:value-type="float" office:value="331">
            <text:p>331 </text:p>
          </table:table-cell>
          <table:table-cell table:style-name="ce6" table:formula="of:=[.J40]+[.I41]" office:value-type="float" office:value="9234">
            <text:p>9,234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63" table:formula="of:=VLOOKUP([.B42];[$Techs.$G$1:.$K$14];5)" office:value-type="float" office:value="0">
            <text:p>0</text:p>
          </table:table-cell>
          <table:table-cell table:style-name="ce64" table:formula="of:=IF([.B42]=[.C42];&quot;Max&quot;;VLOOKUP([.B42];[$Techs.$G$1:.$K$14];3))" office:value-type="float" office:value="50">
            <text:p>50 </text:p>
          </table:table-cell>
          <table:table-cell table:style-name="ce63" table:formula="of:=VLOOKUP([.C42];[$Techs.$G$1:.$K$14];5)" office:value-type="float" office:value="7750">
            <text:p>7,750</text:p>
          </table:table-cell>
          <table:table-cell/>
          <table:table-cell office:value-type="float" office:value="41">
            <text:p>41</text:p>
          </table:table-cell>
          <table:table-cell table:style-name="ce6" table:formula="of:=[.I41]+5" office:value-type="float" office:value="336">
            <text:p>336 </text:p>
          </table:table-cell>
          <table:table-cell table:style-name="ce6" table:formula="of:=[.J41]+[.I42]" office:value-type="float" office:value="9570">
            <text:p>9,570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4">
            <text:p>4</text:p>
          </table:table-cell>
          <table:table-cell table:style-name="ce19" office:value-type="float" office:value="10">
            <text:p>10</text:p>
          </table:table-cell>
          <table:table-cell table:style-name="ce62" table:formula="of:=VLOOKUP([.B43];[$Techs.$G$16:.$K$27];5)" office:value-type="float" office:value="950">
            <text:p>950</text:p>
          </table:table-cell>
          <table:table-cell table:style-name="ce6" table:formula="of:=IF([.B43]=[.C43];&quot;Max&quot;;VLOOKUP([.B43];[$Techs.$G$16:.$K$27];3))" office:value-type="float" office:value="500">
            <text:p>500 </text:p>
          </table:table-cell>
          <table:table-cell table:style-name="ce62" table:formula="of:=VLOOKUP([.C43];[$Techs.$G$16:.$K$27];5)" office:value-type="float" office:value="5450">
            <text:p>5,450</text:p>
          </table:table-cell>
          <table:table-cell/>
          <table:table-cell office:value-type="float" office:value="42">
            <text:p>42</text:p>
          </table:table-cell>
          <table:table-cell table:style-name="ce6" table:formula="of:=[.I42]+5" office:value-type="float" office:value="341">
            <text:p>341 </text:p>
          </table:table-cell>
          <table:table-cell table:style-name="ce6" table:formula="of:=[.J42]+[.I43]" office:value-type="float" office:value="9911">
            <text:p>9,911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4">
            <text:p>4</text:p>
          </table:table-cell>
          <table:table-cell table:style-name="ce56" office:value-type="float" office:value="7">
            <text:p>7</text:p>
          </table:table-cell>
          <table:table-cell table:style-name="ce62" table:formula="of:=VLOOKUP([.B44];[$Techs.$M$1:.$Q$24];5)" office:value-type="float" office:value="800">
            <text:p>800</text:p>
          </table:table-cell>
          <table:table-cell table:style-name="ce6" table:formula="of:=IF([.B44]=[.C44];&quot;Max&quot;;VLOOKUP([.B44];[$Techs.$M$1:.$Q$24];3))" office:value-type="float" office:value="400">
            <text:p>400 </text:p>
          </table:table-cell>
          <table:table-cell table:style-name="ce62" table:formula="of:=VLOOKUP([.C44];[$Techs.$M$1:.$Q$24];5)" office:value-type="float" office:value="2240">
            <text:p>2,240</text:p>
          </table:table-cell>
          <table:table-cell/>
          <table:table-cell office:value-type="float" office:value="43">
            <text:p>43</text:p>
          </table:table-cell>
          <table:table-cell table:style-name="ce6" table:formula="of:=[.I43]+5" office:value-type="float" office:value="346">
            <text:p>346 </text:p>
          </table:table-cell>
          <table:table-cell table:style-name="ce6" table:formula="of:=[.J43]+[.I44]" office:value-type="float" office:value="10257">
            <text:p>10,257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3" table:formula="of:=VLOOKUP([.B45];[$Techs.$S$21:.$W$26];5)" office:value-type="float" office:value="0">
            <text:p>0</text:p>
          </table:table-cell>
          <table:table-cell table:style-name="ce64" table:formula="of:=IF([.B45]=[.C45];&quot;Max&quot;;VLOOKUP([.B45];[$Techs.$S$21:.$W$26];3))" office:value-type="float" office:value="200">
            <text:p>200 </text:p>
          </table:table-cell>
          <table:table-cell table:style-name="ce63" table:formula="of:=VLOOKUP([.C45];[$Techs.$S$21:.$W$26];5)" office:value-type="float" office:value="2950">
            <text:p>2,950</text:p>
          </table:table-cell>
          <table:table-cell/>
          <table:table-cell office:value-type="float" office:value="44">
            <text:p>44</text:p>
          </table:table-cell>
          <table:table-cell table:style-name="ce6" table:formula="of:=[.I44]+5" office:value-type="float" office:value="351">
            <text:p>351 </text:p>
          </table:table-cell>
          <table:table-cell table:style-name="ce6" table:formula="of:=[.J44]+[.I45]" office:value-type="float" office:value="10608">
            <text:p>10,608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3" table:formula="of:=VLOOKUP([.B46];[$Techs.$S$11:.$W$18];5)" office:value-type="float" office:value="0">
            <text:p>0</text:p>
          </table:table-cell>
          <table:table-cell table:style-name="ce64" table:formula="of:=IF([.B46]=[.C46];&quot;Max&quot;;VLOOKUP([.B46];[$Techs.$S$11:.$W$18];3))" office:value-type="float" office:value="70">
            <text:p>70 </text:p>
          </table:table-cell>
          <table:table-cell table:style-name="ce63" table:formula="of:=VLOOKUP([.C46];[$Techs.$S$11:.$W$18];5)" office:value-type="float" office:value="6070">
            <text:p>6,070</text:p>
          </table:table-cell>
          <table:table-cell/>
          <table:table-cell office:value-type="float" office:value="45">
            <text:p>45</text:p>
          </table:table-cell>
          <table:table-cell table:style-name="ce6" table:formula="of:=[.I45]+5" office:value-type="float" office:value="356">
            <text:p>356 </text:p>
          </table:table-cell>
          <table:table-cell table:style-name="ce6" table:formula="of:=[.J45]+[.I46]" office:value-type="float" office:value="10964">
            <text:p>10,964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47];[$Techs.$S$1:.$W$9];5)" office:value-type="float" office:value="0">
            <text:p>0</text:p>
          </table:table-cell>
          <table:table-cell table:style-name="ce64" table:formula="of:=IF([.B47]=[.C47];&quot;Max&quot;;VLOOKUP([.B47];[$Techs.$S$1:.$W$9];3))" office:value-type="float" office:value="0">
            <text:p><text:s/>- </text:p>
          </table:table-cell>
          <table:table-cell table:style-name="ce63" table:formula="of:=VLOOKUP([.C47];[$Techs.$S$1:.$W$9];5)" office:value-type="float" office:value="6750">
            <text:p>6,750</text:p>
          </table:table-cell>
          <table:table-cell/>
          <table:table-cell office:value-type="float" office:value="46">
            <text:p>46</text:p>
          </table:table-cell>
          <table:table-cell table:style-name="ce6" table:formula="of:=[.I46]+5" office:value-type="float" office:value="361">
            <text:p>361 </text:p>
          </table:table-cell>
          <table:table-cell table:style-name="ce6" table:formula="of:=[.J46]+[.I47]" office:value-type="float" office:value="11325">
            <text:p>11,325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48];[$Techs.$S$28:.$W$36];5)" office:value-type="float" office:value="0">
            <text:p><text:s/>- </text:p>
          </table:table-cell>
          <table:table-cell table:style-name="ce64" table:formula="of:=IF([.B48]=[.C48];&quot;Max&quot;;VLOOKUP([.B48];[$Techs.$S$28:.$W$36];3))" office:value-type="float" office:value="75">
            <text:p>75 </text:p>
          </table:table-cell>
          <table:table-cell table:style-name="ce64" table:formula="of:=VLOOKUP([.C48];[$Techs.$S$28:.$W$36];5)" office:value-type="float" office:value="2975">
            <text:p>2,975 </text:p>
          </table:table-cell>
          <table:table-cell/>
          <table:table-cell office:value-type="float" office:value="47">
            <text:p>47</text:p>
          </table:table-cell>
          <table:table-cell table:style-name="ce6" table:formula="of:=[.I47]+5" office:value-type="float" office:value="366">
            <text:p>366 </text:p>
          </table:table-cell>
          <table:table-cell table:style-name="ce6" table:formula="of:=[.J47]+[.I48]" office:value-type="float" office:value="11691">
            <text:p>11,691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" table:formula="of:=VLOOKUP([.B49];[$Techs.$A$12:.$E$18];5)" office:value-type="float" office:value="1100">
            <text:p>1,100 </text:p>
          </table:table-cell>
          <table:table-cell table:style-name="ce6" table:formula="of:=IF([.B49]=[.C49];&quot;Max&quot;;VLOOKUP([.B49];[$Techs.$A$12:.$E$18];3))" office:value-type="string" office:string-value="Max ">
            <text:p>Max </text:p>
          </table:table-cell>
          <table:table-cell table:style-name="ce6" table:formula="of:=VLOOKUP([.C49];[$Techs.$A$12:.$E$18];5)" office:value-type="float" office:value="1100">
            <text:p>1,100 </text:p>
          </table:table-cell>
          <table:table-cell/>
          <table:table-cell office:value-type="float" office:value="48">
            <text:p>48</text:p>
          </table:table-cell>
          <table:table-cell table:style-name="ce6" table:formula="of:=[.I48]+5" office:value-type="float" office:value="371">
            <text:p>371 </text:p>
          </table:table-cell>
          <table:table-cell table:style-name="ce6" table:formula="of:=[.J48]+[.I49]" office:value-type="float" office:value="12062">
            <text:p>12,062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rojectile Ammo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4">
            <text:p>4</text:p>
          </table:table-cell>
          <table:table-cell table:style-name="ce6" table:formula="of:=VLOOKUP([.B50];[$Techs.$S$21:.$W$26];5)" office:value-type="float" office:value="0">
            <text:p><text:s/>- </text:p>
          </table:table-cell>
          <table:table-cell table:style-name="ce6" table:formula="of:=IF([.B50]=[.C50];&quot;Max&quot;;VLOOKUP([.B50];[$Techs.$S$21:.$W$26];3))" office:value-type="float" office:value="200">
            <text:p>200 </text:p>
          </table:table-cell>
          <table:table-cell table:style-name="ce6" table:formula="of:=VLOOKUP([.C50];[$Techs.$S$21:.$W$26];5)" office:value-type="float" office:value="2950">
            <text:p>2,950 </text:p>
          </table:table-cell>
          <table:table-cell/>
          <table:table-cell office:value-type="float" office:value="49">
            <text:p>49</text:p>
          </table:table-cell>
          <table:table-cell table:style-name="ce6" table:formula="of:=[.I49]+5" office:value-type="float" office:value="376">
            <text:p>376 </text:p>
          </table:table-cell>
          <table:table-cell table:style-name="ce6" table:formula="of:=[.J49]+[.I50]" office:value-type="float" office:value="12438">
            <text:p>12,438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rojectile Weapons</text:p>
          </table:table-cell>
          <table:table-cell table:style-name="ce5" office:value-type="float" office:value="3">
            <text:p>3</text:p>
          </table:table-cell>
          <table:table-cell table:style-name="ce56" office:value-type="float" office:value="7">
            <text:p>7</text:p>
          </table:table-cell>
          <table:table-cell table:style-name="ce6" table:formula="of:=VLOOKUP([.B51];[$Techs.$S$1:.$W$9];5)" office:value-type="float" office:value="1250">
            <text:p>1,250 </text:p>
          </table:table-cell>
          <table:table-cell table:style-name="ce6" table:formula="of:=IF([.B51]=[.C51];&quot;Max&quot;;VLOOKUP([.B51];[$Techs.$S$1:.$W$9];3))" office:value-type="float" office:value="1000">
            <text:p>1,000 </text:p>
          </table:table-cell>
          <table:table-cell table:style-name="ce6" table:formula="of:=VLOOKUP([.C51];[$Techs.$S$1:.$W$9];5)" office:value-type="float" office:value="6750">
            <text:p>6,750 </text:p>
          </table:table-cell>
          <table:table-cell/>
          <table:table-cell office:value-type="float" office:value="50">
            <text:p>50</text:p>
          </table:table-cell>
          <table:table-cell table:style-name="ce6" table:formula="of:=[.I50]+5" office:value-type="float" office:value="381">
            <text:p>381 </text:p>
          </table:table-cell>
          <table:table-cell table:style-name="ce6" table:formula="of:=[.J50]+[.I51]" office:value-type="float" office:value="12819">
            <text:p>12,819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Salvage Efficienc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52];[$Techs.$M$26:.$Q$32];5)" office:value-type="float" office:value="0">
            <text:p><text:s/>- </text:p>
          </table:table-cell>
          <table:table-cell table:style-name="ce64" table:formula="of:=IF([.B52]=[.C52];&quot;Max&quot;;VLOOKUP([.B52];[$Techs.$M$26:.$Q$32];3))" office:value-type="string" office:string-value="Max ">
            <text:p>Max </text:p>
          </table:table-cell>
          <table:table-cell table:style-name="ce64" table:formula="of:=VLOOKUP([.C52];[$Techs.$M$26:.$Q$32];5)" office:value-type="float" office:value="0">
            <text:p><text:s/>- </text:p>
          </table:table-cell>
          <table:table-cell/>
          <table:table-cell office:value-type="float" office:value="51">
            <text:p>51</text:p>
          </table:table-cell>
          <table:table-cell table:style-name="ce6" table:formula="of:=[.I51]+5" office:value-type="float" office:value="386">
            <text:p>386 </text:p>
          </table:table-cell>
          <table:table-cell table:style-name="ce6" table:formula="of:=[.J51]+[.I52]" office:value-type="float" office:value="13205">
            <text:p>13,205 </text:p>
          </table:table-cell>
          <table:table-cell table:number-columns-repeated="246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53];[$Techs.$A$28:.$E$37];5)" office:value-type="float" office:value="80">
            <text:p>80 </text:p>
          </table:table-cell>
          <table:table-cell table:style-name="ce6" table:formula="of:=IF([.B53]=[.C53];&quot;Max&quot;;VLOOKUP([.B53];[$Techs.$A$28:.$E$37];3))" office:value-type="string" office:string-value="Max ">
            <text:p>Max </text:p>
          </table:table-cell>
          <table:table-cell table:style-name="ce6" table:formula="of:=VLOOKUP([.C53];[$Techs.$A$28:.$E$37];5)" office:value-type="float" office:value="80">
            <text:p>80 </text:p>
          </table:table-cell>
          <table:table-cell/>
          <table:table-cell office:value-type="float" office:value="52">
            <text:p>52</text:p>
          </table:table-cell>
          <table:table-cell table:style-name="ce6" table:formula="of:=[.I52]+5" office:value-type="float" office:value="391">
            <text:p>391 </text:p>
          </table:table-cell>
          <table:table-cell table:style-name="ce6" table:formula="of:=[.J52]+[.I53]" office:value-type="float" office:value="13596">
            <text:p>13,596 </text:p>
          </table:table-cell>
          <table:table-cell table:number-columns-repeated="246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54];[$Techs.$A$20:.$E$26];5)" office:value-type="float" office:value="60">
            <text:p>60 </text:p>
          </table:table-cell>
          <table:table-cell table:style-name="ce6" table:formula="of:=IF([.B54]=[.C54];&quot;Max&quot;;VLOOKUP([.B54];[$Techs.$A$20:.$E$26];3))" office:value-type="string" office:string-value="Max ">
            <text:p>Max </text:p>
          </table:table-cell>
          <table:table-cell table:style-name="ce6" table:formula="of:=VLOOKUP([.C54];[$Techs.$A$20:.$E$26];5)" office:value-type="float" office:value="60">
            <text:p>60 </text:p>
          </table:table-cell>
          <table:table-cell/>
          <table:table-cell office:value-type="float" office:value="53">
            <text:p>53</text:p>
          </table:table-cell>
          <table:table-cell table:style-name="ce6" table:formula="of:=[.I53]+5" office:value-type="float" office:value="396">
            <text:p>396 </text:p>
          </table:table-cell>
          <table:table-cell table:style-name="ce6" table:formula="of:=[.J53]+[.I54]" office:value-type="float" office:value="13992">
            <text:p>13,992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Targeting Computer</text:p>
          </table:table-cell>
          <table:table-cell table:style-name="ce5" office:value-type="float" office:value="2">
            <text:p>2</text:p>
          </table:table-cell>
          <table:table-cell table:style-name="ce56" office:value-type="float" office:value="6">
            <text:p>6</text:p>
          </table:table-cell>
          <table:table-cell table:style-name="ce6" table:formula="of:=VLOOKUP([.B55];[$Techs.$S$11:.$W$18];5)" office:value-type="float" office:value="670">
            <text:p>670 </text:p>
          </table:table-cell>
          <table:table-cell table:style-name="ce6" table:formula="of:=IF([.B55]=[.C55];&quot;Max&quot;;VLOOKUP([.B55];[$Techs.$S$11:.$W$18];3))" office:value-type="float" office:value="900">
            <text:p>900 </text:p>
          </table:table-cell>
          <table:table-cell table:style-name="ce6" table:formula="of:=VLOOKUP([.C55];[$Techs.$S$11:.$W$18];5)" office:value-type="float" office:value="6070">
            <text:p>6,070 </text:p>
          </table:table-cell>
          <table:table-cell/>
          <table:table-cell office:value-type="float" office:value="54">
            <text:p>54</text:p>
          </table:table-cell>
          <table:table-cell table:style-name="ce6" table:formula="of:=[.I54]+5" office:value-type="float" office:value="401">
            <text:p>401 </text:p>
          </table:table-cell>
          <table:table-cell table:style-name="ce6" table:formula="of:=[.J54]+[.I55]" office:value-type="float" office:value="14393">
            <text:p>14,393 </text:p>
          </table:table-cell>
          <table:table-cell table:number-columns-repeated="246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39:.D55])" office:value-type="float" office:value="6060">
            <text:p>6,060</text:p>
          </table:table-cell>
          <table:table-cell table:style-name="ce5" office:value-type="string">
            <text:p>Total</text:p>
          </table:table-cell>
          <table:table-cell table:style-name="ce65" table:formula="of:=SUM([.F39:.F55])" office:value-type="float" office:value="63895">
            <text:p>63,895</text:p>
          </table:table-cell>
          <table:table-cell/>
          <table:table-cell office:value-type="float" office:value="55">
            <text:p>55</text:p>
          </table:table-cell>
          <table:table-cell table:style-name="ce6" table:formula="of:=[.I55]+5" office:value-type="float" office:value="406">
            <text:p>406 </text:p>
          </table:table-cell>
          <table:table-cell table:style-name="ce6" table:formula="of:=[.J55]+[.I56]" office:value-type="float" office:value="14799">
            <text:p>14,799 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37];[.H$1:.J$1048576];3)-[.D56]" office:value-type="float" office:value="89">
            <text:p>89</text:p>
          </table:table-cell>
          <table:table-cell/>
          <table:table-cell table:style-name="ce61" table:formula="of:=[.F56]-[.F51]-[.F50]-[.F55]-[.F41]-[.F48]" office:value-type="float" office:value="38400">
            <text:p>38,400</text:p>
          </table:table-cell>
          <table:table-cell/>
          <table:table-cell office:value-type="float" office:value="56">
            <text:p>56</text:p>
          </table:table-cell>
          <table:table-cell table:style-name="ce6" table:formula="of:=[.I56]+5" office:value-type="float" office:value="411">
            <text:p>411 </text:p>
          </table:table-cell>
          <table:table-cell table:style-name="ce6" table:formula="of:=[.J56]+[.I57]" office:value-type="float" office:value="15210">
            <text:p>15,210 </text:p>
          </table:table-cell>
          <table:table-cell table:number-columns-repeated="246"/>
        </table:table-row>
        <table:table-row table:style-name="ro1">
          <table:table-cell table:style-name="ce25"/>
          <table:table-cell table:style-name="ce5" table:number-columns-repeated="5"/>
          <table:table-cell/>
          <table:table-cell office:value-type="float" office:value="57">
            <text:p>57</text:p>
          </table:table-cell>
          <table:table-cell table:style-name="ce6" table:formula="of:=[.I57]+5" office:value-type="float" office:value="416">
            <text:p>416 </text:p>
          </table:table-cell>
          <table:table-cell table:style-name="ce6" table:formula="of:=[.J57]+[.I58]" office:value-type="float" office:value="15626">
            <text:p>15,626 </text:p>
          </table:table-cell>
          <table:table-cell table:number-columns-repeated="24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/>
          <table:table-cell office:value-type="float" office:value="58">
            <text:p>58</text:p>
          </table:table-cell>
          <table:table-cell table:style-name="ce6" table:formula="of:=[.I58]+5" office:value-type="float" office:value="421">
            <text:p>421 </text:p>
          </table:table-cell>
          <table:table-cell table:style-name="ce6" table:formula="of:=[.J58]+[.I59]" office:value-type="float" office:value="16047">
            <text:p>16,047 </text:p>
          </table:table-cell>
          <table:table-cell table:number-columns-repeated="246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40">
            <text:p>40</text:p>
          </table:table-cell>
          <table:table-cell table:number-columns-repeated="3"/>
          <table:table-cell table:style-name="ce61"/>
          <table:table-cell/>
          <table:table-cell office:value-type="float" office:value="59">
            <text:p>59</text:p>
          </table:table-cell>
          <table:table-cell table:style-name="ce6" table:formula="of:=[.I59]+5" office:value-type="float" office:value="426">
            <text:p>426 </text:p>
          </table:table-cell>
          <table:table-cell table:style-name="ce6" table:formula="of:=[.J59]+[.I60]" office:value-type="float" office:value="16473">
            <text:p>16,473 </text:p>
          </table:table-cell>
          <table:table-cell table:number-columns-repeated="246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/>
          <table:table-cell office:value-type="float" office:value="60">
            <text:p>60</text:p>
          </table:table-cell>
          <table:table-cell table:style-name="ce6" table:formula="of:=[.I60]+5" office:value-type="float" office:value="431">
            <text:p>431 </text:p>
          </table:table-cell>
          <table:table-cell table:style-name="ce6" table:formula="of:=[.J60]+[.I61]" office:value-type="float" office:value="16904">
            <text:p>16,904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2" table:formula="of:=VLOOKUP([.B62];[$Techs.$A$1:.$E$10];5)" office:value-type="float" office:value="250">
            <text:p>250</text:p>
          </table:table-cell>
          <table:table-cell table:style-name="ce6" table:formula="of:=IF([.B62]=[.C62];&quot;Max&quot;;VLOOKUP([.B62];[$Techs.$A$1:.$E$10];3))" office:value-type="string" office:string-value="Max ">
            <text:p>Max </text:p>
          </table:table-cell>
          <table:table-cell table:style-name="ce62" table:formula="of:=VLOOKUP([.C62];[$Techs.$A$1:.$E$10];5)" office:value-type="float" office:value="250">
            <text:p>250</text:p>
          </table:table-cell>
          <table:table-cell/>
          <table:table-cell office:value-type="float" office:value="61">
            <text:p>61</text:p>
          </table:table-cell>
          <table:table-cell table:style-name="ce6" table:formula="of:=[.I61]+5" office:value-type="float" office:value="436">
            <text:p>436 </text:p>
          </table:table-cell>
          <table:table-cell table:style-name="ce6" table:formula="of:=[.J61]+[.I62]" office:value-type="float" office:value="17340">
            <text:p>17,340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2">
            <text:p>2</text:p>
          </table:table-cell>
          <table:table-cell table:style-name="ce19" office:value-type="float" office:value="5">
            <text:p>5</text:p>
          </table:table-cell>
          <table:table-cell table:style-name="ce62" table:formula="of:=VLOOKUP([.B63];[$Techs.$G$29:.$K$35];5)" office:value-type="float" office:value="900">
            <text:p>900</text:p>
          </table:table-cell>
          <table:table-cell table:style-name="ce6" table:formula="of:=IF([.B63]=[.C63];&quot;Max&quot;;VLOOKUP([.B63];[$Techs.$G$29:.$K$35];3))" office:value-type="float" office:value="1200">
            <text:p>1,200 </text:p>
          </table:table-cell>
          <table:table-cell table:style-name="ce62" table:formula="of:=VLOOKUP([.C63];[$Techs.$G$29:.$K$35];5)" office:value-type="float" office:value="5700">
            <text:p>5,700</text:p>
          </table:table-cell>
          <table:table-cell/>
          <table:table-cell office:value-type="float" office:value="62">
            <text:p>62</text:p>
          </table:table-cell>
          <table:table-cell table:style-name="ce6" table:formula="of:=[.I62]+5" office:value-type="float" office:value="441">
            <text:p>441 </text:p>
          </table:table-cell>
          <table:table-cell table:style-name="ce6" table:formula="of:=[.J62]+[.I63]" office:value-type="float" office:value="17781">
            <text:p>17,781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64];[$Techs.$S$1:.$W$9];5)" office:value-type="float" office:value="0">
            <text:p>0</text:p>
          </table:table-cell>
          <table:table-cell table:style-name="ce64" table:formula="of:=IF([.B64]=[.C64];&quot;Max&quot;;VLOOKUP([.B64];[$Techs.$S$1:.$W$9];3))" office:value-type="float" office:value="0">
            <text:p><text:s/>- </text:p>
          </table:table-cell>
          <table:table-cell table:style-name="ce63" table:formula="of:=VLOOKUP([.C64];[$Techs.$S$1:.$W$9];5)" office:value-type="float" office:value="6750">
            <text:p>6,750</text:p>
          </table:table-cell>
          <table:table-cell/>
          <table:table-cell office:value-type="float" office:value="63">
            <text:p>63</text:p>
          </table:table-cell>
          <table:table-cell table:style-name="ce6" table:formula="of:=[.I63]+5" office:value-type="float" office:value="446">
            <text:p>446 </text:p>
          </table:table-cell>
          <table:table-cell table:style-name="ce6" table:formula="of:=[.J63]+[.I64]" office:value-type="float" office:value="18227">
            <text:p>18,227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63" table:formula="of:=VLOOKUP([.B65];[$Techs.$G$1:.$K$14];5)" office:value-type="float" office:value="0">
            <text:p>0</text:p>
          </table:table-cell>
          <table:table-cell table:style-name="ce64" table:formula="of:=IF([.B65]=[.C65];&quot;Max&quot;;VLOOKUP([.B65];[$Techs.$G$1:.$K$14];3))" office:value-type="float" office:value="50">
            <text:p>50 </text:p>
          </table:table-cell>
          <table:table-cell table:style-name="ce63" table:formula="of:=VLOOKUP([.C65];[$Techs.$G$1:.$K$14];5)" office:value-type="float" office:value="7750">
            <text:p>7,750</text:p>
          </table:table-cell>
          <table:table-cell/>
          <table:table-cell office:value-type="float" office:value="64">
            <text:p>64</text:p>
          </table:table-cell>
          <table:table-cell table:style-name="ce6" table:formula="of:=[.I64]+5" office:value-type="float" office:value="451">
            <text:p>451 </text:p>
          </table:table-cell>
          <table:table-cell table:style-name="ce6" table:formula="of:=[.J64]+[.I65]" office:value-type="float" office:value="18678">
            <text:p>18,678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4">
            <text:p>4</text:p>
          </table:table-cell>
          <table:table-cell table:style-name="ce19" office:value-type="float" office:value="10">
            <text:p>10</text:p>
          </table:table-cell>
          <table:table-cell table:style-name="ce62" table:formula="of:=VLOOKUP([.B66];[$Techs.$G$16:.$K$27];5)" office:value-type="float" office:value="950">
            <text:p>950</text:p>
          </table:table-cell>
          <table:table-cell table:style-name="ce6" table:formula="of:=IF([.B66]=[.C66];&quot;Max&quot;;VLOOKUP([.B66];[$Techs.$G$16:.$K$27];3))" office:value-type="float" office:value="500">
            <text:p>500 </text:p>
          </table:table-cell>
          <table:table-cell table:style-name="ce62" table:formula="of:=VLOOKUP([.C66];[$Techs.$G$16:.$K$27];5)" office:value-type="float" office:value="5450">
            <text:p>5,450</text:p>
          </table:table-cell>
          <table:table-cell/>
          <table:table-cell office:value-type="float" office:value="65">
            <text:p>65</text:p>
          </table:table-cell>
          <table:table-cell table:style-name="ce6" table:formula="of:=[.I65]+5" office:value-type="float" office:value="456">
            <text:p>456 </text:p>
          </table:table-cell>
          <table:table-cell table:style-name="ce6" table:formula="of:=[.J65]+[.I66]" office:value-type="float" office:value="19134">
            <text:p>19,134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4">
            <text:p>4</text:p>
          </table:table-cell>
          <table:table-cell table:style-name="ce56" office:value-type="float" office:value="7">
            <text:p>7</text:p>
          </table:table-cell>
          <table:table-cell table:style-name="ce62" table:formula="of:=VLOOKUP([.B67];[$Techs.$M$1:.$Q$24];5)" office:value-type="float" office:value="800">
            <text:p>800</text:p>
          </table:table-cell>
          <table:table-cell table:style-name="ce6" table:formula="of:=IF([.B67]=[.C67];&quot;Max&quot;;VLOOKUP([.B67];[$Techs.$M$1:.$Q$24];3))" office:value-type="float" office:value="400">
            <text:p>400 </text:p>
          </table:table-cell>
          <table:table-cell table:style-name="ce62" table:formula="of:=VLOOKUP([.C67];[$Techs.$M$1:.$Q$24];5)" office:value-type="float" office:value="2240">
            <text:p>2,240</text:p>
          </table:table-cell>
          <table:table-cell/>
          <table:table-cell office:value-type="float" office:value="66">
            <text:p>66</text:p>
          </table:table-cell>
          <table:table-cell table:style-name="ce6" table:formula="of:=[.I66]+5" office:value-type="float" office:value="461">
            <text:p>461 </text:p>
          </table:table-cell>
          <table:table-cell table:style-name="ce6" table:formula="of:=[.J66]+[.I67]" office:value-type="float" office:value="19595">
            <text:p>19,595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3" table:formula="of:=VLOOKUP([.B68];[$Techs.$S$21:.$W$26];5)" office:value-type="float" office:value="0">
            <text:p>0</text:p>
          </table:table-cell>
          <table:table-cell table:style-name="ce64" table:formula="of:=IF([.B68]=[.C68];&quot;Max&quot;;VLOOKUP([.B68];[$Techs.$S$21:.$W$26];3))" office:value-type="float" office:value="200">
            <text:p>200 </text:p>
          </table:table-cell>
          <table:table-cell table:style-name="ce63" table:formula="of:=VLOOKUP([.C68];[$Techs.$S$21:.$W$26];5)" office:value-type="float" office:value="2950">
            <text:p>2,950</text:p>
          </table:table-cell>
          <table:table-cell/>
          <table:table-cell office:value-type="float" office:value="67">
            <text:p>67</text:p>
          </table:table-cell>
          <table:table-cell table:style-name="ce6" table:formula="of:=[.I67]+5" office:value-type="float" office:value="466">
            <text:p>466 </text:p>
          </table:table-cell>
          <table:table-cell table:style-name="ce6" table:formula="of:=[.J67]+[.I68]" office:value-type="float" office:value="20061">
            <text:p>20,061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3" table:formula="of:=VLOOKUP([.B69];[$Techs.$S$11:.$W$18];5)" office:value-type="float" office:value="0">
            <text:p>0</text:p>
          </table:table-cell>
          <table:table-cell table:style-name="ce64" table:formula="of:=IF([.B69]=[.C69];&quot;Max&quot;;VLOOKUP([.B69];[$Techs.$S$11:.$W$18];3))" office:value-type="float" office:value="70">
            <text:p>70 </text:p>
          </table:table-cell>
          <table:table-cell table:style-name="ce63" table:formula="of:=VLOOKUP([.C69];[$Techs.$S$11:.$W$18];5)" office:value-type="float" office:value="6070">
            <text:p>6,070</text:p>
          </table:table-cell>
          <table:table-cell/>
          <table:table-cell office:value-type="float" office:value="68">
            <text:p>68</text:p>
          </table:table-cell>
          <table:table-cell table:style-name="ce6" table:formula="of:=[.I68]+5" office:value-type="float" office:value="471">
            <text:p>471 </text:p>
          </table:table-cell>
          <table:table-cell table:style-name="ce6" table:formula="of:=[.J68]+[.I69]" office:value-type="float" office:value="20532">
            <text:p>20,532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70];[$Techs.$S$1:.$W$9];5)" office:value-type="float" office:value="0">
            <text:p>0</text:p>
          </table:table-cell>
          <table:table-cell table:style-name="ce64" table:formula="of:=IF([.B70]=[.C70];&quot;Max&quot;;VLOOKUP([.B70];[$Techs.$S$1:.$W$9];3))" office:value-type="float" office:value="0">
            <text:p><text:s/>- </text:p>
          </table:table-cell>
          <table:table-cell table:style-name="ce63" table:formula="of:=VLOOKUP([.C70];[$Techs.$S$1:.$W$9];5)" office:value-type="float" office:value="6750">
            <text:p>6,750</text:p>
          </table:table-cell>
          <table:table-cell/>
          <table:table-cell office:value-type="float" office:value="69">
            <text:p>69</text:p>
          </table:table-cell>
          <table:table-cell table:style-name="ce6" table:formula="of:=[.I69]+5" office:value-type="float" office:value="476">
            <text:p>476 </text:p>
          </table:table-cell>
          <table:table-cell table:style-name="ce6" table:formula="of:=[.J69]+[.I70]" office:value-type="float" office:value="21008">
            <text:p>21,008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71];[$Techs.$S$28:.$W$36];5)" office:value-type="float" office:value="0">
            <text:p><text:s/>- </text:p>
          </table:table-cell>
          <table:table-cell table:style-name="ce64" table:formula="of:=IF([.B71]=[.C71];&quot;Max&quot;;VLOOKUP([.B71];[$Techs.$S$28:.$W$36];3))" office:value-type="float" office:value="75">
            <text:p>75 </text:p>
          </table:table-cell>
          <table:table-cell table:style-name="ce64" table:formula="of:=VLOOKUP([.C71];[$Techs.$S$28:.$W$36];5)" office:value-type="float" office:value="2975">
            <text:p>2,975 </text:p>
          </table:table-cell>
          <table:table-cell/>
          <table:table-cell office:value-type="float" office:value="70">
            <text:p>70</text:p>
          </table:table-cell>
          <table:table-cell table:style-name="ce6" table:formula="of:=[.I70]+5" office:value-type="float" office:value="481">
            <text:p>481 </text:p>
          </table:table-cell>
          <table:table-cell table:style-name="ce6" table:formula="of:=[.J70]+[.I71]" office:value-type="float" office:value="21489">
            <text:p>21,489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" table:formula="of:=VLOOKUP([.B72];[$Techs.$A$12:.$E$18];5)" office:value-type="float" office:value="1100">
            <text:p>1,100 </text:p>
          </table:table-cell>
          <table:table-cell table:style-name="ce6" table:formula="of:=IF([.B72]=[.C72];&quot;Max&quot;;VLOOKUP([.B72];[$Techs.$A$12:.$E$18];3))" office:value-type="string" office:string-value="Max ">
            <text:p>Max </text:p>
          </table:table-cell>
          <table:table-cell table:style-name="ce6" table:formula="of:=VLOOKUP([.C72];[$Techs.$A$12:.$E$18];5)" office:value-type="float" office:value="1100">
            <text:p>1,100 </text:p>
          </table:table-cell>
          <table:table-cell/>
          <table:table-cell office:value-type="float" office:value="71">
            <text:p>71</text:p>
          </table:table-cell>
          <table:table-cell table:style-name="ce6" table:formula="of:=[.I71]+5" office:value-type="float" office:value="486">
            <text:p>486 </text:p>
          </table:table-cell>
          <table:table-cell table:style-name="ce6" table:formula="of:=[.J71]+[.I72]" office:value-type="float" office:value="21975">
            <text:p>21,975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rojectile Ammo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4">
            <text:p>4</text:p>
          </table:table-cell>
          <table:table-cell table:style-name="ce6" table:formula="of:=VLOOKUP([.B73];[$Techs.$S$21:.$W$26];5)" office:value-type="float" office:value="0">
            <text:p><text:s/>- </text:p>
          </table:table-cell>
          <table:table-cell table:style-name="ce6" table:formula="of:=IF([.B73]=[.C73];&quot;Max&quot;;VLOOKUP([.B73];[$Techs.$S$21:.$W$26];3))" office:value-type="float" office:value="200">
            <text:p>200 </text:p>
          </table:table-cell>
          <table:table-cell table:style-name="ce6" table:formula="of:=VLOOKUP([.C73];[$Techs.$S$21:.$W$26];5)" office:value-type="float" office:value="2950">
            <text:p>2,950 </text:p>
          </table:table-cell>
          <table:table-cell/>
          <table:table-cell office:value-type="float" office:value="72">
            <text:p>72</text:p>
          </table:table-cell>
          <table:table-cell table:style-name="ce6" table:formula="of:=[.I72]+5" office:value-type="float" office:value="491">
            <text:p>491 </text:p>
          </table:table-cell>
          <table:table-cell table:style-name="ce6" table:formula="of:=[.J72]+[.I73]" office:value-type="float" office:value="22466">
            <text:p>22,466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rojectile Weapons</text:p>
          </table:table-cell>
          <table:table-cell table:style-name="ce5" office:value-type="float" office:value="4">
            <text:p>4</text:p>
          </table:table-cell>
          <table:table-cell table:style-name="ce56" office:value-type="float" office:value="7">
            <text:p>7</text:p>
          </table:table-cell>
          <table:table-cell table:style-name="ce6" table:formula="of:=VLOOKUP([.B74];[$Techs.$S$1:.$W$9];5)" office:value-type="float" office:value="2250">
            <text:p>2,250 </text:p>
          </table:table-cell>
          <table:table-cell table:style-name="ce6" table:formula="of:=IF([.B74]=[.C74];&quot;Max&quot;;VLOOKUP([.B74];[$Techs.$S$1:.$W$9];3))" office:value-type="float" office:value="1250">
            <text:p>1,250 </text:p>
          </table:table-cell>
          <table:table-cell table:style-name="ce6" table:formula="of:=VLOOKUP([.C74];[$Techs.$S$1:.$W$9];5)" office:value-type="float" office:value="6750">
            <text:p>6,750 </text:p>
          </table:table-cell>
          <table:table-cell/>
          <table:table-cell office:value-type="float" office:value="73">
            <text:p>73</text:p>
          </table:table-cell>
          <table:table-cell table:style-name="ce6" table:formula="of:=[.I73]+5" office:value-type="float" office:value="496">
            <text:p>496 </text:p>
          </table:table-cell>
          <table:table-cell table:style-name="ce6" table:formula="of:=[.J73]+[.I74]" office:value-type="float" office:value="22962">
            <text:p>22,962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Salvage Efficienc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75];[$Techs.$M$26:.$Q$32];5)" office:value-type="float" office:value="0">
            <text:p><text:s/>- </text:p>
          </table:table-cell>
          <table:table-cell table:style-name="ce64" table:formula="of:=IF([.B75]=[.C75];&quot;Max&quot;;VLOOKUP([.B75];[$Techs.$M$26:.$Q$32];3))" office:value-type="string" office:string-value="Max ">
            <text:p>Max </text:p>
          </table:table-cell>
          <table:table-cell table:style-name="ce64" table:formula="of:=VLOOKUP([.C75];[$Techs.$M$26:.$Q$32];5)" office:value-type="float" office:value="0">
            <text:p><text:s/>- </text:p>
          </table:table-cell>
          <table:table-cell/>
          <table:table-cell office:value-type="float" office:value="74">
            <text:p>74</text:p>
          </table:table-cell>
          <table:table-cell table:style-name="ce6" table:formula="of:=[.I74]+5" office:value-type="float" office:value="501">
            <text:p>501 </text:p>
          </table:table-cell>
          <table:table-cell table:style-name="ce6" table:formula="of:=[.J74]+[.I75]" office:value-type="float" office:value="23463">
            <text:p>23,463 </text:p>
          </table:table-cell>
          <table:table-cell table:number-columns-repeated="246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76];[$Techs.$A$28:.$E$37];5)" office:value-type="float" office:value="80">
            <text:p>80 </text:p>
          </table:table-cell>
          <table:table-cell table:style-name="ce6" table:formula="of:=IF([.B76]=[.C76];&quot;Max&quot;;VLOOKUP([.B76];[$Techs.$A$28:.$E$37];3))" office:value-type="string" office:string-value="Max ">
            <text:p>Max </text:p>
          </table:table-cell>
          <table:table-cell table:style-name="ce6" table:formula="of:=VLOOKUP([.C76];[$Techs.$A$28:.$E$37];5)" office:value-type="float" office:value="80">
            <text:p>80 </text:p>
          </table:table-cell>
          <table:table-cell/>
          <table:table-cell office:value-type="float" office:value="75">
            <text:p>75</text:p>
          </table:table-cell>
          <table:table-cell table:style-name="ce6" table:formula="of:=[.I75]+5" office:value-type="float" office:value="506">
            <text:p>506 </text:p>
          </table:table-cell>
          <table:table-cell table:style-name="ce6" table:formula="of:=[.J75]+[.I76]" office:value-type="float" office:value="23969">
            <text:p>23,969 </text:p>
          </table:table-cell>
          <table:table-cell table:number-columns-repeated="246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77];[$Techs.$A$20:.$E$26];5)" office:value-type="float" office:value="60">
            <text:p>60 </text:p>
          </table:table-cell>
          <table:table-cell table:style-name="ce6" table:formula="of:=IF([.B77]=[.C77];&quot;Max&quot;;VLOOKUP([.B77];[$Techs.$A$20:.$E$26];3))" office:value-type="string" office:string-value="Max ">
            <text:p>Max </text:p>
          </table:table-cell>
          <table:table-cell table:style-name="ce6" table:formula="of:=VLOOKUP([.C77];[$Techs.$A$20:.$E$26];5)" office:value-type="float" office:value="60">
            <text:p>60 </text:p>
          </table:table-cell>
          <table:table-cell/>
          <table:table-cell office:value-type="float" office:value="76">
            <text:p>76</text:p>
          </table:table-cell>
          <table:table-cell table:style-name="ce6" table:formula="of:=[.I76]+5" office:value-type="float" office:value="511">
            <text:p>511 </text:p>
          </table:table-cell>
          <table:table-cell table:style-name="ce6" table:formula="of:=[.J76]+[.I77]" office:value-type="float" office:value="24480">
            <text:p>24,480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Targeting Computer</text:p>
          </table:table-cell>
          <table:table-cell table:style-name="ce5" office:value-type="float" office:value="3">
            <text:p>3</text:p>
          </table:table-cell>
          <table:table-cell table:style-name="ce56" office:value-type="float" office:value="6">
            <text:p>6</text:p>
          </table:table-cell>
          <table:table-cell table:style-name="ce6" table:formula="of:=VLOOKUP([.B78];[$Techs.$S$11:.$W$18];5)" office:value-type="float" office:value="1570">
            <text:p>1,570 </text:p>
          </table:table-cell>
          <table:table-cell table:style-name="ce6" table:formula="of:=IF([.B78]=[.C78];&quot;Max&quot;;VLOOKUP([.B78];[$Techs.$S$11:.$W$18];3))" office:value-type="float" office:value="1200">
            <text:p>1,200 </text:p>
          </table:table-cell>
          <table:table-cell table:style-name="ce6" table:formula="of:=VLOOKUP([.C78];[$Techs.$S$11:.$W$18];5)" office:value-type="float" office:value="6070">
            <text:p>6,070 </text:p>
          </table:table-cell>
          <table:table-cell/>
          <table:table-cell office:value-type="float" office:value="77">
            <text:p>77</text:p>
          </table:table-cell>
          <table:table-cell table:style-name="ce6" table:formula="of:=[.I77]+5" office:value-type="float" office:value="516">
            <text:p>516 </text:p>
          </table:table-cell>
          <table:table-cell table:style-name="ce6" table:formula="of:=[.J77]+[.I78]" office:value-type="float" office:value="24996">
            <text:p>24,996 </text:p>
          </table:table-cell>
          <table:table-cell table:number-columns-repeated="246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62:.D78])" office:value-type="float" office:value="7960">
            <text:p>7,960</text:p>
          </table:table-cell>
          <table:table-cell table:style-name="ce5" office:value-type="string">
            <text:p>Total</text:p>
          </table:table-cell>
          <table:table-cell table:style-name="ce65" table:formula="of:=SUM([.F62:.F78])" office:value-type="float" office:value="63895">
            <text:p>63,895</text:p>
          </table:table-cell>
          <table:table-cell/>
          <table:table-cell office:value-type="float" office:value="78">
            <text:p>78</text:p>
          </table:table-cell>
          <table:table-cell table:style-name="ce6" table:formula="of:=[.I78]+5" office:value-type="float" office:value="521">
            <text:p>521 </text:p>
          </table:table-cell>
          <table:table-cell table:style-name="ce6" table:formula="of:=[.J78]+[.I79]" office:value-type="float" office:value="25517">
            <text:p>25,517 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60];[.H$1:.J$1048576];3)-[.D79]" office:value-type="float" office:value="1274">
            <text:p>1,274</text:p>
          </table:table-cell>
          <table:table-cell/>
          <table:table-cell table:style-name="ce61" table:formula="of:=[.F79]-[.F74]-[.F73]-[.F78]-[.F64]-[.F71]" office:value-type="float" office:value="38400">
            <text:p>38,400</text:p>
          </table:table-cell>
          <table:table-cell/>
          <table:table-cell office:value-type="float" office:value="79">
            <text:p>79</text:p>
          </table:table-cell>
          <table:table-cell table:style-name="ce6" table:formula="of:=[.I79]+5" office:value-type="float" office:value="526">
            <text:p>526 </text:p>
          </table:table-cell>
          <table:table-cell table:style-name="ce6" table:formula="of:=[.J79]+[.I80]" office:value-type="float" office:value="26043">
            <text:p>26,043 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float" office:value="80">
            <text:p>80</text:p>
          </table:table-cell>
          <table:table-cell table:style-name="ce6" table:formula="of:=[.I80]+5" office:value-type="float" office:value="531">
            <text:p>531 </text:p>
          </table:table-cell>
          <table:table-cell table:style-name="ce6" table:formula="of:=[.J80]+[.I81]" office:value-type="float" office:value="26574">
            <text:p>26,574 </text:p>
          </table:table-cell>
          <table:table-cell table:number-columns-repeated="24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/>
          <table:table-cell office:value-type="float" office:value="81">
            <text:p>81</text:p>
          </table:table-cell>
          <table:table-cell table:style-name="ce6" table:formula="of:=[.I81]+5" office:value-type="float" office:value="536">
            <text:p>536 </text:p>
          </table:table-cell>
          <table:table-cell table:style-name="ce6" table:formula="of:=[.J81]+[.I82]" office:value-type="float" office:value="27110">
            <text:p>27,110 </text:p>
          </table:table-cell>
          <table:table-cell table:number-columns-repeated="246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50">
            <text:p>50</text:p>
          </table:table-cell>
          <table:table-cell table:number-columns-repeated="3"/>
          <table:table-cell table:style-name="ce61"/>
          <table:table-cell/>
          <table:table-cell office:value-type="float" office:value="82">
            <text:p>82</text:p>
          </table:table-cell>
          <table:table-cell table:style-name="ce6" table:formula="of:=[.I82]+5" office:value-type="float" office:value="541">
            <text:p>541 </text:p>
          </table:table-cell>
          <table:table-cell table:style-name="ce6" table:formula="of:=[.J82]+[.I83]" office:value-type="float" office:value="27651">
            <text:p>27,651 </text:p>
          </table:table-cell>
          <table:table-cell table:number-columns-repeated="246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/>
          <table:table-cell office:value-type="float" office:value="83">
            <text:p>83</text:p>
          </table:table-cell>
          <table:table-cell table:style-name="ce6" table:formula="of:=[.I83]+5" office:value-type="float" office:value="546">
            <text:p>546 </text:p>
          </table:table-cell>
          <table:table-cell table:style-name="ce6" table:formula="of:=[.J83]+[.I84]" office:value-type="float" office:value="28197">
            <text:p>28,197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2" table:formula="of:=VLOOKUP([.B85];[$Techs.$A$1:.$E$10];5)" office:value-type="float" office:value="250">
            <text:p>250</text:p>
          </table:table-cell>
          <table:table-cell table:style-name="ce6" table:formula="of:=IF([.B85]=[.C85];&quot;Max&quot;;VLOOKUP([.B85];[$Techs.$A$1:.$E$10];3))" office:value-type="string" office:string-value="Max ">
            <text:p>Max </text:p>
          </table:table-cell>
          <table:table-cell table:style-name="ce62" table:formula="of:=VLOOKUP([.C85];[$Techs.$A$1:.$E$10];5)" office:value-type="float" office:value="250">
            <text:p>250</text:p>
          </table:table-cell>
          <table:table-cell/>
          <table:table-cell office:value-type="float" office:value="84">
            <text:p>84</text:p>
          </table:table-cell>
          <table:table-cell table:style-name="ce6" table:formula="of:=[.I84]+5" office:value-type="float" office:value="551">
            <text:p>551 </text:p>
          </table:table-cell>
          <table:table-cell table:style-name="ce6" table:formula="of:=[.J84]+[.I85]" office:value-type="float" office:value="28748">
            <text:p>28,748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62" table:formula="of:=VLOOKUP([.B86];[$Techs.$G$29:.$K$35];5)" office:value-type="float" office:value="2100">
            <text:p>2,100</text:p>
          </table:table-cell>
          <table:table-cell table:style-name="ce6" table:formula="of:=IF([.B86]=[.C86];&quot;Max&quot;;VLOOKUP([.B86];[$Techs.$G$29:.$K$35];3))" office:value-type="float" office:value="1600">
            <text:p>1,600 </text:p>
          </table:table-cell>
          <table:table-cell table:style-name="ce62" table:formula="of:=VLOOKUP([.C86];[$Techs.$G$29:.$K$35];5)" office:value-type="float" office:value="5700">
            <text:p>5,700</text:p>
          </table:table-cell>
          <table:table-cell/>
          <table:table-cell office:value-type="float" office:value="85">
            <text:p>85</text:p>
          </table:table-cell>
          <table:table-cell table:style-name="ce6" table:formula="of:=[.I85]+5" office:value-type="float" office:value="556">
            <text:p>556 </text:p>
          </table:table-cell>
          <table:table-cell table:style-name="ce6" table:formula="of:=[.J85]+[.I86]" office:value-type="float" office:value="29304">
            <text:p>29,304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87];[$Techs.$S$1:.$W$9];5)" office:value-type="float" office:value="0">
            <text:p>0</text:p>
          </table:table-cell>
          <table:table-cell table:style-name="ce64" table:formula="of:=IF([.B87]=[.C87];&quot;Max&quot;;VLOOKUP([.B87];[$Techs.$S$1:.$W$9];3))" office:value-type="float" office:value="0">
            <text:p><text:s/>- </text:p>
          </table:table-cell>
          <table:table-cell table:style-name="ce63" table:formula="of:=VLOOKUP([.C87];[$Techs.$S$1:.$W$9];5)" office:value-type="float" office:value="6750">
            <text:p>6,750</text:p>
          </table:table-cell>
          <table:table-cell/>
          <table:table-cell office:value-type="float" office:value="86">
            <text:p>86</text:p>
          </table:table-cell>
          <table:table-cell table:style-name="ce6" table:formula="of:=[.I86]+5" office:value-type="float" office:value="561">
            <text:p>561 </text:p>
          </table:table-cell>
          <table:table-cell table:style-name="ce6" table:formula="of:=[.J86]+[.I87]" office:value-type="float" office:value="29865">
            <text:p>29,865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63" table:formula="of:=VLOOKUP([.B88];[$Techs.$G$1:.$K$14];5)" office:value-type="float" office:value="0">
            <text:p>0</text:p>
          </table:table-cell>
          <table:table-cell table:style-name="ce64" table:formula="of:=IF([.B88]=[.C88];&quot;Max&quot;;VLOOKUP([.B88];[$Techs.$G$1:.$K$14];3))" office:value-type="float" office:value="50">
            <text:p>50 </text:p>
          </table:table-cell>
          <table:table-cell table:style-name="ce63" table:formula="of:=VLOOKUP([.C88];[$Techs.$G$1:.$K$14];5)" office:value-type="float" office:value="7750">
            <text:p>7,750</text:p>
          </table:table-cell>
          <table:table-cell/>
          <table:table-cell office:value-type="float" office:value="87">
            <text:p>87</text:p>
          </table:table-cell>
          <table:table-cell table:style-name="ce6" table:formula="of:=[.I87]+5" office:value-type="float" office:value="566">
            <text:p>566 </text:p>
          </table:table-cell>
          <table:table-cell table:style-name="ce6" table:formula="of:=[.J87]+[.I88]" office:value-type="float" office:value="30431">
            <text:p>30,431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62" table:formula="of:=VLOOKUP([.B89];[$Techs.$G$16:.$K$27];5)" office:value-type="float" office:value="1450">
            <text:p>1,450</text:p>
          </table:table-cell>
          <table:table-cell table:style-name="ce6" table:formula="of:=IF([.B89]=[.C89];&quot;Max&quot;;VLOOKUP([.B89];[$Techs.$G$16:.$K$27];3))" office:value-type="float" office:value="600">
            <text:p>600 </text:p>
          </table:table-cell>
          <table:table-cell table:style-name="ce62" table:formula="of:=VLOOKUP([.C89];[$Techs.$G$16:.$K$27];5)" office:value-type="float" office:value="5450">
            <text:p>5,450</text:p>
          </table:table-cell>
          <table:table-cell/>
          <table:table-cell office:value-type="float" office:value="88">
            <text:p>88</text:p>
          </table:table-cell>
          <table:table-cell table:style-name="ce6" table:formula="of:=[.I88]+5" office:value-type="float" office:value="571">
            <text:p>571 </text:p>
          </table:table-cell>
          <table:table-cell table:style-name="ce6" table:formula="of:=[.J88]+[.I89]" office:value-type="float" office:value="31002">
            <text:p>31,002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4">
            <text:p>4</text:p>
          </table:table-cell>
          <table:table-cell table:style-name="ce56" office:value-type="float" office:value="7">
            <text:p>7</text:p>
          </table:table-cell>
          <table:table-cell table:style-name="ce62" table:formula="of:=VLOOKUP([.B90];[$Techs.$M$1:.$Q$24];5)" office:value-type="float" office:value="800">
            <text:p>800</text:p>
          </table:table-cell>
          <table:table-cell table:style-name="ce6" table:formula="of:=IF([.B90]=[.C90];&quot;Max&quot;;VLOOKUP([.B90];[$Techs.$M$1:.$Q$24];3))" office:value-type="float" office:value="400">
            <text:p>400 </text:p>
          </table:table-cell>
          <table:table-cell table:style-name="ce62" table:formula="of:=VLOOKUP([.C90];[$Techs.$M$1:.$Q$24];5)" office:value-type="float" office:value="2240">
            <text:p>2,240</text:p>
          </table:table-cell>
          <table:table-cell/>
          <table:table-cell office:value-type="float" office:value="89">
            <text:p>89</text:p>
          </table:table-cell>
          <table:table-cell table:style-name="ce6" table:formula="of:=[.I89]+5" office:value-type="float" office:value="576">
            <text:p>576 </text:p>
          </table:table-cell>
          <table:table-cell table:style-name="ce6" table:formula="of:=[.J89]+[.I90]" office:value-type="float" office:value="31578">
            <text:p>31,578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3" table:formula="of:=VLOOKUP([.B91];[$Techs.$S$21:.$W$26];5)" office:value-type="float" office:value="0">
            <text:p>0</text:p>
          </table:table-cell>
          <table:table-cell table:style-name="ce64" table:formula="of:=IF([.B91]=[.C91];&quot;Max&quot;;VLOOKUP([.B91];[$Techs.$S$21:.$W$26];3))" office:value-type="float" office:value="200">
            <text:p>200 </text:p>
          </table:table-cell>
          <table:table-cell table:style-name="ce63" table:formula="of:=VLOOKUP([.C91];[$Techs.$S$21:.$W$26];5)" office:value-type="float" office:value="2950">
            <text:p>2,950</text:p>
          </table:table-cell>
          <table:table-cell/>
          <table:table-cell office:value-type="float" office:value="90">
            <text:p>90</text:p>
          </table:table-cell>
          <table:table-cell table:style-name="ce6" table:formula="of:=[.I90]+5" office:value-type="float" office:value="581">
            <text:p>581 </text:p>
          </table:table-cell>
          <table:table-cell table:style-name="ce6" table:formula="of:=[.J90]+[.I91]" office:value-type="float" office:value="32159">
            <text:p>32,159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3" table:formula="of:=VLOOKUP([.B92];[$Techs.$S$11:.$W$18];5)" office:value-type="float" office:value="0">
            <text:p>0</text:p>
          </table:table-cell>
          <table:table-cell table:style-name="ce64" table:formula="of:=IF([.B92]=[.C92];&quot;Max&quot;;VLOOKUP([.B92];[$Techs.$S$11:.$W$18];3))" office:value-type="float" office:value="70">
            <text:p>70 </text:p>
          </table:table-cell>
          <table:table-cell table:style-name="ce63" table:formula="of:=VLOOKUP([.C92];[$Techs.$S$11:.$W$18];5)" office:value-type="float" office:value="6070">
            <text:p>6,070</text:p>
          </table:table-cell>
          <table:table-cell/>
          <table:table-cell office:value-type="float" office:value="91">
            <text:p>91</text:p>
          </table:table-cell>
          <table:table-cell table:style-name="ce6" table:formula="of:=[.I91]+5" office:value-type="float" office:value="586">
            <text:p>586 </text:p>
          </table:table-cell>
          <table:table-cell table:style-name="ce6" table:formula="of:=[.J91]+[.I92]" office:value-type="float" office:value="32745">
            <text:p>32,745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93];[$Techs.$S$1:.$W$9];5)" office:value-type="float" office:value="0">
            <text:p>0</text:p>
          </table:table-cell>
          <table:table-cell table:style-name="ce64" table:formula="of:=IF([.B93]=[.C93];&quot;Max&quot;;VLOOKUP([.B93];[$Techs.$S$1:.$W$9];3))" office:value-type="float" office:value="0">
            <text:p><text:s/>- </text:p>
          </table:table-cell>
          <table:table-cell table:style-name="ce63" table:formula="of:=VLOOKUP([.C93];[$Techs.$S$1:.$W$9];5)" office:value-type="float" office:value="6750">
            <text:p>6,750</text:p>
          </table:table-cell>
          <table:table-cell/>
          <table:table-cell office:value-type="float" office:value="92">
            <text:p>92</text:p>
          </table:table-cell>
          <table:table-cell table:style-name="ce6" table:formula="of:=[.I92]+5" office:value-type="float" office:value="591">
            <text:p>591 </text:p>
          </table:table-cell>
          <table:table-cell table:style-name="ce6" table:formula="of:=[.J92]+[.I93]" office:value-type="float" office:value="33336">
            <text:p>33,336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94];[$Techs.$S$28:.$W$36];5)" office:value-type="float" office:value="0">
            <text:p><text:s/>- </text:p>
          </table:table-cell>
          <table:table-cell table:style-name="ce64" table:formula="of:=IF([.B94]=[.C94];&quot;Max&quot;;VLOOKUP([.B94];[$Techs.$S$28:.$W$36];3))" office:value-type="float" office:value="75">
            <text:p>75 </text:p>
          </table:table-cell>
          <table:table-cell table:style-name="ce64" table:formula="of:=VLOOKUP([.C94];[$Techs.$S$28:.$W$36];5)" office:value-type="float" office:value="2975">
            <text:p>2,975 </text:p>
          </table:table-cell>
          <table:table-cell/>
          <table:table-cell office:value-type="float" office:value="93">
            <text:p>93</text:p>
          </table:table-cell>
          <table:table-cell table:style-name="ce6" table:formula="of:=[.I93]+5" office:value-type="float" office:value="596">
            <text:p>596 </text:p>
          </table:table-cell>
          <table:table-cell table:style-name="ce6" table:formula="of:=[.J93]+[.I94]" office:value-type="float" office:value="33932">
            <text:p>33,932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" table:formula="of:=VLOOKUP([.B95];[$Techs.$A$12:.$E$18];5)" office:value-type="float" office:value="1100">
            <text:p>1,100 </text:p>
          </table:table-cell>
          <table:table-cell table:style-name="ce6" table:formula="of:=IF([.B95]=[.C95];&quot;Max&quot;;VLOOKUP([.B95];[$Techs.$A$12:.$E$18];3))" office:value-type="string" office:string-value="Max ">
            <text:p>Max </text:p>
          </table:table-cell>
          <table:table-cell table:style-name="ce6" table:formula="of:=VLOOKUP([.C95];[$Techs.$A$12:.$E$18];5)" office:value-type="float" office:value="1100">
            <text:p>1,100 </text:p>
          </table:table-cell>
          <table:table-cell/>
          <table:table-cell office:value-type="float" office:value="94">
            <text:p>94</text:p>
          </table:table-cell>
          <table:table-cell table:style-name="ce6" table:formula="of:=[.I94]+5" office:value-type="float" office:value="601">
            <text:p>601 </text:p>
          </table:table-cell>
          <table:table-cell table:style-name="ce6" table:formula="of:=[.J94]+[.I95]" office:value-type="float" office:value="34533">
            <text:p>34,533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rojectile Ammo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4">
            <text:p>4</text:p>
          </table:table-cell>
          <table:table-cell table:style-name="ce6" table:formula="of:=VLOOKUP([.B96];[$Techs.$S$21:.$W$26];5)" office:value-type="float" office:value="0">
            <text:p><text:s/>- </text:p>
          </table:table-cell>
          <table:table-cell table:style-name="ce6" table:formula="of:=IF([.B96]=[.C96];&quot;Max&quot;;VLOOKUP([.B96];[$Techs.$S$21:.$W$26];3))" office:value-type="float" office:value="200">
            <text:p>200 </text:p>
          </table:table-cell>
          <table:table-cell table:style-name="ce6" table:formula="of:=VLOOKUP([.C96];[$Techs.$S$21:.$W$26];5)" office:value-type="float" office:value="2950">
            <text:p>2,950 </text:p>
          </table:table-cell>
          <table:table-cell/>
          <table:table-cell office:value-type="float" office:value="95">
            <text:p>95</text:p>
          </table:table-cell>
          <table:table-cell table:style-name="ce6" table:formula="of:=[.I95]+5" office:value-type="float" office:value="606">
            <text:p>606 </text:p>
          </table:table-cell>
          <table:table-cell table:style-name="ce6" table:formula="of:=[.J95]+[.I96]" office:value-type="float" office:value="35139">
            <text:p>35,139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Projectile Weapons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7">
            <text:p>7</text:p>
          </table:table-cell>
          <table:table-cell table:style-name="ce6" table:formula="of:=VLOOKUP([.B97];[$Techs.$S$1:.$W$9];5)" office:value-type="float" office:value="3500">
            <text:p>3,500 </text:p>
          </table:table-cell>
          <table:table-cell table:style-name="ce6" table:formula="of:=IF([.B97]=[.C97];&quot;Max&quot;;VLOOKUP([.B97];[$Techs.$S$1:.$W$9];3))" office:value-type="float" office:value="1500">
            <text:p>1,500 </text:p>
          </table:table-cell>
          <table:table-cell table:style-name="ce6" table:formula="of:=VLOOKUP([.C97];[$Techs.$S$1:.$W$9];5)" office:value-type="float" office:value="6750">
            <text:p>6,750 </text:p>
          </table:table-cell>
          <table:table-cell/>
          <table:table-cell office:value-type="float" office:value="96">
            <text:p>96</text:p>
          </table:table-cell>
          <table:table-cell table:style-name="ce6" table:formula="of:=[.I96]+5" office:value-type="float" office:value="611">
            <text:p>611 </text:p>
          </table:table-cell>
          <table:table-cell table:style-name="ce6" table:formula="of:=[.J96]+[.I97]" office:value-type="float" office:value="35750">
            <text:p>35,750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Salvage Efficienc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98];[$Techs.$M$26:.$Q$32];5)" office:value-type="float" office:value="0">
            <text:p><text:s/>- </text:p>
          </table:table-cell>
          <table:table-cell table:style-name="ce64" table:formula="of:=IF([.B98]=[.C98];&quot;Max&quot;;VLOOKUP([.B98];[$Techs.$M$26:.$Q$32];3))" office:value-type="string" office:string-value="Max ">
            <text:p>Max </text:p>
          </table:table-cell>
          <table:table-cell table:style-name="ce64" table:formula="of:=VLOOKUP([.C98];[$Techs.$M$26:.$Q$32];5)" office:value-type="float" office:value="0">
            <text:p><text:s/>- </text:p>
          </table:table-cell>
          <table:table-cell/>
          <table:table-cell office:value-type="float" office:value="97">
            <text:p>97</text:p>
          </table:table-cell>
          <table:table-cell table:style-name="ce6" table:formula="of:=[.I97]+5" office:value-type="float" office:value="616">
            <text:p>616 </text:p>
          </table:table-cell>
          <table:table-cell table:style-name="ce6" table:formula="of:=[.J97]+[.I98]" office:value-type="float" office:value="36366">
            <text:p>36,366 </text:p>
          </table:table-cell>
          <table:table-cell table:number-columns-repeated="246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99];[$Techs.$A$28:.$E$37];5)" office:value-type="float" office:value="80">
            <text:p>80 </text:p>
          </table:table-cell>
          <table:table-cell table:style-name="ce6" table:formula="of:=IF([.B99]=[.C99];&quot;Max&quot;;VLOOKUP([.B99];[$Techs.$A$28:.$E$37];3))" office:value-type="string" office:string-value="Max ">
            <text:p>Max </text:p>
          </table:table-cell>
          <table:table-cell table:style-name="ce6" table:formula="of:=VLOOKUP([.C99];[$Techs.$A$28:.$E$37];5)" office:value-type="float" office:value="80">
            <text:p>80 </text:p>
          </table:table-cell>
          <table:table-cell/>
          <table:table-cell office:value-type="float" office:value="98">
            <text:p>98</text:p>
          </table:table-cell>
          <table:table-cell table:style-name="ce6" table:formula="of:=[.I98]+5" office:value-type="float" office:value="621">
            <text:p>621 </text:p>
          </table:table-cell>
          <table:table-cell table:style-name="ce6" table:formula="of:=[.J98]+[.I99]" office:value-type="float" office:value="36987">
            <text:p>36,987 </text:p>
          </table:table-cell>
          <table:table-cell table:number-columns-repeated="246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00];[$Techs.$A$20:.$E$26];5)" office:value-type="float" office:value="60">
            <text:p>60 </text:p>
          </table:table-cell>
          <table:table-cell table:style-name="ce6" table:formula="of:=IF([.B100]=[.C100];&quot;Max&quot;;VLOOKUP([.B100];[$Techs.$A$20:.$E$26];3))" office:value-type="string" office:string-value="Max ">
            <text:p>Max </text:p>
          </table:table-cell>
          <table:table-cell table:style-name="ce6" table:formula="of:=VLOOKUP([.C100];[$Techs.$A$20:.$E$26];5)" office:value-type="float" office:value="60">
            <text:p>60 </text:p>
          </table:table-cell>
          <table:table-cell/>
          <table:table-cell office:value-type="float" office:value="99">
            <text:p>99</text:p>
          </table:table-cell>
          <table:table-cell table:style-name="ce6" table:formula="of:=[.I99]+5" office:value-type="float" office:value="626">
            <text:p>626 </text:p>
          </table:table-cell>
          <table:table-cell table:style-name="ce6" table:formula="of:=[.J99]+[.I100]" office:value-type="float" office:value="37613">
            <text:p>37,613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Targeting Computer</text:p>
          </table:table-cell>
          <table:table-cell table:style-name="ce5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" table:formula="of:=VLOOKUP([.B101];[$Techs.$S$11:.$W$18];5)" office:value-type="float" office:value="2770">
            <text:p>2,770 </text:p>
          </table:table-cell>
          <table:table-cell table:style-name="ce6" table:formula="of:=IF([.B101]=[.C101];&quot;Max&quot;;VLOOKUP([.B101];[$Techs.$S$11:.$W$18];3))" office:value-type="float" office:value="1500">
            <text:p>1,500 </text:p>
          </table:table-cell>
          <table:table-cell table:style-name="ce6" table:formula="of:=VLOOKUP([.C101];[$Techs.$S$11:.$W$18];5)" office:value-type="float" office:value="6070">
            <text:p>6,070 </text:p>
          </table:table-cell>
          <table:table-cell/>
          <table:table-cell office:value-type="float" office:value="100">
            <text:p>100</text:p>
          </table:table-cell>
          <table:table-cell table:style-name="ce6" table:formula="of:=[.I100]+5" office:value-type="float" office:value="631">
            <text:p>631 </text:p>
          </table:table-cell>
          <table:table-cell table:style-name="ce6" table:formula="of:=[.J100]+[.I101]" office:value-type="float" office:value="38244">
            <text:p>38,244 </text:p>
          </table:table-cell>
          <table:table-cell table:number-columns-repeated="246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85:.D101])" office:value-type="float" office:value="12110">
            <text:p>12,110</text:p>
          </table:table-cell>
          <table:table-cell table:style-name="ce5" office:value-type="string">
            <text:p>Total</text:p>
          </table:table-cell>
          <table:table-cell table:style-name="ce65" table:formula="of:=SUM([.F85:.F101])" office:value-type="float" office:value="63895">
            <text:p>63,895</text:p>
          </table:table-cell>
          <table:table-cell/>
          <table:table-cell office:value-type="float" office:value="101">
            <text:p>101</text:p>
          </table:table-cell>
          <table:table-cell table:style-name="ce6" table:formula="of:=[.I101]+5" office:value-type="float" office:value="636">
            <text:p>636 </text:p>
          </table:table-cell>
          <table:table-cell table:style-name="ce6" table:formula="of:=[.J101]+[.I102]" office:value-type="float" office:value="38880">
            <text:p>38,880 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83];[.H$1:.J$1048576];3)-[.D102]" office:value-type="float" office:value="709">
            <text:p>709</text:p>
          </table:table-cell>
          <table:table-cell/>
          <table:table-cell table:style-name="ce61" table:formula="of:=[.F102]-[.F97]-[.F96]-[.F101]-[.F87]-[.F94]" office:value-type="float" office:value="38400">
            <text:p>38,400</text:p>
          </table:table-cell>
          <table:table-cell/>
          <table:table-cell office:value-type="float" office:value="102">
            <text:p>102</text:p>
          </table:table-cell>
          <table:table-cell table:style-name="ce6" table:formula="of:=[.I102]+5" office:value-type="float" office:value="641">
            <text:p>641 </text:p>
          </table:table-cell>
          <table:table-cell table:style-name="ce6" table:formula="of:=[.J102]+[.I103]" office:value-type="float" office:value="39521">
            <text:p>39,521 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float" office:value="103">
            <text:p>103</text:p>
          </table:table-cell>
          <table:table-cell table:style-name="ce6" table:formula="of:=[.I103]+5" office:value-type="float" office:value="646">
            <text:p>646 </text:p>
          </table:table-cell>
          <table:table-cell table:style-name="ce6" table:formula="of:=[.J103]+[.I104]" office:value-type="float" office:value="40167">
            <text:p>40,167 </text:p>
          </table:table-cell>
          <table:table-cell table:number-columns-repeated="24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/>
          <table:table-cell office:value-type="float" office:value="104">
            <text:p>104</text:p>
          </table:table-cell>
          <table:table-cell table:style-name="ce6" table:formula="of:=[.I104]+5" office:value-type="float" office:value="651">
            <text:p>651 </text:p>
          </table:table-cell>
          <table:table-cell table:style-name="ce6" table:formula="of:=[.J104]+[.I105]" office:value-type="float" office:value="40818">
            <text:p>40,818 </text:p>
          </table:table-cell>
          <table:table-cell table:number-columns-repeated="246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60">
            <text:p>60</text:p>
          </table:table-cell>
          <table:table-cell table:number-columns-repeated="3"/>
          <table:table-cell table:style-name="ce61"/>
          <table:table-cell/>
          <table:table-cell office:value-type="float" office:value="105">
            <text:p>105</text:p>
          </table:table-cell>
          <table:table-cell table:style-name="ce6" table:formula="of:=[.I105]+5" office:value-type="float" office:value="656">
            <text:p>656 </text:p>
          </table:table-cell>
          <table:table-cell table:style-name="ce6" table:formula="of:=[.J105]+[.I106]" office:value-type="float" office:value="41474">
            <text:p>41,474 </text:p>
          </table:table-cell>
          <table:table-cell table:number-columns-repeated="246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/>
          <table:table-cell office:value-type="float" office:value="106">
            <text:p>106</text:p>
          </table:table-cell>
          <table:table-cell table:style-name="ce6" table:formula="of:=[.I106]+5" office:value-type="float" office:value="661">
            <text:p>661 </text:p>
          </table:table-cell>
          <table:table-cell table:style-name="ce6" table:formula="of:=[.J106]+[.I107]" office:value-type="float" office:value="42135">
            <text:p>42,135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2" table:formula="of:=VLOOKUP([.B108];[$Techs.$A$1:.$E$10];5)" office:value-type="float" office:value="250">
            <text:p>250</text:p>
          </table:table-cell>
          <table:table-cell table:style-name="ce6" table:formula="of:=IF([.B108]=[.C108];&quot;Max&quot;;VLOOKUP([.B108];[$Techs.$A$1:.$E$10];3))" office:value-type="string" office:string-value="Max ">
            <text:p>Max </text:p>
          </table:table-cell>
          <table:table-cell table:style-name="ce62" table:formula="of:=VLOOKUP([.C108];[$Techs.$A$1:.$E$10];5)" office:value-type="float" office:value="250">
            <text:p>250</text:p>
          </table:table-cell>
          <table:table-cell/>
          <table:table-cell office:value-type="float" office:value="107">
            <text:p>107</text:p>
          </table:table-cell>
          <table:table-cell table:style-name="ce6" table:formula="of:=[.I107]+5" office:value-type="float" office:value="666">
            <text:p>666 </text:p>
          </table:table-cell>
          <table:table-cell table:style-name="ce6" table:formula="of:=[.J107]+[.I108]" office:value-type="float" office:value="42801">
            <text:p>42,801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62" table:formula="of:=VLOOKUP([.B109];[$Techs.$G$29:.$K$35];5)" office:value-type="float" office:value="2100">
            <text:p>2,100</text:p>
          </table:table-cell>
          <table:table-cell table:style-name="ce6" table:formula="of:=IF([.B109]=[.C109];&quot;Max&quot;;VLOOKUP([.B109];[$Techs.$G$29:.$K$35];3))" office:value-type="float" office:value="1600">
            <text:p>1,600 </text:p>
          </table:table-cell>
          <table:table-cell table:style-name="ce62" table:formula="of:=VLOOKUP([.C109];[$Techs.$G$29:.$K$35];5)" office:value-type="float" office:value="5700">
            <text:p>5,700</text:p>
          </table:table-cell>
          <table:table-cell/>
          <table:table-cell office:value-type="float" office:value="108">
            <text:p>108</text:p>
          </table:table-cell>
          <table:table-cell table:style-name="ce6" table:formula="of:=[.I108]+5" office:value-type="float" office:value="671">
            <text:p>671 </text:p>
          </table:table-cell>
          <table:table-cell table:style-name="ce6" table:formula="of:=[.J108]+[.I109]" office:value-type="float" office:value="43472">
            <text:p>43,472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10];[$Techs.$S$1:.$W$9];5)" office:value-type="float" office:value="0">
            <text:p>0</text:p>
          </table:table-cell>
          <table:table-cell table:style-name="ce64" table:formula="of:=IF([.B110]=[.C110];&quot;Max&quot;;VLOOKUP([.B110];[$Techs.$S$1:.$W$9];3))" office:value-type="float" office:value="0">
            <text:p><text:s/>- </text:p>
          </table:table-cell>
          <table:table-cell table:style-name="ce63" table:formula="of:=VLOOKUP([.C110];[$Techs.$S$1:.$W$9];5)" office:value-type="float" office:value="6750">
            <text:p>6,750</text:p>
          </table:table-cell>
          <table:table-cell/>
          <table:table-cell office:value-type="float" office:value="109">
            <text:p>109</text:p>
          </table:table-cell>
          <table:table-cell table:style-name="ce6" table:formula="of:=[.I109]+5" office:value-type="float" office:value="676">
            <text:p>676 </text:p>
          </table:table-cell>
          <table:table-cell table:style-name="ce6" table:formula="of:=[.J109]+[.I110]" office:value-type="float" office:value="44148">
            <text:p>44,148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63" table:formula="of:=VLOOKUP([.B111];[$Techs.$G$1:.$K$14];5)" office:value-type="float" office:value="0">
            <text:p>0</text:p>
          </table:table-cell>
          <table:table-cell table:style-name="ce64" table:formula="of:=IF([.B111]=[.C111];&quot;Max&quot;;VLOOKUP([.B111];[$Techs.$G$1:.$K$14];3))" office:value-type="float" office:value="50">
            <text:p>50 </text:p>
          </table:table-cell>
          <table:table-cell table:style-name="ce63" table:formula="of:=VLOOKUP([.C111];[$Techs.$G$1:.$K$14];5)" office:value-type="float" office:value="7750">
            <text:p>7,750</text:p>
          </table:table-cell>
          <table:table-cell/>
          <table:table-cell office:value-type="float" office:value="110">
            <text:p>110</text:p>
          </table:table-cell>
          <table:table-cell table:style-name="ce6" table:formula="of:=[.I110]+5" office:value-type="float" office:value="681">
            <text:p>681 </text:p>
          </table:table-cell>
          <table:table-cell table:style-name="ce6" table:formula="of:=[.J110]+[.I111]" office:value-type="float" office:value="44829">
            <text:p>44,829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6">
            <text:p>6</text:p>
          </table:table-cell>
          <table:table-cell table:style-name="ce19" office:value-type="float" office:value="10">
            <text:p>10</text:p>
          </table:table-cell>
          <table:table-cell table:style-name="ce62" table:formula="of:=VLOOKUP([.B112];[$Techs.$G$16:.$K$27];5)" office:value-type="float" office:value="2050">
            <text:p>2,050</text:p>
          </table:table-cell>
          <table:table-cell table:style-name="ce6" table:formula="of:=IF([.B112]=[.C112];&quot;Max&quot;;VLOOKUP([.B112];[$Techs.$G$16:.$K$27];3))" office:value-type="float" office:value="700">
            <text:p>700 </text:p>
          </table:table-cell>
          <table:table-cell table:style-name="ce62" table:formula="of:=VLOOKUP([.C112];[$Techs.$G$16:.$K$27];5)" office:value-type="float" office:value="5450">
            <text:p>5,450</text:p>
          </table:table-cell>
          <table:table-cell/>
          <table:table-cell office:value-type="float" office:value="111">
            <text:p>111</text:p>
          </table:table-cell>
          <table:table-cell table:style-name="ce6" table:formula="of:=[.I111]+5" office:value-type="float" office:value="686">
            <text:p>686 </text:p>
          </table:table-cell>
          <table:table-cell table:style-name="ce6" table:formula="of:=[.J111]+[.I112]" office:value-type="float" office:value="45515">
            <text:p>45,515 </text:p>
          </table:table-cell>
          <table:table-cell table:number-columns-repeated="246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4">
            <text:p>4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13];[$Techs.$M$1:.$Q$24];5)" office:value-type="float" office:value="800">
            <text:p>800</text:p>
          </table:table-cell>
          <table:table-cell table:style-name="ce6" table:formula="of:=IF([.B113]=[.C113];&quot;Max&quot;;VLOOKUP([.B113];[$Techs.$M$1:.$Q$24];3))" office:value-type="float" office:value="400">
            <text:p>400 </text:p>
          </table:table-cell>
          <table:table-cell table:style-name="ce62" table:formula="of:=VLOOKUP([.C113];[$Techs.$M$1:.$Q$24];5)" office:value-type="float" office:value="2240">
            <text:p>2,240</text:p>
          </table:table-cell>
          <table:table-cell/>
          <table:table-cell office:value-type="float" office:value="112">
            <text:p>112</text:p>
          </table:table-cell>
          <table:table-cell table:style-name="ce6" table:formula="of:=[.I112]+5" office:value-type="float" office:value="691">
            <text:p>691 </text:p>
          </table:table-cell>
          <table:table-cell table:style-name="ce6" table:formula="of:=[.J112]+[.I113]" office:value-type="float" office:value="46206">
            <text:p>46,206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3" table:formula="of:=VLOOKUP([.B114];[$Techs.$S$21:.$W$26];5)" office:value-type="float" office:value="0">
            <text:p>0</text:p>
          </table:table-cell>
          <table:table-cell table:style-name="ce64" table:formula="of:=IF([.B114]=[.C114];&quot;Max&quot;;VLOOKUP([.B114];[$Techs.$S$21:.$W$26];3))" office:value-type="float" office:value="200">
            <text:p>200 </text:p>
          </table:table-cell>
          <table:table-cell table:style-name="ce63" table:formula="of:=VLOOKUP([.C114];[$Techs.$S$21:.$W$26];5)" office:value-type="float" office:value="2950">
            <text:p>2,950</text:p>
          </table:table-cell>
          <table:table-cell/>
          <table:table-cell office:value-type="float" office:value="113">
            <text:p>113</text:p>
          </table:table-cell>
          <table:table-cell table:style-name="ce6" table:formula="of:=[.I113]+5" office:value-type="float" office:value="696">
            <text:p>696 </text:p>
          </table:table-cell>
          <table:table-cell table:style-name="ce6" table:formula="of:=[.J113]+[.I114]" office:value-type="float" office:value="46902">
            <text:p>46,902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3" table:formula="of:=VLOOKUP([.B115];[$Techs.$S$11:.$W$18];5)" office:value-type="float" office:value="0">
            <text:p>0</text:p>
          </table:table-cell>
          <table:table-cell table:style-name="ce64" table:formula="of:=IF([.B115]=[.C115];&quot;Max&quot;;VLOOKUP([.B115];[$Techs.$S$11:.$W$18];3))" office:value-type="float" office:value="70">
            <text:p>70 </text:p>
          </table:table-cell>
          <table:table-cell table:style-name="ce63" table:formula="of:=VLOOKUP([.C115];[$Techs.$S$11:.$W$18];5)" office:value-type="float" office:value="6070">
            <text:p>6,070</text:p>
          </table:table-cell>
          <table:table-cell/>
          <table:table-cell office:value-type="float" office:value="114">
            <text:p>114</text:p>
          </table:table-cell>
          <table:table-cell table:style-name="ce6" table:formula="of:=[.I114]+5" office:value-type="float" office:value="701">
            <text:p>701 </text:p>
          </table:table-cell>
          <table:table-cell table:style-name="ce6" table:formula="of:=[.J114]+[.I115]" office:value-type="float" office:value="47603">
            <text:p>47,603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16];[$Techs.$S$1:.$W$9];5)" office:value-type="float" office:value="0">
            <text:p>0</text:p>
          </table:table-cell>
          <table:table-cell table:style-name="ce64" table:formula="of:=IF([.B116]=[.C116];&quot;Max&quot;;VLOOKUP([.B116];[$Techs.$S$1:.$W$9];3))" office:value-type="float" office:value="0">
            <text:p><text:s/>- </text:p>
          </table:table-cell>
          <table:table-cell table:style-name="ce63" table:formula="of:=VLOOKUP([.C116];[$Techs.$S$1:.$W$9];5)" office:value-type="float" office:value="6750">
            <text:p>6,750</text:p>
          </table:table-cell>
          <table:table-cell/>
          <table:table-cell office:value-type="float" office:value="115">
            <text:p>115</text:p>
          </table:table-cell>
          <table:table-cell table:style-name="ce6" table:formula="of:=[.I115]+5" office:value-type="float" office:value="706">
            <text:p>706 </text:p>
          </table:table-cell>
          <table:table-cell table:style-name="ce6" table:formula="of:=[.J115]+[.I116]" office:value-type="float" office:value="48309">
            <text:p>48,309 </text:p>
          </table:table-cell>
          <table:table-cell table:number-columns-repeated="246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17];[$Techs.$S$28:.$W$36];5)" office:value-type="float" office:value="0">
            <text:p><text:s/>- </text:p>
          </table:table-cell>
          <table:table-cell table:style-name="ce64" table:formula="of:=IF([.B117]=[.C117];&quot;Max&quot;;VLOOKUP([.B117];[$Techs.$S$28:.$W$36];3))" office:value-type="float" office:value="75">
            <text:p>75 </text:p>
          </table:table-cell>
          <table:table-cell table:style-name="ce64" table:formula="of:=VLOOKUP([.C117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" table:formula="of:=VLOOKUP([.B118];[$Techs.$A$12:.$E$18];5)" office:value-type="float" office:value="1100">
            <text:p>1,100 </text:p>
          </table:table-cell>
          <table:table-cell table:style-name="ce6" table:formula="of:=IF([.B118]=[.C118];&quot;Max&quot;;VLOOKUP([.B118];[$Techs.$A$12:.$E$18];3))" office:value-type="string" office:string-value="Max ">
            <text:p>Max </text:p>
          </table:table-cell>
          <table:table-cell table:style-name="ce6" table:formula="of:=VLOOKUP([.C118];[$Techs.$A$12:.$E$18];5)" office:value-type="float" office:value="1100">
            <text:p>1,10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rojectile Ammo</text:p>
          </table:table-cell>
          <table:table-cell table:style-name="ce5" office:value-type="float" office:value="0">
            <text:p>0</text:p>
          </table:table-cell>
          <table:table-cell table:style-name="ce56" office:value-type="float" office:value="4">
            <text:p>4</text:p>
          </table:table-cell>
          <table:table-cell table:style-name="ce6" table:formula="of:=VLOOKUP([.B119];[$Techs.$S$21:.$W$26];5)" office:value-type="float" office:value="0">
            <text:p><text:s/>- </text:p>
          </table:table-cell>
          <table:table-cell table:style-name="ce6" table:formula="of:=IF([.B119]=[.C119];&quot;Max&quot;;VLOOKUP([.B119];[$Techs.$S$21:.$W$26];3))" office:value-type="float" office:value="200">
            <text:p>200 </text:p>
          </table:table-cell>
          <table:table-cell table:style-name="ce6" table:formula="of:=VLOOKUP([.C119];[$Techs.$S$21:.$W$26];5)" office:value-type="float" office:value="2950">
            <text:p>2,9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rojectile Weapons</text:p>
          </table:table-cell>
          <table:table-cell table:style-name="ce5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6" table:formula="of:=VLOOKUP([.B120];[$Techs.$S$1:.$W$9];5)" office:value-type="float" office:value="5000">
            <text:p>5,000 </text:p>
          </table:table-cell>
          <table:table-cell table:style-name="ce6" table:formula="of:=IF([.B120]=[.C120];&quot;Max&quot;;VLOOKUP([.B120];[$Techs.$S$1:.$W$9];3))" office:value-type="float" office:value="1750">
            <text:p>1,750 </text:p>
          </table:table-cell>
          <table:table-cell table:style-name="ce6" table:formula="of:=VLOOKUP([.C120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Salvage Efficienc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21];[$Techs.$M$26:.$Q$32];5)" office:value-type="float" office:value="0">
            <text:p><text:s/>- </text:p>
          </table:table-cell>
          <table:table-cell table:style-name="ce64" table:formula="of:=IF([.B121]=[.C121];&quot;Max&quot;;VLOOKUP([.B121];[$Techs.$M$26:.$Q$32];3))" office:value-type="string" office:string-value="Max ">
            <text:p>Max </text:p>
          </table:table-cell>
          <table:table-cell table:style-name="ce64" table:formula="of:=VLOOKUP([.C121];[$Techs.$M$26:.$Q$32];5)" office:value-type="float" office:value="0">
            <text:p><text:s/>-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22];[$Techs.$A$28:.$E$37];5)" office:value-type="float" office:value="80">
            <text:p>80 </text:p>
          </table:table-cell>
          <table:table-cell table:style-name="ce6" table:formula="of:=IF([.B122]=[.C122];&quot;Max&quot;;VLOOKUP([.B122];[$Techs.$A$28:.$E$37];3))" office:value-type="string" office:string-value="Max ">
            <text:p>Max </text:p>
          </table:table-cell>
          <table:table-cell table:style-name="ce6" table:formula="of:=VLOOKUP([.C122];[$Techs.$A$28:.$E$37];5)" office:value-type="float" office:value="80">
            <text:p>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23];[$Techs.$A$20:.$E$26];5)" office:value-type="float" office:value="60">
            <text:p>60 </text:p>
          </table:table-cell>
          <table:table-cell table:style-name="ce6" table:formula="of:=IF([.B123]=[.C123];&quot;Max&quot;;VLOOKUP([.B123];[$Techs.$A$20:.$E$26];3))" office:value-type="string" office:string-value="Max ">
            <text:p>Max </text:p>
          </table:table-cell>
          <table:table-cell table:style-name="ce6" table:formula="of:=VLOOKUP([.C123];[$Techs.$A$20:.$E$26];5)" office:value-type="float" office:value="60">
            <text:p>6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argeting Computer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6" table:formula="of:=VLOOKUP([.B124];[$Techs.$S$11:.$W$18];5)" office:value-type="float" office:value="4270">
            <text:p>4,270 </text:p>
          </table:table-cell>
          <table:table-cell table:style-name="ce6" table:formula="of:=IF([.B124]=[.C124];&quot;Max&quot;;VLOOKUP([.B124];[$Techs.$S$11:.$W$18];3))" office:value-type="float" office:value="1800">
            <text:p>1,800 </text:p>
          </table:table-cell>
          <table:table-cell table:style-name="ce6" table:formula="of:=VLOOKUP([.C124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08:.D124])" office:value-type="float" office:value="15710">
            <text:p>15,710</text:p>
          </table:table-cell>
          <table:table-cell table:style-name="ce5" office:value-type="string">
            <text:p>Total</text:p>
          </table:table-cell>
          <table:table-cell table:style-name="ce65" table:formula="of:=SUM([.F108:.F124])" office:value-type="float" office:value="63895">
            <text:p>63,89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06];[.H$1:.J$1048576];3)-[.D125]" office:value-type="float" office:value="1194">
            <text:p>1,194</text:p>
          </table:table-cell>
          <table:table-cell/>
          <table:table-cell table:style-name="ce61" table:formula="of:=[.F125]-[.F120]-[.F119]-[.F124]-[.F110]-[.F117]" office:value-type="float" office:value="38400">
            <text:p>38,40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70">
            <text:p>7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20" office:value-type="string">
            <text:p>Tech</text:p>
          </table:table-cell>
          <table:table-cell table:style-name="ce17" office:value-type="string">
            <text:p>Lvl</text:p>
          </table:table-cell>
          <table:table-cell table:style-name="ce17" office:value-type="string">
            <text:p>Max</text:p>
          </table:table-cell>
          <table:table-cell table:style-name="ce17" office:value-type="string">
            <text:p>Spent</text:p>
          </table:table-cell>
          <table:table-cell table:style-name="ce17" office:value-type="string">
            <text:p>Next</text:p>
          </table:table-cell>
          <table:table-cell table:style-name="ce1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2" table:formula="of:=VLOOKUP([.B131];[$Techs.$A$1:.$E$10];5)" office:value-type="float" office:value="250">
            <text:p>250</text:p>
          </table:table-cell>
          <table:table-cell table:style-name="ce6" table:formula="of:=IF([.B131]=[.C131];&quot;Max&quot;;VLOOKUP([.B131];[$Techs.$A$1:.$E$10];3))" office:value-type="string" office:string-value="Max ">
            <text:p>Max </text:p>
          </table:table-cell>
          <table:table-cell table:style-name="ce62" table:formula="of:=VLOOKUP([.C131];[$Techs.$A$1:.$E$10];5)" office:value-type="float" office:value="250">
            <text:p>2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3">
            <text:p>3</text:p>
          </table:table-cell>
          <table:table-cell table:style-name="ce19" office:value-type="float" office:value="5">
            <text:p>5</text:p>
          </table:table-cell>
          <table:table-cell table:style-name="ce62" table:formula="of:=VLOOKUP([.B132];[$Techs.$G$29:.$K$35];5)" office:value-type="float" office:value="2100">
            <text:p>2,100</text:p>
          </table:table-cell>
          <table:table-cell table:style-name="ce6" table:formula="of:=IF([.B132]=[.C132];&quot;Max&quot;;VLOOKUP([.B132];[$Techs.$G$29:.$K$35];3))" office:value-type="float" office:value="1600">
            <text:p>1,600 </text:p>
          </table:table-cell>
          <table:table-cell table:style-name="ce62" table:formula="of:=VLOOKUP([.C132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33];[$Techs.$S$1:.$W$9];5)" office:value-type="float" office:value="0">
            <text:p>0</text:p>
          </table:table-cell>
          <table:table-cell table:style-name="ce64" table:formula="of:=IF([.B133]=[.C133];&quot;Max&quot;;VLOOKUP([.B133];[$Techs.$S$1:.$W$9];3))" office:value-type="float" office:value="0">
            <text:p><text:s/>- </text:p>
          </table:table-cell>
          <table:table-cell table:style-name="ce63" table:formula="of:=VLOOKUP([.C133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63" table:formula="of:=VLOOKUP([.B134];[$Techs.$G$1:.$K$14];5)" office:value-type="float" office:value="0">
            <text:p>0</text:p>
          </table:table-cell>
          <table:table-cell table:style-name="ce64" table:formula="of:=IF([.B134]=[.C134];&quot;Max&quot;;VLOOKUP([.B134];[$Techs.$G$1:.$K$14];3))" office:value-type="float" office:value="50">
            <text:p>50 </text:p>
          </table:table-cell>
          <table:table-cell table:style-name="ce63" table:formula="of:=VLOOKUP([.C134];[$Techs.$G$1:.$K$14];5)" office:value-type="float" office:value="7750">
            <text:p>7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7">
            <text:p>7</text:p>
          </table:table-cell>
          <table:table-cell table:style-name="ce19" office:value-type="float" office:value="10">
            <text:p>10</text:p>
          </table:table-cell>
          <table:table-cell table:style-name="ce62" table:formula="of:=VLOOKUP([.B135];[$Techs.$G$16:.$K$27];5)" office:value-type="float" office:value="2750">
            <text:p>2,750</text:p>
          </table:table-cell>
          <table:table-cell table:style-name="ce6" table:formula="of:=IF([.B135]=[.C135];&quot;Max&quot;;VLOOKUP([.B135];[$Techs.$G$16:.$K$27];3))" office:value-type="float" office:value="800">
            <text:p>800 </text:p>
          </table:table-cell>
          <table:table-cell table:style-name="ce62" table:formula="of:=VLOOKUP([.C135];[$Techs.$G$16:.$K$27];5)" office:value-type="float" office:value="5450">
            <text:p>5,4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36];[$Techs.$M$1:.$Q$24];5)" office:value-type="float" office:value="1680">
            <text:p>1,680</text:p>
          </table:table-cell>
          <table:table-cell table:style-name="ce6" table:formula="of:=IF([.B136]=[.C136];&quot;Max&quot;;VLOOKUP([.B136];[$Techs.$M$1:.$Q$24];3))" office:value-type="float" office:value="560">
            <text:p>560 </text:p>
          </table:table-cell>
          <table:table-cell table:style-name="ce62" table:formula="of:=VLOOKUP([.C136];[$Techs.$M$1:.$Q$24];5)" office:value-type="float" office:value="2240">
            <text:p>2,24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3" table:formula="of:=VLOOKUP([.B137];[$Techs.$S$21:.$W$26];5)" office:value-type="float" office:value="0">
            <text:p>0</text:p>
          </table:table-cell>
          <table:table-cell table:style-name="ce64" table:formula="of:=IF([.B137]=[.C137];&quot;Max&quot;;VLOOKUP([.B137];[$Techs.$S$21:.$W$26];3))" office:value-type="float" office:value="200">
            <text:p>200 </text:p>
          </table:table-cell>
          <table:table-cell table:style-name="ce63" table:formula="of:=VLOOKUP([.C137];[$Techs.$S$21:.$W$26];5)" office:value-type="float" office:value="2950">
            <text:p>2,9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3" table:formula="of:=VLOOKUP([.B138];[$Techs.$S$11:.$W$18];5)" office:value-type="float" office:value="0">
            <text:p>0</text:p>
          </table:table-cell>
          <table:table-cell table:style-name="ce64" table:formula="of:=IF([.B138]=[.C138];&quot;Max&quot;;VLOOKUP([.B138];[$Techs.$S$11:.$W$18];3))" office:value-type="float" office:value="70">
            <text:p>70 </text:p>
          </table:table-cell>
          <table:table-cell table:style-name="ce63" table:formula="of:=VLOOKUP([.C138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39];[$Techs.$S$1:.$W$9];5)" office:value-type="float" office:value="0">
            <text:p>0</text:p>
          </table:table-cell>
          <table:table-cell table:style-name="ce64" table:formula="of:=IF([.B139]=[.C139];&quot;Max&quot;;VLOOKUP([.B139];[$Techs.$S$1:.$W$9];3))" office:value-type="float" office:value="0">
            <text:p><text:s/>- </text:p>
          </table:table-cell>
          <table:table-cell table:style-name="ce63" table:formula="of:=VLOOKUP([.C139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40];[$Techs.$S$28:.$W$36];5)" office:value-type="float" office:value="0">
            <text:p><text:s/>- </text:p>
          </table:table-cell>
          <table:table-cell table:style-name="ce64" table:formula="of:=IF([.B140]=[.C140];&quot;Max&quot;;VLOOKUP([.B140];[$Techs.$S$28:.$W$36];3))" office:value-type="float" office:value="75">
            <text:p>75 </text:p>
          </table:table-cell>
          <table:table-cell table:style-name="ce64" table:formula="of:=VLOOKUP([.C140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" table:formula="of:=VLOOKUP([.B141];[$Techs.$A$12:.$E$18];5)" office:value-type="float" office:value="1100">
            <text:p>1,100 </text:p>
          </table:table-cell>
          <table:table-cell table:style-name="ce6" table:formula="of:=IF([.B141]=[.C141];&quot;Max&quot;;VLOOKUP([.B141];[$Techs.$A$12:.$E$18];3))" office:value-type="string" office:string-value="Max ">
            <text:p>Max </text:p>
          </table:table-cell>
          <table:table-cell table:style-name="ce6" table:formula="of:=VLOOKUP([.C141];[$Techs.$A$12:.$E$18];5)" office:value-type="float" office:value="1100">
            <text:p>1,10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rojectile Ammo</text:p>
          </table:table-cell>
          <table:table-cell table:style-name="ce5" office:value-type="float" office:value="1">
            <text:p>1</text:p>
          </table:table-cell>
          <table:table-cell table:style-name="ce56" office:value-type="float" office:value="4">
            <text:p>4</text:p>
          </table:table-cell>
          <table:table-cell table:style-name="ce6" table:formula="of:=VLOOKUP([.B142];[$Techs.$S$21:.$W$26];5)" office:value-type="float" office:value="200">
            <text:p>200 </text:p>
          </table:table-cell>
          <table:table-cell table:style-name="ce6" table:formula="of:=IF([.B142]=[.C142];&quot;Max&quot;;VLOOKUP([.B142];[$Techs.$S$21:.$W$26];3))" office:value-type="float" office:value="500">
            <text:p>500 </text:p>
          </table:table-cell>
          <table:table-cell table:style-name="ce6" table:formula="of:=VLOOKUP([.C142];[$Techs.$S$21:.$W$26];5)" office:value-type="float" office:value="2950">
            <text:p>2,9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rojectile Weapons</text:p>
          </table:table-cell>
          <table:table-cell table:style-name="ce5"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" table:formula="of:=VLOOKUP([.B143];[$Techs.$S$1:.$W$9];5)" office:value-type="float" office:value="6750">
            <text:p>6,750 </text:p>
          </table:table-cell>
          <table:table-cell table:style-name="ce6" table:formula="of:=IF([.B143]=[.C143];&quot;Max&quot;;VLOOKUP([.B143];[$Techs.$S$1:.$W$9];3))" office:value-type="string" office:string-value="Max ">
            <text:p>Max </text:p>
          </table:table-cell>
          <table:table-cell table:style-name="ce6" table:formula="of:=VLOOKUP([.C143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Salvage Efficienc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44];[$Techs.$M$26:.$Q$32];5)" office:value-type="float" office:value="0">
            <text:p><text:s/>- </text:p>
          </table:table-cell>
          <table:table-cell table:style-name="ce64" table:formula="of:=IF([.B144]=[.C144];&quot;Max&quot;;VLOOKUP([.B144];[$Techs.$M$26:.$Q$32];3))" office:value-type="string" office:string-value="Max ">
            <text:p>Max </text:p>
          </table:table-cell>
          <table:table-cell table:style-name="ce64" table:formula="of:=VLOOKUP([.C144];[$Techs.$M$26:.$Q$32];5)" office:value-type="float" office:value="0">
            <text:p><text:s/>-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45];[$Techs.$A$28:.$E$37];5)" office:value-type="float" office:value="80">
            <text:p>80 </text:p>
          </table:table-cell>
          <table:table-cell table:style-name="ce6" table:formula="of:=IF([.B145]=[.C145];&quot;Max&quot;;VLOOKUP([.B145];[$Techs.$A$28:.$E$37];3))" office:value-type="string" office:string-value="Max ">
            <text:p>Max </text:p>
          </table:table-cell>
          <table:table-cell table:style-name="ce6" table:formula="of:=VLOOKUP([.C145];[$Techs.$A$28:.$E$37];5)" office:value-type="float" office:value="80">
            <text:p>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46];[$Techs.$A$20:.$E$26];5)" office:value-type="float" office:value="60">
            <text:p>60 </text:p>
          </table:table-cell>
          <table:table-cell table:style-name="ce6" table:formula="of:=IF([.B146]=[.C146];&quot;Max&quot;;VLOOKUP([.B146];[$Techs.$A$20:.$E$26];3))" office:value-type="string" office:string-value="Max ">
            <text:p>Max </text:p>
          </table:table-cell>
          <table:table-cell table:style-name="ce6" table:formula="of:=VLOOKUP([.C146];[$Techs.$A$20:.$E$26];5)" office:value-type="float" office:value="60">
            <text:p>6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argeting Computer</text:p>
          </table:table-cell>
          <table:table-cell table:style-name="ce5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6" table:formula="of:=VLOOKUP([.B147];[$Techs.$S$11:.$W$18];5)" office:value-type="float" office:value="6070">
            <text:p>6,070 </text:p>
          </table:table-cell>
          <table:table-cell table:style-name="ce6" table:formula="of:=IF([.B147]=[.C147];&quot;Max&quot;;VLOOKUP([.B147];[$Techs.$S$11:.$W$18];3))" office:value-type="string" office:string-value="Max ">
            <text:p>Max </text:p>
          </table:table-cell>
          <table:table-cell table:style-name="ce6" table:formula="of:=VLOOKUP([.C147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31:.D147])" office:value-type="float" office:value="21040">
            <text:p>21,040</text:p>
          </table:table-cell>
          <table:table-cell table:style-name="ce5" office:value-type="string">
            <text:p>Total</text:p>
          </table:table-cell>
          <table:table-cell table:style-name="ce65" table:formula="of:=SUM([.F131:.F147])" office:value-type="float" office:value="63895">
            <text:p>63,895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Left</text:p>
          </table:table-cell>
          <table:table-cell table:style-name="ce61" table:formula="of:=VLOOKUP([.B129];[.H$1:.J$1048576];3)-[.D148]" office:value-type="float" office:value="449">
            <text:p>449</text:p>
          </table:table-cell>
          <table:table-cell/>
          <table:table-cell table:style-name="ce61" table:formula="of:=[.F148]-[.F143]-[.F142]-[.F147]-[.F133]-[.F140]" office:value-type="float" office:value="38400">
            <text:p>38,40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80">
            <text:p>8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84" office:value-type="string">
            <text:p>Tech</text:p>
          </table:table-cell>
          <table:table-cell table:style-name="ce47" office:value-type="string">
            <text:p>Lvl</text:p>
          </table:table-cell>
          <table:table-cell table:style-name="ce47" office:value-type="string">
            <text:p>Max</text:p>
          </table:table-cell>
          <table:table-cell table:style-name="ce47" office:value-type="string">
            <text:p>Spent</text:p>
          </table:table-cell>
          <table:table-cell table:style-name="ce47" office:value-type="string">
            <text:p>Next</text:p>
          </table:table-cell>
          <table:table-cell table:style-name="ce4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2" table:formula="of:=VLOOKUP([.B154];[$Techs.$A$1:.$E$10];5)" office:value-type="float" office:value="250">
            <text:p>250</text:p>
          </table:table-cell>
          <table:table-cell table:style-name="ce6" table:formula="of:=IF([.B154]=[.C154];&quot;Max&quot;;VLOOKUP([.B154];[$Techs.$A$1:.$E$10];3))" office:value-type="string" office:string-value="Max ">
            <text:p>Max </text:p>
          </table:table-cell>
          <table:table-cell table:style-name="ce62" table:formula="of:=VLOOKUP([.C154];[$Techs.$A$1:.$E$10];5)" office:value-type="float" office:value="250">
            <text:p>2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62" table:formula="of:=VLOOKUP([.B155];[$Techs.$G$29:.$K$35];5)" office:value-type="float" office:value="5700">
            <text:p>5,700</text:p>
          </table:table-cell>
          <table:table-cell table:style-name="ce6" table:formula="of:=IF([.B155]=[.C155];&quot;Max&quot;;VLOOKUP([.B155];[$Techs.$G$29:.$K$35];3))" office:value-type="string" office:string-value="Max ">
            <text:p>Max </text:p>
          </table:table-cell>
          <table:table-cell table:style-name="ce62" table:formula="of:=VLOOKUP([.C155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56];[$Techs.$S$1:.$W$9];5)" office:value-type="float" office:value="0">
            <text:p>0</text:p>
          </table:table-cell>
          <table:table-cell table:style-name="ce64" table:formula="of:=IF([.B156]=[.C156];&quot;Max&quot;;VLOOKUP([.B156];[$Techs.$S$1:.$W$9];3))" office:value-type="float" office:value="0">
            <text:p><text:s/>- </text:p>
          </table:table-cell>
          <table:table-cell table:style-name="ce63" table:formula="of:=VLOOKUP([.C156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63" table:formula="of:=VLOOKUP([.B157];[$Techs.$G$1:.$K$14];5)" office:value-type="float" office:value="0">
            <text:p>0</text:p>
          </table:table-cell>
          <table:table-cell table:style-name="ce64" table:formula="of:=IF([.B157]=[.C157];&quot;Max&quot;;VLOOKUP([.B157];[$Techs.$G$1:.$K$14];3))" office:value-type="float" office:value="50">
            <text:p>50 </text:p>
          </table:table-cell>
          <table:table-cell table:style-name="ce63" table:formula="of:=VLOOKUP([.C157];[$Techs.$G$1:.$K$14];5)" office:value-type="float" office:value="7750">
            <text:p>7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8">
            <text:p>8</text:p>
          </table:table-cell>
          <table:table-cell table:style-name="ce19" office:value-type="float" office:value="10">
            <text:p>10</text:p>
          </table:table-cell>
          <table:table-cell table:style-name="ce62" table:formula="of:=VLOOKUP([.B158];[$Techs.$G$16:.$K$27];5)" office:value-type="float" office:value="3550">
            <text:p>3,550</text:p>
          </table:table-cell>
          <table:table-cell table:style-name="ce6" table:formula="of:=IF([.B158]=[.C158];&quot;Max&quot;;VLOOKUP([.B158];[$Techs.$G$16:.$K$27];3))" office:value-type="float" office:value="900">
            <text:p>900 </text:p>
          </table:table-cell>
          <table:table-cell table:style-name="ce62" table:formula="of:=VLOOKUP([.C158];[$Techs.$G$16:.$K$27];5)" office:value-type="float" office:value="5450">
            <text:p>5,4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59];[$Techs.$M$1:.$Q$24];5)" office:value-type="float" office:value="2240">
            <text:p>2,240</text:p>
          </table:table-cell>
          <table:table-cell table:style-name="ce6" table:formula="of:=IF([.B159]=[.C159];&quot;Max&quot;;VLOOKUP([.B159];[$Techs.$M$1:.$Q$24];3))" office:value-type="string" office:string-value="Max ">
            <text:p>Max </text:p>
          </table:table-cell>
          <table:table-cell table:style-name="ce62" table:formula="of:=VLOOKUP([.C159];[$Techs.$M$1:.$Q$24];5)" office:value-type="float" office:value="2240">
            <text:p>2,24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3" table:formula="of:=VLOOKUP([.B160];[$Techs.$S$21:.$W$26];5)" office:value-type="float" office:value="0">
            <text:p>0</text:p>
          </table:table-cell>
          <table:table-cell table:style-name="ce64" table:formula="of:=IF([.B160]=[.C160];&quot;Max&quot;;VLOOKUP([.B160];[$Techs.$S$21:.$W$26];3))" office:value-type="float" office:value="200">
            <text:p>200 </text:p>
          </table:table-cell>
          <table:table-cell table:style-name="ce63" table:formula="of:=VLOOKUP([.C160];[$Techs.$S$21:.$W$26];5)" office:value-type="float" office:value="2950">
            <text:p>2,9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3" table:formula="of:=VLOOKUP([.B161];[$Techs.$S$11:.$W$18];5)" office:value-type="float" office:value="0">
            <text:p>0</text:p>
          </table:table-cell>
          <table:table-cell table:style-name="ce64" table:formula="of:=IF([.B161]=[.C161];&quot;Max&quot;;VLOOKUP([.B161];[$Techs.$S$11:.$W$18];3))" office:value-type="float" office:value="70">
            <text:p>70 </text:p>
          </table:table-cell>
          <table:table-cell table:style-name="ce63" table:formula="of:=VLOOKUP([.C161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62];[$Techs.$S$1:.$W$9];5)" office:value-type="float" office:value="0">
            <text:p>0</text:p>
          </table:table-cell>
          <table:table-cell table:style-name="ce64" table:formula="of:=IF([.B162]=[.C162];&quot;Max&quot;;VLOOKUP([.B162];[$Techs.$S$1:.$W$9];3))" office:value-type="float" office:value="0">
            <text:p><text:s/>- </text:p>
          </table:table-cell>
          <table:table-cell table:style-name="ce63" table:formula="of:=VLOOKUP([.C162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63];[$Techs.$S$28:.$W$36];5)" office:value-type="float" office:value="0">
            <text:p><text:s/>- </text:p>
          </table:table-cell>
          <table:table-cell table:style-name="ce64" table:formula="of:=IF([.B163]=[.C163];&quot;Max&quot;;VLOOKUP([.B163];[$Techs.$S$28:.$W$36];3))" office:value-type="float" office:value="75">
            <text:p>75 </text:p>
          </table:table-cell>
          <table:table-cell table:style-name="ce64" table:formula="of:=VLOOKUP([.C163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" table:formula="of:=VLOOKUP([.B164];[$Techs.$A$12:.$E$18];5)" office:value-type="float" office:value="1100">
            <text:p>1,100 </text:p>
          </table:table-cell>
          <table:table-cell table:style-name="ce6" table:formula="of:=IF([.B164]=[.C164];&quot;Max&quot;;VLOOKUP([.B164];[$Techs.$A$12:.$E$18];3))" office:value-type="string" office:string-value="Max ">
            <text:p>Max </text:p>
          </table:table-cell>
          <table:table-cell table:style-name="ce6" table:formula="of:=VLOOKUP([.C164];[$Techs.$A$12:.$E$18];5)" office:value-type="float" office:value="1100">
            <text:p>1,10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rojectile Ammo</text:p>
          </table:table-cell>
          <table:table-cell table:style-name="ce5" office:value-type="float" office:value="1">
            <text:p>1</text:p>
          </table:table-cell>
          <table:table-cell table:style-name="ce56" office:value-type="float" office:value="4">
            <text:p>4</text:p>
          </table:table-cell>
          <table:table-cell table:style-name="ce6" table:formula="of:=VLOOKUP([.B165];[$Techs.$S$21:.$W$26];5)" office:value-type="float" office:value="200">
            <text:p>200 </text:p>
          </table:table-cell>
          <table:table-cell table:style-name="ce6" table:formula="of:=IF([.B165]=[.C165];&quot;Max&quot;;VLOOKUP([.B165];[$Techs.$S$21:.$W$26];3))" office:value-type="float" office:value="500">
            <text:p>500 </text:p>
          </table:table-cell>
          <table:table-cell table:style-name="ce6" table:formula="of:=VLOOKUP([.C165];[$Techs.$S$21:.$W$26];5)" office:value-type="float" office:value="2950">
            <text:p>2,9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rojectile Weapons</text:p>
          </table:table-cell>
          <table:table-cell table:style-name="ce5"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" table:formula="of:=VLOOKUP([.B166];[$Techs.$S$1:.$W$9];5)" office:value-type="float" office:value="6750">
            <text:p>6,750 </text:p>
          </table:table-cell>
          <table:table-cell table:style-name="ce6" table:formula="of:=IF([.B166]=[.C166];&quot;Max&quot;;VLOOKUP([.B166];[$Techs.$S$1:.$W$9];3))" office:value-type="string" office:string-value="Max ">
            <text:p>Max </text:p>
          </table:table-cell>
          <table:table-cell table:style-name="ce6" table:formula="of:=VLOOKUP([.C166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Salvage Efficienc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67];[$Techs.$M$26:.$Q$32];5)" office:value-type="float" office:value="0">
            <text:p><text:s/>- </text:p>
          </table:table-cell>
          <table:table-cell table:style-name="ce64" table:formula="of:=IF([.B167]=[.C167];&quot;Max&quot;;VLOOKUP([.B167];[$Techs.$M$26:.$Q$32];3))" office:value-type="string" office:string-value="Max ">
            <text:p>Max </text:p>
          </table:table-cell>
          <table:table-cell table:style-name="ce64" table:formula="of:=VLOOKUP([.C167];[$Techs.$M$26:.$Q$32];5)" office:value-type="float" office:value="0">
            <text:p><text:s/>-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68];[$Techs.$A$28:.$E$37];5)" office:value-type="float" office:value="80">
            <text:p>80 </text:p>
          </table:table-cell>
          <table:table-cell table:style-name="ce6" table:formula="of:=IF([.B168]=[.C168];&quot;Max&quot;;VLOOKUP([.B168];[$Techs.$A$28:.$E$37];3))" office:value-type="string" office:string-value="Max ">
            <text:p>Max </text:p>
          </table:table-cell>
          <table:table-cell table:style-name="ce6" table:formula="of:=VLOOKUP([.C168];[$Techs.$A$28:.$E$37];5)" office:value-type="float" office:value="80">
            <text:p>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69];[$Techs.$A$20:.$E$26];5)" office:value-type="float" office:value="60">
            <text:p>60 </text:p>
          </table:table-cell>
          <table:table-cell table:style-name="ce6" table:formula="of:=IF([.B169]=[.C169];&quot;Max&quot;;VLOOKUP([.B169];[$Techs.$A$20:.$E$26];3))" office:value-type="string" office:string-value="Max ">
            <text:p>Max </text:p>
          </table:table-cell>
          <table:table-cell table:style-name="ce6" table:formula="of:=VLOOKUP([.C169];[$Techs.$A$20:.$E$26];5)" office:value-type="float" office:value="60">
            <text:p>6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argeting Computer</text:p>
          </table:table-cell>
          <table:table-cell table:style-name="ce5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6" table:formula="of:=VLOOKUP([.B170];[$Techs.$S$11:.$W$18];5)" office:value-type="float" office:value="6070">
            <text:p>6,070 </text:p>
          </table:table-cell>
          <table:table-cell table:style-name="ce6" table:formula="of:=IF([.B170]=[.C170];&quot;Max&quot;;VLOOKUP([.B170];[$Techs.$S$11:.$W$18];3))" office:value-type="string" office:string-value="Max ">
            <text:p>Max </text:p>
          </table:table-cell>
          <table:table-cell table:style-name="ce6" table:formula="of:=VLOOKUP([.C170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54:.D170])" office:value-type="float" office:value="26000">
            <text:p>26,000</text:p>
          </table:table-cell>
          <table:table-cell table:style-name="ce5" office:value-type="string">
            <text:p>Total</text:p>
          </table:table-cell>
          <table:table-cell table:style-name="ce65" table:formula="of:=SUM([.F154:.F170])" office:value-type="float" office:value="63895">
            <text:p>63,895</text:p>
          </table:table-cell>
          <table:table-cell table:number-columns-repeated="250"/>
        </table:table-row>
        <table:table-row table:style-name="ro1">
          <table:table-cell table:style-name="ce25"/>
          <table:table-cell table:style-name="ce5"/>
          <table:table-cell table:style-name="ce5" office:value-type="string">
            <text:p>Left</text:p>
          </table:table-cell>
          <table:table-cell table:style-name="ce62" table:formula="of:=VLOOKUP([.B152];[.H$1:.J$1048576];3)-[.D171]" office:value-type="float" office:value="574">
            <text:p>574</text:p>
          </table:table-cell>
          <table:table-cell table:style-name="ce5"/>
          <table:table-cell table:style-name="ce62" table:formula="of:=[.F171]-[.F166]-[.F165]-[.F170]-[.F156]-[.F163]" office:value-type="float" office:value="38400">
            <text:p>38,400</text:p>
          </table:table-cell>
          <table:table-cell table:number-columns-repeated="250"/>
        </table:table-row>
        <table:table-row table:style-name="ro1">
          <table:table-cell table:style-name="ce25"/>
          <table:table-cell table:style-name="ce5" table:number-columns-repeated="5"/>
          <table:table-cell table:number-columns-repeated="250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90">
            <text:p>9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84" office:value-type="string">
            <text:p>Tech</text:p>
          </table:table-cell>
          <table:table-cell table:style-name="ce47" office:value-type="string">
            <text:p>Lvl</text:p>
          </table:table-cell>
          <table:table-cell table:style-name="ce47" office:value-type="string">
            <text:p>Max</text:p>
          </table:table-cell>
          <table:table-cell table:style-name="ce47" office:value-type="string">
            <text:p>Spent</text:p>
          </table:table-cell>
          <table:table-cell table:style-name="ce47" office:value-type="string">
            <text:p>Next</text:p>
          </table:table-cell>
          <table:table-cell table:style-name="ce4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2" table:formula="of:=VLOOKUP([.B177];[$Techs.$A$1:.$E$10];5)" office:value-type="float" office:value="250">
            <text:p>250</text:p>
          </table:table-cell>
          <table:table-cell table:style-name="ce6" table:formula="of:=IF([.B177]=[.C177];&quot;Max&quot;;VLOOKUP([.B177];[$Techs.$A$1:.$E$10];3))" office:value-type="string" office:string-value="Max ">
            <text:p>Max </text:p>
          </table:table-cell>
          <table:table-cell table:style-name="ce62" table:formula="of:=VLOOKUP([.C177];[$Techs.$A$1:.$E$10];5)" office:value-type="float" office:value="250">
            <text:p>2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62" table:formula="of:=VLOOKUP([.B178];[$Techs.$G$29:.$K$35];5)" office:value-type="float" office:value="5700">
            <text:p>5,700</text:p>
          </table:table-cell>
          <table:table-cell table:style-name="ce6" table:formula="of:=IF([.B178]=[.C178];&quot;Max&quot;;VLOOKUP([.B178];[$Techs.$G$29:.$K$35];3))" office:value-type="string" office:string-value="Max ">
            <text:p>Max </text:p>
          </table:table-cell>
          <table:table-cell table:style-name="ce62" table:formula="of:=VLOOKUP([.C178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79];[$Techs.$S$1:.$W$9];5)" office:value-type="float" office:value="0">
            <text:p>0</text:p>
          </table:table-cell>
          <table:table-cell table:style-name="ce64" table:formula="of:=IF([.B179]=[.C179];&quot;Max&quot;;VLOOKUP([.B179];[$Techs.$S$1:.$W$9];3))" office:value-type="float" office:value="0">
            <text:p><text:s/>- </text:p>
          </table:table-cell>
          <table:table-cell table:style-name="ce63" table:formula="of:=VLOOKUP([.C179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63" table:formula="of:=VLOOKUP([.B180];[$Techs.$G$1:.$K$14];5)" office:value-type="float" office:value="0">
            <text:p>0</text:p>
          </table:table-cell>
          <table:table-cell table:style-name="ce64" table:formula="of:=IF([.B180]=[.C180];&quot;Max&quot;;VLOOKUP([.B180];[$Techs.$G$1:.$K$14];3))" office:value-type="float" office:value="50">
            <text:p>50 </text:p>
          </table:table-cell>
          <table:table-cell table:style-name="ce63" table:formula="of:=VLOOKUP([.C180];[$Techs.$G$1:.$K$14];5)" office:value-type="float" office:value="7750">
            <text:p>7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10">
            <text:p>10</text:p>
          </table:table-cell>
          <table:table-cell table:style-name="ce19" office:value-type="float" office:value="10">
            <text:p>10</text:p>
          </table:table-cell>
          <table:table-cell table:style-name="ce62" table:formula="of:=VLOOKUP([.B181];[$Techs.$G$16:.$K$27];5)" office:value-type="float" office:value="5450">
            <text:p>5,450</text:p>
          </table:table-cell>
          <table:table-cell table:style-name="ce6" table:formula="of:=IF([.B181]=[.C181];&quot;Max&quot;;VLOOKUP([.B181];[$Techs.$G$16:.$K$27];3))" office:value-type="string" office:string-value="Max ">
            <text:p>Max </text:p>
          </table:table-cell>
          <table:table-cell table:style-name="ce62" table:formula="of:=VLOOKUP([.C181];[$Techs.$G$16:.$K$27];5)" office:value-type="float" office:value="5450">
            <text:p>5,4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2" table:formula="of:=VLOOKUP([.B182];[$Techs.$M$1:.$Q$24];5)" office:value-type="float" office:value="2240">
            <text:p>2,240</text:p>
          </table:table-cell>
          <table:table-cell table:style-name="ce6" table:formula="of:=IF([.B182]=[.C182];&quot;Max&quot;;VLOOKUP([.B182];[$Techs.$M$1:.$Q$24];3))" office:value-type="string" office:string-value="Max ">
            <text:p>Max </text:p>
          </table:table-cell>
          <table:table-cell table:style-name="ce62" table:formula="of:=VLOOKUP([.C182];[$Techs.$M$1:.$Q$24];5)" office:value-type="float" office:value="2240">
            <text:p>2,24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3" table:formula="of:=VLOOKUP([.B183];[$Techs.$S$21:.$W$26];5)" office:value-type="float" office:value="0">
            <text:p>0</text:p>
          </table:table-cell>
          <table:table-cell table:style-name="ce64" table:formula="of:=IF([.B183]=[.C183];&quot;Max&quot;;VLOOKUP([.B183];[$Techs.$S$21:.$W$26];3))" office:value-type="float" office:value="200">
            <text:p>200 </text:p>
          </table:table-cell>
          <table:table-cell table:style-name="ce63" table:formula="of:=VLOOKUP([.C183];[$Techs.$S$21:.$W$26];5)" office:value-type="float" office:value="2950">
            <text:p>2,9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3" table:formula="of:=VLOOKUP([.B184];[$Techs.$S$11:.$W$18];5)" office:value-type="float" office:value="0">
            <text:p>0</text:p>
          </table:table-cell>
          <table:table-cell table:style-name="ce64" table:formula="of:=IF([.B184]=[.C184];&quot;Max&quot;;VLOOKUP([.B184];[$Techs.$S$11:.$W$18];3))" office:value-type="float" office:value="70">
            <text:p>70 </text:p>
          </table:table-cell>
          <table:table-cell table:style-name="ce63" table:formula="of:=VLOOKUP([.C184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185];[$Techs.$S$1:.$W$9];5)" office:value-type="float" office:value="0">
            <text:p>0</text:p>
          </table:table-cell>
          <table:table-cell table:style-name="ce64" table:formula="of:=IF([.B185]=[.C185];&quot;Max&quot;;VLOOKUP([.B185];[$Techs.$S$1:.$W$9];3))" office:value-type="float" office:value="0">
            <text:p><text:s/>- </text:p>
          </table:table-cell>
          <table:table-cell table:style-name="ce63" table:formula="of:=VLOOKUP([.C185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186];[$Techs.$S$28:.$W$36];5)" office:value-type="float" office:value="0">
            <text:p><text:s/>- </text:p>
          </table:table-cell>
          <table:table-cell table:style-name="ce64" table:formula="of:=IF([.B186]=[.C186];&quot;Max&quot;;VLOOKUP([.B186];[$Techs.$S$28:.$W$36];3))" office:value-type="float" office:value="75">
            <text:p>75 </text:p>
          </table:table-cell>
          <table:table-cell table:style-name="ce64" table:formula="of:=VLOOKUP([.C186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" table:formula="of:=VLOOKUP([.B187];[$Techs.$A$12:.$E$18];5)" office:value-type="float" office:value="1100">
            <text:p>1,100 </text:p>
          </table:table-cell>
          <table:table-cell table:style-name="ce6" table:formula="of:=IF([.B187]=[.C187];&quot;Max&quot;;VLOOKUP([.B187];[$Techs.$A$12:.$E$18];3))" office:value-type="string" office:string-value="Max ">
            <text:p>Max </text:p>
          </table:table-cell>
          <table:table-cell table:style-name="ce6" table:formula="of:=VLOOKUP([.C187];[$Techs.$A$12:.$E$18];5)" office:value-type="float" office:value="1100">
            <text:p>1,10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rojectile Ammo</text:p>
          </table:table-cell>
          <table:table-cell table:style-name="ce5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6" table:formula="of:=VLOOKUP([.B188];[$Techs.$S$21:.$W$26];5)" office:value-type="float" office:value="2950">
            <text:p>2,950 </text:p>
          </table:table-cell>
          <table:table-cell table:style-name="ce6" table:formula="of:=IF([.B188]=[.C188];&quot;Max&quot;;VLOOKUP([.B188];[$Techs.$S$21:.$W$26];3))" office:value-type="string" office:string-value="Max ">
            <text:p>Max </text:p>
          </table:table-cell>
          <table:table-cell table:style-name="ce6" table:formula="of:=VLOOKUP([.C188];[$Techs.$S$21:.$W$26];5)" office:value-type="float" office:value="2950">
            <text:p>2,9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rojectile Weapons</text:p>
          </table:table-cell>
          <table:table-cell table:style-name="ce5"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" table:formula="of:=VLOOKUP([.B189];[$Techs.$S$1:.$W$9];5)" office:value-type="float" office:value="6750">
            <text:p>6,750 </text:p>
          </table:table-cell>
          <table:table-cell table:style-name="ce6" table:formula="of:=IF([.B189]=[.C189];&quot;Max&quot;;VLOOKUP([.B189];[$Techs.$S$1:.$W$9];3))" office:value-type="string" office:string-value="Max ">
            <text:p>Max </text:p>
          </table:table-cell>
          <table:table-cell table:style-name="ce6" table:formula="of:=VLOOKUP([.C189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Salvage Efficienc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190];[$Techs.$M$26:.$Q$32];5)" office:value-type="float" office:value="0">
            <text:p><text:s/>- </text:p>
          </table:table-cell>
          <table:table-cell table:style-name="ce64" table:formula="of:=IF([.B190]=[.C190];&quot;Max&quot;;VLOOKUP([.B190];[$Techs.$M$26:.$Q$32];3))" office:value-type="string" office:string-value="Max ">
            <text:p>Max </text:p>
          </table:table-cell>
          <table:table-cell table:style-name="ce64" table:formula="of:=VLOOKUP([.C190];[$Techs.$M$26:.$Q$32];5)" office:value-type="float" office:value="0">
            <text:p><text:s/>-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91];[$Techs.$A$28:.$E$37];5)" office:value-type="float" office:value="80">
            <text:p>80 </text:p>
          </table:table-cell>
          <table:table-cell table:style-name="ce6" table:formula="of:=IF([.B191]=[.C191];&quot;Max&quot;;VLOOKUP([.B191];[$Techs.$A$28:.$E$37];3))" office:value-type="string" office:string-value="Max ">
            <text:p>Max </text:p>
          </table:table-cell>
          <table:table-cell table:style-name="ce6" table:formula="of:=VLOOKUP([.C191];[$Techs.$A$28:.$E$37];5)" office:value-type="float" office:value="80">
            <text:p>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192];[$Techs.$A$20:.$E$26];5)" office:value-type="float" office:value="60">
            <text:p>60 </text:p>
          </table:table-cell>
          <table:table-cell table:style-name="ce6" table:formula="of:=IF([.B192]=[.C192];&quot;Max&quot;;VLOOKUP([.B192];[$Techs.$A$20:.$E$26];3))" office:value-type="string" office:string-value="Max ">
            <text:p>Max </text:p>
          </table:table-cell>
          <table:table-cell table:style-name="ce6" table:formula="of:=VLOOKUP([.C192];[$Techs.$A$20:.$E$26];5)" office:value-type="float" office:value="60">
            <text:p>6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argeting Computer</text:p>
          </table:table-cell>
          <table:table-cell table:style-name="ce5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6" table:formula="of:=VLOOKUP([.B193];[$Techs.$S$11:.$W$18];5)" office:value-type="float" office:value="6070">
            <text:p>6,070 </text:p>
          </table:table-cell>
          <table:table-cell table:style-name="ce6" table:formula="of:=IF([.B193]=[.C193];&quot;Max&quot;;VLOOKUP([.B193];[$Techs.$S$11:.$W$18];3))" office:value-type="string" office:string-value="Max ">
            <text:p>Max </text:p>
          </table:table-cell>
          <table:table-cell table:style-name="ce6" table:formula="of:=VLOOKUP([.C193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177:.D193])" office:value-type="float" office:value="30650">
            <text:p>30,650</text:p>
          </table:table-cell>
          <table:table-cell table:style-name="ce5" office:value-type="string">
            <text:p>Total</text:p>
          </table:table-cell>
          <table:table-cell table:style-name="ce65" table:formula="of:=SUM([.F177:.F193])" office:value-type="float" office:value="63895">
            <text:p>63,895</text:p>
          </table:table-cell>
          <table:table-cell table:number-columns-repeated="250"/>
        </table:table-row>
        <table:table-row table:style-name="ro1">
          <table:table-cell table:style-name="ce25"/>
          <table:table-cell table:style-name="ce5"/>
          <table:table-cell table:style-name="ce5" office:value-type="string">
            <text:p>Left</text:p>
          </table:table-cell>
          <table:table-cell table:style-name="ce62" table:formula="of:=VLOOKUP([.B175];[.H$1:.J$1048576];3)-[.D194]" office:value-type="float" office:value="1509">
            <text:p>1,509</text:p>
          </table:table-cell>
          <table:table-cell table:style-name="ce5"/>
          <table:table-cell table:style-name="ce62" table:formula="of:=[.F194]-[.F189]-[.F188]-[.F193]-[.F179]-[.F186]" office:value-type="float" office:value="38400">
            <text:p>38,400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orecast</text:p>
          </table:table-cell>
          <table:table-cell table:number-columns-repeated="4"/>
          <table:table-cell table:style-name="ce61"/>
          <table:table-cell table:number-columns-repeated="250"/>
        </table:table-row>
        <table:table-row table:style-name="ro2">
          <table:table-cell table:style-name="ce20" office:value-type="string">
            <text:p>Glvl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61"/>
          <table:table-cell table:number-columns-repeated="250"/>
        </table:table-row>
        <table:table-row table:style-name="ro1">
          <table:table-cell table:style-name="ce84" office:value-type="string">
            <text:p>Tech</text:p>
          </table:table-cell>
          <table:table-cell table:style-name="ce47" office:value-type="string">
            <text:p>Lvl</text:p>
          </table:table-cell>
          <table:table-cell table:style-name="ce47" office:value-type="string">
            <text:p>Max</text:p>
          </table:table-cell>
          <table:table-cell table:style-name="ce47" office:value-type="string">
            <text:p>Spent</text:p>
          </table:table-cell>
          <table:table-cell table:style-name="ce47" office:value-type="string">
            <text:p>Next</text:p>
          </table:table-cell>
          <table:table-cell table:style-name="ce47" office:value-type="string">
            <text:p>Max Cost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Blow Absorption</text:p>
          </table:table-cell>
          <table:table-cell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62" table:formula="of:=VLOOKUP([.B200];[$Techs.$A$1:.$E$10];5)" office:value-type="float" office:value="250">
            <text:p>250</text:p>
          </table:table-cell>
          <table:table-cell table:style-name="ce6" table:formula="of:=IF([.B200]=[.C200];&quot;Max&quot;;VLOOKUP([.B200];[$Techs.$A$1:.$E$10];3))" office:value-type="string" office:string-value="Max ">
            <text:p>Max </text:p>
          </table:table-cell>
          <table:table-cell table:style-name="ce62" table:formula="of:=VLOOKUP([.C200];[$Techs.$A$1:.$E$10];5)" office:value-type="float" office:value="250">
            <text:p>2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Cargo Truck</text:p>
          </table:table-cell>
          <table:table-cell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62" table:formula="of:=VLOOKUP([.B201];[$Techs.$G$29:.$K$35];5)" office:value-type="float" office:value="5700">
            <text:p>5,700</text:p>
          </table:table-cell>
          <table:table-cell table:style-name="ce6" table:formula="of:=IF([.B201]=[.C201];&quot;Max&quot;;VLOOKUP([.B201];[$Techs.$G$29:.$K$35];3))" office:value-type="string" office:string-value="Max ">
            <text:p>Max </text:p>
          </table:table-cell>
          <table:table-cell table:style-name="ce62" table:formula="of:=VLOOKUP([.C201];[$Techs.$G$29:.$K$35];5)" office:value-type="float" office:value="5700">
            <text:p>5,70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Energy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202];[$Techs.$S$1:.$W$9];5)" office:value-type="float" office:value="0">
            <text:p>0</text:p>
          </table:table-cell>
          <table:table-cell table:style-name="ce64" table:formula="of:=IF([.B202]=[.C202];&quot;Max&quot;;VLOOKUP([.B202];[$Techs.$S$1:.$W$9];3))" office:value-type="float" office:value="0">
            <text:p><text:s/>- </text:p>
          </table:table-cell>
          <table:table-cell table:style-name="ce63" table:formula="of:=VLOOKUP([.C202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Heat Capacit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63" table:formula="of:=VLOOKUP([.B203];[$Techs.$G$1:.$K$14];5)" office:value-type="float" office:value="0">
            <text:p>0</text:p>
          </table:table-cell>
          <table:table-cell table:style-name="ce64" table:formula="of:=IF([.B203]=[.C203];&quot;Max&quot;;VLOOKUP([.B203];[$Techs.$G$1:.$K$14];3))" office:value-type="float" office:value="50">
            <text:p>50 </text:p>
          </table:table-cell>
          <table:table-cell table:style-name="ce63" table:formula="of:=VLOOKUP([.C203];[$Techs.$G$1:.$K$14];5)" office:value-type="float" office:value="7750">
            <text:p>7,7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Heat Sinks</text:p>
          </table:table-cell>
          <table:table-cell office:value-type="float" office:value="10">
            <text:p>10</text:p>
          </table:table-cell>
          <table:table-cell table:style-name="ce19" office:value-type="float" office:value="10">
            <text:p>10</text:p>
          </table:table-cell>
          <table:table-cell table:style-name="ce62" table:formula="of:=VLOOKUP([.B204];[$Techs.$G$16:.$K$27];5)" office:value-type="float" office:value="5450">
            <text:p>5,450</text:p>
          </table:table-cell>
          <table:table-cell table:style-name="ce6" table:formula="of:=IF([.B204]=[.C204];&quot;Max&quot;;VLOOKUP([.B204];[$Techs.$G$16:.$K$27];3))" office:value-type="string" office:string-value="Max ">
            <text:p>Max </text:p>
          </table:table-cell>
          <table:table-cell table:style-name="ce62" table:formula="of:=VLOOKUP([.C204];[$Techs.$G$16:.$K$27];5)" office:value-type="float" office:value="5450">
            <text:p>5,450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Internal Structure</text:p>
          </table:table-cell>
          <table:table-cell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2" table:formula="of:=VLOOKUP([.B205];[$Techs.$M$1:.$Q$24];5)" office:value-type="float" office:value="2240">
            <text:p>2,240</text:p>
          </table:table-cell>
          <table:table-cell table:style-name="ce6" table:formula="of:=IF([.B205]=[.C205];&quot;Max&quot;;VLOOKUP([.B205];[$Techs.$M$1:.$Q$24];3))" office:value-type="string" office:string-value="Max ">
            <text:p>Max </text:p>
          </table:table-cell>
          <table:table-cell table:style-name="ce62" table:formula="of:=VLOOKUP([.C205];[$Techs.$M$1:.$Q$24];5)" office:value-type="float" office:value="2240">
            <text:p>2,24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Ammo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4">
            <text:p>4</text:p>
          </table:table-cell>
          <table:table-cell table:style-name="ce63" table:formula="of:=VLOOKUP([.B206];[$Techs.$S$21:.$W$26];5)" office:value-type="float" office:value="0">
            <text:p>0</text:p>
          </table:table-cell>
          <table:table-cell table:style-name="ce64" table:formula="of:=IF([.B206]=[.C206];&quot;Max&quot;;VLOOKUP([.B206];[$Techs.$S$21:.$W$26];3))" office:value-type="float" office:value="200">
            <text:p>200 </text:p>
          </table:table-cell>
          <table:table-cell table:style-name="ce63" table:formula="of:=VLOOKUP([.C206];[$Techs.$S$21:.$W$26];5)" office:value-type="float" office:value="2950">
            <text:p>2,9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Guidance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6">
            <text:p>6</text:p>
          </table:table-cell>
          <table:table-cell table:style-name="ce63" table:formula="of:=VLOOKUP([.B207];[$Techs.$S$11:.$W$18];5)" office:value-type="float" office:value="0">
            <text:p>0</text:p>
          </table:table-cell>
          <table:table-cell table:style-name="ce64" table:formula="of:=IF([.B207]=[.C207];&quot;Max&quot;;VLOOKUP([.B207];[$Techs.$S$11:.$W$18];3))" office:value-type="float" office:value="70">
            <text:p>70 </text:p>
          </table:table-cell>
          <table:table-cell table:style-name="ce63" table:formula="of:=VLOOKUP([.C207];[$Techs.$S$11:.$W$18];5)" office:value-type="float" office:value="6070">
            <text:p>6,07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Missile Weapons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3" table:formula="of:=VLOOKUP([.B208];[$Techs.$S$1:.$W$9];5)" office:value-type="float" office:value="0">
            <text:p>0</text:p>
          </table:table-cell>
          <table:table-cell table:style-name="ce64" table:formula="of:=IF([.B208]=[.C208];&quot;Max&quot;;VLOOKUP([.B208];[$Techs.$S$1:.$W$9];3))" office:value-type="float" office:value="0">
            <text:p><text:s/>- </text:p>
          </table:table-cell>
          <table:table-cell table:style-name="ce63" table:formula="of:=VLOOKUP([.C208];[$Techs.$S$1:.$W$9];5)" office:value-type="float" office:value="6750">
            <text:p>6,750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Plasma Focusing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64" table:formula="of:=VLOOKUP([.B209];[$Techs.$S$28:.$W$36];5)" office:value-type="float" office:value="0">
            <text:p><text:s/>- </text:p>
          </table:table-cell>
          <table:table-cell table:style-name="ce64" table:formula="of:=IF([.B209]=[.C209];&quot;Max&quot;;VLOOKUP([.B209];[$Techs.$S$28:.$W$36];3))" office:value-type="float" office:value="75">
            <text:p>75 </text:p>
          </table:table-cell>
          <table:table-cell table:style-name="ce64" table:formula="of:=VLOOKUP([.C209];[$Techs.$S$28:.$W$36];5)" office:value-type="float" office:value="2975">
            <text:p>2,975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oint Defense</text:p>
          </table:table-cell>
          <table:table-cell table:style-name="ce5" office:value-type="float" office:value="5">
            <text:p>5</text:p>
          </table:table-cell>
          <table:table-cell table:style-name="ce56" office:value-type="float" office:value="5">
            <text:p>5</text:p>
          </table:table-cell>
          <table:table-cell table:style-name="ce6" table:formula="of:=VLOOKUP([.B210];[$Techs.$A$12:.$E$18];5)" office:value-type="float" office:value="1100">
            <text:p>1,100 </text:p>
          </table:table-cell>
          <table:table-cell table:style-name="ce6" table:formula="of:=IF([.B210]=[.C210];&quot;Max&quot;;VLOOKUP([.B210];[$Techs.$A$12:.$E$18];3))" office:value-type="string" office:string-value="Max ">
            <text:p>Max </text:p>
          </table:table-cell>
          <table:table-cell table:style-name="ce6" table:formula="of:=VLOOKUP([.C210];[$Techs.$A$12:.$E$18];5)" office:value-type="float" office:value="1100">
            <text:p>1,10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rojectile Ammo</text:p>
          </table:table-cell>
          <table:table-cell table:style-name="ce5" office:value-type="float" office:value="4">
            <text:p>4</text:p>
          </table:table-cell>
          <table:table-cell table:style-name="ce56" office:value-type="float" office:value="4">
            <text:p>4</text:p>
          </table:table-cell>
          <table:table-cell table:style-name="ce6" table:formula="of:=VLOOKUP([.B211];[$Techs.$S$21:.$W$26];5)" office:value-type="float" office:value="2950">
            <text:p>2,950 </text:p>
          </table:table-cell>
          <table:table-cell table:style-name="ce6" table:formula="of:=IF([.B211]=[.C211];&quot;Max&quot;;VLOOKUP([.B211];[$Techs.$S$21:.$W$26];3))" office:value-type="string" office:string-value="Max ">
            <text:p>Max </text:p>
          </table:table-cell>
          <table:table-cell table:style-name="ce6" table:formula="of:=VLOOKUP([.C211];[$Techs.$S$21:.$W$26];5)" office:value-type="float" office:value="2950">
            <text:p>2,95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Projectile Weapons</text:p>
          </table:table-cell>
          <table:table-cell table:style-name="ce5" office:value-type="float" office:value="7">
            <text:p>7</text:p>
          </table:table-cell>
          <table:table-cell table:style-name="ce56" office:value-type="float" office:value="7">
            <text:p>7</text:p>
          </table:table-cell>
          <table:table-cell table:style-name="ce6" table:formula="of:=VLOOKUP([.B212];[$Techs.$S$1:.$W$9];5)" office:value-type="float" office:value="6750">
            <text:p>6,750 </text:p>
          </table:table-cell>
          <table:table-cell table:style-name="ce6" table:formula="of:=IF([.B212]=[.C212];&quot;Max&quot;;VLOOKUP([.B212];[$Techs.$S$1:.$W$9];3))" office:value-type="string" office:string-value="Max ">
            <text:p>Max </text:p>
          </table:table-cell>
          <table:table-cell table:style-name="ce6" table:formula="of:=VLOOKUP([.C212];[$Techs.$S$1:.$W$9];5)" office:value-type="float" office:value="6750">
            <text:p>6,750 </text:p>
          </table:table-cell>
          <table:table-cell table:number-columns-repeated="250"/>
        </table:table-row>
        <table:table-row table:style-name="ro1">
          <table:table-cell table:style-name="ce46" office:value-type="string">
            <text:p>Salvage Efficiency</text:p>
          </table:table-cell>
          <table:table-cell table:style-name="ce5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64" table:formula="of:=VLOOKUP([.B213];[$Techs.$M$26:.$Q$32];5)" office:value-type="float" office:value="0">
            <text:p><text:s/>- </text:p>
          </table:table-cell>
          <table:table-cell table:style-name="ce64" table:formula="of:=IF([.B213]=[.C213];&quot;Max&quot;;VLOOKUP([.B213];[$Techs.$M$26:.$Q$32];3))" office:value-type="string" office:string-value="Max ">
            <text:p>Max </text:p>
          </table:table-cell>
          <table:table-cell table:style-name="ce64" table:formula="of:=VLOOKUP([.C213];[$Techs.$M$26:.$Q$32];5)" office:value-type="float" office:value="0">
            <text:p><text:s/>-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Efficiency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214];[$Techs.$A$28:.$E$37];5)" office:value-type="float" office:value="80">
            <text:p>80 </text:p>
          </table:table-cell>
          <table:table-cell table:style-name="ce6" table:formula="of:=IF([.B214]=[.C214];&quot;Max&quot;;VLOOKUP([.B214];[$Techs.$A$28:.$E$37];3))" office:value-type="string" office:string-value="Max ">
            <text:p>Max </text:p>
          </table:table-cell>
          <table:table-cell table:style-name="ce6" table:formula="of:=VLOOKUP([.C214];[$Techs.$A$28:.$E$37];5)" office:value-type="float" office:value="80">
            <text:p>80 </text:p>
          </table:table-cell>
          <table:table-cell table:number-columns-repeated="250"/>
        </table:table-row>
        <table:table-row table:style-name="ro2">
          <table:table-cell table:style-name="ce25" office:value-type="string">
            <text:p>Stim Regen</text:p>
          </table:table-cell>
          <table:table-cell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" table:formula="of:=VLOOKUP([.B215];[$Techs.$A$20:.$E$26];5)" office:value-type="float" office:value="60">
            <text:p>60 </text:p>
          </table:table-cell>
          <table:table-cell table:style-name="ce6" table:formula="of:=IF([.B215]=[.C215];&quot;Max&quot;;VLOOKUP([.B215];[$Techs.$A$20:.$E$26];3))" office:value-type="string" office:string-value="Max ">
            <text:p>Max </text:p>
          </table:table-cell>
          <table:table-cell table:style-name="ce6" table:formula="of:=VLOOKUP([.C215];[$Techs.$A$20:.$E$26];5)" office:value-type="float" office:value="60">
            <text:p>60 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argeting Computer</text:p>
          </table:table-cell>
          <table:table-cell table:style-name="ce5" office:value-type="float" office:value="6">
            <text:p>6</text:p>
          </table:table-cell>
          <table:table-cell table:style-name="ce56" office:value-type="float" office:value="6">
            <text:p>6</text:p>
          </table:table-cell>
          <table:table-cell table:style-name="ce6" table:formula="of:=VLOOKUP([.B216];[$Techs.$S$11:.$W$18];5)" office:value-type="float" office:value="6070">
            <text:p>6,070 </text:p>
          </table:table-cell>
          <table:table-cell table:style-name="ce6" table:formula="of:=IF([.B216]=[.C216];&quot;Max&quot;;VLOOKUP([.B216];[$Techs.$S$11:.$W$18];3))" office:value-type="string" office:string-value="Max ">
            <text:p>Max </text:p>
          </table:table-cell>
          <table:table-cell table:style-name="ce6" table:formula="of:=VLOOKUP([.C216];[$Techs.$S$11:.$W$18];5)" office:value-type="float" office:value="6070">
            <text:p>6,070 </text:p>
          </table:table-cell>
          <table:table-cell table:number-columns-repeated="250"/>
        </table:table-row>
        <table:table-row table:style-name="ro1">
          <table:table-cell table:style-name="ce47"/>
          <table:table-cell table:style-name="ce5" table:number-columns-repeated="2"/>
          <table:table-cell table:style-name="ce65" table:formula="of:=SUM([.D200:.D216])" office:value-type="float" office:value="30650">
            <text:p>30,650</text:p>
          </table:table-cell>
          <table:table-cell table:style-name="ce5" office:value-type="string">
            <text:p>Total</text:p>
          </table:table-cell>
          <table:table-cell table:style-name="ce65" table:formula="of:=SUM([.F200:.F216])" office:value-type="float" office:value="63895">
            <text:p>63,895</text:p>
          </table:table-cell>
          <table:table-cell table:number-columns-repeated="250"/>
        </table:table-row>
        <table:table-row table:style-name="ro1">
          <table:table-cell table:style-name="ce25"/>
          <table:table-cell table:style-name="ce5"/>
          <table:table-cell table:style-name="ce5" office:value-type="string">
            <text:p>Left</text:p>
          </table:table-cell>
          <table:table-cell table:style-name="ce62" table:formula="of:=VLOOKUP([.B198];[.H$1:.J$1048576];3)-[.D217]" office:value-type="float" office:value="7594">
            <text:p>7,594</text:p>
          </table:table-cell>
          <table:table-cell table:style-name="ce5"/>
          <table:table-cell table:style-name="ce62" table:formula="of:=[.F217]-[.F212]-[.F211]-[.F216]-[.F202]-[.F209]" office:value-type="float" office:value="38400">
            <text:p>38,400</text:p>
          </table:table-cell>
          <table:table-cell table:number-columns-repeated="250"/>
        </table:table-row>
        <table:table-row table:style-name="ro1" table:number-rows-repeated="104835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unts" table:style-name="ta13" table:print="false">
        <office:forms form:automatic-focus="false" form:apply-design-mode="false"/>
        <table:table-column table:style-name="co49" table:default-cell-style-name="Default"/>
        <table:table-column table:style-name="co2" table:default-cell-style-name="Default"/>
        <table:table-column table:style-name="co50" table:default-cell-style-name="ce6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87"/>
        <table:table-column table:style-name="co55" table:default-cell-style-name="Default"/>
        <table:table-column table:style-name="co56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57" table:default-cell-style-name="Default"/>
        <table:table-column table:style-name="co8" table:number-columns-repeated="242" table:default-cell-style-name="Default"/>
        <table:table-row table:style-name="ro1">
          <table:table-cell table:style-name="ce24" office:value-type="string">
            <text:p>Mount Type</text:p>
          </table:table-cell>
          <table:table-cell table:style-name="ce24" office:value-type="string">
            <text:p>Mount</text:p>
          </table:table-cell>
          <table:table-cell table:style-name="ce85" office:value-type="string" office:string-value="M Cost">
            <text:p>M Cost </text:p>
          </table:table-cell>
          <table:table-cell table:style-name="ce24" office:value-type="string">
            <text:p>Ammo</text:p>
          </table:table-cell>
          <table:table-cell table:style-name="ce24" office:value-type="string">
            <text:p>A Cost</text:p>
          </table:table-cell>
          <table:table-cell table:style-name="ce24" office:value-type="string">
            <text:p>Lvl</text:p>
          </table:table-cell>
          <table:table-cell/>
          <table:table-cell table:style-name="ce86" office:value-type="string">
            <text:p>mount dmg</text:p>
          </table:table-cell>
          <table:table-cell table:style-name="ce24" office:value-type="string">
            <text:p>mud dmg</text:p>
          </table:table-cell>
          <table:table-cell table:number-columns-repeated="247"/>
        </table:table-row>
        <table:table-row table:style-name="ro1">
          <table:table-cell office:value-type="string">
            <text:p>Energy</text:p>
          </table:table-cell>
          <table:table-cell office:value-type="string">
            <text:p>ER Sml Laser</text:p>
          </table:table-cell>
          <table:table-cell office:value-type="float" office:value="2000">
            <text:p>2,000 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iled to acquire lock</text:p>
          </table:table-cell>
          <table:table-cell office:value-type="string">
            <text:p>no fire</text:p>
          </table:table-cell>
          <table:table-cell table:number-columns-repeated="247"/>
        </table:table-row>
        <table:table-row table:style-name="ro1">
          <table:table-cell office:value-type="string">
            <text:p>Projectile</text:p>
          </table:table-cell>
          <table:table-cell office:value-type="string">
            <text:p>Machine Gun</text:p>
          </table:table-cell>
          <table:table-cell office:value-type="float" office:value="1000">
            <text:p>1,000 </text:p>
          </table:table-cell>
          <table:table-cell office:value-type="string">
            <text:p>Machine G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ssed</text:p>
          </table:table-cell>
          <table:table-cell office:value-type="string">
            <text:p>miss</text:p>
          </table:table-cell>
          <table:table-cell table:number-columns-repeated="247"/>
        </table:table-row>
        <table:table-row table:style-name="ro1">
          <table:table-cell office:value-type="string">
            <text:p>Missile</text:p>
          </table:table-cell>
          <table:table-cell office:value-type="string">
            <text:p>SSrm 2</text:p>
          </table:table-cell>
          <table:table-cell office:value-type="float" office:value="1200">
            <text:p>1,200 </text:p>
          </table:table-cell>
          <table:table-cell office:value-type="string">
            <text:p>Srms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iled to damage</text:p>
          </table:table-cell>
          <table:table-cell office:value-type="string">
            <text:p>struck</text:p>
          </table:table-cell>
          <table:table-cell table:number-columns-repeated="247"/>
        </table:table-row>
        <table:table-row table:style-name="ro1">
          <table:table-cell office:value-type="string">
            <text:p>Missile</text:p>
          </table:table-cell>
          <table:table-cell office:value-type="string">
            <text:p>Lrm 5</text:p>
          </table:table-cell>
          <table:table-cell office:value-type="float" office:value="3000">
            <text:p>3,000 </text:p>
          </table:table-cell>
          <table:table-cell office:value-type="string">
            <text:p>Lrms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you nick</text:p>
          </table:table-cell>
          <table:table-cell office:value-type="string">
            <text:p>graze</text:p>
          </table:table-cell>
          <table:table-cell table:number-columns-repeated="247"/>
        </table:table-row>
        <table:table-row table:style-name="ro1">
          <table:table-cell office:value-type="string">
            <text:p>Missile</text:p>
          </table:table-cell>
          <table:table-cell office:value-type="string">
            <text:p>SSrm 4</text:p>
          </table:table-cell>
          <table:table-cell office:value-type="float" office:value="12000">
            <text:p>12,000 </text:p>
          </table:table-cell>
          <table:table-cell office:value-type="string">
            <text:p>Srms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 tiny chunk is blown off <text:s text:c="2"/></text:p>
          </table:table-cell>
          <table:table-cell office:value-type="string">
            <text:p>hit</text:p>
          </table:table-cell>
          <table:table-cell table:number-columns-repeated="247"/>
        </table:table-row>
        <table:table-row table:style-name="ro1">
          <table:table-cell office:value-type="string">
            <text:p>Projectile</text:p>
          </table:table-cell>
          <table:table-cell office:value-type="string">
            <text:p>Ultra Ac 2</text:p>
          </table:table-cell>
          <table:table-cell office:value-type="float" office:value="1500">
            <text:p>1,500 </text:p>
          </table:table-cell>
          <table:table-cell office:value-type="string">
            <text:p>AC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You can see through the hole your &lt;mount&gt; made in </text:p>
          </table:table-cell>
          <table:table-cell office:value-type="string">
            <text:p>hit hard</text:p>
          </table:table-cell>
          <table:table-cell table:number-columns-repeated="247"/>
        </table:table-row>
        <table:table-row table:style-name="ro1">
          <table:table-cell office:value-type="string">
            <text:p>Projectile</text:p>
          </table:table-cell>
          <table:table-cell office:value-type="string">
            <text:p>Ultra Ac 5</text:p>
          </table:table-cell>
          <table:table-cell office:value-type="float" office:value="5000">
            <text:p>5,000 </text:p>
          </table:table-cell>
          <table:table-cell office:value-type="string">
            <text:p>AC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tal parts fly off &lt;mob&gt; from the force of your &lt;mount&gt;</text:p>
          </table:table-cell>
          <table:table-cell office:value-type="string">
            <text:p>mighty blow</text:p>
          </table:table-cell>
          <table:table-cell table:number-columns-repeated="247"/>
        </table:table-row>
        <table:table-row table:style-name="ro1">
          <table:table-cell office:value-type="string">
            <text:p>Missile</text:p>
          </table:table-cell>
          <table:table-cell office:value-type="string">
            <text:p>Lrm 10</text:p>
          </table:table-cell>
          <table:table-cell office:value-type="float" office:value="20000">
            <text:p>20,000 </text:p>
          </table:table-cell>
          <table:table-cell office:value-type="string">
            <text:p>Lrms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ips into &lt;mob&gt; sending parts everywhere</text:p>
          </table:table-cell>
          <table:table-cell office:value-type="string">
            <text:p>smash</text:p>
          </table:table-cell>
          <table:table-cell table:number-columns-repeated="247"/>
        </table:table-row>
        <table:table-row table:style-name="ro6">
          <table:table-cell office:value-type="string">
            <text:p>Projectile</text:p>
          </table:table-cell>
          <table:table-cell office:value-type="string">
            <text:p>Ultra AC 10</text:p>
          </table:table-cell>
          <table:table-cell office:value-type="float" office:value="12000">
            <text:p>12,000 </text:p>
          </table:table-cell>
          <table:table-cell office:value-type="string">
            <text:p>A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rninates</text:p>
          </table:table-cell>
          <table:table-cell office:value-type="string">
            <text:p>pulverise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appendages go flying</text:p>
          </table:table-cell>
          <table:table-cell office:value-type="string">
            <text:p>trounce</text:p>
          </table:table-cell>
          <table:table-cell table:number-columns-repeated="247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office:value-type="string">
            <text:p>*missile ammo is cost for 100 missiles</text:p>
          </table:table-cell>
          <table:table-cell table:number-columns-repeated="6"/>
          <table:table-cell table:style-name="ce86" office:value-type="string">
            <text:p>pdef laser</text:p>
          </table:table-cell>
          <table:table-cell table:style-name="ce24" office:value-type="string">
            <text:p>pdef flame thrower</text:p>
          </table:table-cell>
          <table:table-cell table:number-columns-repeated="247"/>
        </table:table-row>
        <table:table-row table:style-name="ro1">
          <table:table-cell office:value-type="string">
            <text:p>light mounts are 3/4 off, medium are 1/2 off…heavy and assult are 100%?</text:p>
          </table:table-cell>
          <table:table-cell table:number-columns-repeated="6"/>
          <table:table-cell table:number-columns-repeated="2" office:value-type="string">
            <text:p>did no damage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barely damaged</text:p>
          </table:table-cell>
          <table:table-cell office:value-type="string">
            <text:p>did minor damage</text:p>
          </table:table-cell>
          <table:table-cell table:number-columns-repeated="247"/>
        </table:table-row>
        <table:table-row table:style-name="ro1">
          <table:table-cell table:style-name="ce24" office:value-type="string">
            <text:p>Lvl</text:p>
          </table:table-cell>
          <table:table-cell table:style-name="ce24" office:value-type="string">
            <text:p>Missile Ammo</text:p>
          </table:table-cell>
          <table:table-cell table:style-name="ce24" office:value-type="string">
            <text:p>Dmg</text:p>
          </table:table-cell>
          <table:table-cell table:style-name="ce24" office:value-type="string">
            <text:p>Projectile Ammo</text:p>
          </table:table-cell>
          <table:table-cell table:style-name="ce24" office:value-type="string">
            <text:p>Dmg</text:p>
          </table:table-cell>
          <table:table-cell table:style-name="ce24" office:value-type="string">
            <text:p>Suit Max</text:p>
          </table:table-cell>
          <table:table-cell/>
          <table:table-cell office:value-type="string">
            <text:p>cause minor damage</text:p>
          </table:table-cell>
          <table:table-cell office:value-type="string">
            <text:p>lightly toasts</text:p>
          </table:table-cell>
          <table:table-cell table:number-columns-repeated="247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table:style-name="ce5" office:value-type="string">
            <text:p>Fire</text:p>
          </table:table-cell>
          <table:table-cell table:style-name="ce5" office:value-type="string">
            <text:p>Basic</text:p>
          </table:table-cell>
          <table:table-cell table:style-name="ce5" office:value-type="string">
            <text:p>Edged</text:p>
          </table:table-cell>
          <table:table-cell office:value-type="string">
            <text:p>gnome</text:p>
          </table:table-cell>
          <table:table-cell/>
          <table:table-cell office:value-type="string">
            <text:p>damaged</text:p>
          </table:table-cell>
          <table:table-cell office:value-type="string">
            <text:p>roasts</text:p>
          </table:table-cell>
          <table:table-cell table:number-columns-repeated="24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trogen</text:p>
          </table:table-cell>
          <table:table-cell table:style-name="ce5" office:value-type="string">
            <text:p>Ice</text:p>
          </table:table-cell>
          <table:table-cell table:style-name="ce5" office:value-type="string">
            <text:p>LBX</text:p>
          </table:table-cell>
          <table:table-cell table:style-name="ce5" office:value-type="string">
            <text:p>Blunt</text:p>
          </table:table-cell>
          <table:table-cell office:value-type="string">
            <text:p>undine</text:p>
          </table:table-cell>
          <table:table-cell/>
          <table:table-cell office:value-type="string">
            <text:p>heavily damaged</text:p>
          </table:table-cell>
          <table:table-cell office:value-type="string">
            <text:p>burninates</text:p>
          </table:table-cell>
          <table:table-cell table:number-columns-repeated="24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ological</text:p>
          </table:table-cell>
          <table:table-cell table:style-name="ce5" office:value-type="string">
            <text:p>Poison</text:p>
          </table:table-cell>
          <table:table-cell table:style-name="ce5" office:value-type="string">
            <text:p>Explosive</text:p>
          </table:table-cell>
          <table:table-cell table:style-name="ce5" office:value-type="string">
            <text:p>Fire</text:p>
          </table:table-cell>
          <table:table-cell office:value-type="string">
            <text:p>elemental</text:p>
          </table:table-cell>
          <table:table-cell/>
          <table:table-cell office:value-type="string">
            <text:p>cause major damage</text:p>
          </table:table-cell>
          <table:table-cell office:value-type="string">
            <text:p>engulfed in flames</text:p>
          </table:table-cell>
          <table:table-cell table:number-columns-repeated="24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emical</text:p>
          </table:table-cell>
          <table:table-cell table:style-name="ce5" office:value-type="string">
            <text:p>Acid</text:p>
          </table:table-cell>
          <table:table-cell table:style-name="ce5" office:value-type="string">
            <text:p>Uranium</text:p>
          </table:table-cell>
          <table:table-cell table:style-name="ce5" office:value-type="string">
            <text:p>Radiation</text:p>
          </table:table-cell>
          <table:table-cell office:value-type="string">
            <text:p>sylph</text:p>
          </table:table-cell>
          <table:table-cell/>
          <table:table-cell office:value-type="string">
            <text:p>devastated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diation</text:p>
          </table:table-cell>
          <table:table-cell table:style-name="ce5" office:value-type="string">
            <text:p>Radiation</text:p>
          </table:table-cell>
          <table:table-cell table:style-name="ce5" office:value-type="string">
            <text:p>Plasma</text:p>
          </table:table-cell>
          <table:table-cell table:style-name="ce5" office:value-type="string">
            <text:p>Energy</text:p>
          </table:table-cell>
          <table:table-cell office:value-type="string">
            <text:p>salamander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7"/>
          <table:table-cell table:style-name="ce86" office:value-type="string">
            <text:p>punch/kick/death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no damage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low damage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minimal damage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minor damage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moderate damage</text:p>
          </table:table-cell>
          <table:table-cell table:number-columns-repeated="248"/>
        </table:table-row>
        <table:table-row table:style-name="ro1">
          <table:table-cell table:number-columns-repeated="7"/>
          <table:table-cell office:value-type="string">
            <text:p>heavy damage</text:p>
          </table:table-cell>
          <table:table-cell table:number-columns-repeated="248"/>
        </table:table-row>
        <table:table-row table:style-name="ro1" table:number-rows-repeated="10485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tes" table:style-name="ta12" table:print="false">
        <office:forms form:automatic-focus="false" form:apply-design-mode="false"/>
        <table:table-column table:style-name="co61" table:default-cell-style-name="Default"/>
        <table:table-column table:style-name="co8" table:number-columns-repeated="255" table:default-cell-style-name="Default"/>
        <table:table-row table:style-name="ro1">
          <table:table-cell table:style-name="ce24" office:value-type="string">
            <text:p>Armour Rating</text:p>
          </table:table-cell>
          <table:table-cell table:style-name="ce24" office:value-type="string">
            <text:p>Value</text:p>
          </table:table-cell>
          <table:table-cell/>
          <table:table-cell office:value-type="string">
            <text:p>crazyhorse went from 2 energy mount (med) to 3 missile (hvy)</text:p>
          </table:table-cell>
          <table:table-cell table:number-columns-repeated="5"/>
          <table:table-cell office:value-type="string">
            <text:p>blow absorption can only block 8/10 damage types (for gnomes)</text:p>
          </table:table-cell>
          <table:table-cell table:number-columns-repeated="246"/>
        </table:table-row>
        <table:table-row table:style-name="ro1">
          <table:table-cell office:value-type="string">
            <text:p>Negative protection from this form of attack.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energy x2 to missile x3, ~double dmg</text:p>
          </table:table-cell>
          <table:table-cell table:number-columns-repeated="5"/>
          <table:table-cell office:value-type="string">
            <text:p>e/b are first levels (1 &amp; 2) and I think mind/energy cannot be dissipated by gobj</text:p>
          </table:table-cell>
          <table:table-cell table:number-columns-repeated="246"/>
        </table:table-row>
        <table:table-row table:style-name="ro1">
          <table:table-cell office:value-type="string">
            <text:p>No protection from this form of attack.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Very little protection from this form of attack.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Very poor protection from this form of attack.</text:p>
          </table:table-cell>
          <table:table-cell office:value-type="float" office:value="2">
            <text:p>2</text:p>
          </table:table-cell>
          <table:table-cell/>
          <table:table-cell table:style-name="ce78" office:value-type="string">
            <text:p>Analyze</text:p>
          </table:table-cell>
          <table:table-cell table:style-name="ce78" office:value-type="string">
            <text:p>glvl</text:p>
          </table:table-cell>
          <table:table-cell table:number-columns-repeated="251"/>
        </table:table-row>
        <table:table-row table:style-name="ro1">
          <table:table-cell office:value-type="string">
            <text:p>Poor protection from this form of attack.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rmour</text:p>
          </table:table-cell>
          <table:table-cell office:value-type="float" office:value="5">
            <text:p>5</text:p>
          </table:table-cell>
          <table:table-cell table:number-columns-repeated="251"/>
        </table:table-row>
        <table:table-row table:style-name="ro1">
          <table:table-cell office:value-type="string">
            <text:p>Below average protection from this form of attack.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hield</text:p>
          </table:table-cell>
          <table:table-cell office:value-type="float" office:value="18">
            <text:p>18</text:p>
          </table:table-cell>
          <table:table-cell table:number-columns-repeated="251"/>
        </table:table-row>
        <table:table-row table:style-name="ro1">
          <table:table-cell office:value-type="string">
            <text:p>Average protection from this form of attack.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Above average protection from this form of attack.</text:p>
          </table:table-cell>
          <table:table-cell office:value-type="float" office:value="6">
            <text:p>6</text:p>
          </table:table-cell>
          <table:table-cell/>
          <table:table-cell table:style-name="ce79" office:value-type="string">
            <text:p>mounts</text:p>
          </table:table-cell>
          <table:table-cell table:number-columns-repeated="252"/>
        </table:table-row>
        <table:table-row table:style-name="ro1">
          <table:table-cell office:value-type="string">
            <text:p>Good protection from this form of attack.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issiles do 10% more than projectiles, but cost 100% more</text:p>
          </table:table-cell>
          <table:table-cell table:number-columns-repeated="252"/>
        </table:table-row>
        <table:table-row table:style-name="ro1">
          <table:table-cell office:value-type="string">
            <text:p>Very good protection from this form of attack.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Excellent protection from this form of attack.</text:p>
          </table:table-cell>
          <table:table-cell office:value-type="float" office:value="9">
            <text:p>9</text:p>
          </table:table-cell>
          <table:table-cell/>
          <table:table-cell table:style-name="ce79" office:value-type="string">
            <text:p>why all suits tank well early</text:p>
          </table:table-cell>
          <table:table-cell table:number-columns-repeated="6"/>
          <table:table-cell office:value-type="string">
            <text:p>15:59 Wasp : jump jet is your only defensive one, until you get glvl 60</text:p>
          </table:table-cell>
          <table:table-cell table:number-columns-repeated="245"/>
        </table:table-row>
        <table:table-row table:style-name="ro2">
          <table:table-cell office:value-type="string">
            <text:p>Supreme protection from this form of attack.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jugger gobj has layers of defense that a mobs hits have to go through</text:p>
          </table:table-cell>
          <table:table-cell table:number-columns-repeated="6"/>
          <table:table-cell office:value-type="string">
            <text:p><text:s text:c="13"/>and transpose</text:p>
          </table:table-cell>
          <table:table-cell table:number-columns-repeated="245"/>
        </table:table-row>
        <table:table-row table:style-name="ro2">
          <table:table-cell office:value-type="string">
            <text:p>Ultra protection from this form of attack.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IS, jump jets, reinforce, worn eq, gobj black magic?</text:p>
          </table:table-cell>
          <table:table-cell table:number-columns-repeated="6"/>
          <table:table-cell office:value-type="string">
            <text:p>15:59 Wasp : don't do heat until you have a heat problem</text:p>
          </table:table-cell>
          <table:table-cell table:number-columns-repeated="245"/>
        </table:table-row>
        <table:table-row table:style-name="ro1">
          <table:table-cell office:value-type="string">
            <text:p>Absurd protection from this form of attack.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15:59 Wasp : which is over 30 glvls away</text:p>
          </table:table-cell>
          <table:table-cell table:number-columns-repeated="245"/>
        </table:table-row>
        <table:table-row table:style-name="ro1">
          <table:table-cell office:value-type="string">
            <text:p>Off the scale.</text:p>
          </table:table-cell>
          <table:table-cell office:value-type="float" office:value="13">
            <text:p>13</text:p>
          </table:table-cell>
          <table:table-cell table:number-columns-repeated="8"/>
          <table:table-cell office:value-type="string">
            <text:p>15:59 Wasp : do jump jet</text:p>
          </table:table-cell>
          <table:table-cell table:number-columns-repeated="245"/>
        </table:table-row>
        <table:table-row table:style-name="ro2">
          <table:table-cell office:value-type="string">
            <text:p>Approaching Uberness.</text:p>
          </table:table-cell>
          <table:table-cell office:value-type="float" office:value="14">
            <text:p>14</text:p>
          </table:table-cell>
          <table:table-cell table:number-columns-repeated="8"/>
          <table:table-cell office:value-type="string">
            <text:p>15:59 Wasp : if i were you</text:p>
          </table:table-cell>
          <table:table-cell table:number-columns-repeated="245"/>
        </table:table-row>
        <table:table-row table:style-name="ro2">
          <table:table-cell office:value-type="string">
            <text:p>At the brink of Uberness.</text:p>
          </table:table-cell>
          <table:table-cell office:value-type="float" office:value="15">
            <text:p>15</text:p>
          </table:table-cell>
          <table:table-cell table:number-columns-repeated="8"/>
          <table:table-cell office:value-type="string">
            <text:p>16:00 Wasp : if you really prefer offense over defense, then do crit</text:p>
          </table:table-cell>
          <table:table-cell table:number-columns-repeated="245"/>
        </table:table-row>
        <table:table-row table:style-name="ro2">
          <table:table-cell office:value-type="string">
            <text:p>Uber.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<text:s text:c="13"/>hit, too</text:p>
          </table:table-cell>
          <table:table-cell table:number-columns-repeated="245"/>
        </table:table-row>
        <table:table-row table:style-name="ro2">
          <table:table-cell office:value-type="string">
            <text:p>Uberly uber.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16:00 Wasp : once you get 850,000 combat rounds from glvl 60... i think</text:p>
          </table:table-cell>
          <table:table-cell table:number-columns-repeated="245"/>
        </table:table-row>
        <table:table-row table:style-name="ro2">
          <table:table-cell office:value-type="string">
            <text:p>The one above Uberly uber.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<text:s text:c="13"/>around glvl 52 or 53, save them ALL so you can max</text:p>
          </table:table-cell>
          <table:table-cell table:number-columns-repeated="245"/>
        </table:table-row>
        <table:table-row table:style-name="ro2">
          <table:table-cell office:value-type="string">
            <text:p>The one above the one above Uberly uber.</text:p>
          </table:table-cell>
          <table:table-cell office:value-type="float" office:value="19">
            <text:p>19</text:p>
          </table:table-cell>
          <table:table-cell table:number-columns-repeated="8"/>
          <table:table-cell office:value-type="string">
            <text:p><text:s text:c="13"/>transpose straight to 40</text:p>
          </table:table-cell>
          <table:table-cell table:number-columns-repeated="245"/>
        </table:table-row>
        <table:table-row table:style-name="ro1">
          <table:table-cell office:value-type="string">
            <text:p>First level of perfection.</text:p>
          </table:table-cell>
          <table:table-cell office:value-type="float" office:value="20">
            <text:p>20</text:p>
          </table:table-cell>
          <table:table-cell/>
          <table:table-cell table:style-name="ce24" office:value-type="string">
            <text:p>empower</text:p>
          </table:table-cell>
          <table:table-cell table:style-name="ce24" office:value-type="string">
            <text:p>ratio</text:p>
          </table:table-cell>
          <table:table-cell table:style-name="ce24" office:value-type="string">
            <text:p>max</text:p>
          </table:table-cell>
          <table:table-cell table:number-columns-repeated="4"/>
          <table:table-cell office:value-type="string">
            <text:p>16:00 Wasp : there is no problem with hit/punch/dfa</text:p>
          </table:table-cell>
          <table:table-cell table:number-columns-repeated="245"/>
        </table:table-row>
        <table:table-row table:style-name="ro1">
          <table:table-cell office:value-type="string">
            <text:p>Second level of perfection.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gnome</text:p>
          </table:table-cell>
          <table:table-cell office:value-type="float" office:value="3.3">
            <text:p>3.3</text:p>
          </table:table-cell>
          <table:table-cell table:formula="of:=ROUNDDOWN(100/[.E24];0)" office:value-type="float" office:value="30">
            <text:p>30</text:p>
          </table:table-cell>
          <table:table-cell table:number-columns-repeated="4"/>
          <table:table-cell office:value-type="string">
            <text:p>16:00 Wasp : they are tiny little hits you get</text:p>
          </table:table-cell>
          <table:table-cell table:number-columns-repeated="245"/>
        </table:table-row>
        <table:table-row table:style-name="ro1">
          <table:table-cell office:value-type="string">
            <text:p>Third level of perfection.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undine</text:p>
          </table:table-cell>
          <table:table-cell office:value-type="float" office:value="4">
            <text:p>4</text:p>
          </table:table-cell>
          <table:table-cell table:formula="of:=ROUNDDOWN(100/[.E25];0)" office:value-type="float" office:value="25">
            <text:p>25</text:p>
          </table:table-cell>
          <table:table-cell table:number-columns-repeated="4"/>
          <table:table-cell office:value-type="string">
            <text:p>16:01 Wasp : BUT</text:p>
          </table:table-cell>
          <table:table-cell table:number-columns-repeated="245"/>
        </table:table-row>
        <table:table-row table:style-name="ro1">
          <table:table-cell office:value-type="string">
            <text:p>Fourth level of perfection.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elemental</text:p>
          </table:table-cell>
          <table:table-cell office:value-type="float" office:value="5">
            <text:p>5</text:p>
          </table:table-cell>
          <table:table-cell table:formula="of:=ROUNDDOWN(100/[.E26];0)" office:value-type="float" office:value="20">
            <text:p>20</text:p>
          </table:table-cell>
          <table:table-cell table:number-columns-repeated="4"/>
          <table:table-cell office:value-type="string">
            <text:p>16:01 Wasp : they make heat</text:p>
          </table:table-cell>
          <table:table-cell table:number-columns-repeated="245"/>
        </table:table-row>
        <table:table-row table:style-name="ro1">
          <table:table-cell office:value-type="string">
            <text:p>Perfect.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sylph</text:p>
          </table:table-cell>
          <table:table-cell office:value-type="float" office:value="6">
            <text:p>6</text:p>
          </table:table-cell>
          <table:table-cell table:formula="of:=ROUNDDOWN(100/[.E27];0)" office:value-type="float" office:value="16">
            <text:p>16</text:p>
          </table:table-cell>
          <table:table-cell table:number-columns-repeated="4"/>
          <table:table-cell office:value-type="string">
            <text:p>16:01 Wasp : and they make more heat than the damage is worth</text:p>
          </table:table-cell>
          <table:table-cell table:number-columns-repeated="245"/>
        </table:table-row>
        <table:table-row table:style-name="ro1">
          <table:table-cell office:value-type="string">
            <text:p>You are virtually immune to this form of attack.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sally</text:p>
          </table:table-cell>
          <table:table-cell office:value-type="float" office:value="10">
            <text:p>10</text:p>
          </table:table-cell>
          <table:table-cell table:formula="of:=ROUNDDOWN(100/[.E28];0)" office:value-type="float" office:value="10">
            <text:p>10</text:p>
          </table:table-cell>
          <table:table-cell table:number-columns-repeated="4"/>
          <table:table-cell office:value-type="string">
            <text:p>16:01 Wasp : and you don't want to waste your sps on heat</text:p>
          </table:table-cell>
          <table:table-cell table:number-columns-repeated="245"/>
        </table:table-row>
        <table:table-row table:style-name="ro1">
          <table:table-cell table:number-columns-repeated="10"/>
          <table:table-cell office:value-type="string">
            <text:p>16:01 Wasp : you want to use your sps for healing when you get to 60</text:p>
          </table:table-cell>
          <table:table-cell table:number-columns-repeated="245"/>
        </table:table-row>
        <table:table-row table:style-name="ro1">
          <table:table-cell table:number-columns-repeated="10"/>
          <table:table-cell office:value-type="string">
            <text:p>16:01 Wasp : at least, that is what i think.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Enemy</text:p>
          </table:table-cell>
          <table:table-cell table:style-name="ce24" office:value-type="string">
            <text:p>Top %</text:p>
          </table:table-cell>
          <table:table-cell table:style-name="ce24" office:value-type="string">
            <text:p>Bottom %</text:p>
          </table:table-cell>
          <table:table-cell table:number-columns-repeated="253"/>
        </table:table-row>
        <table:table-row table:style-name="ro1">
          <table:table-cell table:style-name="ce71" office:value-type="string">
            <text:p>perfect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53"/>
        </table:table-row>
        <table:table-row table:style-name="ro1">
          <table:table-cell table:style-name="ce72" office:value-type="string">
            <text:p>perfect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253"/>
        </table:table-row>
        <table:table-row table:style-name="ro1">
          <table:table-cell table:style-name="ce72" office:value-type="string">
            <text:p>bruises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table:number-columns-repeated="253"/>
        </table:table-row>
        <table:table-row table:style-name="ro1">
          <table:table-cell table:style-name="ce73" office:value-type="string">
            <text:p>bruises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table:number-columns-repeated="253"/>
        </table:table-row>
        <table:table-row table:style-name="ro1">
          <table:table-cell table:style-name="ce74" office:value-type="string">
            <text:p>bruises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74" office:value-type="string">
            <text:p>bleeding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table:number-columns-repeated="253"/>
        </table:table-row>
        <table:table-row table:style-name="ro1">
          <table:table-cell table:style-name="ce75" office:value-type="string">
            <text:p>bleeding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table:number-columns-repeated="253"/>
        </table:table-row>
        <table:table-row table:style-name="ro1">
          <table:table-cell table:style-name="ce76" office:value-type="string">
            <text:p>emergency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number-columns-repeated="253"/>
        </table:table-row>
        <table:table-row table:style-name="ro1">
          <table:table-cell table:style-name="ce77" office:value-type="string">
            <text:p>emergency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style-name="ce77" office:value-type="string">
            <text:p>death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53"/>
        </table:table-row>
      </table:table>
      <table:table table:name="Numbers" table:style-name="ta14" table:print="false">
        <table:table-column table:style-name="co21" table:default-cell-style-name="ce88"/>
        <table:table-column table:style-name="co58" table:default-cell-style-name="Default"/>
        <table:table-column table:style-name="co8" table:default-cell-style-name="Default"/>
        <table:table-column table:style-name="co59" table:default-cell-style-name="Default"/>
        <table:table-column table:style-name="co21" table:default-cell-style-name="Default"/>
        <table:table-column table:style-name="co57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8" table:default-cell-style-name="Default"/>
        <table:table-column table:style-name="co60" table:default-cell-style-name="Default"/>
        <table:table-column table:style-name="co8" table:number-columns-repeated="4" table:default-cell-style-name="Default"/>
        <table:table-column table:style-name="co62" table:default-cell-style-name="Default"/>
        <table:table-column table:style-name="co8" table:number-columns-repeated="241" table:default-cell-style-name="Default"/>
        <table:table-row table:style-name="ro1">
          <table:table-cell office:value-type="string" office:string-value="Rate">
            <text:p>Rate </text:p>
          </table:table-cell>
          <table:table-cell office:value-type="string">
            <text:p>Rounds to 100%</text:p>
          </table:table-cell>
          <table:table-cell/>
          <table:table-cell table:style-name="ce24" office:value-type="string">
            <text:p>Skill</text:p>
          </table:table-cell>
          <table:table-cell table:style-name="ce85" office:value-type="string" office:string-value="Cost">
            <text:p>Cost </text:p>
          </table:table-cell>
          <table:table-cell table:style-name="ce85" office:value-type="string" office:string-value="Cume">
            <text:p>Cume </text:p>
          </table:table-cell>
          <table:table-cell table:style-name="ce85" office:value-type="string" office:string-value="Diff">
            <text:p>Diff </text:p>
          </table:table-cell>
          <table:table-cell table:style-name="ce24" office:value-type="string">
            <text:p>% Inc</text:p>
          </table:table-cell>
          <table:table-cell/>
          <table:table-cell table:style-name="ce24" office:value-type="string">
            <text:p>suit</text:p>
          </table:table-cell>
          <table:table-cell table:style-name="ce24" office:value-type="string">
            <text:p>gunnery</text:p>
          </table:table-cell>
          <table:table-cell table:style-name="ce24" office:value-type="string">
            <text:p>piloting</text:p>
          </table:table-cell>
          <table:table-cell table:style-name="ce24" office:value-type="string">
            <text:p>glvl</text:p>
          </table:table-cell>
          <table:table-cell/>
          <table:table-cell office:value-type="string">
            <text:p>reinforce total based on current %/points</text:p>
          </table:table-cell>
          <table:table-cell table:number-columns-repeated="241"/>
        </table:table-row>
        <table:table-row table:style-name="ro1">
          <table:table-cell office:value-type="float" office:value="0.03">
            <text:p>0.0300 </text:p>
          </table:table-cell>
          <table:table-cell table:style-name="ce6" table:formula="of:=100/[.A2]" office:value-type="float" office:value="3333.33333333333">
            <text:p>3,333 </text:p>
          </table:table-cell>
          <table:table-cell/>
          <table:table-cell office:value-type="float" office:value="0">
            <text:p>0</text:p>
          </table:table-cell>
          <table:table-cell table:number-columns-repeated="3" table:style-name="ce6" office:value-type="float" office:value="0">
            <text:p><text:s/>-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no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inforce %</text:p>
          </table:table-cell>
          <table:table-cell office:value-type="string">
            <text:p>points</text:p>
          </table:table-cell>
          <table:table-cell office:value-type="string">
            <text:p>max</text:p>
          </table:table-cell>
          <table:table-cell table:number-columns-repeated="239"/>
        </table:table-row>
        <table:table-row table:style-name="ro1">
          <table:table-cell office:value-type="float" office:value="0.029">
            <text:p>0.0290 </text:p>
          </table:table-cell>
          <table:table-cell table:style-name="ce6" table:formula="of:=100/[.A3]" office:value-type="float" office:value="3448.27586206897">
            <text:p>3,448 </text:p>
          </table:table-cell>
          <table:table-cell/>
          <table:table-cell office:value-type="float" office:value="1">
            <text:p>1</text:p>
          </table:table-cell>
          <table:table-cell table:style-name="ce6" office:value-type="float" office:value="74">
            <text:p>74 </text:p>
          </table:table-cell>
          <table:table-cell table:style-name="ce6" table:formula="of:=[.E3]+[.F2]" office:value-type="float" office:value="74">
            <text:p>74 </text:p>
          </table:table-cell>
          <table:table-cell table:style-name="ce6" table:formula="of:=[.E3]-[.E2]" office:value-type="float" office:value="74">
            <text:p>74 </text:p>
          </table:table-cell>
          <table:table-cell office:value-type="string">
            <text:p>unk</text:p>
          </table:table-cell>
          <table:table-cell/>
          <table:table-cell office:value-type="string">
            <text:p>und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table:formula="of:=ROUNDDOWN(([.P3]*100)/[.O3];0)" office:value-type="float" office:value="28">
            <text:p>28</text:p>
          </table:table-cell>
          <table:table-cell table:number-columns-repeated="239"/>
        </table:table-row>
        <table:table-row table:style-name="ro1">
          <table:table-cell office:value-type="float" office:value="0.028">
            <text:p>0.0280 </text:p>
          </table:table-cell>
          <table:table-cell table:style-name="ce6" table:formula="of:=100/[.A4]" office:value-type="float" office:value="3571.42857142857">
            <text:p>3,571 </text:p>
          </table:table-cell>
          <table:table-cell/>
          <table:table-cell office:value-type="float" office:value="2">
            <text:p>2</text:p>
          </table:table-cell>
          <table:table-cell table:style-name="ce6" office:value-type="float" office:value="260">
            <text:p>260 </text:p>
          </table:table-cell>
          <table:table-cell table:style-name="ce6" table:formula="of:=[.E4]+[.F3]" office:value-type="float" office:value="334">
            <text:p>334 </text:p>
          </table:table-cell>
          <table:table-cell table:style-name="ce6" table:formula="of:=[.E4]-[.E3]" office:value-type="float" office:value="186">
            <text:p>186 </text:p>
          </table:table-cell>
          <table:table-cell table:style-name="ce22" table:formula="of:=[.E4]/[.E3]" office:value-type="percentage" office:value="3.51351351351351">
            <text:p>351%</text:p>
          </table:table-cell>
          <table:table-cell/>
          <table:table-cell office:value-type="string">
            <text:p>elemental</text:p>
          </table:table-cell>
          <table:table-cell table:number-columns-repeated="2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43"/>
        </table:table-row>
        <table:table-row table:style-name="ro1">
          <table:table-cell office:value-type="float" office:value="0.027">
            <text:p>0.0270 </text:p>
          </table:table-cell>
          <table:table-cell table:style-name="ce6" table:formula="of:=100/[.A5]" office:value-type="float" office:value="3703.7037037037">
            <text:p>3,704 </text:p>
          </table:table-cell>
          <table:table-cell/>
          <table:table-cell office:value-type="float" office:value="3">
            <text:p>3</text:p>
          </table:table-cell>
          <table:table-cell table:style-name="ce6" office:value-type="float" office:value="541">
            <text:p>541 </text:p>
          </table:table-cell>
          <table:table-cell table:style-name="ce6" table:formula="of:=[.E5]+[.F4]" office:value-type="float" office:value="875">
            <text:p>875 </text:p>
          </table:table-cell>
          <table:table-cell table:style-name="ce6" table:formula="of:=[.E5]-[.E4]" office:value-type="float" office:value="281">
            <text:p>281 </text:p>
          </table:table-cell>
          <table:table-cell table:style-name="ce22" table:formula="of:=[.E5]/[.E4]" office:value-type="percentage" office:value="2.08076923076923">
            <text:p>208%</text:p>
          </table:table-cell>
          <table:table-cell/>
          <table:table-cell office:value-type="string">
            <text:p>sylph</text:p>
          </table:table-cell>
          <table:table-cell table:number-columns-repeated="246"/>
        </table:table-row>
        <table:table-row table:style-name="ro1">
          <table:table-cell office:value-type="float" office:value="0.026">
            <text:p>0.0260 </text:p>
          </table:table-cell>
          <table:table-cell table:style-name="ce6" table:formula="of:=100/[.A6]" office:value-type="float" office:value="3846.15384615385">
            <text:p>3,846 </text:p>
          </table:table-cell>
          <table:table-cell/>
          <table:table-cell office:value-type="float" office:value="4">
            <text:p>4</text:p>
          </table:table-cell>
          <table:table-cell table:style-name="ce6" office:value-type="float" office:value="908">
            <text:p>908 </text:p>
          </table:table-cell>
          <table:table-cell table:style-name="ce6" table:formula="of:=[.E6]+[.F5]" office:value-type="float" office:value="1783">
            <text:p>1,783 </text:p>
          </table:table-cell>
          <table:table-cell table:style-name="ce6" table:formula="of:=[.E6]-[.E5]" office:value-type="float" office:value="367">
            <text:p>367 </text:p>
          </table:table-cell>
          <table:table-cell table:style-name="ce22" table:formula="of:=[.E6]/[.E5]" office:value-type="percentage" office:value="1.67837338262477">
            <text:p>168%</text:p>
          </table:table-cell>
          <table:table-cell/>
          <table:table-cell office:value-type="string">
            <text:p>salamand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43"/>
        </table:table-row>
        <table:table-row table:style-name="ro1">
          <table:table-cell office:value-type="float" office:value="0.025">
            <text:p>0.0250 </text:p>
          </table:table-cell>
          <table:table-cell table:style-name="ce6" table:formula="of:=100/[.A7]" office:value-type="float" office:value="4000">
            <text:p>4,000 </text:p>
          </table:table-cell>
          <table:table-cell/>
          <table:table-cell office:value-type="float" office:value="5">
            <text:p>5</text:p>
          </table:table-cell>
          <table:table-cell table:style-name="ce6" office:value-type="float" office:value="1357">
            <text:p>1,357 </text:p>
          </table:table-cell>
          <table:table-cell table:style-name="ce6" table:formula="of:=[.E7]+[.F6]" office:value-type="float" office:value="3140">
            <text:p>3,140 </text:p>
          </table:table-cell>
          <table:table-cell table:style-name="ce6" table:formula="of:=[.E7]-[.E6]" office:value-type="float" office:value="449">
            <text:p>449 </text:p>
          </table:table-cell>
          <table:table-cell table:style-name="ce22" table:formula="of:=[.E7]/[.E6]" office:value-type="percentage" office:value="1.49449339207048">
            <text:p>149%</text:p>
          </table:table-cell>
          <table:table-cell/>
          <table:table-cell office:value-type="string">
            <text:p>salamand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43"/>
        </table:table-row>
        <table:table-row table:style-name="ro1">
          <table:table-cell office:value-type="float" office:value="0.024">
            <text:p>0.0240 </text:p>
          </table:table-cell>
          <table:table-cell table:style-name="ce6" table:formula="of:=100/[.A8]" office:value-type="float" office:value="4166.66666666667">
            <text:p>4,167 </text:p>
          </table:table-cell>
          <table:table-cell/>
          <table:table-cell office:value-type="float" office:value="6">
            <text:p>6</text:p>
          </table:table-cell>
          <table:table-cell table:style-name="ce6" office:value-type="float" office:value="1884">
            <text:p>1,884 </text:p>
          </table:table-cell>
          <table:table-cell table:style-name="ce6" table:formula="of:=[.E8]+[.F7]" office:value-type="float" office:value="5024">
            <text:p>5,024 </text:p>
          </table:table-cell>
          <table:table-cell table:style-name="ce6" table:formula="of:=[.E8]-[.E7]" office:value-type="float" office:value="527">
            <text:p>527 </text:p>
          </table:table-cell>
          <table:table-cell table:style-name="ce22" table:formula="of:=[.E8]/[.E7]" office:value-type="percentage" office:value="1.38835666912307">
            <text:p>139%</text:p>
          </table:table-cell>
          <table:table-cell table:number-columns-repeated="248"/>
        </table:table-row>
        <table:table-row table:style-name="ro1">
          <table:table-cell office:value-type="float" office:value="0.023">
            <text:p>0.0230 </text:p>
          </table:table-cell>
          <table:table-cell table:style-name="ce6" table:formula="of:=100/[.A9]" office:value-type="float" office:value="4347.82608695652">
            <text:p>4,348 </text:p>
          </table:table-cell>
          <table:table-cell/>
          <table:table-cell office:value-type="float" office:value="7">
            <text:p>7</text:p>
          </table:table-cell>
          <table:table-cell table:style-name="ce6" office:value-type="float" office:value="2487">
            <text:p>2,487 </text:p>
          </table:table-cell>
          <table:table-cell table:style-name="ce6" table:formula="of:=[.E9]+[.F8]" office:value-type="float" office:value="7511">
            <text:p>7,511 </text:p>
          </table:table-cell>
          <table:table-cell table:style-name="ce6" table:formula="of:=[.E9]-[.E8]" office:value-type="float" office:value="603">
            <text:p>603 </text:p>
          </table:table-cell>
          <table:table-cell table:style-name="ce22" table:formula="of:=[.E9]/[.E8]" office:value-type="percentage" office:value="1.32006369426752">
            <text:p>132%</text:p>
          </table:table-cell>
          <table:table-cell table:number-columns-repeated="248"/>
        </table:table-row>
        <table:table-row table:style-name="ro1">
          <table:table-cell office:value-type="float" office:value="0.022">
            <text:p>0.0220 </text:p>
          </table:table-cell>
          <table:table-cell table:style-name="ce6" table:formula="of:=100/[.A10]" office:value-type="float" office:value="4545.45454545455">
            <text:p>4,545 </text:p>
          </table:table-cell>
          <table:table-cell/>
          <table:table-cell office:value-type="float" office:value="8">
            <text:p>8</text:p>
          </table:table-cell>
          <table:table-cell table:style-name="ce6" office:value-type="float" office:value="3162">
            <text:p>3,162 </text:p>
          </table:table-cell>
          <table:table-cell table:style-name="ce6" table:formula="of:=[.E10]+[.F9]" office:value-type="float" office:value="10673">
            <text:p>10,673 </text:p>
          </table:table-cell>
          <table:table-cell table:style-name="ce6" table:formula="of:=[.E10]-[.E9]" office:value-type="float" office:value="675">
            <text:p>675 </text:p>
          </table:table-cell>
          <table:table-cell table:style-name="ce22" table:formula="of:=[.E10]/[.E9]" office:value-type="percentage" office:value="1.27141133896261">
            <text:p>127%</text:p>
          </table:table-cell>
          <table:table-cell table:number-columns-repeated="248"/>
        </table:table-row>
        <table:table-row table:style-name="ro1">
          <table:table-cell office:value-type="float" office:value="0.021">
            <text:p>0.0210 </text:p>
          </table:table-cell>
          <table:table-cell table:style-name="ce6" table:formula="of:=100/[.A11]" office:value-type="float" office:value="4761.90476190476">
            <text:p>4,762 </text:p>
          </table:table-cell>
          <table:table-cell/>
          <table:table-cell office:value-type="float" office:value="9">
            <text:p>9</text:p>
          </table:table-cell>
          <table:table-cell table:style-name="ce6" office:value-type="float" office:value="3909">
            <text:p>3,909 </text:p>
          </table:table-cell>
          <table:table-cell table:style-name="ce6" table:formula="of:=[.E11]+[.F10]" office:value-type="float" office:value="14582">
            <text:p>14,582 </text:p>
          </table:table-cell>
          <table:table-cell table:style-name="ce6" table:formula="of:=[.E11]-[.E10]" office:value-type="float" office:value="747">
            <text:p>747 </text:p>
          </table:table-cell>
          <table:table-cell table:style-name="ce22" table:formula="of:=[.E11]/[.E10]" office:value-type="percentage" office:value="1.23624288425047">
            <text:p>124%</text:p>
          </table:table-cell>
          <table:table-cell table:number-columns-repeated="248"/>
        </table:table-row>
        <table:table-row table:style-name="ro1">
          <table:table-cell office:value-type="float" office:value="0.02">
            <text:p>0.0200 </text:p>
          </table:table-cell>
          <table:table-cell table:style-name="ce6" table:formula="of:=100/[.A12]" office:value-type="float" office:value="5000">
            <text:p>5,000 </text:p>
          </table:table-cell>
          <table:table-cell/>
          <table:table-cell office:value-type="float" office:value="10">
            <text:p>10</text:p>
          </table:table-cell>
          <table:table-cell table:style-name="ce6" office:value-type="float" office:value="4726">
            <text:p>4,726 </text:p>
          </table:table-cell>
          <table:table-cell table:style-name="ce6" table:formula="of:=[.E12]+[.F11]" office:value-type="float" office:value="19308">
            <text:p>19,308 </text:p>
          </table:table-cell>
          <table:table-cell table:style-name="ce6" table:formula="of:=[.E12]-[.E11]" office:value-type="float" office:value="817">
            <text:p>817 </text:p>
          </table:table-cell>
          <table:table-cell table:style-name="ce22" table:formula="of:=[.E12]/[.E11]" office:value-type="percentage" office:value="1.20900486057815">
            <text:p>121%</text:p>
          </table:table-cell>
          <table:table-cell table:number-columns-repeated="248"/>
        </table:table-row>
        <table:table-row table:style-name="ro1">
          <table:table-cell office:value-type="float" office:value="0.019">
            <text:p>0.0190 </text:p>
          </table:table-cell>
          <table:table-cell table:style-name="ce6" table:formula="of:=100/[.A13]" office:value-type="float" office:value="5263.15789473684">
            <text:p>5,263 </text:p>
          </table:table-cell>
          <table:table-cell/>
          <table:table-cell office:value-type="float" office:value="11">
            <text:p>11</text:p>
          </table:table-cell>
          <table:table-cell table:style-name="ce6" office:value-type="float" office:value="5610">
            <text:p>5,610 </text:p>
          </table:table-cell>
          <table:table-cell table:style-name="ce6" table:formula="of:=[.E13]+[.F12]" office:value-type="float" office:value="24918">
            <text:p>24,918 </text:p>
          </table:table-cell>
          <table:table-cell table:style-name="ce6" table:formula="of:=[.E13]-[.E12]" office:value-type="float" office:value="884">
            <text:p>884 </text:p>
          </table:table-cell>
          <table:table-cell table:style-name="ce22" table:formula="of:=[.E13]/[.E12]" office:value-type="percentage" office:value="1.18705035971223">
            <text:p>119%</text:p>
          </table:table-cell>
          <table:table-cell table:number-columns-repeated="248"/>
        </table:table-row>
        <table:table-row table:style-name="ro1">
          <table:table-cell office:value-type="float" office:value="0.018">
            <text:p>0.0180 </text:p>
          </table:table-cell>
          <table:table-cell table:style-name="ce6" table:formula="of:=100/[.A14]" office:value-type="float" office:value="5555.55555555555">
            <text:p>5,556 </text:p>
          </table:table-cell>
          <table:table-cell/>
          <table:table-cell office:value-type="float" office:value="12">
            <text:p>12</text:p>
          </table:table-cell>
          <table:table-cell table:style-name="ce6" office:value-type="float" office:value="6561">
            <text:p>6,561 </text:p>
          </table:table-cell>
          <table:table-cell table:style-name="ce6" table:formula="of:=[.E14]+[.F13]" office:value-type="float" office:value="31479">
            <text:p>31,479 </text:p>
          </table:table-cell>
          <table:table-cell table:style-name="ce6" table:formula="of:=[.E14]-[.E13]" office:value-type="float" office:value="951">
            <text:p>951 </text:p>
          </table:table-cell>
          <table:table-cell table:style-name="ce22" table:formula="of:=[.E14]/[.E13]" office:value-type="percentage" office:value="1.16951871657754">
            <text:p>117%</text:p>
          </table:table-cell>
          <table:table-cell table:number-columns-repeated="248"/>
        </table:table-row>
        <table:table-row table:style-name="ro1">
          <table:table-cell office:value-type="float" office:value="0.017">
            <text:p>0.0170 </text:p>
          </table:table-cell>
          <table:table-cell table:style-name="ce6" table:formula="of:=100/[.A15]" office:value-type="float" office:value="5882.35294117647">
            <text:p>5,882 </text:p>
          </table:table-cell>
          <table:table-cell/>
          <table:table-cell office:value-type="float" office:value="13">
            <text:p>13</text:p>
          </table:table-cell>
          <table:table-cell table:style-name="ce6" office:value-type="float" office:value="7578">
            <text:p>7,578 </text:p>
          </table:table-cell>
          <table:table-cell table:style-name="ce6" table:formula="of:=[.E15]+[.F14]" office:value-type="float" office:value="39057">
            <text:p>39,057 </text:p>
          </table:table-cell>
          <table:table-cell table:style-name="ce6" table:formula="of:=[.E15]-[.E14]" office:value-type="float" office:value="1017">
            <text:p>1,017 </text:p>
          </table:table-cell>
          <table:table-cell table:style-name="ce22" table:formula="of:=[.E15]/[.E14]" office:value-type="percentage" office:value="1.15500685871056">
            <text:p>116%</text:p>
          </table:table-cell>
          <table:table-cell table:number-columns-repeated="248"/>
        </table:table-row>
        <table:table-row table:style-name="ro1">
          <table:table-cell office:value-type="float" office:value="0.016">
            <text:p>0.0160 </text:p>
          </table:table-cell>
          <table:table-cell table:style-name="ce6" table:formula="of:=100/[.A16]" office:value-type="float" office:value="6250">
            <text:p>6,250 </text:p>
          </table:table-cell>
          <table:table-cell/>
          <table:table-cell office:value-type="float" office:value="14">
            <text:p>14</text:p>
          </table:table-cell>
          <table:table-cell table:style-name="ce6" office:value-type="float" office:value="8660">
            <text:p>8,660 </text:p>
          </table:table-cell>
          <table:table-cell table:style-name="ce6" table:formula="of:=[.E16]+[.F15]" office:value-type="float" office:value="47717">
            <text:p>47,717 </text:p>
          </table:table-cell>
          <table:table-cell table:style-name="ce6" table:formula="of:=[.E16]-[.E15]" office:value-type="float" office:value="1082">
            <text:p>1,082 </text:p>
          </table:table-cell>
          <table:table-cell table:style-name="ce22" table:formula="of:=[.E16]/[.E15]" office:value-type="percentage" office:value="1.14278173660596">
            <text:p>114%</text:p>
          </table:table-cell>
          <table:table-cell table:number-columns-repeated="248"/>
        </table:table-row>
        <table:table-row table:style-name="ro1">
          <table:table-cell office:value-type="float" office:value="0.015">
            <text:p>0.0150 </text:p>
          </table:table-cell>
          <table:table-cell table:style-name="ce6" table:formula="of:=100/[.A17]" office:value-type="float" office:value="6666.66666666667">
            <text:p>6,667 </text:p>
          </table:table-cell>
          <table:table-cell/>
          <table:table-cell office:value-type="float" office:value="15">
            <text:p>15</text:p>
          </table:table-cell>
          <table:table-cell table:style-name="ce6" office:value-type="float" office:value="9805">
            <text:p>9,805 </text:p>
          </table:table-cell>
          <table:table-cell table:style-name="ce6" table:formula="of:=[.E17]+[.F16]" office:value-type="float" office:value="57522">
            <text:p>57,522 </text:p>
          </table:table-cell>
          <table:table-cell table:style-name="ce6" table:formula="of:=[.E17]-[.E16]" office:value-type="float" office:value="1145">
            <text:p>1,145 </text:p>
          </table:table-cell>
          <table:table-cell table:style-name="ce22" table:formula="of:=[.E17]/[.E16]" office:value-type="percentage" office:value="1.13221709006928">
            <text:p>113%</text:p>
          </table:table-cell>
          <table:table-cell table:number-columns-repeated="248"/>
        </table:table-row>
        <table:table-row table:style-name="ro1">
          <table:table-cell office:value-type="float" office:value="0.014">
            <text:p>0.0140 </text:p>
          </table:table-cell>
          <table:table-cell table:style-name="ce6" table:formula="of:=100/[.A18]" office:value-type="float" office:value="7142.85714285714">
            <text:p>7,143 </text:p>
          </table:table-cell>
          <table:table-cell/>
          <table:table-cell office:value-type="float" office:value="16">
            <text:p>16</text:p>
          </table:table-cell>
          <table:table-cell table:style-name="ce6" office:value-type="float" office:value="11013">
            <text:p>11,013 </text:p>
          </table:table-cell>
          <table:table-cell table:style-name="ce6" table:formula="of:=[.E18]+[.F17]" office:value-type="float" office:value="68535">
            <text:p>68,535 </text:p>
          </table:table-cell>
          <table:table-cell table:style-name="ce6" table:formula="of:=[.E18]-[.E17]" office:value-type="float" office:value="1208">
            <text:p>1,208 </text:p>
          </table:table-cell>
          <table:table-cell table:style-name="ce22" table:formula="of:=[.E18]/[.E17]" office:value-type="percentage" office:value="1.12320244773075">
            <text:p>112%</text:p>
          </table:table-cell>
          <table:table-cell table:number-columns-repeated="248"/>
        </table:table-row>
        <table:table-row table:style-name="ro1">
          <table:table-cell office:value-type="float" office:value="0.013">
            <text:p>0.0130 </text:p>
          </table:table-cell>
          <table:table-cell table:style-name="ce6" table:formula="of:=100/[.A19]" office:value-type="float" office:value="7692.30769230769">
            <text:p>7,692 </text:p>
          </table:table-cell>
          <table:table-cell/>
          <table:table-cell office:value-type="float" office:value="17">
            <text:p>17</text:p>
          </table:table-cell>
          <table:table-cell table:style-name="ce6" office:value-type="float" office:value="12283">
            <text:p>12,283 </text:p>
          </table:table-cell>
          <table:table-cell table:style-name="ce6" table:formula="of:=[.E19]+[.F18]" office:value-type="float" office:value="80818">
            <text:p>80,818 </text:p>
          </table:table-cell>
          <table:table-cell table:style-name="ce6" table:formula="of:=[.E19]-[.E18]" office:value-type="float" office:value="1270">
            <text:p>1,270 </text:p>
          </table:table-cell>
          <table:table-cell table:style-name="ce22" table:formula="of:=[.E19]/[.E18]" office:value-type="percentage" office:value="1.1153182602379">
            <text:p>112%</text:p>
          </table:table-cell>
          <table:table-cell table:number-columns-repeated="248"/>
        </table:table-row>
        <table:table-row table:style-name="ro1">
          <table:table-cell office:value-type="float" office:value="0.012">
            <text:p>0.0120 </text:p>
          </table:table-cell>
          <table:table-cell table:style-name="ce6" table:formula="of:=100/[.A20]" office:value-type="float" office:value="8333.33333333333">
            <text:p>8,333 </text:p>
          </table:table-cell>
          <table:table-cell/>
          <table:table-cell office:value-type="float" office:value="18">
            <text:p>18</text:p>
          </table:table-cell>
          <table:table-cell table:style-name="ce6" office:value-type="float" office:value="13614">
            <text:p>13,614 </text:p>
          </table:table-cell>
          <table:table-cell table:style-name="ce6" table:formula="of:=[.E20]+[.F19]" office:value-type="float" office:value="94432">
            <text:p>94,432 </text:p>
          </table:table-cell>
          <table:table-cell table:style-name="ce6" table:formula="of:=[.E20]-[.E19]" office:value-type="float" office:value="1331">
            <text:p>1,331 </text:p>
          </table:table-cell>
          <table:table-cell table:style-name="ce22" table:formula="of:=[.E20]/[.E19]" office:value-type="percentage" office:value="1.1083611495563">
            <text:p>111%</text:p>
          </table:table-cell>
          <table:table-cell table:number-columns-repeated="248"/>
        </table:table-row>
        <table:table-row table:style-name="ro1">
          <table:table-cell office:value-type="float" office:value="0.011">
            <text:p>0.0110 </text:p>
          </table:table-cell>
          <table:table-cell table:style-name="ce6" table:formula="of:=100/[.A21]" office:value-type="float" office:value="9090.90909090909">
            <text:p>9,091 </text:p>
          </table:table-cell>
          <table:table-cell/>
          <table:table-cell office:value-type="float" office:value="19">
            <text:p>19</text:p>
          </table:table-cell>
          <table:table-cell table:style-name="ce6" office:value-type="float" office:value="15005">
            <text:p>15,005 </text:p>
          </table:table-cell>
          <table:table-cell table:style-name="ce6" table:formula="of:=[.E21]+[.F20]" office:value-type="float" office:value="109437">
            <text:p>109,437 </text:p>
          </table:table-cell>
          <table:table-cell table:style-name="ce6" table:formula="of:=[.E21]-[.E20]" office:value-type="float" office:value="1391">
            <text:p>1,391 </text:p>
          </table:table-cell>
          <table:table-cell table:style-name="ce22" table:formula="of:=[.E21]/[.E20]" office:value-type="percentage" office:value="1.10217423240782">
            <text:p>110%</text:p>
          </table:table-cell>
          <table:table-cell table:number-columns-repeated="248"/>
        </table:table-row>
        <table:table-row table:style-name="ro1">
          <table:table-cell office:value-type="float" office:value="0.01">
            <text:p>0.0100 </text:p>
          </table:table-cell>
          <table:table-cell table:style-name="ce6" table:formula="of:=100/[.A22]" office:value-type="float" office:value="10000">
            <text:p>10,000 </text:p>
          </table:table-cell>
          <table:table-cell/>
          <table:table-cell office:value-type="float" office:value="20">
            <text:p>20</text:p>
          </table:table-cell>
          <table:table-cell table:style-name="ce6" office:value-type="float" office:value="16457">
            <text:p>16,457 </text:p>
          </table:table-cell>
          <table:table-cell table:style-name="ce6" table:formula="of:=[.E22]+[.F21]" office:value-type="float" office:value="125894">
            <text:p>125,894 </text:p>
          </table:table-cell>
          <table:table-cell table:style-name="ce6" table:formula="of:=[.E22]-[.E21]" office:value-type="float" office:value="1452">
            <text:p>1,452 </text:p>
          </table:table-cell>
          <table:table-cell table:style-name="ce22" table:formula="of:=[.E22]/[.E21]" office:value-type="percentage" office:value="1.09676774408531">
            <text:p>110%</text:p>
          </table:table-cell>
          <table:table-cell table:number-columns-repeated="248"/>
        </table:table-row>
        <table:table-row table:style-name="ro1">
          <table:table-cell office:value-type="float" office:value="0.009">
            <text:p>0.0090 </text:p>
          </table:table-cell>
          <table:table-cell table:style-name="ce6" table:formula="of:=100/[.A23]" office:value-type="float" office:value="11111.1111111111">
            <text:p>11,111 </text:p>
          </table:table-cell>
          <table:table-cell/>
          <table:table-cell office:value-type="float" office:value="21">
            <text:p>21</text:p>
          </table:table-cell>
          <table:table-cell table:style-name="ce6" office:value-type="float" office:value="17968">
            <text:p>17,968 </text:p>
          </table:table-cell>
          <table:table-cell table:style-name="ce6" table:formula="of:=[.E23]+[.F22]" office:value-type="float" office:value="143862">
            <text:p>143,862 </text:p>
          </table:table-cell>
          <table:table-cell table:style-name="ce6" table:formula="of:=[.E23]-[.E22]" office:value-type="float" office:value="1511">
            <text:p>1,511 </text:p>
          </table:table-cell>
          <table:table-cell table:style-name="ce22" table:formula="of:=[.E23]/[.E22]" office:value-type="percentage" office:value="1.09181503311661">
            <text:p>109%</text:p>
          </table:table-cell>
          <table:table-cell table:number-columns-repeated="248"/>
        </table:table-row>
        <table:table-row table:style-name="ro1">
          <table:table-cell office:value-type="float" office:value="0.008">
            <text:p>0.0080 </text:p>
          </table:table-cell>
          <table:table-cell table:style-name="ce6" table:formula="of:=100/[.A24]" office:value-type="float" office:value="12500">
            <text:p>12,500 </text:p>
          </table:table-cell>
          <table:table-cell/>
          <table:table-cell office:value-type="float" office:value="22">
            <text:p>22</text:p>
          </table:table-cell>
          <table:table-cell table:style-name="ce6" office:value-type="float" office:value="19537">
            <text:p>19,537 </text:p>
          </table:table-cell>
          <table:table-cell table:style-name="ce6" table:formula="of:=[.E24]+[.F23]" office:value-type="float" office:value="163399">
            <text:p>163,399 </text:p>
          </table:table-cell>
          <table:table-cell table:style-name="ce6" table:formula="of:=[.E24]-[.E23]" office:value-type="float" office:value="1569">
            <text:p>1,569 </text:p>
          </table:table-cell>
          <table:table-cell table:style-name="ce22" table:formula="of:=[.E24]/[.E23]" office:value-type="percentage" office:value="1.08732190560997">
            <text:p>109%</text:p>
          </table:table-cell>
          <table:table-cell table:number-columns-repeated="248"/>
        </table:table-row>
        <table:table-row table:style-name="ro1">
          <table:table-cell office:value-type="float" office:value="0.007">
            <text:p>0.0070 </text:p>
          </table:table-cell>
          <table:table-cell table:style-name="ce6" table:formula="of:=100/[.A25]" office:value-type="float" office:value="14285.7142857143">
            <text:p>14,286 </text:p>
          </table:table-cell>
          <table:table-cell/>
          <table:table-cell office:value-type="float" office:value="23">
            <text:p>23</text:p>
          </table:table-cell>
          <table:table-cell table:style-name="ce6" office:value-type="float" office:value="21164">
            <text:p>21,164 </text:p>
          </table:table-cell>
          <table:table-cell table:style-name="ce6" table:formula="of:=[.E25]+[.F24]" office:value-type="float" office:value="184563">
            <text:p>184,563 </text:p>
          </table:table-cell>
          <table:table-cell table:style-name="ce6" table:formula="of:=[.E25]-[.E24]" office:value-type="float" office:value="1627">
            <text:p>1,627 </text:p>
          </table:table-cell>
          <table:table-cell table:style-name="ce22" table:formula="of:=[.E25]/[.E24]" office:value-type="percentage" office:value="1.08327788299125">
            <text:p>108%</text:p>
          </table:table-cell>
          <table:table-cell table:number-columns-repeated="248"/>
        </table:table-row>
        <table:table-row table:style-name="ro1">
          <table:table-cell office:value-type="float" office:value="0.006">
            <text:p>0.0060 </text:p>
          </table:table-cell>
          <table:table-cell table:style-name="ce6" table:formula="of:=100/[.A26]" office:value-type="float" office:value="16666.6666666667">
            <text:p>16,667 </text:p>
          </table:table-cell>
          <table:table-cell/>
          <table:table-cell office:value-type="float" office:value="24">
            <text:p>24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5">
            <text:p>0.0050 </text:p>
          </table:table-cell>
          <table:table-cell table:style-name="ce6" table:formula="of:=100/[.A27]" office:value-type="float" office:value="20000">
            <text:p>20,000 </text:p>
          </table:table-cell>
          <table:table-cell/>
          <table:table-cell office:value-type="float" office:value="25">
            <text:p>25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4">
            <text:p>0.0040 </text:p>
          </table:table-cell>
          <table:table-cell table:style-name="ce6" table:formula="of:=100/[.A28]" office:value-type="float" office:value="25000">
            <text:p>25,000 </text:p>
          </table:table-cell>
          <table:table-cell/>
          <table:table-cell office:value-type="float" office:value="26">
            <text:p>26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3">
            <text:p>0.0030 </text:p>
          </table:table-cell>
          <table:table-cell table:style-name="ce6" table:formula="of:=100/[.A29]" office:value-type="float" office:value="33333.3333333333">
            <text:p>33,333 </text:p>
          </table:table-cell>
          <table:table-cell/>
          <table:table-cell office:value-type="float" office:value="27">
            <text:p>27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2">
            <text:p>0.0020 </text:p>
          </table:table-cell>
          <table:table-cell table:style-name="ce6" table:formula="of:=100/[.A30]" office:value-type="float" office:value="50000">
            <text:p>50,000 </text:p>
          </table:table-cell>
          <table:table-cell/>
          <table:table-cell office:value-type="float" office:value="28">
            <text:p>28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1">
            <text:p>0.0010 </text:p>
          </table:table-cell>
          <table:table-cell table:style-name="ce6" table:formula="of:=100/[.A31]" office:value-type="float" office:value="100000">
            <text:p>100,000 </text:p>
          </table:table-cell>
          <table:table-cell/>
          <table:table-cell office:value-type="float" office:value="29">
            <text:p>29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09">
            <text:p>0.0009 </text:p>
          </table:table-cell>
          <table:table-cell table:style-name="ce6" table:formula="of:=100/[.A32]" office:value-type="float" office:value="111111.111111111">
            <text:p>111,111 </text:p>
          </table:table-cell>
          <table:table-cell/>
          <table:table-cell office:value-type="float" office:value="30">
            <text:p>30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08">
            <text:p>0.0008 </text:p>
          </table:table-cell>
          <table:table-cell table:style-name="ce6" table:formula="of:=100/[.A33]" office:value-type="float" office:value="125000">
            <text:p>125,000 </text:p>
          </table:table-cell>
          <table:table-cell/>
          <table:table-cell office:value-type="float" office:value="31">
            <text:p>31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07">
            <text:p>0.0007 </text:p>
          </table:table-cell>
          <table:table-cell table:style-name="ce6" table:formula="of:=100/[.A34]" office:value-type="float" office:value="142857.142857143">
            <text:p>142,857 </text:p>
          </table:table-cell>
          <table:table-cell/>
          <table:table-cell office:value-type="float" office:value="32">
            <text:p>32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06">
            <text:p>0.0006 </text:p>
          </table:table-cell>
          <table:table-cell table:style-name="ce6" table:formula="of:=100/[.A35]" office:value-type="float" office:value="166666.666666667">
            <text:p>166,667 </text:p>
          </table:table-cell>
          <table:table-cell/>
          <table:table-cell office:value-type="float" office:value="33">
            <text:p>33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05">
            <text:p>0.0005 </text:p>
          </table:table-cell>
          <table:table-cell table:style-name="ce6" table:formula="of:=100/[.A36]" office:value-type="float" office:value="200000">
            <text:p>200,000 </text:p>
          </table:table-cell>
          <table:table-cell/>
          <table:table-cell office:value-type="float" office:value="34">
            <text:p>34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04">
            <text:p>0.0004 </text:p>
          </table:table-cell>
          <table:table-cell table:style-name="ce6" table:formula="of:=100/[.A37]" office:value-type="float" office:value="250000">
            <text:p>250,000 </text:p>
          </table:table-cell>
          <table:table-cell/>
          <table:table-cell office:value-type="float" office:value="35">
            <text:p>35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03">
            <text:p>0.0003 </text:p>
          </table:table-cell>
          <table:table-cell table:style-name="ce6" table:formula="of:=100/[.A38]" office:value-type="float" office:value="333333.333333333">
            <text:p>333,333 </text:p>
          </table:table-cell>
          <table:table-cell/>
          <table:table-cell office:value-type="float" office:value="36">
            <text:p>36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02">
            <text:p>0.0002 </text:p>
          </table:table-cell>
          <table:table-cell table:style-name="ce6" table:formula="of:=100/[.A39]" office:value-type="float" office:value="500000">
            <text:p>500,000 </text:p>
          </table:table-cell>
          <table:table-cell/>
          <table:table-cell office:value-type="float" office:value="37">
            <text:p>37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office:value-type="float" office:value="0.000100000000000001">
            <text:p>0.0001 </text:p>
          </table:table-cell>
          <table:table-cell table:style-name="ce6" table:formula="of:=100/[.A40]" office:value-type="float" office:value="999999.99999999">
            <text:p>1,000,000 </text:p>
          </table:table-cell>
          <table:table-cell/>
          <table:table-cell office:value-type="float" office:value="38">
            <text:p>38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table:style-name="ce6" table:number-columns-repeated="3"/>
          <table:table-cell table:number-columns-repeated="249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style-name="ce6" table:number-columns-repeated="3"/>
          <table:table-cell table:number-columns-repeated="249"/>
        </table:table-row>
        <table:table-row table:style-name="ro1" table:number-rows-repeated="10485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s" table:style-name="ta15" table:print="false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4" table:number-columns-repeated="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7" table:default-cell-style-name="Default"/>
        <table:table-column table:style-name="co65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9" table:default-cell-style-name="Default"/>
        <table:table-column table:style-name="co8" table:number-columns-repeated="240" table:default-cell-style-name="Default"/>
        <table:table-row table:style-name="ro1">
          <table:table-cell table:style-name="ce24" office:value-type="string">
            <text:p>lvl</text:p>
          </table:table-cell>
          <table:table-cell table:style-name="ce24" office:value-type="float" office:value="40">
            <text:p>40</text:p>
          </table:table-cell>
          <table:table-cell/>
          <table:table-cell office:value-type="string">
            <text:p>Defense</text:p>
          </table:table-cell>
          <table:table-cell table:number-columns-repeated="2"/>
          <table:table-cell office:value-type="string">
            <text:p>Offense</text:p>
          </table:table-cell>
          <table:table-cell/>
          <table:table-cell office:value-type="string">
            <text:p>Avg</text:p>
          </table:table-cell>
          <table:table-cell table:number-columns-repeated="4"/>
          <table:table-cell office:value-type="string">
            <text:p>Notes</text:p>
          </table:table-cell>
          <table:table-cell table:number-columns-repeated="242"/>
        </table:table-row>
        <table:table-row table:style-name="ro2">
          <table:table-cell office:value-type="string">
            <text:p>Str</text:p>
          </table:table-cell>
          <table:table-cell office:value-type="float" office:value="34">
            <text:p>34</text:p>
          </table:table-cell>
          <table:table-cell table:style-name="ce94" table:formula="of:=[.B2]/[.$B$8]*10" office:value-type="float" office:value="1.50442477876106">
            <text:p>1.50 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d.</text:p>
          </table:table-cell>
          <table:table-cell office:value-type="float" office:value="2">
            <text:p>2</text:p>
          </table:table-cell>
          <table:table-cell table:formula="of:=([.E2]+[.H2])/2" office:value-type="float" office:value="1.5">
            <text:p>1.5</text:p>
          </table:table-cell>
          <table:table-cell table:number-columns-repeated="3"/>
          <table:table-cell table:style-name="ce95"/>
          <table:table-cell office:value-type="string">
            <text:p>exert physical aspects of armour (kick/punch/death from above)</text:p>
          </table:table-cell>
          <table:table-cell table:number-columns-repeated="242"/>
        </table:table-row>
        <table:table-row table:style-name="ro2">
          <table:table-cell office:value-type="string">
            <text:p>Dex</text:p>
          </table:table-cell>
          <table:table-cell office:value-type="float" office:value="45">
            <text:p>45</text:p>
          </table:table-cell>
          <table:table-cell table:style-name="ce94" table:formula="of:=[.B3]/[.$B$8]*10" office:value-type="float" office:value="1.99115044247788">
            <text:p>1.99 </text:p>
          </table:table-cell>
          <table:table-cell office:value-type="string">
            <text:p>Med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d.</text:p>
          </table:table-cell>
          <table:table-cell office:value-type="float" office:value="2">
            <text:p>2</text:p>
          </table:table-cell>
          <table:table-cell table:formula="of:=([.E3]+[.H3])/2" office:value-type="float" office:value="2">
            <text:p>2</text:p>
          </table:table-cell>
          <table:table-cell table:number-columns-repeated="3"/>
          <table:table-cell table:style-name="ce95"/>
          <table:table-cell office:value-type="string">
            <text:p>control complex maneuveurs (jumpjet? locking with mounts?)</text:p>
          </table:table-cell>
          <table:table-cell table:number-columns-repeated="242"/>
        </table:table-row>
        <table:table-row table:style-name="ro1">
          <table:table-cell office:value-type="string">
            <text:p>Wis</text:p>
          </table:table-cell>
          <table:table-cell office:value-type="float" office:value="34">
            <text:p>34</text:p>
          </table:table-cell>
          <table:table-cell table:style-name="ce94" table:formula="of:=[.B4]/[.$B$8]*10" office:value-type="float" office:value="1.50442477876106">
            <text:p>1.50 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g.</text:p>
          </table:table-cell>
          <table:table-cell office:value-type="float" office:value="3">
            <text:p>3</text:p>
          </table:table-cell>
          <table:table-cell table:formula="of:=([.E4]+[.H4])/2" office:value-type="float" office:value="1.5">
            <text:p>1.5</text:p>
          </table:table-cell>
          <table:table-cell table:number-columns-repeated="3"/>
          <table:table-cell table:style-name="ce95"/>
          <table:table-cell office:value-type="string">
            <text:p>direct offensive powers</text:p>
          </table:table-cell>
          <table:table-cell table:number-columns-repeated="242"/>
        </table:table-row>
        <table:table-row table:style-name="ro1">
          <table:table-cell office:value-type="string">
            <text:p>Int</text:p>
          </table:table-cell>
          <table:table-cell office:value-type="float" office:value="34">
            <text:p>34</text:p>
          </table:table-cell>
          <table:table-cell table:style-name="ce94" table:formula="of:=[.B5]/[.$B$8]*10" office:value-type="float" office:value="1.50442477876106">
            <text:p>1.50 </text:p>
          </table:table-cell>
          <table:table-cell office:value-type="string">
            <text:p>Lg.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table:formula="of:=([.E5]+[.H5])/2" office:value-type="float" office:value="1.75">
            <text:p>1.75</text:p>
          </table:table-cell>
          <table:table-cell table:number-columns-repeated="3"/>
          <table:table-cell table:style-name="ce95"/>
          <table:table-cell office:value-type="string">
            <text:p>use sub systems effectively (DR, boosts %max for reinforce, helps reinforce?)</text:p>
          </table:table-cell>
          <table:table-cell table:number-columns-repeated="242"/>
        </table:table-row>
        <table:table-row table:style-name="ro2">
          <table:table-cell office:value-type="string">
            <text:p>Con</text:p>
          </table:table-cell>
          <table:table-cell office:value-type="float" office:value="45">
            <text:p>45</text:p>
          </table:table-cell>
          <table:table-cell table:style-name="ce94" table:formula="of:=[.B6]/[.$B$8]*10" office:value-type="float" office:value="1.99115044247788">
            <text:p>1.99 </text:p>
          </table:table-cell>
          <table:table-cell office:value-type="string">
            <text:p>Lg.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f:=([.E6]+[.H6])/2" office:value-type="float" office:value="1.5">
            <text:p>1.5</text:p>
          </table:table-cell>
          <table:table-cell table:number-columns-repeated="3"/>
          <table:table-cell table:style-name="ce95"/>
          <table:table-cell office:value-type="string">
            <text:p>strain of combat, stim/heath/hps</text:p>
          </table:table-cell>
          <table:table-cell table:number-columns-repeated="242"/>
        </table:table-row>
        <table:table-row table:style-name="ro1">
          <table:table-cell office:value-type="string">
            <text:p>Cha</text:p>
          </table:table-cell>
          <table:table-cell office:value-type="float" office:value="34">
            <text:p>34</text:p>
          </table:table-cell>
          <table:table-cell table:style-name="ce94" table:formula="of:=[.B7]/[.$B$8]*10" office:value-type="float" office:value="1.50442477876106">
            <text:p>1.50 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g.</text:p>
          </table:table-cell>
          <table:table-cell office:value-type="float" office:value="3">
            <text:p>3</text:p>
          </table:table-cell>
          <table:table-cell table:formula="of:=([.E7]+[.H7])/2" office:value-type="float" office:value="1.5">
            <text:p>1.5</text:p>
          </table:table-cell>
          <table:table-cell table:number-columns-repeated="3"/>
          <table:table-cell table:style-name="ce95"/>
          <table:table-cell office:value-type="string">
            <text:p>karma, leadership, luck</text:p>
          </table:table-cell>
          <table:table-cell table:number-columns-repeated="242"/>
        </table:table-row>
        <table:table-row table:style-name="ro1">
          <table:table-cell office:value-type="string">
            <text:p>Used</text:p>
          </table:table-cell>
          <table:table-cell table:formula="of:=SUM([.B2:.B7])" office:value-type="float" office:value="226">
            <text:p>226</text:p>
          </table:table-cell>
          <table:table-cell table:number-columns-repeated="254"/>
        </table:table-row>
        <table:table-row table:style-name="ro1">
          <table:table-cell office:value-type="string">
            <text:p>Max</text:p>
          </table:table-cell>
          <table:table-cell table:formula="of:=[.B1]*5+26" office:value-type="float" office:value="226">
            <text:p>226</text:p>
          </table:table-cell>
          <table:table-cell table:number-columns-repeated="19"/>
          <table:table-cell table:style-name="ce22"/>
          <table:table-cell table:number-columns-repeated="234"/>
        </table:table-row>
        <table:table-row table:style-name="ro1">
          <table:table-cell table:style-name="ce89" office:value-type="string">
            <text:p>HP</text:p>
          </table:table-cell>
          <table:table-cell table:style-name="ce91" table:formula="of:=[.B6]*9+42+([.$B$1]*2)" office:value-type="float" office:value="527">
            <text:p>527 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SP</text:p>
          </table:table-cell>
          <table:table-cell table:style-name="ce92" table:formula="of:=[.B5]*8+42" office:value-type="float" office:value="314">
            <text:p>314 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table:style-name="ce24" office:value-type="string">
            <text:p>Lvl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00">
            <text:p>100</text:p>
          </table:table-cell>
          <table:table-cell table:number-columns-repeated="4"/>
          <table:table-cell office:value-type="string">
            <text:p>notabot (sally)</text:p>
          </table:table-cell>
          <table:table-cell office:value-type="string">
            <text:p>faerl (gnome)</text:p>
          </table:table-cell>
          <table:table-cell office:value-type="string">
            <text:p>fujitsu (gnome)</text:p>
          </table:table-cell>
          <table:table-cell table:number-columns-repeated="240"/>
        </table:table-row>
        <table:table-row table:style-name="ro1">
          <table:table-cell office:value-type="string">
            <text:p>Str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5" office:value-type="float" office:value="50">
            <text:p>50</text:p>
          </table:table-cell>
          <table:table-cell table:style-name="ce94" table:formula="of:=[.I14]/[.$I$21]*10" office:value-type="float" office:value="0.950570342205323">
            <text:p>0.95 </text:p>
          </table:table-cell>
          <table:table-cell office:value-type="string">
            <text:p>Str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40"/>
        </table:table-row>
        <table:table-row table:style-name="ro2">
          <table:table-cell office:value-type="string">
            <text:p>Dex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style-name="ce94" table:formula="of:=[.I15]/[.$I$21]*10" office:value-type="float" office:value="1.90114068441065">
            <text:p>1.90 </text:p>
          </table:table-cell>
          <table:table-cell office:value-type="string">
            <text:p>Dex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240"/>
        </table:table-row>
        <table:table-row table:style-name="ro1">
          <table:table-cell office:value-type="string">
            <text:p>Wis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table:style-name="ce94" table:formula="of:=[.I16]/[.$I$21]*10" office:value-type="float" office:value="1.42585551330799">
            <text:p>1.43 </text:p>
          </table:table-cell>
          <table:table-cell office:value-type="string">
            <text:p>Wis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240"/>
        </table:table-row>
        <table:table-row table:style-name="ro1">
          <table:table-cell office:value-type="string">
            <text:p>Int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table:style-name="ce94" table:formula="of:=[.I17]/[.$I$21]*10" office:value-type="float" office:value="1.90114068441065">
            <text:p>1.90 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40"/>
        </table:table-row>
        <table:table-row table:style-name="ro1">
          <table:table-cell office:value-type="string">
            <text:p>Con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2" office:value-type="float" office:value="90">
            <text:p>90</text:p>
          </table:table-cell>
          <table:table-cell office:value-type="float" office:value="120">
            <text:p>120</text:p>
          </table:table-cell>
          <table:table-cell table:style-name="ce94" table:formula="of:=[.I18]/[.$I$21]*10" office:value-type="float" office:value="2.28136882129278">
            <text:p>2.28 </text:p>
          </table:table-cell>
          <table:table-cell office:value-type="string">
            <text:p>Con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240"/>
        </table:table-row>
        <table:table-row table:style-name="ro1">
          <table:table-cell office:value-type="string">
            <text:p>Cha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table:style-name="ce94" table:formula="of:=[.I19]/[.$I$21]*10" office:value-type="float" office:value="1.42585551330799">
            <text:p>1.43 </text:p>
          </table:table-cell>
          <table:table-cell office:value-type="string">
            <text:p>Cha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number-columns-repeated="240"/>
        </table:table-row>
        <table:table-row table:style-name="ro1">
          <table:table-cell office:value-type="string">
            <text:p>Used</text:p>
          </table:table-cell>
          <table:table-cell table:formula="of:=SUM([.B14:.B19])" office:value-type="float" office:value="176">
            <text:p>176</text:p>
          </table:table-cell>
          <table:table-cell table:formula="of:=SUM([.C14:.C19])" office:value-type="float" office:value="226">
            <text:p>226</text:p>
          </table:table-cell>
          <table:table-cell table:formula="of:=SUM([.D14:.D19])" office:value-type="float" office:value="276">
            <text:p>276</text:p>
          </table:table-cell>
          <table:table-cell table:formula="of:=SUM([.E14:.E19])" office:value-type="float" office:value="326">
            <text:p>326</text:p>
          </table:table-cell>
          <table:table-cell table:formula="of:=SUM([.F14:.F19])" office:value-type="float" office:value="376">
            <text:p>376</text:p>
          </table:table-cell>
          <table:table-cell table:formula="of:=SUM([.G14:.G19])" office:value-type="float" office:value="426">
            <text:p>426</text:p>
          </table:table-cell>
          <table:table-cell table:formula="of:=SUM([.H14:.H19])" office:value-type="float" office:value="476">
            <text:p>476</text:p>
          </table:table-cell>
          <table:table-cell table:formula="of:=SUM([.I14:.I19])" office:value-type="float" office:value="520">
            <text:p>520</text:p>
          </table:table-cell>
          <table:table-cell table:number-columns-repeated="247"/>
        </table:table-row>
        <table:table-row table:style-name="ro1">
          <table:table-cell office:value-type="string">
            <text:p>Max</text:p>
          </table:table-cell>
          <table:table-cell table:formula="of:=[.B13]*5+26" office:value-type="float" office:value="176">
            <text:p>176</text:p>
          </table:table-cell>
          <table:table-cell table:formula="of:=[.C13]*5+26" office:value-type="float" office:value="226">
            <text:p>226</text:p>
          </table:table-cell>
          <table:table-cell table:formula="of:=[.D13]*5+26" office:value-type="float" office:value="276">
            <text:p>276</text:p>
          </table:table-cell>
          <table:table-cell table:formula="of:=[.E13]*5+26" office:value-type="float" office:value="326">
            <text:p>326</text:p>
          </table:table-cell>
          <table:table-cell table:formula="of:=[.F13]*5+26" office:value-type="float" office:value="376">
            <text:p>376</text:p>
          </table:table-cell>
          <table:table-cell table:formula="of:=[.G13]*5+26" office:value-type="float" office:value="426">
            <text:p>426</text:p>
          </table:table-cell>
          <table:table-cell table:formula="of:=[.H13]*5+26" office:value-type="float" office:value="476">
            <text:p>476</text:p>
          </table:table-cell>
          <table:table-cell table:formula="of:=[.I13]*5+26" office:value-type="float" office:value="526">
            <text:p>526</text:p>
          </table:table-cell>
          <table:table-cell table:number-columns-repeated="247"/>
        </table:table-row>
        <table:table-row table:style-name="ro1">
          <table:table-cell table:style-name="ce89" office:value-type="string">
            <text:p>HP</text:p>
          </table:table-cell>
          <table:table-cell table:style-name="ce91" table:formula="of:=[.B18]*9+42+([.B13]*2)" office:value-type="float" office:value="381">
            <text:p>381 </text:p>
          </table:table-cell>
          <table:table-cell table:style-name="ce91" table:formula="of:=[.C18]*9+42+([.C13]*2)" office:value-type="float" office:value="491">
            <text:p>491 </text:p>
          </table:table-cell>
          <table:table-cell table:style-name="ce91" table:formula="of:=[.D18]*9+42+([.D13]*2)" office:value-type="float" office:value="700">
            <text:p>700 </text:p>
          </table:table-cell>
          <table:table-cell table:style-name="ce91" table:formula="of:=[.E18]*9+42+([.E13]*2)" office:value-type="float" office:value="801">
            <text:p>801 </text:p>
          </table:table-cell>
          <table:table-cell table:style-name="ce91" table:formula="of:=[.F18]*9+42+([.F13]*2)" office:value-type="float" office:value="911">
            <text:p>911 </text:p>
          </table:table-cell>
          <table:table-cell table:style-name="ce91" table:formula="of:=[.G18]*9+42+([.G13]*2)" office:value-type="float" office:value="1012">
            <text:p>1,012 </text:p>
          </table:table-cell>
          <table:table-cell table:style-name="ce91" table:formula="of:=[.H18]*9+42+([.H13]*2)" office:value-type="float" office:value="1032">
            <text:p>1,032 </text:p>
          </table:table-cell>
          <table:table-cell table:style-name="ce91" table:formula="of:=[.I18]*9+42+([.I13]*2)" office:value-type="float" office:value="1322">
            <text:p>1,322 </text:p>
          </table:table-cell>
          <table:table-cell table:number-columns-repeated="4"/>
          <table:table-cell table:style-name="ce24" office:value-type="string">
            <text:p>Donates</text:p>
          </table:table-cell>
          <table:table-cell table:style-name="ce24" office:value-type="string">
            <text:p>Truck</text:p>
          </table:table-cell>
          <table:table-cell table:number-columns-repeated="241"/>
        </table:table-row>
        <table:table-row table:style-name="ro1">
          <table:table-cell table:style-name="ce90" office:value-type="string">
            <text:p>SP</text:p>
          </table:table-cell>
          <table:table-cell table:style-name="ce92" table:formula="of:=[.B17]*8+42" office:value-type="float" office:value="290">
            <text:p>290 </text:p>
          </table:table-cell>
          <table:table-cell table:style-name="ce92" table:formula="of:=[.C17]*8+42" office:value-type="float" office:value="370">
            <text:p>370 </text:p>
          </table:table-cell>
          <table:table-cell table:style-name="ce92" table:formula="of:=[.D17]*8+42" office:value-type="float" office:value="402">
            <text:p>402 </text:p>
          </table:table-cell>
          <table:table-cell table:style-name="ce92" table:formula="of:=[.E17]*8+42" office:value-type="float" office:value="442">
            <text:p>442 </text:p>
          </table:table-cell>
          <table:table-cell table:style-name="ce92" table:formula="of:=[.F17]*8+42" office:value-type="float" office:value="522">
            <text:p>522 </text:p>
          </table:table-cell>
          <table:table-cell table:style-name="ce92" table:formula="of:=[.G17]*8+42" office:value-type="float" office:value="602">
            <text:p>602 </text:p>
          </table:table-cell>
          <table:table-cell table:style-name="ce92" table:formula="of:=[.H17]*8+42" office:value-type="float" office:value="770">
            <text:p>770 </text:p>
          </table:table-cell>
          <table:table-cell table:style-name="ce92" table:formula="of:=[.I17]*8+42" office:value-type="float" office:value="842">
            <text:p>842 </text:p>
          </table:table-cell>
          <table:table-cell table:number-columns-repeated="4"/>
          <table:table-cell office:value-type="string">
            <text:p>Drone</text:p>
          </table:table-cell>
          <table:table-cell office:value-type="string">
            <text:p>Jeep</text:p>
          </table:table-cell>
          <table:table-cell table:number-columns-repeated="241"/>
        </table:table-row>
        <table:table-row table:style-name="ro1">
          <table:table-cell/>
          <table:table-cell table:style-name="ce93" table:number-columns-repeated="8"/>
          <table:table-cell table:number-columns-repeated="4"/>
          <table:table-cell office:value-type="string">
            <text:p>Infantry</text:p>
          </table:table-cell>
          <table:table-cell office:value-type="string">
            <text:p>Truck</text:p>
          </table:table-cell>
          <table:table-cell table:number-columns-repeated="241"/>
        </table:table-row>
        <table:table-row table:style-name="ro1">
          <table:table-cell table:number-columns-repeated="13"/>
          <table:table-cell office:value-type="string">
            <text:p>Mech Infantry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string">
            <text:p>Jump Platoon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string">
            <text:p>Hover Tank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string">
            <text:p>Wheeled Tank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string">
            <text:p>Tracked Tank</text:p>
          </table:table-cell>
          <table:table-cell table:number-columns-repeated="24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 (</number:text>
      <number:number number:decimal-places="1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3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5" number:min-integer-digits="1"/>
    </number:number-style>
    <number:number-style style:name="N150">
      <number:number number:decimal-places="1" number:min-integer-digits="1"/>
    </number:number-style>
    <number:number-style style:name="N153P0" style:volatile="true">
      <number:number number:decimal-places="3" number:min-integer-digits="1" number:grouping="true"/>
      <number:text> </number:text>
    </number:number-style>
    <number:number-style style:name="N153P1" style:volatile="true">
      <number:text> (</number:text>
      <number:number number:decimal-places="3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4" number:min-integer-digits="1" number:grouping="true"/>
      <number:text> </number:text>
    </number:number-style>
    <number:number-style style:name="N156P1" style:volatile="true">
      <number:text> (</number:text>
      <number:number number:decimal-places="4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0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16:1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kill_20__26__20_Tech" style:display-name="PageStyle_Skill &amp; Te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nome" style:display-name="PageStyle_Gno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dine" style:display-name="PageStyle_Undi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lemental" style:display-name="PageStyle_Elemen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lph" style:display-name="PageStyle_Syl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lamander" style:display-name="PageStyle_Salama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unts" style:display-name="PageStyle_Mo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vo Associate</meta:initial-creator>
    <meta:creation-date>2006-07-17T11:16:40</meta:creation-date>
    <dc:date>2015-03-25T16:17:15</dc:date>
    <meta:generator>OpenOffice/4.1.1$Unix OpenOffice.org_project/411m6$Build-9775</meta:generator>
    <meta:editing-duration>PT16H18M1S</meta:editing-duration>
    <meta:editing-cycles>74</meta:editing-cycles>
    <meta:document-statistic meta:table-count="12" meta:cell-count="9735" meta:object-count="0"/>
  </office:meta>
</office:document-meta>
</file>